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264in"/>
    </style:style>
    <style:style style:name="co2" style:family="table-column">
      <style:table-column-properties fo:break-before="auto" style:column-width="0.392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646in"/>
    </style:style>
    <style:style style:name="co6" style:family="table-column">
      <style:table-column-properties fo:break-before="auto" style:column-width="0.5728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Decimated" table:style-name="ta1">
        <table:shapes>
          <draw:frame draw:z-index="0" draw:style-name="gr1" draw:text-style-name="P1" svg:width="10.2362in" svg:height="18.7173in" svg:x="7.7937in" svg:y="0in">
            <draw:object draw:notify-on-update-of-ranges="Decimated.A2:Decimated.A1215 Decimated.B1:Decimated.B1 Decimated.B2:Decimated.B1215 Decimated.H2:Decimated.H102 Decimated.H1:Decimated.H1 Decimated.I2:Decimated.I102 Decimated.A2:Decimated.A1215 Decimated.F1:Decimated.F1 Decimated.F2:Decimated.F12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6" table:default-cell-style-name="ce2"/>
        <table:table-column table:style-name="co4" table:number-columns-repeated="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amperes</text:p>
          </table:table-cell>
          <table:table-cell office:value-type="string" calcext:value-type="string">
            <text:p>amperes</text:p>
            <text:p>(negative)</text:p>
          </table:table-cell>
          <table:table-cell office:value-type="string" calcext:value-type="string">
            <text:p>Total As</text:p>
          </table:table-cell>
          <table:table-cell office:value-type="string" calcext:value-type="string">
            <text:p>Total Ah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oC X</text:p>
            <text:p>(aligned)</text:p>
          </table:table-cell>
          <table:table-cell office:value-type="string" calcext:value-type="string">
            <text:p>Vcell</text:p>
          </table:table-cell>
          <table:table-cell/>
          <table:table-cell office:value-type="string" calcext:value-type="string">
            <text:p>Vcell(old)</text:p>
          </table:table-cell>
          <table:table-cell office:value-type="string" calcext:value-type="string">
            <text:p>Difference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.17" calcext:value-type="float">
            <text:p>4.17</text:p>
          </table:table-cell>
          <table:table-cell office:value-type="float" office:value="0.32" calcext:value-type="float">
            <text:p>0.32</text:p>
          </table:table-cell>
          <table:table-cell table:formula="of:=[.C2]*-1" office:value-type="float" office:value="-0.32" calcext:value-type="float">
            <text:p>-0.32</text:p>
          </table:table-cell>
          <table:table-cell office:value-type="float" office:value="0" calcext:value-type="float">
            <text:p>0.0</text:p>
          </table:table-cell>
          <table:table-cell table:formula="of:=[.E2]/3600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table:formula="of:=60649*(100-[.G2])/100" office:value-type="float" office:value="0" calcext:value-type="float">
            <text:p>0</text:p>
          </table:table-cell>
          <table:table-cell office:value-type="float" office:value="4.2" calcext:value-type="float">
            <text:p>4.200</text:p>
          </table:table-cell>
          <table:table-cell table:formula="of:=([.I2]-[.I7])/5" office:value-type="float" office:value="0.018" calcext:value-type="float">
            <text:p>0.018</text:p>
          </table:table-cell>
          <table:table-cell office:value-type="float" office:value="4.2" calcext:value-type="float">
            <text:p>4.2</text:p>
          </table:table-cell>
          <table:table-cell table:formula="of:=[.I2]-[.K2]" office:value-type="float" office:value="0" calcext:value-type="float">
            <text:p>0</text:p>
          </table:table-cell>
          <table:table-cell table:formula="of:=[.L2]*100" office:value-type="float" office:value="0" calcext:value-type="float">
            <text:p>0.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3]*-1" office:value-type="float" office:value="-0.319" calcext:value-type="float">
            <text:p>-0.319</text:p>
          </table:table-cell>
          <table:table-cell table:formula="of:=[.D3]*([.A3]-[.A2])+[.E2]" office:value-type="float" office:value="-15.95" calcext:value-type="float">
            <text:p>-16.0</text:p>
          </table:table-cell>
          <table:table-cell table:formula="of:=[.E3]/3600" office:value-type="float" office:value="-0.00443055555555556" calcext:value-type="float">
            <text:p>-0.004</text:p>
          </table:table-cell>
          <table:table-cell office:value-type="float" office:value="99" calcext:value-type="float">
            <text:p>99</text:p>
          </table:table-cell>
          <table:table-cell table:formula="of:=60649*(100-[.G3])/100" office:value-type="float" office:value="606.49" calcext:value-type="float">
            <text:p>606.49</text:p>
          </table:table-cell>
          <table:table-cell table:formula="of:=[.I2]-[.J$2]" office:value-type="float" office:value="4.182" calcext:value-type="float">
            <text:p>4.182</text:p>
          </table:table-cell>
          <table:table-cell/>
          <table:table-cell office:value-type="float" office:value="4.175" calcext:value-type="float">
            <text:p>4.175</text:p>
          </table:table-cell>
          <table:table-cell table:formula="of:=[.I3]-[.K3]" office:value-type="float" office:value="0.00700000000000056" calcext:value-type="float">
            <text:p>0.007000000000001</text:p>
          </table:table-cell>
          <table:table-cell table:formula="of:=[.L3]*100" office:value-type="float" office:value="0.700000000000056" calcext:value-type="float">
            <text:p>0.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4]*-1" office:value-type="float" office:value="-0.319" calcext:value-type="float">
            <text:p>-0.319</text:p>
          </table:table-cell>
          <table:table-cell table:formula="of:=[.D4]*([.A4]-[.A3])+[.E3]" office:value-type="float" office:value="-31.9" calcext:value-type="float">
            <text:p>-31.9</text:p>
          </table:table-cell>
          <table:table-cell table:formula="of:=[.E4]/3600" office:value-type="float" office:value="-0.00886111111111111" calcext:value-type="float">
            <text:p>-0.009</text:p>
          </table:table-cell>
          <table:table-cell office:value-type="float" office:value="98" calcext:value-type="float">
            <text:p>98</text:p>
          </table:table-cell>
          <table:table-cell table:formula="of:=60649*(100-[.G4])/100" office:value-type="float" office:value="1212.98" calcext:value-type="float">
            <text:p>1212.98</text:p>
          </table:table-cell>
          <table:table-cell table:formula="of:=[.I3]-[.J$2]" office:value-type="float" office:value="4.164" calcext:value-type="float">
            <text:p>4.164</text:p>
          </table:table-cell>
          <table:table-cell/>
          <table:table-cell office:value-type="float" office:value="4.15" calcext:value-type="float">
            <text:p>4.15</text:p>
          </table:table-cell>
          <table:table-cell table:formula="of:=[.I4]-[.K4]" office:value-type="float" office:value="0.0139999999999993" calcext:value-type="float">
            <text:p>0.013999999999999</text:p>
          </table:table-cell>
          <table:table-cell table:formula="of:=[.L4]*100" office:value-type="float" office:value="1.40000000000002" calcext:value-type="float">
            <text:p>1.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5]*-1" office:value-type="float" office:value="-0.319" calcext:value-type="float">
            <text:p>-0.319</text:p>
          </table:table-cell>
          <table:table-cell table:formula="of:=[.D5]*([.A5]-[.A4])+[.E4]" office:value-type="float" office:value="-47.85" calcext:value-type="float">
            <text:p>-47.9</text:p>
          </table:table-cell>
          <table:table-cell table:formula="of:=[.E5]/3600" office:value-type="float" office:value="-0.0132916666666667" calcext:value-type="float">
            <text:p>-0.013</text:p>
          </table:table-cell>
          <table:table-cell office:value-type="float" office:value="97" calcext:value-type="float">
            <text:p>97</text:p>
          </table:table-cell>
          <table:table-cell table:formula="of:=60649*(100-[.G5])/100" office:value-type="float" office:value="1819.47" calcext:value-type="float">
            <text:p>1819.47</text:p>
          </table:table-cell>
          <table:table-cell table:formula="of:=[.I4]-[.J$2]" office:value-type="float" office:value="4.146" calcext:value-type="float">
            <text:p>4.146</text:p>
          </table:table-cell>
          <table:table-cell/>
          <table:table-cell office:value-type="float" office:value="4.135" calcext:value-type="float">
            <text:p>4.135</text:p>
          </table:table-cell>
          <table:table-cell table:formula="of:=[.I5]-[.K5]" office:value-type="float" office:value="0.0110000000000001" calcext:value-type="float">
            <text:p>0.011</text:p>
          </table:table-cell>
          <table:table-cell table:formula="of:=[.L5]*100" office:value-type="float" office:value="1.1000000000001" calcext:value-type="float">
            <text:p>1.1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6]*-1" office:value-type="float" office:value="-0.319" calcext:value-type="float">
            <text:p>-0.319</text:p>
          </table:table-cell>
          <table:table-cell table:formula="of:=[.D6]*([.A6]-[.A5])+[.E5]" office:value-type="float" office:value="-63.8" calcext:value-type="float">
            <text:p>-63.8</text:p>
          </table:table-cell>
          <table:table-cell table:formula="of:=[.E6]/3600" office:value-type="float" office:value="-0.0177222222222222" calcext:value-type="float">
            <text:p>-0.018</text:p>
          </table:table-cell>
          <table:table-cell office:value-type="float" office:value="96" calcext:value-type="float">
            <text:p>96</text:p>
          </table:table-cell>
          <table:table-cell table:formula="of:=60649*(100-[.G6])/100" office:value-type="float" office:value="2425.96" calcext:value-type="float">
            <text:p>2425.96</text:p>
          </table:table-cell>
          <table:table-cell table:formula="of:=[.I5]-[.J$2]" office:value-type="float" office:value="4.128" calcext:value-type="float">
            <text:p>4.128</text:p>
          </table:table-cell>
          <table:table-cell/>
          <table:table-cell office:value-type="float" office:value="4.12" calcext:value-type="float">
            <text:p>4.12</text:p>
          </table:table-cell>
          <table:table-cell table:formula="of:=[.I6]-[.K6]" office:value-type="float" office:value="0.00800000000000001" calcext:value-type="float">
            <text:p>0.008</text:p>
          </table:table-cell>
          <table:table-cell table:formula="of:=[.L6]*100" office:value-type="float" office:value="0.80000000000009" calcext:value-type="float">
            <text:p>0.8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7]*-1" office:value-type="float" office:value="-0.319" calcext:value-type="float">
            <text:p>-0.319</text:p>
          </table:table-cell>
          <table:table-cell table:formula="of:=[.D7]*([.A7]-[.A6])+[.E6]" office:value-type="float" office:value="-79.75" calcext:value-type="float">
            <text:p>-79.8</text:p>
          </table:table-cell>
          <table:table-cell table:formula="of:=[.E7]/3600" office:value-type="float" office:value="-0.0221527777777778" calcext:value-type="float">
            <text:p>-0.022</text:p>
          </table:table-cell>
          <table:table-cell office:value-type="float" office:value="95" calcext:value-type="float">
            <text:p>95</text:p>
          </table:table-cell>
          <table:table-cell table:formula="of:=60649*(100-[.G7])/100" office:value-type="float" office:value="3032.45" calcext:value-type="float">
            <text:p>3032.45</text:p>
          </table:table-cell>
          <table:table-cell office:value-type="float" office:value="4.11" calcext:value-type="float">
            <text:p>4.110</text:p>
          </table:table-cell>
          <table:table-cell table:formula="of:=([.I7]-[.I12])/5" office:value-type="float" office:value="0.0120000000000001" calcext:value-type="float">
            <text:p>0.012</text:p>
          </table:table-cell>
          <table:table-cell office:value-type="float" office:value="4.11" calcext:value-type="float">
            <text:p>4.11</text:p>
          </table:table-cell>
          <table:table-cell table:formula="of:=[.I7]-[.K7]" office:value-type="float" office:value="0" calcext:value-type="float">
            <text:p>0</text:p>
          </table:table-cell>
          <table:table-cell table:formula="of:=[.L7]*100" office:value-type="float" office:value="0" calcext:value-type="float">
            <text:p>0.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8]*-1" office:value-type="float" office:value="-0.319" calcext:value-type="float">
            <text:p>-0.319</text:p>
          </table:table-cell>
          <table:table-cell table:formula="of:=[.D8]*([.A8]-[.A7])+[.E7]" office:value-type="float" office:value="-95.7" calcext:value-type="float">
            <text:p>-95.7</text:p>
          </table:table-cell>
          <table:table-cell table:formula="of:=[.E8]/3600" office:value-type="float" office:value="-0.0265833333333333" calcext:value-type="float">
            <text:p>-0.027</text:p>
          </table:table-cell>
          <table:table-cell office:value-type="float" office:value="94" calcext:value-type="float">
            <text:p>94</text:p>
          </table:table-cell>
          <table:table-cell table:formula="of:=60649*(100-[.G8])/100" office:value-type="float" office:value="3638.94" calcext:value-type="float">
            <text:p>3638.94</text:p>
          </table:table-cell>
          <table:table-cell table:formula="of:=[.I7]-[.J$7]" office:value-type="float" office:value="4.098" calcext:value-type="float">
            <text:p>4.098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[.I8]-[.K8]" office:value-type="float" office:value="-0.00199999999999978" calcext:value-type="float">
            <text:p>-0.002</text:p>
          </table:table-cell>
          <table:table-cell table:formula="of:=[.L8]*100" office:value-type="float" office:value="-0.199999999999978" calcext:value-type="float">
            <text:p>-0.2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9]*-1" office:value-type="float" office:value="-0.319" calcext:value-type="float">
            <text:p>-0.319</text:p>
          </table:table-cell>
          <table:table-cell table:formula="of:=[.D9]*([.A9]-[.A8])+[.E8]" office:value-type="float" office:value="-111.65" calcext:value-type="float">
            <text:p>-111.7</text:p>
          </table:table-cell>
          <table:table-cell table:formula="of:=[.E9]/3600" office:value-type="float" office:value="-0.0310138888888889" calcext:value-type="float">
            <text:p>-0.031</text:p>
          </table:table-cell>
          <table:table-cell office:value-type="float" office:value="93" calcext:value-type="float">
            <text:p>93</text:p>
          </table:table-cell>
          <table:table-cell table:formula="of:=60649*(100-[.G9])/100" office:value-type="float" office:value="4245.43" calcext:value-type="float">
            <text:p>4245.43</text:p>
          </table:table-cell>
          <table:table-cell table:formula="of:=[.I8]-[.J$7]" office:value-type="float" office:value="4.086" calcext:value-type="float">
            <text:p>4.086</text:p>
          </table:table-cell>
          <table:table-cell/>
          <table:table-cell office:value-type="float" office:value="4.09" calcext:value-type="float">
            <text:p>4.09</text:p>
          </table:table-cell>
          <table:table-cell table:formula="of:=[.I9]-[.K9]" office:value-type="float" office:value="-0.00399999999999956" calcext:value-type="float">
            <text:p>-0.004</text:p>
          </table:table-cell>
          <table:table-cell table:formula="of:=[.L9]*100" office:value-type="float" office:value="-0.400000000000045" calcext:value-type="float">
            <text:p>-0.4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0]*-1" office:value-type="float" office:value="-0.319" calcext:value-type="float">
            <text:p>-0.319</text:p>
          </table:table-cell>
          <table:table-cell table:formula="of:=[.D10]*([.A10]-[.A9])+[.E9]" office:value-type="float" office:value="-127.6" calcext:value-type="float">
            <text:p>-127.6</text:p>
          </table:table-cell>
          <table:table-cell table:formula="of:=[.E10]/3600" office:value-type="float" office:value="-0.0354444444444444" calcext:value-type="float">
            <text:p>-0.035</text:p>
          </table:table-cell>
          <table:table-cell office:value-type="float" office:value="92" calcext:value-type="float">
            <text:p>92</text:p>
          </table:table-cell>
          <table:table-cell table:formula="of:=60649*(100-[.G10])/100" office:value-type="float" office:value="4851.92" calcext:value-type="float">
            <text:p>4851.92</text:p>
          </table:table-cell>
          <table:table-cell table:formula="of:=[.I9]-[.J$7]" office:value-type="float" office:value="4.074" calcext:value-type="float">
            <text:p>4.074</text:p>
          </table:table-cell>
          <table:table-cell/>
          <table:table-cell office:value-type="float" office:value="4.08" calcext:value-type="float">
            <text:p>4.08</text:p>
          </table:table-cell>
          <table:table-cell table:formula="of:=[.I10]-[.K10]" office:value-type="float" office:value="-0.00600000000000023" calcext:value-type="float">
            <text:p>-0.006</text:p>
          </table:table-cell>
          <table:table-cell table:formula="of:=[.L10]*100" office:value-type="float" office:value="-0.600000000000112" calcext:value-type="float">
            <text:p>-0.6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1]*-1" office:value-type="float" office:value="-0.319" calcext:value-type="float">
            <text:p>-0.319</text:p>
          </table:table-cell>
          <table:table-cell table:formula="of:=[.D11]*([.A11]-[.A10])+[.E10]" office:value-type="float" office:value="-143.55" calcext:value-type="float">
            <text:p>-143.6</text:p>
          </table:table-cell>
          <table:table-cell table:formula="of:=[.E11]/3600" office:value-type="float" office:value="-0.039875" calcext:value-type="float">
            <text:p>-0.040</text:p>
          </table:table-cell>
          <table:table-cell office:value-type="float" office:value="91" calcext:value-type="float">
            <text:p>91</text:p>
          </table:table-cell>
          <table:table-cell table:formula="of:=60649*(100-[.G11])/100" office:value-type="float" office:value="5458.41" calcext:value-type="float">
            <text:p>5458.41</text:p>
          </table:table-cell>
          <table:table-cell table:formula="of:=[.I10]-[.J$7]" office:value-type="float" office:value="4.062" calcext:value-type="float">
            <text:p>4.062</text:p>
          </table:table-cell>
          <table:table-cell/>
          <table:table-cell office:value-type="float" office:value="4.07" calcext:value-type="float">
            <text:p>4.07</text:p>
          </table:table-cell>
          <table:table-cell table:formula="of:=[.I11]-[.K11]" office:value-type="float" office:value="-0.00800000000000001" calcext:value-type="float">
            <text:p>-0.008</text:p>
          </table:table-cell>
          <table:table-cell table:formula="of:=[.L11]*100" office:value-type="float" office:value="-0.800000000000178" calcext:value-type="float">
            <text:p>-0.8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2]*-1" office:value-type="float" office:value="-0.319" calcext:value-type="float">
            <text:p>-0.319</text:p>
          </table:table-cell>
          <table:table-cell table:formula="of:=[.D12]*([.A12]-[.A11])+[.E11]" office:value-type="float" office:value="-159.5" calcext:value-type="float">
            <text:p>-159.5</text:p>
          </table:table-cell>
          <table:table-cell table:formula="of:=[.E12]/3600" office:value-type="float" office:value="-0.0443055555555556" calcext:value-type="float">
            <text:p>-0.044</text:p>
          </table:table-cell>
          <table:table-cell office:value-type="float" office:value="90" calcext:value-type="float">
            <text:p>90</text:p>
          </table:table-cell>
          <table:table-cell table:formula="of:=60649*(100-[.G12])/100" office:value-type="float" office:value="6064.9" calcext:value-type="float">
            <text:p>6064.9</text:p>
          </table:table-cell>
          <table:table-cell office:value-type="float" office:value="4.05" calcext:value-type="float">
            <text:p>4.050</text:p>
          </table:table-cell>
          <table:table-cell table:formula="of:=([.I12]-[.I17])/5" office:value-type="float" office:value="0.00999999999999996" calcext:value-type="float">
            <text:p>0.01</text:p>
          </table:table-cell>
          <table:table-cell office:value-type="float" office:value="4.06" calcext:value-type="float">
            <text:p>4.06</text:p>
          </table:table-cell>
          <table:table-cell table:formula="of:=[.I12]-[.K12]" office:value-type="float" office:value="-0.00999999999999979" calcext:value-type="float">
            <text:p>-0.01</text:p>
          </table:table-cell>
          <table:table-cell table:formula="of:=[.L12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3]*-1" office:value-type="float" office:value="-0.319" calcext:value-type="float">
            <text:p>-0.319</text:p>
          </table:table-cell>
          <table:table-cell table:formula="of:=[.D13]*([.A13]-[.A12])+[.E12]" office:value-type="float" office:value="-175.45" calcext:value-type="float">
            <text:p>-175.5</text:p>
          </table:table-cell>
          <table:table-cell table:formula="of:=[.E13]/3600" office:value-type="float" office:value="-0.0487361111111111" calcext:value-type="float">
            <text:p>-0.049</text:p>
          </table:table-cell>
          <table:table-cell office:value-type="float" office:value="89" calcext:value-type="float">
            <text:p>89</text:p>
          </table:table-cell>
          <table:table-cell table:formula="of:=60649*(100-[.G13])/100" office:value-type="float" office:value="6671.39" calcext:value-type="float">
            <text:p>6671.39</text:p>
          </table:table-cell>
          <table:table-cell table:formula="of:=[.I12]-[.J$12]" office:value-type="float" office:value="4.04" calcext:value-type="float">
            <text:p>4.040</text:p>
          </table:table-cell>
          <table:table-cell/>
          <table:table-cell office:value-type="float" office:value="4.05" calcext:value-type="float">
            <text:p>4.05</text:p>
          </table:table-cell>
          <table:table-cell table:formula="of:=[.I13]-[.K13]" office:value-type="float" office:value="-0.00999999999999979" calcext:value-type="float">
            <text:p>-0.01</text:p>
          </table:table-cell>
          <table:table-cell table:formula="of:=[.L13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4.15" calcext:value-type="float">
            <text:p>4.15</text:p>
          </table:table-cell>
          <table:table-cell office:value-type="float" office:value="0.32" calcext:value-type="float">
            <text:p>0.32</text:p>
          </table:table-cell>
          <table:table-cell table:formula="of:=[.C14]*-1" office:value-type="float" office:value="-0.32" calcext:value-type="float">
            <text:p>-0.32</text:p>
          </table:table-cell>
          <table:table-cell table:formula="of:=[.D14]*([.A14]-[.A13])+[.E13]" office:value-type="float" office:value="-191.45" calcext:value-type="float">
            <text:p>-191.5</text:p>
          </table:table-cell>
          <table:table-cell table:formula="of:=[.E14]/3600" office:value-type="float" office:value="-0.0531805555555555" calcext:value-type="float">
            <text:p>-0.053</text:p>
          </table:table-cell>
          <table:table-cell office:value-type="float" office:value="88" calcext:value-type="float">
            <text:p>88</text:p>
          </table:table-cell>
          <table:table-cell table:formula="of:=60649*(100-[.G14])/100" office:value-type="float" office:value="7277.88" calcext:value-type="float">
            <text:p>7277.88</text:p>
          </table:table-cell>
          <table:table-cell table:formula="of:=[.I13]-[.J$12]" office:value-type="float" office:value="4.03" calcext:value-type="float">
            <text:p>4.030</text:p>
          </table:table-cell>
          <table:table-cell/>
          <table:table-cell office:value-type="float" office:value="4.04" calcext:value-type="float">
            <text:p>4.04</text:p>
          </table:table-cell>
          <table:table-cell table:formula="of:=[.I14]-[.K14]" office:value-type="float" office:value="-0.00999999999999979" calcext:value-type="float">
            <text:p>-0.01</text:p>
          </table:table-cell>
          <table:table-cell table:formula="of:=[.L14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5]*-1" office:value-type="float" office:value="-0.319" calcext:value-type="float">
            <text:p>-0.319</text:p>
          </table:table-cell>
          <table:table-cell table:formula="of:=[.D15]*([.A15]-[.A14])+[.E14]" office:value-type="float" office:value="-207.4" calcext:value-type="float">
            <text:p>-207.4</text:p>
          </table:table-cell>
          <table:table-cell table:formula="of:=[.E15]/3600" office:value-type="float" office:value="-0.0576111111111111" calcext:value-type="float">
            <text:p>-0.058</text:p>
          </table:table-cell>
          <table:table-cell office:value-type="float" office:value="87" calcext:value-type="float">
            <text:p>87</text:p>
          </table:table-cell>
          <table:table-cell table:formula="of:=60649*(100-[.G15])/100" office:value-type="float" office:value="7884.37" calcext:value-type="float">
            <text:p>7884.37</text:p>
          </table:table-cell>
          <table:table-cell table:formula="of:=[.I14]-[.J$12]" office:value-type="float" office:value="4.02" calcext:value-type="float">
            <text:p>4.020</text:p>
          </table:table-cell>
          <table:table-cell/>
          <table:table-cell office:value-type="float" office:value="4.03" calcext:value-type="float">
            <text:p>4.03</text:p>
          </table:table-cell>
          <table:table-cell table:formula="of:=[.I15]-[.K15]" office:value-type="float" office:value="-0.0100000000000007" calcext:value-type="float">
            <text:p>-0.010000000000001</text:p>
          </table:table-cell>
          <table:table-cell table:formula="of:=[.L15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6]*-1" office:value-type="float" office:value="-0.319" calcext:value-type="float">
            <text:p>-0.319</text:p>
          </table:table-cell>
          <table:table-cell table:formula="of:=[.D16]*([.A16]-[.A15])+[.E15]" office:value-type="float" office:value="-223.35" calcext:value-type="float">
            <text:p>-223.4</text:p>
          </table:table-cell>
          <table:table-cell table:formula="of:=[.E16]/3600" office:value-type="float" office:value="-0.0620416666666667" calcext:value-type="float">
            <text:p>-0.062</text:p>
          </table:table-cell>
          <table:table-cell office:value-type="float" office:value="86" calcext:value-type="float">
            <text:p>86</text:p>
          </table:table-cell>
          <table:table-cell table:formula="of:=60649*(100-[.G16])/100" office:value-type="float" office:value="8490.86" calcext:value-type="float">
            <text:p>8490.86</text:p>
          </table:table-cell>
          <table:table-cell table:formula="of:=[.I15]-[.J$12]" office:value-type="float" office:value="4.01" calcext:value-type="float">
            <text:p>4.010</text:p>
          </table:table-cell>
          <table:table-cell/>
          <table:table-cell office:value-type="float" office:value="4.02" calcext:value-type="float">
            <text:p>4.02</text:p>
          </table:table-cell>
          <table:table-cell table:formula="of:=[.I16]-[.K16]" office:value-type="float" office:value="-0.00999999999999979" calcext:value-type="float">
            <text:p>-0.01</text:p>
          </table:table-cell>
          <table:table-cell table:formula="of:=[.L16]*100" office:value-type="float" office:value="-0.99999999999989" calcext:value-type="float">
            <text:p>-1.0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8" calcext:value-type="float">
            <text:p>0.318</text:p>
          </table:table-cell>
          <table:table-cell table:formula="of:=[.C17]*-1" office:value-type="float" office:value="-0.318" calcext:value-type="float">
            <text:p>-0.318</text:p>
          </table:table-cell>
          <table:table-cell table:formula="of:=[.D17]*([.A17]-[.A16])+[.E16]" office:value-type="float" office:value="-239.25" calcext:value-type="float">
            <text:p>-239.3</text:p>
          </table:table-cell>
          <table:table-cell table:formula="of:=[.E17]/3600" office:value-type="float" office:value="-0.0664583333333333" calcext:value-type="float">
            <text:p>-0.066</text:p>
          </table:table-cell>
          <table:table-cell office:value-type="float" office:value="85" calcext:value-type="float">
            <text:p>85</text:p>
          </table:table-cell>
          <table:table-cell table:formula="of:=60649*(100-[.G17])/100" office:value-type="float" office:value="9097.35" calcext:value-type="float">
            <text:p>9097.35</text:p>
          </table:table-cell>
          <table:table-cell office:value-type="float" office:value="4" calcext:value-type="float">
            <text:p>4.000</text:p>
          </table:table-cell>
          <table:table-cell table:formula="of:=([.I17]-[.I22])/5" office:value-type="float" office:value="0.012" calcext:value-type="float">
            <text:p>0.012</text:p>
          </table:table-cell>
          <table:table-cell office:value-type="float" office:value="4.01" calcext:value-type="float">
            <text:p>4.01</text:p>
          </table:table-cell>
          <table:table-cell table:formula="of:=[.I17]-[.K17]" office:value-type="float" office:value="-0.00999999999999979" calcext:value-type="float">
            <text:p>-0.01</text:p>
          </table:table-cell>
          <table:table-cell table:formula="of:=[.L17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[.C18]*-1" office:value-type="float" office:value="-0.318" calcext:value-type="float">
            <text:p>-0.318</text:p>
          </table:table-cell>
          <table:table-cell table:formula="of:=[.D18]*([.A18]-[.A17])+[.E17]" office:value-type="float" office:value="-255.15" calcext:value-type="float">
            <text:p>-255.2</text:p>
          </table:table-cell>
          <table:table-cell table:formula="of:=[.E18]/3600" office:value-type="float" office:value="-0.070875" calcext:value-type="float">
            <text:p>-0.071</text:p>
          </table:table-cell>
          <table:table-cell office:value-type="float" office:value="84" calcext:value-type="float">
            <text:p>84</text:p>
          </table:table-cell>
          <table:table-cell table:formula="of:=60649*(100-[.G18])/100" office:value-type="float" office:value="9703.84" calcext:value-type="float">
            <text:p>9703.84</text:p>
          </table:table-cell>
          <table:table-cell table:formula="of:=[.I17]-[.J$17]" office:value-type="float" office:value="3.988" calcext:value-type="float">
            <text:p>3.98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18]-[.K18]" office:value-type="float" office:value="-0.012" calcext:value-type="float">
            <text:p>-0.012</text:p>
          </table:table-cell>
          <table:table-cell table:formula="of:=[.L18]*100" office:value-type="float" office:value="-1.2" calcext:value-type="float">
            <text:p>-1.2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  <table:table-cell table:formula="of:=[.C19]*-1" office:value-type="float" office:value="-0.317" calcext:value-type="float">
            <text:p>-0.317</text:p>
          </table:table-cell>
          <table:table-cell table:formula="of:=[.D19]*([.A19]-[.A18])+[.E18]" office:value-type="float" office:value="-271" calcext:value-type="float">
            <text:p>-271.0</text:p>
          </table:table-cell>
          <table:table-cell table:formula="of:=[.E19]/3600" office:value-type="float" office:value="-0.0752777777777778" calcext:value-type="float">
            <text:p>-0.075</text:p>
          </table:table-cell>
          <table:table-cell office:value-type="float" office:value="83" calcext:value-type="float">
            <text:p>83</text:p>
          </table:table-cell>
          <table:table-cell table:formula="of:=60649*(100-[.G19])/100" office:value-type="float" office:value="10310.33" calcext:value-type="float">
            <text:p>10310.33</text:p>
          </table:table-cell>
          <table:table-cell table:formula="of:=[.I18]-[.J$17]" office:value-type="float" office:value="3.976" calcext:value-type="float">
            <text:p>3.976</text:p>
          </table:table-cell>
          <table:table-cell/>
          <table:table-cell office:value-type="float" office:value="3.99" calcext:value-type="float">
            <text:p>3.99</text:p>
          </table:table-cell>
          <table:table-cell table:formula="of:=[.I19]-[.K19]" office:value-type="float" office:value="-0.0140000000000002" calcext:value-type="float">
            <text:p>-0.014</text:p>
          </table:table-cell>
          <table:table-cell table:formula="of:=[.L19]*100" office:value-type="float" office:value="-1.40000000000002" calcext:value-type="float">
            <text:p>-1.4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[.C20]*-1" office:value-type="float" office:value="-0.318" calcext:value-type="float">
            <text:p>-0.318</text:p>
          </table:table-cell>
          <table:table-cell table:formula="of:=[.D20]*([.A20]-[.A19])+[.E19]" office:value-type="float" office:value="-286.9" calcext:value-type="float">
            <text:p>-286.9</text:p>
          </table:table-cell>
          <table:table-cell table:formula="of:=[.E20]/3600" office:value-type="float" office:value="-0.0796944444444444" calcext:value-type="float">
            <text:p>-0.080</text:p>
          </table:table-cell>
          <table:table-cell office:value-type="float" office:value="82" calcext:value-type="float">
            <text:p>82</text:p>
          </table:table-cell>
          <table:table-cell table:formula="of:=60649*(100-[.G20])/100" office:value-type="float" office:value="10916.82" calcext:value-type="float">
            <text:p>10916.82</text:p>
          </table:table-cell>
          <table:table-cell table:formula="of:=[.I19]-[.J$17]" office:value-type="float" office:value="3.964" calcext:value-type="float">
            <text:p>3.964</text:p>
          </table:table-cell>
          <table:table-cell/>
          <table:table-cell office:value-type="float" office:value="3.98" calcext:value-type="float">
            <text:p>3.98</text:p>
          </table:table-cell>
          <table:table-cell table:formula="of:=[.I20]-[.K20]" office:value-type="float" office:value="-0.016" calcext:value-type="float">
            <text:p>-0.016</text:p>
          </table:table-cell>
          <table:table-cell table:formula="of:=[.L20]*100" office:value-type="float" office:value="-1.6" calcext:value-type="float">
            <text:p>-1.6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  <table:table-cell table:formula="of:=[.C21]*-1" office:value-type="float" office:value="-0.317" calcext:value-type="float">
            <text:p>-0.317</text:p>
          </table:table-cell>
          <table:table-cell table:formula="of:=[.D21]*([.A21]-[.A20])+[.E20]" office:value-type="float" office:value="-302.75" calcext:value-type="float">
            <text:p>-302.8</text:p>
          </table:table-cell>
          <table:table-cell table:formula="of:=[.E21]/3600" office:value-type="float" office:value="-0.0840972222222222" calcext:value-type="float">
            <text:p>-0.084</text:p>
          </table:table-cell>
          <table:table-cell office:value-type="float" office:value="81" calcext:value-type="float">
            <text:p>81</text:p>
          </table:table-cell>
          <table:table-cell table:formula="of:=60649*(100-[.G21])/100" office:value-type="float" office:value="11523.31" calcext:value-type="float">
            <text:p>11523.31</text:p>
          </table:table-cell>
          <table:table-cell table:formula="of:=[.I20]-[.J$17]" office:value-type="float" office:value="3.952" calcext:value-type="float">
            <text:p>3.952</text:p>
          </table:table-cell>
          <table:table-cell/>
          <table:table-cell office:value-type="float" office:value="3.97" calcext:value-type="float">
            <text:p>3.97</text:p>
          </table:table-cell>
          <table:table-cell table:formula="of:=[.I21]-[.K21]" office:value-type="float" office:value="-0.0180000000000002" calcext:value-type="float">
            <text:p>-0.018</text:p>
          </table:table-cell>
          <table:table-cell table:formula="of:=[.L21]*100" office:value-type="float" office:value="-1.80000000000002" calcext:value-type="float">
            <text:p>-1.8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[.C22]*-1" office:value-type="float" office:value="-0.318" calcext:value-type="float">
            <text:p>-0.318</text:p>
          </table:table-cell>
          <table:table-cell table:formula="of:=[.D22]*([.A22]-[.A21])+[.E21]" office:value-type="float" office:value="-318.65" calcext:value-type="float">
            <text:p>-318.7</text:p>
          </table:table-cell>
          <table:table-cell table:formula="of:=[.E22]/3600" office:value-type="float" office:value="-0.0885138888888889" calcext:value-type="float">
            <text:p>-0.089</text:p>
          </table:table-cell>
          <table:table-cell office:value-type="float" office:value="80" calcext:value-type="float">
            <text:p>80</text:p>
          </table:table-cell>
          <table:table-cell table:formula="of:=60649*(100-[.G22])/100" office:value-type="float" office:value="12129.8" calcext:value-type="float">
            <text:p>12129.8</text:p>
          </table:table-cell>
          <table:table-cell office:value-type="float" office:value="3.94" calcext:value-type="float">
            <text:p>3.940</text:p>
          </table:table-cell>
          <table:table-cell table:formula="of:=([.I22]-[.I27])/5" office:value-type="float" office:value="0.014" calcext:value-type="float">
            <text:p>0.014</text:p>
          </table:table-cell>
          <table:table-cell office:value-type="float" office:value="3.96" calcext:value-type="float">
            <text:p>3.96</text:p>
          </table:table-cell>
          <table:table-cell table:formula="of:=[.I22]-[.K22]" office:value-type="float" office:value="-0.02" calcext:value-type="float">
            <text:p>-0.02</text:p>
          </table:table-cell>
          <table:table-cell table:formula="of:=[.L22]*100" office:value-type="float" office:value="-2" calcext:value-type="float">
            <text:p>-2.0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23]*-1" office:value-type="float" office:value="-0.319" calcext:value-type="float">
            <text:p>-0.319</text:p>
          </table:table-cell>
          <table:table-cell table:formula="of:=[.D23]*([.A23]-[.A22])+[.E22]" office:value-type="float" office:value="-334.6" calcext:value-type="float">
            <text:p>-334.6</text:p>
          </table:table-cell>
          <table:table-cell table:formula="of:=[.E23]/3600" office:value-type="float" office:value="-0.0929444444444444" calcext:value-type="float">
            <text:p>-0.093</text:p>
          </table:table-cell>
          <table:table-cell office:value-type="float" office:value="79" calcext:value-type="float">
            <text:p>79</text:p>
          </table:table-cell>
          <table:table-cell table:formula="of:=60649*(100-[.G23])/100" office:value-type="float" office:value="12736.29" calcext:value-type="float">
            <text:p>12736.29</text:p>
          </table:table-cell>
          <table:table-cell table:formula="of:=[.I22]-[.J$22]" office:value-type="float" office:value="3.926" calcext:value-type="float">
            <text:p>3.926</text:p>
          </table:table-cell>
          <table:table-cell/>
          <table:table-cell office:value-type="float" office:value="3.95" calcext:value-type="float">
            <text:p>3.95</text:p>
          </table:table-cell>
          <table:table-cell table:formula="of:=[.I23]-[.K23]" office:value-type="float" office:value="-0.024" calcext:value-type="float">
            <text:p>-0.024</text:p>
          </table:table-cell>
          <table:table-cell table:formula="of:=[.L23]*100" office:value-type="float" office:value="-2.4" calcext:value-type="float">
            <text:p>-2.4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24]*-1" office:value-type="float" office:value="-0.319" calcext:value-type="float">
            <text:p>-0.319</text:p>
          </table:table-cell>
          <table:table-cell table:formula="of:=[.D24]*([.A24]-[.A23])+[.E23]" office:value-type="float" office:value="-350.55" calcext:value-type="float">
            <text:p>-350.6</text:p>
          </table:table-cell>
          <table:table-cell table:formula="of:=[.E24]/3600" office:value-type="float" office:value="-0.097375" calcext:value-type="float">
            <text:p>-0.097</text:p>
          </table:table-cell>
          <table:table-cell office:value-type="float" office:value="78" calcext:value-type="float">
            <text:p>78</text:p>
          </table:table-cell>
          <table:table-cell table:formula="of:=60649*(100-[.G24])/100" office:value-type="float" office:value="13342.78" calcext:value-type="float">
            <text:p>13342.78</text:p>
          </table:table-cell>
          <table:table-cell table:formula="of:=[.I23]-[.J$22]" office:value-type="float" office:value="3.912" calcext:value-type="float">
            <text:p>3.912</text:p>
          </table:table-cell>
          <table:table-cell/>
          <table:table-cell office:value-type="float" office:value="3.9375" calcext:value-type="float">
            <text:p>3.9375</text:p>
          </table:table-cell>
          <table:table-cell table:formula="of:=[.I24]-[.K24]" office:value-type="float" office:value="-0.0255000000000001" calcext:value-type="float">
            <text:p>-0.0255</text:p>
          </table:table-cell>
          <table:table-cell table:formula="of:=[.L24]*100" office:value-type="float" office:value="-2.54999999999996" calcext:value-type="float">
            <text:p>-2.5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 table:formula="of:=[.C25]*-1" office:value-type="float" office:value="-0.32" calcext:value-type="float">
            <text:p>-0.32</text:p>
          </table:table-cell>
          <table:table-cell table:formula="of:=[.D25]*([.A25]-[.A24])+[.E24]" office:value-type="float" office:value="-366.55" calcext:value-type="float">
            <text:p>-366.6</text:p>
          </table:table-cell>
          <table:table-cell table:formula="of:=[.E25]/3600" office:value-type="float" office:value="-0.101819444444444" calcext:value-type="float">
            <text:p>-0.102</text:p>
          </table:table-cell>
          <table:table-cell office:value-type="float" office:value="77" calcext:value-type="float">
            <text:p>77</text:p>
          </table:table-cell>
          <table:table-cell table:formula="of:=60649*(100-[.G25])/100" office:value-type="float" office:value="13949.27" calcext:value-type="float">
            <text:p>13949.27</text:p>
          </table:table-cell>
          <table:table-cell table:formula="of:=[.I24]-[.J$22]" office:value-type="float" office:value="3.898" calcext:value-type="float">
            <text:p>3.898</text:p>
          </table:table-cell>
          <table:table-cell/>
          <table:table-cell office:value-type="float" office:value="3.925" calcext:value-type="float">
            <text:p>3.925</text:p>
          </table:table-cell>
          <table:table-cell table:formula="of:=[.I25]-[.K25]" office:value-type="float" office:value="-0.0269999999999997" calcext:value-type="float">
            <text:p>-0.027</text:p>
          </table:table-cell>
          <table:table-cell table:formula="of:=[.L25]*100" office:value-type="float" office:value="-2.69999999999992" calcext:value-type="float">
            <text:p>-2.7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26]*-1" office:value-type="float" office:value="-0.319" calcext:value-type="float">
            <text:p>-0.319</text:p>
          </table:table-cell>
          <table:table-cell table:formula="of:=[.D26]*([.A26]-[.A25])+[.E25]" office:value-type="float" office:value="-382.5" calcext:value-type="float">
            <text:p>-382.5</text:p>
          </table:table-cell>
          <table:table-cell table:formula="of:=[.E26]/3600" office:value-type="float" office:value="-0.10625" calcext:value-type="float">
            <text:p>-0.106</text:p>
          </table:table-cell>
          <table:table-cell office:value-type="float" office:value="76" calcext:value-type="float">
            <text:p>76</text:p>
          </table:table-cell>
          <table:table-cell table:formula="of:=60649*(100-[.G26])/100" office:value-type="float" office:value="14555.76" calcext:value-type="float">
            <text:p>14555.76</text:p>
          </table:table-cell>
          <table:table-cell table:formula="of:=[.I25]-[.J$22]" office:value-type="float" office:value="3.884" calcext:value-type="float">
            <text:p>3.884</text:p>
          </table:table-cell>
          <table:table-cell/>
          <table:table-cell office:value-type="float" office:value="3.9125" calcext:value-type="float">
            <text:p>3.9125</text:p>
          </table:table-cell>
          <table:table-cell table:formula="of:=[.I26]-[.K26]" office:value-type="float" office:value="-0.0285000000000002" calcext:value-type="float">
            <text:p>-0.0285</text:p>
          </table:table-cell>
          <table:table-cell table:formula="of:=[.L26]*100" office:value-type="float" office:value="-2.84999999999993" calcext:value-type="float">
            <text:p>-2.8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 table:formula="of:=[.C27]*-1" office:value-type="float" office:value="-0.32" calcext:value-type="float">
            <text:p>-0.32</text:p>
          </table:table-cell>
          <table:table-cell table:formula="of:=[.D27]*([.A27]-[.A26])+[.E26]" office:value-type="float" office:value="-398.5" calcext:value-type="float">
            <text:p>-398.5</text:p>
          </table:table-cell>
          <table:table-cell table:formula="of:=[.E27]/3600" office:value-type="float" office:value="-0.110694444444444" calcext:value-type="float">
            <text:p>-0.111</text:p>
          </table:table-cell>
          <table:table-cell office:value-type="float" office:value="75" calcext:value-type="float">
            <text:p>75</text:p>
          </table:table-cell>
          <table:table-cell table:formula="of:=60649*(100-[.G27])/100" office:value-type="float" office:value="15162.25" calcext:value-type="float">
            <text:p>15162.25</text:p>
          </table:table-cell>
          <table:table-cell office:value-type="float" office:value="3.87" calcext:value-type="float">
            <text:p>3.870</text:p>
          </table:table-cell>
          <table:table-cell table:formula="of:=([.I27]-[.I32])/5" office:value-type="float" office:value="0.00800000000000001" calcext:value-type="float">
            <text:p>0.008</text:p>
          </table:table-cell>
          <table:table-cell office:value-type="float" office:value="3.9" calcext:value-type="float">
            <text:p>3.9</text:p>
          </table:table-cell>
          <table:table-cell table:formula="of:=[.I27]-[.K27]" office:value-type="float" office:value="-0.0299999999999998" calcext:value-type="float">
            <text:p>-0.03</text:p>
          </table:table-cell>
          <table:table-cell table:formula="of:=[.L27]*100" office:value-type="float" office:value="-2.99999999999998" calcext:value-type="float">
            <text:p>-3.0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28]*-1" office:value-type="float" office:value="-0.319" calcext:value-type="float">
            <text:p>-0.319</text:p>
          </table:table-cell>
          <table:table-cell table:formula="of:=[.D28]*([.A28]-[.A27])+[.E27]" office:value-type="float" office:value="-414.45" calcext:value-type="float">
            <text:p>-414.5</text:p>
          </table:table-cell>
          <table:table-cell table:formula="of:=[.E28]/3600" office:value-type="float" office:value="-0.115125" calcext:value-type="float">
            <text:p>-0.115</text:p>
          </table:table-cell>
          <table:table-cell office:value-type="float" office:value="74" calcext:value-type="float">
            <text:p>74</text:p>
          </table:table-cell>
          <table:table-cell table:formula="of:=60649*(100-[.G28])/100" office:value-type="float" office:value="15768.74" calcext:value-type="float">
            <text:p>15768.74</text:p>
          </table:table-cell>
          <table:table-cell table:formula="of:=[.I27]-[.J$27]" office:value-type="float" office:value="3.862" calcext:value-type="float">
            <text:p>3.862</text:p>
          </table:table-cell>
          <table:table-cell/>
          <table:table-cell office:value-type="float" office:value="3.89" calcext:value-type="float">
            <text:p>3.89</text:p>
          </table:table-cell>
          <table:table-cell table:formula="of:=[.I28]-[.K28]" office:value-type="float" office:value="-0.028" calcext:value-type="float">
            <text:p>-0.028</text:p>
          </table:table-cell>
          <table:table-cell table:formula="of:=[.L28]*100" office:value-type="float" office:value="-2.8" calcext:value-type="float">
            <text:p>-2.8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 table:formula="of:=[.C29]*-1" office:value-type="float" office:value="-0.32" calcext:value-type="float">
            <text:p>-0.32</text:p>
          </table:table-cell>
          <table:table-cell table:formula="of:=[.D29]*([.A29]-[.A28])+[.E28]" office:value-type="float" office:value="-430.45" calcext:value-type="float">
            <text:p>-430.5</text:p>
          </table:table-cell>
          <table:table-cell table:formula="of:=[.E29]/3600" office:value-type="float" office:value="-0.119569444444444" calcext:value-type="float">
            <text:p>-0.120</text:p>
          </table:table-cell>
          <table:table-cell office:value-type="float" office:value="73" calcext:value-type="float">
            <text:p>73</text:p>
          </table:table-cell>
          <table:table-cell table:formula="of:=60649*(100-[.G29])/100" office:value-type="float" office:value="16375.23" calcext:value-type="float">
            <text:p>16375.23</text:p>
          </table:table-cell>
          <table:table-cell table:formula="of:=[.I28]-[.J$27]" office:value-type="float" office:value="3.854" calcext:value-type="float">
            <text:p>3.854</text:p>
          </table:table-cell>
          <table:table-cell/>
          <table:table-cell office:value-type="float" office:value="3.88" calcext:value-type="float">
            <text:p>3.88</text:p>
          </table:table-cell>
          <table:table-cell table:formula="of:=[.I29]-[.K29]" office:value-type="float" office:value="-0.0259999999999998" calcext:value-type="float">
            <text:p>-0.026</text:p>
          </table:table-cell>
          <table:table-cell table:formula="of:=[.L29]*100" office:value-type="float" office:value="-2.59999999999998" calcext:value-type="float">
            <text:p>-2.6</text:p>
          </table:table-cell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30]*-1" office:value-type="float" office:value="-0.319" calcext:value-type="float">
            <text:p>-0.319</text:p>
          </table:table-cell>
          <table:table-cell table:formula="of:=[.D30]*([.A30]-[.A29])+[.E29]" office:value-type="float" office:value="-446.4" calcext:value-type="float">
            <text:p>-446.4</text:p>
          </table:table-cell>
          <table:table-cell table:formula="of:=[.E30]/3600" office:value-type="float" office:value="-0.124" calcext:value-type="float">
            <text:p>-0.124</text:p>
          </table:table-cell>
          <table:table-cell office:value-type="float" office:value="72" calcext:value-type="float">
            <text:p>72</text:p>
          </table:table-cell>
          <table:table-cell table:formula="of:=60649*(100-[.G30])/100" office:value-type="float" office:value="16981.72" calcext:value-type="float">
            <text:p>16981.72</text:p>
          </table:table-cell>
          <table:table-cell table:formula="of:=[.I29]-[.J$27]" office:value-type="float" office:value="3.846" calcext:value-type="float">
            <text:p>3.846</text:p>
          </table:table-cell>
          <table:table-cell/>
          <table:table-cell office:value-type="float" office:value="3.87" calcext:value-type="float">
            <text:p>3.87</text:p>
          </table:table-cell>
          <table:table-cell table:formula="of:=[.I30]-[.K30]" office:value-type="float" office:value="-0.024" calcext:value-type="float">
            <text:p>-0.024</text:p>
          </table:table-cell>
          <table:table-cell table:formula="of:=[.L30]*100" office:value-type="float" office:value="-2.4" calcext:value-type="float">
            <text:p>-2.4</text:p>
          </table:table-cell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 table:formula="of:=[.C31]*-1" office:value-type="float" office:value="-0.32" calcext:value-type="float">
            <text:p>-0.32</text:p>
          </table:table-cell>
          <table:table-cell table:formula="of:=[.D31]*([.A31]-[.A30])+[.E30]" office:value-type="float" office:value="-462.4" calcext:value-type="float">
            <text:p>-462.4</text:p>
          </table:table-cell>
          <table:table-cell table:formula="of:=[.E31]/3600" office:value-type="float" office:value="-0.128444444444444" calcext:value-type="float">
            <text:p>-0.128</text:p>
          </table:table-cell>
          <table:table-cell office:value-type="float" office:value="71" calcext:value-type="float">
            <text:p>71</text:p>
          </table:table-cell>
          <table:table-cell table:formula="of:=60649*(100-[.G31])/100" office:value-type="float" office:value="17588.21" calcext:value-type="float">
            <text:p>17588.21</text:p>
          </table:table-cell>
          <table:table-cell table:formula="of:=[.I30]-[.J$27]" office:value-type="float" office:value="3.838" calcext:value-type="float">
            <text:p>3.838</text:p>
          </table:table-cell>
          <table:table-cell/>
          <table:table-cell office:value-type="float" office:value="3.86" calcext:value-type="float">
            <text:p>3.86</text:p>
          </table:table-cell>
          <table:table-cell table:formula="of:=[.I31]-[.K31]" office:value-type="float" office:value="-0.0219999999999998" calcext:value-type="float">
            <text:p>-0.022</text:p>
          </table:table-cell>
          <table:table-cell table:formula="of:=[.L31]*100" office:value-type="float" office:value="-2.19999999999998" calcext:value-type="float">
            <text:p>-2.2</text:p>
          </table:table-cell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2]*-1" office:value-type="float" office:value="-0.319" calcext:value-type="float">
            <text:p>-0.319</text:p>
          </table:table-cell>
          <table:table-cell table:formula="of:=[.D32]*([.A32]-[.A31])+[.E31]" office:value-type="float" office:value="-478.35" calcext:value-type="float">
            <text:p>-478.4</text:p>
          </table:table-cell>
          <table:table-cell table:formula="of:=[.E32]/3600" office:value-type="float" office:value="-0.132875" calcext:value-type="float">
            <text:p>-0.133</text:p>
          </table:table-cell>
          <table:table-cell office:value-type="float" office:value="70" calcext:value-type="float">
            <text:p>70</text:p>
          </table:table-cell>
          <table:table-cell table:formula="of:=60649*(100-[.G32])/100" office:value-type="float" office:value="18194.7" calcext:value-type="float">
            <text:p>18194.7</text:p>
          </table:table-cell>
          <table:table-cell office:value-type="float" office:value="3.83" calcext:value-type="float">
            <text:p>3.830</text:p>
          </table:table-cell>
          <table:table-cell table:formula="of:=([.I32]-[.I37])/5" office:value-type="float" office:value="0.00700000000000003" calcext:value-type="float">
            <text:p>0.007</text:p>
          </table:table-cell>
          <table:table-cell office:value-type="float" office:value="3.85" calcext:value-type="float">
            <text:p>3.85</text:p>
          </table:table-cell>
          <table:table-cell table:formula="of:=[.I32]-[.K32]" office:value-type="float" office:value="-0.02" calcext:value-type="float">
            <text:p>-0.02</text:p>
          </table:table-cell>
          <table:table-cell table:formula="of:=[.L32]*100" office:value-type="float" office:value="-2" calcext:value-type="float">
            <text:p>-2.0</text:p>
          </table:table-cell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4.13" calcext:value-type="float">
            <text:p>4.13</text:p>
          </table:table-cell>
          <table:table-cell office:value-type="float" office:value="0.32" calcext:value-type="float">
            <text:p>0.32</text:p>
          </table:table-cell>
          <table:table-cell table:formula="of:=[.C33]*-1" office:value-type="float" office:value="-0.32" calcext:value-type="float">
            <text:p>-0.32</text:p>
          </table:table-cell>
          <table:table-cell table:formula="of:=[.D33]*([.A33]-[.A32])+[.E32]" office:value-type="float" office:value="-494.35" calcext:value-type="float">
            <text:p>-494.4</text:p>
          </table:table-cell>
          <table:table-cell table:formula="of:=[.E33]/3600" office:value-type="float" office:value="-0.137319444444444" calcext:value-type="float">
            <text:p>-0.137</text:p>
          </table:table-cell>
          <table:table-cell office:value-type="float" office:value="69" calcext:value-type="float">
            <text:p>69</text:p>
          </table:table-cell>
          <table:table-cell table:formula="of:=60649*(100-[.G33])/100" office:value-type="float" office:value="18801.19" calcext:value-type="float">
            <text:p>18801.19</text:p>
          </table:table-cell>
          <table:table-cell table:formula="of:=[.I32]-[.J$32]" office:value-type="float" office:value="3.823" calcext:value-type="float">
            <text:p>3.823</text:p>
          </table:table-cell>
          <table:table-cell/>
          <table:table-cell office:value-type="float" office:value="3.87" calcext:value-type="float">
            <text:p>3.87</text:p>
          </table:table-cell>
          <table:table-cell table:formula="of:=[.I33]-[.K33]" office:value-type="float" office:value="-0.0470000000000002" calcext:value-type="float">
            <text:p>-0.047</text:p>
          </table:table-cell>
          <table:table-cell table:formula="of:=[.L33]*100" office:value-type="float" office:value="-4.70000000000002" calcext:value-type="float">
            <text:p>-4.7</text:p>
          </table:table-cell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4]*-1" office:value-type="float" office:value="-0.319" calcext:value-type="float">
            <text:p>-0.319</text:p>
          </table:table-cell>
          <table:table-cell table:formula="of:=[.D34]*([.A34]-[.A33])+[.E33]" office:value-type="float" office:value="-510.3" calcext:value-type="float">
            <text:p>-510.3</text:p>
          </table:table-cell>
          <table:table-cell table:formula="of:=[.E34]/3600" office:value-type="float" office:value="-0.14175" calcext:value-type="float">
            <text:p>-0.142</text:p>
          </table:table-cell>
          <table:table-cell office:value-type="float" office:value="68" calcext:value-type="float">
            <text:p>68</text:p>
          </table:table-cell>
          <table:table-cell table:formula="of:=60649*(100-[.G34])/100" office:value-type="float" office:value="19407.68" calcext:value-type="float">
            <text:p>19407.68</text:p>
          </table:table-cell>
          <table:table-cell table:formula="of:=[.I33]-[.J$32]" office:value-type="float" office:value="3.816" calcext:value-type="float">
            <text:p>3.816</text:p>
          </table:table-cell>
          <table:table-cell/>
          <table:table-cell office:value-type="float" office:value="3.83" calcext:value-type="float">
            <text:p>3.83</text:p>
          </table:table-cell>
          <table:table-cell table:formula="of:=[.I34]-[.K34]" office:value-type="float" office:value="-0.0140000000000002" calcext:value-type="float">
            <text:p>-0.014</text:p>
          </table:table-cell>
          <table:table-cell table:formula="of:=[.L34]*100" office:value-type="float" office:value="-1.40000000000002" calcext:value-type="float">
            <text:p>-1.4</text:p>
          </table:table-cell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5]*-1" office:value-type="float" office:value="-0.319" calcext:value-type="float">
            <text:p>-0.319</text:p>
          </table:table-cell>
          <table:table-cell table:formula="of:=[.D35]*([.A35]-[.A34])+[.E34]" office:value-type="float" office:value="-526.25" calcext:value-type="float">
            <text:p>-526.3</text:p>
          </table:table-cell>
          <table:table-cell table:formula="of:=[.E35]/3600" office:value-type="float" office:value="-0.146180555555556" calcext:value-type="float">
            <text:p>-0.146</text:p>
          </table:table-cell>
          <table:table-cell office:value-type="float" office:value="67" calcext:value-type="float">
            <text:p>67</text:p>
          </table:table-cell>
          <table:table-cell table:formula="of:=60649*(100-[.G35])/100" office:value-type="float" office:value="20014.17" calcext:value-type="float">
            <text:p>20014.17</text:p>
          </table:table-cell>
          <table:table-cell table:formula="of:=[.I34]-[.J$32]" office:value-type="float" office:value="3.809" calcext:value-type="float">
            <text:p>3.809</text:p>
          </table:table-cell>
          <table:table-cell/>
          <table:table-cell office:value-type="float" office:value="3.8225" calcext:value-type="float">
            <text:p>3.8225</text:p>
          </table:table-cell>
          <table:table-cell table:formula="of:=[.I35]-[.K35]" office:value-type="float" office:value="-0.0134999999999996" calcext:value-type="float">
            <text:p>-0.0135</text:p>
          </table:table-cell>
          <table:table-cell table:formula="of:=[.L35]*100" office:value-type="float" office:value="-1.35000000000001" calcext:value-type="float">
            <text:p>-1.4</text:p>
          </table:table-cell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6]*-1" office:value-type="float" office:value="-0.319" calcext:value-type="float">
            <text:p>-0.319</text:p>
          </table:table-cell>
          <table:table-cell table:formula="of:=[.D36]*([.A36]-[.A35])+[.E35]" office:value-type="float" office:value="-542.2" calcext:value-type="float">
            <text:p>-542.2</text:p>
          </table:table-cell>
          <table:table-cell table:formula="of:=[.E36]/3600" office:value-type="float" office:value="-0.150611111111111" calcext:value-type="float">
            <text:p>-0.151</text:p>
          </table:table-cell>
          <table:table-cell office:value-type="float" office:value="66" calcext:value-type="float">
            <text:p>66</text:p>
          </table:table-cell>
          <table:table-cell table:formula="of:=60649*(100-[.G36])/100" office:value-type="float" office:value="20620.66" calcext:value-type="float">
            <text:p>20620.66</text:p>
          </table:table-cell>
          <table:table-cell table:formula="of:=[.I35]-[.J$32]" office:value-type="float" office:value="3.802" calcext:value-type="float">
            <text:p>3.802</text:p>
          </table:table-cell>
          <table:table-cell/>
          <table:table-cell office:value-type="float" office:value="3.815" calcext:value-type="float">
            <text:p>3.815</text:p>
          </table:table-cell>
          <table:table-cell table:formula="of:=[.I36]-[.K36]" office:value-type="float" office:value="-0.0129999999999999" calcext:value-type="float">
            <text:p>-0.013</text:p>
          </table:table-cell>
          <table:table-cell table:formula="of:=[.L36]*100" office:value-type="float" office:value="-1.30000000000003" calcext:value-type="float">
            <text:p>-1.3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4.13" calcext:value-type="float">
            <text:p>4.13</text:p>
          </table:table-cell>
          <table:table-cell office:value-type="float" office:value="0.32" calcext:value-type="float">
            <text:p>0.32</text:p>
          </table:table-cell>
          <table:table-cell table:formula="of:=[.C37]*-1" office:value-type="float" office:value="-0.32" calcext:value-type="float">
            <text:p>-0.32</text:p>
          </table:table-cell>
          <table:table-cell table:formula="of:=[.D37]*([.A37]-[.A36])+[.E36]" office:value-type="float" office:value="-558.2" calcext:value-type="float">
            <text:p>-558.2</text:p>
          </table:table-cell>
          <table:table-cell table:formula="of:=[.E37]/3600" office:value-type="float" office:value="-0.155055555555556" calcext:value-type="float">
            <text:p>-0.155</text:p>
          </table:table-cell>
          <table:table-cell office:value-type="float" office:value="65" calcext:value-type="float">
            <text:p>65</text:p>
          </table:table-cell>
          <table:table-cell table:formula="of:=60649*(100-[.G37])/100" office:value-type="float" office:value="21227.15" calcext:value-type="float">
            <text:p>21227.15</text:p>
          </table:table-cell>
          <table:table-cell office:value-type="float" office:value="3.795" calcext:value-type="float">
            <text:p>3.795</text:p>
          </table:table-cell>
          <table:table-cell table:formula="of:=([.I37]-[.I42])/5" office:value-type="float" office:value="0.00599999999999996" calcext:value-type="float">
            <text:p>0.006</text:p>
          </table:table-cell>
          <table:table-cell office:value-type="float" office:value="3.8075" calcext:value-type="float">
            <text:p>3.8075</text:p>
          </table:table-cell>
          <table:table-cell table:formula="of:=[.I37]-[.K37]" office:value-type="float" office:value="-0.0125000000000002" calcext:value-type="float">
            <text:p>-0.0125</text:p>
          </table:table-cell>
          <table:table-cell table:formula="of:=[.L37]*100" office:value-type="float" office:value="-1.25000000000002" calcext:value-type="float">
            <text:p>-1.3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8]*-1" office:value-type="float" office:value="-0.319" calcext:value-type="float">
            <text:p>-0.319</text:p>
          </table:table-cell>
          <table:table-cell table:formula="of:=[.D38]*([.A38]-[.A37])+[.E37]" office:value-type="float" office:value="-574.15" calcext:value-type="float">
            <text:p>-574.2</text:p>
          </table:table-cell>
          <table:table-cell table:formula="of:=[.E38]/3600" office:value-type="float" office:value="-0.159486111111111" calcext:value-type="float">
            <text:p>-0.159</text:p>
          </table:table-cell>
          <table:table-cell office:value-type="float" office:value="64" calcext:value-type="float">
            <text:p>64</text:p>
          </table:table-cell>
          <table:table-cell table:formula="of:=60649*(100-[.G38])/100" office:value-type="float" office:value="21833.64" calcext:value-type="float">
            <text:p>21833.64</text:p>
          </table:table-cell>
          <table:table-cell table:formula="of:=[.I37]-[.J$37]" office:value-type="float" office:value="3.789" calcext:value-type="float">
            <text:p>3.789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[.I38]-[.K38]" office:value-type="float" office:value="-0.0109999999999997" calcext:value-type="float">
            <text:p>-0.011</text:p>
          </table:table-cell>
          <table:table-cell table:formula="of:=[.L38]*100" office:value-type="float" office:value="-1.09999999999997" calcext:value-type="float">
            <text:p>-1.1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4.12" calcext:value-type="float">
            <text:p>4.12</text:p>
          </table:table-cell>
          <table:table-cell office:value-type="float" office:value="0.32" calcext:value-type="float">
            <text:p>0.32</text:p>
          </table:table-cell>
          <table:table-cell table:formula="of:=[.C39]*-1" office:value-type="float" office:value="-0.32" calcext:value-type="float">
            <text:p>-0.32</text:p>
          </table:table-cell>
          <table:table-cell table:formula="of:=[.D39]*([.A39]-[.A38])+[.E38]" office:value-type="float" office:value="-590.15" calcext:value-type="float">
            <text:p>-590.2</text:p>
          </table:table-cell>
          <table:table-cell table:formula="of:=[.E39]/3600" office:value-type="float" office:value="-0.163930555555556" calcext:value-type="float">
            <text:p>-0.164</text:p>
          </table:table-cell>
          <table:table-cell office:value-type="float" office:value="63" calcext:value-type="float">
            <text:p>63</text:p>
          </table:table-cell>
          <table:table-cell table:formula="of:=60649*(100-[.G39])/100" office:value-type="float" office:value="22440.13" calcext:value-type="float">
            <text:p>22440.13</text:p>
          </table:table-cell>
          <table:table-cell table:formula="of:=[.I38]-[.J$37]" office:value-type="float" office:value="3.783" calcext:value-type="float">
            <text:p>3.783</text:p>
          </table:table-cell>
          <table:table-cell/>
          <table:table-cell office:value-type="float" office:value="3.7925" calcext:value-type="float">
            <text:p>3.7925</text:p>
          </table:table-cell>
          <table:table-cell table:formula="of:=[.I39]-[.K39]" office:value-type="float" office:value="-0.00950000000000006" calcext:value-type="float">
            <text:p>-0.0095</text:p>
          </table:table-cell>
          <table:table-cell table:formula="of:=[.L39]*100" office:value-type="float" office:value="-0.949999999999962" calcext:value-type="float">
            <text:p>-0.9</text:p>
          </table:table-cell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0]*-1" office:value-type="float" office:value="-0.319" calcext:value-type="float">
            <text:p>-0.319</text:p>
          </table:table-cell>
          <table:table-cell table:formula="of:=[.D40]*([.A40]-[.A39])+[.E39]" office:value-type="float" office:value="-606.1" calcext:value-type="float">
            <text:p>-606.1</text:p>
          </table:table-cell>
          <table:table-cell table:formula="of:=[.E40]/3600" office:value-type="float" office:value="-0.168361111111111" calcext:value-type="float">
            <text:p>-0.168</text:p>
          </table:table-cell>
          <table:table-cell office:value-type="float" office:value="62" calcext:value-type="float">
            <text:p>62</text:p>
          </table:table-cell>
          <table:table-cell table:formula="of:=60649*(100-[.G40])/100" office:value-type="float" office:value="23046.62" calcext:value-type="float">
            <text:p>23046.62</text:p>
          </table:table-cell>
          <table:table-cell table:formula="of:=[.I39]-[.J$37]" office:value-type="float" office:value="3.777" calcext:value-type="float">
            <text:p>3.777</text:p>
          </table:table-cell>
          <table:table-cell/>
          <table:table-cell office:value-type="float" office:value="3.785" calcext:value-type="float">
            <text:p>3.785</text:p>
          </table:table-cell>
          <table:table-cell table:formula="of:=[.I40]-[.K40]" office:value-type="float" office:value="-0.00800000000000001" calcext:value-type="float">
            <text:p>-0.008</text:p>
          </table:table-cell>
          <table:table-cell table:formula="of:=[.L40]*100" office:value-type="float" office:value="-0.799999999999956" calcext:value-type="float">
            <text:p>-0.8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1]*-1" office:value-type="float" office:value="-0.319" calcext:value-type="float">
            <text:p>-0.319</text:p>
          </table:table-cell>
          <table:table-cell table:formula="of:=[.D41]*([.A41]-[.A40])+[.E40]" office:value-type="float" office:value="-622.05" calcext:value-type="float">
            <text:p>-622.1</text:p>
          </table:table-cell>
          <table:table-cell table:formula="of:=[.E41]/3600" office:value-type="float" office:value="-0.172791666666667" calcext:value-type="float">
            <text:p>-0.173</text:p>
          </table:table-cell>
          <table:table-cell office:value-type="float" office:value="61" calcext:value-type="float">
            <text:p>61</text:p>
          </table:table-cell>
          <table:table-cell table:formula="of:=60649*(100-[.G41])/100" office:value-type="float" office:value="23653.11" calcext:value-type="float">
            <text:p>23653.11</text:p>
          </table:table-cell>
          <table:table-cell table:formula="of:=[.I40]-[.J$37]" office:value-type="float" office:value="3.771" calcext:value-type="float">
            <text:p>3.771</text:p>
          </table:table-cell>
          <table:table-cell/>
          <table:table-cell office:value-type="float" office:value="3.78" calcext:value-type="float">
            <text:p>3.78</text:p>
          </table:table-cell>
          <table:table-cell table:formula="of:=[.I41]-[.K41]" office:value-type="float" office:value="-0.0089999999999999" calcext:value-type="float">
            <text:p>-0.009</text:p>
          </table:table-cell>
          <table:table-cell table:formula="of:=[.L41]*100" office:value-type="float" office:value="-0.899999999999901" calcext:value-type="float">
            <text:p>-0.9</text:p>
          </table:table-cell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2]*-1" office:value-type="float" office:value="-0.319" calcext:value-type="float">
            <text:p>-0.319</text:p>
          </table:table-cell>
          <table:table-cell table:formula="of:=[.D42]*([.A42]-[.A41])+[.E41]" office:value-type="float" office:value="-638" calcext:value-type="float">
            <text:p>-638.0</text:p>
          </table:table-cell>
          <table:table-cell table:formula="of:=[.E42]/3600" office:value-type="float" office:value="-0.177222222222222" calcext:value-type="float">
            <text:p>-0.177</text:p>
          </table:table-cell>
          <table:table-cell office:value-type="float" office:value="60" calcext:value-type="float">
            <text:p>60</text:p>
          </table:table-cell>
          <table:table-cell table:formula="of:=60649*(100-[.G42])/100" office:value-type="float" office:value="24259.6" calcext:value-type="float">
            <text:p>24259.6</text:p>
          </table:table-cell>
          <table:table-cell office:value-type="float" office:value="3.765" calcext:value-type="float">
            <text:p>3.765</text:p>
          </table:table-cell>
          <table:table-cell table:formula="of:=([.I42]-[.I47])/5" office:value-type="float" office:value="0.00700000000000003" calcext:value-type="float">
            <text:p>0.007</text:p>
          </table:table-cell>
          <table:table-cell office:value-type="float" office:value="3.775" calcext:value-type="float">
            <text:p>3.775</text:p>
          </table:table-cell>
          <table:table-cell table:formula="of:=[.I42]-[.K42]" office:value-type="float" office:value="-0.00999999999999979" calcext:value-type="float">
            <text:p>-0.01</text:p>
          </table:table-cell>
          <table:table-cell table:formula="of:=[.L42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float" office:value="4.12" calcext:value-type="float">
            <text:p>4.12</text:p>
          </table:table-cell>
          <table:table-cell office:value-type="float" office:value="0.32" calcext:value-type="float">
            <text:p>0.32</text:p>
          </table:table-cell>
          <table:table-cell table:formula="of:=[.C43]*-1" office:value-type="float" office:value="-0.32" calcext:value-type="float">
            <text:p>-0.32</text:p>
          </table:table-cell>
          <table:table-cell table:formula="of:=[.D43]*([.A43]-[.A42])+[.E42]" office:value-type="float" office:value="-654" calcext:value-type="float">
            <text:p>-654.0</text:p>
          </table:table-cell>
          <table:table-cell table:formula="of:=[.E43]/3600" office:value-type="float" office:value="-0.181666666666667" calcext:value-type="float">
            <text:p>-0.182</text:p>
          </table:table-cell>
          <table:table-cell office:value-type="float" office:value="59" calcext:value-type="float">
            <text:p>59</text:p>
          </table:table-cell>
          <table:table-cell table:formula="of:=60649*(100-[.G43])/100" office:value-type="float" office:value="24866.09" calcext:value-type="float">
            <text:p>24866.09</text:p>
          </table:table-cell>
          <table:table-cell table:formula="of:=[.I42]-[.J$42]" office:value-type="float" office:value="3.758" calcext:value-type="float">
            <text:p>3.758</text:p>
          </table:table-cell>
          <table:table-cell/>
          <table:table-cell office:value-type="float" office:value="3.77" calcext:value-type="float">
            <text:p>3.77</text:p>
          </table:table-cell>
          <table:table-cell table:formula="of:=[.I43]-[.K43]" office:value-type="float" office:value="-0.012" calcext:value-type="float">
            <text:p>-0.012</text:p>
          </table:table-cell>
          <table:table-cell table:formula="of:=[.L43]*100" office:value-type="float" office:value="-1.2" calcext:value-type="float">
            <text:p>-1.2</text:p>
          </table:table-cell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4]*-1" office:value-type="float" office:value="-0.319" calcext:value-type="float">
            <text:p>-0.319</text:p>
          </table:table-cell>
          <table:table-cell table:formula="of:=[.D44]*([.A44]-[.A43])+[.E43]" office:value-type="float" office:value="-669.95" calcext:value-type="float">
            <text:p>-670.0</text:p>
          </table:table-cell>
          <table:table-cell table:formula="of:=[.E44]/3600" office:value-type="float" office:value="-0.186097222222222" calcext:value-type="float">
            <text:p>-0.186</text:p>
          </table:table-cell>
          <table:table-cell office:value-type="float" office:value="58" calcext:value-type="float">
            <text:p>58</text:p>
          </table:table-cell>
          <table:table-cell table:formula="of:=60649*(100-[.G44])/100" office:value-type="float" office:value="25472.58" calcext:value-type="float">
            <text:p>25472.58</text:p>
          </table:table-cell>
          <table:table-cell table:formula="of:=[.I43]-[.J$42]" office:value-type="float" office:value="3.751" calcext:value-type="float">
            <text:p>3.751</text:p>
          </table:table-cell>
          <table:table-cell/>
          <table:table-cell office:value-type="float" office:value="3.765" calcext:value-type="float">
            <text:p>3.765</text:p>
          </table:table-cell>
          <table:table-cell table:formula="of:=[.I44]-[.K44]" office:value-type="float" office:value="-0.0140000000000002" calcext:value-type="float">
            <text:p>-0.014</text:p>
          </table:table-cell>
          <table:table-cell table:formula="of:=[.L44]*100" office:value-type="float" office:value="-1.40000000000002" calcext:value-type="float">
            <text:p>-1.4</text:p>
          </table:table-cell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5]*-1" office:value-type="float" office:value="-0.319" calcext:value-type="float">
            <text:p>-0.319</text:p>
          </table:table-cell>
          <table:table-cell table:formula="of:=[.D45]*([.A45]-[.A44])+[.E44]" office:value-type="float" office:value="-685.9" calcext:value-type="float">
            <text:p>-685.9</text:p>
          </table:table-cell>
          <table:table-cell table:formula="of:=[.E45]/3600" office:value-type="float" office:value="-0.190527777777778" calcext:value-type="float">
            <text:p>-0.191</text:p>
          </table:table-cell>
          <table:table-cell office:value-type="float" office:value="57" calcext:value-type="float">
            <text:p>57</text:p>
          </table:table-cell>
          <table:table-cell table:formula="of:=60649*(100-[.G45])/100" office:value-type="float" office:value="26079.07" calcext:value-type="float">
            <text:p>26079.07</text:p>
          </table:table-cell>
          <table:table-cell table:formula="of:=[.I44]-[.J$42]" office:value-type="float" office:value="3.744" calcext:value-type="float">
            <text:p>3.744</text:p>
          </table:table-cell>
          <table:table-cell/>
          <table:table-cell office:value-type="float" office:value="3.7575" calcext:value-type="float">
            <text:p>3.7575</text:p>
          </table:table-cell>
          <table:table-cell table:formula="of:=[.I45]-[.K45]" office:value-type="float" office:value="-0.0134999999999996" calcext:value-type="float">
            <text:p>-0.0135</text:p>
          </table:table-cell>
          <table:table-cell table:formula="of:=[.L45]*100" office:value-type="float" office:value="-1.35000000000001" calcext:value-type="float">
            <text:p>-1.4</text:p>
          </table:table-cell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46]*-1" office:value-type="float" office:value="-0.319" calcext:value-type="float">
            <text:p>-0.319</text:p>
          </table:table-cell>
          <table:table-cell table:formula="of:=[.D46]*([.A46]-[.A45])+[.E45]" office:value-type="float" office:value="-701.85" calcext:value-type="float">
            <text:p>-701.9</text:p>
          </table:table-cell>
          <table:table-cell table:formula="of:=[.E46]/3600" office:value-type="float" office:value="-0.194958333333333" calcext:value-type="float">
            <text:p>-0.195</text:p>
          </table:table-cell>
          <table:table-cell office:value-type="float" office:value="56" calcext:value-type="float">
            <text:p>56</text:p>
          </table:table-cell>
          <table:table-cell table:formula="of:=60649*(100-[.G46])/100" office:value-type="float" office:value="26685.56" calcext:value-type="float">
            <text:p>26685.56</text:p>
          </table:table-cell>
          <table:table-cell table:formula="of:=[.I45]-[.J$42]" office:value-type="float" office:value="3.737" calcext:value-type="float">
            <text:p>3.737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[.I46]-[.K46]" office:value-type="float" office:value="-0.0129999999999999" calcext:value-type="float">
            <text:p>-0.013</text:p>
          </table:table-cell>
          <table:table-cell table:formula="of:=[.L46]*100" office:value-type="float" office:value="-1.30000000000003" calcext:value-type="float">
            <text:p>-1.3</text:p>
          </table:table-cell>
        </table:table-row>
        <table:table-row table:style-name="ro2">
          <table:table-cell office:value-type="float" office:value="2299" calcext:value-type="float">
            <text:p>22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7]*-1" office:value-type="float" office:value="-0.319" calcext:value-type="float">
            <text:p>-0.319</text:p>
          </table:table-cell>
          <table:table-cell table:formula="of:=[.D47]*([.A47]-[.A46])+[.E46]" office:value-type="float" office:value="-717.8" calcext:value-type="float">
            <text:p>-717.8</text:p>
          </table:table-cell>
          <table:table-cell table:formula="of:=[.E47]/3600" office:value-type="float" office:value="-0.199388888888889" calcext:value-type="float">
            <text:p>-0.199</text:p>
          </table:table-cell>
          <table:table-cell office:value-type="float" office:value="55" calcext:value-type="float">
            <text:p>55</text:p>
          </table:table-cell>
          <table:table-cell table:formula="of:=60649*(100-[.G47])/100" office:value-type="float" office:value="27292.05" calcext:value-type="float">
            <text:p>27292.05</text:p>
          </table:table-cell>
          <table:table-cell office:value-type="float" office:value="3.73" calcext:value-type="float">
            <text:p>3.730</text:p>
          </table:table-cell>
          <table:table-cell table:formula="of:=([.I47]-[.I52])/5" office:value-type="float" office:value="0.00499999999999998" calcext:value-type="float">
            <text:p>0.005</text:p>
          </table:table-cell>
          <table:table-cell office:value-type="float" office:value="3.745" calcext:value-type="float">
            <text:p>3.745</text:p>
          </table:table-cell>
          <table:table-cell table:formula="of:=[.I47]-[.K47]" office:value-type="float" office:value="-0.0150000000000001" calcext:value-type="float">
            <text:p>-0.015</text:p>
          </table:table-cell>
          <table:table-cell table:formula="of:=[.L47]*100" office:value-type="float" office:value="-1.50000000000001" calcext:value-type="float">
            <text:p>-1.5</text:p>
          </table:table-cell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float" office:value="4.12" calcext:value-type="float">
            <text:p>4.12</text:p>
          </table:table-cell>
          <table:table-cell office:value-type="float" office:value="0.318" calcext:value-type="float">
            <text:p>0.318</text:p>
          </table:table-cell>
          <table:table-cell table:formula="of:=[.C48]*-1" office:value-type="float" office:value="-0.318" calcext:value-type="float">
            <text:p>-0.318</text:p>
          </table:table-cell>
          <table:table-cell table:formula="of:=[.D48]*([.A48]-[.A47])+[.E47]" office:value-type="float" office:value="-733.7" calcext:value-type="float">
            <text:p>-733.7</text:p>
          </table:table-cell>
          <table:table-cell table:formula="of:=[.E48]/3600" office:value-type="float" office:value="-0.203805555555556" calcext:value-type="float">
            <text:p>-0.204</text:p>
          </table:table-cell>
          <table:table-cell office:value-type="float" office:value="54" calcext:value-type="float">
            <text:p>54</text:p>
          </table:table-cell>
          <table:table-cell table:formula="of:=60649*(100-[.G48])/100" office:value-type="float" office:value="27898.54" calcext:value-type="float">
            <text:p>27898.54</text:p>
          </table:table-cell>
          <table:table-cell table:formula="of:=[.I47]-[.J$47]" office:value-type="float" office:value="3.725" calcext:value-type="float">
            <text:p>3.725</text:p>
          </table:table-cell>
          <table:table-cell/>
          <table:table-cell office:value-type="float" office:value="3.74" calcext:value-type="float">
            <text:p>3.74</text:p>
          </table:table-cell>
          <table:table-cell table:formula="of:=[.I48]-[.K48]" office:value-type="float" office:value="-0.0150000000000001" calcext:value-type="float">
            <text:p>-0.015</text:p>
          </table:table-cell>
          <table:table-cell table:formula="of:=[.L48]*100" office:value-type="float" office:value="-1.50000000000001" calcext:value-type="float">
            <text:p>-1.5</text:p>
          </table:table-cell>
        </table:table-row>
        <table:table-row table:style-name="ro2">
          <table:table-cell office:value-type="float" office:value="2399" calcext:value-type="float">
            <text:p>23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49]*-1" office:value-type="float" office:value="-0.319" calcext:value-type="float">
            <text:p>-0.319</text:p>
          </table:table-cell>
          <table:table-cell table:formula="of:=[.D49]*([.A49]-[.A48])+[.E48]" office:value-type="float" office:value="-749.65" calcext:value-type="float">
            <text:p>-749.7</text:p>
          </table:table-cell>
          <table:table-cell table:formula="of:=[.E49]/3600" office:value-type="float" office:value="-0.208236111111111" calcext:value-type="float">
            <text:p>-0.208</text:p>
          </table:table-cell>
          <table:table-cell office:value-type="float" office:value="53" calcext:value-type="float">
            <text:p>53</text:p>
          </table:table-cell>
          <table:table-cell table:formula="of:=60649*(100-[.G49])/100" office:value-type="float" office:value="28505.03" calcext:value-type="float">
            <text:p>28505.03</text:p>
          </table:table-cell>
          <table:table-cell table:formula="of:=[.I48]-[.J$47]" office:value-type="float" office:value="3.72" calcext:value-type="float">
            <text:p>3.720</text:p>
          </table:table-cell>
          <table:table-cell/>
          <table:table-cell office:value-type="float" office:value="3.735" calcext:value-type="float">
            <text:p>3.735</text:p>
          </table:table-cell>
          <table:table-cell table:formula="of:=[.I49]-[.K49]" office:value-type="float" office:value="-0.0149999999999997" calcext:value-type="float">
            <text:p>-0.015</text:p>
          </table:table-cell>
          <table:table-cell table:formula="of:=[.L49]*100" office:value-type="float" office:value="-1.49999999999997" calcext:value-type="float">
            <text:p>-1.5</text:p>
          </table:table-cell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0]*-1" office:value-type="float" office:value="-0.319" calcext:value-type="float">
            <text:p>-0.319</text:p>
          </table:table-cell>
          <table:table-cell table:formula="of:=[.D50]*([.A50]-[.A49])+[.E49]" office:value-type="float" office:value="-765.6" calcext:value-type="float">
            <text:p>-765.6</text:p>
          </table:table-cell>
          <table:table-cell table:formula="of:=[.E50]/3600" office:value-type="float" office:value="-0.212666666666667" calcext:value-type="float">
            <text:p>-0.213</text:p>
          </table:table-cell>
          <table:table-cell office:value-type="float" office:value="52" calcext:value-type="float">
            <text:p>52</text:p>
          </table:table-cell>
          <table:table-cell table:formula="of:=60649*(100-[.G50])/100" office:value-type="float" office:value="29111.52" calcext:value-type="float">
            <text:p>29111.52</text:p>
          </table:table-cell>
          <table:table-cell table:formula="of:=[.I49]-[.J$47]" office:value-type="float" office:value="3.715" calcext:value-type="float">
            <text:p>3.715</text:p>
          </table:table-cell>
          <table:table-cell/>
          <table:table-cell office:value-type="float" office:value="3.7275" calcext:value-type="float">
            <text:p>3.7275</text:p>
          </table:table-cell>
          <table:table-cell table:formula="of:=[.I50]-[.K50]" office:value-type="float" office:value="-0.0125000000000002" calcext:value-type="float">
            <text:p>-0.0125</text:p>
          </table:table-cell>
          <table:table-cell table:formula="of:=[.L50]*100" office:value-type="float" office:value="-1.24999999999997" calcext:value-type="float">
            <text:p>-1.2</text:p>
          </table:table-cell>
        </table:table-row>
        <table:table-row table:style-name="ro2">
          <table:table-cell office:value-type="float" office:value="2499" calcext:value-type="float">
            <text:p>24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1]*-1" office:value-type="float" office:value="-0.319" calcext:value-type="float">
            <text:p>-0.319</text:p>
          </table:table-cell>
          <table:table-cell table:formula="of:=[.D51]*([.A51]-[.A50])+[.E50]" office:value-type="float" office:value="-781.55" calcext:value-type="float">
            <text:p>-781.6</text:p>
          </table:table-cell>
          <table:table-cell table:formula="of:=[.E51]/3600" office:value-type="float" office:value="-0.217097222222222" calcext:value-type="float">
            <text:p>-0.217</text:p>
          </table:table-cell>
          <table:table-cell office:value-type="float" office:value="51" calcext:value-type="float">
            <text:p>51</text:p>
          </table:table-cell>
          <table:table-cell table:formula="of:=60649*(100-[.G51])/100" office:value-type="float" office:value="29718.01" calcext:value-type="float">
            <text:p>29718.01</text:p>
          </table:table-cell>
          <table:table-cell table:formula="of:=[.I50]-[.J$47]" office:value-type="float" office:value="3.71" calcext:value-type="float">
            <text:p>3.710</text:p>
          </table:table-cell>
          <table:table-cell/>
          <table:table-cell office:value-type="float" office:value="3.72" calcext:value-type="float">
            <text:p>3.72</text:p>
          </table:table-cell>
          <table:table-cell table:formula="of:=[.I51]-[.K51]" office:value-type="float" office:value="-0.0100000000000002" calcext:value-type="float">
            <text:p>-0.01</text:p>
          </table:table-cell>
          <table:table-cell table:formula="of:=[.L51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549" calcext:value-type="float">
            <text:p>25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2]*-1" office:value-type="float" office:value="-0.319" calcext:value-type="float">
            <text:p>-0.319</text:p>
          </table:table-cell>
          <table:table-cell table:formula="of:=[.D52]*([.A52]-[.A51])+[.E51]" office:value-type="float" office:value="-797.500000000001" calcext:value-type="float">
            <text:p>-797.5</text:p>
          </table:table-cell>
          <table:table-cell table:formula="of:=[.E52]/3600" office:value-type="float" office:value="-0.221527777777778" calcext:value-type="float">
            <text:p>-0.222</text:p>
          </table:table-cell>
          <table:table-cell office:value-type="float" office:value="50" calcext:value-type="float">
            <text:p>50</text:p>
          </table:table-cell>
          <table:table-cell table:formula="of:=60649*(100-[.G52])/100" office:value-type="float" office:value="30324.5" calcext:value-type="float">
            <text:p>30324.5</text:p>
          </table:table-cell>
          <table:table-cell office:value-type="float" office:value="3.705" calcext:value-type="float">
            <text:p>3.705</text:p>
          </table:table-cell>
          <table:table-cell table:formula="of:=([.I52]-[.I57])/5" office:value-type="float" office:value="0.00499999999999998" calcext:value-type="float">
            <text:p>0.005</text:p>
          </table:table-cell>
          <table:table-cell office:value-type="float" office:value="3.715" calcext:value-type="float">
            <text:p>3.715</text:p>
          </table:table-cell>
          <table:table-cell table:formula="of:=[.I52]-[.K52]" office:value-type="float" office:value="-0.00999999999999979" calcext:value-type="float">
            <text:p>-0.01</text:p>
          </table:table-cell>
          <table:table-cell table:formula="of:=[.L52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599" calcext:value-type="float">
            <text:p>25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3]*-1" office:value-type="float" office:value="-0.319" calcext:value-type="float">
            <text:p>-0.319</text:p>
          </table:table-cell>
          <table:table-cell table:formula="of:=[.D53]*([.A53]-[.A52])+[.E52]" office:value-type="float" office:value="-813.45" calcext:value-type="float">
            <text:p>-813.5</text:p>
          </table:table-cell>
          <table:table-cell table:formula="of:=[.E53]/3600" office:value-type="float" office:value="-0.225958333333333" calcext:value-type="float">
            <text:p>-0.226</text:p>
          </table:table-cell>
          <table:table-cell office:value-type="float" office:value="49" calcext:value-type="float">
            <text:p>49</text:p>
          </table:table-cell>
          <table:table-cell table:formula="of:=60649*(100-[.G53])/100" office:value-type="float" office:value="30930.99" calcext:value-type="float">
            <text:p>30930.99</text:p>
          </table:table-cell>
          <table:table-cell table:formula="of:=[.I52]-[.J$52]" office:value-type="float" office:value="3.7" calcext:value-type="float">
            <text:p>3.700</text:p>
          </table:table-cell>
          <table:table-cell/>
          <table:table-cell office:value-type="float" office:value="3.71" calcext:value-type="float">
            <text:p>3.71</text:p>
          </table:table-cell>
          <table:table-cell table:formula="of:=[.I53]-[.K53]" office:value-type="float" office:value="-0.00999999999999979" calcext:value-type="float">
            <text:p>-0.01</text:p>
          </table:table-cell>
          <table:table-cell table:formula="of:=[.L53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649" calcext:value-type="float">
            <text:p>26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4]*-1" office:value-type="float" office:value="-0.319" calcext:value-type="float">
            <text:p>-0.319</text:p>
          </table:table-cell>
          <table:table-cell table:formula="of:=[.D54]*([.A54]-[.A53])+[.E53]" office:value-type="float" office:value="-829.400000000001" calcext:value-type="float">
            <text:p>-829.4</text:p>
          </table:table-cell>
          <table:table-cell table:formula="of:=[.E54]/3600" office:value-type="float" office:value="-0.230388888888889" calcext:value-type="float">
            <text:p>-0.230</text:p>
          </table:table-cell>
          <table:table-cell office:value-type="float" office:value="48" calcext:value-type="float">
            <text:p>48</text:p>
          </table:table-cell>
          <table:table-cell table:formula="of:=60649*(100-[.G54])/100" office:value-type="float" office:value="31537.48" calcext:value-type="float">
            <text:p>31537.48</text:p>
          </table:table-cell>
          <table:table-cell table:formula="of:=[.I53]-[.J$52]" office:value-type="float" office:value="3.695" calcext:value-type="float">
            <text:p>3.695</text:p>
          </table:table-cell>
          <table:table-cell/>
          <table:table-cell office:value-type="float" office:value="3.705" calcext:value-type="float">
            <text:p>3.705</text:p>
          </table:table-cell>
          <table:table-cell table:formula="of:=[.I54]-[.K54]" office:value-type="float" office:value="-0.0100000000000002" calcext:value-type="float">
            <text:p>-0.01</text:p>
          </table:table-cell>
          <table:table-cell table:formula="of:=[.L54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5]*-1" office:value-type="float" office:value="-0.319" calcext:value-type="float">
            <text:p>-0.319</text:p>
          </table:table-cell>
          <table:table-cell table:formula="of:=[.D55]*([.A55]-[.A54])+[.E54]" office:value-type="float" office:value="-845.350000000001" calcext:value-type="float">
            <text:p>-845.4</text:p>
          </table:table-cell>
          <table:table-cell table:formula="of:=[.E55]/3600" office:value-type="float" office:value="-0.234819444444445" calcext:value-type="float">
            <text:p>-0.235</text:p>
          </table:table-cell>
          <table:table-cell office:value-type="float" office:value="47" calcext:value-type="float">
            <text:p>47</text:p>
          </table:table-cell>
          <table:table-cell table:formula="of:=60649*(100-[.G55])/100" office:value-type="float" office:value="32143.97" calcext:value-type="float">
            <text:p>32143.97</text:p>
          </table:table-cell>
          <table:table-cell table:formula="of:=[.I54]-[.J$52]" office:value-type="float" office:value="3.69" calcext:value-type="float">
            <text:p>3.690</text:p>
          </table:table-cell>
          <table:table-cell/>
          <table:table-cell office:value-type="float" office:value="3.7" calcext:value-type="float">
            <text:p>3.7</text:p>
          </table:table-cell>
          <table:table-cell table:formula="of:=[.I55]-[.K55]" office:value-type="float" office:value="-0.0100000000000002" calcext:value-type="float">
            <text:p>-0.01</text:p>
          </table:table-cell>
          <table:table-cell table:formula="of:=[.L55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749" calcext:value-type="float">
            <text:p>27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6]*-1" office:value-type="float" office:value="-0.319" calcext:value-type="float">
            <text:p>-0.319</text:p>
          </table:table-cell>
          <table:table-cell table:formula="of:=[.D56]*([.A56]-[.A55])+[.E55]" office:value-type="float" office:value="-861.300000000001" calcext:value-type="float">
            <text:p>-861.3</text:p>
          </table:table-cell>
          <table:table-cell table:formula="of:=[.E56]/3600" office:value-type="float" office:value="-0.23925" calcext:value-type="float">
            <text:p>-0.239</text:p>
          </table:table-cell>
          <table:table-cell office:value-type="float" office:value="46" calcext:value-type="float">
            <text:p>46</text:p>
          </table:table-cell>
          <table:table-cell table:formula="of:=60649*(100-[.G56])/100" office:value-type="float" office:value="32750.46" calcext:value-type="float">
            <text:p>32750.46</text:p>
          </table:table-cell>
          <table:table-cell table:formula="of:=[.I55]-[.J$52]" office:value-type="float" office:value="3.685" calcext:value-type="float">
            <text:p>3.685</text:p>
          </table:table-cell>
          <table:table-cell/>
          <table:table-cell office:value-type="float" office:value="3.695" calcext:value-type="float">
            <text:p>3.695</text:p>
          </table:table-cell>
          <table:table-cell table:formula="of:=[.I56]-[.K56]" office:value-type="float" office:value="-0.00999999999999979" calcext:value-type="float">
            <text:p>-0.01</text:p>
          </table:table-cell>
          <table:table-cell table:formula="of:=[.L56]*100" office:value-type="float" office:value="-0.999999999999934" calcext:value-type="float">
            <text:p>-1.0</text:p>
          </table:table-cell>
        </table:table-row>
        <table:table-row table:style-name="ro2">
          <table:table-cell office:value-type="float" office:value="2799" calcext:value-type="float">
            <text:p>27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7]*-1" office:value-type="float" office:value="-0.319" calcext:value-type="float">
            <text:p>-0.319</text:p>
          </table:table-cell>
          <table:table-cell table:formula="of:=[.D57]*([.A57]-[.A56])+[.E56]" office:value-type="float" office:value="-877.250000000001" calcext:value-type="float">
            <text:p>-877.3</text:p>
          </table:table-cell>
          <table:table-cell table:formula="of:=[.E57]/3600" office:value-type="float" office:value="-0.243680555555556" calcext:value-type="float">
            <text:p>-0.244</text:p>
          </table:table-cell>
          <table:table-cell office:value-type="float" office:value="45" calcext:value-type="float">
            <text:p>45</text:p>
          </table:table-cell>
          <table:table-cell table:formula="of:=60649*(100-[.G57])/100" office:value-type="float" office:value="33356.95" calcext:value-type="float">
            <text:p>33356.95</text:p>
          </table:table-cell>
          <table:table-cell office:value-type="float" office:value="3.68" calcext:value-type="float">
            <text:p>3.680</text:p>
          </table:table-cell>
          <table:table-cell table:formula="of:=([.I57]-[.I62])/5" office:value-type="float" office:value="0.00500000000000007" calcext:value-type="float">
            <text:p>0.005</text:p>
          </table:table-cell>
          <table:table-cell office:value-type="float" office:value="3.69" calcext:value-type="float">
            <text:p>3.69</text:p>
          </table:table-cell>
          <table:table-cell table:formula="of:=[.I57]-[.K57]" office:value-type="float" office:value="-0.00999999999999979" calcext:value-type="float">
            <text:p>-0.01</text:p>
          </table:table-cell>
          <table:table-cell table:formula="of:=[.L57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849" calcext:value-type="float">
            <text:p>28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8]*-1" office:value-type="float" office:value="-0.319" calcext:value-type="float">
            <text:p>-0.319</text:p>
          </table:table-cell>
          <table:table-cell table:formula="of:=[.D58]*([.A58]-[.A57])+[.E57]" office:value-type="float" office:value="-893.200000000001" calcext:value-type="float">
            <text:p>-893.2</text:p>
          </table:table-cell>
          <table:table-cell table:formula="of:=[.E58]/3600" office:value-type="float" office:value="-0.248111111111111" calcext:value-type="float">
            <text:p>-0.248</text:p>
          </table:table-cell>
          <table:table-cell office:value-type="float" office:value="44" calcext:value-type="float">
            <text:p>44</text:p>
          </table:table-cell>
          <table:table-cell table:formula="of:=60649*(100-[.G58])/100" office:value-type="float" office:value="33963.44" calcext:value-type="float">
            <text:p>33963.44</text:p>
          </table:table-cell>
          <table:table-cell table:formula="of:=[.I57]-[.J$57]" office:value-type="float" office:value="3.675" calcext:value-type="float">
            <text:p>3.675</text:p>
          </table:table-cell>
          <table:table-cell/>
          <table:table-cell office:value-type="float" office:value="3.685" calcext:value-type="float">
            <text:p>3.685</text:p>
          </table:table-cell>
          <table:table-cell table:formula="of:=[.I58]-[.K58]" office:value-type="float" office:value="-0.0100000000000002" calcext:value-type="float">
            <text:p>-0.01</text:p>
          </table:table-cell>
          <table:table-cell table:formula="of:=[.L58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899" calcext:value-type="float">
            <text:p>28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9]*-1" office:value-type="float" office:value="-0.319" calcext:value-type="float">
            <text:p>-0.319</text:p>
          </table:table-cell>
          <table:table-cell table:formula="of:=[.D59]*([.A59]-[.A58])+[.E58]" office:value-type="float" office:value="-909.150000000001" calcext:value-type="float">
            <text:p>-909.2</text:p>
          </table:table-cell>
          <table:table-cell table:formula="of:=[.E59]/3600" office:value-type="float" office:value="-0.252541666666667" calcext:value-type="float">
            <text:p>-0.253</text:p>
          </table:table-cell>
          <table:table-cell office:value-type="float" office:value="43" calcext:value-type="float">
            <text:p>43</text:p>
          </table:table-cell>
          <table:table-cell table:formula="of:=60649*(100-[.G59])/100" office:value-type="float" office:value="34569.93" calcext:value-type="float">
            <text:p>34569.93</text:p>
          </table:table-cell>
          <table:table-cell table:formula="of:=[.I58]-[.J$57]" office:value-type="float" office:value="3.67" calcext:value-type="float">
            <text:p>3.670</text:p>
          </table:table-cell>
          <table:table-cell/>
          <table:table-cell office:value-type="float" office:value="3.68" calcext:value-type="float">
            <text:p>3.68</text:p>
          </table:table-cell>
          <table:table-cell table:formula="of:=[.I59]-[.K59]" office:value-type="float" office:value="-0.0100000000000002" calcext:value-type="float">
            <text:p>-0.01</text:p>
          </table:table-cell>
          <table:table-cell table:formula="of:=[.L59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949" calcext:value-type="float">
            <text:p>29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60]*-1" office:value-type="float" office:value="-0.319" calcext:value-type="float">
            <text:p>-0.319</text:p>
          </table:table-cell>
          <table:table-cell table:formula="of:=[.D60]*([.A60]-[.A59])+[.E59]" office:value-type="float" office:value="-925.100000000001" calcext:value-type="float">
            <text:p>-925.1</text:p>
          </table:table-cell>
          <table:table-cell table:formula="of:=[.E60]/3600" office:value-type="float" office:value="-0.256972222222222" calcext:value-type="float">
            <text:p>-0.257</text:p>
          </table:table-cell>
          <table:table-cell office:value-type="float" office:value="42" calcext:value-type="float">
            <text:p>42</text:p>
          </table:table-cell>
          <table:table-cell table:formula="of:=60649*(100-[.G60])/100" office:value-type="float" office:value="35176.42" calcext:value-type="float">
            <text:p>35176.42</text:p>
          </table:table-cell>
          <table:table-cell table:formula="of:=[.I59]-[.J$57]" office:value-type="float" office:value="3.665" calcext:value-type="float">
            <text:p>3.665</text:p>
          </table:table-cell>
          <table:table-cell/>
          <table:table-cell office:value-type="float" office:value="3.675" calcext:value-type="float">
            <text:p>3.675</text:p>
          </table:table-cell>
          <table:table-cell table:formula="of:=[.I60]-[.K60]" office:value-type="float" office:value="-0.00999999999999979" calcext:value-type="float">
            <text:p>-0.01</text:p>
          </table:table-cell>
          <table:table-cell table:formula="of:=[.L60]*100" office:value-type="float" office:value="-0.999999999999934" calcext:value-type="float">
            <text:p>-1.0</text:p>
          </table:table-cell>
        </table:table-row>
        <table:table-row table:style-name="ro2">
          <table:table-cell office:value-type="float" office:value="2999" calcext:value-type="float">
            <text:p>29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61]*-1" office:value-type="float" office:value="-0.319" calcext:value-type="float">
            <text:p>-0.319</text:p>
          </table:table-cell>
          <table:table-cell table:formula="of:=[.D61]*([.A61]-[.A60])+[.E60]" office:value-type="float" office:value="-941.050000000001" calcext:value-type="float">
            <text:p>-941.1</text:p>
          </table:table-cell>
          <table:table-cell table:formula="of:=[.E61]/3600" office:value-type="float" office:value="-0.261402777777778" calcext:value-type="float">
            <text:p>-0.261</text:p>
          </table:table-cell>
          <table:table-cell office:value-type="float" office:value="41" calcext:value-type="float">
            <text:p>41</text:p>
          </table:table-cell>
          <table:table-cell table:formula="of:=60649*(100-[.G61])/100" office:value-type="float" office:value="35782.91" calcext:value-type="float">
            <text:p>35782.91</text:p>
          </table:table-cell>
          <table:table-cell table:formula="of:=[.I60]-[.J$57]" office:value-type="float" office:value="3.66" calcext:value-type="float">
            <text:p>3.660</text:p>
          </table:table-cell>
          <table:table-cell/>
          <table:table-cell office:value-type="float" office:value="3.67" calcext:value-type="float">
            <text:p>3.67</text:p>
          </table:table-cell>
          <table:table-cell table:formula="of:=[.I61]-[.K61]" office:value-type="float" office:value="-0.00999999999999979" calcext:value-type="float">
            <text:p>-0.01</text:p>
          </table:table-cell>
          <table:table-cell table:formula="of:=[.L61]*100" office:value-type="float" office:value="-0.999999999999934" calcext:value-type="float">
            <text:p>-1.0</text:p>
          </table:table-cell>
        </table:table-row>
        <table:table-row table:style-name="ro2">
          <table:table-cell office:value-type="float" office:value="3049" calcext:value-type="float">
            <text:p>304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2]*-1" office:value-type="float" office:value="-0.319" calcext:value-type="float">
            <text:p>-0.319</text:p>
          </table:table-cell>
          <table:table-cell table:formula="of:=[.D62]*([.A62]-[.A61])+[.E61]" office:value-type="float" office:value="-957.000000000001" calcext:value-type="float">
            <text:p>-957.0</text:p>
          </table:table-cell>
          <table:table-cell table:formula="of:=[.E62]/3600" office:value-type="float" office:value="-0.265833333333334" calcext:value-type="float">
            <text:p>-0.266</text:p>
          </table:table-cell>
          <table:table-cell office:value-type="float" office:value="40" calcext:value-type="float">
            <text:p>40</text:p>
          </table:table-cell>
          <table:table-cell table:formula="of:=60649*(100-[.G62])/100" office:value-type="float" office:value="36389.4" calcext:value-type="float">
            <text:p>36389.4</text:p>
          </table:table-cell>
          <table:table-cell office:value-type="float" office:value="3.655" calcext:value-type="float">
            <text:p>3.655</text:p>
          </table:table-cell>
          <table:table-cell table:formula="of:=([.I62]-[.I67])/5" office:value-type="float" office:value="0.00699999999999994" calcext:value-type="float">
            <text:p>0.007</text:p>
          </table:table-cell>
          <table:table-cell office:value-type="float" office:value="3.665" calcext:value-type="float">
            <text:p>3.665</text:p>
          </table:table-cell>
          <table:table-cell table:formula="of:=[.I62]-[.K62]" office:value-type="float" office:value="-0.0100000000000002" calcext:value-type="float">
            <text:p>-0.01</text:p>
          </table:table-cell>
          <table:table-cell table:formula="of:=[.L62]*100" office:value-type="float" office:value="-1.00000000000002" calcext:value-type="float">
            <text:p>-1.0</text:p>
          </table:table-cell>
        </table:table-row>
        <table:table-row table:style-name="ro2">
          <table:table-cell office:value-type="float" office:value="3099" calcext:value-type="float">
            <text:p>30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8" calcext:value-type="float">
            <text:p>0.318</text:p>
          </table:table-cell>
          <table:table-cell table:formula="of:=[.C63]*-1" office:value-type="float" office:value="-0.318" calcext:value-type="float">
            <text:p>-0.318</text:p>
          </table:table-cell>
          <table:table-cell table:formula="of:=[.D63]*([.A63]-[.A62])+[.E62]" office:value-type="float" office:value="-972.900000000001" calcext:value-type="float">
            <text:p>-972.9</text:p>
          </table:table-cell>
          <table:table-cell table:formula="of:=[.E63]/3600" office:value-type="float" office:value="-0.27025" calcext:value-type="float">
            <text:p>-0.270</text:p>
          </table:table-cell>
          <table:table-cell office:value-type="float" office:value="39" calcext:value-type="float">
            <text:p>39</text:p>
          </table:table-cell>
          <table:table-cell table:formula="of:=60649*(100-[.G63])/100" office:value-type="float" office:value="36995.89" calcext:value-type="float">
            <text:p>36995.89</text:p>
          </table:table-cell>
          <table:table-cell table:formula="of:=[.I62]-[.J$62]" office:value-type="float" office:value="3.648" calcext:value-type="float">
            <text:p>3.648</text:p>
          </table:table-cell>
          <table:table-cell/>
          <table:table-cell office:value-type="float" office:value="3.66" calcext:value-type="float">
            <text:p>3.66</text:p>
          </table:table-cell>
          <table:table-cell table:formula="of:=[.I63]-[.K63]" office:value-type="float" office:value="-0.012" calcext:value-type="float">
            <text:p>-0.012</text:p>
          </table:table-cell>
          <table:table-cell table:formula="of:=[.L63]*100" office:value-type="float" office:value="-1.20000000000005" calcext:value-type="float">
            <text:p>-1.2</text:p>
          </table:table-cell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4]*-1" office:value-type="float" office:value="-0.319" calcext:value-type="float">
            <text:p>-0.319</text:p>
          </table:table-cell>
          <table:table-cell table:formula="of:=[.D64]*([.A64]-[.A63])+[.E63]" office:value-type="float" office:value="-988.850000000001" calcext:value-type="float">
            <text:p>-988.9</text:p>
          </table:table-cell>
          <table:table-cell table:formula="of:=[.E64]/3600" office:value-type="float" office:value="-0.274680555555556" calcext:value-type="float">
            <text:p>-0.275</text:p>
          </table:table-cell>
          <table:table-cell office:value-type="float" office:value="38" calcext:value-type="float">
            <text:p>38</text:p>
          </table:table-cell>
          <table:table-cell table:formula="of:=60649*(100-[.G64])/100" office:value-type="float" office:value="37602.38" calcext:value-type="float">
            <text:p>37602.38</text:p>
          </table:table-cell>
          <table:table-cell table:formula="of:=[.I63]-[.J$62]" office:value-type="float" office:value="3.641" calcext:value-type="float">
            <text:p>3.641</text:p>
          </table:table-cell>
          <table:table-cell/>
          <table:table-cell office:value-type="float" office:value="3.655" calcext:value-type="float">
            <text:p>3.655</text:p>
          </table:table-cell>
          <table:table-cell table:formula="of:=[.I64]-[.K64]" office:value-type="float" office:value="-0.0139999999999998" calcext:value-type="float">
            <text:p>-0.014</text:p>
          </table:table-cell>
          <table:table-cell table:formula="of:=[.L64]*100" office:value-type="float" office:value="-1.40000000000002" calcext:value-type="float">
            <text:p>-1.4</text:p>
          </table:table-cell>
        </table:table-row>
        <table:table-row table:style-name="ro2">
          <table:table-cell office:value-type="float" office:value="3199" calcext:value-type="float">
            <text:p>31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[.C65]*-1" office:value-type="float" office:value="-0.318" calcext:value-type="float">
            <text:p>-0.318</text:p>
          </table:table-cell>
          <table:table-cell table:formula="of:=[.D65]*([.A65]-[.A64])+[.E64]" office:value-type="float" office:value="-1004.75" calcext:value-type="float">
            <text:p>-1004.8</text:p>
          </table:table-cell>
          <table:table-cell table:formula="of:=[.E65]/3600" office:value-type="float" office:value="-0.279097222222222" calcext:value-type="float">
            <text:p>-0.279</text:p>
          </table:table-cell>
          <table:table-cell office:value-type="float" office:value="37" calcext:value-type="float">
            <text:p>37</text:p>
          </table:table-cell>
          <table:table-cell table:formula="of:=60649*(100-[.G65])/100" office:value-type="float" office:value="38208.87" calcext:value-type="float">
            <text:p>38208.87</text:p>
          </table:table-cell>
          <table:table-cell table:formula="of:=[.I64]-[.J$62]" office:value-type="float" office:value="3.634" calcext:value-type="float">
            <text:p>3.634</text:p>
          </table:table-cell>
          <table:table-cell/>
          <table:table-cell office:value-type="float" office:value="3.6475" calcext:value-type="float">
            <text:p>3.6475</text:p>
          </table:table-cell>
          <table:table-cell table:formula="of:=[.I65]-[.K65]" office:value-type="float" office:value="-0.0135000000000001" calcext:value-type="float">
            <text:p>-0.0135</text:p>
          </table:table-cell>
          <table:table-cell table:formula="of:=[.L65]*100" office:value-type="float" office:value="-1.35000000000005" calcext:value-type="float">
            <text:p>-1.4</text:p>
          </table:table-cell>
        </table:table-row>
        <table:table-row table:style-name="ro2">
          <table:table-cell office:value-type="float" office:value="3249" calcext:value-type="float">
            <text:p>324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6]*-1" office:value-type="float" office:value="-0.319" calcext:value-type="float">
            <text:p>-0.319</text:p>
          </table:table-cell>
          <table:table-cell table:formula="of:=[.D66]*([.A66]-[.A65])+[.E65]" office:value-type="float" office:value="-1020.7" calcext:value-type="float">
            <text:p>-1020.7</text:p>
          </table:table-cell>
          <table:table-cell table:formula="of:=[.E66]/3600" office:value-type="float" office:value="-0.283527777777778" calcext:value-type="float">
            <text:p>-0.284</text:p>
          </table:table-cell>
          <table:table-cell office:value-type="float" office:value="36" calcext:value-type="float">
            <text:p>36</text:p>
          </table:table-cell>
          <table:table-cell table:formula="of:=60649*(100-[.G66])/100" office:value-type="float" office:value="38815.36" calcext:value-type="float">
            <text:p>38815.36</text:p>
          </table:table-cell>
          <table:table-cell table:formula="of:=[.I65]-[.J$62]" office:value-type="float" office:value="3.627" calcext:value-type="float">
            <text:p>3.627</text:p>
          </table:table-cell>
          <table:table-cell/>
          <table:table-cell office:value-type="float" office:value="3.64" calcext:value-type="float">
            <text:p>3.64</text:p>
          </table:table-cell>
          <table:table-cell table:formula="of:=[.I66]-[.K66]" office:value-type="float" office:value="-0.0130000000000003" calcext:value-type="float">
            <text:p>-0.013</text:p>
          </table:table-cell>
          <table:table-cell table:formula="of:=[.L66]*100" office:value-type="float" office:value="-1.30000000000008" calcext:value-type="float">
            <text:p>-1.3</text:p>
          </table:table-cell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7]*-1" office:value-type="float" office:value="-0.319" calcext:value-type="float">
            <text:p>-0.319</text:p>
          </table:table-cell>
          <table:table-cell table:formula="of:=[.D67]*([.A67]-[.A66])+[.E66]" office:value-type="float" office:value="-1036.65" calcext:value-type="float">
            <text:p>-1036.7</text:p>
          </table:table-cell>
          <table:table-cell table:formula="of:=[.E67]/3600" office:value-type="float" office:value="-0.287958333333334" calcext:value-type="float">
            <text:p>-0.288</text:p>
          </table:table-cell>
          <table:table-cell office:value-type="float" office:value="35" calcext:value-type="float">
            <text:p>35</text:p>
          </table:table-cell>
          <table:table-cell table:formula="of:=60649*(100-[.G67])/100" office:value-type="float" office:value="39421.85" calcext:value-type="float">
            <text:p>39421.85</text:p>
          </table:table-cell>
          <table:table-cell office:value-type="float" office:value="3.62" calcext:value-type="float">
            <text:p>3.620</text:p>
          </table:table-cell>
          <table:table-cell table:formula="of:=([.I67]-[.I72])/5" office:value-type="float" office:value="0.00600000000000005" calcext:value-type="float">
            <text:p>0.006</text:p>
          </table:table-cell>
          <table:table-cell office:value-type="float" office:value="3.635" calcext:value-type="float">
            <text:p>3.635</text:p>
          </table:table-cell>
          <table:table-cell table:formula="of:=[.I67]-[.K67]" office:value-type="float" office:value="-0.0149999999999997" calcext:value-type="float">
            <text:p>-0.015</text:p>
          </table:table-cell>
          <table:table-cell table:formula="of:=[.L67]*100" office:value-type="float" office:value="-1.49999999999997" calcext:value-type="float">
            <text:p>-1.5</text:p>
          </table:table-cell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8]*-1" office:value-type="float" office:value="-0.319" calcext:value-type="float">
            <text:p>-0.319</text:p>
          </table:table-cell>
          <table:table-cell table:formula="of:=[.D68]*([.A68]-[.A67])+[.E67]" office:value-type="float" office:value="-1052.6" calcext:value-type="float">
            <text:p>-1052.6</text:p>
          </table:table-cell>
          <table:table-cell table:formula="of:=[.E68]/3600" office:value-type="float" office:value="-0.292388888888889" calcext:value-type="float">
            <text:p>-0.292</text:p>
          </table:table-cell>
          <table:table-cell office:value-type="float" office:value="34" calcext:value-type="float">
            <text:p>34</text:p>
          </table:table-cell>
          <table:table-cell table:formula="of:=60649*(100-[.G68])/100" office:value-type="float" office:value="40028.34" calcext:value-type="float">
            <text:p>40028.34</text:p>
          </table:table-cell>
          <table:table-cell table:formula="of:=[.I67]-[.J$67]" office:value-type="float" office:value="3.614" calcext:value-type="float">
            <text:p>3.614</text:p>
          </table:table-cell>
          <table:table-cell/>
          <table:table-cell office:value-type="float" office:value="3.63" calcext:value-type="float">
            <text:p>3.63</text:p>
          </table:table-cell>
          <table:table-cell table:formula="of:=[.I68]-[.K68]" office:value-type="float" office:value="-0.016" calcext:value-type="float">
            <text:p>-0.016</text:p>
          </table:table-cell>
          <table:table-cell table:formula="of:=[.L68]*100" office:value-type="float" office:value="-1.6" calcext:value-type="float">
            <text:p>-1.6</text:p>
          </table:table-cell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9]*-1" office:value-type="float" office:value="-0.319" calcext:value-type="float">
            <text:p>-0.319</text:p>
          </table:table-cell>
          <table:table-cell table:formula="of:=[.D69]*([.A69]-[.A68])+[.E68]" office:value-type="float" office:value="-1068.55" calcext:value-type="float">
            <text:p>-1068.6</text:p>
          </table:table-cell>
          <table:table-cell table:formula="of:=[.E69]/3600" office:value-type="float" office:value="-0.296819444444445" calcext:value-type="float">
            <text:p>-0.297</text:p>
          </table:table-cell>
          <table:table-cell office:value-type="float" office:value="33" calcext:value-type="float">
            <text:p>33</text:p>
          </table:table-cell>
          <table:table-cell table:formula="of:=60649*(100-[.G69])/100" office:value-type="float" office:value="40634.83" calcext:value-type="float">
            <text:p>40634.83</text:p>
          </table:table-cell>
          <table:table-cell table:formula="of:=[.I68]-[.J$67]" office:value-type="float" office:value="3.608" calcext:value-type="float">
            <text:p>3.608</text:p>
          </table:table-cell>
          <table:table-cell/>
          <table:table-cell office:value-type="float" office:value="3.625" calcext:value-type="float">
            <text:p>3.625</text:p>
          </table:table-cell>
          <table:table-cell table:formula="of:=[.I69]-[.K69]" office:value-type="float" office:value="-0.0169999999999999" calcext:value-type="float">
            <text:p>-0.017</text:p>
          </table:table-cell>
          <table:table-cell table:formula="of:=[.L69]*100" office:value-type="float" office:value="-1.70000000000003" calcext:value-type="float">
            <text:p>-1.7</text:p>
          </table:table-cell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[.C70]*-1" office:value-type="float" office:value="-0.318" calcext:value-type="float">
            <text:p>-0.318</text:p>
          </table:table-cell>
          <table:table-cell table:formula="of:=[.D70]*([.A70]-[.A69])+[.E69]" office:value-type="float" office:value="-1084.45" calcext:value-type="float">
            <text:p>-1084.5</text:p>
          </table:table-cell>
          <table:table-cell table:formula="of:=[.E70]/3600" office:value-type="float" office:value="-0.301236111111111" calcext:value-type="float">
            <text:p>-0.301</text:p>
          </table:table-cell>
          <table:table-cell office:value-type="float" office:value="32" calcext:value-type="float">
            <text:p>32</text:p>
          </table:table-cell>
          <table:table-cell table:formula="of:=60649*(100-[.G70])/100" office:value-type="float" office:value="41241.32" calcext:value-type="float">
            <text:p>41241.32</text:p>
          </table:table-cell>
          <table:table-cell table:formula="of:=[.I69]-[.J$67]" office:value-type="float" office:value="3.602" calcext:value-type="float">
            <text:p>3.602</text:p>
          </table:table-cell>
          <table:table-cell/>
          <table:table-cell office:value-type="float" office:value="3.62" calcext:value-type="float">
            <text:p>3.62</text:p>
          </table:table-cell>
          <table:table-cell table:formula="of:=[.I70]-[.K70]" office:value-type="float" office:value="-0.0180000000000002" calcext:value-type="float">
            <text:p>-0.018</text:p>
          </table:table-cell>
          <table:table-cell table:formula="of:=[.L70]*100" office:value-type="float" office:value="-1.80000000000007" calcext:value-type="float">
            <text:p>-1.8</text:p>
          </table:table-cell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[.C71]*-1" office:value-type="float" office:value="-0.318" calcext:value-type="float">
            <text:p>-0.318</text:p>
          </table:table-cell>
          <table:table-cell table:formula="of:=[.D71]*([.A71]-[.A70])+[.E70]" office:value-type="float" office:value="-1100.35" calcext:value-type="float">
            <text:p>-1100.4</text:p>
          </table:table-cell>
          <table:table-cell table:formula="of:=[.E71]/3600" office:value-type="float" office:value="-0.305652777777778" calcext:value-type="float">
            <text:p>-0.306</text:p>
          </table:table-cell>
          <table:table-cell office:value-type="float" office:value="31" calcext:value-type="float">
            <text:p>31</text:p>
          </table:table-cell>
          <table:table-cell table:formula="of:=60649*(100-[.G71])/100" office:value-type="float" office:value="41847.81" calcext:value-type="float">
            <text:p>41847.81</text:p>
          </table:table-cell>
          <table:table-cell table:formula="of:=[.I70]-[.J$67]" office:value-type="float" office:value="3.596" calcext:value-type="float">
            <text:p>3.596</text:p>
          </table:table-cell>
          <table:table-cell/>
          <table:table-cell office:value-type="float" office:value="3.6125" calcext:value-type="float">
            <text:p>3.6125</text:p>
          </table:table-cell>
          <table:table-cell table:formula="of:=[.I71]-[.K71]" office:value-type="float" office:value="-0.0164999999999997" calcext:value-type="float">
            <text:p>-0.0165</text:p>
          </table:table-cell>
          <table:table-cell table:formula="of:=[.L71]*100" office:value-type="float" office:value="-1.65000000000006" calcext:value-type="float">
            <text:p>-1.7</text:p>
          </table:table-cell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2]*-1" office:value-type="float" office:value="-0.319" calcext:value-type="float">
            <text:p>-0.319</text:p>
          </table:table-cell>
          <table:table-cell table:formula="of:=[.D72]*([.A72]-[.A71])+[.E71]" office:value-type="float" office:value="-1116.3" calcext:value-type="float">
            <text:p>-1116.3</text:p>
          </table:table-cell>
          <table:table-cell table:formula="of:=[.E72]/3600" office:value-type="float" office:value="-0.310083333333334" calcext:value-type="float">
            <text:p>-0.310</text:p>
          </table:table-cell>
          <table:table-cell office:value-type="float" office:value="30" calcext:value-type="float">
            <text:p>30</text:p>
          </table:table-cell>
          <table:table-cell table:formula="of:=60649*(100-[.G72])/100" office:value-type="float" office:value="42454.3" calcext:value-type="float">
            <text:p>42454.3</text:p>
          </table:table-cell>
          <table:table-cell office:value-type="float" office:value="3.59" calcext:value-type="float">
            <text:p>3.590</text:p>
          </table:table-cell>
          <table:table-cell table:formula="of:=([.I72]-[.I77])/5" office:value-type="float" office:value="0.00999999999999996" calcext:value-type="float">
            <text:p>0.01</text:p>
          </table:table-cell>
          <table:table-cell office:value-type="float" office:value="3.605" calcext:value-type="float">
            <text:p>3.605</text:p>
          </table:table-cell>
          <table:table-cell table:formula="of:=[.I72]-[.K72]" office:value-type="float" office:value="-0.0150000000000001" calcext:value-type="float">
            <text:p>-0.015</text:p>
          </table:table-cell>
          <table:table-cell table:formula="of:=[.L72]*100" office:value-type="float" office:value="-1.50000000000001" calcext:value-type="float">
            <text:p>-1.5</text:p>
          </table:table-cell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4.09" calcext:value-type="float">
            <text:p>4.09</text:p>
          </table:table-cell>
          <table:table-cell office:value-type="float" office:value="0.32" calcext:value-type="float">
            <text:p>0.32</text:p>
          </table:table-cell>
          <table:table-cell table:formula="of:=[.C73]*-1" office:value-type="float" office:value="-0.32" calcext:value-type="float">
            <text:p>-0.32</text:p>
          </table:table-cell>
          <table:table-cell table:formula="of:=[.D73]*([.A73]-[.A72])+[.E72]" office:value-type="float" office:value="-1132.3" calcext:value-type="float">
            <text:p>-1132.3</text:p>
          </table:table-cell>
          <table:table-cell table:formula="of:=[.E73]/3600" office:value-type="float" office:value="-0.314527777777778" calcext:value-type="float">
            <text:p>-0.315</text:p>
          </table:table-cell>
          <table:table-cell office:value-type="float" office:value="29" calcext:value-type="float">
            <text:p>29</text:p>
          </table:table-cell>
          <table:table-cell table:formula="of:=60649*(100-[.G73])/100" office:value-type="float" office:value="43060.79" calcext:value-type="float">
            <text:p>43060.79</text:p>
          </table:table-cell>
          <table:table-cell table:formula="of:=[.I72]-[.J$72]" office:value-type="float" office:value="3.58" calcext:value-type="float">
            <text:p>3.580</text:p>
          </table:table-cell>
          <table:table-cell/>
          <table:table-cell office:value-type="float" office:value="3.6" calcext:value-type="float">
            <text:p>3.6</text:p>
          </table:table-cell>
          <table:table-cell table:formula="of:=[.I73]-[.K73]" office:value-type="float" office:value="-0.02" calcext:value-type="float">
            <text:p>-0.02</text:p>
          </table:table-cell>
          <table:table-cell table:formula="of:=[.L73]*100" office:value-type="float" office:value="-2" calcext:value-type="float">
            <text:p>-2.0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4.09" calcext:value-type="float">
            <text:p>4.09</text:p>
          </table:table-cell>
          <table:table-cell office:value-type="float" office:value="0.32" calcext:value-type="float">
            <text:p>0.32</text:p>
          </table:table-cell>
          <table:table-cell table:formula="of:=[.C74]*-1" office:value-type="float" office:value="-0.32" calcext:value-type="float">
            <text:p>-0.32</text:p>
          </table:table-cell>
          <table:table-cell table:formula="of:=[.D74]*([.A74]-[.A73])+[.E73]" office:value-type="float" office:value="-1148.3" calcext:value-type="float">
            <text:p>-1148.3</text:p>
          </table:table-cell>
          <table:table-cell table:formula="of:=[.E74]/3600" office:value-type="float" office:value="-0.318972222222223" calcext:value-type="float">
            <text:p>-0.319</text:p>
          </table:table-cell>
          <table:table-cell office:value-type="float" office:value="28" calcext:value-type="float">
            <text:p>28</text:p>
          </table:table-cell>
          <table:table-cell table:formula="of:=60649*(100-[.G74])/100" office:value-type="float" office:value="43667.28" calcext:value-type="float">
            <text:p>43667.28</text:p>
          </table:table-cell>
          <table:table-cell table:formula="of:=[.I73]-[.J$72]" office:value-type="float" office:value="3.57" calcext:value-type="float">
            <text:p>3.570</text:p>
          </table:table-cell>
          <table:table-cell/>
          <table:table-cell office:value-type="float" office:value="3.5925" calcext:value-type="float">
            <text:p>3.5925</text:p>
          </table:table-cell>
          <table:table-cell table:formula="of:=[.I74]-[.K74]" office:value-type="float" office:value="-0.0225" calcext:value-type="float">
            <text:p>-0.0225</text:p>
          </table:table-cell>
          <table:table-cell table:formula="of:=[.L74]*100" office:value-type="float" office:value="-2.24999999999995" calcext:value-type="float">
            <text:p>-2.2</text:p>
          </table:table-cell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5]*-1" office:value-type="float" office:value="-0.319" calcext:value-type="float">
            <text:p>-0.319</text:p>
          </table:table-cell>
          <table:table-cell table:formula="of:=[.D75]*([.A75]-[.A74])+[.E74]" office:value-type="float" office:value="-1164.25" calcext:value-type="float">
            <text:p>-1164.3</text:p>
          </table:table-cell>
          <table:table-cell table:formula="of:=[.E75]/3600" office:value-type="float" office:value="-0.323402777777778" calcext:value-type="float">
            <text:p>-0.323</text:p>
          </table:table-cell>
          <table:table-cell office:value-type="float" office:value="27" calcext:value-type="float">
            <text:p>27</text:p>
          </table:table-cell>
          <table:table-cell table:formula="of:=60649*(100-[.G75])/100" office:value-type="float" office:value="44273.77" calcext:value-type="float">
            <text:p>44273.77</text:p>
          </table:table-cell>
          <table:table-cell table:formula="of:=[.I74]-[.J$72]" office:value-type="float" office:value="3.56" calcext:value-type="float">
            <text:p>3.560</text:p>
          </table:table-cell>
          <table:table-cell/>
          <table:table-cell office:value-type="float" office:value="3.585" calcext:value-type="float">
            <text:p>3.585</text:p>
          </table:table-cell>
          <table:table-cell table:formula="of:=[.I75]-[.K75]" office:value-type="float" office:value="-0.0249999999999999" calcext:value-type="float">
            <text:p>-0.025</text:p>
          </table:table-cell>
          <table:table-cell table:formula="of:=[.L75]*100" office:value-type="float" office:value="-2.49999999999995" calcext:value-type="float">
            <text:p>-2.5</text:p>
          </table:table-cell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6]*-1" office:value-type="float" office:value="-0.319" calcext:value-type="float">
            <text:p>-0.319</text:p>
          </table:table-cell>
          <table:table-cell table:formula="of:=[.D76]*([.A76]-[.A75])+[.E75]" office:value-type="float" office:value="-1180.2" calcext:value-type="float">
            <text:p>-1180.2</text:p>
          </table:table-cell>
          <table:table-cell table:formula="of:=[.E76]/3600" office:value-type="float" office:value="-0.327833333333334" calcext:value-type="float">
            <text:p>-0.328</text:p>
          </table:table-cell>
          <table:table-cell office:value-type="float" office:value="26" calcext:value-type="float">
            <text:p>26</text:p>
          </table:table-cell>
          <table:table-cell table:formula="of:=60649*(100-[.G76])/100" office:value-type="float" office:value="44880.26" calcext:value-type="float">
            <text:p>44880.26</text:p>
          </table:table-cell>
          <table:table-cell table:formula="of:=[.I75]-[.J$72]" office:value-type="float" office:value="3.55" calcext:value-type="float">
            <text:p>3.550</text:p>
          </table:table-cell>
          <table:table-cell/>
          <table:table-cell office:value-type="float" office:value="3.5775" calcext:value-type="float">
            <text:p>3.5775</text:p>
          </table:table-cell>
          <table:table-cell table:formula="of:=[.I76]-[.K76]" office:value-type="float" office:value="-0.0275000000000003" calcext:value-type="float">
            <text:p>-0.0275</text:p>
          </table:table-cell>
          <table:table-cell table:formula="of:=[.L76]*100" office:value-type="float" office:value="-2.74999999999994" calcext:value-type="float">
            <text:p>-2.7</text:p>
          </table:table-cell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7]*-1" office:value-type="float" office:value="-0.319" calcext:value-type="float">
            <text:p>-0.319</text:p>
          </table:table-cell>
          <table:table-cell table:formula="of:=[.D77]*([.A77]-[.A76])+[.E76]" office:value-type="float" office:value="-1196.15" calcext:value-type="float">
            <text:p>-1196.2</text:p>
          </table:table-cell>
          <table:table-cell table:formula="of:=[.E77]/3600" office:value-type="float" office:value="-0.332263888888889" calcext:value-type="float">
            <text:p>-0.332</text:p>
          </table:table-cell>
          <table:table-cell office:value-type="float" office:value="25" calcext:value-type="float">
            <text:p>25</text:p>
          </table:table-cell>
          <table:table-cell table:formula="of:=60649*(100-[.G77])/100" office:value-type="float" office:value="45486.75" calcext:value-type="float">
            <text:p>45486.75</text:p>
          </table:table-cell>
          <table:table-cell office:value-type="float" office:value="3.54" calcext:value-type="float">
            <text:p>3.540</text:p>
          </table:table-cell>
          <table:table-cell table:formula="of:=([.I77]-[.I82])/5" office:value-type="float" office:value="0.004" calcext:value-type="float">
            <text:p>0.004</text:p>
          </table:table-cell>
          <table:table-cell office:value-type="float" office:value="3.57" calcext:value-type="float">
            <text:p>3.57</text:p>
          </table:table-cell>
          <table:table-cell table:formula="of:=[.I77]-[.K77]" office:value-type="float" office:value="-0.0299999999999998" calcext:value-type="float">
            <text:p>-0.03</text:p>
          </table:table-cell>
          <table:table-cell table:formula="of:=[.L77]*100" office:value-type="float" office:value="-2.99999999999998" calcext:value-type="float">
            <text:p>-3.0</text:p>
          </table:table-cell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8]*-1" office:value-type="float" office:value="-0.319" calcext:value-type="float">
            <text:p>-0.319</text:p>
          </table:table-cell>
          <table:table-cell table:formula="of:=[.D78]*([.A78]-[.A77])+[.E77]" office:value-type="float" office:value="-1212.1" calcext:value-type="float">
            <text:p>-1212.1</text:p>
          </table:table-cell>
          <table:table-cell table:formula="of:=[.E78]/3600" office:value-type="float" office:value="-0.336694444444445" calcext:value-type="float">
            <text:p>-0.337</text:p>
          </table:table-cell>
          <table:table-cell office:value-type="float" office:value="24" calcext:value-type="float">
            <text:p>24</text:p>
          </table:table-cell>
          <table:table-cell table:formula="of:=60649*(100-[.G78])/100" office:value-type="float" office:value="46093.24" calcext:value-type="float">
            <text:p>46093.24</text:p>
          </table:table-cell>
          <table:table-cell table:formula="of:=[.I77]-[.J$77]" office:value-type="float" office:value="3.536" calcext:value-type="float">
            <text:p>3.536</text:p>
          </table:table-cell>
          <table:table-cell/>
          <table:table-cell office:value-type="float" office:value="3.56" calcext:value-type="float">
            <text:p>3.56</text:p>
          </table:table-cell>
          <table:table-cell table:formula="of:=[.I78]-[.K78]" office:value-type="float" office:value="-0.024" calcext:value-type="float">
            <text:p>-0.024</text:p>
          </table:table-cell>
          <table:table-cell table:formula="of:=[.L78]*100" office:value-type="float" office:value="-2.4" calcext:value-type="float">
            <text:p>-2.4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79]*-1" office:value-type="float" office:value="-0.319" calcext:value-type="float">
            <text:p>-0.319</text:p>
          </table:table-cell>
          <table:table-cell table:formula="of:=[.D79]*([.A79]-[.A78])+[.E78]" office:value-type="float" office:value="-1228.05" calcext:value-type="float">
            <text:p>-1228.1</text:p>
          </table:table-cell>
          <table:table-cell table:formula="of:=[.E79]/3600" office:value-type="float" office:value="-0.341125" calcext:value-type="float">
            <text:p>-0.341</text:p>
          </table:table-cell>
          <table:table-cell office:value-type="float" office:value="23" calcext:value-type="float">
            <text:p>23</text:p>
          </table:table-cell>
          <table:table-cell table:formula="of:=60649*(100-[.G79])/100" office:value-type="float" office:value="46699.73" calcext:value-type="float">
            <text:p>46699.73</text:p>
          </table:table-cell>
          <table:table-cell table:formula="of:=[.I78]-[.J$77]" office:value-type="float" office:value="3.532" calcext:value-type="float">
            <text:p>3.532</text:p>
          </table:table-cell>
          <table:table-cell/>
          <table:table-cell office:value-type="float" office:value="3.55" calcext:value-type="float">
            <text:p>3.55</text:p>
          </table:table-cell>
          <table:table-cell table:formula="of:=[.I79]-[.K79]" office:value-type="float" office:value="-0.0179999999999998" calcext:value-type="float">
            <text:p>-0.018</text:p>
          </table:table-cell>
          <table:table-cell table:formula="of:=[.L79]*100" office:value-type="float" office:value="-1.79999999999998" calcext:value-type="float">
            <text:p>-1.8</text:p>
          </table:table-cell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80]*-1" office:value-type="float" office:value="-0.319" calcext:value-type="float">
            <text:p>-0.319</text:p>
          </table:table-cell>
          <table:table-cell table:formula="of:=[.D80]*([.A80]-[.A79])+[.E79]" office:value-type="float" office:value="-1244" calcext:value-type="float">
            <text:p>-1244.0</text:p>
          </table:table-cell>
          <table:table-cell table:formula="of:=[.E80]/3600" office:value-type="float" office:value="-0.345555555555556" calcext:value-type="float">
            <text:p>-0.346</text:p>
          </table:table-cell>
          <table:table-cell office:value-type="float" office:value="22" calcext:value-type="float">
            <text:p>22</text:p>
          </table:table-cell>
          <table:table-cell table:formula="of:=60649*(100-[.G80])/100" office:value-type="float" office:value="47306.22" calcext:value-type="float">
            <text:p>47306.22</text:p>
          </table:table-cell>
          <table:table-cell table:formula="of:=[.I79]-[.J$77]" office:value-type="float" office:value="3.528" calcext:value-type="float">
            <text:p>3.528</text:p>
          </table:table-cell>
          <table:table-cell/>
          <table:table-cell office:value-type="float" office:value="3.54" calcext:value-type="float">
            <text:p>3.54</text:p>
          </table:table-cell>
          <table:table-cell table:formula="of:=[.I80]-[.K80]" office:value-type="float" office:value="-0.012" calcext:value-type="float">
            <text:p>-0.012</text:p>
          </table:table-cell>
          <table:table-cell table:formula="of:=[.L80]*100" office:value-type="float" office:value="-1.2" calcext:value-type="float">
            <text:p>-1.2</text:p>
          </table:table-cell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8" calcext:value-type="float">
            <text:p>0.318</text:p>
          </table:table-cell>
          <table:table-cell table:formula="of:=[.C81]*-1" office:value-type="float" office:value="-0.318" calcext:value-type="float">
            <text:p>-0.318</text:p>
          </table:table-cell>
          <table:table-cell table:formula="of:=[.D81]*([.A81]-[.A80])+[.E80]" office:value-type="float" office:value="-1259.9" calcext:value-type="float">
            <text:p>-1259.9</text:p>
          </table:table-cell>
          <table:table-cell table:formula="of:=[.E81]/3600" office:value-type="float" office:value="-0.349972222222223" calcext:value-type="float">
            <text:p>-0.350</text:p>
          </table:table-cell>
          <table:table-cell office:value-type="float" office:value="21" calcext:value-type="float">
            <text:p>21</text:p>
          </table:table-cell>
          <table:table-cell table:formula="of:=60649*(100-[.G81])/100" office:value-type="float" office:value="47912.71" calcext:value-type="float">
            <text:p>47912.71</text:p>
          </table:table-cell>
          <table:table-cell table:formula="of:=[.I80]-[.J$77]" office:value-type="float" office:value="3.524" calcext:value-type="float">
            <text:p>3.524</text:p>
          </table:table-cell>
          <table:table-cell/>
          <table:table-cell office:value-type="float" office:value="3.53" calcext:value-type="float">
            <text:p>3.53</text:p>
          </table:table-cell>
          <table:table-cell table:formula="of:=[.I81]-[.K81]" office:value-type="float" office:value="-0.00599999999999978" calcext:value-type="float">
            <text:p>-0.006</text:p>
          </table:table-cell>
          <table:table-cell table:formula="of:=[.L81]*100" office:value-type="float" office:value="-0.599999999999978" calcext:value-type="float">
            <text:p>-0.6</text:p>
          </table:table-cell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82]*-1" office:value-type="float" office:value="-0.318" calcext:value-type="float">
            <text:p>-0.318</text:p>
          </table:table-cell>
          <table:table-cell table:formula="of:=[.D82]*([.A82]-[.A81])+[.E81]" office:value-type="float" office:value="-1275.8" calcext:value-type="float">
            <text:p>-1275.8</text:p>
          </table:table-cell>
          <table:table-cell table:formula="of:=[.E82]/3600" office:value-type="float" office:value="-0.354388888888889" calcext:value-type="float">
            <text:p>-0.354</text:p>
          </table:table-cell>
          <table:table-cell office:value-type="float" office:value="20" calcext:value-type="float">
            <text:p>20</text:p>
          </table:table-cell>
          <table:table-cell table:formula="of:=60649*(100-[.G82])/100" office:value-type="float" office:value="48519.2" calcext:value-type="float">
            <text:p>48519.2</text:p>
          </table:table-cell>
          <table:table-cell office:value-type="float" office:value="3.52" calcext:value-type="float">
            <text:p>3.520</text:p>
          </table:table-cell>
          <table:table-cell table:formula="of:=([.I82]-[.I87])/5" office:value-type="float" office:value="0.004" calcext:value-type="float">
            <text:p>0.004</text:p>
          </table:table-cell>
          <table:table-cell office:value-type="float" office:value="3.52" calcext:value-type="float">
            <text:p>3.52</text:p>
          </table:table-cell>
          <table:table-cell table:formula="of:=[.I82]-[.K82]" office:value-type="float" office:value="0" calcext:value-type="float">
            <text:p>0</text:p>
          </table:table-cell>
          <table:table-cell table:formula="of:=[.L82]*100" office:value-type="float" office:value="0" calcext:value-type="float">
            <text:p>0.0</text:p>
          </table:table-cell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83]*-1" office:value-type="float" office:value="-0.318" calcext:value-type="float">
            <text:p>-0.318</text:p>
          </table:table-cell>
          <table:table-cell table:formula="of:=[.D83]*([.A83]-[.A82])+[.E82]" office:value-type="float" office:value="-1291.7" calcext:value-type="float">
            <text:p>-1291.7</text:p>
          </table:table-cell>
          <table:table-cell table:formula="of:=[.E83]/3600" office:value-type="float" office:value="-0.358805555555556" calcext:value-type="float">
            <text:p>-0.359</text:p>
          </table:table-cell>
          <table:table-cell office:value-type="float" office:value="19" calcext:value-type="float">
            <text:p>19</text:p>
          </table:table-cell>
          <table:table-cell table:formula="of:=60649*(100-[.G83])/100" office:value-type="float" office:value="49125.69" calcext:value-type="float">
            <text:p>49125.69</text:p>
          </table:table-cell>
          <table:table-cell table:formula="of:=[.I82]-[.J$82]" office:value-type="float" office:value="3.516" calcext:value-type="float">
            <text:p>3.516</text:p>
          </table:table-cell>
          <table:table-cell/>
          <table:table-cell office:value-type="float" office:value="3.515" calcext:value-type="float">
            <text:p>3.515</text:p>
          </table:table-cell>
          <table:table-cell table:formula="of:=[.I83]-[.K83]" office:value-type="float" office:value="0.00099999999999989" calcext:value-type="float">
            <text:p>0.001</text:p>
          </table:table-cell>
          <table:table-cell table:formula="of:=[.L83]*100" office:value-type="float" office:value="0.099999999999989" calcext:value-type="float">
            <text:p>0.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84]*-1" office:value-type="float" office:value="-0.318" calcext:value-type="float">
            <text:p>-0.318</text:p>
          </table:table-cell>
          <table:table-cell table:formula="of:=[.D84]*([.A84]-[.A83])+[.E83]" office:value-type="float" office:value="-1307.6" calcext:value-type="float">
            <text:p>-1307.6</text:p>
          </table:table-cell>
          <table:table-cell table:formula="of:=[.E84]/3600" office:value-type="float" office:value="-0.363222222222223" calcext:value-type="float">
            <text:p>-0.363</text:p>
          </table:table-cell>
          <table:table-cell office:value-type="float" office:value="18" calcext:value-type="float">
            <text:p>18</text:p>
          </table:table-cell>
          <table:table-cell table:formula="of:=60649*(100-[.G84])/100" office:value-type="float" office:value="49732.18" calcext:value-type="float">
            <text:p>49732.18</text:p>
          </table:table-cell>
          <table:table-cell table:formula="of:=[.I83]-[.J$82]" office:value-type="float" office:value="3.512" calcext:value-type="float">
            <text:p>3.512</text:p>
          </table:table-cell>
          <table:table-cell/>
          <table:table-cell office:value-type="float" office:value="3.51" calcext:value-type="float">
            <text:p>3.51</text:p>
          </table:table-cell>
          <table:table-cell table:formula="of:=[.I84]-[.K84]" office:value-type="float" office:value="0.00200000000000022" calcext:value-type="float">
            <text:p>0.002</text:p>
          </table:table-cell>
          <table:table-cell table:formula="of:=[.L84]*100" office:value-type="float" office:value="0.200000000000022" calcext:value-type="float">
            <text:p>0.2</text:p>
          </table:table-cell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85]*-1" office:value-type="float" office:value="-0.319" calcext:value-type="float">
            <text:p>-0.319</text:p>
          </table:table-cell>
          <table:table-cell table:formula="of:=[.D85]*([.A85]-[.A84])+[.E84]" office:value-type="float" office:value="-1323.55" calcext:value-type="float">
            <text:p>-1323.6</text:p>
          </table:table-cell>
          <table:table-cell table:formula="of:=[.E85]/3600" office:value-type="float" office:value="-0.367652777777778" calcext:value-type="float">
            <text:p>-0.368</text:p>
          </table:table-cell>
          <table:table-cell office:value-type="float" office:value="17" calcext:value-type="float">
            <text:p>17</text:p>
          </table:table-cell>
          <table:table-cell table:formula="of:=60649*(100-[.G85])/100" office:value-type="float" office:value="50338.67" calcext:value-type="float">
            <text:p>50338.67</text:p>
          </table:table-cell>
          <table:table-cell table:formula="of:=[.I84]-[.J$82]" office:value-type="float" office:value="3.508" calcext:value-type="float">
            <text:p>3.508</text:p>
          </table:table-cell>
          <table:table-cell/>
          <table:table-cell office:value-type="float" office:value="3.505" calcext:value-type="float">
            <text:p>3.505</text:p>
          </table:table-cell>
          <table:table-cell table:formula="of:=[.I85]-[.K85]" office:value-type="float" office:value="0.00300000000000011" calcext:value-type="float">
            <text:p>0.003</text:p>
          </table:table-cell>
          <table:table-cell table:formula="of:=[.L85]*100" office:value-type="float" office:value="0.300000000000011" calcext:value-type="float">
            <text:p>0.3</text:p>
          </table:table-cell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7" calcext:value-type="float">
            <text:p>0.317</text:p>
          </table:table-cell>
          <table:table-cell table:formula="of:=[.C86]*-1" office:value-type="float" office:value="-0.317" calcext:value-type="float">
            <text:p>-0.317</text:p>
          </table:table-cell>
          <table:table-cell table:formula="of:=[.D86]*([.A86]-[.A85])+[.E85]" office:value-type="float" office:value="-1339.4" calcext:value-type="float">
            <text:p>-1339.4</text:p>
          </table:table-cell>
          <table:table-cell table:formula="of:=[.E86]/3600" office:value-type="float" office:value="-0.372055555555556" calcext:value-type="float">
            <text:p>-0.372</text:p>
          </table:table-cell>
          <table:table-cell office:value-type="float" office:value="16" calcext:value-type="float">
            <text:p>16</text:p>
          </table:table-cell>
          <table:table-cell table:formula="of:=60649*(100-[.G86])/100" office:value-type="float" office:value="50945.16" calcext:value-type="float">
            <text:p>50945.16</text:p>
          </table:table-cell>
          <table:table-cell table:formula="of:=[.I85]-[.J$82]" office:value-type="float" office:value="3.504" calcext:value-type="float">
            <text:p>3.504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I86]-[.K86]" office:value-type="float" office:value="0.004" calcext:value-type="float">
            <text:p>0.004</text:p>
          </table:table-cell>
          <table:table-cell table:formula="of:=[.L86]*100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7" calcext:value-type="float">
            <text:p>0.317</text:p>
          </table:table-cell>
          <table:table-cell table:formula="of:=[.C87]*-1" office:value-type="float" office:value="-0.317" calcext:value-type="float">
            <text:p>-0.317</text:p>
          </table:table-cell>
          <table:table-cell table:formula="of:=[.D87]*([.A87]-[.A86])+[.E86]" office:value-type="float" office:value="-1355.25" calcext:value-type="float">
            <text:p>-1355.3</text:p>
          </table:table-cell>
          <table:table-cell table:formula="of:=[.E87]/3600" office:value-type="float" office:value="-0.376458333333334" calcext:value-type="float">
            <text:p>-0.376</text:p>
          </table:table-cell>
          <table:table-cell office:value-type="float" office:value="15" calcext:value-type="float">
            <text:p>15</text:p>
          </table:table-cell>
          <table:table-cell table:formula="of:=60649*(100-[.G87])/100" office:value-type="float" office:value="51551.65" calcext:value-type="float">
            <text:p>51551.65</text:p>
          </table:table-cell>
          <table:table-cell office:value-type="float" office:value="3.5" calcext:value-type="float">
            <text:p>3.500</text:p>
          </table:table-cell>
          <table:table-cell table:formula="of:=([.I87]-[.I92])/5" office:value-type="float" office:value="0.016" calcext:value-type="float">
            <text:p>0.016</text:p>
          </table:table-cell>
          <table:table-cell office:value-type="float" office:value="3.495" calcext:value-type="float">
            <text:p>3.495</text:p>
          </table:table-cell>
          <table:table-cell table:formula="of:=[.I87]-[.K87]" office:value-type="float" office:value="0.00499999999999989" calcext:value-type="float">
            <text:p>0.005</text:p>
          </table:table-cell>
          <table:table-cell table:formula="of:=[.L87]*100" office:value-type="float" office:value="0.499999999999989" calcext:value-type="float">
            <text:p>0.5</text:p>
          </table:table-cell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88]*-1" office:value-type="float" office:value="-0.319" calcext:value-type="float">
            <text:p>-0.319</text:p>
          </table:table-cell>
          <table:table-cell table:formula="of:=[.D88]*([.A88]-[.A87])+[.E87]" office:value-type="float" office:value="-1371.2" calcext:value-type="float">
            <text:p>-1371.2</text:p>
          </table:table-cell>
          <table:table-cell table:formula="of:=[.E88]/3600" office:value-type="float" office:value="-0.380888888888889" calcext:value-type="float">
            <text:p>-0.381</text:p>
          </table:table-cell>
          <table:table-cell office:value-type="float" office:value="14" calcext:value-type="float">
            <text:p>14</text:p>
          </table:table-cell>
          <table:table-cell table:formula="of:=60649*(100-[.G88])/100" office:value-type="float" office:value="52158.14" calcext:value-type="float">
            <text:p>52158.14</text:p>
          </table:table-cell>
          <table:table-cell office:value-type="float" office:value="3.49" calcext:value-type="float">
            <text:p>3.490</text:p>
          </table:table-cell>
          <table:table-cell/>
          <table:table-cell office:value-type="float" office:value="3.49" calcext:value-type="float">
            <text:p>3.49</text:p>
          </table:table-cell>
          <table:table-cell table:formula="of:=[.I88]-[.K88]" office:value-type="float" office:value="0" calcext:value-type="float">
            <text:p>0</text:p>
          </table:table-cell>
          <table:table-cell table:formula="of:=[.L88]*100" office:value-type="float" office:value="0" calcext:value-type="float">
            <text:p>0.0</text:p>
          </table:table-cell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89]*-1" office:value-type="float" office:value="-0.319" calcext:value-type="float">
            <text:p>-0.319</text:p>
          </table:table-cell>
          <table:table-cell table:formula="of:=[.D89]*([.A89]-[.A88])+[.E88]" office:value-type="float" office:value="-1387.15" calcext:value-type="float">
            <text:p>-1387.2</text:p>
          </table:table-cell>
          <table:table-cell table:formula="of:=[.E89]/3600" office:value-type="float" office:value="-0.385319444444445" calcext:value-type="float">
            <text:p>-0.385</text:p>
          </table:table-cell>
          <table:table-cell office:value-type="float" office:value="13" calcext:value-type="float">
            <text:p>13</text:p>
          </table:table-cell>
          <table:table-cell table:formula="of:=60649*(100-[.G89])/100" office:value-type="float" office:value="52764.63" calcext:value-type="float">
            <text:p>52764.63</text:p>
          </table:table-cell>
          <table:table-cell office:value-type="float" office:value="3.48" calcext:value-type="float">
            <text:p>3.480</text:p>
          </table:table-cell>
          <table:table-cell/>
          <table:table-cell office:value-type="float" office:value="3.485" calcext:value-type="float">
            <text:p>3.485</text:p>
          </table:table-cell>
          <table:table-cell table:formula="of:=[.I89]-[.K89]" office:value-type="float" office:value="-0.00499999999999989" calcext:value-type="float">
            <text:p>-0.005</text:p>
          </table:table-cell>
          <table:table-cell table:formula="of:=[.L89]*100" office:value-type="float" office:value="-0.499999999999989" calcext:value-type="float">
            <text:p>-0.5</text:p>
          </table:table-cell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90]*-1" office:value-type="float" office:value="-0.318" calcext:value-type="float">
            <text:p>-0.318</text:p>
          </table:table-cell>
          <table:table-cell table:formula="of:=[.D90]*([.A90]-[.A89])+[.E89]" office:value-type="float" office:value="-1403.05" calcext:value-type="float">
            <text:p>-1403.1</text:p>
          </table:table-cell>
          <table:table-cell table:formula="of:=[.E90]/3600" office:value-type="float" office:value="-0.389736111111112" calcext:value-type="float">
            <text:p>-0.390</text:p>
          </table:table-cell>
          <table:table-cell office:value-type="float" office:value="12" calcext:value-type="float">
            <text:p>12</text:p>
          </table:table-cell>
          <table:table-cell table:formula="of:=60649*(100-[.G90])/100" office:value-type="float" office:value="53371.12" calcext:value-type="float">
            <text:p>53371.12</text:p>
          </table:table-cell>
          <table:table-cell office:value-type="float" office:value="3.47" calcext:value-type="float">
            <text:p>3.470</text:p>
          </table:table-cell>
          <table:table-cell/>
          <table:table-cell office:value-type="float" office:value="3.48" calcext:value-type="float">
            <text:p>3.48</text:p>
          </table:table-cell>
          <table:table-cell table:formula="of:=[.I90]-[.K90]" office:value-type="float" office:value="-0.00999999999999979" calcext:value-type="float">
            <text:p>-0.01</text:p>
          </table:table-cell>
          <table:table-cell table:formula="of:=[.L90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91]*-1" office:value-type="float" office:value="-0.319" calcext:value-type="float">
            <text:p>-0.319</text:p>
          </table:table-cell>
          <table:table-cell table:formula="of:=[.D91]*([.A91]-[.A90])+[.E90]" office:value-type="float" office:value="-1419" calcext:value-type="float">
            <text:p>-1419.0</text:p>
          </table:table-cell>
          <table:table-cell table:formula="of:=[.E91]/3600" office:value-type="float" office:value="-0.394166666666667" calcext:value-type="float">
            <text:p>-0.394</text:p>
          </table:table-cell>
          <table:table-cell office:value-type="float" office:value="11" calcext:value-type="float">
            <text:p>11</text:p>
          </table:table-cell>
          <table:table-cell table:formula="of:=60649*(100-[.G91])/100" office:value-type="float" office:value="53977.61" calcext:value-type="float">
            <text:p>53977.61</text:p>
          </table:table-cell>
          <table:table-cell table:formula="of:=[.I90]-[.J$87]" office:value-type="float" office:value="3.454" calcext:value-type="float">
            <text:p>3.454</text:p>
          </table:table-cell>
          <table:table-cell/>
          <table:table-cell office:value-type="float" office:value="3.475" calcext:value-type="float">
            <text:p>3.475</text:p>
          </table:table-cell>
          <table:table-cell table:formula="of:=[.I91]-[.K91]" office:value-type="float" office:value="-0.0209999999999999" calcext:value-type="float">
            <text:p>-0.021</text:p>
          </table:table-cell>
          <table:table-cell table:formula="of:=[.L91]*100" office:value-type="float" office:value="-2.09999999999999" calcext:value-type="float">
            <text:p>-2.1</text:p>
          </table:table-cell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92]*-1" office:value-type="float" office:value="-0.319" calcext:value-type="float">
            <text:p>-0.319</text:p>
          </table:table-cell>
          <table:table-cell table:formula="of:=[.D92]*([.A92]-[.A91])+[.E91]" office:value-type="float" office:value="-1434.95" calcext:value-type="float">
            <text:p>-1435.0</text:p>
          </table:table-cell>
          <table:table-cell table:formula="of:=[.E92]/3600" office:value-type="float" office:value="-0.398597222222223" calcext:value-type="float">
            <text:p>-0.399</text:p>
          </table:table-cell>
          <table:table-cell office:value-type="float" office:value="10" calcext:value-type="float">
            <text:p>10</text:p>
          </table:table-cell>
          <table:table-cell table:formula="of:=60649*(100-[.G92])/100" office:value-type="float" office:value="54584.1" calcext:value-type="float">
            <text:p>54584.1</text:p>
          </table:table-cell>
          <table:table-cell office:value-type="float" office:value="3.42" calcext:value-type="float">
            <text:p>3.420</text:p>
          </table:table-cell>
          <table:table-cell table:formula="of:=([.I92]-[.I97])/5" office:value-type="float" office:value="0.04" calcext:value-type="float">
            <text:p>0.04</text:p>
          </table:table-cell>
          <table:table-cell office:value-type="float" office:value="3.47" calcext:value-type="float">
            <text:p>3.47</text:p>
          </table:table-cell>
          <table:table-cell table:formula="of:=[.I92]-[.K92]" office:value-type="float" office:value="-0.0500000000000003" calcext:value-type="float">
            <text:p>-0.05</text:p>
          </table:table-cell>
          <table:table-cell table:formula="of:=[.L92]*100" office:value-type="float" office:value="-5.00000000000003" calcext:value-type="float">
            <text:p>-5.0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93]*-1" office:value-type="float" office:value="-0.318" calcext:value-type="float">
            <text:p>-0.318</text:p>
          </table:table-cell>
          <table:table-cell table:formula="of:=[.D93]*([.A93]-[.A92])+[.E92]" office:value-type="float" office:value="-1450.85" calcext:value-type="float">
            <text:p>-1450.9</text:p>
          </table:table-cell>
          <table:table-cell table:formula="of:=[.E93]/3600" office:value-type="float" office:value="-0.40301388888889" calcext:value-type="float">
            <text:p>-0.403</text:p>
          </table:table-cell>
          <table:table-cell office:value-type="float" office:value="9" calcext:value-type="float">
            <text:p>9</text:p>
          </table:table-cell>
          <table:table-cell table:formula="of:=60649*(100-[.G93])/100" office:value-type="float" office:value="55190.59" calcext:value-type="float">
            <text:p>55190.59</text:p>
          </table:table-cell>
          <table:table-cell office:value-type="float" office:value="3.39" calcext:value-type="float">
            <text:p>3.390</text:p>
          </table:table-cell>
          <table:table-cell/>
          <table:table-cell office:value-type="float" office:value="3.44" calcext:value-type="float">
            <text:p>3.44</text:p>
          </table:table-cell>
          <table:table-cell table:formula="of:=[.I93]-[.K93]" office:value-type="float" office:value="-0.0499999999999998" calcext:value-type="float">
            <text:p>-0.05</text:p>
          </table:table-cell>
          <table:table-cell table:formula="of:=[.L93]*100" office:value-type="float" office:value="-4.99999999999998" calcext:value-type="float">
            <text:p>-5.0</text:p>
          </table:table-cell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[.C94]*-1" office:value-type="float" office:value="-0.318" calcext:value-type="float">
            <text:p>-0.318</text:p>
          </table:table-cell>
          <table:table-cell table:formula="of:=[.D94]*([.A94]-[.A93])+[.E93]" office:value-type="float" office:value="-1466.75" calcext:value-type="float">
            <text:p>-1466.8</text:p>
          </table:table-cell>
          <table:table-cell table:formula="of:=[.E94]/3600" office:value-type="float" office:value="-0.407430555555556" calcext:value-type="float">
            <text:p>-0.407</text:p>
          </table:table-cell>
          <table:table-cell office:value-type="float" office:value="8" calcext:value-type="float">
            <text:p>8</text:p>
          </table:table-cell>
          <table:table-cell table:formula="of:=60649*(100-[.G94])/100" office:value-type="float" office:value="55797.08" calcext:value-type="float">
            <text:p>55797.08</text:p>
          </table:table-cell>
          <table:table-cell office:value-type="float" office:value="3.36" calcext:value-type="float">
            <text:p>3.360</text:p>
          </table:table-cell>
          <table:table-cell/>
          <table:table-cell office:value-type="float" office:value="3.41" calcext:value-type="float">
            <text:p>3.41</text:p>
          </table:table-cell>
          <table:table-cell table:formula="of:=[.I94]-[.K94]" office:value-type="float" office:value="-0.0500000000000003" calcext:value-type="float">
            <text:p>-0.05</text:p>
          </table:table-cell>
          <table:table-cell table:formula="of:=[.L94]*100" office:value-type="float" office:value="-5.00000000000003" calcext:value-type="float">
            <text:p>-5.0</text:p>
          </table:table-cell>
        </table:table-row>
        <table:table-row table:style-name="ro2">
          <table:table-cell office:value-type="float" office:value="4699" calcext:value-type="float">
            <text:p>46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95]*-1" office:value-type="float" office:value="-0.319" calcext:value-type="float">
            <text:p>-0.319</text:p>
          </table:table-cell>
          <table:table-cell table:formula="of:=[.D95]*([.A95]-[.A94])+[.E94]" office:value-type="float" office:value="-1482.7" calcext:value-type="float">
            <text:p>-1482.7</text:p>
          </table:table-cell>
          <table:table-cell table:formula="of:=[.E95]/3600" office:value-type="float" office:value="-0.411861111111112" calcext:value-type="float">
            <text:p>-0.412</text:p>
          </table:table-cell>
          <table:table-cell office:value-type="float" office:value="7" calcext:value-type="float">
            <text:p>7</text:p>
          </table:table-cell>
          <table:table-cell table:formula="of:=60649*(100-[.G95])/100" office:value-type="float" office:value="56403.57" calcext:value-type="float">
            <text:p>56403.57</text:p>
          </table:table-cell>
          <table:table-cell table:formula="of:=[.I94]-[.J$92]" office:value-type="float" office:value="3.32" calcext:value-type="float">
            <text:p>3.320</text:p>
          </table:table-cell>
          <table:table-cell/>
          <table:table-cell office:value-type="float" office:value="3.37" calcext:value-type="float">
            <text:p>3.37</text:p>
          </table:table-cell>
          <table:table-cell table:formula="of:=[.I95]-[.K95]" office:value-type="float" office:value="-0.0500000000000003" calcext:value-type="float">
            <text:p>-0.05</text:p>
          </table:table-cell>
          <table:table-cell table:formula="of:=[.L95]*100" office:value-type="float" office:value="-5.00000000000003" calcext:value-type="float">
            <text:p>-5.0</text:p>
          </table:table-cell>
        </table:table-row>
        <table:table-row table:style-name="ro2">
          <table:table-cell office:value-type="float" office:value="4749" calcext:value-type="float">
            <text:p>47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96]*-1" office:value-type="float" office:value="-0.319" calcext:value-type="float">
            <text:p>-0.319</text:p>
          </table:table-cell>
          <table:table-cell table:formula="of:=[.D96]*([.A96]-[.A95])+[.E95]" office:value-type="float" office:value="-1498.65" calcext:value-type="float">
            <text:p>-1498.7</text:p>
          </table:table-cell>
          <table:table-cell table:formula="of:=[.E96]/3600" office:value-type="float" office:value="-0.416291666666667" calcext:value-type="float">
            <text:p>-0.416</text:p>
          </table:table-cell>
          <table:table-cell office:value-type="float" office:value="6" calcext:value-type="float">
            <text:p>6</text:p>
          </table:table-cell>
          <table:table-cell table:formula="of:=60649*(100-[.G96])/100" office:value-type="float" office:value="57010.06" calcext:value-type="float">
            <text:p>57010.06</text:p>
          </table:table-cell>
          <table:table-cell table:formula="of:=[.I95]-[.J$92]" office:value-type="float" office:value="3.28" calcext:value-type="float">
            <text:p>3.280</text:p>
          </table:table-cell>
          <table:table-cell/>
          <table:table-cell office:value-type="float" office:value="3.32" calcext:value-type="float">
            <text:p>3.32</text:p>
          </table:table-cell>
          <table:table-cell table:formula="of:=[.I96]-[.K96]" office:value-type="float" office:value="-0.04" calcext:value-type="float">
            <text:p>-0.04</text:p>
          </table:table-cell>
          <table:table-cell table:formula="of:=[.L96]*100" office:value-type="float" office:value="-4" calcext:value-type="float">
            <text:p>-4.0</text:p>
          </table:table-cell>
        </table:table-row>
        <table:table-row table:style-name="ro2">
          <table:table-cell office:value-type="float" office:value="4799" calcext:value-type="float">
            <text:p>47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97]*-1" office:value-type="float" office:value="-0.319" calcext:value-type="float">
            <text:p>-0.319</text:p>
          </table:table-cell>
          <table:table-cell table:formula="of:=[.D97]*([.A97]-[.A96])+[.E96]" office:value-type="float" office:value="-1514.6" calcext:value-type="float">
            <text:p>-1514.6</text:p>
          </table:table-cell>
          <table:table-cell table:formula="of:=[.E97]/3600" office:value-type="float" office:value="-0.420722222222223" calcext:value-type="float">
            <text:p>-0.421</text:p>
          </table:table-cell>
          <table:table-cell office:value-type="float" office:value="5" calcext:value-type="float">
            <text:p>5</text:p>
          </table:table-cell>
          <table:table-cell table:formula="of:=60649*(100-[.G97])/100" office:value-type="float" office:value="57616.55" calcext:value-type="float">
            <text:p>57616.55</text:p>
          </table:table-cell>
          <table:table-cell office:value-type="float" office:value="3.22" calcext:value-type="float">
            <text:p>3.220</text:p>
          </table:table-cell>
          <table:table-cell/>
          <table:table-cell office:value-type="float" office:value="3.27" calcext:value-type="float">
            <text:p>3.27</text:p>
          </table:table-cell>
          <table:table-cell table:formula="of:=[.I97]-[.K97]" office:value-type="float" office:value="-0.0499999999999998" calcext:value-type="float">
            <text:p>-0.05</text:p>
          </table:table-cell>
          <table:table-cell table:formula="of:=[.L97]*100" office:value-type="float" office:value="-4.99999999999998" calcext:value-type="float">
            <text:p>-5.0</text:p>
          </table:table-cell>
        </table:table-row>
        <table:table-row table:style-name="ro2">
          <table:table-cell office:value-type="float" office:value="4849" calcext:value-type="float">
            <text:p>48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[.C98]*-1" office:value-type="float" office:value="-0.318" calcext:value-type="float">
            <text:p>-0.318</text:p>
          </table:table-cell>
          <table:table-cell table:formula="of:=[.D98]*([.A98]-[.A97])+[.E97]" office:value-type="float" office:value="-1530.5" calcext:value-type="float">
            <text:p>-1530.5</text:p>
          </table:table-cell>
          <table:table-cell table:formula="of:=[.E98]/3600" office:value-type="float" office:value="-0.42513888888889" calcext:value-type="float">
            <text:p>-0.425</text:p>
          </table:table-cell>
          <table:table-cell office:value-type="float" office:value="4" calcext:value-type="float">
            <text:p>4</text:p>
          </table:table-cell>
          <table:table-cell table:formula="of:=60649*(100-[.G98])/100" office:value-type="float" office:value="58223.04" calcext:value-type="float">
            <text:p>58223.04</text:p>
          </table:table-cell>
          <table:table-cell office:value-type="float" office:value="3.17" calcext:value-type="float">
            <text:p>3.170</text:p>
          </table:table-cell>
          <table:table-cell/>
          <table:table-cell office:value-type="float" office:value="3.22" calcext:value-type="float">
            <text:p>3.22</text:p>
          </table:table-cell>
          <table:table-cell table:formula="of:=[.I98]-[.K98]" office:value-type="float" office:value="-0.0500000000000003" calcext:value-type="float">
            <text:p>-0.05</text:p>
          </table:table-cell>
          <table:table-cell table:formula="of:=[.L98]*100" office:value-type="float" office:value="-5.00000000000003" calcext:value-type="float">
            <text:p>-5.0</text:p>
          </table:table-cell>
        </table:table-row>
        <table:table-row table:style-name="ro2">
          <table:table-cell office:value-type="float" office:value="4899" calcext:value-type="float">
            <text:p>48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99]*-1" office:value-type="float" office:value="-0.319" calcext:value-type="float">
            <text:p>-0.319</text:p>
          </table:table-cell>
          <table:table-cell table:formula="of:=[.D99]*([.A99]-[.A98])+[.E98]" office:value-type="float" office:value="-1546.45" calcext:value-type="float">
            <text:p>-1546.5</text:p>
          </table:table-cell>
          <table:table-cell table:formula="of:=[.E99]/3600" office:value-type="float" office:value="-0.429569444444445" calcext:value-type="float">
            <text:p>-0.430</text:p>
          </table:table-cell>
          <table:table-cell office:value-type="float" office:value="3" calcext:value-type="float">
            <text:p>3</text:p>
          </table:table-cell>
          <table:table-cell table:formula="of:=60649*(100-[.G99])/100" office:value-type="float" office:value="58829.53" calcext:value-type="float">
            <text:p>58829.53</text:p>
          </table:table-cell>
          <table:table-cell office:value-type="float" office:value="3.1" calcext:value-type="float">
            <text:p>3.100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I99]-[.K99]" office:value-type="float" office:value="-0.0499999999999998" calcext:value-type="float">
            <text:p>-0.05</text:p>
          </table:table-cell>
          <table:table-cell table:formula="of:=[.L99]*100" office:value-type="float" office:value="-4.99999999999998" calcext:value-type="float">
            <text:p>-5.0</text:p>
          </table:table-cell>
        </table:table-row>
        <table:table-row table:style-name="ro2">
          <table:table-cell office:value-type="float" office:value="4949" calcext:value-type="float">
            <text:p>49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100]*-1" office:value-type="float" office:value="-0.319" calcext:value-type="float">
            <text:p>-0.319</text:p>
          </table:table-cell>
          <table:table-cell table:formula="of:=[.D100]*([.A100]-[.A99])+[.E99]" office:value-type="float" office:value="-1562.4" calcext:value-type="float">
            <text:p>-1562.4</text:p>
          </table:table-cell>
          <table:table-cell table:formula="of:=[.E100]/3600" office:value-type="float" office:value="-0.434000000000001" calcext:value-type="float">
            <text:p>-0.434</text:p>
          </table:table-cell>
          <table:table-cell office:value-type="float" office:value="2" calcext:value-type="float">
            <text:p>2</text:p>
          </table:table-cell>
          <table:table-cell table:formula="of:=60649*(100-[.G100])/100" office:value-type="float" office:value="59436.02" calcext:value-type="float">
            <text:p>59436.02</text:p>
          </table:table-cell>
          <table:table-cell office:value-type="float" office:value="3.05" calcext:value-type="float">
            <text:p>3.050</text:p>
          </table:table-cell>
          <table:table-cell/>
          <table:table-cell office:value-type="float" office:value="3.08" calcext:value-type="float">
            <text:p>3.08</text:p>
          </table:table-cell>
          <table:table-cell table:formula="of:=[.I100]-[.K100]" office:value-type="float" office:value="-0.0300000000000002" calcext:value-type="float">
            <text:p>-0.03</text:p>
          </table:table-cell>
          <table:table-cell table:formula="of:=[.L100]*100" office:value-type="float" office:value="-3.00000000000002" calcext:value-type="float">
            <text:p>-3.0</text:p>
          </table:table-cell>
        </table:table-row>
        <table:table-row table:style-name="ro2">
          <table:table-cell office:value-type="float" office:value="4999" calcext:value-type="float">
            <text:p>49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01]*-1" office:value-type="float" office:value="-0.319" calcext:value-type="float">
            <text:p>-0.319</text:p>
          </table:table-cell>
          <table:table-cell table:formula="of:=[.D101]*([.A101]-[.A100])+[.E100]" office:value-type="float" office:value="-1578.35" calcext:value-type="float">
            <text:p>-1578.4</text:p>
          </table:table-cell>
          <table:table-cell table:formula="of:=[.E101]/3600" office:value-type="float" office:value="-0.438430555555556" calcext:value-type="float">
            <text:p>-0.438</text:p>
          </table:table-cell>
          <table:table-cell office:value-type="float" office:value="1" calcext:value-type="float">
            <text:p>1</text:p>
          </table:table-cell>
          <table:table-cell table:formula="of:=60649*(100-[.G101])/100" office:value-type="float" office:value="60042.51" calcext:value-type="float">
            <text:p>60042.51</text:p>
          </table:table-cell>
          <table:table-cell office:value-type="float" office:value="2.95" calcext:value-type="float">
            <text:p>2.950</text:p>
          </table:table-cell>
          <table:table-cell/>
          <table:table-cell office:value-type="float" office:value="3.01" calcext:value-type="float">
            <text:p>3.01</text:p>
          </table:table-cell>
          <table:table-cell table:formula="of:=[.I101]-[.K101]" office:value-type="float" office:value="-0.0599999999999996" calcext:value-type="float">
            <text:p>-0.06</text:p>
          </table:table-cell>
          <table:table-cell table:formula="of:=[.L101]*100" office:value-type="float" office:value="-5.99999999999996" calcext:value-type="float">
            <text:p>-6.0</text:p>
          </table:table-cell>
        </table:table-row>
        <table:table-row table:style-name="ro2">
          <table:table-cell office:value-type="float" office:value="5049" calcext:value-type="float">
            <text:p>50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102]*-1" office:value-type="float" office:value="-0.319" calcext:value-type="float">
            <text:p>-0.319</text:p>
          </table:table-cell>
          <table:table-cell table:formula="of:=[.D102]*([.A102]-[.A101])+[.E101]" office:value-type="float" office:value="-1594.3" calcext:value-type="float">
            <text:p>-1594.3</text:p>
          </table:table-cell>
          <table:table-cell table:formula="of:=[.E102]/3600" office:value-type="float" office:value="-0.442861111111112" calcext:value-type="float">
            <text:p>-0.443</text:p>
          </table:table-cell>
          <table:table-cell office:value-type="float" office:value="0" calcext:value-type="float">
            <text:p>0</text:p>
          </table:table-cell>
          <table:table-cell table:formula="of:=60649*(100-[.G102])/100" office:value-type="float" office:value="60649" calcext:value-type="float">
            <text:p>60649</text:p>
          </table:table-cell>
          <table:table-cell office:value-type="float" office:value="2.9" calcext:value-type="float">
            <text:p>2.900</text:p>
          </table:table-cell>
          <table:table-cell table:number-columns-repeated="4"/>
        </table:table-row>
        <table:table-row table:style-name="ro2">
          <table:table-cell office:value-type="float" office:value="5099" calcext:value-type="float">
            <text:p>50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[.C103]*-1" office:value-type="float" office:value="-0.318" calcext:value-type="float">
            <text:p>-0.318</text:p>
          </table:table-cell>
          <table:table-cell table:formula="of:=[.D103]*([.A103]-[.A102])+[.E102]" office:value-type="float" office:value="-1610.2" calcext:value-type="float">
            <text:p>-1610.2</text:p>
          </table:table-cell>
          <table:table-cell table:formula="of:=[.E103]/3600" office:value-type="float" office:value="-0.447277777777779" calcext:value-type="float">
            <text:p>-0.447</text:p>
          </table:table-cell>
          <table:table-cell table:number-columns-repeated="7"/>
        </table:table-row>
        <table:table-row table:style-name="ro2">
          <table:table-cell office:value-type="float" office:value="5149" calcext:value-type="float">
            <text:p>514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[.C104]*-1" office:value-type="float" office:value="-0.318" calcext:value-type="float">
            <text:p>-0.318</text:p>
          </table:table-cell>
          <table:table-cell table:formula="of:=[.D104]*([.A104]-[.A103])+[.E103]" office:value-type="float" office:value="-1626.1" calcext:value-type="float">
            <text:p>-1626.1</text:p>
          </table:table-cell>
          <table:table-cell table:formula="of:=[.E104]/3600" office:value-type="float" office:value="-0.451694444444445" calcext:value-type="float">
            <text:p>-0.452</text:p>
          </table:table-cell>
          <table:table-cell table:number-columns-repeated="7"/>
        </table:table-row>
        <table:table-row table:style-name="ro2">
          <table:table-cell office:value-type="float" office:value="5199" calcext:value-type="float">
            <text:p>51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[.C105]*-1" office:value-type="float" office:value="-0.318" calcext:value-type="float">
            <text:p>-0.318</text:p>
          </table:table-cell>
          <table:table-cell table:formula="of:=[.D105]*([.A105]-[.A104])+[.E104]" office:value-type="float" office:value="-1642" calcext:value-type="float">
            <text:p>-1642.0</text:p>
          </table:table-cell>
          <table:table-cell table:formula="of:=[.E105]/3600" office:value-type="float" office:value="-0.456111111111112" calcext:value-type="float">
            <text:p>-0.456</text:p>
          </table:table-cell>
          <table:table-cell table:number-columns-repeated="7"/>
        </table:table-row>
        <table:table-row table:style-name="ro2">
          <table:table-cell office:value-type="float" office:value="5249" calcext:value-type="float">
            <text:p>524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[.C106]*-1" office:value-type="float" office:value="-0.318" calcext:value-type="float">
            <text:p>-0.318</text:p>
          </table:table-cell>
          <table:table-cell table:formula="of:=[.D106]*([.A106]-[.A105])+[.E105]" office:value-type="float" office:value="-1657.9" calcext:value-type="float">
            <text:p>-1657.9</text:p>
          </table:table-cell>
          <table:table-cell table:formula="of:=[.E106]/3600" office:value-type="float" office:value="-0.460527777777779" calcext:value-type="float">
            <text:p>-0.461</text:p>
          </table:table-cell>
          <table:table-cell table:number-columns-repeated="7"/>
        </table:table-row>
        <table:table-row table:style-name="ro2">
          <table:table-cell office:value-type="float" office:value="5299" calcext:value-type="float">
            <text:p>52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07]*-1" office:value-type="float" office:value="-0.319" calcext:value-type="float">
            <text:p>-0.319</text:p>
          </table:table-cell>
          <table:table-cell table:formula="of:=[.D107]*([.A107]-[.A106])+[.E106]" office:value-type="float" office:value="-1673.85" calcext:value-type="float">
            <text:p>-1673.9</text:p>
          </table:table-cell>
          <table:table-cell table:formula="of:=[.E107]/3600" office:value-type="float" office:value="-0.464958333333334" calcext:value-type="float">
            <text:p>-0.465</text:p>
          </table:table-cell>
          <table:table-cell table:number-columns-repeated="7"/>
        </table:table-row>
        <table:table-row table:style-name="ro2">
          <table:table-cell office:value-type="float" office:value="5349" calcext:value-type="float">
            <text:p>534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08]*-1" office:value-type="float" office:value="-0.319" calcext:value-type="float">
            <text:p>-0.319</text:p>
          </table:table-cell>
          <table:table-cell table:formula="of:=[.D108]*([.A108]-[.A107])+[.E107]" office:value-type="float" office:value="-1689.8" calcext:value-type="float">
            <text:p>-1689.8</text:p>
          </table:table-cell>
          <table:table-cell table:formula="of:=[.E108]/3600" office:value-type="float" office:value="-0.46938888888889" calcext:value-type="float">
            <text:p>-0.469</text:p>
          </table:table-cell>
          <table:table-cell table:number-columns-repeated="7"/>
        </table:table-row>
        <table:table-row table:style-name="ro2">
          <table:table-cell office:value-type="float" office:value="5399" calcext:value-type="float">
            <text:p>53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09]*-1" office:value-type="float" office:value="-0.319" calcext:value-type="float">
            <text:p>-0.319</text:p>
          </table:table-cell>
          <table:table-cell table:formula="of:=[.D109]*([.A109]-[.A108])+[.E108]" office:value-type="float" office:value="-1705.75" calcext:value-type="float">
            <text:p>-1705.8</text:p>
          </table:table-cell>
          <table:table-cell table:formula="of:=[.E109]/3600" office:value-type="float" office:value="-0.473819444444445" calcext:value-type="float">
            <text:p>-0.474</text:p>
          </table:table-cell>
          <table:table-cell table:number-columns-repeated="7"/>
        </table:table-row>
        <table:table-row table:style-name="ro2">
          <table:table-cell office:value-type="float" office:value="5449" calcext:value-type="float">
            <text:p>54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0]*-1" office:value-type="float" office:value="-0.318" calcext:value-type="float">
            <text:p>-0.318</text:p>
          </table:table-cell>
          <table:table-cell table:formula="of:=[.D110]*([.A110]-[.A109])+[.E109]" office:value-type="float" office:value="-1721.65" calcext:value-type="float">
            <text:p>-1721.7</text:p>
          </table:table-cell>
          <table:table-cell table:formula="of:=[.E110]/3600" office:value-type="float" office:value="-0.478236111111112" calcext:value-type="float">
            <text:p>-0.478</text:p>
          </table:table-cell>
          <table:table-cell table:number-columns-repeated="7"/>
        </table:table-row>
        <table:table-row table:style-name="ro2">
          <table:table-cell office:value-type="float" office:value="5499" calcext:value-type="float">
            <text:p>54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1]*-1" office:value-type="float" office:value="-0.318" calcext:value-type="float">
            <text:p>-0.318</text:p>
          </table:table-cell>
          <table:table-cell table:formula="of:=[.D111]*([.A111]-[.A110])+[.E110]" office:value-type="float" office:value="-1737.55" calcext:value-type="float">
            <text:p>-1737.6</text:p>
          </table:table-cell>
          <table:table-cell table:formula="of:=[.E111]/3600" office:value-type="float" office:value="-0.482652777777779" calcext:value-type="float">
            <text:p>-0.483</text:p>
          </table:table-cell>
          <table:table-cell table:number-columns-repeated="7"/>
        </table:table-row>
        <table:table-row table:style-name="ro2">
          <table:table-cell office:value-type="float" office:value="5549" calcext:value-type="float">
            <text:p>55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12]*-1" office:value-type="float" office:value="-0.319" calcext:value-type="float">
            <text:p>-0.319</text:p>
          </table:table-cell>
          <table:table-cell table:formula="of:=[.D112]*([.A112]-[.A111])+[.E111]" office:value-type="float" office:value="-1753.5" calcext:value-type="float">
            <text:p>-1753.5</text:p>
          </table:table-cell>
          <table:table-cell table:formula="of:=[.E112]/3600" office:value-type="float" office:value="-0.487083333333334" calcext:value-type="float">
            <text:p>-0.487</text:p>
          </table:table-cell>
          <table:table-cell table:number-columns-repeated="7"/>
        </table:table-row>
        <table:table-row table:style-name="ro2">
          <table:table-cell office:value-type="float" office:value="5599" calcext:value-type="float">
            <text:p>55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13]*-1" office:value-type="float" office:value="-0.319" calcext:value-type="float">
            <text:p>-0.319</text:p>
          </table:table-cell>
          <table:table-cell table:formula="of:=[.D113]*([.A113]-[.A112])+[.E112]" office:value-type="float" office:value="-1769.45" calcext:value-type="float">
            <text:p>-1769.5</text:p>
          </table:table-cell>
          <table:table-cell table:formula="of:=[.E113]/3600" office:value-type="float" office:value="-0.49151388888889" calcext:value-type="float">
            <text:p>-0.492</text:p>
          </table:table-cell>
          <table:table-cell table:number-columns-repeated="7"/>
        </table:table-row>
        <table:table-row table:style-name="ro2">
          <table:table-cell office:value-type="float" office:value="5649" calcext:value-type="float">
            <text:p>56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4]*-1" office:value-type="float" office:value="-0.318" calcext:value-type="float">
            <text:p>-0.318</text:p>
          </table:table-cell>
          <table:table-cell table:formula="of:=[.D114]*([.A114]-[.A113])+[.E113]" office:value-type="float" office:value="-1785.35" calcext:value-type="float">
            <text:p>-1785.4</text:p>
          </table:table-cell>
          <table:table-cell table:formula="of:=[.E114]/3600" office:value-type="float" office:value="-0.495930555555557" calcext:value-type="float">
            <text:p>-0.496</text:p>
          </table:table-cell>
          <table:table-cell table:number-columns-repeated="7"/>
        </table:table-row>
        <table:table-row table:style-name="ro2">
          <table:table-cell office:value-type="float" office:value="5699" calcext:value-type="float">
            <text:p>56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15]*-1" office:value-type="float" office:value="-0.319" calcext:value-type="float">
            <text:p>-0.319</text:p>
          </table:table-cell>
          <table:table-cell table:formula="of:=[.D115]*([.A115]-[.A114])+[.E114]" office:value-type="float" office:value="-1801.3" calcext:value-type="float">
            <text:p>-1801.3</text:p>
          </table:table-cell>
          <table:table-cell table:formula="of:=[.E115]/3600" office:value-type="float" office:value="-0.500361111111112" calcext:value-type="float">
            <text:p>-0.500</text:p>
          </table:table-cell>
          <table:table-cell table:number-columns-repeated="7"/>
        </table:table-row>
        <table:table-row table:style-name="ro2">
          <table:table-cell office:value-type="float" office:value="5749" calcext:value-type="float">
            <text:p>57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6]*-1" office:value-type="float" office:value="-0.318" calcext:value-type="float">
            <text:p>-0.318</text:p>
          </table:table-cell>
          <table:table-cell table:formula="of:=[.D116]*([.A116]-[.A115])+[.E115]" office:value-type="float" office:value="-1817.2" calcext:value-type="float">
            <text:p>-1817.2</text:p>
          </table:table-cell>
          <table:table-cell table:formula="of:=[.E116]/3600" office:value-type="float" office:value="-0.504777777777779" calcext:value-type="float">
            <text:p>-0.505</text:p>
          </table:table-cell>
          <table:table-cell table:number-columns-repeated="7"/>
        </table:table-row>
        <table:table-row table:style-name="ro2">
          <table:table-cell office:value-type="float" office:value="5799" calcext:value-type="float">
            <text:p>57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17]*-1" office:value-type="float" office:value="-0.319" calcext:value-type="float">
            <text:p>-0.319</text:p>
          </table:table-cell>
          <table:table-cell table:formula="of:=[.D117]*([.A117]-[.A116])+[.E116]" office:value-type="float" office:value="-1833.15" calcext:value-type="float">
            <text:p>-1833.2</text:p>
          </table:table-cell>
          <table:table-cell table:formula="of:=[.E117]/3600" office:value-type="float" office:value="-0.509208333333334" calcext:value-type="float">
            <text:p>-0.509</text:p>
          </table:table-cell>
          <table:table-cell table:number-columns-repeated="7"/>
        </table:table-row>
        <table:table-row table:style-name="ro2">
          <table:table-cell office:value-type="float" office:value="5849" calcext:value-type="float">
            <text:p>58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8]*-1" office:value-type="float" office:value="-0.318" calcext:value-type="float">
            <text:p>-0.318</text:p>
          </table:table-cell>
          <table:table-cell table:formula="of:=[.D118]*([.A118]-[.A117])+[.E117]" office:value-type="float" office:value="-1849.05" calcext:value-type="float">
            <text:p>-1849.1</text:p>
          </table:table-cell>
          <table:table-cell table:formula="of:=[.E118]/3600" office:value-type="float" office:value="-0.513625000000001" calcext:value-type="float">
            <text:p>-0.514</text:p>
          </table:table-cell>
          <table:table-cell table:number-columns-repeated="7"/>
        </table:table-row>
        <table:table-row table:style-name="ro2">
          <table:table-cell office:value-type="float" office:value="5899" calcext:value-type="float">
            <text:p>58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19]*-1" office:value-type="float" office:value="-0.319" calcext:value-type="float">
            <text:p>-0.319</text:p>
          </table:table-cell>
          <table:table-cell table:formula="of:=[.D119]*([.A119]-[.A118])+[.E118]" office:value-type="float" office:value="-1865" calcext:value-type="float">
            <text:p>-1865.0</text:p>
          </table:table-cell>
          <table:table-cell table:formula="of:=[.E119]/3600" office:value-type="float" office:value="-0.518055555555557" calcext:value-type="float">
            <text:p>-0.518</text:p>
          </table:table-cell>
          <table:table-cell table:number-columns-repeated="7"/>
        </table:table-row>
        <table:table-row table:style-name="ro2">
          <table:table-cell office:value-type="float" office:value="5949" calcext:value-type="float">
            <text:p>59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20]*-1" office:value-type="float" office:value="-0.319" calcext:value-type="float">
            <text:p>-0.319</text:p>
          </table:table-cell>
          <table:table-cell table:formula="of:=[.D120]*([.A120]-[.A119])+[.E119]" office:value-type="float" office:value="-1880.95" calcext:value-type="float">
            <text:p>-1881.0</text:p>
          </table:table-cell>
          <table:table-cell table:formula="of:=[.E120]/3600" office:value-type="float" office:value="-0.522486111111112" calcext:value-type="float">
            <text:p>-0.522</text:p>
          </table:table-cell>
          <table:table-cell table:number-columns-repeated="7"/>
        </table:table-row>
        <table:table-row table:style-name="ro2">
          <table:table-cell office:value-type="float" office:value="5999" calcext:value-type="float">
            <text:p>59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21]*-1" office:value-type="float" office:value="-0.318" calcext:value-type="float">
            <text:p>-0.318</text:p>
          </table:table-cell>
          <table:table-cell table:formula="of:=[.D121]*([.A121]-[.A120])+[.E120]" office:value-type="float" office:value="-1896.85" calcext:value-type="float">
            <text:p>-1896.9</text:p>
          </table:table-cell>
          <table:table-cell table:formula="of:=[.E121]/3600" office:value-type="float" office:value="-0.526902777777779" calcext:value-type="float">
            <text:p>-0.527</text:p>
          </table:table-cell>
          <table:table-cell table:number-columns-repeated="7"/>
        </table:table-row>
        <table:table-row table:style-name="ro2">
          <table:table-cell office:value-type="float" office:value="6049" calcext:value-type="float">
            <text:p>60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7" calcext:value-type="float">
            <text:p>0.317</text:p>
          </table:table-cell>
          <table:table-cell table:formula="of:=[.C122]*-1" office:value-type="float" office:value="-0.317" calcext:value-type="float">
            <text:p>-0.317</text:p>
          </table:table-cell>
          <table:table-cell table:formula="of:=[.D122]*([.A122]-[.A121])+[.E121]" office:value-type="float" office:value="-1912.7" calcext:value-type="float">
            <text:p>-1912.7</text:p>
          </table:table-cell>
          <table:table-cell table:formula="of:=[.E122]/3600" office:value-type="float" office:value="-0.531305555555557" calcext:value-type="float">
            <text:p>-0.531</text:p>
          </table:table-cell>
          <table:table-cell table:number-columns-repeated="7"/>
        </table:table-row>
        <table:table-row table:style-name="ro2">
          <table:table-cell office:value-type="float" office:value="6099" calcext:value-type="float">
            <text:p>60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23]*-1" office:value-type="float" office:value="-0.318" calcext:value-type="float">
            <text:p>-0.318</text:p>
          </table:table-cell>
          <table:table-cell table:formula="of:=[.D123]*([.A123]-[.A122])+[.E122]" office:value-type="float" office:value="-1928.6" calcext:value-type="float">
            <text:p>-1928.6</text:p>
          </table:table-cell>
          <table:table-cell table:formula="of:=[.E123]/3600" office:value-type="float" office:value="-0.535722222222223" calcext:value-type="float">
            <text:p>-0.536</text:p>
          </table:table-cell>
          <table:table-cell table:number-columns-repeated="7"/>
        </table:table-row>
        <table:table-row table:style-name="ro2">
          <table:table-cell office:value-type="float" office:value="6149" calcext:value-type="float">
            <text:p>61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24]*-1" office:value-type="float" office:value="-0.318" calcext:value-type="float">
            <text:p>-0.318</text:p>
          </table:table-cell>
          <table:table-cell table:formula="of:=[.D124]*([.A124]-[.A123])+[.E123]" office:value-type="float" office:value="-1944.5" calcext:value-type="float">
            <text:p>-1944.5</text:p>
          </table:table-cell>
          <table:table-cell table:formula="of:=[.E124]/3600" office:value-type="float" office:value="-0.54013888888889" calcext:value-type="float">
            <text:p>-0.540</text:p>
          </table:table-cell>
          <table:table-cell table:number-columns-repeated="7"/>
        </table:table-row>
        <table:table-row table:style-name="ro2">
          <table:table-cell office:value-type="float" office:value="6199" calcext:value-type="float">
            <text:p>61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25]*-1" office:value-type="float" office:value="-0.319" calcext:value-type="float">
            <text:p>-0.319</text:p>
          </table:table-cell>
          <table:table-cell table:formula="of:=[.D125]*([.A125]-[.A124])+[.E124]" office:value-type="float" office:value="-1960.45" calcext:value-type="float">
            <text:p>-1960.5</text:p>
          </table:table-cell>
          <table:table-cell table:formula="of:=[.E125]/3600" office:value-type="float" office:value="-0.544569444444446" calcext:value-type="float">
            <text:p>-0.545</text:p>
          </table:table-cell>
          <table:table-cell table:number-columns-repeated="7"/>
        </table:table-row>
        <table:table-row table:style-name="ro2">
          <table:table-cell office:value-type="float" office:value="6249" calcext:value-type="float">
            <text:p>62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26]*-1" office:value-type="float" office:value="-0.318" calcext:value-type="float">
            <text:p>-0.318</text:p>
          </table:table-cell>
          <table:table-cell table:formula="of:=[.D126]*([.A126]-[.A125])+[.E125]" office:value-type="float" office:value="-1976.35" calcext:value-type="float">
            <text:p>-1976.4</text:p>
          </table:table-cell>
          <table:table-cell table:formula="of:=[.E126]/3600" office:value-type="float" office:value="-0.548986111111112" calcext:value-type="float">
            <text:p>-0.549</text:p>
          </table:table-cell>
          <table:table-cell table:number-columns-repeated="7"/>
        </table:table-row>
        <table:table-row table:style-name="ro2">
          <table:table-cell office:value-type="float" office:value="6299" calcext:value-type="float">
            <text:p>62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27]*-1" office:value-type="float" office:value="-0.318" calcext:value-type="float">
            <text:p>-0.318</text:p>
          </table:table-cell>
          <table:table-cell table:formula="of:=[.D127]*([.A127]-[.A126])+[.E126]" office:value-type="float" office:value="-1992.25" calcext:value-type="float">
            <text:p>-1992.3</text:p>
          </table:table-cell>
          <table:table-cell table:formula="of:=[.E127]/3600" office:value-type="float" office:value="-0.553402777777779" calcext:value-type="float">
            <text:p>-0.553</text:p>
          </table:table-cell>
          <table:table-cell table:number-columns-repeated="7"/>
        </table:table-row>
        <table:table-row table:style-name="ro2">
          <table:table-cell office:value-type="float" office:value="6349" calcext:value-type="float">
            <text:p>63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28]*-1" office:value-type="float" office:value="-0.319" calcext:value-type="float">
            <text:p>-0.319</text:p>
          </table:table-cell>
          <table:table-cell table:formula="of:=[.D128]*([.A128]-[.A127])+[.E127]" office:value-type="float" office:value="-2008.2" calcext:value-type="float">
            <text:p>-2008.2</text:p>
          </table:table-cell>
          <table:table-cell table:formula="of:=[.E128]/3600" office:value-type="float" office:value="-0.557833333333335" calcext:value-type="float">
            <text:p>-0.558</text:p>
          </table:table-cell>
          <table:table-cell table:number-columns-repeated="7"/>
        </table:table-row>
        <table:table-row table:style-name="ro2">
          <table:table-cell office:value-type="float" office:value="6399" calcext:value-type="float">
            <text:p>63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29]*-1" office:value-type="float" office:value="-0.318" calcext:value-type="float">
            <text:p>-0.318</text:p>
          </table:table-cell>
          <table:table-cell table:formula="of:=[.D129]*([.A129]-[.A128])+[.E128]" office:value-type="float" office:value="-2024.1" calcext:value-type="float">
            <text:p>-2024.1</text:p>
          </table:table-cell>
          <table:table-cell table:formula="of:=[.E129]/3600" office:value-type="float" office:value="-0.562250000000001" calcext:value-type="float">
            <text:p>-0.562</text:p>
          </table:table-cell>
          <table:table-cell table:number-columns-repeated="7"/>
        </table:table-row>
        <table:table-row table:style-name="ro2">
          <table:table-cell office:value-type="float" office:value="6449" calcext:value-type="float">
            <text:p>64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30]*-1" office:value-type="float" office:value="-0.319" calcext:value-type="float">
            <text:p>-0.319</text:p>
          </table:table-cell>
          <table:table-cell table:formula="of:=[.D130]*([.A130]-[.A129])+[.E129]" office:value-type="float" office:value="-2040.05" calcext:value-type="float">
            <text:p>-2040.1</text:p>
          </table:table-cell>
          <table:table-cell table:formula="of:=[.E130]/3600" office:value-type="float" office:value="-0.566680555555557" calcext:value-type="float">
            <text:p>-0.567</text:p>
          </table:table-cell>
          <table:table-cell table:number-columns-repeated="7"/>
        </table:table-row>
        <table:table-row table:style-name="ro2">
          <table:table-cell office:value-type="float" office:value="6499" calcext:value-type="float">
            <text:p>64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31]*-1" office:value-type="float" office:value="-0.319" calcext:value-type="float">
            <text:p>-0.319</text:p>
          </table:table-cell>
          <table:table-cell table:formula="of:=[.D131]*([.A131]-[.A130])+[.E130]" office:value-type="float" office:value="-2056" calcext:value-type="float">
            <text:p>-2056.0</text:p>
          </table:table-cell>
          <table:table-cell table:formula="of:=[.E131]/3600" office:value-type="float" office:value="-0.571111111111112" calcext:value-type="float">
            <text:p>-0.571</text:p>
          </table:table-cell>
          <table:table-cell table:number-columns-repeated="7"/>
        </table:table-row>
        <table:table-row table:style-name="ro2">
          <table:table-cell office:value-type="float" office:value="6549" calcext:value-type="float">
            <text:p>65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32]*-1" office:value-type="float" office:value="-0.319" calcext:value-type="float">
            <text:p>-0.319</text:p>
          </table:table-cell>
          <table:table-cell table:formula="of:=[.D132]*([.A132]-[.A131])+[.E131]" office:value-type="float" office:value="-2071.95" calcext:value-type="float">
            <text:p>-2072.0</text:p>
          </table:table-cell>
          <table:table-cell table:formula="of:=[.E132]/3600" office:value-type="float" office:value="-0.575541666666668" calcext:value-type="float">
            <text:p>-0.576</text:p>
          </table:table-cell>
          <table:table-cell table:number-columns-repeated="7"/>
        </table:table-row>
        <table:table-row table:style-name="ro2">
          <table:table-cell office:value-type="float" office:value="6599" calcext:value-type="float">
            <text:p>65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33]*-1" office:value-type="float" office:value="-0.318" calcext:value-type="float">
            <text:p>-0.318</text:p>
          </table:table-cell>
          <table:table-cell table:formula="of:=[.D133]*([.A133]-[.A132])+[.E132]" office:value-type="float" office:value="-2087.85" calcext:value-type="float">
            <text:p>-2087.9</text:p>
          </table:table-cell>
          <table:table-cell table:formula="of:=[.E133]/3600" office:value-type="float" office:value="-0.579958333333335" calcext:value-type="float">
            <text:p>-0.580</text:p>
          </table:table-cell>
          <table:table-cell table:number-columns-repeated="7"/>
        </table:table-row>
        <table:table-row table:style-name="ro2">
          <table:table-cell office:value-type="float" office:value="6649" calcext:value-type="float">
            <text:p>66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34]*-1" office:value-type="float" office:value="-0.319" calcext:value-type="float">
            <text:p>-0.319</text:p>
          </table:table-cell>
          <table:table-cell table:formula="of:=[.D134]*([.A134]-[.A133])+[.E133]" office:value-type="float" office:value="-2103.8" calcext:value-type="float">
            <text:p>-2103.8</text:p>
          </table:table-cell>
          <table:table-cell table:formula="of:=[.E134]/3600" office:value-type="float" office:value="-0.58438888888889" calcext:value-type="float">
            <text:p>-0.584</text:p>
          </table:table-cell>
          <table:table-cell table:number-columns-repeated="7"/>
        </table:table-row>
        <table:table-row table:style-name="ro2">
          <table:table-cell office:value-type="float" office:value="6699" calcext:value-type="float">
            <text:p>66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35]*-1" office:value-type="float" office:value="-0.318" calcext:value-type="float">
            <text:p>-0.318</text:p>
          </table:table-cell>
          <table:table-cell table:formula="of:=[.D135]*([.A135]-[.A134])+[.E134]" office:value-type="float" office:value="-2119.7" calcext:value-type="float">
            <text:p>-2119.7</text:p>
          </table:table-cell>
          <table:table-cell table:formula="of:=[.E135]/3600" office:value-type="float" office:value="-0.588805555555557" calcext:value-type="float">
            <text:p>-0.589</text:p>
          </table:table-cell>
          <table:table-cell table:number-columns-repeated="7"/>
        </table:table-row>
        <table:table-row table:style-name="ro2">
          <table:table-cell office:value-type="float" office:value="6749" calcext:value-type="float">
            <text:p>67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36]*-1" office:value-type="float" office:value="-0.319" calcext:value-type="float">
            <text:p>-0.319</text:p>
          </table:table-cell>
          <table:table-cell table:formula="of:=[.D136]*([.A136]-[.A135])+[.E135]" office:value-type="float" office:value="-2135.65" calcext:value-type="float">
            <text:p>-2135.7</text:p>
          </table:table-cell>
          <table:table-cell table:formula="of:=[.E136]/3600" office:value-type="float" office:value="-0.593236111111112" calcext:value-type="float">
            <text:p>-0.593</text:p>
          </table:table-cell>
          <table:table-cell table:number-columns-repeated="7"/>
        </table:table-row>
        <table:table-row table:style-name="ro2">
          <table:table-cell office:value-type="float" office:value="6799" calcext:value-type="float">
            <text:p>67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37]*-1" office:value-type="float" office:value="-0.318" calcext:value-type="float">
            <text:p>-0.318</text:p>
          </table:table-cell>
          <table:table-cell table:formula="of:=[.D137]*([.A137]-[.A136])+[.E136]" office:value-type="float" office:value="-2151.55" calcext:value-type="float">
            <text:p>-2151.6</text:p>
          </table:table-cell>
          <table:table-cell table:formula="of:=[.E137]/3600" office:value-type="float" office:value="-0.597652777777779" calcext:value-type="float">
            <text:p>-0.598</text:p>
          </table:table-cell>
          <table:table-cell table:number-columns-repeated="7"/>
        </table:table-row>
        <table:table-row table:style-name="ro2">
          <table:table-cell office:value-type="float" office:value="6849" calcext:value-type="float">
            <text:p>68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38]*-1" office:value-type="float" office:value="-0.318" calcext:value-type="float">
            <text:p>-0.318</text:p>
          </table:table-cell>
          <table:table-cell table:formula="of:=[.D138]*([.A138]-[.A137])+[.E137]" office:value-type="float" office:value="-2167.45" calcext:value-type="float">
            <text:p>-2167.5</text:p>
          </table:table-cell>
          <table:table-cell table:formula="of:=[.E138]/3600" office:value-type="float" office:value="-0.602069444444446" calcext:value-type="float">
            <text:p>-0.602</text:p>
          </table:table-cell>
          <table:table-cell table:number-columns-repeated="7"/>
        </table:table-row>
        <table:table-row table:style-name="ro2">
          <table:table-cell office:value-type="float" office:value="6899" calcext:value-type="float">
            <text:p>68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39]*-1" office:value-type="float" office:value="-0.318" calcext:value-type="float">
            <text:p>-0.318</text:p>
          </table:table-cell>
          <table:table-cell table:formula="of:=[.D139]*([.A139]-[.A138])+[.E138]" office:value-type="float" office:value="-2183.35" calcext:value-type="float">
            <text:p>-2183.4</text:p>
          </table:table-cell>
          <table:table-cell table:formula="of:=[.E139]/3600" office:value-type="float" office:value="-0.606486111111112" calcext:value-type="float">
            <text:p>-0.606</text:p>
          </table:table-cell>
          <table:table-cell table:number-columns-repeated="7"/>
        </table:table-row>
        <table:table-row table:style-name="ro2">
          <table:table-cell office:value-type="float" office:value="6949" calcext:value-type="float">
            <text:p>69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40]*-1" office:value-type="float" office:value="-0.318" calcext:value-type="float">
            <text:p>-0.318</text:p>
          </table:table-cell>
          <table:table-cell table:formula="of:=[.D140]*([.A140]-[.A139])+[.E139]" office:value-type="float" office:value="-2199.25" calcext:value-type="float">
            <text:p>-2199.3</text:p>
          </table:table-cell>
          <table:table-cell table:formula="of:=[.E140]/3600" office:value-type="float" office:value="-0.610902777777779" calcext:value-type="float">
            <text:p>-0.611</text:p>
          </table:table-cell>
          <table:table-cell table:number-columns-repeated="7"/>
        </table:table-row>
        <table:table-row table:style-name="ro2">
          <table:table-cell office:value-type="float" office:value="6999" calcext:value-type="float">
            <text:p>69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41]*-1" office:value-type="float" office:value="-0.318" calcext:value-type="float">
            <text:p>-0.318</text:p>
          </table:table-cell>
          <table:table-cell table:formula="of:=[.D141]*([.A141]-[.A140])+[.E140]" office:value-type="float" office:value="-2215.15" calcext:value-type="float">
            <text:p>-2215.2</text:p>
          </table:table-cell>
          <table:table-cell table:formula="of:=[.E141]/3600" office:value-type="float" office:value="-0.615319444444446" calcext:value-type="float">
            <text:p>-0.615</text:p>
          </table:table-cell>
          <table:table-cell table:number-columns-repeated="7"/>
        </table:table-row>
        <table:table-row table:style-name="ro2">
          <table:table-cell office:value-type="float" office:value="7049" calcext:value-type="float">
            <text:p>70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9" calcext:value-type="float">
            <text:p>0.319</text:p>
          </table:table-cell>
          <table:table-cell table:formula="of:=[.C142]*-1" office:value-type="float" office:value="-0.319" calcext:value-type="float">
            <text:p>-0.319</text:p>
          </table:table-cell>
          <table:table-cell table:formula="of:=[.D142]*([.A142]-[.A141])+[.E141]" office:value-type="float" office:value="-2231.1" calcext:value-type="float">
            <text:p>-2231.1</text:p>
          </table:table-cell>
          <table:table-cell table:formula="of:=[.E142]/3600" office:value-type="float" office:value="-0.619750000000001" calcext:value-type="float">
            <text:p>-0.620</text:p>
          </table:table-cell>
          <table:table-cell table:number-columns-repeated="7"/>
        </table:table-row>
        <table:table-row table:style-name="ro2">
          <table:table-cell office:value-type="float" office:value="7099" calcext:value-type="float">
            <text:p>70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9" calcext:value-type="float">
            <text:p>0.319</text:p>
          </table:table-cell>
          <table:table-cell table:formula="of:=[.C143]*-1" office:value-type="float" office:value="-0.319" calcext:value-type="float">
            <text:p>-0.319</text:p>
          </table:table-cell>
          <table:table-cell table:formula="of:=[.D143]*([.A143]-[.A142])+[.E142]" office:value-type="float" office:value="-2247.05" calcext:value-type="float">
            <text:p>-2247.1</text:p>
          </table:table-cell>
          <table:table-cell table:formula="of:=[.E143]/3600" office:value-type="float" office:value="-0.624180555555557" calcext:value-type="float">
            <text:p>-0.624</text:p>
          </table:table-cell>
          <table:table-cell table:number-columns-repeated="7"/>
        </table:table-row>
        <table:table-row table:style-name="ro2">
          <table:table-cell office:value-type="float" office:value="7149" calcext:value-type="float">
            <text:p>71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9" calcext:value-type="float">
            <text:p>0.319</text:p>
          </table:table-cell>
          <table:table-cell table:formula="of:=[.C144]*-1" office:value-type="float" office:value="-0.319" calcext:value-type="float">
            <text:p>-0.319</text:p>
          </table:table-cell>
          <table:table-cell table:formula="of:=[.D144]*([.A144]-[.A143])+[.E143]" office:value-type="float" office:value="-2263" calcext:value-type="float">
            <text:p>-2263.0</text:p>
          </table:table-cell>
          <table:table-cell table:formula="of:=[.E144]/3600" office:value-type="float" office:value="-0.628611111111112" calcext:value-type="float">
            <text:p>-0.629</text:p>
          </table:table-cell>
          <table:table-cell table:number-columns-repeated="7"/>
        </table:table-row>
        <table:table-row table:style-name="ro2">
          <table:table-cell office:value-type="float" office:value="7199" calcext:value-type="float">
            <text:p>71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45]*-1" office:value-type="float" office:value="-0.318" calcext:value-type="float">
            <text:p>-0.318</text:p>
          </table:table-cell>
          <table:table-cell table:formula="of:=[.D145]*([.A145]-[.A144])+[.E144]" office:value-type="float" office:value="-2278.9" calcext:value-type="float">
            <text:p>-2278.9</text:p>
          </table:table-cell>
          <table:table-cell table:formula="of:=[.E145]/3600" office:value-type="float" office:value="-0.633027777777779" calcext:value-type="float">
            <text:p>-0.633</text:p>
          </table:table-cell>
          <table:table-cell table:number-columns-repeated="7"/>
        </table:table-row>
        <table:table-row table:style-name="ro2">
          <table:table-cell office:value-type="float" office:value="7249" calcext:value-type="float">
            <text:p>72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46]*-1" office:value-type="float" office:value="-0.318" calcext:value-type="float">
            <text:p>-0.318</text:p>
          </table:table-cell>
          <table:table-cell table:formula="of:=[.D146]*([.A146]-[.A145])+[.E145]" office:value-type="float" office:value="-2294.8" calcext:value-type="float">
            <text:p>-2294.8</text:p>
          </table:table-cell>
          <table:table-cell table:formula="of:=[.E146]/3600" office:value-type="float" office:value="-0.637444444444446" calcext:value-type="float">
            <text:p>-0.637</text:p>
          </table:table-cell>
          <table:table-cell table:number-columns-repeated="7"/>
        </table:table-row>
        <table:table-row table:style-name="ro2">
          <table:table-cell office:value-type="float" office:value="7299" calcext:value-type="float">
            <text:p>72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47]*-1" office:value-type="float" office:value="-0.318" calcext:value-type="float">
            <text:p>-0.318</text:p>
          </table:table-cell>
          <table:table-cell table:formula="of:=[.D147]*([.A147]-[.A146])+[.E146]" office:value-type="float" office:value="-2310.7" calcext:value-type="float">
            <text:p>-2310.7</text:p>
          </table:table-cell>
          <table:table-cell table:formula="of:=[.E147]/3600" office:value-type="float" office:value="-0.641861111111112" calcext:value-type="float">
            <text:p>-0.642</text:p>
          </table:table-cell>
          <table:table-cell table:number-columns-repeated="7"/>
        </table:table-row>
        <table:table-row table:style-name="ro2">
          <table:table-cell office:value-type="float" office:value="7349" calcext:value-type="float">
            <text:p>73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 table:formula="of:=[.C148]*-1" office:value-type="float" office:value="-0.319" calcext:value-type="float">
            <text:p>-0.319</text:p>
          </table:table-cell>
          <table:table-cell table:formula="of:=[.D148]*([.A148]-[.A147])+[.E147]" office:value-type="float" office:value="-2326.65" calcext:value-type="float">
            <text:p>-2326.7</text:p>
          </table:table-cell>
          <table:table-cell table:formula="of:=[.E148]/3600" office:value-type="float" office:value="-0.646291666666668" calcext:value-type="float">
            <text:p>-0.646</text:p>
          </table:table-cell>
          <table:table-cell table:number-columns-repeated="7"/>
        </table:table-row>
        <table:table-row table:style-name="ro2">
          <table:table-cell office:value-type="float" office:value="7399" calcext:value-type="float">
            <text:p>73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  <table:table-cell table:formula="of:=[.C149]*-1" office:value-type="float" office:value="-0.317" calcext:value-type="float">
            <text:p>-0.317</text:p>
          </table:table-cell>
          <table:table-cell table:formula="of:=[.D149]*([.A149]-[.A148])+[.E148]" office:value-type="float" office:value="-2342.5" calcext:value-type="float">
            <text:p>-2342.5</text:p>
          </table:table-cell>
          <table:table-cell table:formula="of:=[.E149]/3600" office:value-type="float" office:value="-0.650694444444446" calcext:value-type="float">
            <text:p>-0.651</text:p>
          </table:table-cell>
          <table:table-cell table:number-columns-repeated="7"/>
        </table:table-row>
        <table:table-row table:style-name="ro2">
          <table:table-cell office:value-type="float" office:value="7449" calcext:value-type="float">
            <text:p>74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 table:formula="of:=[.C150]*-1" office:value-type="float" office:value="-0.319" calcext:value-type="float">
            <text:p>-0.319</text:p>
          </table:table-cell>
          <table:table-cell table:formula="of:=[.D150]*([.A150]-[.A149])+[.E149]" office:value-type="float" office:value="-2358.45" calcext:value-type="float">
            <text:p>-2358.5</text:p>
          </table:table-cell>
          <table:table-cell table:formula="of:=[.E150]/3600" office:value-type="float" office:value="-0.655125000000001" calcext:value-type="float">
            <text:p>-0.655</text:p>
          </table:table-cell>
          <table:table-cell table:number-columns-repeated="7"/>
        </table:table-row>
        <table:table-row table:style-name="ro2">
          <table:table-cell office:value-type="float" office:value="7499" calcext:value-type="float">
            <text:p>74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 table:formula="of:=[.C151]*-1" office:value-type="float" office:value="-0.319" calcext:value-type="float">
            <text:p>-0.319</text:p>
          </table:table-cell>
          <table:table-cell table:formula="of:=[.D151]*([.A151]-[.A150])+[.E150]" office:value-type="float" office:value="-2374.4" calcext:value-type="float">
            <text:p>-2374.4</text:p>
          </table:table-cell>
          <table:table-cell table:formula="of:=[.E151]/3600" office:value-type="float" office:value="-0.659555555555557" calcext:value-type="float">
            <text:p>-0.660</text:p>
          </table:table-cell>
          <table:table-cell table:number-columns-repeated="7"/>
        </table:table-row>
        <table:table-row table:style-name="ro2">
          <table:table-cell office:value-type="float" office:value="7549" calcext:value-type="float">
            <text:p>75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2]*-1" office:value-type="float" office:value="-0.318" calcext:value-type="float">
            <text:p>-0.318</text:p>
          </table:table-cell>
          <table:table-cell table:formula="of:=[.D152]*([.A152]-[.A151])+[.E151]" office:value-type="float" office:value="-2390.3" calcext:value-type="float">
            <text:p>-2390.3</text:p>
          </table:table-cell>
          <table:table-cell table:formula="of:=[.E152]/3600" office:value-type="float" office:value="-0.663972222222223" calcext:value-type="float">
            <text:p>-0.664</text:p>
          </table:table-cell>
          <table:table-cell table:number-columns-repeated="7"/>
        </table:table-row>
        <table:table-row table:style-name="ro2">
          <table:table-cell office:value-type="float" office:value="7599" calcext:value-type="float">
            <text:p>75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3]*-1" office:value-type="float" office:value="-0.318" calcext:value-type="float">
            <text:p>-0.318</text:p>
          </table:table-cell>
          <table:table-cell table:formula="of:=[.D153]*([.A153]-[.A152])+[.E152]" office:value-type="float" office:value="-2406.2" calcext:value-type="float">
            <text:p>-2406.2</text:p>
          </table:table-cell>
          <table:table-cell table:formula="of:=[.E153]/3600" office:value-type="float" office:value="-0.66838888888889" calcext:value-type="float">
            <text:p>-0.668</text:p>
          </table:table-cell>
          <table:table-cell table:number-columns-repeated="7"/>
        </table:table-row>
        <table:table-row table:style-name="ro2">
          <table:table-cell office:value-type="float" office:value="7649" calcext:value-type="float">
            <text:p>76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4]*-1" office:value-type="float" office:value="-0.318" calcext:value-type="float">
            <text:p>-0.318</text:p>
          </table:table-cell>
          <table:table-cell table:formula="of:=[.D154]*([.A154]-[.A153])+[.E153]" office:value-type="float" office:value="-2422.1" calcext:value-type="float">
            <text:p>-2422.1</text:p>
          </table:table-cell>
          <table:table-cell table:formula="of:=[.E154]/3600" office:value-type="float" office:value="-0.672805555555557" calcext:value-type="float">
            <text:p>-0.673</text:p>
          </table:table-cell>
          <table:table-cell table:number-columns-repeated="7"/>
        </table:table-row>
        <table:table-row table:style-name="ro2">
          <table:table-cell office:value-type="float" office:value="7699" calcext:value-type="float">
            <text:p>76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5]*-1" office:value-type="float" office:value="-0.318" calcext:value-type="float">
            <text:p>-0.318</text:p>
          </table:table-cell>
          <table:table-cell table:formula="of:=[.D155]*([.A155]-[.A154])+[.E154]" office:value-type="float" office:value="-2438" calcext:value-type="float">
            <text:p>-2438.0</text:p>
          </table:table-cell>
          <table:table-cell table:formula="of:=[.E155]/3600" office:value-type="float" office:value="-0.677222222222223" calcext:value-type="float">
            <text:p>-0.677</text:p>
          </table:table-cell>
          <table:table-cell table:number-columns-repeated="7"/>
        </table:table-row>
        <table:table-row table:style-name="ro2">
          <table:table-cell office:value-type="float" office:value="7749" calcext:value-type="float">
            <text:p>77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6]*-1" office:value-type="float" office:value="-0.318" calcext:value-type="float">
            <text:p>-0.318</text:p>
          </table:table-cell>
          <table:table-cell table:formula="of:=[.D156]*([.A156]-[.A155])+[.E155]" office:value-type="float" office:value="-2453.9" calcext:value-type="float">
            <text:p>-2453.9</text:p>
          </table:table-cell>
          <table:table-cell table:formula="of:=[.E156]/3600" office:value-type="float" office:value="-0.68163888888889" calcext:value-type="float">
            <text:p>-0.682</text:p>
          </table:table-cell>
          <table:table-cell table:number-columns-repeated="7"/>
        </table:table-row>
        <table:table-row table:style-name="ro2">
          <table:table-cell office:value-type="float" office:value="7799" calcext:value-type="float">
            <text:p>77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7]*-1" office:value-type="float" office:value="-0.318" calcext:value-type="float">
            <text:p>-0.318</text:p>
          </table:table-cell>
          <table:table-cell table:formula="of:=[.D157]*([.A157]-[.A156])+[.E156]" office:value-type="float" office:value="-2469.8" calcext:value-type="float">
            <text:p>-2469.8</text:p>
          </table:table-cell>
          <table:table-cell table:formula="of:=[.E157]/3600" office:value-type="float" office:value="-0.686055555555557" calcext:value-type="float">
            <text:p>-0.686</text:p>
          </table:table-cell>
          <table:table-cell table:number-columns-repeated="7"/>
        </table:table-row>
        <table:table-row table:style-name="ro2">
          <table:table-cell office:value-type="float" office:value="7849" calcext:value-type="float">
            <text:p>78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8]*-1" office:value-type="float" office:value="-0.318" calcext:value-type="float">
            <text:p>-0.318</text:p>
          </table:table-cell>
          <table:table-cell table:formula="of:=[.D158]*([.A158]-[.A157])+[.E157]" office:value-type="float" office:value="-2485.7" calcext:value-type="float">
            <text:p>-2485.7</text:p>
          </table:table-cell>
          <table:table-cell table:formula="of:=[.E158]/3600" office:value-type="float" office:value="-0.690472222222224" calcext:value-type="float">
            <text:p>-0.690</text:p>
          </table:table-cell>
          <table:table-cell table:number-columns-repeated="7"/>
        </table:table-row>
        <table:table-row table:style-name="ro2">
          <table:table-cell office:value-type="float" office:value="7899" calcext:value-type="float">
            <text:p>78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 table:formula="of:=[.C159]*-1" office:value-type="float" office:value="-0.319" calcext:value-type="float">
            <text:p>-0.319</text:p>
          </table:table-cell>
          <table:table-cell table:formula="of:=[.D159]*([.A159]-[.A158])+[.E158]" office:value-type="float" office:value="-2501.65" calcext:value-type="float">
            <text:p>-2501.7</text:p>
          </table:table-cell>
          <table:table-cell table:formula="of:=[.E159]/3600" office:value-type="float" office:value="-0.694902777777779" calcext:value-type="float">
            <text:p>-0.695</text:p>
          </table:table-cell>
          <table:table-cell table:number-columns-repeated="7"/>
        </table:table-row>
        <table:table-row table:style-name="ro2">
          <table:table-cell office:value-type="float" office:value="7949" calcext:value-type="float">
            <text:p>794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60]*-1" office:value-type="float" office:value="-0.318" calcext:value-type="float">
            <text:p>-0.318</text:p>
          </table:table-cell>
          <table:table-cell table:formula="of:=[.D160]*([.A160]-[.A159])+[.E159]" office:value-type="float" office:value="-2517.55" calcext:value-type="float">
            <text:p>-2517.6</text:p>
          </table:table-cell>
          <table:table-cell table:formula="of:=[.E160]/3600" office:value-type="float" office:value="-0.699319444444446" calcext:value-type="float">
            <text:p>-0.699</text:p>
          </table:table-cell>
          <table:table-cell table:number-columns-repeated="7"/>
        </table:table-row>
        <table:table-row table:style-name="ro2">
          <table:table-cell office:value-type="float" office:value="7999" calcext:value-type="float">
            <text:p>79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61]*-1" office:value-type="float" office:value="-0.318" calcext:value-type="float">
            <text:p>-0.318</text:p>
          </table:table-cell>
          <table:table-cell table:formula="of:=[.D161]*([.A161]-[.A160])+[.E160]" office:value-type="float" office:value="-2533.45" calcext:value-type="float">
            <text:p>-2533.5</text:p>
          </table:table-cell>
          <table:table-cell table:formula="of:=[.E161]/3600" office:value-type="float" office:value="-0.703736111111112" calcext:value-type="float">
            <text:p>-0.704</text:p>
          </table:table-cell>
          <table:table-cell table:number-columns-repeated="7"/>
        </table:table-row>
        <table:table-row table:style-name="ro2">
          <table:table-cell office:value-type="float" office:value="8049" calcext:value-type="float">
            <text:p>8049</text:p>
          </table:table-cell>
          <table:table-cell office:value-type="float" office:value="4.01" calcext:value-type="float">
            <text:p>4.01</text:p>
          </table:table-cell>
          <table:table-cell office:value-type="float" office:value="0.319" calcext:value-type="float">
            <text:p>0.319</text:p>
          </table:table-cell>
          <table:table-cell table:formula="of:=[.C162]*-1" office:value-type="float" office:value="-0.319" calcext:value-type="float">
            <text:p>-0.319</text:p>
          </table:table-cell>
          <table:table-cell table:formula="of:=[.D162]*([.A162]-[.A161])+[.E161]" office:value-type="float" office:value="-2549.4" calcext:value-type="float">
            <text:p>-2549.4</text:p>
          </table:table-cell>
          <table:table-cell table:formula="of:=[.E162]/3600" office:value-type="float" office:value="-0.708166666666668" calcext:value-type="float">
            <text:p>-0.708</text:p>
          </table:table-cell>
          <table:table-cell table:number-columns-repeated="7"/>
        </table:table-row>
        <table:table-row table:style-name="ro2">
          <table:table-cell office:value-type="float" office:value="8099" calcext:value-type="float">
            <text:p>80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63]*-1" office:value-type="float" office:value="-0.318" calcext:value-type="float">
            <text:p>-0.318</text:p>
          </table:table-cell>
          <table:table-cell table:formula="of:=[.D163]*([.A163]-[.A162])+[.E162]" office:value-type="float" office:value="-2565.3" calcext:value-type="float">
            <text:p>-2565.3</text:p>
          </table:table-cell>
          <table:table-cell table:formula="of:=[.E163]/3600" office:value-type="float" office:value="-0.712583333333335" calcext:value-type="float">
            <text:p>-0.713</text:p>
          </table:table-cell>
          <table:table-cell table:number-columns-repeated="7"/>
        </table:table-row>
        <table:table-row table:style-name="ro2">
          <table:table-cell office:value-type="float" office:value="8149" calcext:value-type="float">
            <text:p>8149</text:p>
          </table:table-cell>
          <table:table-cell office:value-type="float" office:value="4.01" calcext:value-type="float">
            <text:p>4.01</text:p>
          </table:table-cell>
          <table:table-cell office:value-type="float" office:value="0.319" calcext:value-type="float">
            <text:p>0.319</text:p>
          </table:table-cell>
          <table:table-cell table:formula="of:=[.C164]*-1" office:value-type="float" office:value="-0.319" calcext:value-type="float">
            <text:p>-0.319</text:p>
          </table:table-cell>
          <table:table-cell table:formula="of:=[.D164]*([.A164]-[.A163])+[.E163]" office:value-type="float" office:value="-2581.25" calcext:value-type="float">
            <text:p>-2581.3</text:p>
          </table:table-cell>
          <table:table-cell table:formula="of:=[.E164]/3600" office:value-type="float" office:value="-0.71701388888889" calcext:value-type="float">
            <text:p>-0.717</text:p>
          </table:table-cell>
          <table:table-cell table:number-columns-repeated="7"/>
        </table:table-row>
        <table:table-row table:style-name="ro2">
          <table:table-cell office:value-type="float" office:value="8199" calcext:value-type="float">
            <text:p>81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65]*-1" office:value-type="float" office:value="-0.318" calcext:value-type="float">
            <text:p>-0.318</text:p>
          </table:table-cell>
          <table:table-cell table:formula="of:=[.D165]*([.A165]-[.A164])+[.E164]" office:value-type="float" office:value="-2597.15" calcext:value-type="float">
            <text:p>-2597.2</text:p>
          </table:table-cell>
          <table:table-cell table:formula="of:=[.E165]/3600" office:value-type="float" office:value="-0.721430555555557" calcext:value-type="float">
            <text:p>-0.721</text:p>
          </table:table-cell>
          <table:table-cell table:number-columns-repeated="7"/>
        </table:table-row>
        <table:table-row table:style-name="ro2">
          <table:table-cell office:value-type="float" office:value="8249" calcext:value-type="float">
            <text:p>82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66]*-1" office:value-type="float" office:value="-0.318" calcext:value-type="float">
            <text:p>-0.318</text:p>
          </table:table-cell>
          <table:table-cell table:formula="of:=[.D166]*([.A166]-[.A165])+[.E165]" office:value-type="float" office:value="-2613.05" calcext:value-type="float">
            <text:p>-2613.1</text:p>
          </table:table-cell>
          <table:table-cell table:formula="of:=[.E166]/3600" office:value-type="float" office:value="-0.725847222222223" calcext:value-type="float">
            <text:p>-0.726</text:p>
          </table:table-cell>
          <table:table-cell table:number-columns-repeated="7"/>
        </table:table-row>
        <table:table-row table:style-name="ro2">
          <table:table-cell office:value-type="float" office:value="8299" calcext:value-type="float">
            <text:p>82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67]*-1" office:value-type="float" office:value="-0.318" calcext:value-type="float">
            <text:p>-0.318</text:p>
          </table:table-cell>
          <table:table-cell table:formula="of:=[.D167]*([.A167]-[.A166])+[.E166]" office:value-type="float" office:value="-2628.95" calcext:value-type="float">
            <text:p>-2629.0</text:p>
          </table:table-cell>
          <table:table-cell table:formula="of:=[.E167]/3600" office:value-type="float" office:value="-0.73026388888889" calcext:value-type="float">
            <text:p>-0.730</text:p>
          </table:table-cell>
          <table:table-cell table:number-columns-repeated="7"/>
        </table:table-row>
        <table:table-row table:style-name="ro2">
          <table:table-cell office:value-type="float" office:value="8349" calcext:value-type="float">
            <text:p>83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68]*-1" office:value-type="float" office:value="-0.318" calcext:value-type="float">
            <text:p>-0.318</text:p>
          </table:table-cell>
          <table:table-cell table:formula="of:=[.D168]*([.A168]-[.A167])+[.E167]" office:value-type="float" office:value="-2644.85" calcext:value-type="float">
            <text:p>-2644.9</text:p>
          </table:table-cell>
          <table:table-cell table:formula="of:=[.E168]/3600" office:value-type="float" office:value="-0.734680555555557" calcext:value-type="float">
            <text:p>-0.735</text:p>
          </table:table-cell>
          <table:table-cell table:number-columns-repeated="7"/>
        </table:table-row>
        <table:table-row table:style-name="ro2">
          <table:table-cell office:value-type="float" office:value="8399" calcext:value-type="float">
            <text:p>83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69]*-1" office:value-type="float" office:value="-0.318" calcext:value-type="float">
            <text:p>-0.318</text:p>
          </table:table-cell>
          <table:table-cell table:formula="of:=[.D169]*([.A169]-[.A168])+[.E168]" office:value-type="float" office:value="-2660.75" calcext:value-type="float">
            <text:p>-2660.8</text:p>
          </table:table-cell>
          <table:table-cell table:formula="of:=[.E169]/3600" office:value-type="float" office:value="-0.739097222222224" calcext:value-type="float">
            <text:p>-0.739</text:p>
          </table:table-cell>
          <table:table-cell table:number-columns-repeated="7"/>
        </table:table-row>
        <table:table-row table:style-name="ro2">
          <table:table-cell office:value-type="float" office:value="8449" calcext:value-type="float">
            <text:p>84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70]*-1" office:value-type="float" office:value="-0.318" calcext:value-type="float">
            <text:p>-0.318</text:p>
          </table:table-cell>
          <table:table-cell table:formula="of:=[.D170]*([.A170]-[.A169])+[.E169]" office:value-type="float" office:value="-2676.65" calcext:value-type="float">
            <text:p>-2676.7</text:p>
          </table:table-cell>
          <table:table-cell table:formula="of:=[.E170]/3600" office:value-type="float" office:value="-0.74351388888889" calcext:value-type="float">
            <text:p>-0.744</text:p>
          </table:table-cell>
          <table:table-cell table:number-columns-repeated="7"/>
        </table:table-row>
        <table:table-row table:style-name="ro2">
          <table:table-cell office:value-type="float" office:value="8499" calcext:value-type="float">
            <text:p>84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71]*-1" office:value-type="float" office:value="-0.318" calcext:value-type="float">
            <text:p>-0.318</text:p>
          </table:table-cell>
          <table:table-cell table:formula="of:=[.D171]*([.A171]-[.A170])+[.E170]" office:value-type="float" office:value="-2692.55" calcext:value-type="float">
            <text:p>-2692.6</text:p>
          </table:table-cell>
          <table:table-cell table:formula="of:=[.E171]/3600" office:value-type="float" office:value="-0.747930555555557" calcext:value-type="float">
            <text:p>-0.748</text:p>
          </table:table-cell>
          <table:table-cell table:number-columns-repeated="7"/>
        </table:table-row>
        <table:table-row table:style-name="ro2">
          <table:table-cell office:value-type="float" office:value="8549" calcext:value-type="float">
            <text:p>8549</text:p>
          </table:table-cell>
          <table:table-cell office:value-type="float" office:value="4" calcext:value-type="float">
            <text:p>4</text:p>
          </table:table-cell>
          <table:table-cell office:value-type="float" office:value="0.319" calcext:value-type="float">
            <text:p>0.319</text:p>
          </table:table-cell>
          <table:table-cell table:formula="of:=[.C172]*-1" office:value-type="float" office:value="-0.319" calcext:value-type="float">
            <text:p>-0.319</text:p>
          </table:table-cell>
          <table:table-cell table:formula="of:=[.D172]*([.A172]-[.A171])+[.E171]" office:value-type="float" office:value="-2708.5" calcext:value-type="float">
            <text:p>-2708.5</text:p>
          </table:table-cell>
          <table:table-cell table:formula="of:=[.E172]/3600" office:value-type="float" office:value="-0.752361111111112" calcext:value-type="float">
            <text:p>-0.752</text:p>
          </table:table-cell>
          <table:table-cell table:number-columns-repeated="7"/>
        </table:table-row>
        <table:table-row table:style-name="ro2">
          <table:table-cell office:value-type="float" office:value="8599" calcext:value-type="float">
            <text:p>8599</text:p>
          </table:table-cell>
          <table:table-cell office:value-type="float" office:value="4" calcext:value-type="float">
            <text:p>4</text:p>
          </table:table-cell>
          <table:table-cell office:value-type="float" office:value="0.319" calcext:value-type="float">
            <text:p>0.319</text:p>
          </table:table-cell>
          <table:table-cell table:formula="of:=[.C173]*-1" office:value-type="float" office:value="-0.319" calcext:value-type="float">
            <text:p>-0.319</text:p>
          </table:table-cell>
          <table:table-cell table:formula="of:=[.D173]*([.A173]-[.A172])+[.E172]" office:value-type="float" office:value="-2724.45" calcext:value-type="float">
            <text:p>-2724.5</text:p>
          </table:table-cell>
          <table:table-cell table:formula="of:=[.E173]/3600" office:value-type="float" office:value="-0.756791666666668" calcext:value-type="float">
            <text:p>-0.757</text:p>
          </table:table-cell>
          <table:table-cell table:number-columns-repeated="7"/>
        </table:table-row>
        <table:table-row table:style-name="ro2">
          <table:table-cell office:value-type="float" office:value="8649" calcext:value-type="float">
            <text:p>86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74]*-1" office:value-type="float" office:value="-0.318" calcext:value-type="float">
            <text:p>-0.318</text:p>
          </table:table-cell>
          <table:table-cell table:formula="of:=[.D174]*([.A174]-[.A173])+[.E173]" office:value-type="float" office:value="-2740.35" calcext:value-type="float">
            <text:p>-2740.4</text:p>
          </table:table-cell>
          <table:table-cell table:formula="of:=[.E174]/3600" office:value-type="float" office:value="-0.761208333333335" calcext:value-type="float">
            <text:p>-0.761</text:p>
          </table:table-cell>
          <table:table-cell table:number-columns-repeated="7"/>
        </table:table-row>
        <table:table-row table:style-name="ro2">
          <table:table-cell office:value-type="float" office:value="8699" calcext:value-type="float">
            <text:p>86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75]*-1" office:value-type="float" office:value="-0.318" calcext:value-type="float">
            <text:p>-0.318</text:p>
          </table:table-cell>
          <table:table-cell table:formula="of:=[.D175]*([.A175]-[.A174])+[.E174]" office:value-type="float" office:value="-2756.25" calcext:value-type="float">
            <text:p>-2756.3</text:p>
          </table:table-cell>
          <table:table-cell table:formula="of:=[.E175]/3600" office:value-type="float" office:value="-0.765625000000001" calcext:value-type="float">
            <text:p>-0.766</text:p>
          </table:table-cell>
          <table:table-cell table:number-columns-repeated="7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76]*-1" office:value-type="float" office:value="-0.318" calcext:value-type="float">
            <text:p>-0.318</text:p>
          </table:table-cell>
          <table:table-cell table:formula="of:=[.D176]*([.A176]-[.A175])+[.E175]" office:value-type="float" office:value="-2772.15" calcext:value-type="float">
            <text:p>-2772.2</text:p>
          </table:table-cell>
          <table:table-cell table:formula="of:=[.E176]/3600" office:value-type="float" office:value="-0.770041666666668" calcext:value-type="float">
            <text:p>-0.770</text:p>
          </table:table-cell>
          <table:table-cell table:number-columns-repeated="7"/>
        </table:table-row>
        <table:table-row table:style-name="ro2">
          <table:table-cell office:value-type="float" office:value="8799" calcext:value-type="float">
            <text:p>8799</text:p>
          </table:table-cell>
          <table:table-cell office:value-type="float" office:value="4" calcext:value-type="float">
            <text:p>4</text:p>
          </table:table-cell>
          <table:table-cell office:value-type="float" office:value="0.319" calcext:value-type="float">
            <text:p>0.319</text:p>
          </table:table-cell>
          <table:table-cell table:formula="of:=[.C177]*-1" office:value-type="float" office:value="-0.319" calcext:value-type="float">
            <text:p>-0.319</text:p>
          </table:table-cell>
          <table:table-cell table:formula="of:=[.D177]*([.A177]-[.A176])+[.E176]" office:value-type="float" office:value="-2788.1" calcext:value-type="float">
            <text:p>-2788.1</text:p>
          </table:table-cell>
          <table:table-cell table:formula="of:=[.E177]/3600" office:value-type="float" office:value="-0.774472222222223" calcext:value-type="float">
            <text:p>-0.774</text:p>
          </table:table-cell>
          <table:table-cell table:number-columns-repeated="7"/>
        </table:table-row>
        <table:table-row table:style-name="ro2">
          <table:table-cell office:value-type="float" office:value="8849" calcext:value-type="float">
            <text:p>88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9" calcext:value-type="float">
            <text:p>0.319</text:p>
          </table:table-cell>
          <table:table-cell table:formula="of:=[.C178]*-1" office:value-type="float" office:value="-0.319" calcext:value-type="float">
            <text:p>-0.319</text:p>
          </table:table-cell>
          <table:table-cell table:formula="of:=[.D178]*([.A178]-[.A177])+[.E177]" office:value-type="float" office:value="-2804.05" calcext:value-type="float">
            <text:p>-2804.1</text:p>
          </table:table-cell>
          <table:table-cell table:formula="of:=[.E178]/3600" office:value-type="float" office:value="-0.778902777777779" calcext:value-type="float">
            <text:p>-0.779</text:p>
          </table:table-cell>
          <table:table-cell table:number-columns-repeated="7"/>
        </table:table-row>
        <table:table-row table:style-name="ro2">
          <table:table-cell office:value-type="float" office:value="8899" calcext:value-type="float">
            <text:p>88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[.C179]*-1" office:value-type="float" office:value="-0.317" calcext:value-type="float">
            <text:p>-0.317</text:p>
          </table:table-cell>
          <table:table-cell table:formula="of:=[.D179]*([.A179]-[.A178])+[.E178]" office:value-type="float" office:value="-2819.9" calcext:value-type="float">
            <text:p>-2819.9</text:p>
          </table:table-cell>
          <table:table-cell table:formula="of:=[.E179]/3600" office:value-type="float" office:value="-0.783305555555557" calcext:value-type="float">
            <text:p>-0.783</text:p>
          </table:table-cell>
          <table:table-cell table:number-columns-repeated="7"/>
        </table:table-row>
        <table:table-row table:style-name="ro2">
          <table:table-cell office:value-type="float" office:value="8949" calcext:value-type="float">
            <text:p>89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0]*-1" office:value-type="float" office:value="-0.318" calcext:value-type="float">
            <text:p>-0.318</text:p>
          </table:table-cell>
          <table:table-cell table:formula="of:=[.D180]*([.A180]-[.A179])+[.E179]" office:value-type="float" office:value="-2835.8" calcext:value-type="float">
            <text:p>-2835.8</text:p>
          </table:table-cell>
          <table:table-cell table:formula="of:=[.E180]/3600" office:value-type="float" office:value="-0.787722222222223" calcext:value-type="float">
            <text:p>-0.788</text:p>
          </table:table-cell>
          <table:table-cell table:number-columns-repeated="7"/>
        </table:table-row>
        <table:table-row table:style-name="ro2">
          <table:table-cell office:value-type="float" office:value="8999" calcext:value-type="float">
            <text:p>899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  <table:table-cell table:formula="of:=[.C181]*-1" office:value-type="float" office:value="-0.317" calcext:value-type="float">
            <text:p>-0.317</text:p>
          </table:table-cell>
          <table:table-cell table:formula="of:=[.D181]*([.A181]-[.A180])+[.E180]" office:value-type="float" office:value="-2851.65" calcext:value-type="float">
            <text:p>-2851.7</text:p>
          </table:table-cell>
          <table:table-cell table:formula="of:=[.E181]/3600" office:value-type="float" office:value="-0.792125000000001" calcext:value-type="float">
            <text:p>-0.792</text:p>
          </table:table-cell>
          <table:table-cell table:number-columns-repeated="7"/>
        </table:table-row>
        <table:table-row table:style-name="ro2">
          <table:table-cell office:value-type="float" office:value="9049" calcext:value-type="float">
            <text:p>904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  <table:table-cell table:formula="of:=[.C182]*-1" office:value-type="float" office:value="-0.317" calcext:value-type="float">
            <text:p>-0.317</text:p>
          </table:table-cell>
          <table:table-cell table:formula="of:=[.D182]*([.A182]-[.A181])+[.E181]" office:value-type="float" office:value="-2867.5" calcext:value-type="float">
            <text:p>-2867.5</text:p>
          </table:table-cell>
          <table:table-cell table:formula="of:=[.E182]/3600" office:value-type="float" office:value="-0.796527777777779" calcext:value-type="float">
            <text:p>-0.797</text:p>
          </table:table-cell>
          <table:table-cell table:number-columns-repeated="7"/>
        </table:table-row>
        <table:table-row table:style-name="ro2">
          <table:table-cell office:value-type="float" office:value="9099" calcext:value-type="float">
            <text:p>90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3]*-1" office:value-type="float" office:value="-0.318" calcext:value-type="float">
            <text:p>-0.318</text:p>
          </table:table-cell>
          <table:table-cell table:formula="of:=[.D183]*([.A183]-[.A182])+[.E182]" office:value-type="float" office:value="-2883.4" calcext:value-type="float">
            <text:p>-2883.4</text:p>
          </table:table-cell>
          <table:table-cell table:formula="of:=[.E183]/3600" office:value-type="float" office:value="-0.800944444444446" calcext:value-type="float">
            <text:p>-0.801</text:p>
          </table:table-cell>
          <table:table-cell table:number-columns-repeated="7"/>
        </table:table-row>
        <table:table-row table:style-name="ro2">
          <table:table-cell office:value-type="float" office:value="9149" calcext:value-type="float">
            <text:p>91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[.C184]*-1" office:value-type="float" office:value="-0.317" calcext:value-type="float">
            <text:p>-0.317</text:p>
          </table:table-cell>
          <table:table-cell table:formula="of:=[.D184]*([.A184]-[.A183])+[.E183]" office:value-type="float" office:value="-2899.25" calcext:value-type="float">
            <text:p>-2899.3</text:p>
          </table:table-cell>
          <table:table-cell table:formula="of:=[.E184]/3600" office:value-type="float" office:value="-0.805347222222223" calcext:value-type="float">
            <text:p>-0.805</text:p>
          </table:table-cell>
          <table:table-cell table:number-columns-repeated="7"/>
        </table:table-row>
        <table:table-row table:style-name="ro2">
          <table:table-cell office:value-type="float" office:value="9199" calcext:value-type="float">
            <text:p>91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5]*-1" office:value-type="float" office:value="-0.318" calcext:value-type="float">
            <text:p>-0.318</text:p>
          </table:table-cell>
          <table:table-cell table:formula="of:=[.D185]*([.A185]-[.A184])+[.E184]" office:value-type="float" office:value="-2915.15" calcext:value-type="float">
            <text:p>-2915.2</text:p>
          </table:table-cell>
          <table:table-cell table:formula="of:=[.E185]/3600" office:value-type="float" office:value="-0.80976388888889" calcext:value-type="float">
            <text:p>-0.810</text:p>
          </table:table-cell>
          <table:table-cell table:number-columns-repeated="7"/>
        </table:table-row>
        <table:table-row table:style-name="ro2">
          <table:table-cell office:value-type="float" office:value="9249" calcext:value-type="float">
            <text:p>92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6]*-1" office:value-type="float" office:value="-0.318" calcext:value-type="float">
            <text:p>-0.318</text:p>
          </table:table-cell>
          <table:table-cell table:formula="of:=[.D186]*([.A186]-[.A185])+[.E185]" office:value-type="float" office:value="-2931.05" calcext:value-type="float">
            <text:p>-2931.1</text:p>
          </table:table-cell>
          <table:table-cell table:formula="of:=[.E186]/3600" office:value-type="float" office:value="-0.814180555555557" calcext:value-type="float">
            <text:p>-0.814</text:p>
          </table:table-cell>
          <table:table-cell table:number-columns-repeated="7"/>
        </table:table-row>
        <table:table-row table:style-name="ro2">
          <table:table-cell office:value-type="float" office:value="9299" calcext:value-type="float">
            <text:p>92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7]*-1" office:value-type="float" office:value="-0.318" calcext:value-type="float">
            <text:p>-0.318</text:p>
          </table:table-cell>
          <table:table-cell table:formula="of:=[.D187]*([.A187]-[.A186])+[.E186]" office:value-type="float" office:value="-2946.95" calcext:value-type="float">
            <text:p>-2947.0</text:p>
          </table:table-cell>
          <table:table-cell table:formula="of:=[.E187]/3600" office:value-type="float" office:value="-0.818597222222223" calcext:value-type="float">
            <text:p>-0.819</text:p>
          </table:table-cell>
          <table:table-cell table:number-columns-repeated="7"/>
        </table:table-row>
        <table:table-row table:style-name="ro2">
          <table:table-cell office:value-type="float" office:value="9349" calcext:value-type="float">
            <text:p>93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8]*-1" office:value-type="float" office:value="-0.318" calcext:value-type="float">
            <text:p>-0.318</text:p>
          </table:table-cell>
          <table:table-cell table:formula="of:=[.D188]*([.A188]-[.A187])+[.E187]" office:value-type="float" office:value="-2962.85" calcext:value-type="float">
            <text:p>-2962.9</text:p>
          </table:table-cell>
          <table:table-cell table:formula="of:=[.E188]/3600" office:value-type="float" office:value="-0.82301388888889" calcext:value-type="float">
            <text:p>-0.823</text:p>
          </table:table-cell>
          <table:table-cell table:number-columns-repeated="7"/>
        </table:table-row>
        <table:table-row table:style-name="ro2">
          <table:table-cell office:value-type="float" office:value="9399" calcext:value-type="float">
            <text:p>93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9]*-1" office:value-type="float" office:value="-0.318" calcext:value-type="float">
            <text:p>-0.318</text:p>
          </table:table-cell>
          <table:table-cell table:formula="of:=[.D189]*([.A189]-[.A188])+[.E188]" office:value-type="float" office:value="-2978.75" calcext:value-type="float">
            <text:p>-2978.8</text:p>
          </table:table-cell>
          <table:table-cell table:formula="of:=[.E189]/3600" office:value-type="float" office:value="-0.827430555555557" calcext:value-type="float">
            <text:p>-0.827</text:p>
          </table:table-cell>
          <table:table-cell table:number-columns-repeated="7"/>
        </table:table-row>
        <table:table-row table:style-name="ro2">
          <table:table-cell office:value-type="float" office:value="9449" calcext:value-type="float">
            <text:p>94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90]*-1" office:value-type="float" office:value="-0.318" calcext:value-type="float">
            <text:p>-0.318</text:p>
          </table:table-cell>
          <table:table-cell table:formula="of:=[.D190]*([.A190]-[.A189])+[.E189]" office:value-type="float" office:value="-2994.65" calcext:value-type="float">
            <text:p>-2994.7</text:p>
          </table:table-cell>
          <table:table-cell table:formula="of:=[.E190]/3600" office:value-type="float" office:value="-0.831847222222224" calcext:value-type="float">
            <text:p>-0.832</text:p>
          </table:table-cell>
          <table:table-cell table:number-columns-repeated="7"/>
        </table:table-row>
        <table:table-row table:style-name="ro2">
          <table:table-cell office:value-type="float" office:value="9499" calcext:value-type="float">
            <text:p>94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91]*-1" office:value-type="float" office:value="-0.318" calcext:value-type="float">
            <text:p>-0.318</text:p>
          </table:table-cell>
          <table:table-cell table:formula="of:=[.D191]*([.A191]-[.A190])+[.E190]" office:value-type="float" office:value="-3010.55" calcext:value-type="float">
            <text:p>-3010.6</text:p>
          </table:table-cell>
          <table:table-cell table:formula="of:=[.E191]/3600" office:value-type="float" office:value="-0.83626388888889" calcext:value-type="float">
            <text:p>-0.836</text:p>
          </table:table-cell>
          <table:table-cell table:number-columns-repeated="7"/>
        </table:table-row>
        <table:table-row table:style-name="ro2">
          <table:table-cell office:value-type="float" office:value="9549" calcext:value-type="float">
            <text:p>95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[.C192]*-1" office:value-type="float" office:value="-0.317" calcext:value-type="float">
            <text:p>-0.317</text:p>
          </table:table-cell>
          <table:table-cell table:formula="of:=[.D192]*([.A192]-[.A191])+[.E191]" office:value-type="float" office:value="-3026.4" calcext:value-type="float">
            <text:p>-3026.4</text:p>
          </table:table-cell>
          <table:table-cell table:formula="of:=[.E192]/3600" office:value-type="float" office:value="-0.840666666666668" calcext:value-type="float">
            <text:p>-0.841</text:p>
          </table:table-cell>
          <table:table-cell table:number-columns-repeated="7"/>
        </table:table-row>
        <table:table-row table:style-name="ro2">
          <table:table-cell office:value-type="float" office:value="9599" calcext:value-type="float">
            <text:p>95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193]*-1" office:value-type="float" office:value="-0.319" calcext:value-type="float">
            <text:p>-0.319</text:p>
          </table:table-cell>
          <table:table-cell table:formula="of:=[.D193]*([.A193]-[.A192])+[.E192]" office:value-type="float" office:value="-3042.35" calcext:value-type="float">
            <text:p>-3042.4</text:p>
          </table:table-cell>
          <table:table-cell table:formula="of:=[.E193]/3600" office:value-type="float" office:value="-0.845097222222223" calcext:value-type="float">
            <text:p>-0.845</text:p>
          </table:table-cell>
          <table:table-cell table:number-columns-repeated="7"/>
        </table:table-row>
        <table:table-row table:style-name="ro2">
          <table:table-cell office:value-type="float" office:value="9649" calcext:value-type="float">
            <text:p>96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94]*-1" office:value-type="float" office:value="-0.318" calcext:value-type="float">
            <text:p>-0.318</text:p>
          </table:table-cell>
          <table:table-cell table:formula="of:=[.D194]*([.A194]-[.A193])+[.E193]" office:value-type="float" office:value="-3058.25" calcext:value-type="float">
            <text:p>-3058.3</text:p>
          </table:table-cell>
          <table:table-cell table:formula="of:=[.E194]/3600" office:value-type="float" office:value="-0.84951388888889" calcext:value-type="float">
            <text:p>-0.850</text:p>
          </table:table-cell>
          <table:table-cell table:number-columns-repeated="7"/>
        </table:table-row>
        <table:table-row table:style-name="ro2">
          <table:table-cell office:value-type="float" office:value="9699" calcext:value-type="float">
            <text:p>96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95]*-1" office:value-type="float" office:value="-0.318" calcext:value-type="float">
            <text:p>-0.318</text:p>
          </table:table-cell>
          <table:table-cell table:formula="of:=[.D195]*([.A195]-[.A194])+[.E194]" office:value-type="float" office:value="-3074.15" calcext:value-type="float">
            <text:p>-3074.2</text:p>
          </table:table-cell>
          <table:table-cell table:formula="of:=[.E195]/3600" office:value-type="float" office:value="-0.853930555555557" calcext:value-type="float">
            <text:p>-0.854</text:p>
          </table:table-cell>
          <table:table-cell table:number-columns-repeated="7"/>
        </table:table-row>
        <table:table-row table:style-name="ro2">
          <table:table-cell office:value-type="float" office:value="9749" calcext:value-type="float">
            <text:p>97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[.C196]*-1" office:value-type="float" office:value="-0.318" calcext:value-type="float">
            <text:p>-0.318</text:p>
          </table:table-cell>
          <table:table-cell table:formula="of:=[.D196]*([.A196]-[.A195])+[.E195]" office:value-type="float" office:value="-3090.05" calcext:value-type="float">
            <text:p>-3090.1</text:p>
          </table:table-cell>
          <table:table-cell table:formula="of:=[.E196]/3600" office:value-type="float" office:value="-0.858347222222223" calcext:value-type="float">
            <text:p>-0.858</text:p>
          </table:table-cell>
          <table:table-cell table:number-columns-repeated="7"/>
        </table:table-row>
        <table:table-row table:style-name="ro2">
          <table:table-cell office:value-type="float" office:value="9799" calcext:value-type="float">
            <text:p>97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197]*-1" office:value-type="float" office:value="-0.319" calcext:value-type="float">
            <text:p>-0.319</text:p>
          </table:table-cell>
          <table:table-cell table:formula="of:=[.D197]*([.A197]-[.A196])+[.E196]" office:value-type="float" office:value="-3106" calcext:value-type="float">
            <text:p>-3106.0</text:p>
          </table:table-cell>
          <table:table-cell table:formula="of:=[.E197]/3600" office:value-type="float" office:value="-0.862777777777779" calcext:value-type="float">
            <text:p>-0.863</text:p>
          </table:table-cell>
          <table:table-cell table:number-columns-repeated="7"/>
        </table:table-row>
        <table:table-row table:style-name="ro2">
          <table:table-cell office:value-type="float" office:value="9849" calcext:value-type="float">
            <text:p>98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198]*-1" office:value-type="float" office:value="-0.319" calcext:value-type="float">
            <text:p>-0.319</text:p>
          </table:table-cell>
          <table:table-cell table:formula="of:=[.D198]*([.A198]-[.A197])+[.E197]" office:value-type="float" office:value="-3121.95" calcext:value-type="float">
            <text:p>-3122.0</text:p>
          </table:table-cell>
          <table:table-cell table:formula="of:=[.E198]/3600" office:value-type="float" office:value="-0.867208333333335" calcext:value-type="float">
            <text:p>-0.867</text:p>
          </table:table-cell>
          <table:table-cell table:number-columns-repeated="7"/>
        </table:table-row>
        <table:table-row table:style-name="ro2">
          <table:table-cell office:value-type="float" office:value="9899" calcext:value-type="float">
            <text:p>98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[.C199]*-1" office:value-type="float" office:value="-0.317" calcext:value-type="float">
            <text:p>-0.317</text:p>
          </table:table-cell>
          <table:table-cell table:formula="of:=[.D199]*([.A199]-[.A198])+[.E198]" office:value-type="float" office:value="-3137.8" calcext:value-type="float">
            <text:p>-3137.8</text:p>
          </table:table-cell>
          <table:table-cell table:formula="of:=[.E199]/3600" office:value-type="float" office:value="-0.871611111111112" calcext:value-type="float">
            <text:p>-0.872</text:p>
          </table:table-cell>
          <table:table-cell table:number-columns-repeated="7"/>
        </table:table-row>
        <table:table-row table:style-name="ro2">
          <table:table-cell office:value-type="float" office:value="9949" calcext:value-type="float">
            <text:p>99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200]*-1" office:value-type="float" office:value="-0.319" calcext:value-type="float">
            <text:p>-0.319</text:p>
          </table:table-cell>
          <table:table-cell table:formula="of:=[.D200]*([.A200]-[.A199])+[.E199]" office:value-type="float" office:value="-3153.75" calcext:value-type="float">
            <text:p>-3153.8</text:p>
          </table:table-cell>
          <table:table-cell table:formula="of:=[.E200]/3600" office:value-type="float" office:value="-0.876041666666668" calcext:value-type="float">
            <text:p>-0.876</text:p>
          </table:table-cell>
          <table:table-cell table:number-columns-repeated="7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[.C201]*-1" office:value-type="float" office:value="-0.317" calcext:value-type="float">
            <text:p>-0.317</text:p>
          </table:table-cell>
          <table:table-cell table:formula="of:=[.D201]*([.A201]-[.A200])+[.E200]" office:value-type="float" office:value="-3169.6" calcext:value-type="float">
            <text:p>-3169.6</text:p>
          </table:table-cell>
          <table:table-cell table:formula="of:=[.E201]/3600" office:value-type="float" office:value="-0.880444444444446" calcext:value-type="float">
            <text:p>-0.880</text:p>
          </table:table-cell>
          <table:table-cell table:number-columns-repeated="7"/>
        </table:table-row>
        <table:table-row table:style-name="ro2">
          <table:table-cell office:value-type="float" office:value="10049" calcext:value-type="float">
            <text:p>100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[.C202]*-1" office:value-type="float" office:value="-0.318" calcext:value-type="float">
            <text:p>-0.318</text:p>
          </table:table-cell>
          <table:table-cell table:formula="of:=[.D202]*([.A202]-[.A201])+[.E201]" office:value-type="float" office:value="-3185.5" calcext:value-type="float">
            <text:p>-3185.5</text:p>
          </table:table-cell>
          <table:table-cell table:formula="of:=[.E202]/3600" office:value-type="float" office:value="-0.884861111111112" calcext:value-type="float">
            <text:p>-0.885</text:p>
          </table:table-cell>
          <table:table-cell table:number-columns-repeated="7"/>
        </table:table-row>
        <table:table-row table:style-name="ro2">
          <table:table-cell office:value-type="float" office:value="10099" calcext:value-type="float">
            <text:p>100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[.C203]*-1" office:value-type="float" office:value="-0.318" calcext:value-type="float">
            <text:p>-0.318</text:p>
          </table:table-cell>
          <table:table-cell table:formula="of:=[.D203]*([.A203]-[.A202])+[.E202]" office:value-type="float" office:value="-3201.4" calcext:value-type="float">
            <text:p>-3201.4</text:p>
          </table:table-cell>
          <table:table-cell table:formula="of:=[.E203]/3600" office:value-type="float" office:value="-0.889277777777779" calcext:value-type="float">
            <text:p>-0.889</text:p>
          </table:table-cell>
          <table:table-cell table:number-columns-repeated="7"/>
        </table:table-row>
        <table:table-row table:style-name="ro2">
          <table:table-cell office:value-type="float" office:value="10149" calcext:value-type="float">
            <text:p>101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204]*-1" office:value-type="float" office:value="-0.319" calcext:value-type="float">
            <text:p>-0.319</text:p>
          </table:table-cell>
          <table:table-cell table:formula="of:=[.D204]*([.A204]-[.A203])+[.E203]" office:value-type="float" office:value="-3217.35" calcext:value-type="float">
            <text:p>-3217.4</text:p>
          </table:table-cell>
          <table:table-cell table:formula="of:=[.E204]/3600" office:value-type="float" office:value="-0.893708333333334" calcext:value-type="float">
            <text:p>-0.894</text:p>
          </table:table-cell>
          <table:table-cell table:number-columns-repeated="7"/>
        </table:table-row>
        <table:table-row table:style-name="ro2">
          <table:table-cell office:value-type="float" office:value="10199" calcext:value-type="float">
            <text:p>101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[.C205]*-1" office:value-type="float" office:value="-0.317" calcext:value-type="float">
            <text:p>-0.317</text:p>
          </table:table-cell>
          <table:table-cell table:formula="of:=[.D205]*([.A205]-[.A204])+[.E204]" office:value-type="float" office:value="-3233.2" calcext:value-type="float">
            <text:p>-3233.2</text:p>
          </table:table-cell>
          <table:table-cell table:formula="of:=[.E205]/3600" office:value-type="float" office:value="-0.898111111111112" calcext:value-type="float">
            <text:p>-0.898</text:p>
          </table:table-cell>
          <table:table-cell table:number-columns-repeated="7"/>
        </table:table-row>
        <table:table-row table:style-name="ro2">
          <table:table-cell office:value-type="float" office:value="10249" calcext:value-type="float">
            <text:p>102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06]*-1" office:value-type="float" office:value="-0.318" calcext:value-type="float">
            <text:p>-0.318</text:p>
          </table:table-cell>
          <table:table-cell table:formula="of:=[.D206]*([.A206]-[.A205])+[.E205]" office:value-type="float" office:value="-3249.1" calcext:value-type="float">
            <text:p>-3249.1</text:p>
          </table:table-cell>
          <table:table-cell table:formula="of:=[.E206]/3600" office:value-type="float" office:value="-0.902527777777779" calcext:value-type="float">
            <text:p>-0.903</text:p>
          </table:table-cell>
          <table:table-cell table:number-columns-repeated="7"/>
        </table:table-row>
        <table:table-row table:style-name="ro2">
          <table:table-cell office:value-type="float" office:value="10299" calcext:value-type="float">
            <text:p>102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07]*-1" office:value-type="float" office:value="-0.319" calcext:value-type="float">
            <text:p>-0.319</text:p>
          </table:table-cell>
          <table:table-cell table:formula="of:=[.D207]*([.A207]-[.A206])+[.E206]" office:value-type="float" office:value="-3265.05" calcext:value-type="float">
            <text:p>-3265.1</text:p>
          </table:table-cell>
          <table:table-cell table:formula="of:=[.E207]/3600" office:value-type="float" office:value="-0.906958333333334" calcext:value-type="float">
            <text:p>-0.907</text:p>
          </table:table-cell>
          <table:table-cell table:number-columns-repeated="7"/>
        </table:table-row>
        <table:table-row table:style-name="ro2">
          <table:table-cell office:value-type="float" office:value="10349" calcext:value-type="float">
            <text:p>103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08]*-1" office:value-type="float" office:value="-0.318" calcext:value-type="float">
            <text:p>-0.318</text:p>
          </table:table-cell>
          <table:table-cell table:formula="of:=[.D208]*([.A208]-[.A207])+[.E207]" office:value-type="float" office:value="-3280.95" calcext:value-type="float">
            <text:p>-3281.0</text:p>
          </table:table-cell>
          <table:table-cell table:formula="of:=[.E208]/3600" office:value-type="float" office:value="-0.911375000000001" calcext:value-type="float">
            <text:p>-0.911</text:p>
          </table:table-cell>
          <table:table-cell table:number-columns-repeated="7"/>
        </table:table-row>
        <table:table-row table:style-name="ro2">
          <table:table-cell office:value-type="float" office:value="10399" calcext:value-type="float">
            <text:p>103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09]*-1" office:value-type="float" office:value="-0.318" calcext:value-type="float">
            <text:p>-0.318</text:p>
          </table:table-cell>
          <table:table-cell table:formula="of:=[.D209]*([.A209]-[.A208])+[.E208]" office:value-type="float" office:value="-3296.85" calcext:value-type="float">
            <text:p>-3296.9</text:p>
          </table:table-cell>
          <table:table-cell table:formula="of:=[.E209]/3600" office:value-type="float" office:value="-0.915791666666668" calcext:value-type="float">
            <text:p>-0.916</text:p>
          </table:table-cell>
          <table:table-cell table:number-columns-repeated="7"/>
        </table:table-row>
        <table:table-row table:style-name="ro2">
          <table:table-cell office:value-type="float" office:value="10449" calcext:value-type="float">
            <text:p>104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10]*-1" office:value-type="float" office:value="-0.319" calcext:value-type="float">
            <text:p>-0.319</text:p>
          </table:table-cell>
          <table:table-cell table:formula="of:=[.D210]*([.A210]-[.A209])+[.E209]" office:value-type="float" office:value="-3312.8" calcext:value-type="float">
            <text:p>-3312.8</text:p>
          </table:table-cell>
          <table:table-cell table:formula="of:=[.E210]/3600" office:value-type="float" office:value="-0.920222222222223" calcext:value-type="float">
            <text:p>-0.920</text:p>
          </table:table-cell>
          <table:table-cell table:number-columns-repeated="7"/>
        </table:table-row>
        <table:table-row table:style-name="ro2">
          <table:table-cell office:value-type="float" office:value="10499" calcext:value-type="float">
            <text:p>104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11]*-1" office:value-type="float" office:value="-0.319" calcext:value-type="float">
            <text:p>-0.319</text:p>
          </table:table-cell>
          <table:table-cell table:formula="of:=[.D211]*([.A211]-[.A210])+[.E210]" office:value-type="float" office:value="-3328.75" calcext:value-type="float">
            <text:p>-3328.8</text:p>
          </table:table-cell>
          <table:table-cell table:formula="of:=[.E211]/3600" office:value-type="float" office:value="-0.924652777777779" calcext:value-type="float">
            <text:p>-0.925</text:p>
          </table:table-cell>
          <table:table-cell table:number-columns-repeated="7"/>
        </table:table-row>
        <table:table-row table:style-name="ro2">
          <table:table-cell office:value-type="float" office:value="10549" calcext:value-type="float">
            <text:p>105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12]*-1" office:value-type="float" office:value="-0.319" calcext:value-type="float">
            <text:p>-0.319</text:p>
          </table:table-cell>
          <table:table-cell table:formula="of:=[.D212]*([.A212]-[.A211])+[.E211]" office:value-type="float" office:value="-3344.7" calcext:value-type="float">
            <text:p>-3344.7</text:p>
          </table:table-cell>
          <table:table-cell table:formula="of:=[.E212]/3600" office:value-type="float" office:value="-0.929083333333334" calcext:value-type="float">
            <text:p>-0.929</text:p>
          </table:table-cell>
          <table:table-cell table:number-columns-repeated="7"/>
        </table:table-row>
        <table:table-row table:style-name="ro2">
          <table:table-cell office:value-type="float" office:value="10599" calcext:value-type="float">
            <text:p>105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9" calcext:value-type="float">
            <text:p>0.319</text:p>
          </table:table-cell>
          <table:table-cell table:formula="of:=[.C213]*-1" office:value-type="float" office:value="-0.319" calcext:value-type="float">
            <text:p>-0.319</text:p>
          </table:table-cell>
          <table:table-cell table:formula="of:=[.D213]*([.A213]-[.A212])+[.E212]" office:value-type="float" office:value="-3360.65" calcext:value-type="float">
            <text:p>-3360.7</text:p>
          </table:table-cell>
          <table:table-cell table:formula="of:=[.E213]/3600" office:value-type="float" office:value="-0.93351388888889" calcext:value-type="float">
            <text:p>-0.934</text:p>
          </table:table-cell>
          <table:table-cell table:number-columns-repeated="7"/>
        </table:table-row>
        <table:table-row table:style-name="ro2">
          <table:table-cell office:value-type="float" office:value="10649" calcext:value-type="float">
            <text:p>106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14]*-1" office:value-type="float" office:value="-0.318" calcext:value-type="float">
            <text:p>-0.318</text:p>
          </table:table-cell>
          <table:table-cell table:formula="of:=[.D214]*([.A214]-[.A213])+[.E213]" office:value-type="float" office:value="-3376.55" calcext:value-type="float">
            <text:p>-3376.6</text:p>
          </table:table-cell>
          <table:table-cell table:formula="of:=[.E214]/3600" office:value-type="float" office:value="-0.937930555555556" calcext:value-type="float">
            <text:p>-0.938</text:p>
          </table:table-cell>
          <table:table-cell table:number-columns-repeated="7"/>
        </table:table-row>
        <table:table-row table:style-name="ro2">
          <table:table-cell office:value-type="float" office:value="10699" calcext:value-type="float">
            <text:p>106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15]*-1" office:value-type="float" office:value="-0.318" calcext:value-type="float">
            <text:p>-0.318</text:p>
          </table:table-cell>
          <table:table-cell table:formula="of:=[.D215]*([.A215]-[.A214])+[.E214]" office:value-type="float" office:value="-3392.45" calcext:value-type="float">
            <text:p>-3392.5</text:p>
          </table:table-cell>
          <table:table-cell table:formula="of:=[.E215]/3600" office:value-type="float" office:value="-0.942347222222223" calcext:value-type="float">
            <text:p>-0.942</text:p>
          </table:table-cell>
          <table:table-cell table:number-columns-repeated="7"/>
        </table:table-row>
        <table:table-row table:style-name="ro2">
          <table:table-cell office:value-type="float" office:value="10749" calcext:value-type="float">
            <text:p>107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16]*-1" office:value-type="float" office:value="-0.318" calcext:value-type="float">
            <text:p>-0.318</text:p>
          </table:table-cell>
          <table:table-cell table:formula="of:=[.D216]*([.A216]-[.A215])+[.E215]" office:value-type="float" office:value="-3408.35" calcext:value-type="float">
            <text:p>-3408.4</text:p>
          </table:table-cell>
          <table:table-cell table:formula="of:=[.E216]/3600" office:value-type="float" office:value="-0.94676388888889" calcext:value-type="float">
            <text:p>-0.947</text:p>
          </table:table-cell>
          <table:table-cell table:number-columns-repeated="7"/>
        </table:table-row>
        <table:table-row table:style-name="ro2">
          <table:table-cell office:value-type="float" office:value="10799" calcext:value-type="float">
            <text:p>107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17]*-1" office:value-type="float" office:value="-0.318" calcext:value-type="float">
            <text:p>-0.318</text:p>
          </table:table-cell>
          <table:table-cell table:formula="of:=[.D217]*([.A217]-[.A216])+[.E216]" office:value-type="float" office:value="-3424.25" calcext:value-type="float">
            <text:p>-3424.3</text:p>
          </table:table-cell>
          <table:table-cell table:formula="of:=[.E217]/3600" office:value-type="float" office:value="-0.951180555555557" calcext:value-type="float">
            <text:p>-0.951</text:p>
          </table:table-cell>
          <table:table-cell table:number-columns-repeated="7"/>
        </table:table-row>
        <table:table-row table:style-name="ro2">
          <table:table-cell office:value-type="float" office:value="10849" calcext:value-type="float">
            <text:p>108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18]*-1" office:value-type="float" office:value="-0.319" calcext:value-type="float">
            <text:p>-0.319</text:p>
          </table:table-cell>
          <table:table-cell table:formula="of:=[.D218]*([.A218]-[.A217])+[.E217]" office:value-type="float" office:value="-3440.2" calcext:value-type="float">
            <text:p>-3440.2</text:p>
          </table:table-cell>
          <table:table-cell table:formula="of:=[.E218]/3600" office:value-type="float" office:value="-0.955611111111112" calcext:value-type="float">
            <text:p>-0.956</text:p>
          </table:table-cell>
          <table:table-cell table:number-columns-repeated="7"/>
        </table:table-row>
        <table:table-row table:style-name="ro2">
          <table:table-cell office:value-type="float" office:value="10899" calcext:value-type="float">
            <text:p>108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19]*-1" office:value-type="float" office:value="-0.318" calcext:value-type="float">
            <text:p>-0.318</text:p>
          </table:table-cell>
          <table:table-cell table:formula="of:=[.D219]*([.A219]-[.A218])+[.E218]" office:value-type="float" office:value="-3456.1" calcext:value-type="float">
            <text:p>-3456.1</text:p>
          </table:table-cell>
          <table:table-cell table:formula="of:=[.E219]/3600" office:value-type="float" office:value="-0.960027777777779" calcext:value-type="float">
            <text:p>-0.960</text:p>
          </table:table-cell>
          <table:table-cell table:number-columns-repeated="7"/>
        </table:table-row>
        <table:table-row table:style-name="ro2">
          <table:table-cell office:value-type="float" office:value="10949" calcext:value-type="float">
            <text:p>109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0]*-1" office:value-type="float" office:value="-0.318" calcext:value-type="float">
            <text:p>-0.318</text:p>
          </table:table-cell>
          <table:table-cell table:formula="of:=[.D220]*([.A220]-[.A219])+[.E219]" office:value-type="float" office:value="-3472" calcext:value-type="float">
            <text:p>-3472.0</text:p>
          </table:table-cell>
          <table:table-cell table:formula="of:=[.E220]/3600" office:value-type="float" office:value="-0.964444444444445" calcext:value-type="float">
            <text:p>-0.964</text:p>
          </table:table-cell>
          <table:table-cell table:number-columns-repeated="7"/>
        </table:table-row>
        <table:table-row table:style-name="ro2">
          <table:table-cell office:value-type="float" office:value="10999" calcext:value-type="float">
            <text:p>109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1]*-1" office:value-type="float" office:value="-0.318" calcext:value-type="float">
            <text:p>-0.318</text:p>
          </table:table-cell>
          <table:table-cell table:formula="of:=[.D221]*([.A221]-[.A220])+[.E220]" office:value-type="float" office:value="-3487.9" calcext:value-type="float">
            <text:p>-3487.9</text:p>
          </table:table-cell>
          <table:table-cell table:formula="of:=[.E221]/3600" office:value-type="float" office:value="-0.968861111111112" calcext:value-type="float">
            <text:p>-0.969</text:p>
          </table:table-cell>
          <table:table-cell table:number-columns-repeated="7"/>
        </table:table-row>
        <table:table-row table:style-name="ro2">
          <table:table-cell office:value-type="float" office:value="11049" calcext:value-type="float">
            <text:p>110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  <table:table-cell table:formula="of:=[.C222]*-1" office:value-type="float" office:value="-0.317" calcext:value-type="float">
            <text:p>-0.317</text:p>
          </table:table-cell>
          <table:table-cell table:formula="of:=[.D222]*([.A222]-[.A221])+[.E221]" office:value-type="float" office:value="-3503.75" calcext:value-type="float">
            <text:p>-3503.8</text:p>
          </table:table-cell>
          <table:table-cell table:formula="of:=[.E222]/3600" office:value-type="float" office:value="-0.97326388888889" calcext:value-type="float">
            <text:p>-0.973</text:p>
          </table:table-cell>
          <table:table-cell table:number-columns-repeated="7"/>
        </table:table-row>
        <table:table-row table:style-name="ro2">
          <table:table-cell office:value-type="float" office:value="11099" calcext:value-type="float">
            <text:p>110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3]*-1" office:value-type="float" office:value="-0.318" calcext:value-type="float">
            <text:p>-0.318</text:p>
          </table:table-cell>
          <table:table-cell table:formula="of:=[.D223]*([.A223]-[.A222])+[.E222]" office:value-type="float" office:value="-3519.65" calcext:value-type="float">
            <text:p>-3519.7</text:p>
          </table:table-cell>
          <table:table-cell table:formula="of:=[.E223]/3600" office:value-type="float" office:value="-0.977680555555557" calcext:value-type="float">
            <text:p>-0.978</text:p>
          </table:table-cell>
          <table:table-cell table:number-columns-repeated="7"/>
        </table:table-row>
        <table:table-row table:style-name="ro2">
          <table:table-cell office:value-type="float" office:value="11149" calcext:value-type="float">
            <text:p>111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  <table:table-cell table:formula="of:=[.C224]*-1" office:value-type="float" office:value="-0.317" calcext:value-type="float">
            <text:p>-0.317</text:p>
          </table:table-cell>
          <table:table-cell table:formula="of:=[.D224]*([.A224]-[.A223])+[.E223]" office:value-type="float" office:value="-3535.5" calcext:value-type="float">
            <text:p>-3535.5</text:p>
          </table:table-cell>
          <table:table-cell table:formula="of:=[.E224]/3600" office:value-type="float" office:value="-0.982083333333334" calcext:value-type="float">
            <text:p>-0.982</text:p>
          </table:table-cell>
          <table:table-cell table:number-columns-repeated="7"/>
        </table:table-row>
        <table:table-row table:style-name="ro2">
          <table:table-cell office:value-type="float" office:value="11199" calcext:value-type="float">
            <text:p>111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5]*-1" office:value-type="float" office:value="-0.318" calcext:value-type="float">
            <text:p>-0.318</text:p>
          </table:table-cell>
          <table:table-cell table:formula="of:=[.D225]*([.A225]-[.A224])+[.E224]" office:value-type="float" office:value="-3551.4" calcext:value-type="float">
            <text:p>-3551.4</text:p>
          </table:table-cell>
          <table:table-cell table:formula="of:=[.E225]/3600" office:value-type="float" office:value="-0.986500000000001" calcext:value-type="float">
            <text:p>-0.987</text:p>
          </table:table-cell>
          <table:table-cell table:number-columns-repeated="7"/>
        </table:table-row>
        <table:table-row table:style-name="ro2">
          <table:table-cell office:value-type="float" office:value="11249" calcext:value-type="float">
            <text:p>112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26]*-1" office:value-type="float" office:value="-0.318" calcext:value-type="float">
            <text:p>-0.318</text:p>
          </table:table-cell>
          <table:table-cell table:formula="of:=[.D226]*([.A226]-[.A225])+[.E225]" office:value-type="float" office:value="-3567.3" calcext:value-type="float">
            <text:p>-3567.3</text:p>
          </table:table-cell>
          <table:table-cell table:formula="of:=[.E226]/3600" office:value-type="float" office:value="-0.990916666666668" calcext:value-type="float">
            <text:p>-0.991</text:p>
          </table:table-cell>
          <table:table-cell table:number-columns-repeated="7"/>
        </table:table-row>
        <table:table-row table:style-name="ro2">
          <table:table-cell office:value-type="float" office:value="11299" calcext:value-type="float">
            <text:p>112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[.C227]*-1" office:value-type="float" office:value="-0.317" calcext:value-type="float">
            <text:p>-0.317</text:p>
          </table:table-cell>
          <table:table-cell table:formula="of:=[.D227]*([.A227]-[.A226])+[.E226]" office:value-type="float" office:value="-3583.15" calcext:value-type="float">
            <text:p>-3583.2</text:p>
          </table:table-cell>
          <table:table-cell table:formula="of:=[.E227]/3600" office:value-type="float" office:value="-0.995319444444445" calcext:value-type="float">
            <text:p>-0.995</text:p>
          </table:table-cell>
          <table:table-cell table:number-columns-repeated="7"/>
        </table:table-row>
        <table:table-row table:style-name="ro2">
          <table:table-cell office:value-type="float" office:value="11349" calcext:value-type="float">
            <text:p>113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  <table:table-cell table:formula="of:=[.C228]*-1" office:value-type="float" office:value="-0.317" calcext:value-type="float">
            <text:p>-0.317</text:p>
          </table:table-cell>
          <table:table-cell table:formula="of:=[.D228]*([.A228]-[.A227])+[.E227]" office:value-type="float" office:value="-3599" calcext:value-type="float">
            <text:p>-3599.0</text:p>
          </table:table-cell>
          <table:table-cell table:formula="of:=[.E228]/3600" office:value-type="float" office:value="-0.999722222222223" calcext:value-type="float">
            <text:p>-1.000</text:p>
          </table:table-cell>
          <table:table-cell table:number-columns-repeated="7"/>
        </table:table-row>
        <table:table-row table:style-name="ro2">
          <table:table-cell office:value-type="float" office:value="11399" calcext:value-type="float">
            <text:p>113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9]*-1" office:value-type="float" office:value="-0.318" calcext:value-type="float">
            <text:p>-0.318</text:p>
          </table:table-cell>
          <table:table-cell table:formula="of:=[.D229]*([.A229]-[.A228])+[.E228]" office:value-type="float" office:value="-3614.9" calcext:value-type="float">
            <text:p>-3614.9</text:p>
          </table:table-cell>
          <table:table-cell table:formula="of:=[.E229]/3600" office:value-type="float" office:value="-1.00413888888889" calcext:value-type="float">
            <text:p>-1.004</text:p>
          </table:table-cell>
          <table:table-cell table:number-columns-repeated="7"/>
        </table:table-row>
        <table:table-row table:style-name="ro2">
          <table:table-cell office:value-type="float" office:value="11449" calcext:value-type="float">
            <text:p>114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0]*-1" office:value-type="float" office:value="-0.318" calcext:value-type="float">
            <text:p>-0.318</text:p>
          </table:table-cell>
          <table:table-cell table:formula="of:=[.D230]*([.A230]-[.A229])+[.E229]" office:value-type="float" office:value="-3630.8" calcext:value-type="float">
            <text:p>-3630.8</text:p>
          </table:table-cell>
          <table:table-cell table:formula="of:=[.E230]/3600" office:value-type="float" office:value="-1.00855555555556" calcext:value-type="float">
            <text:p>-1.009</text:p>
          </table:table-cell>
          <table:table-cell table:number-columns-repeated="7"/>
        </table:table-row>
        <table:table-row table:style-name="ro2">
          <table:table-cell office:value-type="float" office:value="11499" calcext:value-type="float">
            <text:p>114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1]*-1" office:value-type="float" office:value="-0.318" calcext:value-type="float">
            <text:p>-0.318</text:p>
          </table:table-cell>
          <table:table-cell table:formula="of:=[.D231]*([.A231]-[.A230])+[.E230]" office:value-type="float" office:value="-3646.7" calcext:value-type="float">
            <text:p>-3646.7</text:p>
          </table:table-cell>
          <table:table-cell table:formula="of:=[.E231]/3600" office:value-type="float" office:value="-1.01297222222222" calcext:value-type="float">
            <text:p>-1.013</text:p>
          </table:table-cell>
          <table:table-cell table:number-columns-repeated="7"/>
        </table:table-row>
        <table:table-row table:style-name="ro2">
          <table:table-cell office:value-type="float" office:value="11549" calcext:value-type="float">
            <text:p>115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[.C232]*-1" office:value-type="float" office:value="-0.317" calcext:value-type="float">
            <text:p>-0.317</text:p>
          </table:table-cell>
          <table:table-cell table:formula="of:=[.D232]*([.A232]-[.A231])+[.E231]" office:value-type="float" office:value="-3662.55" calcext:value-type="float">
            <text:p>-3662.6</text:p>
          </table:table-cell>
          <table:table-cell table:formula="of:=[.E232]/3600" office:value-type="float" office:value="-1.017375" calcext:value-type="float">
            <text:p>-1.017</text:p>
          </table:table-cell>
          <table:table-cell table:number-columns-repeated="7"/>
        </table:table-row>
        <table:table-row table:style-name="ro2">
          <table:table-cell office:value-type="float" office:value="11599" calcext:value-type="float">
            <text:p>115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3]*-1" office:value-type="float" office:value="-0.318" calcext:value-type="float">
            <text:p>-0.318</text:p>
          </table:table-cell>
          <table:table-cell table:formula="of:=[.D233]*([.A233]-[.A232])+[.E232]" office:value-type="float" office:value="-3678.45" calcext:value-type="float">
            <text:p>-3678.5</text:p>
          </table:table-cell>
          <table:table-cell table:formula="of:=[.E233]/3600" office:value-type="float" office:value="-1.02179166666667" calcext:value-type="float">
            <text:p>-1.022</text:p>
          </table:table-cell>
          <table:table-cell table:number-columns-repeated="7"/>
        </table:table-row>
        <table:table-row table:style-name="ro2">
          <table:table-cell office:value-type="float" office:value="11649" calcext:value-type="float">
            <text:p>116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4]*-1" office:value-type="float" office:value="-0.318" calcext:value-type="float">
            <text:p>-0.318</text:p>
          </table:table-cell>
          <table:table-cell table:formula="of:=[.D234]*([.A234]-[.A233])+[.E233]" office:value-type="float" office:value="-3694.35" calcext:value-type="float">
            <text:p>-3694.4</text:p>
          </table:table-cell>
          <table:table-cell table:formula="of:=[.E234]/3600" office:value-type="float" office:value="-1.02620833333333" calcext:value-type="float">
            <text:p>-1.026</text:p>
          </table:table-cell>
          <table:table-cell table:number-columns-repeated="7"/>
        </table:table-row>
        <table:table-row table:style-name="ro2">
          <table:table-cell office:value-type="float" office:value="11699" calcext:value-type="float">
            <text:p>116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[.C235]*-1" office:value-type="float" office:value="-0.317" calcext:value-type="float">
            <text:p>-0.317</text:p>
          </table:table-cell>
          <table:table-cell table:formula="of:=[.D235]*([.A235]-[.A234])+[.E234]" office:value-type="float" office:value="-3710.2" calcext:value-type="float">
            <text:p>-3710.2</text:p>
          </table:table-cell>
          <table:table-cell table:formula="of:=[.E235]/3600" office:value-type="float" office:value="-1.03061111111111" calcext:value-type="float">
            <text:p>-1.031</text:p>
          </table:table-cell>
          <table:table-cell table:number-columns-repeated="7"/>
        </table:table-row>
        <table:table-row table:style-name="ro2">
          <table:table-cell office:value-type="float" office:value="11749" calcext:value-type="float">
            <text:p>117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 table:formula="of:=[.C236]*-1" office:value-type="float" office:value="-0.319" calcext:value-type="float">
            <text:p>-0.319</text:p>
          </table:table-cell>
          <table:table-cell table:formula="of:=[.D236]*([.A236]-[.A235])+[.E235]" office:value-type="float" office:value="-3726.15" calcext:value-type="float">
            <text:p>-3726.2</text:p>
          </table:table-cell>
          <table:table-cell table:formula="of:=[.E236]/3600" office:value-type="float" office:value="-1.03504166666667" calcext:value-type="float">
            <text:p>-1.035</text:p>
          </table:table-cell>
          <table:table-cell table:number-columns-repeated="7"/>
        </table:table-row>
        <table:table-row table:style-name="ro2">
          <table:table-cell office:value-type="float" office:value="11799" calcext:value-type="float">
            <text:p>117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7]*-1" office:value-type="float" office:value="-0.318" calcext:value-type="float">
            <text:p>-0.318</text:p>
          </table:table-cell>
          <table:table-cell table:formula="of:=[.D237]*([.A237]-[.A236])+[.E236]" office:value-type="float" office:value="-3742.05" calcext:value-type="float">
            <text:p>-3742.1</text:p>
          </table:table-cell>
          <table:table-cell table:formula="of:=[.E237]/3600" office:value-type="float" office:value="-1.03945833333333" calcext:value-type="float">
            <text:p>-1.039</text:p>
          </table:table-cell>
          <table:table-cell table:number-columns-repeated="7"/>
        </table:table-row>
        <table:table-row table:style-name="ro2">
          <table:table-cell office:value-type="float" office:value="11849" calcext:value-type="float">
            <text:p>118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 table:formula="of:=[.C238]*-1" office:value-type="float" office:value="-0.319" calcext:value-type="float">
            <text:p>-0.319</text:p>
          </table:table-cell>
          <table:table-cell table:formula="of:=[.D238]*([.A238]-[.A237])+[.E237]" office:value-type="float" office:value="-3758" calcext:value-type="float">
            <text:p>-3758.0</text:p>
          </table:table-cell>
          <table:table-cell table:formula="of:=[.E238]/3600" office:value-type="float" office:value="-1.04388888888889" calcext:value-type="float">
            <text:p>-1.044</text:p>
          </table:table-cell>
          <table:table-cell table:number-columns-repeated="7"/>
        </table:table-row>
        <table:table-row table:style-name="ro2">
          <table:table-cell office:value-type="float" office:value="11899" calcext:value-type="float">
            <text:p>118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39]*-1" office:value-type="float" office:value="-0.318" calcext:value-type="float">
            <text:p>-0.318</text:p>
          </table:table-cell>
          <table:table-cell table:formula="of:=[.D239]*([.A239]-[.A238])+[.E238]" office:value-type="float" office:value="-3773.9" calcext:value-type="float">
            <text:p>-3773.9</text:p>
          </table:table-cell>
          <table:table-cell table:formula="of:=[.E239]/3600" office:value-type="float" office:value="-1.04830555555556" calcext:value-type="float">
            <text:p>-1.048</text:p>
          </table:table-cell>
          <table:table-cell table:number-columns-repeated="7"/>
        </table:table-row>
        <table:table-row table:style-name="ro2">
          <table:table-cell office:value-type="float" office:value="11949" calcext:value-type="float">
            <text:p>119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40]*-1" office:value-type="float" office:value="-0.318" calcext:value-type="float">
            <text:p>-0.318</text:p>
          </table:table-cell>
          <table:table-cell table:formula="of:=[.D240]*([.A240]-[.A239])+[.E239]" office:value-type="float" office:value="-3789.8" calcext:value-type="float">
            <text:p>-3789.8</text:p>
          </table:table-cell>
          <table:table-cell table:formula="of:=[.E240]/3600" office:value-type="float" office:value="-1.05272222222222" calcext:value-type="float">
            <text:p>-1.053</text:p>
          </table:table-cell>
          <table:table-cell table:number-columns-repeated="7"/>
        </table:table-row>
        <table:table-row table:style-name="ro2">
          <table:table-cell office:value-type="float" office:value="11999" calcext:value-type="float">
            <text:p>119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1]*-1" office:value-type="float" office:value="-0.318" calcext:value-type="float">
            <text:p>-0.318</text:p>
          </table:table-cell>
          <table:table-cell table:formula="of:=[.D241]*([.A241]-[.A240])+[.E240]" office:value-type="float" office:value="-3805.7" calcext:value-type="float">
            <text:p>-3805.7</text:p>
          </table:table-cell>
          <table:table-cell table:formula="of:=[.E241]/3600" office:value-type="float" office:value="-1.05713888888889" calcext:value-type="float">
            <text:p>-1.057</text:p>
          </table:table-cell>
          <table:table-cell table:number-columns-repeated="7"/>
        </table:table-row>
        <table:table-row table:style-name="ro2">
          <table:table-cell office:value-type="float" office:value="12049" calcext:value-type="float">
            <text:p>120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2]*-1" office:value-type="float" office:value="-0.318" calcext:value-type="float">
            <text:p>-0.318</text:p>
          </table:table-cell>
          <table:table-cell table:formula="of:=[.D242]*([.A242]-[.A241])+[.E241]" office:value-type="float" office:value="-3821.6" calcext:value-type="float">
            <text:p>-3821.6</text:p>
          </table:table-cell>
          <table:table-cell table:formula="of:=[.E242]/3600" office:value-type="float" office:value="-1.06155555555556" calcext:value-type="float">
            <text:p>-1.062</text:p>
          </table:table-cell>
          <table:table-cell table:number-columns-repeated="7"/>
        </table:table-row>
        <table:table-row table:style-name="ro2">
          <table:table-cell office:value-type="float" office:value="12099" calcext:value-type="float">
            <text:p>120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3]*-1" office:value-type="float" office:value="-0.318" calcext:value-type="float">
            <text:p>-0.318</text:p>
          </table:table-cell>
          <table:table-cell table:formula="of:=[.D243]*([.A243]-[.A242])+[.E242]" office:value-type="float" office:value="-3837.5" calcext:value-type="float">
            <text:p>-3837.5</text:p>
          </table:table-cell>
          <table:table-cell table:formula="of:=[.E243]/3600" office:value-type="float" office:value="-1.06597222222222" calcext:value-type="float">
            <text:p>-1.066</text:p>
          </table:table-cell>
          <table:table-cell table:number-columns-repeated="7"/>
        </table:table-row>
        <table:table-row table:style-name="ro2">
          <table:table-cell office:value-type="float" office:value="12149" calcext:value-type="float">
            <text:p>121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4]*-1" office:value-type="float" office:value="-0.318" calcext:value-type="float">
            <text:p>-0.318</text:p>
          </table:table-cell>
          <table:table-cell table:formula="of:=[.D244]*([.A244]-[.A243])+[.E243]" office:value-type="float" office:value="-3853.4" calcext:value-type="float">
            <text:p>-3853.4</text:p>
          </table:table-cell>
          <table:table-cell table:formula="of:=[.E244]/3600" office:value-type="float" office:value="-1.07038888888889" calcext:value-type="float">
            <text:p>-1.070</text:p>
          </table:table-cell>
          <table:table-cell table:number-columns-repeated="7"/>
        </table:table-row>
        <table:table-row table:style-name="ro2">
          <table:table-cell office:value-type="float" office:value="12199" calcext:value-type="float">
            <text:p>121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 table:formula="of:=[.C245]*-1" office:value-type="float" office:value="-0.319" calcext:value-type="float">
            <text:p>-0.319</text:p>
          </table:table-cell>
          <table:table-cell table:formula="of:=[.D245]*([.A245]-[.A244])+[.E244]" office:value-type="float" office:value="-3869.35" calcext:value-type="float">
            <text:p>-3869.4</text:p>
          </table:table-cell>
          <table:table-cell table:formula="of:=[.E245]/3600" office:value-type="float" office:value="-1.07481944444445" calcext:value-type="float">
            <text:p>-1.075</text:p>
          </table:table-cell>
          <table:table-cell table:number-columns-repeated="7"/>
        </table:table-row>
        <table:table-row table:style-name="ro2">
          <table:table-cell office:value-type="float" office:value="12249" calcext:value-type="float">
            <text:p>122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6]*-1" office:value-type="float" office:value="-0.318" calcext:value-type="float">
            <text:p>-0.318</text:p>
          </table:table-cell>
          <table:table-cell table:formula="of:=[.D246]*([.A246]-[.A245])+[.E245]" office:value-type="float" office:value="-3885.25" calcext:value-type="float">
            <text:p>-3885.3</text:p>
          </table:table-cell>
          <table:table-cell table:formula="of:=[.E246]/3600" office:value-type="float" office:value="-1.07923611111111" calcext:value-type="float">
            <text:p>-1.079</text:p>
          </table:table-cell>
          <table:table-cell table:number-columns-repeated="7"/>
        </table:table-row>
        <table:table-row table:style-name="ro2">
          <table:table-cell office:value-type="float" office:value="12299" calcext:value-type="float">
            <text:p>122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  <table:table-cell table:formula="of:=[.C247]*-1" office:value-type="float" office:value="-0.317" calcext:value-type="float">
            <text:p>-0.317</text:p>
          </table:table-cell>
          <table:table-cell table:formula="of:=[.D247]*([.A247]-[.A246])+[.E246]" office:value-type="float" office:value="-3901.1" calcext:value-type="float">
            <text:p>-3901.1</text:p>
          </table:table-cell>
          <table:table-cell table:formula="of:=[.E247]/3600" office:value-type="float" office:value="-1.08363888888889" calcext:value-type="float">
            <text:p>-1.084</text:p>
          </table:table-cell>
          <table:table-cell table:number-columns-repeated="7"/>
        </table:table-row>
        <table:table-row table:style-name="ro2">
          <table:table-cell office:value-type="float" office:value="12349" calcext:value-type="float">
            <text:p>123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 table:formula="of:=[.C248]*-1" office:value-type="float" office:value="-0.319" calcext:value-type="float">
            <text:p>-0.319</text:p>
          </table:table-cell>
          <table:table-cell table:formula="of:=[.D248]*([.A248]-[.A247])+[.E247]" office:value-type="float" office:value="-3917.05" calcext:value-type="float">
            <text:p>-3917.1</text:p>
          </table:table-cell>
          <table:table-cell table:formula="of:=[.E248]/3600" office:value-type="float" office:value="-1.08806944444445" calcext:value-type="float">
            <text:p>-1.088</text:p>
          </table:table-cell>
          <table:table-cell table:number-columns-repeated="7"/>
        </table:table-row>
        <table:table-row table:style-name="ro2">
          <table:table-cell office:value-type="float" office:value="12399" calcext:value-type="float">
            <text:p>123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9]*-1" office:value-type="float" office:value="-0.318" calcext:value-type="float">
            <text:p>-0.318</text:p>
          </table:table-cell>
          <table:table-cell table:formula="of:=[.D249]*([.A249]-[.A248])+[.E248]" office:value-type="float" office:value="-3932.95" calcext:value-type="float">
            <text:p>-3933.0</text:p>
          </table:table-cell>
          <table:table-cell table:formula="of:=[.E249]/3600" office:value-type="float" office:value="-1.09248611111111" calcext:value-type="float">
            <text:p>-1.092</text:p>
          </table:table-cell>
          <table:table-cell table:number-columns-repeated="7"/>
        </table:table-row>
        <table:table-row table:style-name="ro2">
          <table:table-cell office:value-type="float" office:value="12449" calcext:value-type="float">
            <text:p>124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  <table:table-cell table:formula="of:=[.C250]*-1" office:value-type="float" office:value="-0.317" calcext:value-type="float">
            <text:p>-0.317</text:p>
          </table:table-cell>
          <table:table-cell table:formula="of:=[.D250]*([.A250]-[.A249])+[.E249]" office:value-type="float" office:value="-3948.8" calcext:value-type="float">
            <text:p>-3948.8</text:p>
          </table:table-cell>
          <table:table-cell table:formula="of:=[.E250]/3600" office:value-type="float" office:value="-1.09688888888889" calcext:value-type="float">
            <text:p>-1.097</text:p>
          </table:table-cell>
          <table:table-cell table:number-columns-repeated="7"/>
        </table:table-row>
        <table:table-row table:style-name="ro2">
          <table:table-cell office:value-type="float" office:value="12499" calcext:value-type="float">
            <text:p>124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[.C251]*-1" office:value-type="float" office:value="-0.318" calcext:value-type="float">
            <text:p>-0.318</text:p>
          </table:table-cell>
          <table:table-cell table:formula="of:=[.D251]*([.A251]-[.A250])+[.E250]" office:value-type="float" office:value="-3964.7" calcext:value-type="float">
            <text:p>-3964.7</text:p>
          </table:table-cell>
          <table:table-cell table:formula="of:=[.E251]/3600" office:value-type="float" office:value="-1.10130555555556" calcext:value-type="float">
            <text:p>-1.101</text:p>
          </table:table-cell>
          <table:table-cell table:number-columns-repeated="7"/>
        </table:table-row>
        <table:table-row table:style-name="ro2">
          <table:table-cell office:value-type="float" office:value="12549" calcext:value-type="float">
            <text:p>1254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[.C252]*-1" office:value-type="float" office:value="-0.318" calcext:value-type="float">
            <text:p>-0.318</text:p>
          </table:table-cell>
          <table:table-cell table:formula="of:=[.D252]*([.A252]-[.A251])+[.E251]" office:value-type="float" office:value="-3980.6" calcext:value-type="float">
            <text:p>-3980.6</text:p>
          </table:table-cell>
          <table:table-cell table:formula="of:=[.E252]/3600" office:value-type="float" office:value="-1.10572222222222" calcext:value-type="float">
            <text:p>-1.106</text:p>
          </table:table-cell>
          <table:table-cell table:number-columns-repeated="7"/>
        </table:table-row>
        <table:table-row table:style-name="ro2">
          <table:table-cell office:value-type="float" office:value="12599" calcext:value-type="float">
            <text:p>125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[.C253]*-1" office:value-type="float" office:value="-0.318" calcext:value-type="float">
            <text:p>-0.318</text:p>
          </table:table-cell>
          <table:table-cell table:formula="of:=[.D253]*([.A253]-[.A252])+[.E252]" office:value-type="float" office:value="-3996.5" calcext:value-type="float">
            <text:p>-3996.5</text:p>
          </table:table-cell>
          <table:table-cell table:formula="of:=[.E253]/3600" office:value-type="float" office:value="-1.11013888888889" calcext:value-type="float">
            <text:p>-1.110</text:p>
          </table:table-cell>
          <table:table-cell table:number-columns-repeated="7"/>
        </table:table-row>
        <table:table-row table:style-name="ro2">
          <table:table-cell office:value-type="float" office:value="12649" calcext:value-type="float">
            <text:p>1264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  <table:table-cell table:formula="of:=[.C254]*-1" office:value-type="float" office:value="-0.317" calcext:value-type="float">
            <text:p>-0.317</text:p>
          </table:table-cell>
          <table:table-cell table:formula="of:=[.D254]*([.A254]-[.A253])+[.E253]" office:value-type="float" office:value="-4012.35" calcext:value-type="float">
            <text:p>-4012.4</text:p>
          </table:table-cell>
          <table:table-cell table:formula="of:=[.E254]/3600" office:value-type="float" office:value="-1.11454166666667" calcext:value-type="float">
            <text:p>-1.115</text:p>
          </table:table-cell>
          <table:table-cell table:number-columns-repeated="7"/>
        </table:table-row>
        <table:table-row table:style-name="ro2">
          <table:table-cell office:value-type="float" office:value="12699" calcext:value-type="float">
            <text:p>126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6" calcext:value-type="float">
            <text:p>0.316</text:p>
          </table:table-cell>
          <table:table-cell table:formula="of:=[.C255]*-1" office:value-type="float" office:value="-0.316" calcext:value-type="float">
            <text:p>-0.316</text:p>
          </table:table-cell>
          <table:table-cell table:formula="of:=[.D255]*([.A255]-[.A254])+[.E254]" office:value-type="float" office:value="-4028.15" calcext:value-type="float">
            <text:p>-4028.2</text:p>
          </table:table-cell>
          <table:table-cell table:formula="of:=[.E255]/3600" office:value-type="float" office:value="-1.11893055555556" calcext:value-type="float">
            <text:p>-1.119</text:p>
          </table:table-cell>
          <table:table-cell table:number-columns-repeated="7"/>
        </table:table-row>
        <table:table-row table:style-name="ro2">
          <table:table-cell office:value-type="float" office:value="12749" calcext:value-type="float">
            <text:p>12749</text:p>
          </table:table-cell>
          <table:table-cell office:value-type="float" office:value="3.93" calcext:value-type="float">
            <text:p>3.93</text:p>
          </table:table-cell>
          <table:table-cell office:value-type="float" office:value="0.316" calcext:value-type="float">
            <text:p>0.316</text:p>
          </table:table-cell>
          <table:table-cell table:formula="of:=[.C256]*-1" office:value-type="float" office:value="-0.316" calcext:value-type="float">
            <text:p>-0.316</text:p>
          </table:table-cell>
          <table:table-cell table:formula="of:=[.D256]*([.A256]-[.A255])+[.E255]" office:value-type="float" office:value="-4043.95" calcext:value-type="float">
            <text:p>-4044.0</text:p>
          </table:table-cell>
          <table:table-cell table:formula="of:=[.E256]/3600" office:value-type="float" office:value="-1.12331944444445" calcext:value-type="float">
            <text:p>-1.123</text:p>
          </table:table-cell>
          <table:table-cell table:number-columns-repeated="7"/>
        </table:table-row>
        <table:table-row table:style-name="ro2">
          <table:table-cell office:value-type="float" office:value="12799" calcext:value-type="float">
            <text:p>127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8" calcext:value-type="float">
            <text:p>0.318</text:p>
          </table:table-cell>
          <table:table-cell table:formula="of:=[.C257]*-1" office:value-type="float" office:value="-0.318" calcext:value-type="float">
            <text:p>-0.318</text:p>
          </table:table-cell>
          <table:table-cell table:formula="of:=[.D257]*([.A257]-[.A256])+[.E256]" office:value-type="float" office:value="-4059.85" calcext:value-type="float">
            <text:p>-4059.9</text:p>
          </table:table-cell>
          <table:table-cell table:formula="of:=[.E257]/3600" office:value-type="float" office:value="-1.12773611111111" calcext:value-type="float">
            <text:p>-1.128</text:p>
          </table:table-cell>
          <table:table-cell table:number-columns-repeated="7"/>
        </table:table-row>
        <table:table-row table:style-name="ro2">
          <table:table-cell office:value-type="float" office:value="12849" calcext:value-type="float">
            <text:p>12849</text:p>
          </table:table-cell>
          <table:table-cell office:value-type="float" office:value="3.92" calcext:value-type="float">
            <text:p>3.92</text:p>
          </table:table-cell>
          <table:table-cell office:value-type="float" office:value="0.318" calcext:value-type="float">
            <text:p>0.318</text:p>
          </table:table-cell>
          <table:table-cell table:formula="of:=[.C258]*-1" office:value-type="float" office:value="-0.318" calcext:value-type="float">
            <text:p>-0.318</text:p>
          </table:table-cell>
          <table:table-cell table:formula="of:=[.D258]*([.A258]-[.A257])+[.E257]" office:value-type="float" office:value="-4075.75" calcext:value-type="float">
            <text:p>-4075.8</text:p>
          </table:table-cell>
          <table:table-cell table:formula="of:=[.E258]/3600" office:value-type="float" office:value="-1.13215277777778" calcext:value-type="float">
            <text:p>-1.132</text:p>
          </table:table-cell>
          <table:table-cell table:number-columns-repeated="7"/>
        </table:table-row>
        <table:table-row table:style-name="ro2">
          <table:table-cell office:value-type="float" office:value="12899" calcext:value-type="float">
            <text:p>128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  <table:table-cell table:formula="of:=[.C259]*-1" office:value-type="float" office:value="-0.317" calcext:value-type="float">
            <text:p>-0.317</text:p>
          </table:table-cell>
          <table:table-cell table:formula="of:=[.D259]*([.A259]-[.A258])+[.E258]" office:value-type="float" office:value="-4091.6" calcext:value-type="float">
            <text:p>-4091.6</text:p>
          </table:table-cell>
          <table:table-cell table:formula="of:=[.E259]/3600" office:value-type="float" office:value="-1.13655555555556" calcext:value-type="float">
            <text:p>-1.137</text:p>
          </table:table-cell>
          <table:table-cell table:number-columns-repeated="7"/>
        </table:table-row>
        <table:table-row table:style-name="ro2">
          <table:table-cell office:value-type="float" office:value="12949" calcext:value-type="float">
            <text:p>1294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[.C260]*-1" office:value-type="float" office:value="-0.317" calcext:value-type="float">
            <text:p>-0.317</text:p>
          </table:table-cell>
          <table:table-cell table:formula="of:=[.D260]*([.A260]-[.A259])+[.E259]" office:value-type="float" office:value="-4107.45" calcext:value-type="float">
            <text:p>-4107.5</text:p>
          </table:table-cell>
          <table:table-cell table:formula="of:=[.E260]/3600" office:value-type="float" office:value="-1.14095833333333" calcext:value-type="float">
            <text:p>-1.141</text:p>
          </table:table-cell>
          <table:table-cell table:number-columns-repeated="7"/>
        </table:table-row>
        <table:table-row table:style-name="ro2">
          <table:table-cell office:value-type="float" office:value="12999" calcext:value-type="float">
            <text:p>129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[.C261]*-1" office:value-type="float" office:value="-0.317" calcext:value-type="float">
            <text:p>-0.317</text:p>
          </table:table-cell>
          <table:table-cell table:formula="of:=[.D261]*([.A261]-[.A260])+[.E260]" office:value-type="float" office:value="-4123.30000000001" calcext:value-type="float">
            <text:p>-4123.3</text:p>
          </table:table-cell>
          <table:table-cell table:formula="of:=[.E261]/3600" office:value-type="float" office:value="-1.14536111111111" calcext:value-type="float">
            <text:p>-1.145</text:p>
          </table:table-cell>
          <table:table-cell table:number-columns-repeated="7"/>
        </table:table-row>
        <table:table-row table:style-name="ro2">
          <table:table-cell office:value-type="float" office:value="13049" calcext:value-type="float">
            <text:p>1304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[.C262]*-1" office:value-type="float" office:value="-0.317" calcext:value-type="float">
            <text:p>-0.317</text:p>
          </table:table-cell>
          <table:table-cell table:formula="of:=[.D262]*([.A262]-[.A261])+[.E261]" office:value-type="float" office:value="-4139.15000000001" calcext:value-type="float">
            <text:p>-4139.2</text:p>
          </table:table-cell>
          <table:table-cell table:formula="of:=[.E262]/3600" office:value-type="float" office:value="-1.14976388888889" calcext:value-type="float">
            <text:p>-1.150</text:p>
          </table:table-cell>
          <table:table-cell table:number-columns-repeated="7"/>
        </table:table-row>
        <table:table-row table:style-name="ro2">
          <table:table-cell office:value-type="float" office:value="13099" calcext:value-type="float">
            <text:p>130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[.C263]*-1" office:value-type="float" office:value="-0.318" calcext:value-type="float">
            <text:p>-0.318</text:p>
          </table:table-cell>
          <table:table-cell table:formula="of:=[.D263]*([.A263]-[.A262])+[.E262]" office:value-type="float" office:value="-4155.05" calcext:value-type="float">
            <text:p>-4155.1</text:p>
          </table:table-cell>
          <table:table-cell table:formula="of:=[.E263]/3600" office:value-type="float" office:value="-1.15418055555556" calcext:value-type="float">
            <text:p>-1.154</text:p>
          </table:table-cell>
          <table:table-cell table:number-columns-repeated="7"/>
        </table:table-row>
        <table:table-row table:style-name="ro2">
          <table:table-cell office:value-type="float" office:value="13149" calcext:value-type="float">
            <text:p>13149</text:p>
          </table:table-cell>
          <table:table-cell office:value-type="float" office:value="3.92" calcext:value-type="float">
            <text:p>3.92</text:p>
          </table:table-cell>
          <table:table-cell office:value-type="float" office:value="0.319" calcext:value-type="float">
            <text:p>0.319</text:p>
          </table:table-cell>
          <table:table-cell table:formula="of:=[.C264]*-1" office:value-type="float" office:value="-0.319" calcext:value-type="float">
            <text:p>-0.319</text:p>
          </table:table-cell>
          <table:table-cell table:formula="of:=[.D264]*([.A264]-[.A263])+[.E263]" office:value-type="float" office:value="-4171.00000000001" calcext:value-type="float">
            <text:p>-4171.0</text:p>
          </table:table-cell>
          <table:table-cell table:formula="of:=[.E264]/3600" office:value-type="float" office:value="-1.15861111111111" calcext:value-type="float">
            <text:p>-1.159</text:p>
          </table:table-cell>
          <table:table-cell table:number-columns-repeated="7"/>
        </table:table-row>
        <table:table-row table:style-name="ro2">
          <table:table-cell office:value-type="float" office:value="13199" calcext:value-type="float">
            <text:p>131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  <table:table-cell table:formula="of:=[.C265]*-1" office:value-type="float" office:value="-0.317" calcext:value-type="float">
            <text:p>-0.317</text:p>
          </table:table-cell>
          <table:table-cell table:formula="of:=[.D265]*([.A265]-[.A264])+[.E264]" office:value-type="float" office:value="-4186.85000000001" calcext:value-type="float">
            <text:p>-4186.9</text:p>
          </table:table-cell>
          <table:table-cell table:formula="of:=[.E265]/3600" office:value-type="float" office:value="-1.16301388888889" calcext:value-type="float">
            <text:p>-1.163</text:p>
          </table:table-cell>
          <table:table-cell table:number-columns-repeated="7"/>
        </table:table-row>
        <table:table-row table:style-name="ro2">
          <table:table-cell office:value-type="float" office:value="13249" calcext:value-type="float">
            <text:p>1324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[.C266]*-1" office:value-type="float" office:value="-0.318" calcext:value-type="float">
            <text:p>-0.318</text:p>
          </table:table-cell>
          <table:table-cell table:formula="of:=[.D266]*([.A266]-[.A265])+[.E265]" office:value-type="float" office:value="-4202.75" calcext:value-type="float">
            <text:p>-4202.8</text:p>
          </table:table-cell>
          <table:table-cell table:formula="of:=[.E266]/3600" office:value-type="float" office:value="-1.16743055555556" calcext:value-type="float">
            <text:p>-1.167</text:p>
          </table:table-cell>
          <table:table-cell table:number-columns-repeated="7"/>
        </table:table-row>
        <table:table-row table:style-name="ro2">
          <table:table-cell office:value-type="float" office:value="13299" calcext:value-type="float">
            <text:p>132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[.C267]*-1" office:value-type="float" office:value="-0.318" calcext:value-type="float">
            <text:p>-0.318</text:p>
          </table:table-cell>
          <table:table-cell table:formula="of:=[.D267]*([.A267]-[.A266])+[.E266]" office:value-type="float" office:value="-4218.65" calcext:value-type="float">
            <text:p>-4218.7</text:p>
          </table:table-cell>
          <table:table-cell table:formula="of:=[.E267]/3600" office:value-type="float" office:value="-1.17184722222222" calcext:value-type="float">
            <text:p>-1.172</text:p>
          </table:table-cell>
          <table:table-cell table:number-columns-repeated="7"/>
        </table:table-row>
        <table:table-row table:style-name="ro2">
          <table:table-cell office:value-type="float" office:value="13349" calcext:value-type="float">
            <text:p>13349</text:p>
          </table:table-cell>
          <table:table-cell office:value-type="float" office:value="3.91" calcext:value-type="float">
            <text:p>3.91</text:p>
          </table:table-cell>
          <table:table-cell office:value-type="float" office:value="0.319" calcext:value-type="float">
            <text:p>0.319</text:p>
          </table:table-cell>
          <table:table-cell table:formula="of:=[.C268]*-1" office:value-type="float" office:value="-0.319" calcext:value-type="float">
            <text:p>-0.319</text:p>
          </table:table-cell>
          <table:table-cell table:formula="of:=[.D268]*([.A268]-[.A267])+[.E267]" office:value-type="float" office:value="-4234.6" calcext:value-type="float">
            <text:p>-4234.6</text:p>
          </table:table-cell>
          <table:table-cell table:formula="of:=[.E268]/3600" office:value-type="float" office:value="-1.17627777777778" calcext:value-type="float">
            <text:p>-1.176</text:p>
          </table:table-cell>
          <table:table-cell table:number-columns-repeated="7"/>
        </table:table-row>
        <table:table-row table:style-name="ro2">
          <table:table-cell office:value-type="float" office:value="13399" calcext:value-type="float">
            <text:p>133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[.C269]*-1" office:value-type="float" office:value="-0.318" calcext:value-type="float">
            <text:p>-0.318</text:p>
          </table:table-cell>
          <table:table-cell table:formula="of:=[.D269]*([.A269]-[.A268])+[.E268]" office:value-type="float" office:value="-4250.5" calcext:value-type="float">
            <text:p>-4250.5</text:p>
          </table:table-cell>
          <table:table-cell table:formula="of:=[.E269]/3600" office:value-type="float" office:value="-1.18069444444445" calcext:value-type="float">
            <text:p>-1.181</text:p>
          </table:table-cell>
          <table:table-cell table:number-columns-repeated="7"/>
        </table:table-row>
        <table:table-row table:style-name="ro2">
          <table:table-cell office:value-type="float" office:value="13449" calcext:value-type="float">
            <text:p>1344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  <table:table-cell table:formula="of:=[.C270]*-1" office:value-type="float" office:value="-0.317" calcext:value-type="float">
            <text:p>-0.317</text:p>
          </table:table-cell>
          <table:table-cell table:formula="of:=[.D270]*([.A270]-[.A269])+[.E269]" office:value-type="float" office:value="-4266.35" calcext:value-type="float">
            <text:p>-4266.4</text:p>
          </table:table-cell>
          <table:table-cell table:formula="of:=[.E270]/3600" office:value-type="float" office:value="-1.18509722222222" calcext:value-type="float">
            <text:p>-1.185</text:p>
          </table:table-cell>
          <table:table-cell table:number-columns-repeated="7"/>
        </table:table-row>
        <table:table-row table:style-name="ro2">
          <table:table-cell office:value-type="float" office:value="13499" calcext:value-type="float">
            <text:p>134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1]*-1" office:value-type="float" office:value="-0.318" calcext:value-type="float">
            <text:p>-0.318</text:p>
          </table:table-cell>
          <table:table-cell table:formula="of:=[.D271]*([.A271]-[.A270])+[.E270]" office:value-type="float" office:value="-4282.25" calcext:value-type="float">
            <text:p>-4282.3</text:p>
          </table:table-cell>
          <table:table-cell table:formula="of:=[.E271]/3600" office:value-type="float" office:value="-1.18951388888889" calcext:value-type="float">
            <text:p>-1.190</text:p>
          </table:table-cell>
          <table:table-cell table:number-columns-repeated="7"/>
        </table:table-row>
        <table:table-row table:style-name="ro2">
          <table:table-cell office:value-type="float" office:value="13549" calcext:value-type="float">
            <text:p>135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2]*-1" office:value-type="float" office:value="-0.318" calcext:value-type="float">
            <text:p>-0.318</text:p>
          </table:table-cell>
          <table:table-cell table:formula="of:=[.D272]*([.A272]-[.A271])+[.E271]" office:value-type="float" office:value="-4298.15" calcext:value-type="float">
            <text:p>-4298.2</text:p>
          </table:table-cell>
          <table:table-cell table:formula="of:=[.E272]/3600" office:value-type="float" office:value="-1.19393055555556" calcext:value-type="float">
            <text:p>-1.194</text:p>
          </table:table-cell>
          <table:table-cell table:number-columns-repeated="7"/>
        </table:table-row>
        <table:table-row table:style-name="ro2">
          <table:table-cell office:value-type="float" office:value="13599" calcext:value-type="float">
            <text:p>135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9" calcext:value-type="float">
            <text:p>0.319</text:p>
          </table:table-cell>
          <table:table-cell table:formula="of:=[.C273]*-1" office:value-type="float" office:value="-0.319" calcext:value-type="float">
            <text:p>-0.319</text:p>
          </table:table-cell>
          <table:table-cell table:formula="of:=[.D273]*([.A273]-[.A272])+[.E272]" office:value-type="float" office:value="-4314.1" calcext:value-type="float">
            <text:p>-4314.1</text:p>
          </table:table-cell>
          <table:table-cell table:formula="of:=[.E273]/3600" office:value-type="float" office:value="-1.19836111111111" calcext:value-type="float">
            <text:p>-1.198</text:p>
          </table:table-cell>
          <table:table-cell table:number-columns-repeated="7"/>
        </table:table-row>
        <table:table-row table:style-name="ro2">
          <table:table-cell office:value-type="float" office:value="13649" calcext:value-type="float">
            <text:p>136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4]*-1" office:value-type="float" office:value="-0.318" calcext:value-type="float">
            <text:p>-0.318</text:p>
          </table:table-cell>
          <table:table-cell table:formula="of:=[.D274]*([.A274]-[.A273])+[.E273]" office:value-type="float" office:value="-4330" calcext:value-type="float">
            <text:p>-4330.0</text:p>
          </table:table-cell>
          <table:table-cell table:formula="of:=[.E274]/3600" office:value-type="float" office:value="-1.20277777777778" calcext:value-type="float">
            <text:p>-1.203</text:p>
          </table:table-cell>
          <table:table-cell table:number-columns-repeated="7"/>
        </table:table-row>
        <table:table-row table:style-name="ro2">
          <table:table-cell office:value-type="float" office:value="13699" calcext:value-type="float">
            <text:p>13699</text:p>
          </table:table-cell>
          <table:table-cell office:value-type="float" office:value="3.9" calcext:value-type="float">
            <text:p>3.9</text:p>
          </table:table-cell>
          <table:table-cell office:value-type="float" office:value="0.319" calcext:value-type="float">
            <text:p>0.319</text:p>
          </table:table-cell>
          <table:table-cell table:formula="of:=[.C275]*-1" office:value-type="float" office:value="-0.319" calcext:value-type="float">
            <text:p>-0.319</text:p>
          </table:table-cell>
          <table:table-cell table:formula="of:=[.D275]*([.A275]-[.A274])+[.E274]" office:value-type="float" office:value="-4345.95" calcext:value-type="float">
            <text:p>-4346.0</text:p>
          </table:table-cell>
          <table:table-cell table:formula="of:=[.E275]/3600" office:value-type="float" office:value="-1.20720833333333" calcext:value-type="float">
            <text:p>-1.207</text:p>
          </table:table-cell>
          <table:table-cell table:number-columns-repeated="7"/>
        </table:table-row>
        <table:table-row table:style-name="ro2">
          <table:table-cell office:value-type="float" office:value="13749" calcext:value-type="float">
            <text:p>137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6]*-1" office:value-type="float" office:value="-0.318" calcext:value-type="float">
            <text:p>-0.318</text:p>
          </table:table-cell>
          <table:table-cell table:formula="of:=[.D276]*([.A276]-[.A275])+[.E275]" office:value-type="float" office:value="-4361.85" calcext:value-type="float">
            <text:p>-4361.9</text:p>
          </table:table-cell>
          <table:table-cell table:formula="of:=[.E276]/3600" office:value-type="float" office:value="-1.211625" calcext:value-type="float">
            <text:p>-1.212</text:p>
          </table:table-cell>
          <table:table-cell table:number-columns-repeated="7"/>
        </table:table-row>
        <table:table-row table:style-name="ro2">
          <table:table-cell office:value-type="float" office:value="13799" calcext:value-type="float">
            <text:p>13799</text:p>
          </table:table-cell>
          <table:table-cell office:value-type="float" office:value="3.9" calcext:value-type="float">
            <text:p>3.9</text:p>
          </table:table-cell>
          <table:table-cell office:value-type="float" office:value="0.319" calcext:value-type="float">
            <text:p>0.319</text:p>
          </table:table-cell>
          <table:table-cell table:formula="of:=[.C277]*-1" office:value-type="float" office:value="-0.319" calcext:value-type="float">
            <text:p>-0.319</text:p>
          </table:table-cell>
          <table:table-cell table:formula="of:=[.D277]*([.A277]-[.A276])+[.E276]" office:value-type="float" office:value="-4377.8" calcext:value-type="float">
            <text:p>-4377.8</text:p>
          </table:table-cell>
          <table:table-cell table:formula="of:=[.E277]/3600" office:value-type="float" office:value="-1.21605555555556" calcext:value-type="float">
            <text:p>-1.216</text:p>
          </table:table-cell>
          <table:table-cell table:number-columns-repeated="7"/>
        </table:table-row>
        <table:table-row table:style-name="ro2">
          <table:table-cell office:value-type="float" office:value="13849" calcext:value-type="float">
            <text:p>138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8]*-1" office:value-type="float" office:value="-0.318" calcext:value-type="float">
            <text:p>-0.318</text:p>
          </table:table-cell>
          <table:table-cell table:formula="of:=[.D278]*([.A278]-[.A277])+[.E277]" office:value-type="float" office:value="-4393.7" calcext:value-type="float">
            <text:p>-4393.7</text:p>
          </table:table-cell>
          <table:table-cell table:formula="of:=[.E278]/3600" office:value-type="float" office:value="-1.22047222222222" calcext:value-type="float">
            <text:p>-1.220</text:p>
          </table:table-cell>
          <table:table-cell table:number-columns-repeated="7"/>
        </table:table-row>
        <table:table-row table:style-name="ro2">
          <table:table-cell office:value-type="float" office:value="13899" calcext:value-type="float">
            <text:p>138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9]*-1" office:value-type="float" office:value="-0.318" calcext:value-type="float">
            <text:p>-0.318</text:p>
          </table:table-cell>
          <table:table-cell table:formula="of:=[.D279]*([.A279]-[.A278])+[.E278]" office:value-type="float" office:value="-4409.6" calcext:value-type="float">
            <text:p>-4409.6</text:p>
          </table:table-cell>
          <table:table-cell table:formula="of:=[.E279]/3600" office:value-type="float" office:value="-1.22488888888889" calcext:value-type="float">
            <text:p>-1.225</text:p>
          </table:table-cell>
          <table:table-cell table:number-columns-repeated="7"/>
        </table:table-row>
        <table:table-row table:style-name="ro2">
          <table:table-cell office:value-type="float" office:value="13949" calcext:value-type="float">
            <text:p>139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80]*-1" office:value-type="float" office:value="-0.318" calcext:value-type="float">
            <text:p>-0.318</text:p>
          </table:table-cell>
          <table:table-cell table:formula="of:=[.D280]*([.A280]-[.A279])+[.E279]" office:value-type="float" office:value="-4425.5" calcext:value-type="float">
            <text:p>-4425.5</text:p>
          </table:table-cell>
          <table:table-cell table:formula="of:=[.E280]/3600" office:value-type="float" office:value="-1.22930555555556" calcext:value-type="float">
            <text:p>-1.229</text:p>
          </table:table-cell>
          <table:table-cell table:number-columns-repeated="7"/>
        </table:table-row>
        <table:table-row table:style-name="ro2">
          <table:table-cell office:value-type="float" office:value="13999" calcext:value-type="float">
            <text:p>13999</text:p>
          </table:table-cell>
          <table:table-cell office:value-type="float" office:value="3.9" calcext:value-type="float">
            <text:p>3.9</text:p>
          </table:table-cell>
          <table:table-cell office:value-type="float" office:value="0.317" calcext:value-type="float">
            <text:p>0.317</text:p>
          </table:table-cell>
          <table:table-cell table:formula="of:=[.C281]*-1" office:value-type="float" office:value="-0.317" calcext:value-type="float">
            <text:p>-0.317</text:p>
          </table:table-cell>
          <table:table-cell table:formula="of:=[.D281]*([.A281]-[.A280])+[.E280]" office:value-type="float" office:value="-4441.35" calcext:value-type="float">
            <text:p>-4441.4</text:p>
          </table:table-cell>
          <table:table-cell table:formula="of:=[.E281]/3600" office:value-type="float" office:value="-1.23370833333333" calcext:value-type="float">
            <text:p>-1.234</text:p>
          </table:table-cell>
          <table:table-cell table:number-columns-repeated="7"/>
        </table:table-row>
        <table:table-row table:style-name="ro2">
          <table:table-cell office:value-type="float" office:value="14049" calcext:value-type="float">
            <text:p>1404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[.C282]*-1" office:value-type="float" office:value="-0.318" calcext:value-type="float">
            <text:p>-0.318</text:p>
          </table:table-cell>
          <table:table-cell table:formula="of:=[.D282]*([.A282]-[.A281])+[.E281]" office:value-type="float" office:value="-4457.25" calcext:value-type="float">
            <text:p>-4457.3</text:p>
          </table:table-cell>
          <table:table-cell table:formula="of:=[.E282]/3600" office:value-type="float" office:value="-1.238125" calcext:value-type="float">
            <text:p>-1.238</text:p>
          </table:table-cell>
          <table:table-cell table:number-columns-repeated="7"/>
        </table:table-row>
        <table:table-row table:style-name="ro2">
          <table:table-cell office:value-type="float" office:value="14099" calcext:value-type="float">
            <text:p>140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[.C283]*-1" office:value-type="float" office:value="-0.318" calcext:value-type="float">
            <text:p>-0.318</text:p>
          </table:table-cell>
          <table:table-cell table:formula="of:=[.D283]*([.A283]-[.A282])+[.E282]" office:value-type="float" office:value="-4473.15" calcext:value-type="float">
            <text:p>-4473.2</text:p>
          </table:table-cell>
          <table:table-cell table:formula="of:=[.E283]/3600" office:value-type="float" office:value="-1.24254166666667" calcext:value-type="float">
            <text:p>-1.243</text:p>
          </table:table-cell>
          <table:table-cell table:number-columns-repeated="7"/>
        </table:table-row>
        <table:table-row table:style-name="ro2">
          <table:table-cell office:value-type="float" office:value="14149" calcext:value-type="float">
            <text:p>1414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[.C284]*-1" office:value-type="float" office:value="-0.317" calcext:value-type="float">
            <text:p>-0.317</text:p>
          </table:table-cell>
          <table:table-cell table:formula="of:=[.D284]*([.A284]-[.A283])+[.E283]" office:value-type="float" office:value="-4489" calcext:value-type="float">
            <text:p>-4489.0</text:p>
          </table:table-cell>
          <table:table-cell table:formula="of:=[.E284]/3600" office:value-type="float" office:value="-1.24694444444444" calcext:value-type="float">
            <text:p>-1.247</text:p>
          </table:table-cell>
          <table:table-cell table:number-columns-repeated="7"/>
        </table:table-row>
        <table:table-row table:style-name="ro2">
          <table:table-cell office:value-type="float" office:value="14199" calcext:value-type="float">
            <text:p>141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[.C285]*-1" office:value-type="float" office:value="-0.317" calcext:value-type="float">
            <text:p>-0.317</text:p>
          </table:table-cell>
          <table:table-cell table:formula="of:=[.D285]*([.A285]-[.A284])+[.E284]" office:value-type="float" office:value="-4504.85" calcext:value-type="float">
            <text:p>-4504.9</text:p>
          </table:table-cell>
          <table:table-cell table:formula="of:=[.E285]/3600" office:value-type="float" office:value="-1.25134722222222" calcext:value-type="float">
            <text:p>-1.251</text:p>
          </table:table-cell>
          <table:table-cell table:number-columns-repeated="7"/>
        </table:table-row>
        <table:table-row table:style-name="ro2">
          <table:table-cell office:value-type="float" office:value="14249" calcext:value-type="float">
            <text:p>14249</text:p>
          </table:table-cell>
          <table:table-cell office:value-type="float" office:value="3.89" calcext:value-type="float">
            <text:p>3.89</text:p>
          </table:table-cell>
          <table:table-cell office:value-type="float" office:value="0.316" calcext:value-type="float">
            <text:p>0.316</text:p>
          </table:table-cell>
          <table:table-cell table:formula="of:=[.C286]*-1" office:value-type="float" office:value="-0.316" calcext:value-type="float">
            <text:p>-0.316</text:p>
          </table:table-cell>
          <table:table-cell table:formula="of:=[.D286]*([.A286]-[.A285])+[.E285]" office:value-type="float" office:value="-4520.65" calcext:value-type="float">
            <text:p>-4520.7</text:p>
          </table:table-cell>
          <table:table-cell table:formula="of:=[.E286]/3600" office:value-type="float" office:value="-1.25573611111111" calcext:value-type="float">
            <text:p>-1.256</text:p>
          </table:table-cell>
          <table:table-cell table:number-columns-repeated="7"/>
        </table:table-row>
        <table:table-row table:style-name="ro2">
          <table:table-cell office:value-type="float" office:value="14299" calcext:value-type="float">
            <text:p>142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[.C287]*-1" office:value-type="float" office:value="-0.318" calcext:value-type="float">
            <text:p>-0.318</text:p>
          </table:table-cell>
          <table:table-cell table:formula="of:=[.D287]*([.A287]-[.A286])+[.E286]" office:value-type="float" office:value="-4536.55" calcext:value-type="float">
            <text:p>-4536.6</text:p>
          </table:table-cell>
          <table:table-cell table:formula="of:=[.E287]/3600" office:value-type="float" office:value="-1.26015277777778" calcext:value-type="float">
            <text:p>-1.260</text:p>
          </table:table-cell>
          <table:table-cell table:number-columns-repeated="7"/>
        </table:table-row>
        <table:table-row table:style-name="ro2">
          <table:table-cell office:value-type="float" office:value="14349" calcext:value-type="float">
            <text:p>143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[.C288]*-1" office:value-type="float" office:value="-0.317" calcext:value-type="float">
            <text:p>-0.317</text:p>
          </table:table-cell>
          <table:table-cell table:formula="of:=[.D288]*([.A288]-[.A287])+[.E287]" office:value-type="float" office:value="-4552.4" calcext:value-type="float">
            <text:p>-4552.4</text:p>
          </table:table-cell>
          <table:table-cell table:formula="of:=[.E288]/3600" office:value-type="float" office:value="-1.26455555555556" calcext:value-type="float">
            <text:p>-1.265</text:p>
          </table:table-cell>
          <table:table-cell table:number-columns-repeated="7"/>
        </table:table-row>
        <table:table-row table:style-name="ro2">
          <table:table-cell office:value-type="float" office:value="14399" calcext:value-type="float">
            <text:p>143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[.C289]*-1" office:value-type="float" office:value="-0.318" calcext:value-type="float">
            <text:p>-0.318</text:p>
          </table:table-cell>
          <table:table-cell table:formula="of:=[.D289]*([.A289]-[.A288])+[.E288]" office:value-type="float" office:value="-4568.3" calcext:value-type="float">
            <text:p>-4568.3</text:p>
          </table:table-cell>
          <table:table-cell table:formula="of:=[.E289]/3600" office:value-type="float" office:value="-1.26897222222222" calcext:value-type="float">
            <text:p>-1.269</text:p>
          </table:table-cell>
          <table:table-cell table:number-columns-repeated="7"/>
        </table:table-row>
        <table:table-row table:style-name="ro2">
          <table:table-cell office:value-type="float" office:value="14449" calcext:value-type="float">
            <text:p>144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0]*-1" office:value-type="float" office:value="-0.318" calcext:value-type="float">
            <text:p>-0.318</text:p>
          </table:table-cell>
          <table:table-cell table:formula="of:=[.D290]*([.A290]-[.A289])+[.E289]" office:value-type="float" office:value="-4584.2" calcext:value-type="float">
            <text:p>-4584.2</text:p>
          </table:table-cell>
          <table:table-cell table:formula="of:=[.E290]/3600" office:value-type="float" office:value="-1.27338888888889" calcext:value-type="float">
            <text:p>-1.273</text:p>
          </table:table-cell>
          <table:table-cell table:number-columns-repeated="7"/>
        </table:table-row>
        <table:table-row table:style-name="ro2">
          <table:table-cell office:value-type="float" office:value="14499" calcext:value-type="float">
            <text:p>144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[.C291]*-1" office:value-type="float" office:value="-0.317" calcext:value-type="float">
            <text:p>-0.317</text:p>
          </table:table-cell>
          <table:table-cell table:formula="of:=[.D291]*([.A291]-[.A290])+[.E290]" office:value-type="float" office:value="-4600.05" calcext:value-type="float">
            <text:p>-4600.1</text:p>
          </table:table-cell>
          <table:table-cell table:formula="of:=[.E291]/3600" office:value-type="float" office:value="-1.27779166666667" calcext:value-type="float">
            <text:p>-1.278</text:p>
          </table:table-cell>
          <table:table-cell table:number-columns-repeated="7"/>
        </table:table-row>
        <table:table-row table:style-name="ro2">
          <table:table-cell office:value-type="float" office:value="14549" calcext:value-type="float">
            <text:p>145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[.C292]*-1" office:value-type="float" office:value="-0.317" calcext:value-type="float">
            <text:p>-0.317</text:p>
          </table:table-cell>
          <table:table-cell table:formula="of:=[.D292]*([.A292]-[.A291])+[.E291]" office:value-type="float" office:value="-4615.9" calcext:value-type="float">
            <text:p>-4615.9</text:p>
          </table:table-cell>
          <table:table-cell table:formula="of:=[.E292]/3600" office:value-type="float" office:value="-1.28219444444444" calcext:value-type="float">
            <text:p>-1.282</text:p>
          </table:table-cell>
          <table:table-cell table:number-columns-repeated="7"/>
        </table:table-row>
        <table:table-row table:style-name="ro2">
          <table:table-cell office:value-type="float" office:value="14599" calcext:value-type="float">
            <text:p>145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3]*-1" office:value-type="float" office:value="-0.318" calcext:value-type="float">
            <text:p>-0.318</text:p>
          </table:table-cell>
          <table:table-cell table:formula="of:=[.D293]*([.A293]-[.A292])+[.E292]" office:value-type="float" office:value="-4631.8" calcext:value-type="float">
            <text:p>-4631.8</text:p>
          </table:table-cell>
          <table:table-cell table:formula="of:=[.E293]/3600" office:value-type="float" office:value="-1.28661111111111" calcext:value-type="float">
            <text:p>-1.287</text:p>
          </table:table-cell>
          <table:table-cell table:number-columns-repeated="7"/>
        </table:table-row>
        <table:table-row table:style-name="ro2">
          <table:table-cell office:value-type="float" office:value="14649" calcext:value-type="float">
            <text:p>1464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[.C294]*-1" office:value-type="float" office:value="-0.317" calcext:value-type="float">
            <text:p>-0.317</text:p>
          </table:table-cell>
          <table:table-cell table:formula="of:=[.D294]*([.A294]-[.A293])+[.E293]" office:value-type="float" office:value="-4647.65" calcext:value-type="float">
            <text:p>-4647.7</text:p>
          </table:table-cell>
          <table:table-cell table:formula="of:=[.E294]/3600" office:value-type="float" office:value="-1.29101388888889" calcext:value-type="float">
            <text:p>-1.291</text:p>
          </table:table-cell>
          <table:table-cell table:number-columns-repeated="7"/>
        </table:table-row>
        <table:table-row table:style-name="ro2">
          <table:table-cell office:value-type="float" office:value="14699" calcext:value-type="float">
            <text:p>146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6" calcext:value-type="float">
            <text:p>0.316</text:p>
          </table:table-cell>
          <table:table-cell table:formula="of:=[.C295]*-1" office:value-type="float" office:value="-0.316" calcext:value-type="float">
            <text:p>-0.316</text:p>
          </table:table-cell>
          <table:table-cell table:formula="of:=[.D295]*([.A295]-[.A294])+[.E294]" office:value-type="float" office:value="-4663.45" calcext:value-type="float">
            <text:p>-4663.5</text:p>
          </table:table-cell>
          <table:table-cell table:formula="of:=[.E295]/3600" office:value-type="float" office:value="-1.29540277777778" calcext:value-type="float">
            <text:p>-1.295</text:p>
          </table:table-cell>
          <table:table-cell table:number-columns-repeated="7"/>
        </table:table-row>
        <table:table-row table:style-name="ro2">
          <table:table-cell office:value-type="float" office:value="14749" calcext:value-type="float">
            <text:p>147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6]*-1" office:value-type="float" office:value="-0.318" calcext:value-type="float">
            <text:p>-0.318</text:p>
          </table:table-cell>
          <table:table-cell table:formula="of:=[.D296]*([.A296]-[.A295])+[.E295]" office:value-type="float" office:value="-4679.35" calcext:value-type="float">
            <text:p>-4679.4</text:p>
          </table:table-cell>
          <table:table-cell table:formula="of:=[.E296]/3600" office:value-type="float" office:value="-1.29981944444444" calcext:value-type="float">
            <text:p>-1.300</text:p>
          </table:table-cell>
          <table:table-cell table:number-columns-repeated="7"/>
        </table:table-row>
        <table:table-row table:style-name="ro2">
          <table:table-cell office:value-type="float" office:value="14799" calcext:value-type="float">
            <text:p>147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7]*-1" office:value-type="float" office:value="-0.318" calcext:value-type="float">
            <text:p>-0.318</text:p>
          </table:table-cell>
          <table:table-cell table:formula="of:=[.D297]*([.A297]-[.A296])+[.E296]" office:value-type="float" office:value="-4695.25" calcext:value-type="float">
            <text:p>-4695.3</text:p>
          </table:table-cell>
          <table:table-cell table:formula="of:=[.E297]/3600" office:value-type="float" office:value="-1.30423611111111" calcext:value-type="float">
            <text:p>-1.304</text:p>
          </table:table-cell>
          <table:table-cell table:number-columns-repeated="7"/>
        </table:table-row>
        <table:table-row table:style-name="ro2">
          <table:table-cell office:value-type="float" office:value="14849" calcext:value-type="float">
            <text:p>148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8]*-1" office:value-type="float" office:value="-0.318" calcext:value-type="float">
            <text:p>-0.318</text:p>
          </table:table-cell>
          <table:table-cell table:formula="of:=[.D298]*([.A298]-[.A297])+[.E297]" office:value-type="float" office:value="-4711.15" calcext:value-type="float">
            <text:p>-4711.2</text:p>
          </table:table-cell>
          <table:table-cell table:formula="of:=[.E298]/3600" office:value-type="float" office:value="-1.30865277777778" calcext:value-type="float">
            <text:p>-1.309</text:p>
          </table:table-cell>
          <table:table-cell table:number-columns-repeated="7"/>
        </table:table-row>
        <table:table-row table:style-name="ro2">
          <table:table-cell office:value-type="float" office:value="14899" calcext:value-type="float">
            <text:p>148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9]*-1" office:value-type="float" office:value="-0.318" calcext:value-type="float">
            <text:p>-0.318</text:p>
          </table:table-cell>
          <table:table-cell table:formula="of:=[.D299]*([.A299]-[.A298])+[.E298]" office:value-type="float" office:value="-4727.05" calcext:value-type="float">
            <text:p>-4727.1</text:p>
          </table:table-cell>
          <table:table-cell table:formula="of:=[.E299]/3600" office:value-type="float" office:value="-1.31306944444444" calcext:value-type="float">
            <text:p>-1.313</text:p>
          </table:table-cell>
          <table:table-cell table:number-columns-repeated="7"/>
        </table:table-row>
        <table:table-row table:style-name="ro2">
          <table:table-cell office:value-type="float" office:value="14949" calcext:value-type="float">
            <text:p>149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[.C300]*-1" office:value-type="float" office:value="-0.317" calcext:value-type="float">
            <text:p>-0.317</text:p>
          </table:table-cell>
          <table:table-cell table:formula="of:=[.D300]*([.A300]-[.A299])+[.E299]" office:value-type="float" office:value="-4742.9" calcext:value-type="float">
            <text:p>-4742.9</text:p>
          </table:table-cell>
          <table:table-cell table:formula="of:=[.E300]/3600" office:value-type="float" office:value="-1.31747222222222" calcext:value-type="float">
            <text:p>-1.317</text:p>
          </table:table-cell>
          <table:table-cell table:number-columns-repeated="7"/>
        </table:table-row>
        <table:table-row table:style-name="ro2">
          <table:table-cell office:value-type="float" office:value="14999" calcext:value-type="float">
            <text:p>149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01]*-1" office:value-type="float" office:value="-0.317" calcext:value-type="float">
            <text:p>-0.317</text:p>
          </table:table-cell>
          <table:table-cell table:formula="of:=[.D301]*([.A301]-[.A300])+[.E300]" office:value-type="float" office:value="-4758.75" calcext:value-type="float">
            <text:p>-4758.8</text:p>
          </table:table-cell>
          <table:table-cell table:formula="of:=[.E301]/3600" office:value-type="float" office:value="-1.321875" calcext:value-type="float">
            <text:p>-1.322</text:p>
          </table:table-cell>
          <table:table-cell table:number-columns-repeated="7"/>
        </table:table-row>
        <table:table-row table:style-name="ro2">
          <table:table-cell office:value-type="float" office:value="15049" calcext:value-type="float">
            <text:p>150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302]*-1" office:value-type="float" office:value="-0.318" calcext:value-type="float">
            <text:p>-0.318</text:p>
          </table:table-cell>
          <table:table-cell table:formula="of:=[.D302]*([.A302]-[.A301])+[.E301]" office:value-type="float" office:value="-4774.65" calcext:value-type="float">
            <text:p>-4774.7</text:p>
          </table:table-cell>
          <table:table-cell table:formula="of:=[.E302]/3600" office:value-type="float" office:value="-1.32629166666667" calcext:value-type="float">
            <text:p>-1.326</text:p>
          </table:table-cell>
          <table:table-cell table:number-columns-repeated="7"/>
        </table:table-row>
        <table:table-row table:style-name="ro2">
          <table:table-cell office:value-type="float" office:value="15099" calcext:value-type="float">
            <text:p>150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03]*-1" office:value-type="float" office:value="-0.318" calcext:value-type="float">
            <text:p>-0.318</text:p>
          </table:table-cell>
          <table:table-cell table:formula="of:=[.D303]*([.A303]-[.A302])+[.E302]" office:value-type="float" office:value="-4790.55" calcext:value-type="float">
            <text:p>-4790.6</text:p>
          </table:table-cell>
          <table:table-cell table:formula="of:=[.E303]/3600" office:value-type="float" office:value="-1.33070833333333" calcext:value-type="float">
            <text:p>-1.331</text:p>
          </table:table-cell>
          <table:table-cell table:number-columns-repeated="7"/>
        </table:table-row>
        <table:table-row table:style-name="ro2">
          <table:table-cell office:value-type="float" office:value="15149" calcext:value-type="float">
            <text:p>151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04]*-1" office:value-type="float" office:value="-0.318" calcext:value-type="float">
            <text:p>-0.318</text:p>
          </table:table-cell>
          <table:table-cell table:formula="of:=[.D304]*([.A304]-[.A303])+[.E303]" office:value-type="float" office:value="-4806.45" calcext:value-type="float">
            <text:p>-4806.5</text:p>
          </table:table-cell>
          <table:table-cell table:formula="of:=[.E304]/3600" office:value-type="float" office:value="-1.335125" calcext:value-type="float">
            <text:p>-1.335</text:p>
          </table:table-cell>
          <table:table-cell table:number-columns-repeated="7"/>
        </table:table-row>
        <table:table-row table:style-name="ro2">
          <table:table-cell office:value-type="float" office:value="15199" calcext:value-type="float">
            <text:p>151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05]*-1" office:value-type="float" office:value="-0.318" calcext:value-type="float">
            <text:p>-0.318</text:p>
          </table:table-cell>
          <table:table-cell table:formula="of:=[.D305]*([.A305]-[.A304])+[.E304]" office:value-type="float" office:value="-4822.35" calcext:value-type="float">
            <text:p>-4822.4</text:p>
          </table:table-cell>
          <table:table-cell table:formula="of:=[.E305]/3600" office:value-type="float" office:value="-1.33954166666667" calcext:value-type="float">
            <text:p>-1.340</text:p>
          </table:table-cell>
          <table:table-cell table:number-columns-repeated="7"/>
        </table:table-row>
        <table:table-row table:style-name="ro2">
          <table:table-cell office:value-type="float" office:value="15249" calcext:value-type="float">
            <text:p>152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06]*-1" office:value-type="float" office:value="-0.318" calcext:value-type="float">
            <text:p>-0.318</text:p>
          </table:table-cell>
          <table:table-cell table:formula="of:=[.D306]*([.A306]-[.A305])+[.E305]" office:value-type="float" office:value="-4838.25" calcext:value-type="float">
            <text:p>-4838.3</text:p>
          </table:table-cell>
          <table:table-cell table:formula="of:=[.E306]/3600" office:value-type="float" office:value="-1.34395833333333" calcext:value-type="float">
            <text:p>-1.344</text:p>
          </table:table-cell>
          <table:table-cell table:number-columns-repeated="7"/>
        </table:table-row>
        <table:table-row table:style-name="ro2">
          <table:table-cell office:value-type="float" office:value="15299" calcext:value-type="float">
            <text:p>152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07]*-1" office:value-type="float" office:value="-0.317" calcext:value-type="float">
            <text:p>-0.317</text:p>
          </table:table-cell>
          <table:table-cell table:formula="of:=[.D307]*([.A307]-[.A306])+[.E306]" office:value-type="float" office:value="-4854.1" calcext:value-type="float">
            <text:p>-4854.1</text:p>
          </table:table-cell>
          <table:table-cell table:formula="of:=[.E307]/3600" office:value-type="float" office:value="-1.34836111111111" calcext:value-type="float">
            <text:p>-1.348</text:p>
          </table:table-cell>
          <table:table-cell table:number-columns-repeated="7"/>
        </table:table-row>
        <table:table-row table:style-name="ro2">
          <table:table-cell office:value-type="float" office:value="15349" calcext:value-type="float">
            <text:p>153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08]*-1" office:value-type="float" office:value="-0.318" calcext:value-type="float">
            <text:p>-0.318</text:p>
          </table:table-cell>
          <table:table-cell table:formula="of:=[.D308]*([.A308]-[.A307])+[.E307]" office:value-type="float" office:value="-4870" calcext:value-type="float">
            <text:p>-4870.0</text:p>
          </table:table-cell>
          <table:table-cell table:formula="of:=[.E308]/3600" office:value-type="float" office:value="-1.35277777777778" calcext:value-type="float">
            <text:p>-1.353</text:p>
          </table:table-cell>
          <table:table-cell table:number-columns-repeated="7"/>
        </table:table-row>
        <table:table-row table:style-name="ro2">
          <table:table-cell office:value-type="float" office:value="15399" calcext:value-type="float">
            <text:p>153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09]*-1" office:value-type="float" office:value="-0.317" calcext:value-type="float">
            <text:p>-0.317</text:p>
          </table:table-cell>
          <table:table-cell table:formula="of:=[.D309]*([.A309]-[.A308])+[.E308]" office:value-type="float" office:value="-4885.85" calcext:value-type="float">
            <text:p>-4885.9</text:p>
          </table:table-cell>
          <table:table-cell table:formula="of:=[.E309]/3600" office:value-type="float" office:value="-1.35718055555556" calcext:value-type="float">
            <text:p>-1.357</text:p>
          </table:table-cell>
          <table:table-cell table:number-columns-repeated="7"/>
        </table:table-row>
        <table:table-row table:style-name="ro2">
          <table:table-cell office:value-type="float" office:value="15449" calcext:value-type="float">
            <text:p>154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10]*-1" office:value-type="float" office:value="-0.318" calcext:value-type="float">
            <text:p>-0.318</text:p>
          </table:table-cell>
          <table:table-cell table:formula="of:=[.D310]*([.A310]-[.A309])+[.E309]" office:value-type="float" office:value="-4901.75" calcext:value-type="float">
            <text:p>-4901.8</text:p>
          </table:table-cell>
          <table:table-cell table:formula="of:=[.E310]/3600" office:value-type="float" office:value="-1.36159722222222" calcext:value-type="float">
            <text:p>-1.362</text:p>
          </table:table-cell>
          <table:table-cell table:number-columns-repeated="7"/>
        </table:table-row>
        <table:table-row table:style-name="ro2">
          <table:table-cell office:value-type="float" office:value="15499" calcext:value-type="float">
            <text:p>154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11]*-1" office:value-type="float" office:value="-0.318" calcext:value-type="float">
            <text:p>-0.318</text:p>
          </table:table-cell>
          <table:table-cell table:formula="of:=[.D311]*([.A311]-[.A310])+[.E310]" office:value-type="float" office:value="-4917.65" calcext:value-type="float">
            <text:p>-4917.7</text:p>
          </table:table-cell>
          <table:table-cell table:formula="of:=[.E311]/3600" office:value-type="float" office:value="-1.36601388888889" calcext:value-type="float">
            <text:p>-1.366</text:p>
          </table:table-cell>
          <table:table-cell table:number-columns-repeated="7"/>
        </table:table-row>
        <table:table-row table:style-name="ro2">
          <table:table-cell office:value-type="float" office:value="15549" calcext:value-type="float">
            <text:p>155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12]*-1" office:value-type="float" office:value="-0.317" calcext:value-type="float">
            <text:p>-0.317</text:p>
          </table:table-cell>
          <table:table-cell table:formula="of:=[.D312]*([.A312]-[.A311])+[.E311]" office:value-type="float" office:value="-4933.5" calcext:value-type="float">
            <text:p>-4933.5</text:p>
          </table:table-cell>
          <table:table-cell table:formula="of:=[.E312]/3600" office:value-type="float" office:value="-1.37041666666667" calcext:value-type="float">
            <text:p>-1.370</text:p>
          </table:table-cell>
          <table:table-cell table:number-columns-repeated="7"/>
        </table:table-row>
        <table:table-row table:style-name="ro2">
          <table:table-cell office:value-type="float" office:value="15599" calcext:value-type="float">
            <text:p>155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13]*-1" office:value-type="float" office:value="-0.318" calcext:value-type="float">
            <text:p>-0.318</text:p>
          </table:table-cell>
          <table:table-cell table:formula="of:=[.D313]*([.A313]-[.A312])+[.E312]" office:value-type="float" office:value="-4949.4" calcext:value-type="float">
            <text:p>-4949.4</text:p>
          </table:table-cell>
          <table:table-cell table:formula="of:=[.E313]/3600" office:value-type="float" office:value="-1.37483333333333" calcext:value-type="float">
            <text:p>-1.375</text:p>
          </table:table-cell>
          <table:table-cell table:number-columns-repeated="7"/>
        </table:table-row>
        <table:table-row table:style-name="ro2">
          <table:table-cell office:value-type="float" office:value="15649" calcext:value-type="float">
            <text:p>156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14]*-1" office:value-type="float" office:value="-0.318" calcext:value-type="float">
            <text:p>-0.318</text:p>
          </table:table-cell>
          <table:table-cell table:formula="of:=[.D314]*([.A314]-[.A313])+[.E313]" office:value-type="float" office:value="-4965.3" calcext:value-type="float">
            <text:p>-4965.3</text:p>
          </table:table-cell>
          <table:table-cell table:formula="of:=[.E314]/3600" office:value-type="float" office:value="-1.37925" calcext:value-type="float">
            <text:p>-1.379</text:p>
          </table:table-cell>
          <table:table-cell table:number-columns-repeated="7"/>
        </table:table-row>
        <table:table-row table:style-name="ro2">
          <table:table-cell office:value-type="float" office:value="15699" calcext:value-type="float">
            <text:p>156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15]*-1" office:value-type="float" office:value="-0.317" calcext:value-type="float">
            <text:p>-0.317</text:p>
          </table:table-cell>
          <table:table-cell table:formula="of:=[.D315]*([.A315]-[.A314])+[.E314]" office:value-type="float" office:value="-4981.15" calcext:value-type="float">
            <text:p>-4981.2</text:p>
          </table:table-cell>
          <table:table-cell table:formula="of:=[.E315]/3600" office:value-type="float" office:value="-1.38365277777778" calcext:value-type="float">
            <text:p>-1.384</text:p>
          </table:table-cell>
          <table:table-cell table:number-columns-repeated="7"/>
        </table:table-row>
        <table:table-row table:style-name="ro2">
          <table:table-cell office:value-type="float" office:value="15749" calcext:value-type="float">
            <text:p>157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16]*-1" office:value-type="float" office:value="-0.317" calcext:value-type="float">
            <text:p>-0.317</text:p>
          </table:table-cell>
          <table:table-cell table:formula="of:=[.D316]*([.A316]-[.A315])+[.E315]" office:value-type="float" office:value="-4997" calcext:value-type="float">
            <text:p>-4997.0</text:p>
          </table:table-cell>
          <table:table-cell table:formula="of:=[.E316]/3600" office:value-type="float" office:value="-1.38805555555556" calcext:value-type="float">
            <text:p>-1.388</text:p>
          </table:table-cell>
          <table:table-cell table:number-columns-repeated="7"/>
        </table:table-row>
        <table:table-row table:style-name="ro2">
          <table:table-cell office:value-type="float" office:value="15799" calcext:value-type="float">
            <text:p>15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17]*-1" office:value-type="float" office:value="-0.318" calcext:value-type="float">
            <text:p>-0.318</text:p>
          </table:table-cell>
          <table:table-cell table:formula="of:=[.D317]*([.A317]-[.A316])+[.E316]" office:value-type="float" office:value="-5012.9" calcext:value-type="float">
            <text:p>-5012.9</text:p>
          </table:table-cell>
          <table:table-cell table:formula="of:=[.E317]/3600" office:value-type="float" office:value="-1.39247222222222" calcext:value-type="float">
            <text:p>-1.392</text:p>
          </table:table-cell>
          <table:table-cell table:number-columns-repeated="7"/>
        </table:table-row>
        <table:table-row table:style-name="ro2">
          <table:table-cell office:value-type="float" office:value="15849" calcext:value-type="float">
            <text:p>158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18]*-1" office:value-type="float" office:value="-0.318" calcext:value-type="float">
            <text:p>-0.318</text:p>
          </table:table-cell>
          <table:table-cell table:formula="of:=[.D318]*([.A318]-[.A317])+[.E317]" office:value-type="float" office:value="-5028.8" calcext:value-type="float">
            <text:p>-5028.8</text:p>
          </table:table-cell>
          <table:table-cell table:formula="of:=[.E318]/3600" office:value-type="float" office:value="-1.39688888888889" calcext:value-type="float">
            <text:p>-1.397</text:p>
          </table:table-cell>
          <table:table-cell table:number-columns-repeated="7"/>
        </table:table-row>
        <table:table-row table:style-name="ro2">
          <table:table-cell office:value-type="float" office:value="15899" calcext:value-type="float">
            <text:p>158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19]*-1" office:value-type="float" office:value="-0.318" calcext:value-type="float">
            <text:p>-0.318</text:p>
          </table:table-cell>
          <table:table-cell table:formula="of:=[.D319]*([.A319]-[.A318])+[.E318]" office:value-type="float" office:value="-5044.7" calcext:value-type="float">
            <text:p>-5044.7</text:p>
          </table:table-cell>
          <table:table-cell table:formula="of:=[.E319]/3600" office:value-type="float" office:value="-1.40130555555556" calcext:value-type="float">
            <text:p>-1.401</text:p>
          </table:table-cell>
          <table:table-cell table:number-columns-repeated="7"/>
        </table:table-row>
        <table:table-row table:style-name="ro2">
          <table:table-cell office:value-type="float" office:value="15949" calcext:value-type="float">
            <text:p>159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0]*-1" office:value-type="float" office:value="-0.318" calcext:value-type="float">
            <text:p>-0.318</text:p>
          </table:table-cell>
          <table:table-cell table:formula="of:=[.D320]*([.A320]-[.A319])+[.E319]" office:value-type="float" office:value="-5060.6" calcext:value-type="float">
            <text:p>-5060.6</text:p>
          </table:table-cell>
          <table:table-cell table:formula="of:=[.E320]/3600" office:value-type="float" office:value="-1.40572222222222" calcext:value-type="float">
            <text:p>-1.406</text:p>
          </table:table-cell>
          <table:table-cell table:number-columns-repeated="7"/>
        </table:table-row>
        <table:table-row table:style-name="ro2">
          <table:table-cell office:value-type="float" office:value="15999" calcext:value-type="float">
            <text:p>159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  <table:table-cell table:formula="of:=[.C321]*-1" office:value-type="float" office:value="-0.316" calcext:value-type="float">
            <text:p>-0.316</text:p>
          </table:table-cell>
          <table:table-cell table:formula="of:=[.D321]*([.A321]-[.A320])+[.E320]" office:value-type="float" office:value="-5076.4" calcext:value-type="float">
            <text:p>-5076.4</text:p>
          </table:table-cell>
          <table:table-cell table:formula="of:=[.E321]/3600" office:value-type="float" office:value="-1.41011111111111" calcext:value-type="float">
            <text:p>-1.410</text:p>
          </table:table-cell>
          <table:table-cell table:number-columns-repeated="7"/>
        </table:table-row>
        <table:table-row table:style-name="ro2">
          <table:table-cell office:value-type="float" office:value="16049" calcext:value-type="float">
            <text:p>160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2]*-1" office:value-type="float" office:value="-0.318" calcext:value-type="float">
            <text:p>-0.318</text:p>
          </table:table-cell>
          <table:table-cell table:formula="of:=[.D322]*([.A322]-[.A321])+[.E321]" office:value-type="float" office:value="-5092.3" calcext:value-type="float">
            <text:p>-5092.3</text:p>
          </table:table-cell>
          <table:table-cell table:formula="of:=[.E322]/3600" office:value-type="float" office:value="-1.41452777777778" calcext:value-type="float">
            <text:p>-1.415</text:p>
          </table:table-cell>
          <table:table-cell table:number-columns-repeated="7"/>
        </table:table-row>
        <table:table-row table:style-name="ro2">
          <table:table-cell office:value-type="float" office:value="16099" calcext:value-type="float">
            <text:p>160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3]*-1" office:value-type="float" office:value="-0.318" calcext:value-type="float">
            <text:p>-0.318</text:p>
          </table:table-cell>
          <table:table-cell table:formula="of:=[.D323]*([.A323]-[.A322])+[.E322]" office:value-type="float" office:value="-5108.2" calcext:value-type="float">
            <text:p>-5108.2</text:p>
          </table:table-cell>
          <table:table-cell table:formula="of:=[.E323]/3600" office:value-type="float" office:value="-1.41894444444444" calcext:value-type="float">
            <text:p>-1.419</text:p>
          </table:table-cell>
          <table:table-cell table:number-columns-repeated="7"/>
        </table:table-row>
        <table:table-row table:style-name="ro2">
          <table:table-cell office:value-type="float" office:value="16149" calcext:value-type="float">
            <text:p>161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4]*-1" office:value-type="float" office:value="-0.318" calcext:value-type="float">
            <text:p>-0.318</text:p>
          </table:table-cell>
          <table:table-cell table:formula="of:=[.D324]*([.A324]-[.A323])+[.E323]" office:value-type="float" office:value="-5124.1" calcext:value-type="float">
            <text:p>-5124.1</text:p>
          </table:table-cell>
          <table:table-cell table:formula="of:=[.E324]/3600" office:value-type="float" office:value="-1.42336111111111" calcext:value-type="float">
            <text:p>-1.423</text:p>
          </table:table-cell>
          <table:table-cell table:number-columns-repeated="7"/>
        </table:table-row>
        <table:table-row table:style-name="ro2">
          <table:table-cell office:value-type="float" office:value="16199" calcext:value-type="float">
            <text:p>161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5]*-1" office:value-type="float" office:value="-0.318" calcext:value-type="float">
            <text:p>-0.318</text:p>
          </table:table-cell>
          <table:table-cell table:formula="of:=[.D325]*([.A325]-[.A324])+[.E324]" office:value-type="float" office:value="-5140" calcext:value-type="float">
            <text:p>-5140.0</text:p>
          </table:table-cell>
          <table:table-cell table:formula="of:=[.E325]/3600" office:value-type="float" office:value="-1.42777777777778" calcext:value-type="float">
            <text:p>-1.428</text:p>
          </table:table-cell>
          <table:table-cell table:number-columns-repeated="7"/>
        </table:table-row>
        <table:table-row table:style-name="ro2">
          <table:table-cell office:value-type="float" office:value="16249" calcext:value-type="float">
            <text:p>162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9" calcext:value-type="float">
            <text:p>0.319</text:p>
          </table:table-cell>
          <table:table-cell table:formula="of:=[.C326]*-1" office:value-type="float" office:value="-0.319" calcext:value-type="float">
            <text:p>-0.319</text:p>
          </table:table-cell>
          <table:table-cell table:formula="of:=[.D326]*([.A326]-[.A325])+[.E325]" office:value-type="float" office:value="-5155.95" calcext:value-type="float">
            <text:p>-5156.0</text:p>
          </table:table-cell>
          <table:table-cell table:formula="of:=[.E326]/3600" office:value-type="float" office:value="-1.43220833333333" calcext:value-type="float">
            <text:p>-1.432</text:p>
          </table:table-cell>
          <table:table-cell table:number-columns-repeated="7"/>
        </table:table-row>
        <table:table-row table:style-name="ro2">
          <table:table-cell office:value-type="float" office:value="16299" calcext:value-type="float">
            <text:p>162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9" calcext:value-type="float">
            <text:p>0.319</text:p>
          </table:table-cell>
          <table:table-cell table:formula="of:=[.C327]*-1" office:value-type="float" office:value="-0.319" calcext:value-type="float">
            <text:p>-0.319</text:p>
          </table:table-cell>
          <table:table-cell table:formula="of:=[.D327]*([.A327]-[.A326])+[.E326]" office:value-type="float" office:value="-5171.9" calcext:value-type="float">
            <text:p>-5171.9</text:p>
          </table:table-cell>
          <table:table-cell table:formula="of:=[.E327]/3600" office:value-type="float" office:value="-1.43663888888889" calcext:value-type="float">
            <text:p>-1.437</text:p>
          </table:table-cell>
          <table:table-cell table:number-columns-repeated="7"/>
        </table:table-row>
        <table:table-row table:style-name="ro2">
          <table:table-cell office:value-type="float" office:value="16349" calcext:value-type="float">
            <text:p>163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9" calcext:value-type="float">
            <text:p>0.319</text:p>
          </table:table-cell>
          <table:table-cell table:formula="of:=[.C328]*-1" office:value-type="float" office:value="-0.319" calcext:value-type="float">
            <text:p>-0.319</text:p>
          </table:table-cell>
          <table:table-cell table:formula="of:=[.D328]*([.A328]-[.A327])+[.E327]" office:value-type="float" office:value="-5187.85" calcext:value-type="float">
            <text:p>-5187.9</text:p>
          </table:table-cell>
          <table:table-cell table:formula="of:=[.E328]/3600" office:value-type="float" office:value="-1.44106944444444" calcext:value-type="float">
            <text:p>-1.441</text:p>
          </table:table-cell>
          <table:table-cell table:number-columns-repeated="7"/>
        </table:table-row>
        <table:table-row table:style-name="ro2">
          <table:table-cell office:value-type="float" office:value="16399" calcext:value-type="float">
            <text:p>163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9]*-1" office:value-type="float" office:value="-0.318" calcext:value-type="float">
            <text:p>-0.318</text:p>
          </table:table-cell>
          <table:table-cell table:formula="of:=[.D329]*([.A329]-[.A328])+[.E328]" office:value-type="float" office:value="-5203.75" calcext:value-type="float">
            <text:p>-5203.8</text:p>
          </table:table-cell>
          <table:table-cell table:formula="of:=[.E329]/3600" office:value-type="float" office:value="-1.44548611111111" calcext:value-type="float">
            <text:p>-1.445</text:p>
          </table:table-cell>
          <table:table-cell table:number-columns-repeated="7"/>
        </table:table-row>
        <table:table-row table:style-name="ro2">
          <table:table-cell office:value-type="float" office:value="16449" calcext:value-type="float">
            <text:p>164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0]*-1" office:value-type="float" office:value="-0.318" calcext:value-type="float">
            <text:p>-0.318</text:p>
          </table:table-cell>
          <table:table-cell table:formula="of:=[.D330]*([.A330]-[.A329])+[.E329]" office:value-type="float" office:value="-5219.65" calcext:value-type="float">
            <text:p>-5219.7</text:p>
          </table:table-cell>
          <table:table-cell table:formula="of:=[.E330]/3600" office:value-type="float" office:value="-1.44990277777778" calcext:value-type="float">
            <text:p>-1.450</text:p>
          </table:table-cell>
          <table:table-cell table:number-columns-repeated="7"/>
        </table:table-row>
        <table:table-row table:style-name="ro2">
          <table:table-cell office:value-type="float" office:value="16499" calcext:value-type="float">
            <text:p>164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1]*-1" office:value-type="float" office:value="-0.318" calcext:value-type="float">
            <text:p>-0.318</text:p>
          </table:table-cell>
          <table:table-cell table:formula="of:=[.D331]*([.A331]-[.A330])+[.E330]" office:value-type="float" office:value="-5235.54999999999" calcext:value-type="float">
            <text:p>-5235.5</text:p>
          </table:table-cell>
          <table:table-cell table:formula="of:=[.E331]/3600" office:value-type="float" office:value="-1.45431944444444" calcext:value-type="float">
            <text:p>-1.454</text:p>
          </table:table-cell>
          <table:table-cell table:number-columns-repeated="7"/>
        </table:table-row>
        <table:table-row table:style-name="ro2">
          <table:table-cell office:value-type="float" office:value="16549" calcext:value-type="float">
            <text:p>165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2]*-1" office:value-type="float" office:value="-0.318" calcext:value-type="float">
            <text:p>-0.318</text:p>
          </table:table-cell>
          <table:table-cell table:formula="of:=[.D332]*([.A332]-[.A331])+[.E331]" office:value-type="float" office:value="-5251.44999999999" calcext:value-type="float">
            <text:p>-5251.4</text:p>
          </table:table-cell>
          <table:table-cell table:formula="of:=[.E332]/3600" office:value-type="float" office:value="-1.45873611111111" calcext:value-type="float">
            <text:p>-1.459</text:p>
          </table:table-cell>
          <table:table-cell table:number-columns-repeated="7"/>
        </table:table-row>
        <table:table-row table:style-name="ro2">
          <table:table-cell office:value-type="float" office:value="16599" calcext:value-type="float">
            <text:p>165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3]*-1" office:value-type="float" office:value="-0.318" calcext:value-type="float">
            <text:p>-0.318</text:p>
          </table:table-cell>
          <table:table-cell table:formula="of:=[.D333]*([.A333]-[.A332])+[.E332]" office:value-type="float" office:value="-5267.34999999999" calcext:value-type="float">
            <text:p>-5267.3</text:p>
          </table:table-cell>
          <table:table-cell table:formula="of:=[.E333]/3600" office:value-type="float" office:value="-1.46315277777778" calcext:value-type="float">
            <text:p>-1.463</text:p>
          </table:table-cell>
          <table:table-cell table:number-columns-repeated="7"/>
        </table:table-row>
        <table:table-row table:style-name="ro2">
          <table:table-cell office:value-type="float" office:value="16649" calcext:value-type="float">
            <text:p>166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4]*-1" office:value-type="float" office:value="-0.318" calcext:value-type="float">
            <text:p>-0.318</text:p>
          </table:table-cell>
          <table:table-cell table:formula="of:=[.D334]*([.A334]-[.A333])+[.E333]" office:value-type="float" office:value="-5283.24999999999" calcext:value-type="float">
            <text:p>-5283.2</text:p>
          </table:table-cell>
          <table:table-cell table:formula="of:=[.E334]/3600" office:value-type="float" office:value="-1.46756944444444" calcext:value-type="float">
            <text:p>-1.468</text:p>
          </table:table-cell>
          <table:table-cell table:number-columns-repeated="7"/>
        </table:table-row>
        <table:table-row table:style-name="ro2">
          <table:table-cell office:value-type="float" office:value="16699" calcext:value-type="float">
            <text:p>166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5]*-1" office:value-type="float" office:value="-0.318" calcext:value-type="float">
            <text:p>-0.318</text:p>
          </table:table-cell>
          <table:table-cell table:formula="of:=[.D335]*([.A335]-[.A334])+[.E334]" office:value-type="float" office:value="-5299.14999999999" calcext:value-type="float">
            <text:p>-5299.1</text:p>
          </table:table-cell>
          <table:table-cell table:formula="of:=[.E335]/3600" office:value-type="float" office:value="-1.47198611111111" calcext:value-type="float">
            <text:p>-1.472</text:p>
          </table:table-cell>
          <table:table-cell table:number-columns-repeated="7"/>
        </table:table-row>
        <table:table-row table:style-name="ro2">
          <table:table-cell office:value-type="float" office:value="16749" calcext:value-type="float">
            <text:p>167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9" calcext:value-type="float">
            <text:p>0.319</text:p>
          </table:table-cell>
          <table:table-cell table:formula="of:=[.C336]*-1" office:value-type="float" office:value="-0.319" calcext:value-type="float">
            <text:p>-0.319</text:p>
          </table:table-cell>
          <table:table-cell table:formula="of:=[.D336]*([.A336]-[.A335])+[.E335]" office:value-type="float" office:value="-5315.09999999999" calcext:value-type="float">
            <text:p>-5315.1</text:p>
          </table:table-cell>
          <table:table-cell table:formula="of:=[.E336]/3600" office:value-type="float" office:value="-1.47641666666666" calcext:value-type="float">
            <text:p>-1.476</text:p>
          </table:table-cell>
          <table:table-cell table:number-columns-repeated="7"/>
        </table:table-row>
        <table:table-row table:style-name="ro2">
          <table:table-cell office:value-type="float" office:value="16799" calcext:value-type="float">
            <text:p>16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7]*-1" office:value-type="float" office:value="-0.318" calcext:value-type="float">
            <text:p>-0.318</text:p>
          </table:table-cell>
          <table:table-cell table:formula="of:=[.D337]*([.A337]-[.A336])+[.E336]" office:value-type="float" office:value="-5330.99999999999" calcext:value-type="float">
            <text:p>-5331.0</text:p>
          </table:table-cell>
          <table:table-cell table:formula="of:=[.E337]/3600" office:value-type="float" office:value="-1.48083333333333" calcext:value-type="float">
            <text:p>-1.481</text:p>
          </table:table-cell>
          <table:table-cell table:number-columns-repeated="7"/>
        </table:table-row>
        <table:table-row table:style-name="ro2">
          <table:table-cell office:value-type="float" office:value="16849" calcext:value-type="float">
            <text:p>168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  <table:table-cell table:formula="of:=[.C338]*-1" office:value-type="float" office:value="-0.317" calcext:value-type="float">
            <text:p>-0.317</text:p>
          </table:table-cell>
          <table:table-cell table:formula="of:=[.D338]*([.A338]-[.A337])+[.E337]" office:value-type="float" office:value="-5346.84999999999" calcext:value-type="float">
            <text:p>-5346.8</text:p>
          </table:table-cell>
          <table:table-cell table:formula="of:=[.E338]/3600" office:value-type="float" office:value="-1.48523611111111" calcext:value-type="float">
            <text:p>-1.485</text:p>
          </table:table-cell>
          <table:table-cell table:number-columns-repeated="7"/>
        </table:table-row>
        <table:table-row table:style-name="ro2">
          <table:table-cell office:value-type="float" office:value="16899" calcext:value-type="float">
            <text:p>168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9]*-1" office:value-type="float" office:value="-0.318" calcext:value-type="float">
            <text:p>-0.318</text:p>
          </table:table-cell>
          <table:table-cell table:formula="of:=[.D339]*([.A339]-[.A338])+[.E338]" office:value-type="float" office:value="-5362.74999999999" calcext:value-type="float">
            <text:p>-5362.7</text:p>
          </table:table-cell>
          <table:table-cell table:formula="of:=[.E339]/3600" office:value-type="float" office:value="-1.48965277777778" calcext:value-type="float">
            <text:p>-1.490</text:p>
          </table:table-cell>
          <table:table-cell table:number-columns-repeated="7"/>
        </table:table-row>
        <table:table-row table:style-name="ro2">
          <table:table-cell office:value-type="float" office:value="16949" calcext:value-type="float">
            <text:p>169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  <table:table-cell table:formula="of:=[.C340]*-1" office:value-type="float" office:value="-0.317" calcext:value-type="float">
            <text:p>-0.317</text:p>
          </table:table-cell>
          <table:table-cell table:formula="of:=[.D340]*([.A340]-[.A339])+[.E339]" office:value-type="float" office:value="-5378.59999999999" calcext:value-type="float">
            <text:p>-5378.6</text:p>
          </table:table-cell>
          <table:table-cell table:formula="of:=[.E340]/3600" office:value-type="float" office:value="-1.49405555555555" calcext:value-type="float">
            <text:p>-1.494</text:p>
          </table:table-cell>
          <table:table-cell table:number-columns-repeated="7"/>
        </table:table-row>
        <table:table-row table:style-name="ro2">
          <table:table-cell office:value-type="float" office:value="16999" calcext:value-type="float">
            <text:p>169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41]*-1" office:value-type="float" office:value="-0.318" calcext:value-type="float">
            <text:p>-0.318</text:p>
          </table:table-cell>
          <table:table-cell table:formula="of:=[.D341]*([.A341]-[.A340])+[.E340]" office:value-type="float" office:value="-5394.49999999999" calcext:value-type="float">
            <text:p>-5394.5</text:p>
          </table:table-cell>
          <table:table-cell table:formula="of:=[.E341]/3600" office:value-type="float" office:value="-1.49847222222222" calcext:value-type="float">
            <text:p>-1.498</text:p>
          </table:table-cell>
          <table:table-cell table:number-columns-repeated="7"/>
        </table:table-row>
        <table:table-row table:style-name="ro2">
          <table:table-cell office:value-type="float" office:value="17049" calcext:value-type="float">
            <text:p>170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42]*-1" office:value-type="float" office:value="-0.318" calcext:value-type="float">
            <text:p>-0.318</text:p>
          </table:table-cell>
          <table:table-cell table:formula="of:=[.D342]*([.A342]-[.A341])+[.E341]" office:value-type="float" office:value="-5410.39999999999" calcext:value-type="float">
            <text:p>-5410.4</text:p>
          </table:table-cell>
          <table:table-cell table:formula="of:=[.E342]/3600" office:value-type="float" office:value="-1.50288888888889" calcext:value-type="float">
            <text:p>-1.503</text:p>
          </table:table-cell>
          <table:table-cell table:number-columns-repeated="7"/>
        </table:table-row>
        <table:table-row table:style-name="ro2">
          <table:table-cell office:value-type="float" office:value="17099" calcext:value-type="float">
            <text:p>170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43]*-1" office:value-type="float" office:value="-0.318" calcext:value-type="float">
            <text:p>-0.318</text:p>
          </table:table-cell>
          <table:table-cell table:formula="of:=[.D343]*([.A343]-[.A342])+[.E342]" office:value-type="float" office:value="-5426.29999999999" calcext:value-type="float">
            <text:p>-5426.3</text:p>
          </table:table-cell>
          <table:table-cell table:formula="of:=[.E343]/3600" office:value-type="float" office:value="-1.50730555555555" calcext:value-type="float">
            <text:p>-1.507</text:p>
          </table:table-cell>
          <table:table-cell table:number-columns-repeated="7"/>
        </table:table-row>
        <table:table-row table:style-name="ro2">
          <table:table-cell office:value-type="float" office:value="17149" calcext:value-type="float">
            <text:p>171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  <table:table-cell table:formula="of:=[.C344]*-1" office:value-type="float" office:value="-0.317" calcext:value-type="float">
            <text:p>-0.317</text:p>
          </table:table-cell>
          <table:table-cell table:formula="of:=[.D344]*([.A344]-[.A343])+[.E343]" office:value-type="float" office:value="-5442.14999999999" calcext:value-type="float">
            <text:p>-5442.1</text:p>
          </table:table-cell>
          <table:table-cell table:formula="of:=[.E344]/3600" office:value-type="float" office:value="-1.51170833333333" calcext:value-type="float">
            <text:p>-1.512</text:p>
          </table:table-cell>
          <table:table-cell table:number-columns-repeated="7"/>
        </table:table-row>
        <table:table-row table:style-name="ro2">
          <table:table-cell office:value-type="float" office:value="17199" calcext:value-type="float">
            <text:p>171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45]*-1" office:value-type="float" office:value="-0.318" calcext:value-type="float">
            <text:p>-0.318</text:p>
          </table:table-cell>
          <table:table-cell table:formula="of:=[.D345]*([.A345]-[.A344])+[.E344]" office:value-type="float" office:value="-5458.04999999999" calcext:value-type="float">
            <text:p>-5458.0</text:p>
          </table:table-cell>
          <table:table-cell table:formula="of:=[.E345]/3600" office:value-type="float" office:value="-1.516125" calcext:value-type="float">
            <text:p>-1.516</text:p>
          </table:table-cell>
          <table:table-cell table:number-columns-repeated="7"/>
        </table:table-row>
        <table:table-row table:style-name="ro2">
          <table:table-cell office:value-type="float" office:value="17249" calcext:value-type="float">
            <text:p>172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46]*-1" office:value-type="float" office:value="-0.318" calcext:value-type="float">
            <text:p>-0.318</text:p>
          </table:table-cell>
          <table:table-cell table:formula="of:=[.D346]*([.A346]-[.A345])+[.E345]" office:value-type="float" office:value="-5473.94999999999" calcext:value-type="float">
            <text:p>-5473.9</text:p>
          </table:table-cell>
          <table:table-cell table:formula="of:=[.E346]/3600" office:value-type="float" office:value="-1.52054166666666" calcext:value-type="float">
            <text:p>-1.521</text:p>
          </table:table-cell>
          <table:table-cell table:number-columns-repeated="7"/>
        </table:table-row>
        <table:table-row table:style-name="ro2">
          <table:table-cell office:value-type="float" office:value="17299" calcext:value-type="float">
            <text:p>172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 table:formula="of:=[.C347]*-1" office:value-type="float" office:value="-0.319" calcext:value-type="float">
            <text:p>-0.319</text:p>
          </table:table-cell>
          <table:table-cell table:formula="of:=[.D347]*([.A347]-[.A346])+[.E346]" office:value-type="float" office:value="-5489.89999999999" calcext:value-type="float">
            <text:p>-5489.9</text:p>
          </table:table-cell>
          <table:table-cell table:formula="of:=[.E347]/3600" office:value-type="float" office:value="-1.52497222222222" calcext:value-type="float">
            <text:p>-1.525</text:p>
          </table:table-cell>
          <table:table-cell table:number-columns-repeated="7"/>
        </table:table-row>
        <table:table-row table:style-name="ro2">
          <table:table-cell office:value-type="float" office:value="17349" calcext:value-type="float">
            <text:p>173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48]*-1" office:value-type="float" office:value="-0.318" calcext:value-type="float">
            <text:p>-0.318</text:p>
          </table:table-cell>
          <table:table-cell table:formula="of:=[.D348]*([.A348]-[.A347])+[.E347]" office:value-type="float" office:value="-5505.79999999999" calcext:value-type="float">
            <text:p>-5505.8</text:p>
          </table:table-cell>
          <table:table-cell table:formula="of:=[.E348]/3600" office:value-type="float" office:value="-1.52938888888889" calcext:value-type="float">
            <text:p>-1.529</text:p>
          </table:table-cell>
          <table:table-cell table:number-columns-repeated="7"/>
        </table:table-row>
        <table:table-row table:style-name="ro2">
          <table:table-cell office:value-type="float" office:value="17399" calcext:value-type="float">
            <text:p>173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49]*-1" office:value-type="float" office:value="-0.318" calcext:value-type="float">
            <text:p>-0.318</text:p>
          </table:table-cell>
          <table:table-cell table:formula="of:=[.D349]*([.A349]-[.A348])+[.E348]" office:value-type="float" office:value="-5521.69999999999" calcext:value-type="float">
            <text:p>-5521.7</text:p>
          </table:table-cell>
          <table:table-cell table:formula="of:=[.E349]/3600" office:value-type="float" office:value="-1.53380555555555" calcext:value-type="float">
            <text:p>-1.534</text:p>
          </table:table-cell>
          <table:table-cell table:number-columns-repeated="7"/>
        </table:table-row>
        <table:table-row table:style-name="ro2">
          <table:table-cell office:value-type="float" office:value="17449" calcext:value-type="float">
            <text:p>174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50]*-1" office:value-type="float" office:value="-0.318" calcext:value-type="float">
            <text:p>-0.318</text:p>
          </table:table-cell>
          <table:table-cell table:formula="of:=[.D350]*([.A350]-[.A349])+[.E349]" office:value-type="float" office:value="-5537.59999999999" calcext:value-type="float">
            <text:p>-5537.6</text:p>
          </table:table-cell>
          <table:table-cell table:formula="of:=[.E350]/3600" office:value-type="float" office:value="-1.53822222222222" calcext:value-type="float">
            <text:p>-1.538</text:p>
          </table:table-cell>
          <table:table-cell table:number-columns-repeated="7"/>
        </table:table-row>
        <table:table-row table:style-name="ro2">
          <table:table-cell office:value-type="float" office:value="17499" calcext:value-type="float">
            <text:p>174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7" calcext:value-type="float">
            <text:p>0.317</text:p>
          </table:table-cell>
          <table:table-cell table:formula="of:=[.C351]*-1" office:value-type="float" office:value="-0.317" calcext:value-type="float">
            <text:p>-0.317</text:p>
          </table:table-cell>
          <table:table-cell table:formula="of:=[.D351]*([.A351]-[.A350])+[.E350]" office:value-type="float" office:value="-5553.44999999999" calcext:value-type="float">
            <text:p>-5553.4</text:p>
          </table:table-cell>
          <table:table-cell table:formula="of:=[.E351]/3600" office:value-type="float" office:value="-1.542625" calcext:value-type="float">
            <text:p>-1.543</text:p>
          </table:table-cell>
          <table:table-cell table:number-columns-repeated="7"/>
        </table:table-row>
        <table:table-row table:style-name="ro2">
          <table:table-cell office:value-type="float" office:value="17549" calcext:value-type="float">
            <text:p>175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6" calcext:value-type="float">
            <text:p>0.316</text:p>
          </table:table-cell>
          <table:table-cell table:formula="of:=[.C352]*-1" office:value-type="float" office:value="-0.316" calcext:value-type="float">
            <text:p>-0.316</text:p>
          </table:table-cell>
          <table:table-cell table:formula="of:=[.D352]*([.A352]-[.A351])+[.E351]" office:value-type="float" office:value="-5569.24999999999" calcext:value-type="float">
            <text:p>-5569.2</text:p>
          </table:table-cell>
          <table:table-cell table:formula="of:=[.E352]/3600" office:value-type="float" office:value="-1.54701388888889" calcext:value-type="float">
            <text:p>-1.547</text:p>
          </table:table-cell>
          <table:table-cell table:number-columns-repeated="7"/>
        </table:table-row>
        <table:table-row table:style-name="ro2">
          <table:table-cell office:value-type="float" office:value="17599" calcext:value-type="float">
            <text:p>175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 table:formula="of:=[.C353]*-1" office:value-type="float" office:value="-0.319" calcext:value-type="float">
            <text:p>-0.319</text:p>
          </table:table-cell>
          <table:table-cell table:formula="of:=[.D353]*([.A353]-[.A352])+[.E352]" office:value-type="float" office:value="-5585.19999999999" calcext:value-type="float">
            <text:p>-5585.2</text:p>
          </table:table-cell>
          <table:table-cell table:formula="of:=[.E353]/3600" office:value-type="float" office:value="-1.55144444444444" calcext:value-type="float">
            <text:p>-1.551</text:p>
          </table:table-cell>
          <table:table-cell table:number-columns-repeated="7"/>
        </table:table-row>
        <table:table-row table:style-name="ro2">
          <table:table-cell office:value-type="float" office:value="17649" calcext:value-type="float">
            <text:p>176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54]*-1" office:value-type="float" office:value="-0.319" calcext:value-type="float">
            <text:p>-0.319</text:p>
          </table:table-cell>
          <table:table-cell table:formula="of:=[.D354]*([.A354]-[.A353])+[.E353]" office:value-type="float" office:value="-5601.14999999999" calcext:value-type="float">
            <text:p>-5601.1</text:p>
          </table:table-cell>
          <table:table-cell table:formula="of:=[.E354]/3600" office:value-type="float" office:value="-1.555875" calcext:value-type="float">
            <text:p>-1.556</text:p>
          </table:table-cell>
          <table:table-cell table:number-columns-repeated="7"/>
        </table:table-row>
        <table:table-row table:style-name="ro2">
          <table:table-cell office:value-type="float" office:value="17699" calcext:value-type="float">
            <text:p>176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7" calcext:value-type="float">
            <text:p>0.317</text:p>
          </table:table-cell>
          <table:table-cell table:formula="of:=[.C355]*-1" office:value-type="float" office:value="-0.317" calcext:value-type="float">
            <text:p>-0.317</text:p>
          </table:table-cell>
          <table:table-cell table:formula="of:=[.D355]*([.A355]-[.A354])+[.E354]" office:value-type="float" office:value="-5616.99999999999" calcext:value-type="float">
            <text:p>-5617.0</text:p>
          </table:table-cell>
          <table:table-cell table:formula="of:=[.E355]/3600" office:value-type="float" office:value="-1.56027777777778" calcext:value-type="float">
            <text:p>-1.560</text:p>
          </table:table-cell>
          <table:table-cell table:number-columns-repeated="7"/>
        </table:table-row>
        <table:table-row table:style-name="ro2">
          <table:table-cell office:value-type="float" office:value="17749" calcext:value-type="float">
            <text:p>177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 table:formula="of:=[.C356]*-1" office:value-type="float" office:value="-0.319" calcext:value-type="float">
            <text:p>-0.319</text:p>
          </table:table-cell>
          <table:table-cell table:formula="of:=[.D356]*([.A356]-[.A355])+[.E355]" office:value-type="float" office:value="-5632.94999999999" calcext:value-type="float">
            <text:p>-5632.9</text:p>
          </table:table-cell>
          <table:table-cell table:formula="of:=[.E356]/3600" office:value-type="float" office:value="-1.56470833333333" calcext:value-type="float">
            <text:p>-1.565</text:p>
          </table:table-cell>
          <table:table-cell table:number-columns-repeated="7"/>
        </table:table-row>
        <table:table-row table:style-name="ro2">
          <table:table-cell office:value-type="float" office:value="17799" calcext:value-type="float">
            <text:p>177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  <table:table-cell table:formula="of:=[.C357]*-1" office:value-type="float" office:value="-0.316" calcext:value-type="float">
            <text:p>-0.316</text:p>
          </table:table-cell>
          <table:table-cell table:formula="of:=[.D357]*([.A357]-[.A356])+[.E356]" office:value-type="float" office:value="-5648.74999999999" calcext:value-type="float">
            <text:p>-5648.7</text:p>
          </table:table-cell>
          <table:table-cell table:formula="of:=[.E357]/3600" office:value-type="float" office:value="-1.56909722222222" calcext:value-type="float">
            <text:p>-1.569</text:p>
          </table:table-cell>
          <table:table-cell table:number-columns-repeated="7"/>
        </table:table-row>
        <table:table-row table:style-name="ro2">
          <table:table-cell office:value-type="float" office:value="17849" calcext:value-type="float">
            <text:p>178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  <table:table-cell table:formula="of:=[.C358]*-1" office:value-type="float" office:value="-0.316" calcext:value-type="float">
            <text:p>-0.316</text:p>
          </table:table-cell>
          <table:table-cell table:formula="of:=[.D358]*([.A358]-[.A357])+[.E357]" office:value-type="float" office:value="-5664.54999999999" calcext:value-type="float">
            <text:p>-5664.5</text:p>
          </table:table-cell>
          <table:table-cell table:formula="of:=[.E358]/3600" office:value-type="float" office:value="-1.57348611111111" calcext:value-type="float">
            <text:p>-1.573</text:p>
          </table:table-cell>
          <table:table-cell table:number-columns-repeated="7"/>
        </table:table-row>
        <table:table-row table:style-name="ro2">
          <table:table-cell office:value-type="float" office:value="17899" calcext:value-type="float">
            <text:p>178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[.C359]*-1" office:value-type="float" office:value="-0.317" calcext:value-type="float">
            <text:p>-0.317</text:p>
          </table:table-cell>
          <table:table-cell table:formula="of:=[.D359]*([.A359]-[.A358])+[.E358]" office:value-type="float" office:value="-5680.39999999999" calcext:value-type="float">
            <text:p>-5680.4</text:p>
          </table:table-cell>
          <table:table-cell table:formula="of:=[.E359]/3600" office:value-type="float" office:value="-1.57788888888889" calcext:value-type="float">
            <text:p>-1.578</text:p>
          </table:table-cell>
          <table:table-cell table:number-columns-repeated="7"/>
        </table:table-row>
        <table:table-row table:style-name="ro2">
          <table:table-cell office:value-type="float" office:value="17949" calcext:value-type="float">
            <text:p>179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60]*-1" office:value-type="float" office:value="-0.318" calcext:value-type="float">
            <text:p>-0.318</text:p>
          </table:table-cell>
          <table:table-cell table:formula="of:=[.D360]*([.A360]-[.A359])+[.E359]" office:value-type="float" office:value="-5696.29999999999" calcext:value-type="float">
            <text:p>-5696.3</text:p>
          </table:table-cell>
          <table:table-cell table:formula="of:=[.E360]/3600" office:value-type="float" office:value="-1.58230555555555" calcext:value-type="float">
            <text:p>-1.582</text:p>
          </table:table-cell>
          <table:table-cell table:number-columns-repeated="7"/>
        </table:table-row>
        <table:table-row table:style-name="ro2">
          <table:table-cell office:value-type="float" office:value="17999" calcext:value-type="float">
            <text:p>179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61]*-1" office:value-type="float" office:value="-0.318" calcext:value-type="float">
            <text:p>-0.318</text:p>
          </table:table-cell>
          <table:table-cell table:formula="of:=[.D361]*([.A361]-[.A360])+[.E360]" office:value-type="float" office:value="-5712.19999999999" calcext:value-type="float">
            <text:p>-5712.2</text:p>
          </table:table-cell>
          <table:table-cell table:formula="of:=[.E361]/3600" office:value-type="float" office:value="-1.58672222222222" calcext:value-type="float">
            <text:p>-1.587</text:p>
          </table:table-cell>
          <table:table-cell table:number-columns-repeated="7"/>
        </table:table-row>
        <table:table-row table:style-name="ro2">
          <table:table-cell office:value-type="float" office:value="18049" calcext:value-type="float">
            <text:p>180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[.C362]*-1" office:value-type="float" office:value="-0.317" calcext:value-type="float">
            <text:p>-0.317</text:p>
          </table:table-cell>
          <table:table-cell table:formula="of:=[.D362]*([.A362]-[.A361])+[.E361]" office:value-type="float" office:value="-5728.04999999999" calcext:value-type="float">
            <text:p>-5728.0</text:p>
          </table:table-cell>
          <table:table-cell table:formula="of:=[.E362]/3600" office:value-type="float" office:value="-1.591125" calcext:value-type="float">
            <text:p>-1.591</text:p>
          </table:table-cell>
          <table:table-cell table:number-columns-repeated="7"/>
        </table:table-row>
        <table:table-row table:style-name="ro2">
          <table:table-cell office:value-type="float" office:value="18099" calcext:value-type="float">
            <text:p>180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[.C363]*-1" office:value-type="float" office:value="-0.317" calcext:value-type="float">
            <text:p>-0.317</text:p>
          </table:table-cell>
          <table:table-cell table:formula="of:=[.D363]*([.A363]-[.A362])+[.E362]" office:value-type="float" office:value="-5743.89999999999" calcext:value-type="float">
            <text:p>-5743.9</text:p>
          </table:table-cell>
          <table:table-cell table:formula="of:=[.E363]/3600" office:value-type="float" office:value="-1.59552777777778" calcext:value-type="float">
            <text:p>-1.596</text:p>
          </table:table-cell>
          <table:table-cell table:number-columns-repeated="7"/>
        </table:table-row>
        <table:table-row table:style-name="ro2">
          <table:table-cell office:value-type="float" office:value="18149" calcext:value-type="float">
            <text:p>181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64]*-1" office:value-type="float" office:value="-0.318" calcext:value-type="float">
            <text:p>-0.318</text:p>
          </table:table-cell>
          <table:table-cell table:formula="of:=[.D364]*([.A364]-[.A363])+[.E363]" office:value-type="float" office:value="-5759.79999999999" calcext:value-type="float">
            <text:p>-5759.8</text:p>
          </table:table-cell>
          <table:table-cell table:formula="of:=[.E364]/3600" office:value-type="float" office:value="-1.59994444444444" calcext:value-type="float">
            <text:p>-1.600</text:p>
          </table:table-cell>
          <table:table-cell table:number-columns-repeated="7"/>
        </table:table-row>
        <table:table-row table:style-name="ro2">
          <table:table-cell office:value-type="float" office:value="18199" calcext:value-type="float">
            <text:p>181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65]*-1" office:value-type="float" office:value="-0.319" calcext:value-type="float">
            <text:p>-0.319</text:p>
          </table:table-cell>
          <table:table-cell table:formula="of:=[.D365]*([.A365]-[.A364])+[.E364]" office:value-type="float" office:value="-5775.74999999999" calcext:value-type="float">
            <text:p>-5775.7</text:p>
          </table:table-cell>
          <table:table-cell table:formula="of:=[.E365]/3600" office:value-type="float" office:value="-1.604375" calcext:value-type="float">
            <text:p>-1.604</text:p>
          </table:table-cell>
          <table:table-cell table:number-columns-repeated="7"/>
        </table:table-row>
        <table:table-row table:style-name="ro2">
          <table:table-cell office:value-type="float" office:value="18249" calcext:value-type="float">
            <text:p>182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66]*-1" office:value-type="float" office:value="-0.319" calcext:value-type="float">
            <text:p>-0.319</text:p>
          </table:table-cell>
          <table:table-cell table:formula="of:=[.D366]*([.A366]-[.A365])+[.E365]" office:value-type="float" office:value="-5791.69999999999" calcext:value-type="float">
            <text:p>-5791.7</text:p>
          </table:table-cell>
          <table:table-cell table:formula="of:=[.E366]/3600" office:value-type="float" office:value="-1.60880555555555" calcext:value-type="float">
            <text:p>-1.609</text:p>
          </table:table-cell>
          <table:table-cell table:number-columns-repeated="7"/>
        </table:table-row>
        <table:table-row table:style-name="ro2">
          <table:table-cell office:value-type="float" office:value="18299" calcext:value-type="float">
            <text:p>182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67]*-1" office:value-type="float" office:value="-0.318" calcext:value-type="float">
            <text:p>-0.318</text:p>
          </table:table-cell>
          <table:table-cell table:formula="of:=[.D367]*([.A367]-[.A366])+[.E366]" office:value-type="float" office:value="-5807.59999999999" calcext:value-type="float">
            <text:p>-5807.6</text:p>
          </table:table-cell>
          <table:table-cell table:formula="of:=[.E367]/3600" office:value-type="float" office:value="-1.61322222222222" calcext:value-type="float">
            <text:p>-1.613</text:p>
          </table:table-cell>
          <table:table-cell table:number-columns-repeated="7"/>
        </table:table-row>
        <table:table-row table:style-name="ro2">
          <table:table-cell office:value-type="float" office:value="18349" calcext:value-type="float">
            <text:p>183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68]*-1" office:value-type="float" office:value="-0.318" calcext:value-type="float">
            <text:p>-0.318</text:p>
          </table:table-cell>
          <table:table-cell table:formula="of:=[.D368]*([.A368]-[.A367])+[.E367]" office:value-type="float" office:value="-5823.49999999999" calcext:value-type="float">
            <text:p>-5823.5</text:p>
          </table:table-cell>
          <table:table-cell table:formula="of:=[.E368]/3600" office:value-type="float" office:value="-1.61763888888889" calcext:value-type="float">
            <text:p>-1.618</text:p>
          </table:table-cell>
          <table:table-cell table:number-columns-repeated="7"/>
        </table:table-row>
        <table:table-row table:style-name="ro2">
          <table:table-cell office:value-type="float" office:value="18399" calcext:value-type="float">
            <text:p>183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69]*-1" office:value-type="float" office:value="-0.319" calcext:value-type="float">
            <text:p>-0.319</text:p>
          </table:table-cell>
          <table:table-cell table:formula="of:=[.D369]*([.A369]-[.A368])+[.E368]" office:value-type="float" office:value="-5839.44999999999" calcext:value-type="float">
            <text:p>-5839.4</text:p>
          </table:table-cell>
          <table:table-cell table:formula="of:=[.E369]/3600" office:value-type="float" office:value="-1.62206944444444" calcext:value-type="float">
            <text:p>-1.622</text:p>
          </table:table-cell>
          <table:table-cell table:number-columns-repeated="7"/>
        </table:table-row>
        <table:table-row table:style-name="ro2">
          <table:table-cell office:value-type="float" office:value="18449" calcext:value-type="float">
            <text:p>184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70]*-1" office:value-type="float" office:value="-0.318" calcext:value-type="float">
            <text:p>-0.318</text:p>
          </table:table-cell>
          <table:table-cell table:formula="of:=[.D370]*([.A370]-[.A369])+[.E369]" office:value-type="float" office:value="-5855.34999999999" calcext:value-type="float">
            <text:p>-5855.3</text:p>
          </table:table-cell>
          <table:table-cell table:formula="of:=[.E370]/3600" office:value-type="float" office:value="-1.62648611111111" calcext:value-type="float">
            <text:p>-1.626</text:p>
          </table:table-cell>
          <table:table-cell table:number-columns-repeated="7"/>
        </table:table-row>
        <table:table-row table:style-name="ro2">
          <table:table-cell office:value-type="float" office:value="18499" calcext:value-type="float">
            <text:p>184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71]*-1" office:value-type="float" office:value="-0.318" calcext:value-type="float">
            <text:p>-0.318</text:p>
          </table:table-cell>
          <table:table-cell table:formula="of:=[.D371]*([.A371]-[.A370])+[.E370]" office:value-type="float" office:value="-5871.24999999999" calcext:value-type="float">
            <text:p>-5871.2</text:p>
          </table:table-cell>
          <table:table-cell table:formula="of:=[.E371]/3600" office:value-type="float" office:value="-1.63090277777777" calcext:value-type="float">
            <text:p>-1.631</text:p>
          </table:table-cell>
          <table:table-cell table:number-columns-repeated="7"/>
        </table:table-row>
        <table:table-row table:style-name="ro2">
          <table:table-cell office:value-type="float" office:value="18549" calcext:value-type="float">
            <text:p>185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72]*-1" office:value-type="float" office:value="-0.318" calcext:value-type="float">
            <text:p>-0.318</text:p>
          </table:table-cell>
          <table:table-cell table:formula="of:=[.D372]*([.A372]-[.A371])+[.E371]" office:value-type="float" office:value="-5887.14999999999" calcext:value-type="float">
            <text:p>-5887.1</text:p>
          </table:table-cell>
          <table:table-cell table:formula="of:=[.E372]/3600" office:value-type="float" office:value="-1.63531944444444" calcext:value-type="float">
            <text:p>-1.635</text:p>
          </table:table-cell>
          <table:table-cell table:number-columns-repeated="7"/>
        </table:table-row>
        <table:table-row table:style-name="ro2">
          <table:table-cell office:value-type="float" office:value="18599" calcext:value-type="float">
            <text:p>185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73]*-1" office:value-type="float" office:value="-0.319" calcext:value-type="float">
            <text:p>-0.319</text:p>
          </table:table-cell>
          <table:table-cell table:formula="of:=[.D373]*([.A373]-[.A372])+[.E372]" office:value-type="float" office:value="-5903.09999999999" calcext:value-type="float">
            <text:p>-5903.1</text:p>
          </table:table-cell>
          <table:table-cell table:formula="of:=[.E373]/3600" office:value-type="float" office:value="-1.63975" calcext:value-type="float">
            <text:p>-1.640</text:p>
          </table:table-cell>
          <table:table-cell table:number-columns-repeated="7"/>
        </table:table-row>
        <table:table-row table:style-name="ro2">
          <table:table-cell office:value-type="float" office:value="18649" calcext:value-type="float">
            <text:p>186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[.C374]*-1" office:value-type="float" office:value="-0.317" calcext:value-type="float">
            <text:p>-0.317</text:p>
          </table:table-cell>
          <table:table-cell table:formula="of:=[.D374]*([.A374]-[.A373])+[.E373]" office:value-type="float" office:value="-5918.94999999999" calcext:value-type="float">
            <text:p>-5918.9</text:p>
          </table:table-cell>
          <table:table-cell table:formula="of:=[.E374]/3600" office:value-type="float" office:value="-1.64415277777777" calcext:value-type="float">
            <text:p>-1.644</text:p>
          </table:table-cell>
          <table:table-cell table:number-columns-repeated="7"/>
        </table:table-row>
        <table:table-row table:style-name="ro2">
          <table:table-cell office:value-type="float" office:value="18699" calcext:value-type="float">
            <text:p>186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75]*-1" office:value-type="float" office:value="-0.318" calcext:value-type="float">
            <text:p>-0.318</text:p>
          </table:table-cell>
          <table:table-cell table:formula="of:=[.D375]*([.A375]-[.A374])+[.E374]" office:value-type="float" office:value="-5934.84999999999" calcext:value-type="float">
            <text:p>-5934.8</text:p>
          </table:table-cell>
          <table:table-cell table:formula="of:=[.E375]/3600" office:value-type="float" office:value="-1.64856944444444" calcext:value-type="float">
            <text:p>-1.649</text:p>
          </table:table-cell>
          <table:table-cell table:number-columns-repeated="7"/>
        </table:table-row>
        <table:table-row table:style-name="ro2">
          <table:table-cell office:value-type="float" office:value="18749" calcext:value-type="float">
            <text:p>187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9" calcext:value-type="float">
            <text:p>0.319</text:p>
          </table:table-cell>
          <table:table-cell table:formula="of:=[.C376]*-1" office:value-type="float" office:value="-0.319" calcext:value-type="float">
            <text:p>-0.319</text:p>
          </table:table-cell>
          <table:table-cell table:formula="of:=[.D376]*([.A376]-[.A375])+[.E375]" office:value-type="float" office:value="-5950.79999999999" calcext:value-type="float">
            <text:p>-5950.8</text:p>
          </table:table-cell>
          <table:table-cell table:formula="of:=[.E376]/3600" office:value-type="float" office:value="-1.653" calcext:value-type="float">
            <text:p>-1.653</text:p>
          </table:table-cell>
          <table:table-cell table:number-columns-repeated="7"/>
        </table:table-row>
        <table:table-row table:style-name="ro2">
          <table:table-cell office:value-type="float" office:value="18799" calcext:value-type="float">
            <text:p>187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9" calcext:value-type="float">
            <text:p>0.319</text:p>
          </table:table-cell>
          <table:table-cell table:formula="of:=[.C377]*-1" office:value-type="float" office:value="-0.319" calcext:value-type="float">
            <text:p>-0.319</text:p>
          </table:table-cell>
          <table:table-cell table:formula="of:=[.D377]*([.A377]-[.A376])+[.E376]" office:value-type="float" office:value="-5966.74999999999" calcext:value-type="float">
            <text:p>-5966.7</text:p>
          </table:table-cell>
          <table:table-cell table:formula="of:=[.E377]/3600" office:value-type="float" office:value="-1.65743055555555" calcext:value-type="float">
            <text:p>-1.657</text:p>
          </table:table-cell>
          <table:table-cell table:number-columns-repeated="7"/>
        </table:table-row>
        <table:table-row table:style-name="ro2">
          <table:table-cell office:value-type="float" office:value="18849" calcext:value-type="float">
            <text:p>188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78]*-1" office:value-type="float" office:value="-0.318" calcext:value-type="float">
            <text:p>-0.318</text:p>
          </table:table-cell>
          <table:table-cell table:formula="of:=[.D378]*([.A378]-[.A377])+[.E377]" office:value-type="float" office:value="-5982.64999999999" calcext:value-type="float">
            <text:p>-5982.6</text:p>
          </table:table-cell>
          <table:table-cell table:formula="of:=[.E378]/3600" office:value-type="float" office:value="-1.66184722222222" calcext:value-type="float">
            <text:p>-1.662</text:p>
          </table:table-cell>
          <table:table-cell table:number-columns-repeated="7"/>
        </table:table-row>
        <table:table-row table:style-name="ro2">
          <table:table-cell office:value-type="float" office:value="18899" calcext:value-type="float">
            <text:p>188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79]*-1" office:value-type="float" office:value="-0.317" calcext:value-type="float">
            <text:p>-0.317</text:p>
          </table:table-cell>
          <table:table-cell table:formula="of:=[.D379]*([.A379]-[.A378])+[.E378]" office:value-type="float" office:value="-5998.49999999999" calcext:value-type="float">
            <text:p>-5998.5</text:p>
          </table:table-cell>
          <table:table-cell table:formula="of:=[.E379]/3600" office:value-type="float" office:value="-1.66625" calcext:value-type="float">
            <text:p>-1.666</text:p>
          </table:table-cell>
          <table:table-cell table:number-columns-repeated="7"/>
        </table:table-row>
        <table:table-row table:style-name="ro2">
          <table:table-cell office:value-type="float" office:value="18949" calcext:value-type="float">
            <text:p>189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0]*-1" office:value-type="float" office:value="-0.318" calcext:value-type="float">
            <text:p>-0.318</text:p>
          </table:table-cell>
          <table:table-cell table:formula="of:=[.D380]*([.A380]-[.A379])+[.E379]" office:value-type="float" office:value="-6014.39999999999" calcext:value-type="float">
            <text:p>-6014.4</text:p>
          </table:table-cell>
          <table:table-cell table:formula="of:=[.E380]/3600" office:value-type="float" office:value="-1.67066666666666" calcext:value-type="float">
            <text:p>-1.671</text:p>
          </table:table-cell>
          <table:table-cell table:number-columns-repeated="7"/>
        </table:table-row>
        <table:table-row table:style-name="ro2">
          <table:table-cell office:value-type="float" office:value="18999" calcext:value-type="float">
            <text:p>189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81]*-1" office:value-type="float" office:value="-0.317" calcext:value-type="float">
            <text:p>-0.317</text:p>
          </table:table-cell>
          <table:table-cell table:formula="of:=[.D381]*([.A381]-[.A380])+[.E380]" office:value-type="float" office:value="-6030.24999999999" calcext:value-type="float">
            <text:p>-6030.2</text:p>
          </table:table-cell>
          <table:table-cell table:formula="of:=[.E381]/3600" office:value-type="float" office:value="-1.67506944444444" calcext:value-type="float">
            <text:p>-1.675</text:p>
          </table:table-cell>
          <table:table-cell table:number-columns-repeated="7"/>
        </table:table-row>
        <table:table-row table:style-name="ro2">
          <table:table-cell office:value-type="float" office:value="19049" calcext:value-type="float">
            <text:p>190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82]*-1" office:value-type="float" office:value="-0.317" calcext:value-type="float">
            <text:p>-0.317</text:p>
          </table:table-cell>
          <table:table-cell table:formula="of:=[.D382]*([.A382]-[.A381])+[.E381]" office:value-type="float" office:value="-6046.09999999999" calcext:value-type="float">
            <text:p>-6046.1</text:p>
          </table:table-cell>
          <table:table-cell table:formula="of:=[.E382]/3600" office:value-type="float" office:value="-1.67947222222222" calcext:value-type="float">
            <text:p>-1.679</text:p>
          </table:table-cell>
          <table:table-cell table:number-columns-repeated="7"/>
        </table:table-row>
        <table:table-row table:style-name="ro2">
          <table:table-cell office:value-type="float" office:value="19099" calcext:value-type="float">
            <text:p>190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3]*-1" office:value-type="float" office:value="-0.318" calcext:value-type="float">
            <text:p>-0.318</text:p>
          </table:table-cell>
          <table:table-cell table:formula="of:=[.D383]*([.A383]-[.A382])+[.E382]" office:value-type="float" office:value="-6061.99999999999" calcext:value-type="float">
            <text:p>-6062.0</text:p>
          </table:table-cell>
          <table:table-cell table:formula="of:=[.E383]/3600" office:value-type="float" office:value="-1.68388888888889" calcext:value-type="float">
            <text:p>-1.684</text:p>
          </table:table-cell>
          <table:table-cell table:number-columns-repeated="7"/>
        </table:table-row>
        <table:table-row table:style-name="ro2">
          <table:table-cell office:value-type="float" office:value="19149" calcext:value-type="float">
            <text:p>191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4]*-1" office:value-type="float" office:value="-0.318" calcext:value-type="float">
            <text:p>-0.318</text:p>
          </table:table-cell>
          <table:table-cell table:formula="of:=[.D384]*([.A384]-[.A383])+[.E383]" office:value-type="float" office:value="-6077.89999999999" calcext:value-type="float">
            <text:p>-6077.9</text:p>
          </table:table-cell>
          <table:table-cell table:formula="of:=[.E384]/3600" office:value-type="float" office:value="-1.68830555555555" calcext:value-type="float">
            <text:p>-1.688</text:p>
          </table:table-cell>
          <table:table-cell table:number-columns-repeated="7"/>
        </table:table-row>
        <table:table-row table:style-name="ro2">
          <table:table-cell office:value-type="float" office:value="19199" calcext:value-type="float">
            <text:p>191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5]*-1" office:value-type="float" office:value="-0.318" calcext:value-type="float">
            <text:p>-0.318</text:p>
          </table:table-cell>
          <table:table-cell table:formula="of:=[.D385]*([.A385]-[.A384])+[.E384]" office:value-type="float" office:value="-6093.79999999999" calcext:value-type="float">
            <text:p>-6093.8</text:p>
          </table:table-cell>
          <table:table-cell table:formula="of:=[.E385]/3600" office:value-type="float" office:value="-1.69272222222222" calcext:value-type="float">
            <text:p>-1.693</text:p>
          </table:table-cell>
          <table:table-cell table:number-columns-repeated="7"/>
        </table:table-row>
        <table:table-row table:style-name="ro2">
          <table:table-cell office:value-type="float" office:value="19249" calcext:value-type="float">
            <text:p>192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6]*-1" office:value-type="float" office:value="-0.318" calcext:value-type="float">
            <text:p>-0.318</text:p>
          </table:table-cell>
          <table:table-cell table:formula="of:=[.D386]*([.A386]-[.A385])+[.E385]" office:value-type="float" office:value="-6109.69999999999" calcext:value-type="float">
            <text:p>-6109.7</text:p>
          </table:table-cell>
          <table:table-cell table:formula="of:=[.E386]/3600" office:value-type="float" office:value="-1.69713888888889" calcext:value-type="float">
            <text:p>-1.697</text:p>
          </table:table-cell>
          <table:table-cell table:number-columns-repeated="7"/>
        </table:table-row>
        <table:table-row table:style-name="ro2">
          <table:table-cell office:value-type="float" office:value="19299" calcext:value-type="float">
            <text:p>192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87]*-1" office:value-type="float" office:value="-0.317" calcext:value-type="float">
            <text:p>-0.317</text:p>
          </table:table-cell>
          <table:table-cell table:formula="of:=[.D387]*([.A387]-[.A386])+[.E386]" office:value-type="float" office:value="-6125.54999999999" calcext:value-type="float">
            <text:p>-6125.5</text:p>
          </table:table-cell>
          <table:table-cell table:formula="of:=[.E387]/3600" office:value-type="float" office:value="-1.70154166666666" calcext:value-type="float">
            <text:p>-1.702</text:p>
          </table:table-cell>
          <table:table-cell table:number-columns-repeated="7"/>
        </table:table-row>
        <table:table-row table:style-name="ro2">
          <table:table-cell office:value-type="float" office:value="19349" calcext:value-type="float">
            <text:p>193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[.C388]*-1" office:value-type="float" office:value="-0.317" calcext:value-type="float">
            <text:p>-0.317</text:p>
          </table:table-cell>
          <table:table-cell table:formula="of:=[.D388]*([.A388]-[.A387])+[.E387]" office:value-type="float" office:value="-6141.39999999999" calcext:value-type="float">
            <text:p>-6141.4</text:p>
          </table:table-cell>
          <table:table-cell table:formula="of:=[.E388]/3600" office:value-type="float" office:value="-1.70594444444444" calcext:value-type="float">
            <text:p>-1.706</text:p>
          </table:table-cell>
          <table:table-cell table:number-columns-repeated="7"/>
        </table:table-row>
        <table:table-row table:style-name="ro2">
          <table:table-cell office:value-type="float" office:value="19399" calcext:value-type="float">
            <text:p>193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89]*-1" office:value-type="float" office:value="-0.317" calcext:value-type="float">
            <text:p>-0.317</text:p>
          </table:table-cell>
          <table:table-cell table:formula="of:=[.D389]*([.A389]-[.A388])+[.E388]" office:value-type="float" office:value="-6157.24999999999" calcext:value-type="float">
            <text:p>-6157.2</text:p>
          </table:table-cell>
          <table:table-cell table:formula="of:=[.E389]/3600" office:value-type="float" office:value="-1.71034722222222" calcext:value-type="float">
            <text:p>-1.710</text:p>
          </table:table-cell>
          <table:table-cell table:number-columns-repeated="7"/>
        </table:table-row>
        <table:table-row table:style-name="ro2">
          <table:table-cell office:value-type="float" office:value="19449" calcext:value-type="float">
            <text:p>194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9" calcext:value-type="float">
            <text:p>0.319</text:p>
          </table:table-cell>
          <table:table-cell table:formula="of:=[.C390]*-1" office:value-type="float" office:value="-0.319" calcext:value-type="float">
            <text:p>-0.319</text:p>
          </table:table-cell>
          <table:table-cell table:formula="of:=[.D390]*([.A390]-[.A389])+[.E389]" office:value-type="float" office:value="-6173.19999999999" calcext:value-type="float">
            <text:p>-6173.2</text:p>
          </table:table-cell>
          <table:table-cell table:formula="of:=[.E390]/3600" office:value-type="float" office:value="-1.71477777777777" calcext:value-type="float">
            <text:p>-1.715</text:p>
          </table:table-cell>
          <table:table-cell table:number-columns-repeated="7"/>
        </table:table-row>
        <table:table-row table:style-name="ro2">
          <table:table-cell office:value-type="float" office:value="19499" calcext:value-type="float">
            <text:p>194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91]*-1" office:value-type="float" office:value="-0.318" calcext:value-type="float">
            <text:p>-0.318</text:p>
          </table:table-cell>
          <table:table-cell table:formula="of:=[.D391]*([.A391]-[.A390])+[.E390]" office:value-type="float" office:value="-6189.09999999999" calcext:value-type="float">
            <text:p>-6189.1</text:p>
          </table:table-cell>
          <table:table-cell table:formula="of:=[.E391]/3600" office:value-type="float" office:value="-1.71919444444444" calcext:value-type="float">
            <text:p>-1.719</text:p>
          </table:table-cell>
          <table:table-cell table:number-columns-repeated="7"/>
        </table:table-row>
        <table:table-row table:style-name="ro2">
          <table:table-cell office:value-type="float" office:value="19549" calcext:value-type="float">
            <text:p>195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92]*-1" office:value-type="float" office:value="-0.317" calcext:value-type="float">
            <text:p>-0.317</text:p>
          </table:table-cell>
          <table:table-cell table:formula="of:=[.D392]*([.A392]-[.A391])+[.E391]" office:value-type="float" office:value="-6204.94999999999" calcext:value-type="float">
            <text:p>-6204.9</text:p>
          </table:table-cell>
          <table:table-cell table:formula="of:=[.E392]/3600" office:value-type="float" office:value="-1.72359722222222" calcext:value-type="float">
            <text:p>-1.724</text:p>
          </table:table-cell>
          <table:table-cell table:number-columns-repeated="7"/>
        </table:table-row>
        <table:table-row table:style-name="ro2">
          <table:table-cell office:value-type="float" office:value="19599" calcext:value-type="float">
            <text:p>195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9" calcext:value-type="float">
            <text:p>0.319</text:p>
          </table:table-cell>
          <table:table-cell table:formula="of:=[.C393]*-1" office:value-type="float" office:value="-0.319" calcext:value-type="float">
            <text:p>-0.319</text:p>
          </table:table-cell>
          <table:table-cell table:formula="of:=[.D393]*([.A393]-[.A392])+[.E392]" office:value-type="float" office:value="-6220.89999999999" calcext:value-type="float">
            <text:p>-6220.9</text:p>
          </table:table-cell>
          <table:table-cell table:formula="of:=[.E393]/3600" office:value-type="float" office:value="-1.72802777777777" calcext:value-type="float">
            <text:p>-1.728</text:p>
          </table:table-cell>
          <table:table-cell table:number-columns-repeated="7"/>
        </table:table-row>
        <table:table-row table:style-name="ro2">
          <table:table-cell office:value-type="float" office:value="19649" calcext:value-type="float">
            <text:p>196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394]*-1" office:value-type="float" office:value="-0.318" calcext:value-type="float">
            <text:p>-0.318</text:p>
          </table:table-cell>
          <table:table-cell table:formula="of:=[.D394]*([.A394]-[.A393])+[.E393]" office:value-type="float" office:value="-6236.79999999999" calcext:value-type="float">
            <text:p>-6236.8</text:p>
          </table:table-cell>
          <table:table-cell table:formula="of:=[.E394]/3600" office:value-type="float" office:value="-1.73244444444444" calcext:value-type="float">
            <text:p>-1.732</text:p>
          </table:table-cell>
          <table:table-cell table:number-columns-repeated="7"/>
        </table:table-row>
        <table:table-row table:style-name="ro2">
          <table:table-cell office:value-type="float" office:value="19699" calcext:value-type="float">
            <text:p>196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[.C395]*-1" office:value-type="float" office:value="-0.317" calcext:value-type="float">
            <text:p>-0.317</text:p>
          </table:table-cell>
          <table:table-cell table:formula="of:=[.D395]*([.A395]-[.A394])+[.E394]" office:value-type="float" office:value="-6252.64999999999" calcext:value-type="float">
            <text:p>-6252.6</text:p>
          </table:table-cell>
          <table:table-cell table:formula="of:=[.E395]/3600" office:value-type="float" office:value="-1.73684722222222" calcext:value-type="float">
            <text:p>-1.737</text:p>
          </table:table-cell>
          <table:table-cell table:number-columns-repeated="7"/>
        </table:table-row>
        <table:table-row table:style-name="ro2">
          <table:table-cell office:value-type="float" office:value="19749" calcext:value-type="float">
            <text:p>197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396]*-1" office:value-type="float" office:value="-0.318" calcext:value-type="float">
            <text:p>-0.318</text:p>
          </table:table-cell>
          <table:table-cell table:formula="of:=[.D396]*([.A396]-[.A395])+[.E395]" office:value-type="float" office:value="-6268.54999999999" calcext:value-type="float">
            <text:p>-6268.5</text:p>
          </table:table-cell>
          <table:table-cell table:formula="of:=[.E396]/3600" office:value-type="float" office:value="-1.74126388888889" calcext:value-type="float">
            <text:p>-1.741</text:p>
          </table:table-cell>
          <table:table-cell table:number-columns-repeated="7"/>
        </table:table-row>
        <table:table-row table:style-name="ro2">
          <table:table-cell office:value-type="float" office:value="19799" calcext:value-type="float">
            <text:p>197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397]*-1" office:value-type="float" office:value="-0.318" calcext:value-type="float">
            <text:p>-0.318</text:p>
          </table:table-cell>
          <table:table-cell table:formula="of:=[.D397]*([.A397]-[.A396])+[.E396]" office:value-type="float" office:value="-6284.44999999999" calcext:value-type="float">
            <text:p>-6284.4</text:p>
          </table:table-cell>
          <table:table-cell table:formula="of:=[.E397]/3600" office:value-type="float" office:value="-1.74568055555555" calcext:value-type="float">
            <text:p>-1.746</text:p>
          </table:table-cell>
          <table:table-cell table:number-columns-repeated="7"/>
        </table:table-row>
        <table:table-row table:style-name="ro2">
          <table:table-cell office:value-type="float" office:value="19849" calcext:value-type="float">
            <text:p>198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398]*-1" office:value-type="float" office:value="-0.318" calcext:value-type="float">
            <text:p>-0.318</text:p>
          </table:table-cell>
          <table:table-cell table:formula="of:=[.D398]*([.A398]-[.A397])+[.E397]" office:value-type="float" office:value="-6300.34999999999" calcext:value-type="float">
            <text:p>-6300.3</text:p>
          </table:table-cell>
          <table:table-cell table:formula="of:=[.E398]/3600" office:value-type="float" office:value="-1.75009722222222" calcext:value-type="float">
            <text:p>-1.750</text:p>
          </table:table-cell>
          <table:table-cell table:number-columns-repeated="7"/>
        </table:table-row>
        <table:table-row table:style-name="ro2">
          <table:table-cell office:value-type="float" office:value="19899" calcext:value-type="float">
            <text:p>198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[.C399]*-1" office:value-type="float" office:value="-0.317" calcext:value-type="float">
            <text:p>-0.317</text:p>
          </table:table-cell>
          <table:table-cell table:formula="of:=[.D399]*([.A399]-[.A398])+[.E398]" office:value-type="float" office:value="-6316.19999999999" calcext:value-type="float">
            <text:p>-6316.2</text:p>
          </table:table-cell>
          <table:table-cell table:formula="of:=[.E399]/3600" office:value-type="float" office:value="-1.7545" calcext:value-type="float">
            <text:p>-1.755</text:p>
          </table:table-cell>
          <table:table-cell table:number-columns-repeated="7"/>
        </table:table-row>
        <table:table-row table:style-name="ro2">
          <table:table-cell office:value-type="float" office:value="19949" calcext:value-type="float">
            <text:p>199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0]*-1" office:value-type="float" office:value="-0.318" calcext:value-type="float">
            <text:p>-0.318</text:p>
          </table:table-cell>
          <table:table-cell table:formula="of:=[.D400]*([.A400]-[.A399])+[.E399]" office:value-type="float" office:value="-6332.09999999999" calcext:value-type="float">
            <text:p>-6332.1</text:p>
          </table:table-cell>
          <table:table-cell table:formula="of:=[.E400]/3600" office:value-type="float" office:value="-1.75891666666666" calcext:value-type="float">
            <text:p>-1.759</text:p>
          </table:table-cell>
          <table:table-cell table:number-columns-repeated="7"/>
        </table:table-row>
        <table:table-row table:style-name="ro2">
          <table:table-cell office:value-type="float" office:value="19999" calcext:value-type="float">
            <text:p>199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1]*-1" office:value-type="float" office:value="-0.318" calcext:value-type="float">
            <text:p>-0.318</text:p>
          </table:table-cell>
          <table:table-cell table:formula="of:=[.D401]*([.A401]-[.A400])+[.E400]" office:value-type="float" office:value="-6347.99999999999" calcext:value-type="float">
            <text:p>-6348.0</text:p>
          </table:table-cell>
          <table:table-cell table:formula="of:=[.E401]/3600" office:value-type="float" office:value="-1.76333333333333" calcext:value-type="float">
            <text:p>-1.763</text:p>
          </table:table-cell>
          <table:table-cell table:number-columns-repeated="7"/>
        </table:table-row>
        <table:table-row table:style-name="ro2">
          <table:table-cell office:value-type="float" office:value="20049" calcext:value-type="float">
            <text:p>200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2]*-1" office:value-type="float" office:value="-0.318" calcext:value-type="float">
            <text:p>-0.318</text:p>
          </table:table-cell>
          <table:table-cell table:formula="of:=[.D402]*([.A402]-[.A401])+[.E401]" office:value-type="float" office:value="-6363.89999999999" calcext:value-type="float">
            <text:p>-6363.9</text:p>
          </table:table-cell>
          <table:table-cell table:formula="of:=[.E402]/3600" office:value-type="float" office:value="-1.76775" calcext:value-type="float">
            <text:p>-1.768</text:p>
          </table:table-cell>
          <table:table-cell table:number-columns-repeated="7"/>
        </table:table-row>
        <table:table-row table:style-name="ro2">
          <table:table-cell office:value-type="float" office:value="20099" calcext:value-type="float">
            <text:p>200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9" calcext:value-type="float">
            <text:p>0.319</text:p>
          </table:table-cell>
          <table:table-cell table:formula="of:=[.C403]*-1" office:value-type="float" office:value="-0.319" calcext:value-type="float">
            <text:p>-0.319</text:p>
          </table:table-cell>
          <table:table-cell table:formula="of:=[.D403]*([.A403]-[.A402])+[.E402]" office:value-type="float" office:value="-6379.84999999999" calcext:value-type="float">
            <text:p>-6379.8</text:p>
          </table:table-cell>
          <table:table-cell table:formula="of:=[.E403]/3600" office:value-type="float" office:value="-1.77218055555555" calcext:value-type="float">
            <text:p>-1.772</text:p>
          </table:table-cell>
          <table:table-cell table:number-columns-repeated="7"/>
        </table:table-row>
        <table:table-row table:style-name="ro2">
          <table:table-cell office:value-type="float" office:value="20149" calcext:value-type="float">
            <text:p>2014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[.C404]*-1" office:value-type="float" office:value="-0.319" calcext:value-type="float">
            <text:p>-0.319</text:p>
          </table:table-cell>
          <table:table-cell table:formula="of:=[.D404]*([.A404]-[.A403])+[.E403]" office:value-type="float" office:value="-6395.79999999999" calcext:value-type="float">
            <text:p>-6395.8</text:p>
          </table:table-cell>
          <table:table-cell table:formula="of:=[.E404]/3600" office:value-type="float" office:value="-1.77661111111111" calcext:value-type="float">
            <text:p>-1.777</text:p>
          </table:table-cell>
          <table:table-cell table:number-columns-repeated="7"/>
        </table:table-row>
        <table:table-row table:style-name="ro2">
          <table:table-cell office:value-type="float" office:value="20199" calcext:value-type="float">
            <text:p>201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05]*-1" office:value-type="float" office:value="-0.318" calcext:value-type="float">
            <text:p>-0.318</text:p>
          </table:table-cell>
          <table:table-cell table:formula="of:=[.D405]*([.A405]-[.A404])+[.E404]" office:value-type="float" office:value="-6411.69999999999" calcext:value-type="float">
            <text:p>-6411.7</text:p>
          </table:table-cell>
          <table:table-cell table:formula="of:=[.E405]/3600" office:value-type="float" office:value="-1.78102777777777" calcext:value-type="float">
            <text:p>-1.781</text:p>
          </table:table-cell>
          <table:table-cell table:number-columns-repeated="7"/>
        </table:table-row>
        <table:table-row table:style-name="ro2">
          <table:table-cell office:value-type="float" office:value="20249" calcext:value-type="float">
            <text:p>2024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[.C406]*-1" office:value-type="float" office:value="-0.319" calcext:value-type="float">
            <text:p>-0.319</text:p>
          </table:table-cell>
          <table:table-cell table:formula="of:=[.D406]*([.A406]-[.A405])+[.E405]" office:value-type="float" office:value="-6427.64999999999" calcext:value-type="float">
            <text:p>-6427.6</text:p>
          </table:table-cell>
          <table:table-cell table:formula="of:=[.E406]/3600" office:value-type="float" office:value="-1.78545833333333" calcext:value-type="float">
            <text:p>-1.785</text:p>
          </table:table-cell>
          <table:table-cell table:number-columns-repeated="7"/>
        </table:table-row>
        <table:table-row table:style-name="ro2">
          <table:table-cell office:value-type="float" office:value="20299" calcext:value-type="float">
            <text:p>202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07]*-1" office:value-type="float" office:value="-0.318" calcext:value-type="float">
            <text:p>-0.318</text:p>
          </table:table-cell>
          <table:table-cell table:formula="of:=[.D407]*([.A407]-[.A406])+[.E406]" office:value-type="float" office:value="-6443.54999999999" calcext:value-type="float">
            <text:p>-6443.5</text:p>
          </table:table-cell>
          <table:table-cell table:formula="of:=[.E407]/3600" office:value-type="float" office:value="-1.789875" calcext:value-type="float">
            <text:p>-1.790</text:p>
          </table:table-cell>
          <table:table-cell table:number-columns-repeated="7"/>
        </table:table-row>
        <table:table-row table:style-name="ro2">
          <table:table-cell office:value-type="float" office:value="20349" calcext:value-type="float">
            <text:p>203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8]*-1" office:value-type="float" office:value="-0.318" calcext:value-type="float">
            <text:p>-0.318</text:p>
          </table:table-cell>
          <table:table-cell table:formula="of:=[.D408]*([.A408]-[.A407])+[.E407]" office:value-type="float" office:value="-6459.44999999998" calcext:value-type="float">
            <text:p>-6459.4</text:p>
          </table:table-cell>
          <table:table-cell table:formula="of:=[.E408]/3600" office:value-type="float" office:value="-1.79429166666666" calcext:value-type="float">
            <text:p>-1.794</text:p>
          </table:table-cell>
          <table:table-cell table:number-columns-repeated="7"/>
        </table:table-row>
        <table:table-row table:style-name="ro2">
          <table:table-cell office:value-type="float" office:value="20399" calcext:value-type="float">
            <text:p>203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9]*-1" office:value-type="float" office:value="-0.318" calcext:value-type="float">
            <text:p>-0.318</text:p>
          </table:table-cell>
          <table:table-cell table:formula="of:=[.D409]*([.A409]-[.A408])+[.E408]" office:value-type="float" office:value="-6475.34999999998" calcext:value-type="float">
            <text:p>-6475.3</text:p>
          </table:table-cell>
          <table:table-cell table:formula="of:=[.E409]/3600" office:value-type="float" office:value="-1.79870833333333" calcext:value-type="float">
            <text:p>-1.799</text:p>
          </table:table-cell>
          <table:table-cell table:number-columns-repeated="7"/>
        </table:table-row>
        <table:table-row table:style-name="ro2">
          <table:table-cell office:value-type="float" office:value="20449" calcext:value-type="float">
            <text:p>204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0]*-1" office:value-type="float" office:value="-0.318" calcext:value-type="float">
            <text:p>-0.318</text:p>
          </table:table-cell>
          <table:table-cell table:formula="of:=[.D410]*([.A410]-[.A409])+[.E409]" office:value-type="float" office:value="-6491.24999999998" calcext:value-type="float">
            <text:p>-6491.2</text:p>
          </table:table-cell>
          <table:table-cell table:formula="of:=[.E410]/3600" office:value-type="float" office:value="-1.803125" calcext:value-type="float">
            <text:p>-1.803</text:p>
          </table:table-cell>
          <table:table-cell table:number-columns-repeated="7"/>
        </table:table-row>
        <table:table-row table:style-name="ro2">
          <table:table-cell office:value-type="float" office:value="20499" calcext:value-type="float">
            <text:p>204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1]*-1" office:value-type="float" office:value="-0.318" calcext:value-type="float">
            <text:p>-0.318</text:p>
          </table:table-cell>
          <table:table-cell table:formula="of:=[.D411]*([.A411]-[.A410])+[.E410]" office:value-type="float" office:value="-6507.14999999998" calcext:value-type="float">
            <text:p>-6507.1</text:p>
          </table:table-cell>
          <table:table-cell table:formula="of:=[.E411]/3600" office:value-type="float" office:value="-1.80754166666666" calcext:value-type="float">
            <text:p>-1.808</text:p>
          </table:table-cell>
          <table:table-cell table:number-columns-repeated="7"/>
        </table:table-row>
        <table:table-row table:style-name="ro2">
          <table:table-cell office:value-type="float" office:value="20549" calcext:value-type="float">
            <text:p>205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2]*-1" office:value-type="float" office:value="-0.318" calcext:value-type="float">
            <text:p>-0.318</text:p>
          </table:table-cell>
          <table:table-cell table:formula="of:=[.D412]*([.A412]-[.A411])+[.E411]" office:value-type="float" office:value="-6523.04999999998" calcext:value-type="float">
            <text:p>-6523.0</text:p>
          </table:table-cell>
          <table:table-cell table:formula="of:=[.E412]/3600" office:value-type="float" office:value="-1.81195833333333" calcext:value-type="float">
            <text:p>-1.812</text:p>
          </table:table-cell>
          <table:table-cell table:number-columns-repeated="7"/>
        </table:table-row>
        <table:table-row table:style-name="ro2">
          <table:table-cell office:value-type="float" office:value="20599" calcext:value-type="float">
            <text:p>205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13]*-1" office:value-type="float" office:value="-0.317" calcext:value-type="float">
            <text:p>-0.317</text:p>
          </table:table-cell>
          <table:table-cell table:formula="of:=[.D413]*([.A413]-[.A412])+[.E412]" office:value-type="float" office:value="-6538.89999999998" calcext:value-type="float">
            <text:p>-6538.9</text:p>
          </table:table-cell>
          <table:table-cell table:formula="of:=[.E413]/3600" office:value-type="float" office:value="-1.81636111111111" calcext:value-type="float">
            <text:p>-1.816</text:p>
          </table:table-cell>
          <table:table-cell table:number-columns-repeated="7"/>
        </table:table-row>
        <table:table-row table:style-name="ro2">
          <table:table-cell office:value-type="float" office:value="20649" calcext:value-type="float">
            <text:p>206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4]*-1" office:value-type="float" office:value="-0.318" calcext:value-type="float">
            <text:p>-0.318</text:p>
          </table:table-cell>
          <table:table-cell table:formula="of:=[.D414]*([.A414]-[.A413])+[.E413]" office:value-type="float" office:value="-6554.79999999998" calcext:value-type="float">
            <text:p>-6554.8</text:p>
          </table:table-cell>
          <table:table-cell table:formula="of:=[.E414]/3600" office:value-type="float" office:value="-1.82077777777777" calcext:value-type="float">
            <text:p>-1.821</text:p>
          </table:table-cell>
          <table:table-cell table:number-columns-repeated="7"/>
        </table:table-row>
        <table:table-row table:style-name="ro2">
          <table:table-cell office:value-type="float" office:value="20699" calcext:value-type="float">
            <text:p>206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5]*-1" office:value-type="float" office:value="-0.318" calcext:value-type="float">
            <text:p>-0.318</text:p>
          </table:table-cell>
          <table:table-cell table:formula="of:=[.D415]*([.A415]-[.A414])+[.E414]" office:value-type="float" office:value="-6570.69999999998" calcext:value-type="float">
            <text:p>-6570.7</text:p>
          </table:table-cell>
          <table:table-cell table:formula="of:=[.E415]/3600" office:value-type="float" office:value="-1.82519444444444" calcext:value-type="float">
            <text:p>-1.825</text:p>
          </table:table-cell>
          <table:table-cell table:number-columns-repeated="7"/>
        </table:table-row>
        <table:table-row table:style-name="ro2">
          <table:table-cell office:value-type="float" office:value="20749" calcext:value-type="float">
            <text:p>207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6]*-1" office:value-type="float" office:value="-0.318" calcext:value-type="float">
            <text:p>-0.318</text:p>
          </table:table-cell>
          <table:table-cell table:formula="of:=[.D416]*([.A416]-[.A415])+[.E415]" office:value-type="float" office:value="-6586.59999999998" calcext:value-type="float">
            <text:p>-6586.6</text:p>
          </table:table-cell>
          <table:table-cell table:formula="of:=[.E416]/3600" office:value-type="float" office:value="-1.82961111111111" calcext:value-type="float">
            <text:p>-1.830</text:p>
          </table:table-cell>
          <table:table-cell table:number-columns-repeated="7"/>
        </table:table-row>
        <table:table-row table:style-name="ro2">
          <table:table-cell office:value-type="float" office:value="20799" calcext:value-type="float">
            <text:p>2079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[.C417]*-1" office:value-type="float" office:value="-0.319" calcext:value-type="float">
            <text:p>-0.319</text:p>
          </table:table-cell>
          <table:table-cell table:formula="of:=[.D417]*([.A417]-[.A416])+[.E416]" office:value-type="float" office:value="-6602.54999999998" calcext:value-type="float">
            <text:p>-6602.5</text:p>
          </table:table-cell>
          <table:table-cell table:formula="of:=[.E417]/3600" office:value-type="float" office:value="-1.83404166666666" calcext:value-type="float">
            <text:p>-1.834</text:p>
          </table:table-cell>
          <table:table-cell table:number-columns-repeated="7"/>
        </table:table-row>
        <table:table-row table:style-name="ro2">
          <table:table-cell office:value-type="float" office:value="20849" calcext:value-type="float">
            <text:p>208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8]*-1" office:value-type="float" office:value="-0.318" calcext:value-type="float">
            <text:p>-0.318</text:p>
          </table:table-cell>
          <table:table-cell table:formula="of:=[.D418]*([.A418]-[.A417])+[.E417]" office:value-type="float" office:value="-6618.44999999998" calcext:value-type="float">
            <text:p>-6618.4</text:p>
          </table:table-cell>
          <table:table-cell table:formula="of:=[.E418]/3600" office:value-type="float" office:value="-1.83845833333333" calcext:value-type="float">
            <text:p>-1.838</text:p>
          </table:table-cell>
          <table:table-cell table:number-columns-repeated="7"/>
        </table:table-row>
        <table:table-row table:style-name="ro2">
          <table:table-cell office:value-type="float" office:value="20899" calcext:value-type="float">
            <text:p>208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9]*-1" office:value-type="float" office:value="-0.318" calcext:value-type="float">
            <text:p>-0.318</text:p>
          </table:table-cell>
          <table:table-cell table:formula="of:=[.D419]*([.A419]-[.A418])+[.E418]" office:value-type="float" office:value="-6634.34999999998" calcext:value-type="float">
            <text:p>-6634.3</text:p>
          </table:table-cell>
          <table:table-cell table:formula="of:=[.E419]/3600" office:value-type="float" office:value="-1.84287499999999" calcext:value-type="float">
            <text:p>-1.843</text:p>
          </table:table-cell>
          <table:table-cell table:number-columns-repeated="7"/>
        </table:table-row>
        <table:table-row table:style-name="ro2">
          <table:table-cell office:value-type="float" office:value="20949" calcext:value-type="float">
            <text:p>2094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[.C420]*-1" office:value-type="float" office:value="-0.319" calcext:value-type="float">
            <text:p>-0.319</text:p>
          </table:table-cell>
          <table:table-cell table:formula="of:=[.D420]*([.A420]-[.A419])+[.E419]" office:value-type="float" office:value="-6650.29999999998" calcext:value-type="float">
            <text:p>-6650.3</text:p>
          </table:table-cell>
          <table:table-cell table:formula="of:=[.E420]/3600" office:value-type="float" office:value="-1.84730555555555" calcext:value-type="float">
            <text:p>-1.847</text:p>
          </table:table-cell>
          <table:table-cell table:number-columns-repeated="7"/>
        </table:table-row>
        <table:table-row table:style-name="ro2">
          <table:table-cell office:value-type="float" office:value="20999" calcext:value-type="float">
            <text:p>209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21]*-1" office:value-type="float" office:value="-0.317" calcext:value-type="float">
            <text:p>-0.317</text:p>
          </table:table-cell>
          <table:table-cell table:formula="of:=[.D421]*([.A421]-[.A420])+[.E420]" office:value-type="float" office:value="-6666.14999999998" calcext:value-type="float">
            <text:p>-6666.1</text:p>
          </table:table-cell>
          <table:table-cell table:formula="of:=[.E421]/3600" office:value-type="float" office:value="-1.85170833333333" calcext:value-type="float">
            <text:p>-1.852</text:p>
          </table:table-cell>
          <table:table-cell table:number-columns-repeated="7"/>
        </table:table-row>
        <table:table-row table:style-name="ro2">
          <table:table-cell office:value-type="float" office:value="21049" calcext:value-type="float">
            <text:p>2104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22]*-1" office:value-type="float" office:value="-0.317" calcext:value-type="float">
            <text:p>-0.317</text:p>
          </table:table-cell>
          <table:table-cell table:formula="of:=[.D422]*([.A422]-[.A421])+[.E421]" office:value-type="float" office:value="-6681.99999999998" calcext:value-type="float">
            <text:p>-6682.0</text:p>
          </table:table-cell>
          <table:table-cell table:formula="of:=[.E422]/3600" office:value-type="float" office:value="-1.85611111111111" calcext:value-type="float">
            <text:p>-1.856</text:p>
          </table:table-cell>
          <table:table-cell table:number-columns-repeated="7"/>
        </table:table-row>
        <table:table-row table:style-name="ro2">
          <table:table-cell office:value-type="float" office:value="21099" calcext:value-type="float">
            <text:p>210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23]*-1" office:value-type="float" office:value="-0.318" calcext:value-type="float">
            <text:p>-0.318</text:p>
          </table:table-cell>
          <table:table-cell table:formula="of:=[.D423]*([.A423]-[.A422])+[.E422]" office:value-type="float" office:value="-6697.89999999998" calcext:value-type="float">
            <text:p>-6697.9</text:p>
          </table:table-cell>
          <table:table-cell table:formula="of:=[.E423]/3600" office:value-type="float" office:value="-1.86052777777777" calcext:value-type="float">
            <text:p>-1.861</text:p>
          </table:table-cell>
          <table:table-cell table:number-columns-repeated="7"/>
        </table:table-row>
        <table:table-row table:style-name="ro2">
          <table:table-cell office:value-type="float" office:value="21149" calcext:value-type="float">
            <text:p>2114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  <table:table-cell table:formula="of:=[.C424]*-1" office:value-type="float" office:value="-0.317" calcext:value-type="float">
            <text:p>-0.317</text:p>
          </table:table-cell>
          <table:table-cell table:formula="of:=[.D424]*([.A424]-[.A423])+[.E423]" office:value-type="float" office:value="-6713.74999999998" calcext:value-type="float">
            <text:p>-6713.7</text:p>
          </table:table-cell>
          <table:table-cell table:formula="of:=[.E424]/3600" office:value-type="float" office:value="-1.86493055555555" calcext:value-type="float">
            <text:p>-1.865</text:p>
          </table:table-cell>
          <table:table-cell table:number-columns-repeated="7"/>
        </table:table-row>
        <table:table-row table:style-name="ro2">
          <table:table-cell office:value-type="float" office:value="21199" calcext:value-type="float">
            <text:p>211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25]*-1" office:value-type="float" office:value="-0.318" calcext:value-type="float">
            <text:p>-0.318</text:p>
          </table:table-cell>
          <table:table-cell table:formula="of:=[.D425]*([.A425]-[.A424])+[.E424]" office:value-type="float" office:value="-6729.64999999998" calcext:value-type="float">
            <text:p>-6729.6</text:p>
          </table:table-cell>
          <table:table-cell table:formula="of:=[.E425]/3600" office:value-type="float" office:value="-1.86934722222222" calcext:value-type="float">
            <text:p>-1.869</text:p>
          </table:table-cell>
          <table:table-cell table:number-columns-repeated="7"/>
        </table:table-row>
        <table:table-row table:style-name="ro2">
          <table:table-cell office:value-type="float" office:value="21249" calcext:value-type="float">
            <text:p>2124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  <table:table-cell table:formula="of:=[.C426]*-1" office:value-type="float" office:value="-0.317" calcext:value-type="float">
            <text:p>-0.317</text:p>
          </table:table-cell>
          <table:table-cell table:formula="of:=[.D426]*([.A426]-[.A425])+[.E425]" office:value-type="float" office:value="-6745.49999999998" calcext:value-type="float">
            <text:p>-6745.5</text:p>
          </table:table-cell>
          <table:table-cell table:formula="of:=[.E426]/3600" office:value-type="float" office:value="-1.87375" calcext:value-type="float">
            <text:p>-1.874</text:p>
          </table:table-cell>
          <table:table-cell table:number-columns-repeated="7"/>
        </table:table-row>
        <table:table-row table:style-name="ro2">
          <table:table-cell office:value-type="float" office:value="21299" calcext:value-type="float">
            <text:p>212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27]*-1" office:value-type="float" office:value="-0.318" calcext:value-type="float">
            <text:p>-0.318</text:p>
          </table:table-cell>
          <table:table-cell table:formula="of:=[.D427]*([.A427]-[.A426])+[.E426]" office:value-type="float" office:value="-6761.39999999998" calcext:value-type="float">
            <text:p>-6761.4</text:p>
          </table:table-cell>
          <table:table-cell table:formula="of:=[.E427]/3600" office:value-type="float" office:value="-1.87816666666666" calcext:value-type="float">
            <text:p>-1.878</text:p>
          </table:table-cell>
          <table:table-cell table:number-columns-repeated="7"/>
        </table:table-row>
        <table:table-row table:style-name="ro2">
          <table:table-cell office:value-type="float" office:value="21349" calcext:value-type="float">
            <text:p>2134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28]*-1" office:value-type="float" office:value="-0.317" calcext:value-type="float">
            <text:p>-0.317</text:p>
          </table:table-cell>
          <table:table-cell table:formula="of:=[.D428]*([.A428]-[.A427])+[.E427]" office:value-type="float" office:value="-6777.24999999998" calcext:value-type="float">
            <text:p>-6777.2</text:p>
          </table:table-cell>
          <table:table-cell table:formula="of:=[.E428]/3600" office:value-type="float" office:value="-1.88256944444444" calcext:value-type="float">
            <text:p>-1.883</text:p>
          </table:table-cell>
          <table:table-cell table:number-columns-repeated="7"/>
        </table:table-row>
        <table:table-row table:style-name="ro2">
          <table:table-cell office:value-type="float" office:value="21399" calcext:value-type="float">
            <text:p>213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  <table:table-cell table:formula="of:=[.C429]*-1" office:value-type="float" office:value="-0.317" calcext:value-type="float">
            <text:p>-0.317</text:p>
          </table:table-cell>
          <table:table-cell table:formula="of:=[.D429]*([.A429]-[.A428])+[.E428]" office:value-type="float" office:value="-6793.09999999998" calcext:value-type="float">
            <text:p>-6793.1</text:p>
          </table:table-cell>
          <table:table-cell table:formula="of:=[.E429]/3600" office:value-type="float" office:value="-1.88697222222222" calcext:value-type="float">
            <text:p>-1.887</text:p>
          </table:table-cell>
          <table:table-cell table:number-columns-repeated="7"/>
        </table:table-row>
        <table:table-row table:style-name="ro2">
          <table:table-cell office:value-type="float" office:value="21449" calcext:value-type="float">
            <text:p>2144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30]*-1" office:value-type="float" office:value="-0.318" calcext:value-type="float">
            <text:p>-0.318</text:p>
          </table:table-cell>
          <table:table-cell table:formula="of:=[.D430]*([.A430]-[.A429])+[.E429]" office:value-type="float" office:value="-6808.99999999998" calcext:value-type="float">
            <text:p>-6809.0</text:p>
          </table:table-cell>
          <table:table-cell table:formula="of:=[.E430]/3600" office:value-type="float" office:value="-1.89138888888888" calcext:value-type="float">
            <text:p>-1.891</text:p>
          </table:table-cell>
          <table:table-cell table:number-columns-repeated="7"/>
        </table:table-row>
        <table:table-row table:style-name="ro2">
          <table:table-cell office:value-type="float" office:value="21499" calcext:value-type="float">
            <text:p>214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31]*-1" office:value-type="float" office:value="-0.318" calcext:value-type="float">
            <text:p>-0.318</text:p>
          </table:table-cell>
          <table:table-cell table:formula="of:=[.D431]*([.A431]-[.A430])+[.E430]" office:value-type="float" office:value="-6824.89999999998" calcext:value-type="float">
            <text:p>-6824.9</text:p>
          </table:table-cell>
          <table:table-cell table:formula="of:=[.E431]/3600" office:value-type="float" office:value="-1.89580555555555" calcext:value-type="float">
            <text:p>-1.896</text:p>
          </table:table-cell>
          <table:table-cell table:number-columns-repeated="7"/>
        </table:table-row>
        <table:table-row table:style-name="ro2">
          <table:table-cell office:value-type="float" office:value="21549" calcext:value-type="float">
            <text:p>2154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32]*-1" office:value-type="float" office:value="-0.317" calcext:value-type="float">
            <text:p>-0.317</text:p>
          </table:table-cell>
          <table:table-cell table:formula="of:=[.D432]*([.A432]-[.A431])+[.E431]" office:value-type="float" office:value="-6840.74999999998" calcext:value-type="float">
            <text:p>-6840.7</text:p>
          </table:table-cell>
          <table:table-cell table:formula="of:=[.E432]/3600" office:value-type="float" office:value="-1.90020833333333" calcext:value-type="float">
            <text:p>-1.900</text:p>
          </table:table-cell>
          <table:table-cell table:number-columns-repeated="7"/>
        </table:table-row>
        <table:table-row table:style-name="ro2">
          <table:table-cell office:value-type="float" office:value="21599" calcext:value-type="float">
            <text:p>215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33]*-1" office:value-type="float" office:value="-0.318" calcext:value-type="float">
            <text:p>-0.318</text:p>
          </table:table-cell>
          <table:table-cell table:formula="of:=[.D433]*([.A433]-[.A432])+[.E432]" office:value-type="float" office:value="-6856.64999999998" calcext:value-type="float">
            <text:p>-6856.6</text:p>
          </table:table-cell>
          <table:table-cell table:formula="of:=[.E433]/3600" office:value-type="float" office:value="-1.904625" calcext:value-type="float">
            <text:p>-1.905</text:p>
          </table:table-cell>
          <table:table-cell table:number-columns-repeated="7"/>
        </table:table-row>
        <table:table-row table:style-name="ro2">
          <table:table-cell office:value-type="float" office:value="21649" calcext:value-type="float">
            <text:p>2164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34]*-1" office:value-type="float" office:value="-0.318" calcext:value-type="float">
            <text:p>-0.318</text:p>
          </table:table-cell>
          <table:table-cell table:formula="of:=[.D434]*([.A434]-[.A433])+[.E433]" office:value-type="float" office:value="-6872.54999999998" calcext:value-type="float">
            <text:p>-6872.5</text:p>
          </table:table-cell>
          <table:table-cell table:formula="of:=[.E434]/3600" office:value-type="float" office:value="-1.90904166666666" calcext:value-type="float">
            <text:p>-1.909</text:p>
          </table:table-cell>
          <table:table-cell table:number-columns-repeated="7"/>
        </table:table-row>
        <table:table-row table:style-name="ro2">
          <table:table-cell office:value-type="float" office:value="21699" calcext:value-type="float">
            <text:p>216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5]*-1" office:value-type="float" office:value="-0.318" calcext:value-type="float">
            <text:p>-0.318</text:p>
          </table:table-cell>
          <table:table-cell table:formula="of:=[.D435]*([.A435]-[.A434])+[.E434]" office:value-type="float" office:value="-6888.44999999998" calcext:value-type="float">
            <text:p>-6888.4</text:p>
          </table:table-cell>
          <table:table-cell table:formula="of:=[.E435]/3600" office:value-type="float" office:value="-1.91345833333333" calcext:value-type="float">
            <text:p>-1.913</text:p>
          </table:table-cell>
          <table:table-cell table:number-columns-repeated="7"/>
        </table:table-row>
        <table:table-row table:style-name="ro2">
          <table:table-cell office:value-type="float" office:value="21749" calcext:value-type="float">
            <text:p>217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6]*-1" office:value-type="float" office:value="-0.318" calcext:value-type="float">
            <text:p>-0.318</text:p>
          </table:table-cell>
          <table:table-cell table:formula="of:=[.D436]*([.A436]-[.A435])+[.E435]" office:value-type="float" office:value="-6904.34999999998" calcext:value-type="float">
            <text:p>-6904.3</text:p>
          </table:table-cell>
          <table:table-cell table:formula="of:=[.E436]/3600" office:value-type="float" office:value="-1.91787499999999" calcext:value-type="float">
            <text:p>-1.918</text:p>
          </table:table-cell>
          <table:table-cell table:number-columns-repeated="7"/>
        </table:table-row>
        <table:table-row table:style-name="ro2">
          <table:table-cell office:value-type="float" office:value="21799" calcext:value-type="float">
            <text:p>217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7]*-1" office:value-type="float" office:value="-0.318" calcext:value-type="float">
            <text:p>-0.318</text:p>
          </table:table-cell>
          <table:table-cell table:formula="of:=[.D437]*([.A437]-[.A436])+[.E436]" office:value-type="float" office:value="-6920.24999999998" calcext:value-type="float">
            <text:p>-6920.2</text:p>
          </table:table-cell>
          <table:table-cell table:formula="of:=[.E437]/3600" office:value-type="float" office:value="-1.92229166666666" calcext:value-type="float">
            <text:p>-1.922</text:p>
          </table:table-cell>
          <table:table-cell table:number-columns-repeated="7"/>
        </table:table-row>
        <table:table-row table:style-name="ro2">
          <table:table-cell office:value-type="float" office:value="21849" calcext:value-type="float">
            <text:p>218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8]*-1" office:value-type="float" office:value="-0.318" calcext:value-type="float">
            <text:p>-0.318</text:p>
          </table:table-cell>
          <table:table-cell table:formula="of:=[.D438]*([.A438]-[.A437])+[.E437]" office:value-type="float" office:value="-6936.14999999998" calcext:value-type="float">
            <text:p>-6936.1</text:p>
          </table:table-cell>
          <table:table-cell table:formula="of:=[.E438]/3600" office:value-type="float" office:value="-1.92670833333333" calcext:value-type="float">
            <text:p>-1.927</text:p>
          </table:table-cell>
          <table:table-cell table:number-columns-repeated="7"/>
        </table:table-row>
        <table:table-row table:style-name="ro2">
          <table:table-cell office:value-type="float" office:value="21899" calcext:value-type="float">
            <text:p>218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9]*-1" office:value-type="float" office:value="-0.318" calcext:value-type="float">
            <text:p>-0.318</text:p>
          </table:table-cell>
          <table:table-cell table:formula="of:=[.D439]*([.A439]-[.A438])+[.E438]" office:value-type="float" office:value="-6952.04999999998" calcext:value-type="float">
            <text:p>-6952.0</text:p>
          </table:table-cell>
          <table:table-cell table:formula="of:=[.E439]/3600" office:value-type="float" office:value="-1.93112499999999" calcext:value-type="float">
            <text:p>-1.931</text:p>
          </table:table-cell>
          <table:table-cell table:number-columns-repeated="7"/>
        </table:table-row>
        <table:table-row table:style-name="ro2">
          <table:table-cell office:value-type="float" office:value="21949" calcext:value-type="float">
            <text:p>219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40]*-1" office:value-type="float" office:value="-0.317" calcext:value-type="float">
            <text:p>-0.317</text:p>
          </table:table-cell>
          <table:table-cell table:formula="of:=[.D440]*([.A440]-[.A439])+[.E439]" office:value-type="float" office:value="-6967.89999999998" calcext:value-type="float">
            <text:p>-6967.9</text:p>
          </table:table-cell>
          <table:table-cell table:formula="of:=[.E440]/3600" office:value-type="float" office:value="-1.93552777777777" calcext:value-type="float">
            <text:p>-1.936</text:p>
          </table:table-cell>
          <table:table-cell table:number-columns-repeated="7"/>
        </table:table-row>
        <table:table-row table:style-name="ro2">
          <table:table-cell office:value-type="float" office:value="21999" calcext:value-type="float">
            <text:p>219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41]*-1" office:value-type="float" office:value="-0.318" calcext:value-type="float">
            <text:p>-0.318</text:p>
          </table:table-cell>
          <table:table-cell table:formula="of:=[.D441]*([.A441]-[.A440])+[.E440]" office:value-type="float" office:value="-6983.79999999998" calcext:value-type="float">
            <text:p>-6983.8</text:p>
          </table:table-cell>
          <table:table-cell table:formula="of:=[.E441]/3600" office:value-type="float" office:value="-1.93994444444444" calcext:value-type="float">
            <text:p>-1.940</text:p>
          </table:table-cell>
          <table:table-cell table:number-columns-repeated="7"/>
        </table:table-row>
        <table:table-row table:style-name="ro2">
          <table:table-cell office:value-type="float" office:value="22049" calcext:value-type="float">
            <text:p>220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42]*-1" office:value-type="float" office:value="-0.317" calcext:value-type="float">
            <text:p>-0.317</text:p>
          </table:table-cell>
          <table:table-cell table:formula="of:=[.D442]*([.A442]-[.A441])+[.E441]" office:value-type="float" office:value="-6999.64999999998" calcext:value-type="float">
            <text:p>-6999.6</text:p>
          </table:table-cell>
          <table:table-cell table:formula="of:=[.E442]/3600" office:value-type="float" office:value="-1.94434722222222" calcext:value-type="float">
            <text:p>-1.944</text:p>
          </table:table-cell>
          <table:table-cell table:number-columns-repeated="7"/>
        </table:table-row>
        <table:table-row table:style-name="ro2">
          <table:table-cell office:value-type="float" office:value="22099" calcext:value-type="float">
            <text:p>220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43]*-1" office:value-type="float" office:value="-0.318" calcext:value-type="float">
            <text:p>-0.318</text:p>
          </table:table-cell>
          <table:table-cell table:formula="of:=[.D443]*([.A443]-[.A442])+[.E442]" office:value-type="float" office:value="-7015.54999999998" calcext:value-type="float">
            <text:p>-7015.5</text:p>
          </table:table-cell>
          <table:table-cell table:formula="of:=[.E443]/3600" office:value-type="float" office:value="-1.94876388888888" calcext:value-type="float">
            <text:p>-1.949</text:p>
          </table:table-cell>
          <table:table-cell table:number-columns-repeated="7"/>
        </table:table-row>
        <table:table-row table:style-name="ro2">
          <table:table-cell office:value-type="float" office:value="22149" calcext:value-type="float">
            <text:p>221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44]*-1" office:value-type="float" office:value="-0.317" calcext:value-type="float">
            <text:p>-0.317</text:p>
          </table:table-cell>
          <table:table-cell table:formula="of:=[.D444]*([.A444]-[.A443])+[.E443]" office:value-type="float" office:value="-7031.39999999998" calcext:value-type="float">
            <text:p>-7031.4</text:p>
          </table:table-cell>
          <table:table-cell table:formula="of:=[.E444]/3600" office:value-type="float" office:value="-1.95316666666666" calcext:value-type="float">
            <text:p>-1.953</text:p>
          </table:table-cell>
          <table:table-cell table:number-columns-repeated="7"/>
        </table:table-row>
        <table:table-row table:style-name="ro2">
          <table:table-cell office:value-type="float" office:value="22199" calcext:value-type="float">
            <text:p>22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45]*-1" office:value-type="float" office:value="-0.318" calcext:value-type="float">
            <text:p>-0.318</text:p>
          </table:table-cell>
          <table:table-cell table:formula="of:=[.D445]*([.A445]-[.A444])+[.E444]" office:value-type="float" office:value="-7047.29999999998" calcext:value-type="float">
            <text:p>-7047.3</text:p>
          </table:table-cell>
          <table:table-cell table:formula="of:=[.E445]/3600" office:value-type="float" office:value="-1.95758333333333" calcext:value-type="float">
            <text:p>-1.958</text:p>
          </table:table-cell>
          <table:table-cell table:number-columns-repeated="7"/>
        </table:table-row>
        <table:table-row table:style-name="ro2">
          <table:table-cell office:value-type="float" office:value="22249" calcext:value-type="float">
            <text:p>222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46]*-1" office:value-type="float" office:value="-0.318" calcext:value-type="float">
            <text:p>-0.318</text:p>
          </table:table-cell>
          <table:table-cell table:formula="of:=[.D446]*([.A446]-[.A445])+[.E445]" office:value-type="float" office:value="-7063.19999999998" calcext:value-type="float">
            <text:p>-7063.2</text:p>
          </table:table-cell>
          <table:table-cell table:formula="of:=[.E446]/3600" office:value-type="float" office:value="-1.96199999999999" calcext:value-type="float">
            <text:p>-1.962</text:p>
          </table:table-cell>
          <table:table-cell table:number-columns-repeated="7"/>
        </table:table-row>
        <table:table-row table:style-name="ro2">
          <table:table-cell office:value-type="float" office:value="22299" calcext:value-type="float">
            <text:p>222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47]*-1" office:value-type="float" office:value="-0.317" calcext:value-type="float">
            <text:p>-0.317</text:p>
          </table:table-cell>
          <table:table-cell table:formula="of:=[.D447]*([.A447]-[.A446])+[.E446]" office:value-type="float" office:value="-7079.04999999998" calcext:value-type="float">
            <text:p>-7079.0</text:p>
          </table:table-cell>
          <table:table-cell table:formula="of:=[.E447]/3600" office:value-type="float" office:value="-1.96640277777777" calcext:value-type="float">
            <text:p>-1.966</text:p>
          </table:table-cell>
          <table:table-cell table:number-columns-repeated="7"/>
        </table:table-row>
        <table:table-row table:style-name="ro2">
          <table:table-cell office:value-type="float" office:value="22349" calcext:value-type="float">
            <text:p>223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48]*-1" office:value-type="float" office:value="-0.318" calcext:value-type="float">
            <text:p>-0.318</text:p>
          </table:table-cell>
          <table:table-cell table:formula="of:=[.D448]*([.A448]-[.A447])+[.E447]" office:value-type="float" office:value="-7094.94999999998" calcext:value-type="float">
            <text:p>-7094.9</text:p>
          </table:table-cell>
          <table:table-cell table:formula="of:=[.E448]/3600" office:value-type="float" office:value="-1.97081944444444" calcext:value-type="float">
            <text:p>-1.971</text:p>
          </table:table-cell>
          <table:table-cell table:number-columns-repeated="7"/>
        </table:table-row>
        <table:table-row table:style-name="ro2">
          <table:table-cell office:value-type="float" office:value="22399" calcext:value-type="float">
            <text:p>223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49]*-1" office:value-type="float" office:value="-0.317" calcext:value-type="float">
            <text:p>-0.317</text:p>
          </table:table-cell>
          <table:table-cell table:formula="of:=[.D449]*([.A449]-[.A448])+[.E448]" office:value-type="float" office:value="-7110.79999999998" calcext:value-type="float">
            <text:p>-7110.8</text:p>
          </table:table-cell>
          <table:table-cell table:formula="of:=[.E449]/3600" office:value-type="float" office:value="-1.97522222222222" calcext:value-type="float">
            <text:p>-1.975</text:p>
          </table:table-cell>
          <table:table-cell table:number-columns-repeated="7"/>
        </table:table-row>
        <table:table-row table:style-name="ro2">
          <table:table-cell office:value-type="float" office:value="22449" calcext:value-type="float">
            <text:p>224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50]*-1" office:value-type="float" office:value="-0.318" calcext:value-type="float">
            <text:p>-0.318</text:p>
          </table:table-cell>
          <table:table-cell table:formula="of:=[.D450]*([.A450]-[.A449])+[.E449]" office:value-type="float" office:value="-7126.69999999998" calcext:value-type="float">
            <text:p>-7126.7</text:p>
          </table:table-cell>
          <table:table-cell table:formula="of:=[.E450]/3600" office:value-type="float" office:value="-1.97963888888888" calcext:value-type="float">
            <text:p>-1.980</text:p>
          </table:table-cell>
          <table:table-cell table:number-columns-repeated="7"/>
        </table:table-row>
        <table:table-row table:style-name="ro2">
          <table:table-cell office:value-type="float" office:value="22499" calcext:value-type="float">
            <text:p>224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51]*-1" office:value-type="float" office:value="-0.317" calcext:value-type="float">
            <text:p>-0.317</text:p>
          </table:table-cell>
          <table:table-cell table:formula="of:=[.D451]*([.A451]-[.A450])+[.E450]" office:value-type="float" office:value="-7142.54999999998" calcext:value-type="float">
            <text:p>-7142.5</text:p>
          </table:table-cell>
          <table:table-cell table:formula="of:=[.E451]/3600" office:value-type="float" office:value="-1.98404166666666" calcext:value-type="float">
            <text:p>-1.984</text:p>
          </table:table-cell>
          <table:table-cell table:number-columns-repeated="7"/>
        </table:table-row>
        <table:table-row table:style-name="ro2">
          <table:table-cell office:value-type="float" office:value="22549" calcext:value-type="float">
            <text:p>225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52]*-1" office:value-type="float" office:value="-0.317" calcext:value-type="float">
            <text:p>-0.317</text:p>
          </table:table-cell>
          <table:table-cell table:formula="of:=[.D452]*([.A452]-[.A451])+[.E451]" office:value-type="float" office:value="-7158.39999999998" calcext:value-type="float">
            <text:p>-7158.4</text:p>
          </table:table-cell>
          <table:table-cell table:formula="of:=[.E452]/3600" office:value-type="float" office:value="-1.98844444444444" calcext:value-type="float">
            <text:p>-1.988</text:p>
          </table:table-cell>
          <table:table-cell table:number-columns-repeated="7"/>
        </table:table-row>
        <table:table-row table:style-name="ro2">
          <table:table-cell office:value-type="float" office:value="22599" calcext:value-type="float">
            <text:p>225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9" calcext:value-type="float">
            <text:p>0.319</text:p>
          </table:table-cell>
          <table:table-cell table:formula="of:=[.C453]*-1" office:value-type="float" office:value="-0.319" calcext:value-type="float">
            <text:p>-0.319</text:p>
          </table:table-cell>
          <table:table-cell table:formula="of:=[.D453]*([.A453]-[.A452])+[.E452]" office:value-type="float" office:value="-7174.34999999998" calcext:value-type="float">
            <text:p>-7174.3</text:p>
          </table:table-cell>
          <table:table-cell table:formula="of:=[.E453]/3600" office:value-type="float" office:value="-1.99287499999999" calcext:value-type="float">
            <text:p>-1.993</text:p>
          </table:table-cell>
          <table:table-cell table:number-columns-repeated="7"/>
        </table:table-row>
        <table:table-row table:style-name="ro2">
          <table:table-cell office:value-type="float" office:value="22649" calcext:value-type="float">
            <text:p>22649</text:p>
          </table:table-cell>
          <table:table-cell office:value-type="float" office:value="3.78" calcext:value-type="float">
            <text:p>3.78</text:p>
          </table:table-cell>
          <table:table-cell office:value-type="float" office:value="0.32" calcext:value-type="float">
            <text:p>0.32</text:p>
          </table:table-cell>
          <table:table-cell table:formula="of:=[.C454]*-1" office:value-type="float" office:value="-0.32" calcext:value-type="float">
            <text:p>-0.32</text:p>
          </table:table-cell>
          <table:table-cell table:formula="of:=[.D454]*([.A454]-[.A453])+[.E453]" office:value-type="float" office:value="-7190.34999999998" calcext:value-type="float">
            <text:p>-7190.3</text:p>
          </table:table-cell>
          <table:table-cell table:formula="of:=[.E454]/3600" office:value-type="float" office:value="-1.99731944444444" calcext:value-type="float">
            <text:p>-1.997</text:p>
          </table:table-cell>
          <table:table-cell table:number-columns-repeated="7"/>
        </table:table-row>
        <table:table-row table:style-name="ro2">
          <table:table-cell office:value-type="float" office:value="22699" calcext:value-type="float">
            <text:p>226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55]*-1" office:value-type="float" office:value="-0.317" calcext:value-type="float">
            <text:p>-0.317</text:p>
          </table:table-cell>
          <table:table-cell table:formula="of:=[.D455]*([.A455]-[.A454])+[.E454]" office:value-type="float" office:value="-7206.19999999998" calcext:value-type="float">
            <text:p>-7206.2</text:p>
          </table:table-cell>
          <table:table-cell table:formula="of:=[.E455]/3600" office:value-type="float" office:value="-2.00172222222222" calcext:value-type="float">
            <text:p>-2.002</text:p>
          </table:table-cell>
          <table:table-cell table:number-columns-repeated="7"/>
        </table:table-row>
        <table:table-row table:style-name="ro2">
          <table:table-cell office:value-type="float" office:value="22749" calcext:value-type="float">
            <text:p>227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56]*-1" office:value-type="float" office:value="-0.317" calcext:value-type="float">
            <text:p>-0.317</text:p>
          </table:table-cell>
          <table:table-cell table:formula="of:=[.D456]*([.A456]-[.A455])+[.E455]" office:value-type="float" office:value="-7222.04999999998" calcext:value-type="float">
            <text:p>-7222.0</text:p>
          </table:table-cell>
          <table:table-cell table:formula="of:=[.E456]/3600" office:value-type="float" office:value="-2.00612499999999" calcext:value-type="float">
            <text:p>-2.006</text:p>
          </table:table-cell>
          <table:table-cell table:number-columns-repeated="7"/>
        </table:table-row>
        <table:table-row table:style-name="ro2">
          <table:table-cell office:value-type="float" office:value="22799" calcext:value-type="float">
            <text:p>227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9" calcext:value-type="float">
            <text:p>0.319</text:p>
          </table:table-cell>
          <table:table-cell table:formula="of:=[.C457]*-1" office:value-type="float" office:value="-0.319" calcext:value-type="float">
            <text:p>-0.319</text:p>
          </table:table-cell>
          <table:table-cell table:formula="of:=[.D457]*([.A457]-[.A456])+[.E456]" office:value-type="float" office:value="-7237.99999999998" calcext:value-type="float">
            <text:p>-7238.0</text:p>
          </table:table-cell>
          <table:table-cell table:formula="of:=[.E457]/3600" office:value-type="float" office:value="-2.01055555555555" calcext:value-type="float">
            <text:p>-2.011</text:p>
          </table:table-cell>
          <table:table-cell table:number-columns-repeated="7"/>
        </table:table-row>
        <table:table-row table:style-name="ro2">
          <table:table-cell office:value-type="float" office:value="22849" calcext:value-type="float">
            <text:p>228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58]*-1" office:value-type="float" office:value="-0.318" calcext:value-type="float">
            <text:p>-0.318</text:p>
          </table:table-cell>
          <table:table-cell table:formula="of:=[.D458]*([.A458]-[.A457])+[.E457]" office:value-type="float" office:value="-7253.89999999998" calcext:value-type="float">
            <text:p>-7253.9</text:p>
          </table:table-cell>
          <table:table-cell table:formula="of:=[.E458]/3600" office:value-type="float" office:value="-2.01497222222222" calcext:value-type="float">
            <text:p>-2.015</text:p>
          </table:table-cell>
          <table:table-cell table:number-columns-repeated="7"/>
        </table:table-row>
        <table:table-row table:style-name="ro2">
          <table:table-cell office:value-type="float" office:value="22899" calcext:value-type="float">
            <text:p>228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59]*-1" office:value-type="float" office:value="-0.317" calcext:value-type="float">
            <text:p>-0.317</text:p>
          </table:table-cell>
          <table:table-cell table:formula="of:=[.D459]*([.A459]-[.A458])+[.E458]" office:value-type="float" office:value="-7269.74999999998" calcext:value-type="float">
            <text:p>-7269.7</text:p>
          </table:table-cell>
          <table:table-cell table:formula="of:=[.E459]/3600" office:value-type="float" office:value="-2.01937499999999" calcext:value-type="float">
            <text:p>-2.019</text:p>
          </table:table-cell>
          <table:table-cell table:number-columns-repeated="7"/>
        </table:table-row>
        <table:table-row table:style-name="ro2">
          <table:table-cell office:value-type="float" office:value="22949" calcext:value-type="float">
            <text:p>229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60]*-1" office:value-type="float" office:value="-0.318" calcext:value-type="float">
            <text:p>-0.318</text:p>
          </table:table-cell>
          <table:table-cell table:formula="of:=[.D460]*([.A460]-[.A459])+[.E459]" office:value-type="float" office:value="-7285.64999999998" calcext:value-type="float">
            <text:p>-7285.6</text:p>
          </table:table-cell>
          <table:table-cell table:formula="of:=[.E460]/3600" office:value-type="float" office:value="-2.02379166666666" calcext:value-type="float">
            <text:p>-2.024</text:p>
          </table:table-cell>
          <table:table-cell table:number-columns-repeated="7"/>
        </table:table-row>
        <table:table-row table:style-name="ro2">
          <table:table-cell office:value-type="float" office:value="22999" calcext:value-type="float">
            <text:p>229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6" calcext:value-type="float">
            <text:p>0.316</text:p>
          </table:table-cell>
          <table:table-cell table:formula="of:=[.C461]*-1" office:value-type="float" office:value="-0.316" calcext:value-type="float">
            <text:p>-0.316</text:p>
          </table:table-cell>
          <table:table-cell table:formula="of:=[.D461]*([.A461]-[.A460])+[.E460]" office:value-type="float" office:value="-7301.44999999998" calcext:value-type="float">
            <text:p>-7301.4</text:p>
          </table:table-cell>
          <table:table-cell table:formula="of:=[.E461]/3600" office:value-type="float" office:value="-2.02818055555555" calcext:value-type="float">
            <text:p>-2.028</text:p>
          </table:table-cell>
          <table:table-cell table:number-columns-repeated="7"/>
        </table:table-row>
        <table:table-row table:style-name="ro2">
          <table:table-cell office:value-type="float" office:value="23049" calcext:value-type="float">
            <text:p>230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6" calcext:value-type="float">
            <text:p>0.316</text:p>
          </table:table-cell>
          <table:table-cell table:formula="of:=[.C462]*-1" office:value-type="float" office:value="-0.316" calcext:value-type="float">
            <text:p>-0.316</text:p>
          </table:table-cell>
          <table:table-cell table:formula="of:=[.D462]*([.A462]-[.A461])+[.E461]" office:value-type="float" office:value="-7317.24999999998" calcext:value-type="float">
            <text:p>-7317.2</text:p>
          </table:table-cell>
          <table:table-cell table:formula="of:=[.E462]/3600" office:value-type="float" office:value="-2.03256944444444" calcext:value-type="float">
            <text:p>-2.033</text:p>
          </table:table-cell>
          <table:table-cell table:number-columns-repeated="7"/>
        </table:table-row>
        <table:table-row table:style-name="ro2">
          <table:table-cell office:value-type="float" office:value="23099" calcext:value-type="float">
            <text:p>230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63]*-1" office:value-type="float" office:value="-0.318" calcext:value-type="float">
            <text:p>-0.318</text:p>
          </table:table-cell>
          <table:table-cell table:formula="of:=[.D463]*([.A463]-[.A462])+[.E462]" office:value-type="float" office:value="-7333.14999999998" calcext:value-type="float">
            <text:p>-7333.1</text:p>
          </table:table-cell>
          <table:table-cell table:formula="of:=[.E463]/3600" office:value-type="float" office:value="-2.03698611111111" calcext:value-type="float">
            <text:p>-2.037</text:p>
          </table:table-cell>
          <table:table-cell table:number-columns-repeated="7"/>
        </table:table-row>
        <table:table-row table:style-name="ro2">
          <table:table-cell office:value-type="float" office:value="23149" calcext:value-type="float">
            <text:p>231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64]*-1" office:value-type="float" office:value="-0.317" calcext:value-type="float">
            <text:p>-0.317</text:p>
          </table:table-cell>
          <table:table-cell table:formula="of:=[.D464]*([.A464]-[.A463])+[.E463]" office:value-type="float" office:value="-7348.99999999998" calcext:value-type="float">
            <text:p>-7349.0</text:p>
          </table:table-cell>
          <table:table-cell table:formula="of:=[.E464]/3600" office:value-type="float" office:value="-2.04138888888888" calcext:value-type="float">
            <text:p>-2.041</text:p>
          </table:table-cell>
          <table:table-cell table:number-columns-repeated="7"/>
        </table:table-row>
        <table:table-row table:style-name="ro2">
          <table:table-cell office:value-type="float" office:value="23199" calcext:value-type="float">
            <text:p>23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65]*-1" office:value-type="float" office:value="-0.317" calcext:value-type="float">
            <text:p>-0.317</text:p>
          </table:table-cell>
          <table:table-cell table:formula="of:=[.D465]*([.A465]-[.A464])+[.E464]" office:value-type="float" office:value="-7364.84999999998" calcext:value-type="float">
            <text:p>-7364.8</text:p>
          </table:table-cell>
          <table:table-cell table:formula="of:=[.E465]/3600" office:value-type="float" office:value="-2.04579166666666" calcext:value-type="float">
            <text:p>-2.046</text:p>
          </table:table-cell>
          <table:table-cell table:number-columns-repeated="7"/>
        </table:table-row>
        <table:table-row table:style-name="ro2">
          <table:table-cell office:value-type="float" office:value="23249" calcext:value-type="float">
            <text:p>232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6" calcext:value-type="float">
            <text:p>0.316</text:p>
          </table:table-cell>
          <table:table-cell table:formula="of:=[.C466]*-1" office:value-type="float" office:value="-0.316" calcext:value-type="float">
            <text:p>-0.316</text:p>
          </table:table-cell>
          <table:table-cell table:formula="of:=[.D466]*([.A466]-[.A465])+[.E465]" office:value-type="float" office:value="-7380.64999999998" calcext:value-type="float">
            <text:p>-7380.6</text:p>
          </table:table-cell>
          <table:table-cell table:formula="of:=[.E466]/3600" office:value-type="float" office:value="-2.05018055555555" calcext:value-type="float">
            <text:p>-2.050</text:p>
          </table:table-cell>
          <table:table-cell table:number-columns-repeated="7"/>
        </table:table-row>
        <table:table-row table:style-name="ro2">
          <table:table-cell office:value-type="float" office:value="23299" calcext:value-type="float">
            <text:p>232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67]*-1" office:value-type="float" office:value="-0.318" calcext:value-type="float">
            <text:p>-0.318</text:p>
          </table:table-cell>
          <table:table-cell table:formula="of:=[.D467]*([.A467]-[.A466])+[.E466]" office:value-type="float" office:value="-7396.54999999998" calcext:value-type="float">
            <text:p>-7396.5</text:p>
          </table:table-cell>
          <table:table-cell table:formula="of:=[.E467]/3600" office:value-type="float" office:value="-2.05459722222222" calcext:value-type="float">
            <text:p>-2.055</text:p>
          </table:table-cell>
          <table:table-cell table:number-columns-repeated="7"/>
        </table:table-row>
        <table:table-row table:style-name="ro2">
          <table:table-cell office:value-type="float" office:value="23349" calcext:value-type="float">
            <text:p>233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68]*-1" office:value-type="float" office:value="-0.318" calcext:value-type="float">
            <text:p>-0.318</text:p>
          </table:table-cell>
          <table:table-cell table:formula="of:=[.D468]*([.A468]-[.A467])+[.E467]" office:value-type="float" office:value="-7412.44999999998" calcext:value-type="float">
            <text:p>-7412.4</text:p>
          </table:table-cell>
          <table:table-cell table:formula="of:=[.E468]/3600" office:value-type="float" office:value="-2.05901388888888" calcext:value-type="float">
            <text:p>-2.059</text:p>
          </table:table-cell>
          <table:table-cell table:number-columns-repeated="7"/>
        </table:table-row>
        <table:table-row table:style-name="ro2">
          <table:table-cell office:value-type="float" office:value="23399" calcext:value-type="float">
            <text:p>233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69]*-1" office:value-type="float" office:value="-0.317" calcext:value-type="float">
            <text:p>-0.317</text:p>
          </table:table-cell>
          <table:table-cell table:formula="of:=[.D469]*([.A469]-[.A468])+[.E468]" office:value-type="float" office:value="-7428.29999999998" calcext:value-type="float">
            <text:p>-7428.3</text:p>
          </table:table-cell>
          <table:table-cell table:formula="of:=[.E469]/3600" office:value-type="float" office:value="-2.06341666666666" calcext:value-type="float">
            <text:p>-2.063</text:p>
          </table:table-cell>
          <table:table-cell table:number-columns-repeated="7"/>
        </table:table-row>
        <table:table-row table:style-name="ro2">
          <table:table-cell office:value-type="float" office:value="23449" calcext:value-type="float">
            <text:p>234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0]*-1" office:value-type="float" office:value="-0.318" calcext:value-type="float">
            <text:p>-0.318</text:p>
          </table:table-cell>
          <table:table-cell table:formula="of:=[.D470]*([.A470]-[.A469])+[.E469]" office:value-type="float" office:value="-7444.19999999998" calcext:value-type="float">
            <text:p>-7444.2</text:p>
          </table:table-cell>
          <table:table-cell table:formula="of:=[.E470]/3600" office:value-type="float" office:value="-2.06783333333333" calcext:value-type="float">
            <text:p>-2.068</text:p>
          </table:table-cell>
          <table:table-cell table:number-columns-repeated="7"/>
        </table:table-row>
        <table:table-row table:style-name="ro2">
          <table:table-cell office:value-type="float" office:value="23499" calcext:value-type="float">
            <text:p>234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9" calcext:value-type="float">
            <text:p>0.319</text:p>
          </table:table-cell>
          <table:table-cell table:formula="of:=[.C471]*-1" office:value-type="float" office:value="-0.319" calcext:value-type="float">
            <text:p>-0.319</text:p>
          </table:table-cell>
          <table:table-cell table:formula="of:=[.D471]*([.A471]-[.A470])+[.E470]" office:value-type="float" office:value="-7460.14999999998" calcext:value-type="float">
            <text:p>-7460.1</text:p>
          </table:table-cell>
          <table:table-cell table:formula="of:=[.E471]/3600" office:value-type="float" office:value="-2.07226388888888" calcext:value-type="float">
            <text:p>-2.072</text:p>
          </table:table-cell>
          <table:table-cell table:number-columns-repeated="7"/>
        </table:table-row>
        <table:table-row table:style-name="ro2">
          <table:table-cell office:value-type="float" office:value="23549" calcext:value-type="float">
            <text:p>235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2]*-1" office:value-type="float" office:value="-0.318" calcext:value-type="float">
            <text:p>-0.318</text:p>
          </table:table-cell>
          <table:table-cell table:formula="of:=[.D472]*([.A472]-[.A471])+[.E471]" office:value-type="float" office:value="-7476.04999999998" calcext:value-type="float">
            <text:p>-7476.0</text:p>
          </table:table-cell>
          <table:table-cell table:formula="of:=[.E472]/3600" office:value-type="float" office:value="-2.07668055555555" calcext:value-type="float">
            <text:p>-2.077</text:p>
          </table:table-cell>
          <table:table-cell table:number-columns-repeated="7"/>
        </table:table-row>
        <table:table-row table:style-name="ro2">
          <table:table-cell office:value-type="float" office:value="23599" calcext:value-type="float">
            <text:p>235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3]*-1" office:value-type="float" office:value="-0.318" calcext:value-type="float">
            <text:p>-0.318</text:p>
          </table:table-cell>
          <table:table-cell table:formula="of:=[.D473]*([.A473]-[.A472])+[.E472]" office:value-type="float" office:value="-7491.94999999998" calcext:value-type="float">
            <text:p>-7491.9</text:p>
          </table:table-cell>
          <table:table-cell table:formula="of:=[.E473]/3600" office:value-type="float" office:value="-2.08109722222222" calcext:value-type="float">
            <text:p>-2.081</text:p>
          </table:table-cell>
          <table:table-cell table:number-columns-repeated="7"/>
        </table:table-row>
        <table:table-row table:style-name="ro2">
          <table:table-cell office:value-type="float" office:value="23649" calcext:value-type="float">
            <text:p>236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9" calcext:value-type="float">
            <text:p>0.319</text:p>
          </table:table-cell>
          <table:table-cell table:formula="of:=[.C474]*-1" office:value-type="float" office:value="-0.319" calcext:value-type="float">
            <text:p>-0.319</text:p>
          </table:table-cell>
          <table:table-cell table:formula="of:=[.D474]*([.A474]-[.A473])+[.E473]" office:value-type="float" office:value="-7507.89999999998" calcext:value-type="float">
            <text:p>-7507.9</text:p>
          </table:table-cell>
          <table:table-cell table:formula="of:=[.E474]/3600" office:value-type="float" office:value="-2.08552777777777" calcext:value-type="float">
            <text:p>-2.086</text:p>
          </table:table-cell>
          <table:table-cell table:number-columns-repeated="7"/>
        </table:table-row>
        <table:table-row table:style-name="ro2">
          <table:table-cell office:value-type="float" office:value="23699" calcext:value-type="float">
            <text:p>236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5]*-1" office:value-type="float" office:value="-0.318" calcext:value-type="float">
            <text:p>-0.318</text:p>
          </table:table-cell>
          <table:table-cell table:formula="of:=[.D475]*([.A475]-[.A474])+[.E474]" office:value-type="float" office:value="-7523.79999999998" calcext:value-type="float">
            <text:p>-7523.8</text:p>
          </table:table-cell>
          <table:table-cell table:formula="of:=[.E475]/3600" office:value-type="float" office:value="-2.08994444444444" calcext:value-type="float">
            <text:p>-2.090</text:p>
          </table:table-cell>
          <table:table-cell table:number-columns-repeated="7"/>
        </table:table-row>
        <table:table-row table:style-name="ro2">
          <table:table-cell office:value-type="float" office:value="23749" calcext:value-type="float">
            <text:p>237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6" calcext:value-type="float">
            <text:p>0.316</text:p>
          </table:table-cell>
          <table:table-cell table:formula="of:=[.C476]*-1" office:value-type="float" office:value="-0.316" calcext:value-type="float">
            <text:p>-0.316</text:p>
          </table:table-cell>
          <table:table-cell table:formula="of:=[.D476]*([.A476]-[.A475])+[.E475]" office:value-type="float" office:value="-7539.59999999998" calcext:value-type="float">
            <text:p>-7539.6</text:p>
          </table:table-cell>
          <table:table-cell table:formula="of:=[.E476]/3600" office:value-type="float" office:value="-2.09433333333333" calcext:value-type="float">
            <text:p>-2.094</text:p>
          </table:table-cell>
          <table:table-cell table:number-columns-repeated="7"/>
        </table:table-row>
        <table:table-row table:style-name="ro2">
          <table:table-cell office:value-type="float" office:value="23799" calcext:value-type="float">
            <text:p>237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77]*-1" office:value-type="float" office:value="-0.317" calcext:value-type="float">
            <text:p>-0.317</text:p>
          </table:table-cell>
          <table:table-cell table:formula="of:=[.D477]*([.A477]-[.A476])+[.E476]" office:value-type="float" office:value="-7555.44999999998" calcext:value-type="float">
            <text:p>-7555.4</text:p>
          </table:table-cell>
          <table:table-cell table:formula="of:=[.E477]/3600" office:value-type="float" office:value="-2.09873611111111" calcext:value-type="float">
            <text:p>-2.099</text:p>
          </table:table-cell>
          <table:table-cell table:number-columns-repeated="7"/>
        </table:table-row>
        <table:table-row table:style-name="ro2">
          <table:table-cell office:value-type="float" office:value="23849" calcext:value-type="float">
            <text:p>238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8]*-1" office:value-type="float" office:value="-0.318" calcext:value-type="float">
            <text:p>-0.318</text:p>
          </table:table-cell>
          <table:table-cell table:formula="of:=[.D478]*([.A478]-[.A477])+[.E477]" office:value-type="float" office:value="-7571.34999999998" calcext:value-type="float">
            <text:p>-7571.3</text:p>
          </table:table-cell>
          <table:table-cell table:formula="of:=[.E478]/3600" office:value-type="float" office:value="-2.10315277777777" calcext:value-type="float">
            <text:p>-2.103</text:p>
          </table:table-cell>
          <table:table-cell table:number-columns-repeated="7"/>
        </table:table-row>
        <table:table-row table:style-name="ro2">
          <table:table-cell office:value-type="float" office:value="23899" calcext:value-type="float">
            <text:p>238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9]*-1" office:value-type="float" office:value="-0.318" calcext:value-type="float">
            <text:p>-0.318</text:p>
          </table:table-cell>
          <table:table-cell table:formula="of:=[.D479]*([.A479]-[.A478])+[.E478]" office:value-type="float" office:value="-7587.24999999998" calcext:value-type="float">
            <text:p>-7587.2</text:p>
          </table:table-cell>
          <table:table-cell table:formula="of:=[.E479]/3600" office:value-type="float" office:value="-2.10756944444444" calcext:value-type="float">
            <text:p>-2.108</text:p>
          </table:table-cell>
          <table:table-cell table:number-columns-repeated="7"/>
        </table:table-row>
        <table:table-row table:style-name="ro2">
          <table:table-cell office:value-type="float" office:value="23949" calcext:value-type="float">
            <text:p>239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80]*-1" office:value-type="float" office:value="-0.317" calcext:value-type="float">
            <text:p>-0.317</text:p>
          </table:table-cell>
          <table:table-cell table:formula="of:=[.D480]*([.A480]-[.A479])+[.E479]" office:value-type="float" office:value="-7603.09999999998" calcext:value-type="float">
            <text:p>-7603.1</text:p>
          </table:table-cell>
          <table:table-cell table:formula="of:=[.E480]/3600" office:value-type="float" office:value="-2.11197222222222" calcext:value-type="float">
            <text:p>-2.112</text:p>
          </table:table-cell>
          <table:table-cell table:number-columns-repeated="7"/>
        </table:table-row>
        <table:table-row table:style-name="ro2">
          <table:table-cell office:value-type="float" office:value="23999" calcext:value-type="float">
            <text:p>239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81]*-1" office:value-type="float" office:value="-0.317" calcext:value-type="float">
            <text:p>-0.317</text:p>
          </table:table-cell>
          <table:table-cell table:formula="of:=[.D481]*([.A481]-[.A480])+[.E480]" office:value-type="float" office:value="-7618.94999999998" calcext:value-type="float">
            <text:p>-7618.9</text:p>
          </table:table-cell>
          <table:table-cell table:formula="of:=[.E481]/3600" office:value-type="float" office:value="-2.11637499999999" calcext:value-type="float">
            <text:p>-2.116</text:p>
          </table:table-cell>
          <table:table-cell table:number-columns-repeated="7"/>
        </table:table-row>
        <table:table-row table:style-name="ro2">
          <table:table-cell office:value-type="float" office:value="24049" calcext:value-type="float">
            <text:p>240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82]*-1" office:value-type="float" office:value="-0.318" calcext:value-type="float">
            <text:p>-0.318</text:p>
          </table:table-cell>
          <table:table-cell table:formula="of:=[.D482]*([.A482]-[.A481])+[.E481]" office:value-type="float" office:value="-7634.84999999998" calcext:value-type="float">
            <text:p>-7634.8</text:p>
          </table:table-cell>
          <table:table-cell table:formula="of:=[.E482]/3600" office:value-type="float" office:value="-2.12079166666666" calcext:value-type="float">
            <text:p>-2.121</text:p>
          </table:table-cell>
          <table:table-cell table:number-columns-repeated="7"/>
        </table:table-row>
        <table:table-row table:style-name="ro2">
          <table:table-cell office:value-type="float" office:value="24099" calcext:value-type="float">
            <text:p>240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6" calcext:value-type="float">
            <text:p>0.316</text:p>
          </table:table-cell>
          <table:table-cell table:formula="of:=[.C483]*-1" office:value-type="float" office:value="-0.316" calcext:value-type="float">
            <text:p>-0.316</text:p>
          </table:table-cell>
          <table:table-cell table:formula="of:=[.D483]*([.A483]-[.A482])+[.E482]" office:value-type="float" office:value="-7650.64999999998" calcext:value-type="float">
            <text:p>-7650.6</text:p>
          </table:table-cell>
          <table:table-cell table:formula="of:=[.E483]/3600" office:value-type="float" office:value="-2.12518055555555" calcext:value-type="float">
            <text:p>-2.125</text:p>
          </table:table-cell>
          <table:table-cell table:number-columns-repeated="7"/>
        </table:table-row>
        <table:table-row table:style-name="ro2">
          <table:table-cell office:value-type="float" office:value="24149" calcext:value-type="float">
            <text:p>241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84]*-1" office:value-type="float" office:value="-0.317" calcext:value-type="float">
            <text:p>-0.317</text:p>
          </table:table-cell>
          <table:table-cell table:formula="of:=[.D484]*([.A484]-[.A483])+[.E483]" office:value-type="float" office:value="-7666.49999999998" calcext:value-type="float">
            <text:p>-7666.5</text:p>
          </table:table-cell>
          <table:table-cell table:formula="of:=[.E484]/3600" office:value-type="float" office:value="-2.12958333333333" calcext:value-type="float">
            <text:p>-2.130</text:p>
          </table:table-cell>
          <table:table-cell table:number-columns-repeated="7"/>
        </table:table-row>
        <table:table-row table:style-name="ro2">
          <table:table-cell office:value-type="float" office:value="24199" calcext:value-type="float">
            <text:p>24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85]*-1" office:value-type="float" office:value="-0.317" calcext:value-type="float">
            <text:p>-0.317</text:p>
          </table:table-cell>
          <table:table-cell table:formula="of:=[.D485]*([.A485]-[.A484])+[.E484]" office:value-type="float" office:value="-7682.34999999998" calcext:value-type="float">
            <text:p>-7682.3</text:p>
          </table:table-cell>
          <table:table-cell table:formula="of:=[.E485]/3600" office:value-type="float" office:value="-2.13398611111111" calcext:value-type="float">
            <text:p>-2.134</text:p>
          </table:table-cell>
          <table:table-cell table:number-columns-repeated="7"/>
        </table:table-row>
        <table:table-row table:style-name="ro2">
          <table:table-cell office:value-type="float" office:value="24249" calcext:value-type="float">
            <text:p>242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86]*-1" office:value-type="float" office:value="-0.317" calcext:value-type="float">
            <text:p>-0.317</text:p>
          </table:table-cell>
          <table:table-cell table:formula="of:=[.D486]*([.A486]-[.A485])+[.E485]" office:value-type="float" office:value="-7698.19999999998" calcext:value-type="float">
            <text:p>-7698.2</text:p>
          </table:table-cell>
          <table:table-cell table:formula="of:=[.E486]/3600" office:value-type="float" office:value="-2.13838888888888" calcext:value-type="float">
            <text:p>-2.138</text:p>
          </table:table-cell>
          <table:table-cell table:number-columns-repeated="7"/>
        </table:table-row>
        <table:table-row table:style-name="ro2">
          <table:table-cell office:value-type="float" office:value="24299" calcext:value-type="float">
            <text:p>242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87]*-1" office:value-type="float" office:value="-0.318" calcext:value-type="float">
            <text:p>-0.318</text:p>
          </table:table-cell>
          <table:table-cell table:formula="of:=[.D487]*([.A487]-[.A486])+[.E486]" office:value-type="float" office:value="-7714.09999999998" calcext:value-type="float">
            <text:p>-7714.1</text:p>
          </table:table-cell>
          <table:table-cell table:formula="of:=[.E487]/3600" office:value-type="float" office:value="-2.14280555555555" calcext:value-type="float">
            <text:p>-2.143</text:p>
          </table:table-cell>
          <table:table-cell table:number-columns-repeated="7"/>
        </table:table-row>
        <table:table-row table:style-name="ro2">
          <table:table-cell office:value-type="float" office:value="24349" calcext:value-type="float">
            <text:p>243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88]*-1" office:value-type="float" office:value="-0.317" calcext:value-type="float">
            <text:p>-0.317</text:p>
          </table:table-cell>
          <table:table-cell table:formula="of:=[.D488]*([.A488]-[.A487])+[.E487]" office:value-type="float" office:value="-7729.94999999998" calcext:value-type="float">
            <text:p>-7729.9</text:p>
          </table:table-cell>
          <table:table-cell table:formula="of:=[.E488]/3600" office:value-type="float" office:value="-2.14720833333333" calcext:value-type="float">
            <text:p>-2.147</text:p>
          </table:table-cell>
          <table:table-cell table:number-columns-repeated="7"/>
        </table:table-row>
        <table:table-row table:style-name="ro2">
          <table:table-cell office:value-type="float" office:value="24399" calcext:value-type="float">
            <text:p>243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89]*-1" office:value-type="float" office:value="-0.318" calcext:value-type="float">
            <text:p>-0.318</text:p>
          </table:table-cell>
          <table:table-cell table:formula="of:=[.D489]*([.A489]-[.A488])+[.E488]" office:value-type="float" office:value="-7745.84999999998" calcext:value-type="float">
            <text:p>-7745.8</text:p>
          </table:table-cell>
          <table:table-cell table:formula="of:=[.E489]/3600" office:value-type="float" office:value="-2.15162499999999" calcext:value-type="float">
            <text:p>-2.152</text:p>
          </table:table-cell>
          <table:table-cell table:number-columns-repeated="7"/>
        </table:table-row>
        <table:table-row table:style-name="ro2">
          <table:table-cell office:value-type="float" office:value="24449" calcext:value-type="float">
            <text:p>244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90]*-1" office:value-type="float" office:value="-0.318" calcext:value-type="float">
            <text:p>-0.318</text:p>
          </table:table-cell>
          <table:table-cell table:formula="of:=[.D490]*([.A490]-[.A489])+[.E489]" office:value-type="float" office:value="-7761.74999999998" calcext:value-type="float">
            <text:p>-7761.7</text:p>
          </table:table-cell>
          <table:table-cell table:formula="of:=[.E490]/3600" office:value-type="float" office:value="-2.15604166666666" calcext:value-type="float">
            <text:p>-2.156</text:p>
          </table:table-cell>
          <table:table-cell table:number-columns-repeated="7"/>
        </table:table-row>
        <table:table-row table:style-name="ro2">
          <table:table-cell office:value-type="float" office:value="24499" calcext:value-type="float">
            <text:p>244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9" calcext:value-type="float">
            <text:p>0.319</text:p>
          </table:table-cell>
          <table:table-cell table:formula="of:=[.C491]*-1" office:value-type="float" office:value="-0.319" calcext:value-type="float">
            <text:p>-0.319</text:p>
          </table:table-cell>
          <table:table-cell table:formula="of:=[.D491]*([.A491]-[.A490])+[.E490]" office:value-type="float" office:value="-7777.69999999998" calcext:value-type="float">
            <text:p>-7777.7</text:p>
          </table:table-cell>
          <table:table-cell table:formula="of:=[.E491]/3600" office:value-type="float" office:value="-2.16047222222222" calcext:value-type="float">
            <text:p>-2.160</text:p>
          </table:table-cell>
          <table:table-cell table:number-columns-repeated="7"/>
        </table:table-row>
        <table:table-row table:style-name="ro2">
          <table:table-cell office:value-type="float" office:value="24549" calcext:value-type="float">
            <text:p>245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92]*-1" office:value-type="float" office:value="-0.318" calcext:value-type="float">
            <text:p>-0.318</text:p>
          </table:table-cell>
          <table:table-cell table:formula="of:=[.D492]*([.A492]-[.A491])+[.E491]" office:value-type="float" office:value="-7793.59999999998" calcext:value-type="float">
            <text:p>-7793.6</text:p>
          </table:table-cell>
          <table:table-cell table:formula="of:=[.E492]/3600" office:value-type="float" office:value="-2.16488888888888" calcext:value-type="float">
            <text:p>-2.165</text:p>
          </table:table-cell>
          <table:table-cell table:number-columns-repeated="7"/>
        </table:table-row>
        <table:table-row table:style-name="ro2">
          <table:table-cell office:value-type="float" office:value="24599" calcext:value-type="float">
            <text:p>245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93]*-1" office:value-type="float" office:value="-0.318" calcext:value-type="float">
            <text:p>-0.318</text:p>
          </table:table-cell>
          <table:table-cell table:formula="of:=[.D493]*([.A493]-[.A492])+[.E492]" office:value-type="float" office:value="-7809.49999999998" calcext:value-type="float">
            <text:p>-7809.5</text:p>
          </table:table-cell>
          <table:table-cell table:formula="of:=[.E493]/3600" office:value-type="float" office:value="-2.16930555555555" calcext:value-type="float">
            <text:p>-2.169</text:p>
          </table:table-cell>
          <table:table-cell table:number-columns-repeated="7"/>
        </table:table-row>
        <table:table-row table:style-name="ro2">
          <table:table-cell office:value-type="float" office:value="24649" calcext:value-type="float">
            <text:p>246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94]*-1" office:value-type="float" office:value="-0.318" calcext:value-type="float">
            <text:p>-0.318</text:p>
          </table:table-cell>
          <table:table-cell table:formula="of:=[.D494]*([.A494]-[.A493])+[.E493]" office:value-type="float" office:value="-7825.39999999998" calcext:value-type="float">
            <text:p>-7825.4</text:p>
          </table:table-cell>
          <table:table-cell table:formula="of:=[.E494]/3600" office:value-type="float" office:value="-2.17372222222222" calcext:value-type="float">
            <text:p>-2.174</text:p>
          </table:table-cell>
          <table:table-cell table:number-columns-repeated="7"/>
        </table:table-row>
        <table:table-row table:style-name="ro2">
          <table:table-cell office:value-type="float" office:value="24699" calcext:value-type="float">
            <text:p>246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95]*-1" office:value-type="float" office:value="-0.317" calcext:value-type="float">
            <text:p>-0.317</text:p>
          </table:table-cell>
          <table:table-cell table:formula="of:=[.D495]*([.A495]-[.A494])+[.E494]" office:value-type="float" office:value="-7841.24999999998" calcext:value-type="float">
            <text:p>-7841.2</text:p>
          </table:table-cell>
          <table:table-cell table:formula="of:=[.E495]/3600" office:value-type="float" office:value="-2.17812499999999" calcext:value-type="float">
            <text:p>-2.178</text:p>
          </table:table-cell>
          <table:table-cell table:number-columns-repeated="7"/>
        </table:table-row>
        <table:table-row table:style-name="ro2">
          <table:table-cell office:value-type="float" office:value="24749" calcext:value-type="float">
            <text:p>247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9" calcext:value-type="float">
            <text:p>0.319</text:p>
          </table:table-cell>
          <table:table-cell table:formula="of:=[.C496]*-1" office:value-type="float" office:value="-0.319" calcext:value-type="float">
            <text:p>-0.319</text:p>
          </table:table-cell>
          <table:table-cell table:formula="of:=[.D496]*([.A496]-[.A495])+[.E495]" office:value-type="float" office:value="-7857.19999999998" calcext:value-type="float">
            <text:p>-7857.2</text:p>
          </table:table-cell>
          <table:table-cell table:formula="of:=[.E496]/3600" office:value-type="float" office:value="-2.18255555555555" calcext:value-type="float">
            <text:p>-2.183</text:p>
          </table:table-cell>
          <table:table-cell table:number-columns-repeated="7"/>
        </table:table-row>
        <table:table-row table:style-name="ro2">
          <table:table-cell office:value-type="float" office:value="24799" calcext:value-type="float">
            <text:p>247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97]*-1" office:value-type="float" office:value="-0.317" calcext:value-type="float">
            <text:p>-0.317</text:p>
          </table:table-cell>
          <table:table-cell table:formula="of:=[.D497]*([.A497]-[.A496])+[.E496]" office:value-type="float" office:value="-7873.04999999998" calcext:value-type="float">
            <text:p>-7873.0</text:p>
          </table:table-cell>
          <table:table-cell table:formula="of:=[.E497]/3600" office:value-type="float" office:value="-2.18695833333333" calcext:value-type="float">
            <text:p>-2.187</text:p>
          </table:table-cell>
          <table:table-cell table:number-columns-repeated="7"/>
        </table:table-row>
        <table:table-row table:style-name="ro2">
          <table:table-cell office:value-type="float" office:value="24849" calcext:value-type="float">
            <text:p>248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98]*-1" office:value-type="float" office:value="-0.317" calcext:value-type="float">
            <text:p>-0.317</text:p>
          </table:table-cell>
          <table:table-cell table:formula="of:=[.D498]*([.A498]-[.A497])+[.E497]" office:value-type="float" office:value="-7888.89999999998" calcext:value-type="float">
            <text:p>-7888.9</text:p>
          </table:table-cell>
          <table:table-cell table:formula="of:=[.E498]/3600" office:value-type="float" office:value="-2.19136111111111" calcext:value-type="float">
            <text:p>-2.191</text:p>
          </table:table-cell>
          <table:table-cell table:number-columns-repeated="7"/>
        </table:table-row>
        <table:table-row table:style-name="ro2">
          <table:table-cell office:value-type="float" office:value="24899" calcext:value-type="float">
            <text:p>248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[.C499]*-1" office:value-type="float" office:value="-0.317" calcext:value-type="float">
            <text:p>-0.317</text:p>
          </table:table-cell>
          <table:table-cell table:formula="of:=[.D499]*([.A499]-[.A498])+[.E498]" office:value-type="float" office:value="-7904.74999999998" calcext:value-type="float">
            <text:p>-7904.7</text:p>
          </table:table-cell>
          <table:table-cell table:formula="of:=[.E499]/3600" office:value-type="float" office:value="-2.19576388888888" calcext:value-type="float">
            <text:p>-2.196</text:p>
          </table:table-cell>
          <table:table-cell table:number-columns-repeated="7"/>
        </table:table-row>
        <table:table-row table:style-name="ro2">
          <table:table-cell office:value-type="float" office:value="24949" calcext:value-type="float">
            <text:p>249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0]*-1" office:value-type="float" office:value="-0.318" calcext:value-type="float">
            <text:p>-0.318</text:p>
          </table:table-cell>
          <table:table-cell table:formula="of:=[.D500]*([.A500]-[.A499])+[.E499]" office:value-type="float" office:value="-7920.64999999998" calcext:value-type="float">
            <text:p>-7920.6</text:p>
          </table:table-cell>
          <table:table-cell table:formula="of:=[.E500]/3600" office:value-type="float" office:value="-2.20018055555555" calcext:value-type="float">
            <text:p>-2.200</text:p>
          </table:table-cell>
          <table:table-cell table:number-columns-repeated="7"/>
        </table:table-row>
        <table:table-row table:style-name="ro2">
          <table:table-cell office:value-type="float" office:value="24999" calcext:value-type="float">
            <text:p>249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1]*-1" office:value-type="float" office:value="-0.318" calcext:value-type="float">
            <text:p>-0.318</text:p>
          </table:table-cell>
          <table:table-cell table:formula="of:=[.D501]*([.A501]-[.A500])+[.E500]" office:value-type="float" office:value="-7936.54999999998" calcext:value-type="float">
            <text:p>-7936.5</text:p>
          </table:table-cell>
          <table:table-cell table:formula="of:=[.E501]/3600" office:value-type="float" office:value="-2.20459722222222" calcext:value-type="float">
            <text:p>-2.205</text:p>
          </table:table-cell>
          <table:table-cell table:number-columns-repeated="7"/>
        </table:table-row>
        <table:table-row table:style-name="ro2">
          <table:table-cell office:value-type="float" office:value="25049" calcext:value-type="float">
            <text:p>250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2]*-1" office:value-type="float" office:value="-0.318" calcext:value-type="float">
            <text:p>-0.318</text:p>
          </table:table-cell>
          <table:table-cell table:formula="of:=[.D502]*([.A502]-[.A501])+[.E501]" office:value-type="float" office:value="-7952.44999999998" calcext:value-type="float">
            <text:p>-7952.4</text:p>
          </table:table-cell>
          <table:table-cell table:formula="of:=[.E502]/3600" office:value-type="float" office:value="-2.20901388888888" calcext:value-type="float">
            <text:p>-2.209</text:p>
          </table:table-cell>
          <table:table-cell table:number-columns-repeated="7"/>
        </table:table-row>
        <table:table-row table:style-name="ro2">
          <table:table-cell office:value-type="float" office:value="25099" calcext:value-type="float">
            <text:p>250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503]*-1" office:value-type="float" office:value="-0.317" calcext:value-type="float">
            <text:p>-0.317</text:p>
          </table:table-cell>
          <table:table-cell table:formula="of:=[.D503]*([.A503]-[.A502])+[.E502]" office:value-type="float" office:value="-7968.29999999998" calcext:value-type="float">
            <text:p>-7968.3</text:p>
          </table:table-cell>
          <table:table-cell table:formula="of:=[.E503]/3600" office:value-type="float" office:value="-2.21341666666666" calcext:value-type="float">
            <text:p>-2.213</text:p>
          </table:table-cell>
          <table:table-cell table:number-columns-repeated="7"/>
        </table:table-row>
        <table:table-row table:style-name="ro2">
          <table:table-cell office:value-type="float" office:value="25149" calcext:value-type="float">
            <text:p>251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504]*-1" office:value-type="float" office:value="-0.318" calcext:value-type="float">
            <text:p>-0.318</text:p>
          </table:table-cell>
          <table:table-cell table:formula="of:=[.D504]*([.A504]-[.A503])+[.E503]" office:value-type="float" office:value="-7984.19999999998" calcext:value-type="float">
            <text:p>-7984.2</text:p>
          </table:table-cell>
          <table:table-cell table:formula="of:=[.E504]/3600" office:value-type="float" office:value="-2.21783333333333" calcext:value-type="float">
            <text:p>-2.218</text:p>
          </table:table-cell>
          <table:table-cell table:number-columns-repeated="7"/>
        </table:table-row>
        <table:table-row table:style-name="ro2">
          <table:table-cell office:value-type="float" office:value="25199" calcext:value-type="float">
            <text:p>251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  <table:table-cell table:formula="of:=[.C505]*-1" office:value-type="float" office:value="-0.316" calcext:value-type="float">
            <text:p>-0.316</text:p>
          </table:table-cell>
          <table:table-cell table:formula="of:=[.D505]*([.A505]-[.A504])+[.E504]" office:value-type="float" office:value="-7999.99999999998" calcext:value-type="float">
            <text:p>-8000.0</text:p>
          </table:table-cell>
          <table:table-cell table:formula="of:=[.E505]/3600" office:value-type="float" office:value="-2.22222222222222" calcext:value-type="float">
            <text:p>-2.222</text:p>
          </table:table-cell>
          <table:table-cell table:number-columns-repeated="7"/>
        </table:table-row>
        <table:table-row table:style-name="ro2">
          <table:table-cell office:value-type="float" office:value="25249" calcext:value-type="float">
            <text:p>252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6]*-1" office:value-type="float" office:value="-0.318" calcext:value-type="float">
            <text:p>-0.318</text:p>
          </table:table-cell>
          <table:table-cell table:formula="of:=[.D506]*([.A506]-[.A505])+[.E505]" office:value-type="float" office:value="-8015.89999999998" calcext:value-type="float">
            <text:p>-8015.9</text:p>
          </table:table-cell>
          <table:table-cell table:formula="of:=[.E506]/3600" office:value-type="float" office:value="-2.22663888888888" calcext:value-type="float">
            <text:p>-2.227</text:p>
          </table:table-cell>
          <table:table-cell table:number-columns-repeated="7"/>
        </table:table-row>
        <table:table-row table:style-name="ro2">
          <table:table-cell office:value-type="float" office:value="25299" calcext:value-type="float">
            <text:p>252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7]*-1" office:value-type="float" office:value="-0.318" calcext:value-type="float">
            <text:p>-0.318</text:p>
          </table:table-cell>
          <table:table-cell table:formula="of:=[.D507]*([.A507]-[.A506])+[.E506]" office:value-type="float" office:value="-8031.79999999998" calcext:value-type="float">
            <text:p>-8031.8</text:p>
          </table:table-cell>
          <table:table-cell table:formula="of:=[.E507]/3600" office:value-type="float" office:value="-2.23105555555555" calcext:value-type="float">
            <text:p>-2.231</text:p>
          </table:table-cell>
          <table:table-cell table:number-columns-repeated="7"/>
        </table:table-row>
        <table:table-row table:style-name="ro2">
          <table:table-cell office:value-type="float" office:value="25349" calcext:value-type="float">
            <text:p>253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8]*-1" office:value-type="float" office:value="-0.318" calcext:value-type="float">
            <text:p>-0.318</text:p>
          </table:table-cell>
          <table:table-cell table:formula="of:=[.D508]*([.A508]-[.A507])+[.E507]" office:value-type="float" office:value="-8047.69999999998" calcext:value-type="float">
            <text:p>-8047.7</text:p>
          </table:table-cell>
          <table:table-cell table:formula="of:=[.E508]/3600" office:value-type="float" office:value="-2.23547222222222" calcext:value-type="float">
            <text:p>-2.235</text:p>
          </table:table-cell>
          <table:table-cell table:number-columns-repeated="7"/>
        </table:table-row>
        <table:table-row table:style-name="ro2">
          <table:table-cell office:value-type="float" office:value="25399" calcext:value-type="float">
            <text:p>253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9" calcext:value-type="float">
            <text:p>0.319</text:p>
          </table:table-cell>
          <table:table-cell table:formula="of:=[.C509]*-1" office:value-type="float" office:value="-0.319" calcext:value-type="float">
            <text:p>-0.319</text:p>
          </table:table-cell>
          <table:table-cell table:formula="of:=[.D509]*([.A509]-[.A508])+[.E508]" office:value-type="float" office:value="-8063.64999999998" calcext:value-type="float">
            <text:p>-8063.6</text:p>
          </table:table-cell>
          <table:table-cell table:formula="of:=[.E509]/3600" office:value-type="float" office:value="-2.23990277777777" calcext:value-type="float">
            <text:p>-2.240</text:p>
          </table:table-cell>
          <table:table-cell table:number-columns-repeated="7"/>
        </table:table-row>
        <table:table-row table:style-name="ro2">
          <table:table-cell office:value-type="float" office:value="25449" calcext:value-type="float">
            <text:p>254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[.C510]*-1" office:value-type="float" office:value="-0.317" calcext:value-type="float">
            <text:p>-0.317</text:p>
          </table:table-cell>
          <table:table-cell table:formula="of:=[.D510]*([.A510]-[.A509])+[.E509]" office:value-type="float" office:value="-8079.49999999998" calcext:value-type="float">
            <text:p>-8079.5</text:p>
          </table:table-cell>
          <table:table-cell table:formula="of:=[.E510]/3600" office:value-type="float" office:value="-2.24430555555555" calcext:value-type="float">
            <text:p>-2.244</text:p>
          </table:table-cell>
          <table:table-cell table:number-columns-repeated="7"/>
        </table:table-row>
        <table:table-row table:style-name="ro2">
          <table:table-cell office:value-type="float" office:value="25499" calcext:value-type="float">
            <text:p>254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1]*-1" office:value-type="float" office:value="-0.318" calcext:value-type="float">
            <text:p>-0.318</text:p>
          </table:table-cell>
          <table:table-cell table:formula="of:=[.D511]*([.A511]-[.A510])+[.E510]" office:value-type="float" office:value="-8095.39999999998" calcext:value-type="float">
            <text:p>-8095.4</text:p>
          </table:table-cell>
          <table:table-cell table:formula="of:=[.E511]/3600" office:value-type="float" office:value="-2.24872222222222" calcext:value-type="float">
            <text:p>-2.249</text:p>
          </table:table-cell>
          <table:table-cell table:number-columns-repeated="7"/>
        </table:table-row>
        <table:table-row table:style-name="ro2">
          <table:table-cell office:value-type="float" office:value="25549" calcext:value-type="float">
            <text:p>255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9" calcext:value-type="float">
            <text:p>0.319</text:p>
          </table:table-cell>
          <table:table-cell table:formula="of:=[.C512]*-1" office:value-type="float" office:value="-0.319" calcext:value-type="float">
            <text:p>-0.319</text:p>
          </table:table-cell>
          <table:table-cell table:formula="of:=[.D512]*([.A512]-[.A511])+[.E511]" office:value-type="float" office:value="-8111.34999999998" calcext:value-type="float">
            <text:p>-8111.3</text:p>
          </table:table-cell>
          <table:table-cell table:formula="of:=[.E512]/3600" office:value-type="float" office:value="-2.25315277777777" calcext:value-type="float">
            <text:p>-2.253</text:p>
          </table:table-cell>
          <table:table-cell table:number-columns-repeated="7"/>
        </table:table-row>
        <table:table-row table:style-name="ro2">
          <table:table-cell office:value-type="float" office:value="25599" calcext:value-type="float">
            <text:p>255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[.C513]*-1" office:value-type="float" office:value="-0.317" calcext:value-type="float">
            <text:p>-0.317</text:p>
          </table:table-cell>
          <table:table-cell table:formula="of:=[.D513]*([.A513]-[.A512])+[.E512]" office:value-type="float" office:value="-8127.19999999998" calcext:value-type="float">
            <text:p>-8127.2</text:p>
          </table:table-cell>
          <table:table-cell table:formula="of:=[.E513]/3600" office:value-type="float" office:value="-2.25755555555555" calcext:value-type="float">
            <text:p>-2.258</text:p>
          </table:table-cell>
          <table:table-cell table:number-columns-repeated="7"/>
        </table:table-row>
        <table:table-row table:style-name="ro2">
          <table:table-cell office:value-type="float" office:value="25649" calcext:value-type="float">
            <text:p>256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[.C514]*-1" office:value-type="float" office:value="-0.317" calcext:value-type="float">
            <text:p>-0.317</text:p>
          </table:table-cell>
          <table:table-cell table:formula="of:=[.D514]*([.A514]-[.A513])+[.E513]" office:value-type="float" office:value="-8143.04999999998" calcext:value-type="float">
            <text:p>-8143.0</text:p>
          </table:table-cell>
          <table:table-cell table:formula="of:=[.E514]/3600" office:value-type="float" office:value="-2.26195833333333" calcext:value-type="float">
            <text:p>-2.262</text:p>
          </table:table-cell>
          <table:table-cell table:number-columns-repeated="7"/>
        </table:table-row>
        <table:table-row table:style-name="ro2">
          <table:table-cell office:value-type="float" office:value="25699" calcext:value-type="float">
            <text:p>256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5]*-1" office:value-type="float" office:value="-0.318" calcext:value-type="float">
            <text:p>-0.318</text:p>
          </table:table-cell>
          <table:table-cell table:formula="of:=[.D515]*([.A515]-[.A514])+[.E514]" office:value-type="float" office:value="-8158.94999999998" calcext:value-type="float">
            <text:p>-8158.9</text:p>
          </table:table-cell>
          <table:table-cell table:formula="of:=[.E515]/3600" office:value-type="float" office:value="-2.26637499999999" calcext:value-type="float">
            <text:p>-2.266</text:p>
          </table:table-cell>
          <table:table-cell table:number-columns-repeated="7"/>
        </table:table-row>
        <table:table-row table:style-name="ro2">
          <table:table-cell office:value-type="float" office:value="25749" calcext:value-type="float">
            <text:p>257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6]*-1" office:value-type="float" office:value="-0.318" calcext:value-type="float">
            <text:p>-0.318</text:p>
          </table:table-cell>
          <table:table-cell table:formula="of:=[.D516]*([.A516]-[.A515])+[.E515]" office:value-type="float" office:value="-8174.84999999998" calcext:value-type="float">
            <text:p>-8174.8</text:p>
          </table:table-cell>
          <table:table-cell table:formula="of:=[.E516]/3600" office:value-type="float" office:value="-2.27079166666666" calcext:value-type="float">
            <text:p>-2.271</text:p>
          </table:table-cell>
          <table:table-cell table:number-columns-repeated="7"/>
        </table:table-row>
        <table:table-row table:style-name="ro2">
          <table:table-cell office:value-type="float" office:value="25799" calcext:value-type="float">
            <text:p>257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7]*-1" office:value-type="float" office:value="-0.318" calcext:value-type="float">
            <text:p>-0.318</text:p>
          </table:table-cell>
          <table:table-cell table:formula="of:=[.D517]*([.A517]-[.A516])+[.E516]" office:value-type="float" office:value="-8190.74999999998" calcext:value-type="float">
            <text:p>-8190.7</text:p>
          </table:table-cell>
          <table:table-cell table:formula="of:=[.E517]/3600" office:value-type="float" office:value="-2.27520833333333" calcext:value-type="float">
            <text:p>-2.275</text:p>
          </table:table-cell>
          <table:table-cell table:number-columns-repeated="7"/>
        </table:table-row>
        <table:table-row table:style-name="ro2">
          <table:table-cell office:value-type="float" office:value="25849" calcext:value-type="float">
            <text:p>258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8]*-1" office:value-type="float" office:value="-0.318" calcext:value-type="float">
            <text:p>-0.318</text:p>
          </table:table-cell>
          <table:table-cell table:formula="of:=[.D518]*([.A518]-[.A517])+[.E517]" office:value-type="float" office:value="-8206.64999999998" calcext:value-type="float">
            <text:p>-8206.6</text:p>
          </table:table-cell>
          <table:table-cell table:formula="of:=[.E518]/3600" office:value-type="float" office:value="-2.27962499999999" calcext:value-type="float">
            <text:p>-2.280</text:p>
          </table:table-cell>
          <table:table-cell table:number-columns-repeated="7"/>
        </table:table-row>
        <table:table-row table:style-name="ro2">
          <table:table-cell office:value-type="float" office:value="25899" calcext:value-type="float">
            <text:p>258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19]*-1" office:value-type="float" office:value="-0.317" calcext:value-type="float">
            <text:p>-0.317</text:p>
          </table:table-cell>
          <table:table-cell table:formula="of:=[.D519]*([.A519]-[.A518])+[.E518]" office:value-type="float" office:value="-8222.49999999998" calcext:value-type="float">
            <text:p>-8222.5</text:p>
          </table:table-cell>
          <table:table-cell table:formula="of:=[.E519]/3600" office:value-type="float" office:value="-2.28402777777777" calcext:value-type="float">
            <text:p>-2.284</text:p>
          </table:table-cell>
          <table:table-cell table:number-columns-repeated="7"/>
        </table:table-row>
        <table:table-row table:style-name="ro2">
          <table:table-cell office:value-type="float" office:value="25949" calcext:value-type="float">
            <text:p>259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0]*-1" office:value-type="float" office:value="-0.318" calcext:value-type="float">
            <text:p>-0.318</text:p>
          </table:table-cell>
          <table:table-cell table:formula="of:=[.D520]*([.A520]-[.A519])+[.E519]" office:value-type="float" office:value="-8238.39999999998" calcext:value-type="float">
            <text:p>-8238.4</text:p>
          </table:table-cell>
          <table:table-cell table:formula="of:=[.E520]/3600" office:value-type="float" office:value="-2.28844444444444" calcext:value-type="float">
            <text:p>-2.288</text:p>
          </table:table-cell>
          <table:table-cell table:number-columns-repeated="7"/>
        </table:table-row>
        <table:table-row table:style-name="ro2">
          <table:table-cell office:value-type="float" office:value="25999" calcext:value-type="float">
            <text:p>259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21]*-1" office:value-type="float" office:value="-0.317" calcext:value-type="float">
            <text:p>-0.317</text:p>
          </table:table-cell>
          <table:table-cell table:formula="of:=[.D521]*([.A521]-[.A520])+[.E520]" office:value-type="float" office:value="-8254.24999999998" calcext:value-type="float">
            <text:p>-8254.2</text:p>
          </table:table-cell>
          <table:table-cell table:formula="of:=[.E521]/3600" office:value-type="float" office:value="-2.29284722222222" calcext:value-type="float">
            <text:p>-2.293</text:p>
          </table:table-cell>
          <table:table-cell table:number-columns-repeated="7"/>
        </table:table-row>
        <table:table-row table:style-name="ro2">
          <table:table-cell office:value-type="float" office:value="26049" calcext:value-type="float">
            <text:p>260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2]*-1" office:value-type="float" office:value="-0.318" calcext:value-type="float">
            <text:p>-0.318</text:p>
          </table:table-cell>
          <table:table-cell table:formula="of:=[.D522]*([.A522]-[.A521])+[.E521]" office:value-type="float" office:value="-8270.14999999998" calcext:value-type="float">
            <text:p>-8270.1</text:p>
          </table:table-cell>
          <table:table-cell table:formula="of:=[.E522]/3600" office:value-type="float" office:value="-2.29726388888888" calcext:value-type="float">
            <text:p>-2.297</text:p>
          </table:table-cell>
          <table:table-cell table:number-columns-repeated="7"/>
        </table:table-row>
        <table:table-row table:style-name="ro2">
          <table:table-cell office:value-type="float" office:value="26099" calcext:value-type="float">
            <text:p>260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3]*-1" office:value-type="float" office:value="-0.318" calcext:value-type="float">
            <text:p>-0.318</text:p>
          </table:table-cell>
          <table:table-cell table:formula="of:=[.D523]*([.A523]-[.A522])+[.E522]" office:value-type="float" office:value="-8286.04999999998" calcext:value-type="float">
            <text:p>-8286.0</text:p>
          </table:table-cell>
          <table:table-cell table:formula="of:=[.E523]/3600" office:value-type="float" office:value="-2.30168055555555" calcext:value-type="float">
            <text:p>-2.302</text:p>
          </table:table-cell>
          <table:table-cell table:number-columns-repeated="7"/>
        </table:table-row>
        <table:table-row table:style-name="ro2">
          <table:table-cell office:value-type="float" office:value="26149" calcext:value-type="float">
            <text:p>261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6" calcext:value-type="float">
            <text:p>0.316</text:p>
          </table:table-cell>
          <table:table-cell table:formula="of:=[.C524]*-1" office:value-type="float" office:value="-0.316" calcext:value-type="float">
            <text:p>-0.316</text:p>
          </table:table-cell>
          <table:table-cell table:formula="of:=[.D524]*([.A524]-[.A523])+[.E523]" office:value-type="float" office:value="-8301.84999999998" calcext:value-type="float">
            <text:p>-8301.8</text:p>
          </table:table-cell>
          <table:table-cell table:formula="of:=[.E524]/3600" office:value-type="float" office:value="-2.30606944444444" calcext:value-type="float">
            <text:p>-2.306</text:p>
          </table:table-cell>
          <table:table-cell table:number-columns-repeated="7"/>
        </table:table-row>
        <table:table-row table:style-name="ro2">
          <table:table-cell office:value-type="float" office:value="26199" calcext:value-type="float">
            <text:p>261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25]*-1" office:value-type="float" office:value="-0.317" calcext:value-type="float">
            <text:p>-0.317</text:p>
          </table:table-cell>
          <table:table-cell table:formula="of:=[.D525]*([.A525]-[.A524])+[.E524]" office:value-type="float" office:value="-8317.69999999998" calcext:value-type="float">
            <text:p>-8317.7</text:p>
          </table:table-cell>
          <table:table-cell table:formula="of:=[.E525]/3600" office:value-type="float" office:value="-2.31047222222222" calcext:value-type="float">
            <text:p>-2.310</text:p>
          </table:table-cell>
          <table:table-cell table:number-columns-repeated="7"/>
        </table:table-row>
        <table:table-row table:style-name="ro2">
          <table:table-cell office:value-type="float" office:value="26249" calcext:value-type="float">
            <text:p>262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6]*-1" office:value-type="float" office:value="-0.318" calcext:value-type="float">
            <text:p>-0.318</text:p>
          </table:table-cell>
          <table:table-cell table:formula="of:=[.D526]*([.A526]-[.A525])+[.E525]" office:value-type="float" office:value="-8333.59999999998" calcext:value-type="float">
            <text:p>-8333.6</text:p>
          </table:table-cell>
          <table:table-cell table:formula="of:=[.E526]/3600" office:value-type="float" office:value="-2.31488888888888" calcext:value-type="float">
            <text:p>-2.315</text:p>
          </table:table-cell>
          <table:table-cell table:number-columns-repeated="7"/>
        </table:table-row>
        <table:table-row table:style-name="ro2">
          <table:table-cell office:value-type="float" office:value="26299" calcext:value-type="float">
            <text:p>262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27]*-1" office:value-type="float" office:value="-0.317" calcext:value-type="float">
            <text:p>-0.317</text:p>
          </table:table-cell>
          <table:table-cell table:formula="of:=[.D527]*([.A527]-[.A526])+[.E526]" office:value-type="float" office:value="-8349.44999999998" calcext:value-type="float">
            <text:p>-8349.4</text:p>
          </table:table-cell>
          <table:table-cell table:formula="of:=[.E527]/3600" office:value-type="float" office:value="-2.31929166666666" calcext:value-type="float">
            <text:p>-2.319</text:p>
          </table:table-cell>
          <table:table-cell table:number-columns-repeated="7"/>
        </table:table-row>
        <table:table-row table:style-name="ro2">
          <table:table-cell office:value-type="float" office:value="26349" calcext:value-type="float">
            <text:p>263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28]*-1" office:value-type="float" office:value="-0.317" calcext:value-type="float">
            <text:p>-0.317</text:p>
          </table:table-cell>
          <table:table-cell table:formula="of:=[.D528]*([.A528]-[.A527])+[.E527]" office:value-type="float" office:value="-8365.29999999998" calcext:value-type="float">
            <text:p>-8365.3</text:p>
          </table:table-cell>
          <table:table-cell table:formula="of:=[.E528]/3600" office:value-type="float" office:value="-2.32369444444444" calcext:value-type="float">
            <text:p>-2.324</text:p>
          </table:table-cell>
          <table:table-cell table:number-columns-repeated="7"/>
        </table:table-row>
        <table:table-row table:style-name="ro2">
          <table:table-cell office:value-type="float" office:value="26399" calcext:value-type="float">
            <text:p>263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9]*-1" office:value-type="float" office:value="-0.318" calcext:value-type="float">
            <text:p>-0.318</text:p>
          </table:table-cell>
          <table:table-cell table:formula="of:=[.D529]*([.A529]-[.A528])+[.E528]" office:value-type="float" office:value="-8381.19999999998" calcext:value-type="float">
            <text:p>-8381.2</text:p>
          </table:table-cell>
          <table:table-cell table:formula="of:=[.E529]/3600" office:value-type="float" office:value="-2.3281111111111" calcext:value-type="float">
            <text:p>-2.328</text:p>
          </table:table-cell>
          <table:table-cell table:number-columns-repeated="7"/>
        </table:table-row>
        <table:table-row table:style-name="ro2">
          <table:table-cell office:value-type="float" office:value="26449" calcext:value-type="float">
            <text:p>264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0]*-1" office:value-type="float" office:value="-0.318" calcext:value-type="float">
            <text:p>-0.318</text:p>
          </table:table-cell>
          <table:table-cell table:formula="of:=[.D530]*([.A530]-[.A529])+[.E529]" office:value-type="float" office:value="-8397.09999999998" calcext:value-type="float">
            <text:p>-8397.1</text:p>
          </table:table-cell>
          <table:table-cell table:formula="of:=[.E530]/3600" office:value-type="float" office:value="-2.33252777777777" calcext:value-type="float">
            <text:p>-2.333</text:p>
          </table:table-cell>
          <table:table-cell table:number-columns-repeated="7"/>
        </table:table-row>
        <table:table-row table:style-name="ro2">
          <table:table-cell office:value-type="float" office:value="26499" calcext:value-type="float">
            <text:p>264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1]*-1" office:value-type="float" office:value="-0.318" calcext:value-type="float">
            <text:p>-0.318</text:p>
          </table:table-cell>
          <table:table-cell table:formula="of:=[.D531]*([.A531]-[.A530])+[.E530]" office:value-type="float" office:value="-8412.99999999998" calcext:value-type="float">
            <text:p>-8413.0</text:p>
          </table:table-cell>
          <table:table-cell table:formula="of:=[.E531]/3600" office:value-type="float" office:value="-2.33694444444444" calcext:value-type="float">
            <text:p>-2.337</text:p>
          </table:table-cell>
          <table:table-cell table:number-columns-repeated="7"/>
        </table:table-row>
        <table:table-row table:style-name="ro2">
          <table:table-cell office:value-type="float" office:value="26549" calcext:value-type="float">
            <text:p>265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2]*-1" office:value-type="float" office:value="-0.318" calcext:value-type="float">
            <text:p>-0.318</text:p>
          </table:table-cell>
          <table:table-cell table:formula="of:=[.D532]*([.A532]-[.A531])+[.E531]" office:value-type="float" office:value="-8428.89999999997" calcext:value-type="float">
            <text:p>-8428.9</text:p>
          </table:table-cell>
          <table:table-cell table:formula="of:=[.E532]/3600" office:value-type="float" office:value="-2.3413611111111" calcext:value-type="float">
            <text:p>-2.341</text:p>
          </table:table-cell>
          <table:table-cell table:number-columns-repeated="7"/>
        </table:table-row>
        <table:table-row table:style-name="ro2">
          <table:table-cell office:value-type="float" office:value="26599" calcext:value-type="float">
            <text:p>265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33]*-1" office:value-type="float" office:value="-0.317" calcext:value-type="float">
            <text:p>-0.317</text:p>
          </table:table-cell>
          <table:table-cell table:formula="of:=[.D533]*([.A533]-[.A532])+[.E532]" office:value-type="float" office:value="-8444.74999999997" calcext:value-type="float">
            <text:p>-8444.7</text:p>
          </table:table-cell>
          <table:table-cell table:formula="of:=[.E533]/3600" office:value-type="float" office:value="-2.34576388888888" calcext:value-type="float">
            <text:p>-2.346</text:p>
          </table:table-cell>
          <table:table-cell table:number-columns-repeated="7"/>
        </table:table-row>
        <table:table-row table:style-name="ro2">
          <table:table-cell office:value-type="float" office:value="26649" calcext:value-type="float">
            <text:p>266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34]*-1" office:value-type="float" office:value="-0.317" calcext:value-type="float">
            <text:p>-0.317</text:p>
          </table:table-cell>
          <table:table-cell table:formula="of:=[.D534]*([.A534]-[.A533])+[.E533]" office:value-type="float" office:value="-8460.59999999997" calcext:value-type="float">
            <text:p>-8460.6</text:p>
          </table:table-cell>
          <table:table-cell table:formula="of:=[.E534]/3600" office:value-type="float" office:value="-2.35016666666666" calcext:value-type="float">
            <text:p>-2.350</text:p>
          </table:table-cell>
          <table:table-cell table:number-columns-repeated="7"/>
        </table:table-row>
        <table:table-row table:style-name="ro2">
          <table:table-cell office:value-type="float" office:value="26699" calcext:value-type="float">
            <text:p>266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5]*-1" office:value-type="float" office:value="-0.318" calcext:value-type="float">
            <text:p>-0.318</text:p>
          </table:table-cell>
          <table:table-cell table:formula="of:=[.D535]*([.A535]-[.A534])+[.E534]" office:value-type="float" office:value="-8476.49999999998" calcext:value-type="float">
            <text:p>-8476.5</text:p>
          </table:table-cell>
          <table:table-cell table:formula="of:=[.E535]/3600" office:value-type="float" office:value="-2.35458333333333" calcext:value-type="float">
            <text:p>-2.355</text:p>
          </table:table-cell>
          <table:table-cell table:number-columns-repeated="7"/>
        </table:table-row>
        <table:table-row table:style-name="ro2">
          <table:table-cell office:value-type="float" office:value="26749" calcext:value-type="float">
            <text:p>267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6]*-1" office:value-type="float" office:value="-0.318" calcext:value-type="float">
            <text:p>-0.318</text:p>
          </table:table-cell>
          <table:table-cell table:formula="of:=[.D536]*([.A536]-[.A535])+[.E535]" office:value-type="float" office:value="-8492.39999999997" calcext:value-type="float">
            <text:p>-8492.4</text:p>
          </table:table-cell>
          <table:table-cell table:formula="of:=[.E536]/3600" office:value-type="float" office:value="-2.35899999999999" calcext:value-type="float">
            <text:p>-2.359</text:p>
          </table:table-cell>
          <table:table-cell table:number-columns-repeated="7"/>
        </table:table-row>
        <table:table-row table:style-name="ro2">
          <table:table-cell office:value-type="float" office:value="26799" calcext:value-type="float">
            <text:p>267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37]*-1" office:value-type="float" office:value="-0.317" calcext:value-type="float">
            <text:p>-0.317</text:p>
          </table:table-cell>
          <table:table-cell table:formula="of:=[.D537]*([.A537]-[.A536])+[.E536]" office:value-type="float" office:value="-8508.24999999997" calcext:value-type="float">
            <text:p>-8508.2</text:p>
          </table:table-cell>
          <table:table-cell table:formula="of:=[.E537]/3600" office:value-type="float" office:value="-2.36340277777777" calcext:value-type="float">
            <text:p>-2.363</text:p>
          </table:table-cell>
          <table:table-cell table:number-columns-repeated="7"/>
        </table:table-row>
        <table:table-row table:style-name="ro2">
          <table:table-cell office:value-type="float" office:value="26849" calcext:value-type="float">
            <text:p>268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38]*-1" office:value-type="float" office:value="-0.318" calcext:value-type="float">
            <text:p>-0.318</text:p>
          </table:table-cell>
          <table:table-cell table:formula="of:=[.D538]*([.A538]-[.A537])+[.E537]" office:value-type="float" office:value="-8524.14999999997" calcext:value-type="float">
            <text:p>-8524.1</text:p>
          </table:table-cell>
          <table:table-cell table:formula="of:=[.E538]/3600" office:value-type="float" office:value="-2.36781944444444" calcext:value-type="float">
            <text:p>-2.368</text:p>
          </table:table-cell>
          <table:table-cell table:number-columns-repeated="7"/>
        </table:table-row>
        <table:table-row table:style-name="ro2">
          <table:table-cell office:value-type="float" office:value="26899" calcext:value-type="float">
            <text:p>268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39]*-1" office:value-type="float" office:value="-0.318" calcext:value-type="float">
            <text:p>-0.318</text:p>
          </table:table-cell>
          <table:table-cell table:formula="of:=[.D539]*([.A539]-[.A538])+[.E538]" office:value-type="float" office:value="-8540.04999999997" calcext:value-type="float">
            <text:p>-8540.0</text:p>
          </table:table-cell>
          <table:table-cell table:formula="of:=[.E539]/3600" office:value-type="float" office:value="-2.3722361111111" calcext:value-type="float">
            <text:p>-2.372</text:p>
          </table:table-cell>
          <table:table-cell table:number-columns-repeated="7"/>
        </table:table-row>
        <table:table-row table:style-name="ro2">
          <table:table-cell office:value-type="float" office:value="26949" calcext:value-type="float">
            <text:p>269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0]*-1" office:value-type="float" office:value="-0.318" calcext:value-type="float">
            <text:p>-0.318</text:p>
          </table:table-cell>
          <table:table-cell table:formula="of:=[.D540]*([.A540]-[.A539])+[.E539]" office:value-type="float" office:value="-8555.94999999997" calcext:value-type="float">
            <text:p>-8555.9</text:p>
          </table:table-cell>
          <table:table-cell table:formula="of:=[.E540]/3600" office:value-type="float" office:value="-2.37665277777777" calcext:value-type="float">
            <text:p>-2.377</text:p>
          </table:table-cell>
          <table:table-cell table:number-columns-repeated="7"/>
        </table:table-row>
        <table:table-row table:style-name="ro2">
          <table:table-cell office:value-type="float" office:value="26999" calcext:value-type="float">
            <text:p>269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1]*-1" office:value-type="float" office:value="-0.318" calcext:value-type="float">
            <text:p>-0.318</text:p>
          </table:table-cell>
          <table:table-cell table:formula="of:=[.D541]*([.A541]-[.A540])+[.E540]" office:value-type="float" office:value="-8571.84999999997" calcext:value-type="float">
            <text:p>-8571.8</text:p>
          </table:table-cell>
          <table:table-cell table:formula="of:=[.E541]/3600" office:value-type="float" office:value="-2.38106944444444" calcext:value-type="float">
            <text:p>-2.381</text:p>
          </table:table-cell>
          <table:table-cell table:number-columns-repeated="7"/>
        </table:table-row>
        <table:table-row table:style-name="ro2">
          <table:table-cell office:value-type="float" office:value="27049" calcext:value-type="float">
            <text:p>270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2]*-1" office:value-type="float" office:value="-0.318" calcext:value-type="float">
            <text:p>-0.318</text:p>
          </table:table-cell>
          <table:table-cell table:formula="of:=[.D542]*([.A542]-[.A541])+[.E541]" office:value-type="float" office:value="-8587.74999999997" calcext:value-type="float">
            <text:p>-8587.7</text:p>
          </table:table-cell>
          <table:table-cell table:formula="of:=[.E542]/3600" office:value-type="float" office:value="-2.3854861111111" calcext:value-type="float">
            <text:p>-2.385</text:p>
          </table:table-cell>
          <table:table-cell table:number-columns-repeated="7"/>
        </table:table-row>
        <table:table-row table:style-name="ro2">
          <table:table-cell office:value-type="float" office:value="27099" calcext:value-type="float">
            <text:p>270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43]*-1" office:value-type="float" office:value="-0.317" calcext:value-type="float">
            <text:p>-0.317</text:p>
          </table:table-cell>
          <table:table-cell table:formula="of:=[.D543]*([.A543]-[.A542])+[.E542]" office:value-type="float" office:value="-8603.59999999997" calcext:value-type="float">
            <text:p>-8603.6</text:p>
          </table:table-cell>
          <table:table-cell table:formula="of:=[.E543]/3600" office:value-type="float" office:value="-2.38988888888888" calcext:value-type="float">
            <text:p>-2.390</text:p>
          </table:table-cell>
          <table:table-cell table:number-columns-repeated="7"/>
        </table:table-row>
        <table:table-row table:style-name="ro2">
          <table:table-cell office:value-type="float" office:value="27149" calcext:value-type="float">
            <text:p>271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4]*-1" office:value-type="float" office:value="-0.318" calcext:value-type="float">
            <text:p>-0.318</text:p>
          </table:table-cell>
          <table:table-cell table:formula="of:=[.D544]*([.A544]-[.A543])+[.E543]" office:value-type="float" office:value="-8619.49999999997" calcext:value-type="float">
            <text:p>-8619.5</text:p>
          </table:table-cell>
          <table:table-cell table:formula="of:=[.E544]/3600" office:value-type="float" office:value="-2.39430555555555" calcext:value-type="float">
            <text:p>-2.394</text:p>
          </table:table-cell>
          <table:table-cell table:number-columns-repeated="7"/>
        </table:table-row>
        <table:table-row table:style-name="ro2">
          <table:table-cell office:value-type="float" office:value="27199" calcext:value-type="float">
            <text:p>271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45]*-1" office:value-type="float" office:value="-0.317" calcext:value-type="float">
            <text:p>-0.317</text:p>
          </table:table-cell>
          <table:table-cell table:formula="of:=[.D545]*([.A545]-[.A544])+[.E544]" office:value-type="float" office:value="-8635.34999999997" calcext:value-type="float">
            <text:p>-8635.3</text:p>
          </table:table-cell>
          <table:table-cell table:formula="of:=[.E545]/3600" office:value-type="float" office:value="-2.39870833333333" calcext:value-type="float">
            <text:p>-2.399</text:p>
          </table:table-cell>
          <table:table-cell table:number-columns-repeated="7"/>
        </table:table-row>
        <table:table-row table:style-name="ro2">
          <table:table-cell office:value-type="float" office:value="27249" calcext:value-type="float">
            <text:p>272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9" calcext:value-type="float">
            <text:p>0.319</text:p>
          </table:table-cell>
          <table:table-cell table:formula="of:=[.C546]*-1" office:value-type="float" office:value="-0.319" calcext:value-type="float">
            <text:p>-0.319</text:p>
          </table:table-cell>
          <table:table-cell table:formula="of:=[.D546]*([.A546]-[.A545])+[.E545]" office:value-type="float" office:value="-8651.29999999997" calcext:value-type="float">
            <text:p>-8651.3</text:p>
          </table:table-cell>
          <table:table-cell table:formula="of:=[.E546]/3600" office:value-type="float" office:value="-2.40313888888888" calcext:value-type="float">
            <text:p>-2.403</text:p>
          </table:table-cell>
          <table:table-cell table:number-columns-repeated="7"/>
        </table:table-row>
        <table:table-row table:style-name="ro2">
          <table:table-cell office:value-type="float" office:value="27299" calcext:value-type="float">
            <text:p>272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7]*-1" office:value-type="float" office:value="-0.318" calcext:value-type="float">
            <text:p>-0.318</text:p>
          </table:table-cell>
          <table:table-cell table:formula="of:=[.D547]*([.A547]-[.A546])+[.E546]" office:value-type="float" office:value="-8667.19999999997" calcext:value-type="float">
            <text:p>-8667.2</text:p>
          </table:table-cell>
          <table:table-cell table:formula="of:=[.E547]/3600" office:value-type="float" office:value="-2.40755555555555" calcext:value-type="float">
            <text:p>-2.408</text:p>
          </table:table-cell>
          <table:table-cell table:number-columns-repeated="7"/>
        </table:table-row>
        <table:table-row table:style-name="ro2">
          <table:table-cell office:value-type="float" office:value="27349" calcext:value-type="float">
            <text:p>273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48]*-1" office:value-type="float" office:value="-0.317" calcext:value-type="float">
            <text:p>-0.317</text:p>
          </table:table-cell>
          <table:table-cell table:formula="of:=[.D548]*([.A548]-[.A547])+[.E547]" office:value-type="float" office:value="-8683.04999999997" calcext:value-type="float">
            <text:p>-8683.0</text:p>
          </table:table-cell>
          <table:table-cell table:formula="of:=[.E548]/3600" office:value-type="float" office:value="-2.41195833333333" calcext:value-type="float">
            <text:p>-2.412</text:p>
          </table:table-cell>
          <table:table-cell table:number-columns-repeated="7"/>
        </table:table-row>
        <table:table-row table:style-name="ro2">
          <table:table-cell office:value-type="float" office:value="27399" calcext:value-type="float">
            <text:p>273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49]*-1" office:value-type="float" office:value="-0.317" calcext:value-type="float">
            <text:p>-0.317</text:p>
          </table:table-cell>
          <table:table-cell table:formula="of:=[.D549]*([.A549]-[.A548])+[.E548]" office:value-type="float" office:value="-8698.89999999997" calcext:value-type="float">
            <text:p>-8698.9</text:p>
          </table:table-cell>
          <table:table-cell table:formula="of:=[.E549]/3600" office:value-type="float" office:value="-2.4163611111111" calcext:value-type="float">
            <text:p>-2.416</text:p>
          </table:table-cell>
          <table:table-cell table:number-columns-repeated="7"/>
        </table:table-row>
        <table:table-row table:style-name="ro2">
          <table:table-cell office:value-type="float" office:value="27449" calcext:value-type="float">
            <text:p>274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50]*-1" office:value-type="float" office:value="-0.318" calcext:value-type="float">
            <text:p>-0.318</text:p>
          </table:table-cell>
          <table:table-cell table:formula="of:=[.D550]*([.A550]-[.A549])+[.E549]" office:value-type="float" office:value="-8714.79999999997" calcext:value-type="float">
            <text:p>-8714.8</text:p>
          </table:table-cell>
          <table:table-cell table:formula="of:=[.E550]/3600" office:value-type="float" office:value="-2.42077777777777" calcext:value-type="float">
            <text:p>-2.421</text:p>
          </table:table-cell>
          <table:table-cell table:number-columns-repeated="7"/>
        </table:table-row>
        <table:table-row table:style-name="ro2">
          <table:table-cell office:value-type="float" office:value="27499" calcext:value-type="float">
            <text:p>274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6" calcext:value-type="float">
            <text:p>0.316</text:p>
          </table:table-cell>
          <table:table-cell table:formula="of:=[.C551]*-1" office:value-type="float" office:value="-0.316" calcext:value-type="float">
            <text:p>-0.316</text:p>
          </table:table-cell>
          <table:table-cell table:formula="of:=[.D551]*([.A551]-[.A550])+[.E550]" office:value-type="float" office:value="-8730.59999999997" calcext:value-type="float">
            <text:p>-8730.6</text:p>
          </table:table-cell>
          <table:table-cell table:formula="of:=[.E551]/3600" office:value-type="float" office:value="-2.42516666666666" calcext:value-type="float">
            <text:p>-2.425</text:p>
          </table:table-cell>
          <table:table-cell table:number-columns-repeated="7"/>
        </table:table-row>
        <table:table-row table:style-name="ro2">
          <table:table-cell office:value-type="float" office:value="27549" calcext:value-type="float">
            <text:p>275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52]*-1" office:value-type="float" office:value="-0.318" calcext:value-type="float">
            <text:p>-0.318</text:p>
          </table:table-cell>
          <table:table-cell table:formula="of:=[.D552]*([.A552]-[.A551])+[.E551]" office:value-type="float" office:value="-8746.49999999997" calcext:value-type="float">
            <text:p>-8746.5</text:p>
          </table:table-cell>
          <table:table-cell table:formula="of:=[.E552]/3600" office:value-type="float" office:value="-2.42958333333333" calcext:value-type="float">
            <text:p>-2.430</text:p>
          </table:table-cell>
          <table:table-cell table:number-columns-repeated="7"/>
        </table:table-row>
        <table:table-row table:style-name="ro2">
          <table:table-cell office:value-type="float" office:value="27599" calcext:value-type="float">
            <text:p>275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53]*-1" office:value-type="float" office:value="-0.318" calcext:value-type="float">
            <text:p>-0.318</text:p>
          </table:table-cell>
          <table:table-cell table:formula="of:=[.D553]*([.A553]-[.A552])+[.E552]" office:value-type="float" office:value="-8762.39999999997" calcext:value-type="float">
            <text:p>-8762.4</text:p>
          </table:table-cell>
          <table:table-cell table:formula="of:=[.E553]/3600" office:value-type="float" office:value="-2.43399999999999" calcext:value-type="float">
            <text:p>-2.434</text:p>
          </table:table-cell>
          <table:table-cell table:number-columns-repeated="7"/>
        </table:table-row>
        <table:table-row table:style-name="ro2">
          <table:table-cell office:value-type="float" office:value="27649" calcext:value-type="float">
            <text:p>276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54]*-1" office:value-type="float" office:value="-0.318" calcext:value-type="float">
            <text:p>-0.318</text:p>
          </table:table-cell>
          <table:table-cell table:formula="of:=[.D554]*([.A554]-[.A553])+[.E553]" office:value-type="float" office:value="-8778.29999999997" calcext:value-type="float">
            <text:p>-8778.3</text:p>
          </table:table-cell>
          <table:table-cell table:formula="of:=[.E554]/3600" office:value-type="float" office:value="-2.43841666666666" calcext:value-type="float">
            <text:p>-2.438</text:p>
          </table:table-cell>
          <table:table-cell table:number-columns-repeated="7"/>
        </table:table-row>
        <table:table-row table:style-name="ro2">
          <table:table-cell office:value-type="float" office:value="27699" calcext:value-type="float">
            <text:p>276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55]*-1" office:value-type="float" office:value="-0.317" calcext:value-type="float">
            <text:p>-0.317</text:p>
          </table:table-cell>
          <table:table-cell table:formula="of:=[.D555]*([.A555]-[.A554])+[.E554]" office:value-type="float" office:value="-8794.14999999997" calcext:value-type="float">
            <text:p>-8794.1</text:p>
          </table:table-cell>
          <table:table-cell table:formula="of:=[.E555]/3600" office:value-type="float" office:value="-2.44281944444444" calcext:value-type="float">
            <text:p>-2.443</text:p>
          </table:table-cell>
          <table:table-cell table:number-columns-repeated="7"/>
        </table:table-row>
        <table:table-row table:style-name="ro2">
          <table:table-cell office:value-type="float" office:value="27749" calcext:value-type="float">
            <text:p>277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56]*-1" office:value-type="float" office:value="-0.317" calcext:value-type="float">
            <text:p>-0.317</text:p>
          </table:table-cell>
          <table:table-cell table:formula="of:=[.D556]*([.A556]-[.A555])+[.E555]" office:value-type="float" office:value="-8809.99999999997" calcext:value-type="float">
            <text:p>-8810.0</text:p>
          </table:table-cell>
          <table:table-cell table:formula="of:=[.E556]/3600" office:value-type="float" office:value="-2.44722222222221" calcext:value-type="float">
            <text:p>-2.447</text:p>
          </table:table-cell>
          <table:table-cell table:number-columns-repeated="7"/>
        </table:table-row>
        <table:table-row table:style-name="ro2">
          <table:table-cell office:value-type="float" office:value="27799" calcext:value-type="float">
            <text:p>277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57]*-1" office:value-type="float" office:value="-0.317" calcext:value-type="float">
            <text:p>-0.317</text:p>
          </table:table-cell>
          <table:table-cell table:formula="of:=[.D557]*([.A557]-[.A556])+[.E556]" office:value-type="float" office:value="-8825.84999999997" calcext:value-type="float">
            <text:p>-8825.8</text:p>
          </table:table-cell>
          <table:table-cell table:formula="of:=[.E557]/3600" office:value-type="float" office:value="-2.45162499999999" calcext:value-type="float">
            <text:p>-2.452</text:p>
          </table:table-cell>
          <table:table-cell table:number-columns-repeated="7"/>
        </table:table-row>
        <table:table-row table:style-name="ro2">
          <table:table-cell office:value-type="float" office:value="27849" calcext:value-type="float">
            <text:p>278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58]*-1" office:value-type="float" office:value="-0.317" calcext:value-type="float">
            <text:p>-0.317</text:p>
          </table:table-cell>
          <table:table-cell table:formula="of:=[.D558]*([.A558]-[.A557])+[.E557]" office:value-type="float" office:value="-8841.69999999997" calcext:value-type="float">
            <text:p>-8841.7</text:p>
          </table:table-cell>
          <table:table-cell table:formula="of:=[.E558]/3600" office:value-type="float" office:value="-2.45602777777777" calcext:value-type="float">
            <text:p>-2.456</text:p>
          </table:table-cell>
          <table:table-cell table:number-columns-repeated="7"/>
        </table:table-row>
        <table:table-row table:style-name="ro2">
          <table:table-cell office:value-type="float" office:value="27899" calcext:value-type="float">
            <text:p>278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 table:formula="of:=[.C559]*-1" office:value-type="float" office:value="-0.319" calcext:value-type="float">
            <text:p>-0.319</text:p>
          </table:table-cell>
          <table:table-cell table:formula="of:=[.D559]*([.A559]-[.A558])+[.E558]" office:value-type="float" office:value="-8857.64999999998" calcext:value-type="float">
            <text:p>-8857.6</text:p>
          </table:table-cell>
          <table:table-cell table:formula="of:=[.E559]/3600" office:value-type="float" office:value="-2.46045833333333" calcext:value-type="float">
            <text:p>-2.460</text:p>
          </table:table-cell>
          <table:table-cell table:number-columns-repeated="7"/>
        </table:table-row>
        <table:table-row table:style-name="ro2">
          <table:table-cell office:value-type="float" office:value="27949" calcext:value-type="float">
            <text:p>279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60]*-1" office:value-type="float" office:value="-0.318" calcext:value-type="float">
            <text:p>-0.318</text:p>
          </table:table-cell>
          <table:table-cell table:formula="of:=[.D560]*([.A560]-[.A559])+[.E559]" office:value-type="float" office:value="-8873.54999999997" calcext:value-type="float">
            <text:p>-8873.5</text:p>
          </table:table-cell>
          <table:table-cell table:formula="of:=[.E560]/3600" office:value-type="float" office:value="-2.46487499999999" calcext:value-type="float">
            <text:p>-2.465</text:p>
          </table:table-cell>
          <table:table-cell table:number-columns-repeated="7"/>
        </table:table-row>
        <table:table-row table:style-name="ro2">
          <table:table-cell office:value-type="float" office:value="27999" calcext:value-type="float">
            <text:p>279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61]*-1" office:value-type="float" office:value="-0.318" calcext:value-type="float">
            <text:p>-0.318</text:p>
          </table:table-cell>
          <table:table-cell table:formula="of:=[.D561]*([.A561]-[.A560])+[.E560]" office:value-type="float" office:value="-8889.44999999997" calcext:value-type="float">
            <text:p>-8889.4</text:p>
          </table:table-cell>
          <table:table-cell table:formula="of:=[.E561]/3600" office:value-type="float" office:value="-2.46929166666666" calcext:value-type="float">
            <text:p>-2.469</text:p>
          </table:table-cell>
          <table:table-cell table:number-columns-repeated="7"/>
        </table:table-row>
        <table:table-row table:style-name="ro2">
          <table:table-cell office:value-type="float" office:value="28049" calcext:value-type="float">
            <text:p>280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2]*-1" office:value-type="float" office:value="-0.317" calcext:value-type="float">
            <text:p>-0.317</text:p>
          </table:table-cell>
          <table:table-cell table:formula="of:=[.D562]*([.A562]-[.A561])+[.E561]" office:value-type="float" office:value="-8905.29999999997" calcext:value-type="float">
            <text:p>-8905.3</text:p>
          </table:table-cell>
          <table:table-cell table:formula="of:=[.E562]/3600" office:value-type="float" office:value="-2.47369444444444" calcext:value-type="float">
            <text:p>-2.474</text:p>
          </table:table-cell>
          <table:table-cell table:number-columns-repeated="7"/>
        </table:table-row>
        <table:table-row table:style-name="ro2">
          <table:table-cell office:value-type="float" office:value="28099" calcext:value-type="float">
            <text:p>280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3]*-1" office:value-type="float" office:value="-0.317" calcext:value-type="float">
            <text:p>-0.317</text:p>
          </table:table-cell>
          <table:table-cell table:formula="of:=[.D563]*([.A563]-[.A562])+[.E562]" office:value-type="float" office:value="-8921.14999999997" calcext:value-type="float">
            <text:p>-8921.1</text:p>
          </table:table-cell>
          <table:table-cell table:formula="of:=[.E563]/3600" office:value-type="float" office:value="-2.47809722222221" calcext:value-type="float">
            <text:p>-2.478</text:p>
          </table:table-cell>
          <table:table-cell table:number-columns-repeated="7"/>
        </table:table-row>
        <table:table-row table:style-name="ro2">
          <table:table-cell office:value-type="float" office:value="28149" calcext:value-type="float">
            <text:p>281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64]*-1" office:value-type="float" office:value="-0.318" calcext:value-type="float">
            <text:p>-0.318</text:p>
          </table:table-cell>
          <table:table-cell table:formula="of:=[.D564]*([.A564]-[.A563])+[.E563]" office:value-type="float" office:value="-8937.04999999997" calcext:value-type="float">
            <text:p>-8937.0</text:p>
          </table:table-cell>
          <table:table-cell table:formula="of:=[.E564]/3600" office:value-type="float" office:value="-2.48251388888888" calcext:value-type="float">
            <text:p>-2.483</text:p>
          </table:table-cell>
          <table:table-cell table:number-columns-repeated="7"/>
        </table:table-row>
        <table:table-row table:style-name="ro2">
          <table:table-cell office:value-type="float" office:value="28199" calcext:value-type="float">
            <text:p>281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 table:formula="of:=[.C565]*-1" office:value-type="float" office:value="-0.319" calcext:value-type="float">
            <text:p>-0.319</text:p>
          </table:table-cell>
          <table:table-cell table:formula="of:=[.D565]*([.A565]-[.A564])+[.E564]" office:value-type="float" office:value="-8952.99999999997" calcext:value-type="float">
            <text:p>-8953.0</text:p>
          </table:table-cell>
          <table:table-cell table:formula="of:=[.E565]/3600" office:value-type="float" office:value="-2.48694444444444" calcext:value-type="float">
            <text:p>-2.487</text:p>
          </table:table-cell>
          <table:table-cell table:number-columns-repeated="7"/>
        </table:table-row>
        <table:table-row table:style-name="ro2">
          <table:table-cell office:value-type="float" office:value="28249" calcext:value-type="float">
            <text:p>282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6]*-1" office:value-type="float" office:value="-0.317" calcext:value-type="float">
            <text:p>-0.317</text:p>
          </table:table-cell>
          <table:table-cell table:formula="of:=[.D566]*([.A566]-[.A565])+[.E565]" office:value-type="float" office:value="-8968.84999999998" calcext:value-type="float">
            <text:p>-8968.8</text:p>
          </table:table-cell>
          <table:table-cell table:formula="of:=[.E566]/3600" office:value-type="float" office:value="-2.49134722222221" calcext:value-type="float">
            <text:p>-2.491</text:p>
          </table:table-cell>
          <table:table-cell table:number-columns-repeated="7"/>
        </table:table-row>
        <table:table-row table:style-name="ro2">
          <table:table-cell office:value-type="float" office:value="28299" calcext:value-type="float">
            <text:p>282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7]*-1" office:value-type="float" office:value="-0.317" calcext:value-type="float">
            <text:p>-0.317</text:p>
          </table:table-cell>
          <table:table-cell table:formula="of:=[.D567]*([.A567]-[.A566])+[.E566]" office:value-type="float" office:value="-8984.69999999998" calcext:value-type="float">
            <text:p>-8984.7</text:p>
          </table:table-cell>
          <table:table-cell table:formula="of:=[.E567]/3600" office:value-type="float" office:value="-2.49574999999999" calcext:value-type="float">
            <text:p>-2.496</text:p>
          </table:table-cell>
          <table:table-cell table:number-columns-repeated="7"/>
        </table:table-row>
        <table:table-row table:style-name="ro2">
          <table:table-cell office:value-type="float" office:value="28349" calcext:value-type="float">
            <text:p>283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8]*-1" office:value-type="float" office:value="-0.317" calcext:value-type="float">
            <text:p>-0.317</text:p>
          </table:table-cell>
          <table:table-cell table:formula="of:=[.D568]*([.A568]-[.A567])+[.E567]" office:value-type="float" office:value="-9000.54999999998" calcext:value-type="float">
            <text:p>-9000.5</text:p>
          </table:table-cell>
          <table:table-cell table:formula="of:=[.E568]/3600" office:value-type="float" office:value="-2.50015277777777" calcext:value-type="float">
            <text:p>-2.500</text:p>
          </table:table-cell>
          <table:table-cell table:number-columns-repeated="7"/>
        </table:table-row>
        <table:table-row table:style-name="ro2">
          <table:table-cell office:value-type="float" office:value="28399" calcext:value-type="float">
            <text:p>283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69]*-1" office:value-type="float" office:value="-0.318" calcext:value-type="float">
            <text:p>-0.318</text:p>
          </table:table-cell>
          <table:table-cell table:formula="of:=[.D569]*([.A569]-[.A568])+[.E568]" office:value-type="float" office:value="-9016.44999999998" calcext:value-type="float">
            <text:p>-9016.4</text:p>
          </table:table-cell>
          <table:table-cell table:formula="of:=[.E569]/3600" office:value-type="float" office:value="-2.50456944444444" calcext:value-type="float">
            <text:p>-2.505</text:p>
          </table:table-cell>
          <table:table-cell table:number-columns-repeated="7"/>
        </table:table-row>
        <table:table-row table:style-name="ro2">
          <table:table-cell office:value-type="float" office:value="28449" calcext:value-type="float">
            <text:p>284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70]*-1" office:value-type="float" office:value="-0.317" calcext:value-type="float">
            <text:p>-0.317</text:p>
          </table:table-cell>
          <table:table-cell table:formula="of:=[.D570]*([.A570]-[.A569])+[.E569]" office:value-type="float" office:value="-9032.29999999998" calcext:value-type="float">
            <text:p>-9032.3</text:p>
          </table:table-cell>
          <table:table-cell table:formula="of:=[.E570]/3600" office:value-type="float" office:value="-2.50897222222222" calcext:value-type="float">
            <text:p>-2.509</text:p>
          </table:table-cell>
          <table:table-cell table:number-columns-repeated="7"/>
        </table:table-row>
        <table:table-row table:style-name="ro2">
          <table:table-cell office:value-type="float" office:value="28499" calcext:value-type="float">
            <text:p>284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71]*-1" office:value-type="float" office:value="-0.317" calcext:value-type="float">
            <text:p>-0.317</text:p>
          </table:table-cell>
          <table:table-cell table:formula="of:=[.D571]*([.A571]-[.A570])+[.E570]" office:value-type="float" office:value="-9048.14999999998" calcext:value-type="float">
            <text:p>-9048.1</text:p>
          </table:table-cell>
          <table:table-cell table:formula="of:=[.E571]/3600" office:value-type="float" office:value="-2.51337499999999" calcext:value-type="float">
            <text:p>-2.513</text:p>
          </table:table-cell>
          <table:table-cell table:number-columns-repeated="7"/>
        </table:table-row>
        <table:table-row table:style-name="ro2">
          <table:table-cell office:value-type="float" office:value="28549" calcext:value-type="float">
            <text:p>285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72]*-1" office:value-type="float" office:value="-0.317" calcext:value-type="float">
            <text:p>-0.317</text:p>
          </table:table-cell>
          <table:table-cell table:formula="of:=[.D572]*([.A572]-[.A571])+[.E571]" office:value-type="float" office:value="-9063.99999999998" calcext:value-type="float">
            <text:p>-9064.0</text:p>
          </table:table-cell>
          <table:table-cell table:formula="of:=[.E572]/3600" office:value-type="float" office:value="-2.51777777777777" calcext:value-type="float">
            <text:p>-2.518</text:p>
          </table:table-cell>
          <table:table-cell table:number-columns-repeated="7"/>
        </table:table-row>
        <table:table-row table:style-name="ro2">
          <table:table-cell office:value-type="float" office:value="28599" calcext:value-type="float">
            <text:p>285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6" calcext:value-type="float">
            <text:p>0.316</text:p>
          </table:table-cell>
          <table:table-cell table:formula="of:=[.C573]*-1" office:value-type="float" office:value="-0.316" calcext:value-type="float">
            <text:p>-0.316</text:p>
          </table:table-cell>
          <table:table-cell table:formula="of:=[.D573]*([.A573]-[.A572])+[.E572]" office:value-type="float" office:value="-9079.79999999998" calcext:value-type="float">
            <text:p>-9079.8</text:p>
          </table:table-cell>
          <table:table-cell table:formula="of:=[.E573]/3600" office:value-type="float" office:value="-2.52216666666666" calcext:value-type="float">
            <text:p>-2.522</text:p>
          </table:table-cell>
          <table:table-cell table:number-columns-repeated="7"/>
        </table:table-row>
        <table:table-row table:style-name="ro2">
          <table:table-cell office:value-type="float" office:value="28649" calcext:value-type="float">
            <text:p>286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74]*-1" office:value-type="float" office:value="-0.318" calcext:value-type="float">
            <text:p>-0.318</text:p>
          </table:table-cell>
          <table:table-cell table:formula="of:=[.D574]*([.A574]-[.A573])+[.E573]" office:value-type="float" office:value="-9095.69999999998" calcext:value-type="float">
            <text:p>-9095.7</text:p>
          </table:table-cell>
          <table:table-cell table:formula="of:=[.E574]/3600" office:value-type="float" office:value="-2.52658333333333" calcext:value-type="float">
            <text:p>-2.527</text:p>
          </table:table-cell>
          <table:table-cell table:number-columns-repeated="7"/>
        </table:table-row>
        <table:table-row table:style-name="ro2">
          <table:table-cell office:value-type="float" office:value="28699" calcext:value-type="float">
            <text:p>286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75]*-1" office:value-type="float" office:value="-0.318" calcext:value-type="float">
            <text:p>-0.318</text:p>
          </table:table-cell>
          <table:table-cell table:formula="of:=[.D575]*([.A575]-[.A574])+[.E574]" office:value-type="float" office:value="-9111.59999999997" calcext:value-type="float">
            <text:p>-9111.6</text:p>
          </table:table-cell>
          <table:table-cell table:formula="of:=[.E575]/3600" office:value-type="float" office:value="-2.53099999999999" calcext:value-type="float">
            <text:p>-2.531</text:p>
          </table:table-cell>
          <table:table-cell table:number-columns-repeated="7"/>
        </table:table-row>
        <table:table-row table:style-name="ro2">
          <table:table-cell office:value-type="float" office:value="28749" calcext:value-type="float">
            <text:p>287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76]*-1" office:value-type="float" office:value="-0.318" calcext:value-type="float">
            <text:p>-0.318</text:p>
          </table:table-cell>
          <table:table-cell table:formula="of:=[.D576]*([.A576]-[.A575])+[.E575]" office:value-type="float" office:value="-9127.49999999997" calcext:value-type="float">
            <text:p>-9127.5</text:p>
          </table:table-cell>
          <table:table-cell table:formula="of:=[.E576]/3600" office:value-type="float" office:value="-2.53541666666666" calcext:value-type="float">
            <text:p>-2.535</text:p>
          </table:table-cell>
          <table:table-cell table:number-columns-repeated="7"/>
        </table:table-row>
        <table:table-row table:style-name="ro2">
          <table:table-cell office:value-type="float" office:value="28799" calcext:value-type="float">
            <text:p>287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77]*-1" office:value-type="float" office:value="-0.318" calcext:value-type="float">
            <text:p>-0.318</text:p>
          </table:table-cell>
          <table:table-cell table:formula="of:=[.D577]*([.A577]-[.A576])+[.E576]" office:value-type="float" office:value="-9143.39999999998" calcext:value-type="float">
            <text:p>-9143.4</text:p>
          </table:table-cell>
          <table:table-cell table:formula="of:=[.E577]/3600" office:value-type="float" office:value="-2.53983333333333" calcext:value-type="float">
            <text:p>-2.540</text:p>
          </table:table-cell>
          <table:table-cell table:number-columns-repeated="7"/>
        </table:table-row>
        <table:table-row table:style-name="ro2">
          <table:table-cell office:value-type="float" office:value="28849" calcext:value-type="float">
            <text:p>288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78]*-1" office:value-type="float" office:value="-0.318" calcext:value-type="float">
            <text:p>-0.318</text:p>
          </table:table-cell>
          <table:table-cell table:formula="of:=[.D578]*([.A578]-[.A577])+[.E577]" office:value-type="float" office:value="-9159.29999999997" calcext:value-type="float">
            <text:p>-9159.3</text:p>
          </table:table-cell>
          <table:table-cell table:formula="of:=[.E578]/3600" office:value-type="float" office:value="-2.54424999999999" calcext:value-type="float">
            <text:p>-2.544</text:p>
          </table:table-cell>
          <table:table-cell table:number-columns-repeated="7"/>
        </table:table-row>
        <table:table-row table:style-name="ro2">
          <table:table-cell office:value-type="float" office:value="28899" calcext:value-type="float">
            <text:p>288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 table:formula="of:=[.C579]*-1" office:value-type="float" office:value="-0.319" calcext:value-type="float">
            <text:p>-0.319</text:p>
          </table:table-cell>
          <table:table-cell table:formula="of:=[.D579]*([.A579]-[.A578])+[.E578]" office:value-type="float" office:value="-9175.24999999998" calcext:value-type="float">
            <text:p>-9175.2</text:p>
          </table:table-cell>
          <table:table-cell table:formula="of:=[.E579]/3600" office:value-type="float" office:value="-2.54868055555555" calcext:value-type="float">
            <text:p>-2.549</text:p>
          </table:table-cell>
          <table:table-cell table:number-columns-repeated="7"/>
        </table:table-row>
        <table:table-row table:style-name="ro2">
          <table:table-cell office:value-type="float" office:value="28949" calcext:value-type="float">
            <text:p>289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80]*-1" office:value-type="float" office:value="-0.318" calcext:value-type="float">
            <text:p>-0.318</text:p>
          </table:table-cell>
          <table:table-cell table:formula="of:=[.D580]*([.A580]-[.A579])+[.E579]" office:value-type="float" office:value="-9191.14999999997" calcext:value-type="float">
            <text:p>-9191.1</text:p>
          </table:table-cell>
          <table:table-cell table:formula="of:=[.E580]/3600" office:value-type="float" office:value="-2.55309722222221" calcext:value-type="float">
            <text:p>-2.553</text:p>
          </table:table-cell>
          <table:table-cell table:number-columns-repeated="7"/>
        </table:table-row>
        <table:table-row table:style-name="ro2">
          <table:table-cell office:value-type="float" office:value="28999" calcext:value-type="float">
            <text:p>289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81]*-1" office:value-type="float" office:value="-0.317" calcext:value-type="float">
            <text:p>-0.317</text:p>
          </table:table-cell>
          <table:table-cell table:formula="of:=[.D581]*([.A581]-[.A580])+[.E580]" office:value-type="float" office:value="-9206.99999999997" calcext:value-type="float">
            <text:p>-9207.0</text:p>
          </table:table-cell>
          <table:table-cell table:formula="of:=[.E581]/3600" office:value-type="float" office:value="-2.55749999999999" calcext:value-type="float">
            <text:p>-2.557</text:p>
          </table:table-cell>
          <table:table-cell table:number-columns-repeated="7"/>
        </table:table-row>
        <table:table-row table:style-name="ro2">
          <table:table-cell office:value-type="float" office:value="29049" calcext:value-type="float">
            <text:p>290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82]*-1" office:value-type="float" office:value="-0.317" calcext:value-type="float">
            <text:p>-0.317</text:p>
          </table:table-cell>
          <table:table-cell table:formula="of:=[.D582]*([.A582]-[.A581])+[.E581]" office:value-type="float" office:value="-9222.84999999997" calcext:value-type="float">
            <text:p>-9222.8</text:p>
          </table:table-cell>
          <table:table-cell table:formula="of:=[.E582]/3600" office:value-type="float" office:value="-2.56190277777777" calcext:value-type="float">
            <text:p>-2.562</text:p>
          </table:table-cell>
          <table:table-cell table:number-columns-repeated="7"/>
        </table:table-row>
        <table:table-row table:style-name="ro2">
          <table:table-cell office:value-type="float" office:value="29099" calcext:value-type="float">
            <text:p>290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 table:formula="of:=[.C583]*-1" office:value-type="float" office:value="-0.319" calcext:value-type="float">
            <text:p>-0.319</text:p>
          </table:table-cell>
          <table:table-cell table:formula="of:=[.D583]*([.A583]-[.A582])+[.E582]" office:value-type="float" office:value="-9238.79999999998" calcext:value-type="float">
            <text:p>-9238.8</text:p>
          </table:table-cell>
          <table:table-cell table:formula="of:=[.E583]/3600" office:value-type="float" office:value="-2.56633333333333" calcext:value-type="float">
            <text:p>-2.566</text:p>
          </table:table-cell>
          <table:table-cell table:number-columns-repeated="7"/>
        </table:table-row>
        <table:table-row table:style-name="ro2">
          <table:table-cell office:value-type="float" office:value="29149" calcext:value-type="float">
            <text:p>291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84]*-1" office:value-type="float" office:value="-0.318" calcext:value-type="float">
            <text:p>-0.318</text:p>
          </table:table-cell>
          <table:table-cell table:formula="of:=[.D584]*([.A584]-[.A583])+[.E583]" office:value-type="float" office:value="-9254.69999999998" calcext:value-type="float">
            <text:p>-9254.7</text:p>
          </table:table-cell>
          <table:table-cell table:formula="of:=[.E584]/3600" office:value-type="float" office:value="-2.57074999999999" calcext:value-type="float">
            <text:p>-2.571</text:p>
          </table:table-cell>
          <table:table-cell table:number-columns-repeated="7"/>
        </table:table-row>
        <table:table-row table:style-name="ro2">
          <table:table-cell office:value-type="float" office:value="29199" calcext:value-type="float">
            <text:p>291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 table:formula="of:=[.C585]*-1" office:value-type="float" office:value="-0.319" calcext:value-type="float">
            <text:p>-0.319</text:p>
          </table:table-cell>
          <table:table-cell table:formula="of:=[.D585]*([.A585]-[.A584])+[.E584]" office:value-type="float" office:value="-9270.64999999998" calcext:value-type="float">
            <text:p>-9270.6</text:p>
          </table:table-cell>
          <table:table-cell table:formula="of:=[.E585]/3600" office:value-type="float" office:value="-2.57518055555555" calcext:value-type="float">
            <text:p>-2.575</text:p>
          </table:table-cell>
          <table:table-cell table:number-columns-repeated="7"/>
        </table:table-row>
        <table:table-row table:style-name="ro2">
          <table:table-cell office:value-type="float" office:value="29249" calcext:value-type="float">
            <text:p>292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86]*-1" office:value-type="float" office:value="-0.317" calcext:value-type="float">
            <text:p>-0.317</text:p>
          </table:table-cell>
          <table:table-cell table:formula="of:=[.D586]*([.A586]-[.A585])+[.E585]" office:value-type="float" office:value="-9286.49999999998" calcext:value-type="float">
            <text:p>-9286.5</text:p>
          </table:table-cell>
          <table:table-cell table:formula="of:=[.E586]/3600" office:value-type="float" office:value="-2.57958333333333" calcext:value-type="float">
            <text:p>-2.580</text:p>
          </table:table-cell>
          <table:table-cell table:number-columns-repeated="7"/>
        </table:table-row>
        <table:table-row table:style-name="ro2">
          <table:table-cell office:value-type="float" office:value="29299" calcext:value-type="float">
            <text:p>292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5" calcext:value-type="float">
            <text:p>0.315</text:p>
          </table:table-cell>
          <table:table-cell table:formula="of:=[.C587]*-1" office:value-type="float" office:value="-0.315" calcext:value-type="float">
            <text:p>-0.315</text:p>
          </table:table-cell>
          <table:table-cell table:formula="of:=[.D587]*([.A587]-[.A586])+[.E586]" office:value-type="float" office:value="-9302.24999999998" calcext:value-type="float">
            <text:p>-9302.2</text:p>
          </table:table-cell>
          <table:table-cell table:formula="of:=[.E587]/3600" office:value-type="float" office:value="-2.58395833333333" calcext:value-type="float">
            <text:p>-2.584</text:p>
          </table:table-cell>
          <table:table-cell table:number-columns-repeated="7"/>
        </table:table-row>
        <table:table-row table:style-name="ro2">
          <table:table-cell office:value-type="float" office:value="29349" calcext:value-type="float">
            <text:p>293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88]*-1" office:value-type="float" office:value="-0.318" calcext:value-type="float">
            <text:p>-0.318</text:p>
          </table:table-cell>
          <table:table-cell table:formula="of:=[.D588]*([.A588]-[.A587])+[.E587]" office:value-type="float" office:value="-9318.14999999998" calcext:value-type="float">
            <text:p>-9318.1</text:p>
          </table:table-cell>
          <table:table-cell table:formula="of:=[.E588]/3600" office:value-type="float" office:value="-2.58837499999999" calcext:value-type="float">
            <text:p>-2.588</text:p>
          </table:table-cell>
          <table:table-cell table:number-columns-repeated="7"/>
        </table:table-row>
        <table:table-row table:style-name="ro2">
          <table:table-cell office:value-type="float" office:value="29399" calcext:value-type="float">
            <text:p>293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  <table:table-cell table:formula="of:=[.C589]*-1" office:value-type="float" office:value="-0.316" calcext:value-type="float">
            <text:p>-0.316</text:p>
          </table:table-cell>
          <table:table-cell table:formula="of:=[.D589]*([.A589]-[.A588])+[.E588]" office:value-type="float" office:value="-9333.94999999998" calcext:value-type="float">
            <text:p>-9333.9</text:p>
          </table:table-cell>
          <table:table-cell table:formula="of:=[.E589]/3600" office:value-type="float" office:value="-2.59276388888888" calcext:value-type="float">
            <text:p>-2.593</text:p>
          </table:table-cell>
          <table:table-cell table:number-columns-repeated="7"/>
        </table:table-row>
        <table:table-row table:style-name="ro2">
          <table:table-cell office:value-type="float" office:value="29449" calcext:value-type="float">
            <text:p>294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 table:formula="of:=[.C590]*-1" office:value-type="float" office:value="-0.319" calcext:value-type="float">
            <text:p>-0.319</text:p>
          </table:table-cell>
          <table:table-cell table:formula="of:=[.D590]*([.A590]-[.A589])+[.E589]" office:value-type="float" office:value="-9349.89999999998" calcext:value-type="float">
            <text:p>-9349.9</text:p>
          </table:table-cell>
          <table:table-cell table:formula="of:=[.E590]/3600" office:value-type="float" office:value="-2.59719444444444" calcext:value-type="float">
            <text:p>-2.597</text:p>
          </table:table-cell>
          <table:table-cell table:number-columns-repeated="7"/>
        </table:table-row>
        <table:table-row table:style-name="ro2">
          <table:table-cell office:value-type="float" office:value="29499" calcext:value-type="float">
            <text:p>294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91]*-1" office:value-type="float" office:value="-0.317" calcext:value-type="float">
            <text:p>-0.317</text:p>
          </table:table-cell>
          <table:table-cell table:formula="of:=[.D591]*([.A591]-[.A590])+[.E590]" office:value-type="float" office:value="-9365.74999999998" calcext:value-type="float">
            <text:p>-9365.7</text:p>
          </table:table-cell>
          <table:table-cell table:formula="of:=[.E591]/3600" office:value-type="float" office:value="-2.60159722222222" calcext:value-type="float">
            <text:p>-2.602</text:p>
          </table:table-cell>
          <table:table-cell table:number-columns-repeated="7"/>
        </table:table-row>
        <table:table-row table:style-name="ro2">
          <table:table-cell office:value-type="float" office:value="29549" calcext:value-type="float">
            <text:p>295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2]*-1" office:value-type="float" office:value="-0.318" calcext:value-type="float">
            <text:p>-0.318</text:p>
          </table:table-cell>
          <table:table-cell table:formula="of:=[.D592]*([.A592]-[.A591])+[.E591]" office:value-type="float" office:value="-9381.64999999998" calcext:value-type="float">
            <text:p>-9381.6</text:p>
          </table:table-cell>
          <table:table-cell table:formula="of:=[.E592]/3600" office:value-type="float" office:value="-2.60601388888888" calcext:value-type="float">
            <text:p>-2.606</text:p>
          </table:table-cell>
          <table:table-cell table:number-columns-repeated="7"/>
        </table:table-row>
        <table:table-row table:style-name="ro2">
          <table:table-cell office:value-type="float" office:value="29599" calcext:value-type="float">
            <text:p>295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3]*-1" office:value-type="float" office:value="-0.318" calcext:value-type="float">
            <text:p>-0.318</text:p>
          </table:table-cell>
          <table:table-cell table:formula="of:=[.D593]*([.A593]-[.A592])+[.E592]" office:value-type="float" office:value="-9397.54999999998" calcext:value-type="float">
            <text:p>-9397.5</text:p>
          </table:table-cell>
          <table:table-cell table:formula="of:=[.E593]/3600" office:value-type="float" office:value="-2.61043055555555" calcext:value-type="float">
            <text:p>-2.610</text:p>
          </table:table-cell>
          <table:table-cell table:number-columns-repeated="7"/>
        </table:table-row>
        <table:table-row table:style-name="ro2">
          <table:table-cell office:value-type="float" office:value="29649" calcext:value-type="float">
            <text:p>296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94]*-1" office:value-type="float" office:value="-0.317" calcext:value-type="float">
            <text:p>-0.317</text:p>
          </table:table-cell>
          <table:table-cell table:formula="of:=[.D594]*([.A594]-[.A593])+[.E593]" office:value-type="float" office:value="-9413.39999999998" calcext:value-type="float">
            <text:p>-9413.4</text:p>
          </table:table-cell>
          <table:table-cell table:formula="of:=[.E594]/3600" office:value-type="float" office:value="-2.61483333333333" calcext:value-type="float">
            <text:p>-2.615</text:p>
          </table:table-cell>
          <table:table-cell table:number-columns-repeated="7"/>
        </table:table-row>
        <table:table-row table:style-name="ro2">
          <table:table-cell office:value-type="float" office:value="29699" calcext:value-type="float">
            <text:p>296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5]*-1" office:value-type="float" office:value="-0.318" calcext:value-type="float">
            <text:p>-0.318</text:p>
          </table:table-cell>
          <table:table-cell table:formula="of:=[.D595]*([.A595]-[.A594])+[.E594]" office:value-type="float" office:value="-9429.29999999998" calcext:value-type="float">
            <text:p>-9429.3</text:p>
          </table:table-cell>
          <table:table-cell table:formula="of:=[.E595]/3600" office:value-type="float" office:value="-2.61924999999999" calcext:value-type="float">
            <text:p>-2.619</text:p>
          </table:table-cell>
          <table:table-cell table:number-columns-repeated="7"/>
        </table:table-row>
        <table:table-row table:style-name="ro2">
          <table:table-cell office:value-type="float" office:value="29749" calcext:value-type="float">
            <text:p>297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6]*-1" office:value-type="float" office:value="-0.318" calcext:value-type="float">
            <text:p>-0.318</text:p>
          </table:table-cell>
          <table:table-cell table:formula="of:=[.D596]*([.A596]-[.A595])+[.E595]" office:value-type="float" office:value="-9445.19999999998" calcext:value-type="float">
            <text:p>-9445.2</text:p>
          </table:table-cell>
          <table:table-cell table:formula="of:=[.E596]/3600" office:value-type="float" office:value="-2.62366666666666" calcext:value-type="float">
            <text:p>-2.624</text:p>
          </table:table-cell>
          <table:table-cell table:number-columns-repeated="7"/>
        </table:table-row>
        <table:table-row table:style-name="ro2">
          <table:table-cell office:value-type="float" office:value="29799" calcext:value-type="float">
            <text:p>297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7]*-1" office:value-type="float" office:value="-0.318" calcext:value-type="float">
            <text:p>-0.318</text:p>
          </table:table-cell>
          <table:table-cell table:formula="of:=[.D597]*([.A597]-[.A596])+[.E596]" office:value-type="float" office:value="-9461.09999999998" calcext:value-type="float">
            <text:p>-9461.1</text:p>
          </table:table-cell>
          <table:table-cell table:formula="of:=[.E597]/3600" office:value-type="float" office:value="-2.62808333333333" calcext:value-type="float">
            <text:p>-2.628</text:p>
          </table:table-cell>
          <table:table-cell table:number-columns-repeated="7"/>
        </table:table-row>
        <table:table-row table:style-name="ro2">
          <table:table-cell office:value-type="float" office:value="29849" calcext:value-type="float">
            <text:p>298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  <table:table-cell table:formula="of:=[.C598]*-1" office:value-type="float" office:value="-0.316" calcext:value-type="float">
            <text:p>-0.316</text:p>
          </table:table-cell>
          <table:table-cell table:formula="of:=[.D598]*([.A598]-[.A597])+[.E597]" office:value-type="float" office:value="-9476.89999999997" calcext:value-type="float">
            <text:p>-9476.9</text:p>
          </table:table-cell>
          <table:table-cell table:formula="of:=[.E598]/3600" office:value-type="float" office:value="-2.63247222222222" calcext:value-type="float">
            <text:p>-2.632</text:p>
          </table:table-cell>
          <table:table-cell table:number-columns-repeated="7"/>
        </table:table-row>
        <table:table-row table:style-name="ro2">
          <table:table-cell office:value-type="float" office:value="29899" calcext:value-type="float">
            <text:p>298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9]*-1" office:value-type="float" office:value="-0.318" calcext:value-type="float">
            <text:p>-0.318</text:p>
          </table:table-cell>
          <table:table-cell table:formula="of:=[.D599]*([.A599]-[.A598])+[.E598]" office:value-type="float" office:value="-9492.79999999997" calcext:value-type="float">
            <text:p>-9492.8</text:p>
          </table:table-cell>
          <table:table-cell table:formula="of:=[.E599]/3600" office:value-type="float" office:value="-2.63688888888888" calcext:value-type="float">
            <text:p>-2.637</text:p>
          </table:table-cell>
          <table:table-cell table:number-columns-repeated="7"/>
        </table:table-row>
        <table:table-row table:style-name="ro2">
          <table:table-cell office:value-type="float" office:value="29949" calcext:value-type="float">
            <text:p>299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600]*-1" office:value-type="float" office:value="-0.318" calcext:value-type="float">
            <text:p>-0.318</text:p>
          </table:table-cell>
          <table:table-cell table:formula="of:=[.D600]*([.A600]-[.A599])+[.E599]" office:value-type="float" office:value="-9508.69999999997" calcext:value-type="float">
            <text:p>-9508.7</text:p>
          </table:table-cell>
          <table:table-cell table:formula="of:=[.E600]/3600" office:value-type="float" office:value="-2.64130555555555" calcext:value-type="float">
            <text:p>-2.641</text:p>
          </table:table-cell>
          <table:table-cell table:number-columns-repeated="7"/>
        </table:table-row>
        <table:table-row table:style-name="ro2">
          <table:table-cell office:value-type="float" office:value="29999" calcext:value-type="float">
            <text:p>299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 table:formula="of:=[.C601]*-1" office:value-type="float" office:value="-0.319" calcext:value-type="float">
            <text:p>-0.319</text:p>
          </table:table-cell>
          <table:table-cell table:formula="of:=[.D601]*([.A601]-[.A600])+[.E600]" office:value-type="float" office:value="-9524.64999999997" calcext:value-type="float">
            <text:p>-9524.6</text:p>
          </table:table-cell>
          <table:table-cell table:formula="of:=[.E601]/3600" office:value-type="float" office:value="-2.6457361111111" calcext:value-type="float">
            <text:p>-2.646</text:p>
          </table:table-cell>
          <table:table-cell table:number-columns-repeated="7"/>
        </table:table-row>
        <table:table-row table:style-name="ro2">
          <table:table-cell office:value-type="float" office:value="30049" calcext:value-type="float">
            <text:p>300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2]*-1" office:value-type="float" office:value="-0.318" calcext:value-type="float">
            <text:p>-0.318</text:p>
          </table:table-cell>
          <table:table-cell table:formula="of:=[.D602]*([.A602]-[.A601])+[.E601]" office:value-type="float" office:value="-9540.54999999997" calcext:value-type="float">
            <text:p>-9540.5</text:p>
          </table:table-cell>
          <table:table-cell table:formula="of:=[.E602]/3600" office:value-type="float" office:value="-2.65015277777777" calcext:value-type="float">
            <text:p>-2.650</text:p>
          </table:table-cell>
          <table:table-cell table:number-columns-repeated="7"/>
        </table:table-row>
        <table:table-row table:style-name="ro2">
          <table:table-cell office:value-type="float" office:value="30099" calcext:value-type="float">
            <text:p>300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3]*-1" office:value-type="float" office:value="-0.318" calcext:value-type="float">
            <text:p>-0.318</text:p>
          </table:table-cell>
          <table:table-cell table:formula="of:=[.D603]*([.A603]-[.A602])+[.E602]" office:value-type="float" office:value="-9556.44999999997" calcext:value-type="float">
            <text:p>-9556.4</text:p>
          </table:table-cell>
          <table:table-cell table:formula="of:=[.E603]/3600" office:value-type="float" office:value="-2.65456944444444" calcext:value-type="float">
            <text:p>-2.655</text:p>
          </table:table-cell>
          <table:table-cell table:number-columns-repeated="7"/>
        </table:table-row>
        <table:table-row table:style-name="ro2">
          <table:table-cell office:value-type="float" office:value="30149" calcext:value-type="float">
            <text:p>301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4]*-1" office:value-type="float" office:value="-0.318" calcext:value-type="float">
            <text:p>-0.318</text:p>
          </table:table-cell>
          <table:table-cell table:formula="of:=[.D604]*([.A604]-[.A603])+[.E603]" office:value-type="float" office:value="-9572.34999999997" calcext:value-type="float">
            <text:p>-9572.3</text:p>
          </table:table-cell>
          <table:table-cell table:formula="of:=[.E604]/3600" office:value-type="float" office:value="-2.6589861111111" calcext:value-type="float">
            <text:p>-2.659</text:p>
          </table:table-cell>
          <table:table-cell table:number-columns-repeated="7"/>
        </table:table-row>
        <table:table-row table:style-name="ro2">
          <table:table-cell office:value-type="float" office:value="30199" calcext:value-type="float">
            <text:p>301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05]*-1" office:value-type="float" office:value="-0.317" calcext:value-type="float">
            <text:p>-0.317</text:p>
          </table:table-cell>
          <table:table-cell table:formula="of:=[.D605]*([.A605]-[.A604])+[.E604]" office:value-type="float" office:value="-9588.19999999997" calcext:value-type="float">
            <text:p>-9588.2</text:p>
          </table:table-cell>
          <table:table-cell table:formula="of:=[.E605]/3600" office:value-type="float" office:value="-2.66338888888888" calcext:value-type="float">
            <text:p>-2.663</text:p>
          </table:table-cell>
          <table:table-cell table:number-columns-repeated="7"/>
        </table:table-row>
        <table:table-row table:style-name="ro2">
          <table:table-cell office:value-type="float" office:value="30249" calcext:value-type="float">
            <text:p>3024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06]*-1" office:value-type="float" office:value="-0.317" calcext:value-type="float">
            <text:p>-0.317</text:p>
          </table:table-cell>
          <table:table-cell table:formula="of:=[.D606]*([.A606]-[.A605])+[.E605]" office:value-type="float" office:value="-9604.04999999997" calcext:value-type="float">
            <text:p>-9604.0</text:p>
          </table:table-cell>
          <table:table-cell table:formula="of:=[.E606]/3600" office:value-type="float" office:value="-2.66779166666666" calcext:value-type="float">
            <text:p>-2.668</text:p>
          </table:table-cell>
          <table:table-cell table:number-columns-repeated="7"/>
        </table:table-row>
        <table:table-row table:style-name="ro2">
          <table:table-cell office:value-type="float" office:value="30299" calcext:value-type="float">
            <text:p>302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7]*-1" office:value-type="float" office:value="-0.318" calcext:value-type="float">
            <text:p>-0.318</text:p>
          </table:table-cell>
          <table:table-cell table:formula="of:=[.D607]*([.A607]-[.A606])+[.E606]" office:value-type="float" office:value="-9619.94999999997" calcext:value-type="float">
            <text:p>-9619.9</text:p>
          </table:table-cell>
          <table:table-cell table:formula="of:=[.E607]/3600" office:value-type="float" office:value="-2.67220833333333" calcext:value-type="float">
            <text:p>-2.672</text:p>
          </table:table-cell>
          <table:table-cell table:number-columns-repeated="7"/>
        </table:table-row>
        <table:table-row table:style-name="ro2">
          <table:table-cell office:value-type="float" office:value="30349" calcext:value-type="float">
            <text:p>303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8]*-1" office:value-type="float" office:value="-0.318" calcext:value-type="float">
            <text:p>-0.318</text:p>
          </table:table-cell>
          <table:table-cell table:formula="of:=[.D608]*([.A608]-[.A607])+[.E607]" office:value-type="float" office:value="-9635.84999999997" calcext:value-type="float">
            <text:p>-9635.8</text:p>
          </table:table-cell>
          <table:table-cell table:formula="of:=[.E608]/3600" office:value-type="float" office:value="-2.67662499999999" calcext:value-type="float">
            <text:p>-2.677</text:p>
          </table:table-cell>
          <table:table-cell table:number-columns-repeated="7"/>
        </table:table-row>
        <table:table-row table:style-name="ro2">
          <table:table-cell office:value-type="float" office:value="30399" calcext:value-type="float">
            <text:p>303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9]*-1" office:value-type="float" office:value="-0.318" calcext:value-type="float">
            <text:p>-0.318</text:p>
          </table:table-cell>
          <table:table-cell table:formula="of:=[.D609]*([.A609]-[.A608])+[.E608]" office:value-type="float" office:value="-9651.74999999997" calcext:value-type="float">
            <text:p>-9651.7</text:p>
          </table:table-cell>
          <table:table-cell table:formula="of:=[.E609]/3600" office:value-type="float" office:value="-2.68104166666666" calcext:value-type="float">
            <text:p>-2.681</text:p>
          </table:table-cell>
          <table:table-cell table:number-columns-repeated="7"/>
        </table:table-row>
        <table:table-row table:style-name="ro2">
          <table:table-cell office:value-type="float" office:value="30449" calcext:value-type="float">
            <text:p>3044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10]*-1" office:value-type="float" office:value="-0.317" calcext:value-type="float">
            <text:p>-0.317</text:p>
          </table:table-cell>
          <table:table-cell table:formula="of:=[.D610]*([.A610]-[.A609])+[.E609]" office:value-type="float" office:value="-9667.59999999997" calcext:value-type="float">
            <text:p>-9667.6</text:p>
          </table:table-cell>
          <table:table-cell table:formula="of:=[.E610]/3600" office:value-type="float" office:value="-2.68544444444444" calcext:value-type="float">
            <text:p>-2.685</text:p>
          </table:table-cell>
          <table:table-cell table:number-columns-repeated="7"/>
        </table:table-row>
        <table:table-row table:style-name="ro2">
          <table:table-cell office:value-type="float" office:value="30499" calcext:value-type="float">
            <text:p>304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11]*-1" office:value-type="float" office:value="-0.318" calcext:value-type="float">
            <text:p>-0.318</text:p>
          </table:table-cell>
          <table:table-cell table:formula="of:=[.D611]*([.A611]-[.A610])+[.E610]" office:value-type="float" office:value="-9683.49999999997" calcext:value-type="float">
            <text:p>-9683.5</text:p>
          </table:table-cell>
          <table:table-cell table:formula="of:=[.E611]/3600" office:value-type="float" office:value="-2.6898611111111" calcext:value-type="float">
            <text:p>-2.690</text:p>
          </table:table-cell>
          <table:table-cell table:number-columns-repeated="7"/>
        </table:table-row>
        <table:table-row table:style-name="ro2">
          <table:table-cell office:value-type="float" office:value="30549" calcext:value-type="float">
            <text:p>3054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12]*-1" office:value-type="float" office:value="-0.317" calcext:value-type="float">
            <text:p>-0.317</text:p>
          </table:table-cell>
          <table:table-cell table:formula="of:=[.D612]*([.A612]-[.A611])+[.E611]" office:value-type="float" office:value="-9699.34999999997" calcext:value-type="float">
            <text:p>-9699.3</text:p>
          </table:table-cell>
          <table:table-cell table:formula="of:=[.E612]/3600" office:value-type="float" office:value="-2.69426388888888" calcext:value-type="float">
            <text:p>-2.694</text:p>
          </table:table-cell>
          <table:table-cell table:number-columns-repeated="7"/>
        </table:table-row>
        <table:table-row table:style-name="ro2">
          <table:table-cell office:value-type="float" office:value="30599" calcext:value-type="float">
            <text:p>30599</text:p>
          </table:table-cell>
          <table:table-cell office:value-type="float" office:value="3.7" calcext:value-type="float">
            <text:p>3.7</text:p>
          </table:table-cell>
          <table:table-cell office:value-type="float" office:value="0.319" calcext:value-type="float">
            <text:p>0.319</text:p>
          </table:table-cell>
          <table:table-cell table:formula="of:=[.C613]*-1" office:value-type="float" office:value="-0.319" calcext:value-type="float">
            <text:p>-0.319</text:p>
          </table:table-cell>
          <table:table-cell table:formula="of:=[.D613]*([.A613]-[.A612])+[.E612]" office:value-type="float" office:value="-9715.29999999997" calcext:value-type="float">
            <text:p>-9715.3</text:p>
          </table:table-cell>
          <table:table-cell table:formula="of:=[.E613]/3600" office:value-type="float" office:value="-2.69869444444444" calcext:value-type="float">
            <text:p>-2.699</text:p>
          </table:table-cell>
          <table:table-cell table:number-columns-repeated="7"/>
        </table:table-row>
        <table:table-row table:style-name="ro2">
          <table:table-cell office:value-type="float" office:value="30649" calcext:value-type="float">
            <text:p>306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14]*-1" office:value-type="float" office:value="-0.318" calcext:value-type="float">
            <text:p>-0.318</text:p>
          </table:table-cell>
          <table:table-cell table:formula="of:=[.D614]*([.A614]-[.A613])+[.E613]" office:value-type="float" office:value="-9731.19999999997" calcext:value-type="float">
            <text:p>-9731.2</text:p>
          </table:table-cell>
          <table:table-cell table:formula="of:=[.E614]/3600" office:value-type="float" office:value="-2.7031111111111" calcext:value-type="float">
            <text:p>-2.703</text:p>
          </table:table-cell>
          <table:table-cell table:number-columns-repeated="7"/>
        </table:table-row>
        <table:table-row table:style-name="ro2">
          <table:table-cell office:value-type="float" office:value="30699" calcext:value-type="float">
            <text:p>30699</text:p>
          </table:table-cell>
          <table:table-cell office:value-type="float" office:value="3.7" calcext:value-type="float">
            <text:p>3.7</text:p>
          </table:table-cell>
          <table:table-cell office:value-type="float" office:value="0.316" calcext:value-type="float">
            <text:p>0.316</text:p>
          </table:table-cell>
          <table:table-cell table:formula="of:=[.C615]*-1" office:value-type="float" office:value="-0.316" calcext:value-type="float">
            <text:p>-0.316</text:p>
          </table:table-cell>
          <table:table-cell table:formula="of:=[.D615]*([.A615]-[.A614])+[.E614]" office:value-type="float" office:value="-9746.99999999997" calcext:value-type="float">
            <text:p>-9747.0</text:p>
          </table:table-cell>
          <table:table-cell table:formula="of:=[.E615]/3600" office:value-type="float" office:value="-2.70749999999999" calcext:value-type="float">
            <text:p>-2.707</text:p>
          </table:table-cell>
          <table:table-cell table:number-columns-repeated="7"/>
        </table:table-row>
        <table:table-row table:style-name="ro2">
          <table:table-cell office:value-type="float" office:value="30749" calcext:value-type="float">
            <text:p>307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16]*-1" office:value-type="float" office:value="-0.318" calcext:value-type="float">
            <text:p>-0.318</text:p>
          </table:table-cell>
          <table:table-cell table:formula="of:=[.D616]*([.A616]-[.A615])+[.E615]" office:value-type="float" office:value="-9762.89999999997" calcext:value-type="float">
            <text:p>-9762.9</text:p>
          </table:table-cell>
          <table:table-cell table:formula="of:=[.E616]/3600" office:value-type="float" office:value="-2.71191666666666" calcext:value-type="float">
            <text:p>-2.712</text:p>
          </table:table-cell>
          <table:table-cell table:number-columns-repeated="7"/>
        </table:table-row>
        <table:table-row table:style-name="ro2">
          <table:table-cell office:value-type="float" office:value="30799" calcext:value-type="float">
            <text:p>307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17]*-1" office:value-type="float" office:value="-0.317" calcext:value-type="float">
            <text:p>-0.317</text:p>
          </table:table-cell>
          <table:table-cell table:formula="of:=[.D617]*([.A617]-[.A616])+[.E616]" office:value-type="float" office:value="-9778.74999999997" calcext:value-type="float">
            <text:p>-9778.7</text:p>
          </table:table-cell>
          <table:table-cell table:formula="of:=[.E617]/3600" office:value-type="float" office:value="-2.71631944444444" calcext:value-type="float">
            <text:p>-2.716</text:p>
          </table:table-cell>
          <table:table-cell table:number-columns-repeated="7"/>
        </table:table-row>
        <table:table-row table:style-name="ro2">
          <table:table-cell office:value-type="float" office:value="30849" calcext:value-type="float">
            <text:p>308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18]*-1" office:value-type="float" office:value="-0.318" calcext:value-type="float">
            <text:p>-0.318</text:p>
          </table:table-cell>
          <table:table-cell table:formula="of:=[.D618]*([.A618]-[.A617])+[.E617]" office:value-type="float" office:value="-9794.64999999997" calcext:value-type="float">
            <text:p>-9794.6</text:p>
          </table:table-cell>
          <table:table-cell table:formula="of:=[.E618]/3600" office:value-type="float" office:value="-2.7207361111111" calcext:value-type="float">
            <text:p>-2.721</text:p>
          </table:table-cell>
          <table:table-cell table:number-columns-repeated="7"/>
        </table:table-row>
        <table:table-row table:style-name="ro2">
          <table:table-cell office:value-type="float" office:value="30899" calcext:value-type="float">
            <text:p>308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19]*-1" office:value-type="float" office:value="-0.317" calcext:value-type="float">
            <text:p>-0.317</text:p>
          </table:table-cell>
          <table:table-cell table:formula="of:=[.D619]*([.A619]-[.A618])+[.E618]" office:value-type="float" office:value="-9810.49999999997" calcext:value-type="float">
            <text:p>-9810.5</text:p>
          </table:table-cell>
          <table:table-cell table:formula="of:=[.E619]/3600" office:value-type="float" office:value="-2.72513888888888" calcext:value-type="float">
            <text:p>-2.725</text:p>
          </table:table-cell>
          <table:table-cell table:number-columns-repeated="7"/>
        </table:table-row>
        <table:table-row table:style-name="ro2">
          <table:table-cell office:value-type="float" office:value="30949" calcext:value-type="float">
            <text:p>3094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20]*-1" office:value-type="float" office:value="-0.317" calcext:value-type="float">
            <text:p>-0.317</text:p>
          </table:table-cell>
          <table:table-cell table:formula="of:=[.D620]*([.A620]-[.A619])+[.E619]" office:value-type="float" office:value="-9826.34999999997" calcext:value-type="float">
            <text:p>-9826.3</text:p>
          </table:table-cell>
          <table:table-cell table:formula="of:=[.E620]/3600" office:value-type="float" office:value="-2.72954166666666" calcext:value-type="float">
            <text:p>-2.730</text:p>
          </table:table-cell>
          <table:table-cell table:number-columns-repeated="7"/>
        </table:table-row>
        <table:table-row table:style-name="ro2">
          <table:table-cell office:value-type="float" office:value="30999" calcext:value-type="float">
            <text:p>30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1]*-1" office:value-type="float" office:value="-0.318" calcext:value-type="float">
            <text:p>-0.318</text:p>
          </table:table-cell>
          <table:table-cell table:formula="of:=[.D621]*([.A621]-[.A620])+[.E620]" office:value-type="float" office:value="-9842.24999999997" calcext:value-type="float">
            <text:p>-9842.2</text:p>
          </table:table-cell>
          <table:table-cell table:formula="of:=[.E621]/3600" office:value-type="float" office:value="-2.73395833333333" calcext:value-type="float">
            <text:p>-2.734</text:p>
          </table:table-cell>
          <table:table-cell table:number-columns-repeated="7"/>
        </table:table-row>
        <table:table-row table:style-name="ro2">
          <table:table-cell office:value-type="float" office:value="31049" calcext:value-type="float">
            <text:p>310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2]*-1" office:value-type="float" office:value="-0.318" calcext:value-type="float">
            <text:p>-0.318</text:p>
          </table:table-cell>
          <table:table-cell table:formula="of:=[.D622]*([.A622]-[.A621])+[.E621]" office:value-type="float" office:value="-9858.14999999997" calcext:value-type="float">
            <text:p>-9858.1</text:p>
          </table:table-cell>
          <table:table-cell table:formula="of:=[.E622]/3600" office:value-type="float" office:value="-2.73837499999999" calcext:value-type="float">
            <text:p>-2.738</text:p>
          </table:table-cell>
          <table:table-cell table:number-columns-repeated="7"/>
        </table:table-row>
        <table:table-row table:style-name="ro2">
          <table:table-cell office:value-type="float" office:value="31099" calcext:value-type="float">
            <text:p>310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3]*-1" office:value-type="float" office:value="-0.318" calcext:value-type="float">
            <text:p>-0.318</text:p>
          </table:table-cell>
          <table:table-cell table:formula="of:=[.D623]*([.A623]-[.A622])+[.E622]" office:value-type="float" office:value="-9874.04999999997" calcext:value-type="float">
            <text:p>-9874.0</text:p>
          </table:table-cell>
          <table:table-cell table:formula="of:=[.E623]/3600" office:value-type="float" office:value="-2.74279166666666" calcext:value-type="float">
            <text:p>-2.743</text:p>
          </table:table-cell>
          <table:table-cell table:number-columns-repeated="7"/>
        </table:table-row>
        <table:table-row table:style-name="ro2">
          <table:table-cell office:value-type="float" office:value="31149" calcext:value-type="float">
            <text:p>311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4]*-1" office:value-type="float" office:value="-0.318" calcext:value-type="float">
            <text:p>-0.318</text:p>
          </table:table-cell>
          <table:table-cell table:formula="of:=[.D624]*([.A624]-[.A623])+[.E623]" office:value-type="float" office:value="-9889.94999999997" calcext:value-type="float">
            <text:p>-9889.9</text:p>
          </table:table-cell>
          <table:table-cell table:formula="of:=[.E624]/3600" office:value-type="float" office:value="-2.74720833333333" calcext:value-type="float">
            <text:p>-2.747</text:p>
          </table:table-cell>
          <table:table-cell table:number-columns-repeated="7"/>
        </table:table-row>
        <table:table-row table:style-name="ro2">
          <table:table-cell office:value-type="float" office:value="31199" calcext:value-type="float">
            <text:p>31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5]*-1" office:value-type="float" office:value="-0.318" calcext:value-type="float">
            <text:p>-0.318</text:p>
          </table:table-cell>
          <table:table-cell table:formula="of:=[.D625]*([.A625]-[.A624])+[.E624]" office:value-type="float" office:value="-9905.84999999997" calcext:value-type="float">
            <text:p>-9905.8</text:p>
          </table:table-cell>
          <table:table-cell table:formula="of:=[.E625]/3600" office:value-type="float" office:value="-2.75162499999999" calcext:value-type="float">
            <text:p>-2.752</text:p>
          </table:table-cell>
          <table:table-cell table:number-columns-repeated="7"/>
        </table:table-row>
        <table:table-row table:style-name="ro2">
          <table:table-cell office:value-type="float" office:value="31249" calcext:value-type="float">
            <text:p>312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6]*-1" office:value-type="float" office:value="-0.318" calcext:value-type="float">
            <text:p>-0.318</text:p>
          </table:table-cell>
          <table:table-cell table:formula="of:=[.D626]*([.A626]-[.A625])+[.E625]" office:value-type="float" office:value="-9921.74999999997" calcext:value-type="float">
            <text:p>-9921.7</text:p>
          </table:table-cell>
          <table:table-cell table:formula="of:=[.E626]/3600" office:value-type="float" office:value="-2.75604166666666" calcext:value-type="float">
            <text:p>-2.756</text:p>
          </table:table-cell>
          <table:table-cell table:number-columns-repeated="7"/>
        </table:table-row>
        <table:table-row table:style-name="ro2">
          <table:table-cell office:value-type="float" office:value="31299" calcext:value-type="float">
            <text:p>31299</text:p>
          </table:table-cell>
          <table:table-cell office:value-type="float" office:value="3.69" calcext:value-type="float">
            <text:p>3.69</text:p>
          </table:table-cell>
          <table:table-cell office:value-type="float" office:value="0.32" calcext:value-type="float">
            <text:p>0.32</text:p>
          </table:table-cell>
          <table:table-cell table:formula="of:=[.C627]*-1" office:value-type="float" office:value="-0.32" calcext:value-type="float">
            <text:p>-0.32</text:p>
          </table:table-cell>
          <table:table-cell table:formula="of:=[.D627]*([.A627]-[.A626])+[.E626]" office:value-type="float" office:value="-9937.74999999997" calcext:value-type="float">
            <text:p>-9937.7</text:p>
          </table:table-cell>
          <table:table-cell table:formula="of:=[.E627]/3600" office:value-type="float" office:value="-2.7604861111111" calcext:value-type="float">
            <text:p>-2.760</text:p>
          </table:table-cell>
          <table:table-cell table:number-columns-repeated="7"/>
        </table:table-row>
        <table:table-row table:style-name="ro2">
          <table:table-cell office:value-type="float" office:value="31349" calcext:value-type="float">
            <text:p>313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28]*-1" office:value-type="float" office:value="-0.319" calcext:value-type="float">
            <text:p>-0.319</text:p>
          </table:table-cell>
          <table:table-cell table:formula="of:=[.D628]*([.A628]-[.A627])+[.E627]" office:value-type="float" office:value="-9953.69999999997" calcext:value-type="float">
            <text:p>-9953.7</text:p>
          </table:table-cell>
          <table:table-cell table:formula="of:=[.E628]/3600" office:value-type="float" office:value="-2.76491666666666" calcext:value-type="float">
            <text:p>-2.765</text:p>
          </table:table-cell>
          <table:table-cell table:number-columns-repeated="7"/>
        </table:table-row>
        <table:table-row table:style-name="ro2">
          <table:table-cell office:value-type="float" office:value="31399" calcext:value-type="float">
            <text:p>31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9]*-1" office:value-type="float" office:value="-0.318" calcext:value-type="float">
            <text:p>-0.318</text:p>
          </table:table-cell>
          <table:table-cell table:formula="of:=[.D629]*([.A629]-[.A628])+[.E628]" office:value-type="float" office:value="-9969.59999999997" calcext:value-type="float">
            <text:p>-9969.6</text:p>
          </table:table-cell>
          <table:table-cell table:formula="of:=[.E629]/3600" office:value-type="float" office:value="-2.76933333333333" calcext:value-type="float">
            <text:p>-2.769</text:p>
          </table:table-cell>
          <table:table-cell table:number-columns-repeated="7"/>
        </table:table-row>
        <table:table-row table:style-name="ro2">
          <table:table-cell office:value-type="float" office:value="31449" calcext:value-type="float">
            <text:p>314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0]*-1" office:value-type="float" office:value="-0.318" calcext:value-type="float">
            <text:p>-0.318</text:p>
          </table:table-cell>
          <table:table-cell table:formula="of:=[.D630]*([.A630]-[.A629])+[.E629]" office:value-type="float" office:value="-9985.49999999997" calcext:value-type="float">
            <text:p>-9985.5</text:p>
          </table:table-cell>
          <table:table-cell table:formula="of:=[.E630]/3600" office:value-type="float" office:value="-2.77374999999999" calcext:value-type="float">
            <text:p>-2.774</text:p>
          </table:table-cell>
          <table:table-cell table:number-columns-repeated="7"/>
        </table:table-row>
        <table:table-row table:style-name="ro2">
          <table:table-cell office:value-type="float" office:value="31499" calcext:value-type="float">
            <text:p>31499</text:p>
          </table:table-cell>
          <table:table-cell office:value-type="float" office:value="3.7" calcext:value-type="float">
            <text:p>3.7</text:p>
          </table:table-cell>
          <table:table-cell office:value-type="float" office:value="0.319" calcext:value-type="float">
            <text:p>0.319</text:p>
          </table:table-cell>
          <table:table-cell table:formula="of:=[.C631]*-1" office:value-type="float" office:value="-0.319" calcext:value-type="float">
            <text:p>-0.319</text:p>
          </table:table-cell>
          <table:table-cell table:formula="of:=[.D631]*([.A631]-[.A630])+[.E630]" office:value-type="float" office:value="-10001.45" calcext:value-type="float">
            <text:p>-10001.5</text:p>
          </table:table-cell>
          <table:table-cell table:formula="of:=[.E631]/3600" office:value-type="float" office:value="-2.77818055555555" calcext:value-type="float">
            <text:p>-2.778</text:p>
          </table:table-cell>
          <table:table-cell table:number-columns-repeated="7"/>
        </table:table-row>
        <table:table-row table:style-name="ro2">
          <table:table-cell office:value-type="float" office:value="31549" calcext:value-type="float">
            <text:p>315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32]*-1" office:value-type="float" office:value="-0.319" calcext:value-type="float">
            <text:p>-0.319</text:p>
          </table:table-cell>
          <table:table-cell table:formula="of:=[.D632]*([.A632]-[.A631])+[.E631]" office:value-type="float" office:value="-10017.4" calcext:value-type="float">
            <text:p>-10017.4</text:p>
          </table:table-cell>
          <table:table-cell table:formula="of:=[.E632]/3600" office:value-type="float" office:value="-2.7826111111111" calcext:value-type="float">
            <text:p>-2.783</text:p>
          </table:table-cell>
          <table:table-cell table:number-columns-repeated="7"/>
        </table:table-row>
        <table:table-row table:style-name="ro2">
          <table:table-cell office:value-type="float" office:value="31599" calcext:value-type="float">
            <text:p>315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33]*-1" office:value-type="float" office:value="-0.319" calcext:value-type="float">
            <text:p>-0.319</text:p>
          </table:table-cell>
          <table:table-cell table:formula="of:=[.D633]*([.A633]-[.A632])+[.E632]" office:value-type="float" office:value="-10033.35" calcext:value-type="float">
            <text:p>-10033.4</text:p>
          </table:table-cell>
          <table:table-cell table:formula="of:=[.E633]/3600" office:value-type="float" office:value="-2.78704166666666" calcext:value-type="float">
            <text:p>-2.787</text:p>
          </table:table-cell>
          <table:table-cell table:number-columns-repeated="7"/>
        </table:table-row>
        <table:table-row table:style-name="ro2">
          <table:table-cell office:value-type="float" office:value="31649" calcext:value-type="float">
            <text:p>316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34]*-1" office:value-type="float" office:value="-0.319" calcext:value-type="float">
            <text:p>-0.319</text:p>
          </table:table-cell>
          <table:table-cell table:formula="of:=[.D634]*([.A634]-[.A633])+[.E633]" office:value-type="float" office:value="-10049.3" calcext:value-type="float">
            <text:p>-10049.3</text:p>
          </table:table-cell>
          <table:table-cell table:formula="of:=[.E634]/3600" office:value-type="float" office:value="-2.79147222222221" calcext:value-type="float">
            <text:p>-2.791</text:p>
          </table:table-cell>
          <table:table-cell table:number-columns-repeated="7"/>
        </table:table-row>
        <table:table-row table:style-name="ro2">
          <table:table-cell office:value-type="float" office:value="31699" calcext:value-type="float">
            <text:p>316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5]*-1" office:value-type="float" office:value="-0.318" calcext:value-type="float">
            <text:p>-0.318</text:p>
          </table:table-cell>
          <table:table-cell table:formula="of:=[.D635]*([.A635]-[.A634])+[.E634]" office:value-type="float" office:value="-10065.2" calcext:value-type="float">
            <text:p>-10065.2</text:p>
          </table:table-cell>
          <table:table-cell table:formula="of:=[.E635]/3600" office:value-type="float" office:value="-2.79588888888888" calcext:value-type="float">
            <text:p>-2.796</text:p>
          </table:table-cell>
          <table:table-cell table:number-columns-repeated="7"/>
        </table:table-row>
        <table:table-row table:style-name="ro2">
          <table:table-cell office:value-type="float" office:value="31749" calcext:value-type="float">
            <text:p>317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6]*-1" office:value-type="float" office:value="-0.318" calcext:value-type="float">
            <text:p>-0.318</text:p>
          </table:table-cell>
          <table:table-cell table:formula="of:=[.D636]*([.A636]-[.A635])+[.E635]" office:value-type="float" office:value="-10081.1" calcext:value-type="float">
            <text:p>-10081.1</text:p>
          </table:table-cell>
          <table:table-cell table:formula="of:=[.E636]/3600" office:value-type="float" office:value="-2.80030555555555" calcext:value-type="float">
            <text:p>-2.800</text:p>
          </table:table-cell>
          <table:table-cell table:number-columns-repeated="7"/>
        </table:table-row>
        <table:table-row table:style-name="ro2">
          <table:table-cell office:value-type="float" office:value="31799" calcext:value-type="float">
            <text:p>317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7]*-1" office:value-type="float" office:value="-0.318" calcext:value-type="float">
            <text:p>-0.318</text:p>
          </table:table-cell>
          <table:table-cell table:formula="of:=[.D637]*([.A637]-[.A636])+[.E636]" office:value-type="float" office:value="-10097" calcext:value-type="float">
            <text:p>-10097.0</text:p>
          </table:table-cell>
          <table:table-cell table:formula="of:=[.E637]/3600" office:value-type="float" office:value="-2.80472222222221" calcext:value-type="float">
            <text:p>-2.805</text:p>
          </table:table-cell>
          <table:table-cell table:number-columns-repeated="7"/>
        </table:table-row>
        <table:table-row table:style-name="ro2">
          <table:table-cell office:value-type="float" office:value="31849" calcext:value-type="float">
            <text:p>318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8]*-1" office:value-type="float" office:value="-0.318" calcext:value-type="float">
            <text:p>-0.318</text:p>
          </table:table-cell>
          <table:table-cell table:formula="of:=[.D638]*([.A638]-[.A637])+[.E637]" office:value-type="float" office:value="-10112.9" calcext:value-type="float">
            <text:p>-10112.9</text:p>
          </table:table-cell>
          <table:table-cell table:formula="of:=[.E638]/3600" office:value-type="float" office:value="-2.80913888888888" calcext:value-type="float">
            <text:p>-2.809</text:p>
          </table:table-cell>
          <table:table-cell table:number-columns-repeated="7"/>
        </table:table-row>
        <table:table-row table:style-name="ro2">
          <table:table-cell office:value-type="float" office:value="31899" calcext:value-type="float">
            <text:p>318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39]*-1" office:value-type="float" office:value="-0.317" calcext:value-type="float">
            <text:p>-0.317</text:p>
          </table:table-cell>
          <table:table-cell table:formula="of:=[.D639]*([.A639]-[.A638])+[.E638]" office:value-type="float" office:value="-10128.75" calcext:value-type="float">
            <text:p>-10128.8</text:p>
          </table:table-cell>
          <table:table-cell table:formula="of:=[.E639]/3600" office:value-type="float" office:value="-2.81354166666666" calcext:value-type="float">
            <text:p>-2.814</text:p>
          </table:table-cell>
          <table:table-cell table:number-columns-repeated="7"/>
        </table:table-row>
        <table:table-row table:style-name="ro2">
          <table:table-cell office:value-type="float" office:value="31949" calcext:value-type="float">
            <text:p>319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40]*-1" office:value-type="float" office:value="-0.317" calcext:value-type="float">
            <text:p>-0.317</text:p>
          </table:table-cell>
          <table:table-cell table:formula="of:=[.D640]*([.A640]-[.A639])+[.E639]" office:value-type="float" office:value="-10144.6" calcext:value-type="float">
            <text:p>-10144.6</text:p>
          </table:table-cell>
          <table:table-cell table:formula="of:=[.E640]/3600" office:value-type="float" office:value="-2.81794444444444" calcext:value-type="float">
            <text:p>-2.818</text:p>
          </table:table-cell>
          <table:table-cell table:number-columns-repeated="7"/>
        </table:table-row>
        <table:table-row table:style-name="ro2">
          <table:table-cell office:value-type="float" office:value="31999" calcext:value-type="float">
            <text:p>31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41]*-1" office:value-type="float" office:value="-0.319" calcext:value-type="float">
            <text:p>-0.319</text:p>
          </table:table-cell>
          <table:table-cell table:formula="of:=[.D641]*([.A641]-[.A640])+[.E640]" office:value-type="float" office:value="-10160.55" calcext:value-type="float">
            <text:p>-10160.6</text:p>
          </table:table-cell>
          <table:table-cell table:formula="of:=[.E641]/3600" office:value-type="float" office:value="-2.82237499999999" calcext:value-type="float">
            <text:p>-2.822</text:p>
          </table:table-cell>
          <table:table-cell table:number-columns-repeated="7"/>
        </table:table-row>
        <table:table-row table:style-name="ro2">
          <table:table-cell office:value-type="float" office:value="32049" calcext:value-type="float">
            <text:p>320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42]*-1" office:value-type="float" office:value="-0.318" calcext:value-type="float">
            <text:p>-0.318</text:p>
          </table:table-cell>
          <table:table-cell table:formula="of:=[.D642]*([.A642]-[.A641])+[.E641]" office:value-type="float" office:value="-10176.45" calcext:value-type="float">
            <text:p>-10176.5</text:p>
          </table:table-cell>
          <table:table-cell table:formula="of:=[.E642]/3600" office:value-type="float" office:value="-2.82679166666666" calcext:value-type="float">
            <text:p>-2.827</text:p>
          </table:table-cell>
          <table:table-cell table:number-columns-repeated="7"/>
        </table:table-row>
        <table:table-row table:style-name="ro2">
          <table:table-cell office:value-type="float" office:value="32099" calcext:value-type="float">
            <text:p>320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43]*-1" office:value-type="float" office:value="-0.317" calcext:value-type="float">
            <text:p>-0.317</text:p>
          </table:table-cell>
          <table:table-cell table:formula="of:=[.D643]*([.A643]-[.A642])+[.E642]" office:value-type="float" office:value="-10192.3" calcext:value-type="float">
            <text:p>-10192.3</text:p>
          </table:table-cell>
          <table:table-cell table:formula="of:=[.E643]/3600" office:value-type="float" office:value="-2.83119444444444" calcext:value-type="float">
            <text:p>-2.831</text:p>
          </table:table-cell>
          <table:table-cell table:number-columns-repeated="7"/>
        </table:table-row>
        <table:table-row table:style-name="ro2">
          <table:table-cell office:value-type="float" office:value="32149" calcext:value-type="float">
            <text:p>321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44]*-1" office:value-type="float" office:value="-0.317" calcext:value-type="float">
            <text:p>-0.317</text:p>
          </table:table-cell>
          <table:table-cell table:formula="of:=[.D644]*([.A644]-[.A643])+[.E643]" office:value-type="float" office:value="-10208.15" calcext:value-type="float">
            <text:p>-10208.2</text:p>
          </table:table-cell>
          <table:table-cell table:formula="of:=[.E644]/3600" office:value-type="float" office:value="-2.83559722222222" calcext:value-type="float">
            <text:p>-2.836</text:p>
          </table:table-cell>
          <table:table-cell table:number-columns-repeated="7"/>
        </table:table-row>
        <table:table-row table:style-name="ro2">
          <table:table-cell office:value-type="float" office:value="32199" calcext:value-type="float">
            <text:p>32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5]*-1" office:value-type="float" office:value="-0.318" calcext:value-type="float">
            <text:p>-0.318</text:p>
          </table:table-cell>
          <table:table-cell table:formula="of:=[.D645]*([.A645]-[.A644])+[.E644]" office:value-type="float" office:value="-10224.05" calcext:value-type="float">
            <text:p>-10224.1</text:p>
          </table:table-cell>
          <table:table-cell table:formula="of:=[.E645]/3600" office:value-type="float" office:value="-2.84001388888888" calcext:value-type="float">
            <text:p>-2.840</text:p>
          </table:table-cell>
          <table:table-cell table:number-columns-repeated="7"/>
        </table:table-row>
        <table:table-row table:style-name="ro2">
          <table:table-cell office:value-type="float" office:value="32249" calcext:value-type="float">
            <text:p>322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6]*-1" office:value-type="float" office:value="-0.318" calcext:value-type="float">
            <text:p>-0.318</text:p>
          </table:table-cell>
          <table:table-cell table:formula="of:=[.D646]*([.A646]-[.A645])+[.E645]" office:value-type="float" office:value="-10239.95" calcext:value-type="float">
            <text:p>-10240.0</text:p>
          </table:table-cell>
          <table:table-cell table:formula="of:=[.E646]/3600" office:value-type="float" office:value="-2.84443055555555" calcext:value-type="float">
            <text:p>-2.844</text:p>
          </table:table-cell>
          <table:table-cell table:number-columns-repeated="7"/>
        </table:table-row>
        <table:table-row table:style-name="ro2">
          <table:table-cell office:value-type="float" office:value="32299" calcext:value-type="float">
            <text:p>322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7]*-1" office:value-type="float" office:value="-0.318" calcext:value-type="float">
            <text:p>-0.318</text:p>
          </table:table-cell>
          <table:table-cell table:formula="of:=[.D647]*([.A647]-[.A646])+[.E646]" office:value-type="float" office:value="-10255.85" calcext:value-type="float">
            <text:p>-10255.9</text:p>
          </table:table-cell>
          <table:table-cell table:formula="of:=[.E647]/3600" office:value-type="float" office:value="-2.84884722222221" calcext:value-type="float">
            <text:p>-2.849</text:p>
          </table:table-cell>
          <table:table-cell table:number-columns-repeated="7"/>
        </table:table-row>
        <table:table-row table:style-name="ro2">
          <table:table-cell office:value-type="float" office:value="32349" calcext:value-type="float">
            <text:p>323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8]*-1" office:value-type="float" office:value="-0.318" calcext:value-type="float">
            <text:p>-0.318</text:p>
          </table:table-cell>
          <table:table-cell table:formula="of:=[.D648]*([.A648]-[.A647])+[.E647]" office:value-type="float" office:value="-10271.75" calcext:value-type="float">
            <text:p>-10271.8</text:p>
          </table:table-cell>
          <table:table-cell table:formula="of:=[.E648]/3600" office:value-type="float" office:value="-2.85326388888888" calcext:value-type="float">
            <text:p>-2.853</text:p>
          </table:table-cell>
          <table:table-cell table:number-columns-repeated="7"/>
        </table:table-row>
        <table:table-row table:style-name="ro2">
          <table:table-cell office:value-type="float" office:value="32399" calcext:value-type="float">
            <text:p>32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9]*-1" office:value-type="float" office:value="-0.318" calcext:value-type="float">
            <text:p>-0.318</text:p>
          </table:table-cell>
          <table:table-cell table:formula="of:=[.D649]*([.A649]-[.A648])+[.E648]" office:value-type="float" office:value="-10287.65" calcext:value-type="float">
            <text:p>-10287.7</text:p>
          </table:table-cell>
          <table:table-cell table:formula="of:=[.E649]/3600" office:value-type="float" office:value="-2.85768055555555" calcext:value-type="float">
            <text:p>-2.858</text:p>
          </table:table-cell>
          <table:table-cell table:number-columns-repeated="7"/>
        </table:table-row>
        <table:table-row table:style-name="ro2">
          <table:table-cell office:value-type="float" office:value="32449" calcext:value-type="float">
            <text:p>324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0]*-1" office:value-type="float" office:value="-0.318" calcext:value-type="float">
            <text:p>-0.318</text:p>
          </table:table-cell>
          <table:table-cell table:formula="of:=[.D650]*([.A650]-[.A649])+[.E649]" office:value-type="float" office:value="-10303.55" calcext:value-type="float">
            <text:p>-10303.6</text:p>
          </table:table-cell>
          <table:table-cell table:formula="of:=[.E650]/3600" office:value-type="float" office:value="-2.86209722222221" calcext:value-type="float">
            <text:p>-2.862</text:p>
          </table:table-cell>
          <table:table-cell table:number-columns-repeated="7"/>
        </table:table-row>
        <table:table-row table:style-name="ro2">
          <table:table-cell office:value-type="float" office:value="32499" calcext:value-type="float">
            <text:p>324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1]*-1" office:value-type="float" office:value="-0.318" calcext:value-type="float">
            <text:p>-0.318</text:p>
          </table:table-cell>
          <table:table-cell table:formula="of:=[.D651]*([.A651]-[.A650])+[.E650]" office:value-type="float" office:value="-10319.45" calcext:value-type="float">
            <text:p>-10319.5</text:p>
          </table:table-cell>
          <table:table-cell table:formula="of:=[.E651]/3600" office:value-type="float" office:value="-2.86651388888888" calcext:value-type="float">
            <text:p>-2.867</text:p>
          </table:table-cell>
          <table:table-cell table:number-columns-repeated="7"/>
        </table:table-row>
        <table:table-row table:style-name="ro2">
          <table:table-cell office:value-type="float" office:value="32549" calcext:value-type="float">
            <text:p>325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2]*-1" office:value-type="float" office:value="-0.318" calcext:value-type="float">
            <text:p>-0.318</text:p>
          </table:table-cell>
          <table:table-cell table:formula="of:=[.D652]*([.A652]-[.A651])+[.E651]" office:value-type="float" office:value="-10335.35" calcext:value-type="float">
            <text:p>-10335.4</text:p>
          </table:table-cell>
          <table:table-cell table:formula="of:=[.E652]/3600" office:value-type="float" office:value="-2.87093055555555" calcext:value-type="float">
            <text:p>-2.871</text:p>
          </table:table-cell>
          <table:table-cell table:number-columns-repeated="7"/>
        </table:table-row>
        <table:table-row table:style-name="ro2">
          <table:table-cell office:value-type="float" office:value="32599" calcext:value-type="float">
            <text:p>325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3]*-1" office:value-type="float" office:value="-0.318" calcext:value-type="float">
            <text:p>-0.318</text:p>
          </table:table-cell>
          <table:table-cell table:formula="of:=[.D653]*([.A653]-[.A652])+[.E652]" office:value-type="float" office:value="-10351.25" calcext:value-type="float">
            <text:p>-10351.3</text:p>
          </table:table-cell>
          <table:table-cell table:formula="of:=[.E653]/3600" office:value-type="float" office:value="-2.87534722222221" calcext:value-type="float">
            <text:p>-2.875</text:p>
          </table:table-cell>
          <table:table-cell table:number-columns-repeated="7"/>
        </table:table-row>
        <table:table-row table:style-name="ro2">
          <table:table-cell office:value-type="float" office:value="32649" calcext:value-type="float">
            <text:p>326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4]*-1" office:value-type="float" office:value="-0.318" calcext:value-type="float">
            <text:p>-0.318</text:p>
          </table:table-cell>
          <table:table-cell table:formula="of:=[.D654]*([.A654]-[.A653])+[.E653]" office:value-type="float" office:value="-10367.15" calcext:value-type="float">
            <text:p>-10367.2</text:p>
          </table:table-cell>
          <table:table-cell table:formula="of:=[.E654]/3600" office:value-type="float" office:value="-2.87976388888888" calcext:value-type="float">
            <text:p>-2.880</text:p>
          </table:table-cell>
          <table:table-cell table:number-columns-repeated="7"/>
        </table:table-row>
        <table:table-row table:style-name="ro2">
          <table:table-cell office:value-type="float" office:value="32699" calcext:value-type="float">
            <text:p>326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55]*-1" office:value-type="float" office:value="-0.318" calcext:value-type="float">
            <text:p>-0.318</text:p>
          </table:table-cell>
          <table:table-cell table:formula="of:=[.D655]*([.A655]-[.A654])+[.E654]" office:value-type="float" office:value="-10383.05" calcext:value-type="float">
            <text:p>-10383.1</text:p>
          </table:table-cell>
          <table:table-cell table:formula="of:=[.E655]/3600" office:value-type="float" office:value="-2.88418055555555" calcext:value-type="float">
            <text:p>-2.884</text:p>
          </table:table-cell>
          <table:table-cell table:number-columns-repeated="7"/>
        </table:table-row>
        <table:table-row table:style-name="ro2">
          <table:table-cell office:value-type="float" office:value="32749" calcext:value-type="float">
            <text:p>327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56]*-1" office:value-type="float" office:value="-0.319" calcext:value-type="float">
            <text:p>-0.319</text:p>
          </table:table-cell>
          <table:table-cell table:formula="of:=[.D656]*([.A656]-[.A655])+[.E655]" office:value-type="float" office:value="-10399" calcext:value-type="float">
            <text:p>-10399.0</text:p>
          </table:table-cell>
          <table:table-cell table:formula="of:=[.E656]/3600" office:value-type="float" office:value="-2.8886111111111" calcext:value-type="float">
            <text:p>-2.889</text:p>
          </table:table-cell>
          <table:table-cell table:number-columns-repeated="7"/>
        </table:table-row>
        <table:table-row table:style-name="ro2">
          <table:table-cell office:value-type="float" office:value="32799" calcext:value-type="float">
            <text:p>327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57]*-1" office:value-type="float" office:value="-0.317" calcext:value-type="float">
            <text:p>-0.317</text:p>
          </table:table-cell>
          <table:table-cell table:formula="of:=[.D657]*([.A657]-[.A656])+[.E656]" office:value-type="float" office:value="-10414.85" calcext:value-type="float">
            <text:p>-10414.9</text:p>
          </table:table-cell>
          <table:table-cell table:formula="of:=[.E657]/3600" office:value-type="float" office:value="-2.89301388888888" calcext:value-type="float">
            <text:p>-2.893</text:p>
          </table:table-cell>
          <table:table-cell table:number-columns-repeated="7"/>
        </table:table-row>
        <table:table-row table:style-name="ro2">
          <table:table-cell office:value-type="float" office:value="32849" calcext:value-type="float">
            <text:p>328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58]*-1" office:value-type="float" office:value="-0.319" calcext:value-type="float">
            <text:p>-0.319</text:p>
          </table:table-cell>
          <table:table-cell table:formula="of:=[.D658]*([.A658]-[.A657])+[.E657]" office:value-type="float" office:value="-10430.8" calcext:value-type="float">
            <text:p>-10430.8</text:p>
          </table:table-cell>
          <table:table-cell table:formula="of:=[.E658]/3600" office:value-type="float" office:value="-2.89744444444444" calcext:value-type="float">
            <text:p>-2.897</text:p>
          </table:table-cell>
          <table:table-cell table:number-columns-repeated="7"/>
        </table:table-row>
        <table:table-row table:style-name="ro2">
          <table:table-cell office:value-type="float" office:value="32899" calcext:value-type="float">
            <text:p>328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59]*-1" office:value-type="float" office:value="-0.317" calcext:value-type="float">
            <text:p>-0.317</text:p>
          </table:table-cell>
          <table:table-cell table:formula="of:=[.D659]*([.A659]-[.A658])+[.E658]" office:value-type="float" office:value="-10446.65" calcext:value-type="float">
            <text:p>-10446.7</text:p>
          </table:table-cell>
          <table:table-cell table:formula="of:=[.E659]/3600" office:value-type="float" office:value="-2.90184722222221" calcext:value-type="float">
            <text:p>-2.902</text:p>
          </table:table-cell>
          <table:table-cell table:number-columns-repeated="7"/>
        </table:table-row>
        <table:table-row table:style-name="ro2">
          <table:table-cell office:value-type="float" office:value="32949" calcext:value-type="float">
            <text:p>329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0]*-1" office:value-type="float" office:value="-0.318" calcext:value-type="float">
            <text:p>-0.318</text:p>
          </table:table-cell>
          <table:table-cell table:formula="of:=[.D660]*([.A660]-[.A659])+[.E659]" office:value-type="float" office:value="-10462.55" calcext:value-type="float">
            <text:p>-10462.6</text:p>
          </table:table-cell>
          <table:table-cell table:formula="of:=[.E660]/3600" office:value-type="float" office:value="-2.90626388888888" calcext:value-type="float">
            <text:p>-2.906</text:p>
          </table:table-cell>
          <table:table-cell table:number-columns-repeated="7"/>
        </table:table-row>
        <table:table-row table:style-name="ro2">
          <table:table-cell office:value-type="float" office:value="32999" calcext:value-type="float">
            <text:p>32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61]*-1" office:value-type="float" office:value="-0.317" calcext:value-type="float">
            <text:p>-0.317</text:p>
          </table:table-cell>
          <table:table-cell table:formula="of:=[.D661]*([.A661]-[.A660])+[.E660]" office:value-type="float" office:value="-10478.4" calcext:value-type="float">
            <text:p>-10478.4</text:p>
          </table:table-cell>
          <table:table-cell table:formula="of:=[.E661]/3600" office:value-type="float" office:value="-2.91066666666666" calcext:value-type="float">
            <text:p>-2.911</text:p>
          </table:table-cell>
          <table:table-cell table:number-columns-repeated="7"/>
        </table:table-row>
        <table:table-row table:style-name="ro2">
          <table:table-cell office:value-type="float" office:value="33049" calcext:value-type="float">
            <text:p>330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2]*-1" office:value-type="float" office:value="-0.318" calcext:value-type="float">
            <text:p>-0.318</text:p>
          </table:table-cell>
          <table:table-cell table:formula="of:=[.D662]*([.A662]-[.A661])+[.E661]" office:value-type="float" office:value="-10494.3" calcext:value-type="float">
            <text:p>-10494.3</text:p>
          </table:table-cell>
          <table:table-cell table:formula="of:=[.E662]/3600" office:value-type="float" office:value="-2.91508333333333" calcext:value-type="float">
            <text:p>-2.915</text:p>
          </table:table-cell>
          <table:table-cell table:number-columns-repeated="7"/>
        </table:table-row>
        <table:table-row table:style-name="ro2">
          <table:table-cell office:value-type="float" office:value="33099" calcext:value-type="float">
            <text:p>330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3]*-1" office:value-type="float" office:value="-0.318" calcext:value-type="float">
            <text:p>-0.318</text:p>
          </table:table-cell>
          <table:table-cell table:formula="of:=[.D663]*([.A663]-[.A662])+[.E662]" office:value-type="float" office:value="-10510.2" calcext:value-type="float">
            <text:p>-10510.2</text:p>
          </table:table-cell>
          <table:table-cell table:formula="of:=[.E663]/3600" office:value-type="float" office:value="-2.91949999999999" calcext:value-type="float">
            <text:p>-2.919</text:p>
          </table:table-cell>
          <table:table-cell table:number-columns-repeated="7"/>
        </table:table-row>
        <table:table-row table:style-name="ro2">
          <table:table-cell office:value-type="float" office:value="33149" calcext:value-type="float">
            <text:p>331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4]*-1" office:value-type="float" office:value="-0.318" calcext:value-type="float">
            <text:p>-0.318</text:p>
          </table:table-cell>
          <table:table-cell table:formula="of:=[.D664]*([.A664]-[.A663])+[.E663]" office:value-type="float" office:value="-10526.1" calcext:value-type="float">
            <text:p>-10526.1</text:p>
          </table:table-cell>
          <table:table-cell table:formula="of:=[.E664]/3600" office:value-type="float" office:value="-2.92391666666666" calcext:value-type="float">
            <text:p>-2.924</text:p>
          </table:table-cell>
          <table:table-cell table:number-columns-repeated="7"/>
        </table:table-row>
        <table:table-row table:style-name="ro2">
          <table:table-cell office:value-type="float" office:value="33199" calcext:value-type="float">
            <text:p>33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65]*-1" office:value-type="float" office:value="-0.317" calcext:value-type="float">
            <text:p>-0.317</text:p>
          </table:table-cell>
          <table:table-cell table:formula="of:=[.D665]*([.A665]-[.A664])+[.E664]" office:value-type="float" office:value="-10541.95" calcext:value-type="float">
            <text:p>-10542.0</text:p>
          </table:table-cell>
          <table:table-cell table:formula="of:=[.E665]/3600" office:value-type="float" office:value="-2.92831944444444" calcext:value-type="float">
            <text:p>-2.928</text:p>
          </table:table-cell>
          <table:table-cell table:number-columns-repeated="7"/>
        </table:table-row>
        <table:table-row table:style-name="ro2">
          <table:table-cell office:value-type="float" office:value="33249" calcext:value-type="float">
            <text:p>332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  <table:table-cell table:formula="of:=[.C666]*-1" office:value-type="float" office:value="-0.317" calcext:value-type="float">
            <text:p>-0.317</text:p>
          </table:table-cell>
          <table:table-cell table:formula="of:=[.D666]*([.A666]-[.A665])+[.E665]" office:value-type="float" office:value="-10557.8" calcext:value-type="float">
            <text:p>-10557.8</text:p>
          </table:table-cell>
          <table:table-cell table:formula="of:=[.E666]/3600" office:value-type="float" office:value="-2.93272222222221" calcext:value-type="float">
            <text:p>-2.933</text:p>
          </table:table-cell>
          <table:table-cell table:number-columns-repeated="7"/>
        </table:table-row>
        <table:table-row table:style-name="ro2">
          <table:table-cell office:value-type="float" office:value="33299" calcext:value-type="float">
            <text:p>332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7]*-1" office:value-type="float" office:value="-0.318" calcext:value-type="float">
            <text:p>-0.318</text:p>
          </table:table-cell>
          <table:table-cell table:formula="of:=[.D667]*([.A667]-[.A666])+[.E666]" office:value-type="float" office:value="-10573.7" calcext:value-type="float">
            <text:p>-10573.7</text:p>
          </table:table-cell>
          <table:table-cell table:formula="of:=[.E667]/3600" office:value-type="float" office:value="-2.93713888888888" calcext:value-type="float">
            <text:p>-2.937</text:p>
          </table:table-cell>
          <table:table-cell table:number-columns-repeated="7"/>
        </table:table-row>
        <table:table-row table:style-name="ro2">
          <table:table-cell office:value-type="float" office:value="33349" calcext:value-type="float">
            <text:p>333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8]*-1" office:value-type="float" office:value="-0.318" calcext:value-type="float">
            <text:p>-0.318</text:p>
          </table:table-cell>
          <table:table-cell table:formula="of:=[.D668]*([.A668]-[.A667])+[.E667]" office:value-type="float" office:value="-10589.6" calcext:value-type="float">
            <text:p>-10589.6</text:p>
          </table:table-cell>
          <table:table-cell table:formula="of:=[.E668]/3600" office:value-type="float" office:value="-2.94155555555555" calcext:value-type="float">
            <text:p>-2.942</text:p>
          </table:table-cell>
          <table:table-cell table:number-columns-repeated="7"/>
        </table:table-row>
        <table:table-row table:style-name="ro2">
          <table:table-cell office:value-type="float" office:value="33399" calcext:value-type="float">
            <text:p>33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69]*-1" office:value-type="float" office:value="-0.317" calcext:value-type="float">
            <text:p>-0.317</text:p>
          </table:table-cell>
          <table:table-cell table:formula="of:=[.D669]*([.A669]-[.A668])+[.E668]" office:value-type="float" office:value="-10605.45" calcext:value-type="float">
            <text:p>-10605.5</text:p>
          </table:table-cell>
          <table:table-cell table:formula="of:=[.E669]/3600" office:value-type="float" office:value="-2.94595833333333" calcext:value-type="float">
            <text:p>-2.946</text:p>
          </table:table-cell>
          <table:table-cell table:number-columns-repeated="7"/>
        </table:table-row>
        <table:table-row table:style-name="ro2">
          <table:table-cell office:value-type="float" office:value="33449" calcext:value-type="float">
            <text:p>334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70]*-1" office:value-type="float" office:value="-0.318" calcext:value-type="float">
            <text:p>-0.318</text:p>
          </table:table-cell>
          <table:table-cell table:formula="of:=[.D670]*([.A670]-[.A669])+[.E669]" office:value-type="float" office:value="-10621.35" calcext:value-type="float">
            <text:p>-10621.4</text:p>
          </table:table-cell>
          <table:table-cell table:formula="of:=[.E670]/3600" office:value-type="float" office:value="-2.95037499999999" calcext:value-type="float">
            <text:p>-2.950</text:p>
          </table:table-cell>
          <table:table-cell table:number-columns-repeated="7"/>
        </table:table-row>
        <table:table-row table:style-name="ro2">
          <table:table-cell office:value-type="float" office:value="33499" calcext:value-type="float">
            <text:p>334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  <table:table-cell table:formula="of:=[.C671]*-1" office:value-type="float" office:value="-0.316" calcext:value-type="float">
            <text:p>-0.316</text:p>
          </table:table-cell>
          <table:table-cell table:formula="of:=[.D671]*([.A671]-[.A670])+[.E670]" office:value-type="float" office:value="-10637.15" calcext:value-type="float">
            <text:p>-10637.2</text:p>
          </table:table-cell>
          <table:table-cell table:formula="of:=[.E671]/3600" office:value-type="float" office:value="-2.95476388888888" calcext:value-type="float">
            <text:p>-2.955</text:p>
          </table:table-cell>
          <table:table-cell table:number-columns-repeated="7"/>
        </table:table-row>
        <table:table-row table:style-name="ro2">
          <table:table-cell office:value-type="float" office:value="33549" calcext:value-type="float">
            <text:p>335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72]*-1" office:value-type="float" office:value="-0.318" calcext:value-type="float">
            <text:p>-0.318</text:p>
          </table:table-cell>
          <table:table-cell table:formula="of:=[.D672]*([.A672]-[.A671])+[.E671]" office:value-type="float" office:value="-10653.05" calcext:value-type="float">
            <text:p>-10653.1</text:p>
          </table:table-cell>
          <table:table-cell table:formula="of:=[.E672]/3600" office:value-type="float" office:value="-2.95918055555555" calcext:value-type="float">
            <text:p>-2.959</text:p>
          </table:table-cell>
          <table:table-cell table:number-columns-repeated="7"/>
        </table:table-row>
        <table:table-row table:style-name="ro2">
          <table:table-cell office:value-type="float" office:value="33599" calcext:value-type="float">
            <text:p>335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73]*-1" office:value-type="float" office:value="-0.318" calcext:value-type="float">
            <text:p>-0.318</text:p>
          </table:table-cell>
          <table:table-cell table:formula="of:=[.D673]*([.A673]-[.A672])+[.E672]" office:value-type="float" office:value="-10668.95" calcext:value-type="float">
            <text:p>-10669.0</text:p>
          </table:table-cell>
          <table:table-cell table:formula="of:=[.E673]/3600" office:value-type="float" office:value="-2.96359722222221" calcext:value-type="float">
            <text:p>-2.964</text:p>
          </table:table-cell>
          <table:table-cell table:number-columns-repeated="7"/>
        </table:table-row>
        <table:table-row table:style-name="ro2">
          <table:table-cell office:value-type="float" office:value="33649" calcext:value-type="float">
            <text:p>336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  <table:table-cell table:formula="of:=[.C674]*-1" office:value-type="float" office:value="-0.317" calcext:value-type="float">
            <text:p>-0.317</text:p>
          </table:table-cell>
          <table:table-cell table:formula="of:=[.D674]*([.A674]-[.A673])+[.E673]" office:value-type="float" office:value="-10684.8" calcext:value-type="float">
            <text:p>-10684.8</text:p>
          </table:table-cell>
          <table:table-cell table:formula="of:=[.E674]/3600" office:value-type="float" office:value="-2.96799999999999" calcext:value-type="float">
            <text:p>-2.968</text:p>
          </table:table-cell>
          <table:table-cell table:number-columns-repeated="7"/>
        </table:table-row>
        <table:table-row table:style-name="ro2">
          <table:table-cell office:value-type="float" office:value="33699" calcext:value-type="float">
            <text:p>336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  <table:table-cell table:formula="of:=[.C675]*-1" office:value-type="float" office:value="-0.316" calcext:value-type="float">
            <text:p>-0.316</text:p>
          </table:table-cell>
          <table:table-cell table:formula="of:=[.D675]*([.A675]-[.A674])+[.E674]" office:value-type="float" office:value="-10700.6" calcext:value-type="float">
            <text:p>-10700.6</text:p>
          </table:table-cell>
          <table:table-cell table:formula="of:=[.E675]/3600" office:value-type="float" office:value="-2.97238888888888" calcext:value-type="float">
            <text:p>-2.972</text:p>
          </table:table-cell>
          <table:table-cell table:number-columns-repeated="7"/>
        </table:table-row>
        <table:table-row table:style-name="ro2">
          <table:table-cell office:value-type="float" office:value="33749" calcext:value-type="float">
            <text:p>337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  <table:table-cell table:formula="of:=[.C676]*-1" office:value-type="float" office:value="-0.316" calcext:value-type="float">
            <text:p>-0.316</text:p>
          </table:table-cell>
          <table:table-cell table:formula="of:=[.D676]*([.A676]-[.A675])+[.E675]" office:value-type="float" office:value="-10716.4" calcext:value-type="float">
            <text:p>-10716.4</text:p>
          </table:table-cell>
          <table:table-cell table:formula="of:=[.E676]/3600" office:value-type="float" office:value="-2.97677777777777" calcext:value-type="float">
            <text:p>-2.977</text:p>
          </table:table-cell>
          <table:table-cell table:number-columns-repeated="7"/>
        </table:table-row>
        <table:table-row table:style-name="ro2">
          <table:table-cell office:value-type="float" office:value="33799" calcext:value-type="float">
            <text:p>337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77]*-1" office:value-type="float" office:value="-0.318" calcext:value-type="float">
            <text:p>-0.318</text:p>
          </table:table-cell>
          <table:table-cell table:formula="of:=[.D677]*([.A677]-[.A676])+[.E676]" office:value-type="float" office:value="-10732.3" calcext:value-type="float">
            <text:p>-10732.3</text:p>
          </table:table-cell>
          <table:table-cell table:formula="of:=[.E677]/3600" office:value-type="float" office:value="-2.98119444444444" calcext:value-type="float">
            <text:p>-2.981</text:p>
          </table:table-cell>
          <table:table-cell table:number-columns-repeated="7"/>
        </table:table-row>
        <table:table-row table:style-name="ro2">
          <table:table-cell office:value-type="float" office:value="33849" calcext:value-type="float">
            <text:p>338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78]*-1" office:value-type="float" office:value="-0.318" calcext:value-type="float">
            <text:p>-0.318</text:p>
          </table:table-cell>
          <table:table-cell table:formula="of:=[.D678]*([.A678]-[.A677])+[.E677]" office:value-type="float" office:value="-10748.2" calcext:value-type="float">
            <text:p>-10748.2</text:p>
          </table:table-cell>
          <table:table-cell table:formula="of:=[.E678]/3600" office:value-type="float" office:value="-2.9856111111111" calcext:value-type="float">
            <text:p>-2.986</text:p>
          </table:table-cell>
          <table:table-cell table:number-columns-repeated="7"/>
        </table:table-row>
        <table:table-row table:style-name="ro2">
          <table:table-cell office:value-type="float" office:value="33899" calcext:value-type="float">
            <text:p>338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79]*-1" office:value-type="float" office:value="-0.317" calcext:value-type="float">
            <text:p>-0.317</text:p>
          </table:table-cell>
          <table:table-cell table:formula="of:=[.D679]*([.A679]-[.A678])+[.E678]" office:value-type="float" office:value="-10764.05" calcext:value-type="float">
            <text:p>-10764.1</text:p>
          </table:table-cell>
          <table:table-cell table:formula="of:=[.E679]/3600" office:value-type="float" office:value="-2.99001388888888" calcext:value-type="float">
            <text:p>-2.990</text:p>
          </table:table-cell>
          <table:table-cell table:number-columns-repeated="7"/>
        </table:table-row>
        <table:table-row table:style-name="ro2">
          <table:table-cell office:value-type="float" office:value="33949" calcext:value-type="float">
            <text:p>339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80]*-1" office:value-type="float" office:value="-0.319" calcext:value-type="float">
            <text:p>-0.319</text:p>
          </table:table-cell>
          <table:table-cell table:formula="of:=[.D680]*([.A680]-[.A679])+[.E679]" office:value-type="float" office:value="-10780" calcext:value-type="float">
            <text:p>-10780.0</text:p>
          </table:table-cell>
          <table:table-cell table:formula="of:=[.E680]/3600" office:value-type="float" office:value="-2.99444444444444" calcext:value-type="float">
            <text:p>-2.994</text:p>
          </table:table-cell>
          <table:table-cell table:number-columns-repeated="7"/>
        </table:table-row>
        <table:table-row table:style-name="ro2">
          <table:table-cell office:value-type="float" office:value="33999" calcext:value-type="float">
            <text:p>339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81]*-1" office:value-type="float" office:value="-0.319" calcext:value-type="float">
            <text:p>-0.319</text:p>
          </table:table-cell>
          <table:table-cell table:formula="of:=[.D681]*([.A681]-[.A680])+[.E680]" office:value-type="float" office:value="-10795.95" calcext:value-type="float">
            <text:p>-10796.0</text:p>
          </table:table-cell>
          <table:table-cell table:formula="of:=[.E681]/3600" office:value-type="float" office:value="-2.99887499999999" calcext:value-type="float">
            <text:p>-2.999</text:p>
          </table:table-cell>
          <table:table-cell table:number-columns-repeated="7"/>
        </table:table-row>
        <table:table-row table:style-name="ro2">
          <table:table-cell office:value-type="float" office:value="34049" calcext:value-type="float">
            <text:p>340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82]*-1" office:value-type="float" office:value="-0.318" calcext:value-type="float">
            <text:p>-0.318</text:p>
          </table:table-cell>
          <table:table-cell table:formula="of:=[.D682]*([.A682]-[.A681])+[.E681]" office:value-type="float" office:value="-10811.85" calcext:value-type="float">
            <text:p>-10811.9</text:p>
          </table:table-cell>
          <table:table-cell table:formula="of:=[.E682]/3600" office:value-type="float" office:value="-3.00329166666666" calcext:value-type="float">
            <text:p>-3.003</text:p>
          </table:table-cell>
          <table:table-cell table:number-columns-repeated="7"/>
        </table:table-row>
        <table:table-row table:style-name="ro2">
          <table:table-cell office:value-type="float" office:value="34099" calcext:value-type="float">
            <text:p>340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83]*-1" office:value-type="float" office:value="-0.317" calcext:value-type="float">
            <text:p>-0.317</text:p>
          </table:table-cell>
          <table:table-cell table:formula="of:=[.D683]*([.A683]-[.A682])+[.E682]" office:value-type="float" office:value="-10827.7" calcext:value-type="float">
            <text:p>-10827.7</text:p>
          </table:table-cell>
          <table:table-cell table:formula="of:=[.E683]/3600" office:value-type="float" office:value="-3.00769444444444" calcext:value-type="float">
            <text:p>-3.008</text:p>
          </table:table-cell>
          <table:table-cell table:number-columns-repeated="7"/>
        </table:table-row>
        <table:table-row table:style-name="ro2">
          <table:table-cell office:value-type="float" office:value="34149" calcext:value-type="float">
            <text:p>341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84]*-1" office:value-type="float" office:value="-0.317" calcext:value-type="float">
            <text:p>-0.317</text:p>
          </table:table-cell>
          <table:table-cell table:formula="of:=[.D684]*([.A684]-[.A683])+[.E683]" office:value-type="float" office:value="-10843.55" calcext:value-type="float">
            <text:p>-10843.6</text:p>
          </table:table-cell>
          <table:table-cell table:formula="of:=[.E684]/3600" office:value-type="float" office:value="-3.01209722222221" calcext:value-type="float">
            <text:p>-3.012</text:p>
          </table:table-cell>
          <table:table-cell table:number-columns-repeated="7"/>
        </table:table-row>
        <table:table-row table:style-name="ro2">
          <table:table-cell office:value-type="float" office:value="34199" calcext:value-type="float">
            <text:p>341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85]*-1" office:value-type="float" office:value="-0.319" calcext:value-type="float">
            <text:p>-0.319</text:p>
          </table:table-cell>
          <table:table-cell table:formula="of:=[.D685]*([.A685]-[.A684])+[.E684]" office:value-type="float" office:value="-10859.5" calcext:value-type="float">
            <text:p>-10859.5</text:p>
          </table:table-cell>
          <table:table-cell table:formula="of:=[.E685]/3600" office:value-type="float" office:value="-3.01652777777777" calcext:value-type="float">
            <text:p>-3.017</text:p>
          </table:table-cell>
          <table:table-cell table:number-columns-repeated="7"/>
        </table:table-row>
        <table:table-row table:style-name="ro2">
          <table:table-cell office:value-type="float" office:value="34249" calcext:value-type="float">
            <text:p>342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86]*-1" office:value-type="float" office:value="-0.318" calcext:value-type="float">
            <text:p>-0.318</text:p>
          </table:table-cell>
          <table:table-cell table:formula="of:=[.D686]*([.A686]-[.A685])+[.E685]" office:value-type="float" office:value="-10875.4" calcext:value-type="float">
            <text:p>-10875.4</text:p>
          </table:table-cell>
          <table:table-cell table:formula="of:=[.E686]/3600" office:value-type="float" office:value="-3.02094444444444" calcext:value-type="float">
            <text:p>-3.021</text:p>
          </table:table-cell>
          <table:table-cell table:number-columns-repeated="7"/>
        </table:table-row>
        <table:table-row table:style-name="ro2">
          <table:table-cell office:value-type="float" office:value="34299" calcext:value-type="float">
            <text:p>342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87]*-1" office:value-type="float" office:value="-0.317" calcext:value-type="float">
            <text:p>-0.317</text:p>
          </table:table-cell>
          <table:table-cell table:formula="of:=[.D687]*([.A687]-[.A686])+[.E686]" office:value-type="float" office:value="-10891.25" calcext:value-type="float">
            <text:p>-10891.3</text:p>
          </table:table-cell>
          <table:table-cell table:formula="of:=[.E687]/3600" office:value-type="float" office:value="-3.02534722222221" calcext:value-type="float">
            <text:p>-3.025</text:p>
          </table:table-cell>
          <table:table-cell table:number-columns-repeated="7"/>
        </table:table-row>
        <table:table-row table:style-name="ro2">
          <table:table-cell office:value-type="float" office:value="34349" calcext:value-type="float">
            <text:p>343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6" calcext:value-type="float">
            <text:p>0.316</text:p>
          </table:table-cell>
          <table:table-cell table:formula="of:=[.C688]*-1" office:value-type="float" office:value="-0.316" calcext:value-type="float">
            <text:p>-0.316</text:p>
          </table:table-cell>
          <table:table-cell table:formula="of:=[.D688]*([.A688]-[.A687])+[.E687]" office:value-type="float" office:value="-10907.05" calcext:value-type="float">
            <text:p>-10907.1</text:p>
          </table:table-cell>
          <table:table-cell table:formula="of:=[.E688]/3600" office:value-type="float" office:value="-3.0297361111111" calcext:value-type="float">
            <text:p>-3.030</text:p>
          </table:table-cell>
          <table:table-cell table:number-columns-repeated="7"/>
        </table:table-row>
        <table:table-row table:style-name="ro2">
          <table:table-cell office:value-type="float" office:value="34399" calcext:value-type="float">
            <text:p>343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89]*-1" office:value-type="float" office:value="-0.317" calcext:value-type="float">
            <text:p>-0.317</text:p>
          </table:table-cell>
          <table:table-cell table:formula="of:=[.D689]*([.A689]-[.A688])+[.E688]" office:value-type="float" office:value="-10922.9" calcext:value-type="float">
            <text:p>-10922.9</text:p>
          </table:table-cell>
          <table:table-cell table:formula="of:=[.E689]/3600" office:value-type="float" office:value="-3.03413888888888" calcext:value-type="float">
            <text:p>-3.034</text:p>
          </table:table-cell>
          <table:table-cell table:number-columns-repeated="7"/>
        </table:table-row>
        <table:table-row table:style-name="ro2">
          <table:table-cell office:value-type="float" office:value="34449" calcext:value-type="float">
            <text:p>344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90]*-1" office:value-type="float" office:value="-0.317" calcext:value-type="float">
            <text:p>-0.317</text:p>
          </table:table-cell>
          <table:table-cell table:formula="of:=[.D690]*([.A690]-[.A689])+[.E689]" office:value-type="float" office:value="-10938.75" calcext:value-type="float">
            <text:p>-10938.8</text:p>
          </table:table-cell>
          <table:table-cell table:formula="of:=[.E690]/3600" office:value-type="float" office:value="-3.03854166666666" calcext:value-type="float">
            <text:p>-3.039</text:p>
          </table:table-cell>
          <table:table-cell table:number-columns-repeated="7"/>
        </table:table-row>
        <table:table-row table:style-name="ro2">
          <table:table-cell office:value-type="float" office:value="34499" calcext:value-type="float">
            <text:p>344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6" calcext:value-type="float">
            <text:p>0.316</text:p>
          </table:table-cell>
          <table:table-cell table:formula="of:=[.C691]*-1" office:value-type="float" office:value="-0.316" calcext:value-type="float">
            <text:p>-0.316</text:p>
          </table:table-cell>
          <table:table-cell table:formula="of:=[.D691]*([.A691]-[.A690])+[.E690]" office:value-type="float" office:value="-10954.55" calcext:value-type="float">
            <text:p>-10954.6</text:p>
          </table:table-cell>
          <table:table-cell table:formula="of:=[.E691]/3600" office:value-type="float" office:value="-3.04293055555555" calcext:value-type="float">
            <text:p>-3.043</text:p>
          </table:table-cell>
          <table:table-cell table:number-columns-repeated="7"/>
        </table:table-row>
        <table:table-row table:style-name="ro2">
          <table:table-cell office:value-type="float" office:value="34549" calcext:value-type="float">
            <text:p>345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92]*-1" office:value-type="float" office:value="-0.318" calcext:value-type="float">
            <text:p>-0.318</text:p>
          </table:table-cell>
          <table:table-cell table:formula="of:=[.D692]*([.A692]-[.A691])+[.E691]" office:value-type="float" office:value="-10970.45" calcext:value-type="float">
            <text:p>-10970.5</text:p>
          </table:table-cell>
          <table:table-cell table:formula="of:=[.E692]/3600" office:value-type="float" office:value="-3.04734722222221" calcext:value-type="float">
            <text:p>-3.047</text:p>
          </table:table-cell>
          <table:table-cell table:number-columns-repeated="7"/>
        </table:table-row>
        <table:table-row table:style-name="ro2">
          <table:table-cell office:value-type="float" office:value="34599" calcext:value-type="float">
            <text:p>345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93]*-1" office:value-type="float" office:value="-0.317" calcext:value-type="float">
            <text:p>-0.317</text:p>
          </table:table-cell>
          <table:table-cell table:formula="of:=[.D693]*([.A693]-[.A692])+[.E692]" office:value-type="float" office:value="-10986.3" calcext:value-type="float">
            <text:p>-10986.3</text:p>
          </table:table-cell>
          <table:table-cell table:formula="of:=[.E693]/3600" office:value-type="float" office:value="-3.05174999999999" calcext:value-type="float">
            <text:p>-3.052</text:p>
          </table:table-cell>
          <table:table-cell table:number-columns-repeated="7"/>
        </table:table-row>
        <table:table-row table:style-name="ro2">
          <table:table-cell office:value-type="float" office:value="34649" calcext:value-type="float">
            <text:p>346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94]*-1" office:value-type="float" office:value="-0.317" calcext:value-type="float">
            <text:p>-0.317</text:p>
          </table:table-cell>
          <table:table-cell table:formula="of:=[.D694]*([.A694]-[.A693])+[.E693]" office:value-type="float" office:value="-11002.15" calcext:value-type="float">
            <text:p>-11002.2</text:p>
          </table:table-cell>
          <table:table-cell table:formula="of:=[.E694]/3600" office:value-type="float" office:value="-3.05615277777777" calcext:value-type="float">
            <text:p>-3.056</text:p>
          </table:table-cell>
          <table:table-cell table:number-columns-repeated="7"/>
        </table:table-row>
        <table:table-row table:style-name="ro2">
          <table:table-cell office:value-type="float" office:value="34699" calcext:value-type="float">
            <text:p>346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95]*-1" office:value-type="float" office:value="-0.318" calcext:value-type="float">
            <text:p>-0.318</text:p>
          </table:table-cell>
          <table:table-cell table:formula="of:=[.D695]*([.A695]-[.A694])+[.E694]" office:value-type="float" office:value="-11018.05" calcext:value-type="float">
            <text:p>-11018.1</text:p>
          </table:table-cell>
          <table:table-cell table:formula="of:=[.E695]/3600" office:value-type="float" office:value="-3.06056944444444" calcext:value-type="float">
            <text:p>-3.061</text:p>
          </table:table-cell>
          <table:table-cell table:number-columns-repeated="7"/>
        </table:table-row>
        <table:table-row table:style-name="ro2">
          <table:table-cell office:value-type="float" office:value="34749" calcext:value-type="float">
            <text:p>347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696]*-1" office:value-type="float" office:value="-0.319" calcext:value-type="float">
            <text:p>-0.319</text:p>
          </table:table-cell>
          <table:table-cell table:formula="of:=[.D696]*([.A696]-[.A695])+[.E695]" office:value-type="float" office:value="-11034" calcext:value-type="float">
            <text:p>-11034.0</text:p>
          </table:table-cell>
          <table:table-cell table:formula="of:=[.E696]/3600" office:value-type="float" office:value="-3.06499999999999" calcext:value-type="float">
            <text:p>-3.065</text:p>
          </table:table-cell>
          <table:table-cell table:number-columns-repeated="7"/>
        </table:table-row>
        <table:table-row table:style-name="ro2">
          <table:table-cell office:value-type="float" office:value="34799" calcext:value-type="float">
            <text:p>347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97]*-1" office:value-type="float" office:value="-0.319" calcext:value-type="float">
            <text:p>-0.319</text:p>
          </table:table-cell>
          <table:table-cell table:formula="of:=[.D697]*([.A697]-[.A696])+[.E696]" office:value-type="float" office:value="-11049.95" calcext:value-type="float">
            <text:p>-11050.0</text:p>
          </table:table-cell>
          <table:table-cell table:formula="of:=[.E697]/3600" office:value-type="float" office:value="-3.06943055555555" calcext:value-type="float">
            <text:p>-3.069</text:p>
          </table:table-cell>
          <table:table-cell table:number-columns-repeated="7"/>
        </table:table-row>
        <table:table-row table:style-name="ro2">
          <table:table-cell office:value-type="float" office:value="34849" calcext:value-type="float">
            <text:p>348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98]*-1" office:value-type="float" office:value="-0.319" calcext:value-type="float">
            <text:p>-0.319</text:p>
          </table:table-cell>
          <table:table-cell table:formula="of:=[.D698]*([.A698]-[.A697])+[.E697]" office:value-type="float" office:value="-11065.9" calcext:value-type="float">
            <text:p>-11065.9</text:p>
          </table:table-cell>
          <table:table-cell table:formula="of:=[.E698]/3600" office:value-type="float" office:value="-3.0738611111111" calcext:value-type="float">
            <text:p>-3.074</text:p>
          </table:table-cell>
          <table:table-cell table:number-columns-repeated="7"/>
        </table:table-row>
        <table:table-row table:style-name="ro2">
          <table:table-cell office:value-type="float" office:value="34899" calcext:value-type="float">
            <text:p>348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699]*-1" office:value-type="float" office:value="-0.319" calcext:value-type="float">
            <text:p>-0.319</text:p>
          </table:table-cell>
          <table:table-cell table:formula="of:=[.D699]*([.A699]-[.A698])+[.E698]" office:value-type="float" office:value="-11081.85" calcext:value-type="float">
            <text:p>-11081.9</text:p>
          </table:table-cell>
          <table:table-cell table:formula="of:=[.E699]/3600" office:value-type="float" office:value="-3.07829166666666" calcext:value-type="float">
            <text:p>-3.078</text:p>
          </table:table-cell>
          <table:table-cell table:number-columns-repeated="7"/>
        </table:table-row>
        <table:table-row table:style-name="ro2">
          <table:table-cell office:value-type="float" office:value="34949" calcext:value-type="float">
            <text:p>349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700]*-1" office:value-type="float" office:value="-0.319" calcext:value-type="float">
            <text:p>-0.319</text:p>
          </table:table-cell>
          <table:table-cell table:formula="of:=[.D700]*([.A700]-[.A699])+[.E699]" office:value-type="float" office:value="-11097.8" calcext:value-type="float">
            <text:p>-11097.8</text:p>
          </table:table-cell>
          <table:table-cell table:formula="of:=[.E700]/3600" office:value-type="float" office:value="-3.08272222222221" calcext:value-type="float">
            <text:p>-3.083</text:p>
          </table:table-cell>
          <table:table-cell table:number-columns-repeated="7"/>
        </table:table-row>
        <table:table-row table:style-name="ro2">
          <table:table-cell office:value-type="float" office:value="34999" calcext:value-type="float">
            <text:p>349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701]*-1" office:value-type="float" office:value="-0.319" calcext:value-type="float">
            <text:p>-0.319</text:p>
          </table:table-cell>
          <table:table-cell table:formula="of:=[.D701]*([.A701]-[.A700])+[.E700]" office:value-type="float" office:value="-11113.75" calcext:value-type="float">
            <text:p>-11113.8</text:p>
          </table:table-cell>
          <table:table-cell table:formula="of:=[.E701]/3600" office:value-type="float" office:value="-3.08715277777777" calcext:value-type="float">
            <text:p>-3.087</text:p>
          </table:table-cell>
          <table:table-cell table:number-columns-repeated="7"/>
        </table:table-row>
        <table:table-row table:style-name="ro2">
          <table:table-cell office:value-type="float" office:value="35049" calcext:value-type="float">
            <text:p>350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702]*-1" office:value-type="float" office:value="-0.317" calcext:value-type="float">
            <text:p>-0.317</text:p>
          </table:table-cell>
          <table:table-cell table:formula="of:=[.D702]*([.A702]-[.A701])+[.E701]" office:value-type="float" office:value="-11129.6" calcext:value-type="float">
            <text:p>-11129.6</text:p>
          </table:table-cell>
          <table:table-cell table:formula="of:=[.E702]/3600" office:value-type="float" office:value="-3.09155555555555" calcext:value-type="float">
            <text:p>-3.092</text:p>
          </table:table-cell>
          <table:table-cell table:number-columns-repeated="7"/>
        </table:table-row>
        <table:table-row table:style-name="ro2">
          <table:table-cell office:value-type="float" office:value="35099" calcext:value-type="float">
            <text:p>350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03]*-1" office:value-type="float" office:value="-0.317" calcext:value-type="float">
            <text:p>-0.317</text:p>
          </table:table-cell>
          <table:table-cell table:formula="of:=[.D703]*([.A703]-[.A702])+[.E702]" office:value-type="float" office:value="-11145.45" calcext:value-type="float">
            <text:p>-11145.5</text:p>
          </table:table-cell>
          <table:table-cell table:formula="of:=[.E703]/3600" office:value-type="float" office:value="-3.09595833333333" calcext:value-type="float">
            <text:p>-3.096</text:p>
          </table:table-cell>
          <table:table-cell table:number-columns-repeated="7"/>
        </table:table-row>
        <table:table-row table:style-name="ro2">
          <table:table-cell office:value-type="float" office:value="35149" calcext:value-type="float">
            <text:p>351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04]*-1" office:value-type="float" office:value="-0.318" calcext:value-type="float">
            <text:p>-0.318</text:p>
          </table:table-cell>
          <table:table-cell table:formula="of:=[.D704]*([.A704]-[.A703])+[.E703]" office:value-type="float" office:value="-11161.35" calcext:value-type="float">
            <text:p>-11161.4</text:p>
          </table:table-cell>
          <table:table-cell table:formula="of:=[.E704]/3600" office:value-type="float" office:value="-3.10037499999999" calcext:value-type="float">
            <text:p>-3.100</text:p>
          </table:table-cell>
          <table:table-cell table:number-columns-repeated="7"/>
        </table:table-row>
        <table:table-row table:style-name="ro2">
          <table:table-cell office:value-type="float" office:value="35199" calcext:value-type="float">
            <text:p>351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05]*-1" office:value-type="float" office:value="-0.318" calcext:value-type="float">
            <text:p>-0.318</text:p>
          </table:table-cell>
          <table:table-cell table:formula="of:=[.D705]*([.A705]-[.A704])+[.E704]" office:value-type="float" office:value="-11177.25" calcext:value-type="float">
            <text:p>-11177.3</text:p>
          </table:table-cell>
          <table:table-cell table:formula="of:=[.E705]/3600" office:value-type="float" office:value="-3.10479166666666" calcext:value-type="float">
            <text:p>-3.105</text:p>
          </table:table-cell>
          <table:table-cell table:number-columns-repeated="7"/>
        </table:table-row>
        <table:table-row table:style-name="ro2">
          <table:table-cell office:value-type="float" office:value="35249" calcext:value-type="float">
            <text:p>352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06]*-1" office:value-type="float" office:value="-0.318" calcext:value-type="float">
            <text:p>-0.318</text:p>
          </table:table-cell>
          <table:table-cell table:formula="of:=[.D706]*([.A706]-[.A705])+[.E705]" office:value-type="float" office:value="-11193.15" calcext:value-type="float">
            <text:p>-11193.2</text:p>
          </table:table-cell>
          <table:table-cell table:formula="of:=[.E706]/3600" office:value-type="float" office:value="-3.10920833333333" calcext:value-type="float">
            <text:p>-3.109</text:p>
          </table:table-cell>
          <table:table-cell table:number-columns-repeated="7"/>
        </table:table-row>
        <table:table-row table:style-name="ro2">
          <table:table-cell office:value-type="float" office:value="35299" calcext:value-type="float">
            <text:p>352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07]*-1" office:value-type="float" office:value="-0.317" calcext:value-type="float">
            <text:p>-0.317</text:p>
          </table:table-cell>
          <table:table-cell table:formula="of:=[.D707]*([.A707]-[.A706])+[.E706]" office:value-type="float" office:value="-11209" calcext:value-type="float">
            <text:p>-11209.0</text:p>
          </table:table-cell>
          <table:table-cell table:formula="of:=[.E707]/3600" office:value-type="float" office:value="-3.1136111111111" calcext:value-type="float">
            <text:p>-3.114</text:p>
          </table:table-cell>
          <table:table-cell table:number-columns-repeated="7"/>
        </table:table-row>
        <table:table-row table:style-name="ro2">
          <table:table-cell office:value-type="float" office:value="35349" calcext:value-type="float">
            <text:p>353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08]*-1" office:value-type="float" office:value="-0.318" calcext:value-type="float">
            <text:p>-0.318</text:p>
          </table:table-cell>
          <table:table-cell table:formula="of:=[.D708]*([.A708]-[.A707])+[.E707]" office:value-type="float" office:value="-11224.9" calcext:value-type="float">
            <text:p>-11224.9</text:p>
          </table:table-cell>
          <table:table-cell table:formula="of:=[.E708]/3600" office:value-type="float" office:value="-3.11802777777777" calcext:value-type="float">
            <text:p>-3.118</text:p>
          </table:table-cell>
          <table:table-cell table:number-columns-repeated="7"/>
        </table:table-row>
        <table:table-row table:style-name="ro2">
          <table:table-cell office:value-type="float" office:value="35399" calcext:value-type="float">
            <text:p>353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09]*-1" office:value-type="float" office:value="-0.317" calcext:value-type="float">
            <text:p>-0.317</text:p>
          </table:table-cell>
          <table:table-cell table:formula="of:=[.D709]*([.A709]-[.A708])+[.E708]" office:value-type="float" office:value="-11240.75" calcext:value-type="float">
            <text:p>-11240.8</text:p>
          </table:table-cell>
          <table:table-cell table:formula="of:=[.E709]/3600" office:value-type="float" office:value="-3.12243055555555" calcext:value-type="float">
            <text:p>-3.122</text:p>
          </table:table-cell>
          <table:table-cell table:number-columns-repeated="7"/>
        </table:table-row>
        <table:table-row table:style-name="ro2">
          <table:table-cell office:value-type="float" office:value="35449" calcext:value-type="float">
            <text:p>354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10]*-1" office:value-type="float" office:value="-0.317" calcext:value-type="float">
            <text:p>-0.317</text:p>
          </table:table-cell>
          <table:table-cell table:formula="of:=[.D710]*([.A710]-[.A709])+[.E709]" office:value-type="float" office:value="-11256.6" calcext:value-type="float">
            <text:p>-11256.6</text:p>
          </table:table-cell>
          <table:table-cell table:formula="of:=[.E710]/3600" office:value-type="float" office:value="-3.12683333333333" calcext:value-type="float">
            <text:p>-3.127</text:p>
          </table:table-cell>
          <table:table-cell table:number-columns-repeated="7"/>
        </table:table-row>
        <table:table-row table:style-name="ro2">
          <table:table-cell office:value-type="float" office:value="35499" calcext:value-type="float">
            <text:p>354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11]*-1" office:value-type="float" office:value="-0.318" calcext:value-type="float">
            <text:p>-0.318</text:p>
          </table:table-cell>
          <table:table-cell table:formula="of:=[.D711]*([.A711]-[.A710])+[.E710]" office:value-type="float" office:value="-11272.5" calcext:value-type="float">
            <text:p>-11272.5</text:p>
          </table:table-cell>
          <table:table-cell table:formula="of:=[.E711]/3600" office:value-type="float" office:value="-3.13124999999999" calcext:value-type="float">
            <text:p>-3.131</text:p>
          </table:table-cell>
          <table:table-cell table:number-columns-repeated="7"/>
        </table:table-row>
        <table:table-row table:style-name="ro2">
          <table:table-cell office:value-type="float" office:value="35549" calcext:value-type="float">
            <text:p>355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712]*-1" office:value-type="float" office:value="-0.319" calcext:value-type="float">
            <text:p>-0.319</text:p>
          </table:table-cell>
          <table:table-cell table:formula="of:=[.D712]*([.A712]-[.A711])+[.E711]" office:value-type="float" office:value="-11288.45" calcext:value-type="float">
            <text:p>-11288.5</text:p>
          </table:table-cell>
          <table:table-cell table:formula="of:=[.E712]/3600" office:value-type="float" office:value="-3.13568055555555" calcext:value-type="float">
            <text:p>-3.136</text:p>
          </table:table-cell>
          <table:table-cell table:number-columns-repeated="7"/>
        </table:table-row>
        <table:table-row table:style-name="ro2">
          <table:table-cell office:value-type="float" office:value="35599" calcext:value-type="float">
            <text:p>355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13]*-1" office:value-type="float" office:value="-0.318" calcext:value-type="float">
            <text:p>-0.318</text:p>
          </table:table-cell>
          <table:table-cell table:formula="of:=[.D713]*([.A713]-[.A712])+[.E712]" office:value-type="float" office:value="-11304.35" calcext:value-type="float">
            <text:p>-11304.4</text:p>
          </table:table-cell>
          <table:table-cell table:formula="of:=[.E713]/3600" office:value-type="float" office:value="-3.14009722222222" calcext:value-type="float">
            <text:p>-3.140</text:p>
          </table:table-cell>
          <table:table-cell table:number-columns-repeated="7"/>
        </table:table-row>
        <table:table-row table:style-name="ro2">
          <table:table-cell office:value-type="float" office:value="35649" calcext:value-type="float">
            <text:p>356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14]*-1" office:value-type="float" office:value="-0.318" calcext:value-type="float">
            <text:p>-0.318</text:p>
          </table:table-cell>
          <table:table-cell table:formula="of:=[.D714]*([.A714]-[.A713])+[.E713]" office:value-type="float" office:value="-11320.25" calcext:value-type="float">
            <text:p>-11320.3</text:p>
          </table:table-cell>
          <table:table-cell table:formula="of:=[.E714]/3600" office:value-type="float" office:value="-3.14451388888888" calcext:value-type="float">
            <text:p>-3.145</text:p>
          </table:table-cell>
          <table:table-cell table:number-columns-repeated="7"/>
        </table:table-row>
        <table:table-row table:style-name="ro2">
          <table:table-cell office:value-type="float" office:value="35699" calcext:value-type="float">
            <text:p>356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15]*-1" office:value-type="float" office:value="-0.317" calcext:value-type="float">
            <text:p>-0.317</text:p>
          </table:table-cell>
          <table:table-cell table:formula="of:=[.D715]*([.A715]-[.A714])+[.E714]" office:value-type="float" office:value="-11336.1" calcext:value-type="float">
            <text:p>-11336.1</text:p>
          </table:table-cell>
          <table:table-cell table:formula="of:=[.E715]/3600" office:value-type="float" office:value="-3.14891666666666" calcext:value-type="float">
            <text:p>-3.149</text:p>
          </table:table-cell>
          <table:table-cell table:number-columns-repeated="7"/>
        </table:table-row>
        <table:table-row table:style-name="ro2">
          <table:table-cell office:value-type="float" office:value="35749" calcext:value-type="float">
            <text:p>357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16]*-1" office:value-type="float" office:value="-0.317" calcext:value-type="float">
            <text:p>-0.317</text:p>
          </table:table-cell>
          <table:table-cell table:formula="of:=[.D716]*([.A716]-[.A715])+[.E715]" office:value-type="float" office:value="-11351.95" calcext:value-type="float">
            <text:p>-11352.0</text:p>
          </table:table-cell>
          <table:table-cell table:formula="of:=[.E716]/3600" office:value-type="float" office:value="-3.15331944444444" calcext:value-type="float">
            <text:p>-3.153</text:p>
          </table:table-cell>
          <table:table-cell table:number-columns-repeated="7"/>
        </table:table-row>
        <table:table-row table:style-name="ro2">
          <table:table-cell office:value-type="float" office:value="35799" calcext:value-type="float">
            <text:p>357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9" calcext:value-type="float">
            <text:p>0.319</text:p>
          </table:table-cell>
          <table:table-cell table:formula="of:=[.C717]*-1" office:value-type="float" office:value="-0.319" calcext:value-type="float">
            <text:p>-0.319</text:p>
          </table:table-cell>
          <table:table-cell table:formula="of:=[.D717]*([.A717]-[.A716])+[.E716]" office:value-type="float" office:value="-11367.9" calcext:value-type="float">
            <text:p>-11367.9</text:p>
          </table:table-cell>
          <table:table-cell table:formula="of:=[.E717]/3600" office:value-type="float" office:value="-3.15774999999999" calcext:value-type="float">
            <text:p>-3.158</text:p>
          </table:table-cell>
          <table:table-cell table:number-columns-repeated="7"/>
        </table:table-row>
        <table:table-row table:style-name="ro2">
          <table:table-cell office:value-type="float" office:value="35849" calcext:value-type="float">
            <text:p>358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18]*-1" office:value-type="float" office:value="-0.317" calcext:value-type="float">
            <text:p>-0.317</text:p>
          </table:table-cell>
          <table:table-cell table:formula="of:=[.D718]*([.A718]-[.A717])+[.E717]" office:value-type="float" office:value="-11383.75" calcext:value-type="float">
            <text:p>-11383.8</text:p>
          </table:table-cell>
          <table:table-cell table:formula="of:=[.E718]/3600" office:value-type="float" office:value="-3.16215277777777" calcext:value-type="float">
            <text:p>-3.162</text:p>
          </table:table-cell>
          <table:table-cell table:number-columns-repeated="7"/>
        </table:table-row>
        <table:table-row table:style-name="ro2">
          <table:table-cell office:value-type="float" office:value="35899" calcext:value-type="float">
            <text:p>358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19]*-1" office:value-type="float" office:value="-0.317" calcext:value-type="float">
            <text:p>-0.317</text:p>
          </table:table-cell>
          <table:table-cell table:formula="of:=[.D719]*([.A719]-[.A718])+[.E718]" office:value-type="float" office:value="-11399.6" calcext:value-type="float">
            <text:p>-11399.6</text:p>
          </table:table-cell>
          <table:table-cell table:formula="of:=[.E719]/3600" office:value-type="float" office:value="-3.16655555555555" calcext:value-type="float">
            <text:p>-3.167</text:p>
          </table:table-cell>
          <table:table-cell table:number-columns-repeated="7"/>
        </table:table-row>
        <table:table-row table:style-name="ro2">
          <table:table-cell office:value-type="float" office:value="35949" calcext:value-type="float">
            <text:p>359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0]*-1" office:value-type="float" office:value="-0.318" calcext:value-type="float">
            <text:p>-0.318</text:p>
          </table:table-cell>
          <table:table-cell table:formula="of:=[.D720]*([.A720]-[.A719])+[.E719]" office:value-type="float" office:value="-11415.5" calcext:value-type="float">
            <text:p>-11415.5</text:p>
          </table:table-cell>
          <table:table-cell table:formula="of:=[.E720]/3600" office:value-type="float" office:value="-3.17097222222222" calcext:value-type="float">
            <text:p>-3.171</text:p>
          </table:table-cell>
          <table:table-cell table:number-columns-repeated="7"/>
        </table:table-row>
        <table:table-row table:style-name="ro2">
          <table:table-cell office:value-type="float" office:value="35999" calcext:value-type="float">
            <text:p>359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21]*-1" office:value-type="float" office:value="-0.317" calcext:value-type="float">
            <text:p>-0.317</text:p>
          </table:table-cell>
          <table:table-cell table:formula="of:=[.D721]*([.A721]-[.A720])+[.E720]" office:value-type="float" office:value="-11431.35" calcext:value-type="float">
            <text:p>-11431.4</text:p>
          </table:table-cell>
          <table:table-cell table:formula="of:=[.E721]/3600" office:value-type="float" office:value="-3.17537499999999" calcext:value-type="float">
            <text:p>-3.175</text:p>
          </table:table-cell>
          <table:table-cell table:number-columns-repeated="7"/>
        </table:table-row>
        <table:table-row table:style-name="ro2">
          <table:table-cell office:value-type="float" office:value="36049" calcext:value-type="float">
            <text:p>360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2]*-1" office:value-type="float" office:value="-0.318" calcext:value-type="float">
            <text:p>-0.318</text:p>
          </table:table-cell>
          <table:table-cell table:formula="of:=[.D722]*([.A722]-[.A721])+[.E721]" office:value-type="float" office:value="-11447.25" calcext:value-type="float">
            <text:p>-11447.3</text:p>
          </table:table-cell>
          <table:table-cell table:formula="of:=[.E722]/3600" office:value-type="float" office:value="-3.17979166666666" calcext:value-type="float">
            <text:p>-3.180</text:p>
          </table:table-cell>
          <table:table-cell table:number-columns-repeated="7"/>
        </table:table-row>
        <table:table-row table:style-name="ro2">
          <table:table-cell office:value-type="float" office:value="36099" calcext:value-type="float">
            <text:p>360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23]*-1" office:value-type="float" office:value="-0.317" calcext:value-type="float">
            <text:p>-0.317</text:p>
          </table:table-cell>
          <table:table-cell table:formula="of:=[.D723]*([.A723]-[.A722])+[.E722]" office:value-type="float" office:value="-11463.1" calcext:value-type="float">
            <text:p>-11463.1</text:p>
          </table:table-cell>
          <table:table-cell table:formula="of:=[.E723]/3600" office:value-type="float" office:value="-3.18419444444444" calcext:value-type="float">
            <text:p>-3.184</text:p>
          </table:table-cell>
          <table:table-cell table:number-columns-repeated="7"/>
        </table:table-row>
        <table:table-row table:style-name="ro2">
          <table:table-cell office:value-type="float" office:value="36149" calcext:value-type="float">
            <text:p>361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4]*-1" office:value-type="float" office:value="-0.318" calcext:value-type="float">
            <text:p>-0.318</text:p>
          </table:table-cell>
          <table:table-cell table:formula="of:=[.D724]*([.A724]-[.A723])+[.E723]" office:value-type="float" office:value="-11479" calcext:value-type="float">
            <text:p>-11479.0</text:p>
          </table:table-cell>
          <table:table-cell table:formula="of:=[.E724]/3600" office:value-type="float" office:value="-3.1886111111111" calcext:value-type="float">
            <text:p>-3.189</text:p>
          </table:table-cell>
          <table:table-cell table:number-columns-repeated="7"/>
        </table:table-row>
        <table:table-row table:style-name="ro2">
          <table:table-cell office:value-type="float" office:value="36199" calcext:value-type="float">
            <text:p>361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5]*-1" office:value-type="float" office:value="-0.318" calcext:value-type="float">
            <text:p>-0.318</text:p>
          </table:table-cell>
          <table:table-cell table:formula="of:=[.D725]*([.A725]-[.A724])+[.E724]" office:value-type="float" office:value="-11494.9" calcext:value-type="float">
            <text:p>-11494.9</text:p>
          </table:table-cell>
          <table:table-cell table:formula="of:=[.E725]/3600" office:value-type="float" office:value="-3.19302777777777" calcext:value-type="float">
            <text:p>-3.193</text:p>
          </table:table-cell>
          <table:table-cell table:number-columns-repeated="7"/>
        </table:table-row>
        <table:table-row table:style-name="ro2">
          <table:table-cell office:value-type="float" office:value="36249" calcext:value-type="float">
            <text:p>362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26]*-1" office:value-type="float" office:value="-0.317" calcext:value-type="float">
            <text:p>-0.317</text:p>
          </table:table-cell>
          <table:table-cell table:formula="of:=[.D726]*([.A726]-[.A725])+[.E725]" office:value-type="float" office:value="-11510.75" calcext:value-type="float">
            <text:p>-11510.8</text:p>
          </table:table-cell>
          <table:table-cell table:formula="of:=[.E726]/3600" office:value-type="float" office:value="-3.19743055555555" calcext:value-type="float">
            <text:p>-3.197</text:p>
          </table:table-cell>
          <table:table-cell table:number-columns-repeated="7"/>
        </table:table-row>
        <table:table-row table:style-name="ro2">
          <table:table-cell office:value-type="float" office:value="36299" calcext:value-type="float">
            <text:p>362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27]*-1" office:value-type="float" office:value="-0.317" calcext:value-type="float">
            <text:p>-0.317</text:p>
          </table:table-cell>
          <table:table-cell table:formula="of:=[.D727]*([.A727]-[.A726])+[.E726]" office:value-type="float" office:value="-11526.6" calcext:value-type="float">
            <text:p>-11526.6</text:p>
          </table:table-cell>
          <table:table-cell table:formula="of:=[.E727]/3600" office:value-type="float" office:value="-3.20183333333333" calcext:value-type="float">
            <text:p>-3.202</text:p>
          </table:table-cell>
          <table:table-cell table:number-columns-repeated="7"/>
        </table:table-row>
        <table:table-row table:style-name="ro2">
          <table:table-cell office:value-type="float" office:value="36349" calcext:value-type="float">
            <text:p>363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8]*-1" office:value-type="float" office:value="-0.318" calcext:value-type="float">
            <text:p>-0.318</text:p>
          </table:table-cell>
          <table:table-cell table:formula="of:=[.D728]*([.A728]-[.A727])+[.E727]" office:value-type="float" office:value="-11542.5" calcext:value-type="float">
            <text:p>-11542.5</text:p>
          </table:table-cell>
          <table:table-cell table:formula="of:=[.E728]/3600" office:value-type="float" office:value="-3.20624999999999" calcext:value-type="float">
            <text:p>-3.206</text:p>
          </table:table-cell>
          <table:table-cell table:number-columns-repeated="7"/>
        </table:table-row>
        <table:table-row table:style-name="ro2">
          <table:table-cell office:value-type="float" office:value="36399" calcext:value-type="float">
            <text:p>363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9]*-1" office:value-type="float" office:value="-0.318" calcext:value-type="float">
            <text:p>-0.318</text:p>
          </table:table-cell>
          <table:table-cell table:formula="of:=[.D729]*([.A729]-[.A728])+[.E728]" office:value-type="float" office:value="-11558.4" calcext:value-type="float">
            <text:p>-11558.4</text:p>
          </table:table-cell>
          <table:table-cell table:formula="of:=[.E729]/3600" office:value-type="float" office:value="-3.21066666666666" calcext:value-type="float">
            <text:p>-3.211</text:p>
          </table:table-cell>
          <table:table-cell table:number-columns-repeated="7"/>
        </table:table-row>
        <table:table-row table:style-name="ro2">
          <table:table-cell office:value-type="float" office:value="36449" calcext:value-type="float">
            <text:p>364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30]*-1" office:value-type="float" office:value="-0.317" calcext:value-type="float">
            <text:p>-0.317</text:p>
          </table:table-cell>
          <table:table-cell table:formula="of:=[.D730]*([.A730]-[.A729])+[.E729]" office:value-type="float" office:value="-11574.25" calcext:value-type="float">
            <text:p>-11574.3</text:p>
          </table:table-cell>
          <table:table-cell table:formula="of:=[.E730]/3600" office:value-type="float" office:value="-3.21506944444444" calcext:value-type="float">
            <text:p>-3.215</text:p>
          </table:table-cell>
          <table:table-cell table:number-columns-repeated="7"/>
        </table:table-row>
        <table:table-row table:style-name="ro2">
          <table:table-cell office:value-type="float" office:value="36499" calcext:value-type="float">
            <text:p>364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31]*-1" office:value-type="float" office:value="-0.317" calcext:value-type="float">
            <text:p>-0.317</text:p>
          </table:table-cell>
          <table:table-cell table:formula="of:=[.D731]*([.A731]-[.A730])+[.E730]" office:value-type="float" office:value="-11590.1" calcext:value-type="float">
            <text:p>-11590.1</text:p>
          </table:table-cell>
          <table:table-cell table:formula="of:=[.E731]/3600" office:value-type="float" office:value="-3.21947222222222" calcext:value-type="float">
            <text:p>-3.219</text:p>
          </table:table-cell>
          <table:table-cell table:number-columns-repeated="7"/>
        </table:table-row>
        <table:table-row table:style-name="ro2">
          <table:table-cell office:value-type="float" office:value="36549" calcext:value-type="float">
            <text:p>365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32]*-1" office:value-type="float" office:value="-0.318" calcext:value-type="float">
            <text:p>-0.318</text:p>
          </table:table-cell>
          <table:table-cell table:formula="of:=[.D732]*([.A732]-[.A731])+[.E731]" office:value-type="float" office:value="-11606" calcext:value-type="float">
            <text:p>-11606.0</text:p>
          </table:table-cell>
          <table:table-cell table:formula="of:=[.E732]/3600" office:value-type="float" office:value="-3.22388888888888" calcext:value-type="float">
            <text:p>-3.224</text:p>
          </table:table-cell>
          <table:table-cell table:number-columns-repeated="7"/>
        </table:table-row>
        <table:table-row table:style-name="ro2">
          <table:table-cell office:value-type="float" office:value="36599" calcext:value-type="float">
            <text:p>365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33]*-1" office:value-type="float" office:value="-0.317" calcext:value-type="float">
            <text:p>-0.317</text:p>
          </table:table-cell>
          <table:table-cell table:formula="of:=[.D733]*([.A733]-[.A732])+[.E732]" office:value-type="float" office:value="-11621.85" calcext:value-type="float">
            <text:p>-11621.9</text:p>
          </table:table-cell>
          <table:table-cell table:formula="of:=[.E733]/3600" office:value-type="float" office:value="-3.22829166666666" calcext:value-type="float">
            <text:p>-3.228</text:p>
          </table:table-cell>
          <table:table-cell table:number-columns-repeated="7"/>
        </table:table-row>
        <table:table-row table:style-name="ro2">
          <table:table-cell office:value-type="float" office:value="36649" calcext:value-type="float">
            <text:p>366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34]*-1" office:value-type="float" office:value="-0.318" calcext:value-type="float">
            <text:p>-0.318</text:p>
          </table:table-cell>
          <table:table-cell table:formula="of:=[.D734]*([.A734]-[.A733])+[.E733]" office:value-type="float" office:value="-11637.75" calcext:value-type="float">
            <text:p>-11637.8</text:p>
          </table:table-cell>
          <table:table-cell table:formula="of:=[.E734]/3600" office:value-type="float" office:value="-3.23270833333333" calcext:value-type="float">
            <text:p>-3.233</text:p>
          </table:table-cell>
          <table:table-cell table:number-columns-repeated="7"/>
        </table:table-row>
        <table:table-row table:style-name="ro2">
          <table:table-cell office:value-type="float" office:value="36699" calcext:value-type="float">
            <text:p>366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35]*-1" office:value-type="float" office:value="-0.317" calcext:value-type="float">
            <text:p>-0.317</text:p>
          </table:table-cell>
          <table:table-cell table:formula="of:=[.D735]*([.A735]-[.A734])+[.E734]" office:value-type="float" office:value="-11653.6" calcext:value-type="float">
            <text:p>-11653.6</text:p>
          </table:table-cell>
          <table:table-cell table:formula="of:=[.E735]/3600" office:value-type="float" office:value="-3.2371111111111" calcext:value-type="float">
            <text:p>-3.237</text:p>
          </table:table-cell>
          <table:table-cell table:number-columns-repeated="7"/>
        </table:table-row>
        <table:table-row table:style-name="ro2">
          <table:table-cell office:value-type="float" office:value="36749" calcext:value-type="float">
            <text:p>367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36]*-1" office:value-type="float" office:value="-0.318" calcext:value-type="float">
            <text:p>-0.318</text:p>
          </table:table-cell>
          <table:table-cell table:formula="of:=[.D736]*([.A736]-[.A735])+[.E735]" office:value-type="float" office:value="-11669.5" calcext:value-type="float">
            <text:p>-11669.5</text:p>
          </table:table-cell>
          <table:table-cell table:formula="of:=[.E736]/3600" office:value-type="float" office:value="-3.24152777777777" calcext:value-type="float">
            <text:p>-3.242</text:p>
          </table:table-cell>
          <table:table-cell table:number-columns-repeated="7"/>
        </table:table-row>
        <table:table-row table:style-name="ro2">
          <table:table-cell office:value-type="float" office:value="36799" calcext:value-type="float">
            <text:p>367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37]*-1" office:value-type="float" office:value="-0.317" calcext:value-type="float">
            <text:p>-0.317</text:p>
          </table:table-cell>
          <table:table-cell table:formula="of:=[.D737]*([.A737]-[.A736])+[.E736]" office:value-type="float" office:value="-11685.35" calcext:value-type="float">
            <text:p>-11685.4</text:p>
          </table:table-cell>
          <table:table-cell table:formula="of:=[.E737]/3600" office:value-type="float" office:value="-3.24593055555555" calcext:value-type="float">
            <text:p>-3.246</text:p>
          </table:table-cell>
          <table:table-cell table:number-columns-repeated="7"/>
        </table:table-row>
        <table:table-row table:style-name="ro2">
          <table:table-cell office:value-type="float" office:value="36849" calcext:value-type="float">
            <text:p>368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38]*-1" office:value-type="float" office:value="-0.317" calcext:value-type="float">
            <text:p>-0.317</text:p>
          </table:table-cell>
          <table:table-cell table:formula="of:=[.D738]*([.A738]-[.A737])+[.E737]" office:value-type="float" office:value="-11701.2" calcext:value-type="float">
            <text:p>-11701.2</text:p>
          </table:table-cell>
          <table:table-cell table:formula="of:=[.E738]/3600" office:value-type="float" office:value="-3.25033333333333" calcext:value-type="float">
            <text:p>-3.250</text:p>
          </table:table-cell>
          <table:table-cell table:number-columns-repeated="7"/>
        </table:table-row>
        <table:table-row table:style-name="ro2">
          <table:table-cell office:value-type="float" office:value="36899" calcext:value-type="float">
            <text:p>368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39]*-1" office:value-type="float" office:value="-0.318" calcext:value-type="float">
            <text:p>-0.318</text:p>
          </table:table-cell>
          <table:table-cell table:formula="of:=[.D739]*([.A739]-[.A738])+[.E738]" office:value-type="float" office:value="-11717.1" calcext:value-type="float">
            <text:p>-11717.1</text:p>
          </table:table-cell>
          <table:table-cell table:formula="of:=[.E739]/3600" office:value-type="float" office:value="-3.25474999999999" calcext:value-type="float">
            <text:p>-3.255</text:p>
          </table:table-cell>
          <table:table-cell table:number-columns-repeated="7"/>
        </table:table-row>
        <table:table-row table:style-name="ro2">
          <table:table-cell office:value-type="float" office:value="36949" calcext:value-type="float">
            <text:p>369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40]*-1" office:value-type="float" office:value="-0.318" calcext:value-type="float">
            <text:p>-0.318</text:p>
          </table:table-cell>
          <table:table-cell table:formula="of:=[.D740]*([.A740]-[.A739])+[.E739]" office:value-type="float" office:value="-11733" calcext:value-type="float">
            <text:p>-11733.0</text:p>
          </table:table-cell>
          <table:table-cell table:formula="of:=[.E740]/3600" office:value-type="float" office:value="-3.25916666666666" calcext:value-type="float">
            <text:p>-3.259</text:p>
          </table:table-cell>
          <table:table-cell table:number-columns-repeated="7"/>
        </table:table-row>
        <table:table-row table:style-name="ro2">
          <table:table-cell office:value-type="float" office:value="36999" calcext:value-type="float">
            <text:p>369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41]*-1" office:value-type="float" office:value="-0.318" calcext:value-type="float">
            <text:p>-0.318</text:p>
          </table:table-cell>
          <table:table-cell table:formula="of:=[.D741]*([.A741]-[.A740])+[.E740]" office:value-type="float" office:value="-11748.9" calcext:value-type="float">
            <text:p>-11748.9</text:p>
          </table:table-cell>
          <table:table-cell table:formula="of:=[.E741]/3600" office:value-type="float" office:value="-3.26358333333333" calcext:value-type="float">
            <text:p>-3.264</text:p>
          </table:table-cell>
          <table:table-cell table:number-columns-repeated="7"/>
        </table:table-row>
        <table:table-row table:style-name="ro2">
          <table:table-cell office:value-type="float" office:value="37049" calcext:value-type="float">
            <text:p>370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9" calcext:value-type="float">
            <text:p>0.319</text:p>
          </table:table-cell>
          <table:table-cell table:formula="of:=[.C742]*-1" office:value-type="float" office:value="-0.319" calcext:value-type="float">
            <text:p>-0.319</text:p>
          </table:table-cell>
          <table:table-cell table:formula="of:=[.D742]*([.A742]-[.A741])+[.E741]" office:value-type="float" office:value="-11764.85" calcext:value-type="float">
            <text:p>-11764.9</text:p>
          </table:table-cell>
          <table:table-cell table:formula="of:=[.E742]/3600" office:value-type="float" office:value="-3.26801388888888" calcext:value-type="float">
            <text:p>-3.268</text:p>
          </table:table-cell>
          <table:table-cell table:number-columns-repeated="7"/>
        </table:table-row>
        <table:table-row table:style-name="ro2">
          <table:table-cell office:value-type="float" office:value="37099" calcext:value-type="float">
            <text:p>370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3]*-1" office:value-type="float" office:value="-0.317" calcext:value-type="float">
            <text:p>-0.317</text:p>
          </table:table-cell>
          <table:table-cell table:formula="of:=[.D743]*([.A743]-[.A742])+[.E742]" office:value-type="float" office:value="-11780.7" calcext:value-type="float">
            <text:p>-11780.7</text:p>
          </table:table-cell>
          <table:table-cell table:formula="of:=[.E743]/3600" office:value-type="float" office:value="-3.27241666666666" calcext:value-type="float">
            <text:p>-3.272</text:p>
          </table:table-cell>
          <table:table-cell table:number-columns-repeated="7"/>
        </table:table-row>
        <table:table-row table:style-name="ro2">
          <table:table-cell office:value-type="float" office:value="37149" calcext:value-type="float">
            <text:p>371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44]*-1" office:value-type="float" office:value="-0.317" calcext:value-type="float">
            <text:p>-0.317</text:p>
          </table:table-cell>
          <table:table-cell table:formula="of:=[.D744]*([.A744]-[.A743])+[.E743]" office:value-type="float" office:value="-11796.55" calcext:value-type="float">
            <text:p>-11796.6</text:p>
          </table:table-cell>
          <table:table-cell table:formula="of:=[.E744]/3600" office:value-type="float" office:value="-3.27681944444444" calcext:value-type="float">
            <text:p>-3.277</text:p>
          </table:table-cell>
          <table:table-cell table:number-columns-repeated="7"/>
        </table:table-row>
        <table:table-row table:style-name="ro2">
          <table:table-cell office:value-type="float" office:value="37199" calcext:value-type="float">
            <text:p>371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5]*-1" office:value-type="float" office:value="-0.317" calcext:value-type="float">
            <text:p>-0.317</text:p>
          </table:table-cell>
          <table:table-cell table:formula="of:=[.D745]*([.A745]-[.A744])+[.E744]" office:value-type="float" office:value="-11812.4" calcext:value-type="float">
            <text:p>-11812.4</text:p>
          </table:table-cell>
          <table:table-cell table:formula="of:=[.E745]/3600" office:value-type="float" office:value="-3.28122222222222" calcext:value-type="float">
            <text:p>-3.281</text:p>
          </table:table-cell>
          <table:table-cell table:number-columns-repeated="7"/>
        </table:table-row>
        <table:table-row table:style-name="ro2">
          <table:table-cell office:value-type="float" office:value="37249" calcext:value-type="float">
            <text:p>372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6]*-1" office:value-type="float" office:value="-0.317" calcext:value-type="float">
            <text:p>-0.317</text:p>
          </table:table-cell>
          <table:table-cell table:formula="of:=[.D746]*([.A746]-[.A745])+[.E745]" office:value-type="float" office:value="-11828.25" calcext:value-type="float">
            <text:p>-11828.3</text:p>
          </table:table-cell>
          <table:table-cell table:formula="of:=[.E746]/3600" office:value-type="float" office:value="-3.28562499999999" calcext:value-type="float">
            <text:p>-3.286</text:p>
          </table:table-cell>
          <table:table-cell table:number-columns-repeated="7"/>
        </table:table-row>
        <table:table-row table:style-name="ro2">
          <table:table-cell office:value-type="float" office:value="37299" calcext:value-type="float">
            <text:p>372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47]*-1" office:value-type="float" office:value="-0.318" calcext:value-type="float">
            <text:p>-0.318</text:p>
          </table:table-cell>
          <table:table-cell table:formula="of:=[.D747]*([.A747]-[.A746])+[.E746]" office:value-type="float" office:value="-11844.15" calcext:value-type="float">
            <text:p>-11844.2</text:p>
          </table:table-cell>
          <table:table-cell table:formula="of:=[.E747]/3600" office:value-type="float" office:value="-3.29004166666666" calcext:value-type="float">
            <text:p>-3.290</text:p>
          </table:table-cell>
          <table:table-cell table:number-columns-repeated="7"/>
        </table:table-row>
        <table:table-row table:style-name="ro2">
          <table:table-cell office:value-type="float" office:value="37349" calcext:value-type="float">
            <text:p>373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8]*-1" office:value-type="float" office:value="-0.317" calcext:value-type="float">
            <text:p>-0.317</text:p>
          </table:table-cell>
          <table:table-cell table:formula="of:=[.D748]*([.A748]-[.A747])+[.E747]" office:value-type="float" office:value="-11860" calcext:value-type="float">
            <text:p>-11860.0</text:p>
          </table:table-cell>
          <table:table-cell table:formula="of:=[.E748]/3600" office:value-type="float" office:value="-3.29444444444444" calcext:value-type="float">
            <text:p>-3.294</text:p>
          </table:table-cell>
          <table:table-cell table:number-columns-repeated="7"/>
        </table:table-row>
        <table:table-row table:style-name="ro2">
          <table:table-cell office:value-type="float" office:value="37399" calcext:value-type="float">
            <text:p>373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9]*-1" office:value-type="float" office:value="-0.317" calcext:value-type="float">
            <text:p>-0.317</text:p>
          </table:table-cell>
          <table:table-cell table:formula="of:=[.D749]*([.A749]-[.A748])+[.E748]" office:value-type="float" office:value="-11875.85" calcext:value-type="float">
            <text:p>-11875.9</text:p>
          </table:table-cell>
          <table:table-cell table:formula="of:=[.E749]/3600" office:value-type="float" office:value="-3.29884722222222" calcext:value-type="float">
            <text:p>-3.299</text:p>
          </table:table-cell>
          <table:table-cell table:number-columns-repeated="7"/>
        </table:table-row>
        <table:table-row table:style-name="ro2">
          <table:table-cell office:value-type="float" office:value="37449" calcext:value-type="float">
            <text:p>374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6" calcext:value-type="float">
            <text:p>0.316</text:p>
          </table:table-cell>
          <table:table-cell table:formula="of:=[.C750]*-1" office:value-type="float" office:value="-0.316" calcext:value-type="float">
            <text:p>-0.316</text:p>
          </table:table-cell>
          <table:table-cell table:formula="of:=[.D750]*([.A750]-[.A749])+[.E749]" office:value-type="float" office:value="-11891.65" calcext:value-type="float">
            <text:p>-11891.7</text:p>
          </table:table-cell>
          <table:table-cell table:formula="of:=[.E750]/3600" office:value-type="float" office:value="-3.3032361111111" calcext:value-type="float">
            <text:p>-3.303</text:p>
          </table:table-cell>
          <table:table-cell table:number-columns-repeated="7"/>
        </table:table-row>
        <table:table-row table:style-name="ro2">
          <table:table-cell office:value-type="float" office:value="37499" calcext:value-type="float">
            <text:p>374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1]*-1" office:value-type="float" office:value="-0.318" calcext:value-type="float">
            <text:p>-0.318</text:p>
          </table:table-cell>
          <table:table-cell table:formula="of:=[.D751]*([.A751]-[.A750])+[.E750]" office:value-type="float" office:value="-11907.55" calcext:value-type="float">
            <text:p>-11907.6</text:p>
          </table:table-cell>
          <table:table-cell table:formula="of:=[.E751]/3600" office:value-type="float" office:value="-3.30765277777777" calcext:value-type="float">
            <text:p>-3.308</text:p>
          </table:table-cell>
          <table:table-cell table:number-columns-repeated="7"/>
        </table:table-row>
        <table:table-row table:style-name="ro2">
          <table:table-cell office:value-type="float" office:value="37549" calcext:value-type="float">
            <text:p>375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52]*-1" office:value-type="float" office:value="-0.317" calcext:value-type="float">
            <text:p>-0.317</text:p>
          </table:table-cell>
          <table:table-cell table:formula="of:=[.D752]*([.A752]-[.A751])+[.E751]" office:value-type="float" office:value="-11923.4" calcext:value-type="float">
            <text:p>-11923.4</text:p>
          </table:table-cell>
          <table:table-cell table:formula="of:=[.E752]/3600" office:value-type="float" office:value="-3.31205555555555" calcext:value-type="float">
            <text:p>-3.312</text:p>
          </table:table-cell>
          <table:table-cell table:number-columns-repeated="7"/>
        </table:table-row>
        <table:table-row table:style-name="ro2">
          <table:table-cell office:value-type="float" office:value="37599" calcext:value-type="float">
            <text:p>375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3]*-1" office:value-type="float" office:value="-0.318" calcext:value-type="float">
            <text:p>-0.318</text:p>
          </table:table-cell>
          <table:table-cell table:formula="of:=[.D753]*([.A753]-[.A752])+[.E752]" office:value-type="float" office:value="-11939.3" calcext:value-type="float">
            <text:p>-11939.3</text:p>
          </table:table-cell>
          <table:table-cell table:formula="of:=[.E753]/3600" office:value-type="float" office:value="-3.31647222222222" calcext:value-type="float">
            <text:p>-3.316</text:p>
          </table:table-cell>
          <table:table-cell table:number-columns-repeated="7"/>
        </table:table-row>
        <table:table-row table:style-name="ro2">
          <table:table-cell office:value-type="float" office:value="37649" calcext:value-type="float">
            <text:p>376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54]*-1" office:value-type="float" office:value="-0.317" calcext:value-type="float">
            <text:p>-0.317</text:p>
          </table:table-cell>
          <table:table-cell table:formula="of:=[.D754]*([.A754]-[.A753])+[.E753]" office:value-type="float" office:value="-11955.15" calcext:value-type="float">
            <text:p>-11955.2</text:p>
          </table:table-cell>
          <table:table-cell table:formula="of:=[.E754]/3600" office:value-type="float" office:value="-3.32087499999999" calcext:value-type="float">
            <text:p>-3.321</text:p>
          </table:table-cell>
          <table:table-cell table:number-columns-repeated="7"/>
        </table:table-row>
        <table:table-row table:style-name="ro2">
          <table:table-cell office:value-type="float" office:value="37699" calcext:value-type="float">
            <text:p>376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5]*-1" office:value-type="float" office:value="-0.318" calcext:value-type="float">
            <text:p>-0.318</text:p>
          </table:table-cell>
          <table:table-cell table:formula="of:=[.D755]*([.A755]-[.A754])+[.E754]" office:value-type="float" office:value="-11971.05" calcext:value-type="float">
            <text:p>-11971.1</text:p>
          </table:table-cell>
          <table:table-cell table:formula="of:=[.E755]/3600" office:value-type="float" office:value="-3.32529166666666" calcext:value-type="float">
            <text:p>-3.325</text:p>
          </table:table-cell>
          <table:table-cell table:number-columns-repeated="7"/>
        </table:table-row>
        <table:table-row table:style-name="ro2">
          <table:table-cell office:value-type="float" office:value="37749" calcext:value-type="float">
            <text:p>377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6]*-1" office:value-type="float" office:value="-0.318" calcext:value-type="float">
            <text:p>-0.318</text:p>
          </table:table-cell>
          <table:table-cell table:formula="of:=[.D756]*([.A756]-[.A755])+[.E755]" office:value-type="float" office:value="-11986.95" calcext:value-type="float">
            <text:p>-11987.0</text:p>
          </table:table-cell>
          <table:table-cell table:formula="of:=[.E756]/3600" office:value-type="float" office:value="-3.32970833333333" calcext:value-type="float">
            <text:p>-3.330</text:p>
          </table:table-cell>
          <table:table-cell table:number-columns-repeated="7"/>
        </table:table-row>
        <table:table-row table:style-name="ro2">
          <table:table-cell office:value-type="float" office:value="37799" calcext:value-type="float">
            <text:p>377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7]*-1" office:value-type="float" office:value="-0.318" calcext:value-type="float">
            <text:p>-0.318</text:p>
          </table:table-cell>
          <table:table-cell table:formula="of:=[.D757]*([.A757]-[.A756])+[.E756]" office:value-type="float" office:value="-12002.85" calcext:value-type="float">
            <text:p>-12002.9</text:p>
          </table:table-cell>
          <table:table-cell table:formula="of:=[.E757]/3600" office:value-type="float" office:value="-3.33412499999999" calcext:value-type="float">
            <text:p>-3.334</text:p>
          </table:table-cell>
          <table:table-cell table:number-columns-repeated="7"/>
        </table:table-row>
        <table:table-row table:style-name="ro2">
          <table:table-cell office:value-type="float" office:value="37849" calcext:value-type="float">
            <text:p>378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8]*-1" office:value-type="float" office:value="-0.318" calcext:value-type="float">
            <text:p>-0.318</text:p>
          </table:table-cell>
          <table:table-cell table:formula="of:=[.D758]*([.A758]-[.A757])+[.E757]" office:value-type="float" office:value="-12018.75" calcext:value-type="float">
            <text:p>-12018.8</text:p>
          </table:table-cell>
          <table:table-cell table:formula="of:=[.E758]/3600" office:value-type="float" office:value="-3.33854166666666" calcext:value-type="float">
            <text:p>-3.339</text:p>
          </table:table-cell>
          <table:table-cell table:number-columns-repeated="7"/>
        </table:table-row>
        <table:table-row table:style-name="ro2">
          <table:table-cell office:value-type="float" office:value="37899" calcext:value-type="float">
            <text:p>378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6" calcext:value-type="float">
            <text:p>0.316</text:p>
          </table:table-cell>
          <table:table-cell table:formula="of:=[.C759]*-1" office:value-type="float" office:value="-0.316" calcext:value-type="float">
            <text:p>-0.316</text:p>
          </table:table-cell>
          <table:table-cell table:formula="of:=[.D759]*([.A759]-[.A758])+[.E758]" office:value-type="float" office:value="-12034.55" calcext:value-type="float">
            <text:p>-12034.6</text:p>
          </table:table-cell>
          <table:table-cell table:formula="of:=[.E759]/3600" office:value-type="float" office:value="-3.34293055555555" calcext:value-type="float">
            <text:p>-3.343</text:p>
          </table:table-cell>
          <table:table-cell table:number-columns-repeated="7"/>
        </table:table-row>
        <table:table-row table:style-name="ro2">
          <table:table-cell office:value-type="float" office:value="37949" calcext:value-type="float">
            <text:p>379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60]*-1" office:value-type="float" office:value="-0.317" calcext:value-type="float">
            <text:p>-0.317</text:p>
          </table:table-cell>
          <table:table-cell table:formula="of:=[.D760]*([.A760]-[.A759])+[.E759]" office:value-type="float" office:value="-12050.4" calcext:value-type="float">
            <text:p>-12050.4</text:p>
          </table:table-cell>
          <table:table-cell table:formula="of:=[.E760]/3600" office:value-type="float" office:value="-3.34733333333333" calcext:value-type="float">
            <text:p>-3.347</text:p>
          </table:table-cell>
          <table:table-cell table:number-columns-repeated="7"/>
        </table:table-row>
        <table:table-row table:style-name="ro2">
          <table:table-cell office:value-type="float" office:value="37999" calcext:value-type="float">
            <text:p>379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61]*-1" office:value-type="float" office:value="-0.318" calcext:value-type="float">
            <text:p>-0.318</text:p>
          </table:table-cell>
          <table:table-cell table:formula="of:=[.D761]*([.A761]-[.A760])+[.E760]" office:value-type="float" office:value="-12066.3" calcext:value-type="float">
            <text:p>-12066.3</text:p>
          </table:table-cell>
          <table:table-cell table:formula="of:=[.E761]/3600" office:value-type="float" office:value="-3.35174999999999" calcext:value-type="float">
            <text:p>-3.352</text:p>
          </table:table-cell>
          <table:table-cell table:number-columns-repeated="7"/>
        </table:table-row>
        <table:table-row table:style-name="ro2">
          <table:table-cell office:value-type="float" office:value="38049" calcext:value-type="float">
            <text:p>380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2]*-1" office:value-type="float" office:value="-0.318" calcext:value-type="float">
            <text:p>-0.318</text:p>
          </table:table-cell>
          <table:table-cell table:formula="of:=[.D762]*([.A762]-[.A761])+[.E761]" office:value-type="float" office:value="-12082.2" calcext:value-type="float">
            <text:p>-12082.2</text:p>
          </table:table-cell>
          <table:table-cell table:formula="of:=[.E762]/3600" office:value-type="float" office:value="-3.35616666666666" calcext:value-type="float">
            <text:p>-3.356</text:p>
          </table:table-cell>
          <table:table-cell table:number-columns-repeated="7"/>
        </table:table-row>
        <table:table-row table:style-name="ro2">
          <table:table-cell office:value-type="float" office:value="38099" calcext:value-type="float">
            <text:p>380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63]*-1" office:value-type="float" office:value="-0.317" calcext:value-type="float">
            <text:p>-0.317</text:p>
          </table:table-cell>
          <table:table-cell table:formula="of:=[.D763]*([.A763]-[.A762])+[.E762]" office:value-type="float" office:value="-12098.05" calcext:value-type="float">
            <text:p>-12098.1</text:p>
          </table:table-cell>
          <table:table-cell table:formula="of:=[.E763]/3600" office:value-type="float" office:value="-3.36056944444444" calcext:value-type="float">
            <text:p>-3.361</text:p>
          </table:table-cell>
          <table:table-cell table:number-columns-repeated="7"/>
        </table:table-row>
        <table:table-row table:style-name="ro2">
          <table:table-cell office:value-type="float" office:value="38149" calcext:value-type="float">
            <text:p>381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4]*-1" office:value-type="float" office:value="-0.318" calcext:value-type="float">
            <text:p>-0.318</text:p>
          </table:table-cell>
          <table:table-cell table:formula="of:=[.D764]*([.A764]-[.A763])+[.E763]" office:value-type="float" office:value="-12113.95" calcext:value-type="float">
            <text:p>-12114.0</text:p>
          </table:table-cell>
          <table:table-cell table:formula="of:=[.E764]/3600" office:value-type="float" office:value="-3.3649861111111" calcext:value-type="float">
            <text:p>-3.365</text:p>
          </table:table-cell>
          <table:table-cell table:number-columns-repeated="7"/>
        </table:table-row>
        <table:table-row table:style-name="ro2">
          <table:table-cell office:value-type="float" office:value="38199" calcext:value-type="float">
            <text:p>381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 table:formula="of:=[.C765]*-1" office:value-type="float" office:value="-0.317" calcext:value-type="float">
            <text:p>-0.317</text:p>
          </table:table-cell>
          <table:table-cell table:formula="of:=[.D765]*([.A765]-[.A764])+[.E764]" office:value-type="float" office:value="-12129.8" calcext:value-type="float">
            <text:p>-12129.8</text:p>
          </table:table-cell>
          <table:table-cell table:formula="of:=[.E765]/3600" office:value-type="float" office:value="-3.36938888888888" calcext:value-type="float">
            <text:p>-3.369</text:p>
          </table:table-cell>
          <table:table-cell table:number-columns-repeated="7"/>
        </table:table-row>
        <table:table-row table:style-name="ro2">
          <table:table-cell office:value-type="float" office:value="38249" calcext:value-type="float">
            <text:p>382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6]*-1" office:value-type="float" office:value="-0.318" calcext:value-type="float">
            <text:p>-0.318</text:p>
          </table:table-cell>
          <table:table-cell table:formula="of:=[.D766]*([.A766]-[.A765])+[.E765]" office:value-type="float" office:value="-12145.7" calcext:value-type="float">
            <text:p>-12145.7</text:p>
          </table:table-cell>
          <table:table-cell table:formula="of:=[.E766]/3600" office:value-type="float" office:value="-3.37380555555555" calcext:value-type="float">
            <text:p>-3.374</text:p>
          </table:table-cell>
          <table:table-cell table:number-columns-repeated="7"/>
        </table:table-row>
        <table:table-row table:style-name="ro2">
          <table:table-cell office:value-type="float" office:value="38299" calcext:value-type="float">
            <text:p>382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9" calcext:value-type="float">
            <text:p>0.319</text:p>
          </table:table-cell>
          <table:table-cell table:formula="of:=[.C767]*-1" office:value-type="float" office:value="-0.319" calcext:value-type="float">
            <text:p>-0.319</text:p>
          </table:table-cell>
          <table:table-cell table:formula="of:=[.D767]*([.A767]-[.A766])+[.E766]" office:value-type="float" office:value="-12161.65" calcext:value-type="float">
            <text:p>-12161.7</text:p>
          </table:table-cell>
          <table:table-cell table:formula="of:=[.E767]/3600" office:value-type="float" office:value="-3.3782361111111" calcext:value-type="float">
            <text:p>-3.378</text:p>
          </table:table-cell>
          <table:table-cell table:number-columns-repeated="7"/>
        </table:table-row>
        <table:table-row table:style-name="ro2">
          <table:table-cell office:value-type="float" office:value="38349" calcext:value-type="float">
            <text:p>383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8]*-1" office:value-type="float" office:value="-0.318" calcext:value-type="float">
            <text:p>-0.318</text:p>
          </table:table-cell>
          <table:table-cell table:formula="of:=[.D768]*([.A768]-[.A767])+[.E767]" office:value-type="float" office:value="-12177.55" calcext:value-type="float">
            <text:p>-12177.6</text:p>
          </table:table-cell>
          <table:table-cell table:formula="of:=[.E768]/3600" office:value-type="float" office:value="-3.38265277777777" calcext:value-type="float">
            <text:p>-3.383</text:p>
          </table:table-cell>
          <table:table-cell table:number-columns-repeated="7"/>
        </table:table-row>
        <table:table-row table:style-name="ro2">
          <table:table-cell office:value-type="float" office:value="38399" calcext:value-type="float">
            <text:p>383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9]*-1" office:value-type="float" office:value="-0.318" calcext:value-type="float">
            <text:p>-0.318</text:p>
          </table:table-cell>
          <table:table-cell table:formula="of:=[.D769]*([.A769]-[.A768])+[.E768]" office:value-type="float" office:value="-12193.45" calcext:value-type="float">
            <text:p>-12193.5</text:p>
          </table:table-cell>
          <table:table-cell table:formula="of:=[.E769]/3600" office:value-type="float" office:value="-3.38706944444444" calcext:value-type="float">
            <text:p>-3.387</text:p>
          </table:table-cell>
          <table:table-cell table:number-columns-repeated="7"/>
        </table:table-row>
        <table:table-row table:style-name="ro2">
          <table:table-cell office:value-type="float" office:value="38449" calcext:value-type="float">
            <text:p>384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0]*-1" office:value-type="float" office:value="-0.318" calcext:value-type="float">
            <text:p>-0.318</text:p>
          </table:table-cell>
          <table:table-cell table:formula="of:=[.D770]*([.A770]-[.A769])+[.E769]" office:value-type="float" office:value="-12209.35" calcext:value-type="float">
            <text:p>-12209.4</text:p>
          </table:table-cell>
          <table:table-cell table:formula="of:=[.E770]/3600" office:value-type="float" office:value="-3.3914861111111" calcext:value-type="float">
            <text:p>-3.391</text:p>
          </table:table-cell>
          <table:table-cell table:number-columns-repeated="7"/>
        </table:table-row>
        <table:table-row table:style-name="ro2">
          <table:table-cell office:value-type="float" office:value="38499" calcext:value-type="float">
            <text:p>384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1]*-1" office:value-type="float" office:value="-0.318" calcext:value-type="float">
            <text:p>-0.318</text:p>
          </table:table-cell>
          <table:table-cell table:formula="of:=[.D771]*([.A771]-[.A770])+[.E770]" office:value-type="float" office:value="-12225.25" calcext:value-type="float">
            <text:p>-12225.3</text:p>
          </table:table-cell>
          <table:table-cell table:formula="of:=[.E771]/3600" office:value-type="float" office:value="-3.39590277777777" calcext:value-type="float">
            <text:p>-3.396</text:p>
          </table:table-cell>
          <table:table-cell table:number-columns-repeated="7"/>
        </table:table-row>
        <table:table-row table:style-name="ro2">
          <table:table-cell office:value-type="float" office:value="38549" calcext:value-type="float">
            <text:p>385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 table:formula="of:=[.C772]*-1" office:value-type="float" office:value="-0.317" calcext:value-type="float">
            <text:p>-0.317</text:p>
          </table:table-cell>
          <table:table-cell table:formula="of:=[.D772]*([.A772]-[.A771])+[.E771]" office:value-type="float" office:value="-12241.1" calcext:value-type="float">
            <text:p>-12241.1</text:p>
          </table:table-cell>
          <table:table-cell table:formula="of:=[.E772]/3600" office:value-type="float" office:value="-3.40030555555555" calcext:value-type="float">
            <text:p>-3.400</text:p>
          </table:table-cell>
          <table:table-cell table:number-columns-repeated="7"/>
        </table:table-row>
        <table:table-row table:style-name="ro2">
          <table:table-cell office:value-type="float" office:value="38599" calcext:value-type="float">
            <text:p>385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3]*-1" office:value-type="float" office:value="-0.318" calcext:value-type="float">
            <text:p>-0.318</text:p>
          </table:table-cell>
          <table:table-cell table:formula="of:=[.D773]*([.A773]-[.A772])+[.E772]" office:value-type="float" office:value="-12257" calcext:value-type="float">
            <text:p>-12257.0</text:p>
          </table:table-cell>
          <table:table-cell table:formula="of:=[.E773]/3600" office:value-type="float" office:value="-3.40472222222222" calcext:value-type="float">
            <text:p>-3.405</text:p>
          </table:table-cell>
          <table:table-cell table:number-columns-repeated="7"/>
        </table:table-row>
        <table:table-row table:style-name="ro2">
          <table:table-cell office:value-type="float" office:value="38649" calcext:value-type="float">
            <text:p>386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4]*-1" office:value-type="float" office:value="-0.318" calcext:value-type="float">
            <text:p>-0.318</text:p>
          </table:table-cell>
          <table:table-cell table:formula="of:=[.D774]*([.A774]-[.A773])+[.E773]" office:value-type="float" office:value="-12272.9" calcext:value-type="float">
            <text:p>-12272.9</text:p>
          </table:table-cell>
          <table:table-cell table:formula="of:=[.E774]/3600" office:value-type="float" office:value="-3.40913888888888" calcext:value-type="float">
            <text:p>-3.409</text:p>
          </table:table-cell>
          <table:table-cell table:number-columns-repeated="7"/>
        </table:table-row>
        <table:table-row table:style-name="ro2">
          <table:table-cell office:value-type="float" office:value="38699" calcext:value-type="float">
            <text:p>386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5]*-1" office:value-type="float" office:value="-0.318" calcext:value-type="float">
            <text:p>-0.318</text:p>
          </table:table-cell>
          <table:table-cell table:formula="of:=[.D775]*([.A775]-[.A774])+[.E774]" office:value-type="float" office:value="-12288.8" calcext:value-type="float">
            <text:p>-12288.8</text:p>
          </table:table-cell>
          <table:table-cell table:formula="of:=[.E775]/3600" office:value-type="float" office:value="-3.41355555555555" calcext:value-type="float">
            <text:p>-3.414</text:p>
          </table:table-cell>
          <table:table-cell table:number-columns-repeated="7"/>
        </table:table-row>
        <table:table-row table:style-name="ro2">
          <table:table-cell office:value-type="float" office:value="38749" calcext:value-type="float">
            <text:p>387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76]*-1" office:value-type="float" office:value="-0.318" calcext:value-type="float">
            <text:p>-0.318</text:p>
          </table:table-cell>
          <table:table-cell table:formula="of:=[.D776]*([.A776]-[.A775])+[.E775]" office:value-type="float" office:value="-12304.7" calcext:value-type="float">
            <text:p>-12304.7</text:p>
          </table:table-cell>
          <table:table-cell table:formula="of:=[.E776]/3600" office:value-type="float" office:value="-3.41797222222221" calcext:value-type="float">
            <text:p>-3.418</text:p>
          </table:table-cell>
          <table:table-cell table:number-columns-repeated="7"/>
        </table:table-row>
        <table:table-row table:style-name="ro2">
          <table:table-cell office:value-type="float" office:value="38799" calcext:value-type="float">
            <text:p>387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7]*-1" office:value-type="float" office:value="-0.318" calcext:value-type="float">
            <text:p>-0.318</text:p>
          </table:table-cell>
          <table:table-cell table:formula="of:=[.D777]*([.A777]-[.A776])+[.E776]" office:value-type="float" office:value="-12320.6" calcext:value-type="float">
            <text:p>-12320.6</text:p>
          </table:table-cell>
          <table:table-cell table:formula="of:=[.E777]/3600" office:value-type="float" office:value="-3.42238888888888" calcext:value-type="float">
            <text:p>-3.422</text:p>
          </table:table-cell>
          <table:table-cell table:number-columns-repeated="7"/>
        </table:table-row>
        <table:table-row table:style-name="ro2">
          <table:table-cell office:value-type="float" office:value="38849" calcext:value-type="float">
            <text:p>388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8]*-1" office:value-type="float" office:value="-0.318" calcext:value-type="float">
            <text:p>-0.318</text:p>
          </table:table-cell>
          <table:table-cell table:formula="of:=[.D778]*([.A778]-[.A777])+[.E777]" office:value-type="float" office:value="-12336.5" calcext:value-type="float">
            <text:p>-12336.5</text:p>
          </table:table-cell>
          <table:table-cell table:formula="of:=[.E778]/3600" office:value-type="float" office:value="-3.42680555555555" calcext:value-type="float">
            <text:p>-3.427</text:p>
          </table:table-cell>
          <table:table-cell table:number-columns-repeated="7"/>
        </table:table-row>
        <table:table-row table:style-name="ro2">
          <table:table-cell office:value-type="float" office:value="38899" calcext:value-type="float">
            <text:p>388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9]*-1" office:value-type="float" office:value="-0.318" calcext:value-type="float">
            <text:p>-0.318</text:p>
          </table:table-cell>
          <table:table-cell table:formula="of:=[.D779]*([.A779]-[.A778])+[.E778]" office:value-type="float" office:value="-12352.4" calcext:value-type="float">
            <text:p>-12352.4</text:p>
          </table:table-cell>
          <table:table-cell table:formula="of:=[.E779]/3600" office:value-type="float" office:value="-3.43122222222221" calcext:value-type="float">
            <text:p>-3.431</text:p>
          </table:table-cell>
          <table:table-cell table:number-columns-repeated="7"/>
        </table:table-row>
        <table:table-row table:style-name="ro2">
          <table:table-cell office:value-type="float" office:value="38949" calcext:value-type="float">
            <text:p>389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0]*-1" office:value-type="float" office:value="-0.318" calcext:value-type="float">
            <text:p>-0.318</text:p>
          </table:table-cell>
          <table:table-cell table:formula="of:=[.D780]*([.A780]-[.A779])+[.E779]" office:value-type="float" office:value="-12368.3" calcext:value-type="float">
            <text:p>-12368.3</text:p>
          </table:table-cell>
          <table:table-cell table:formula="of:=[.E780]/3600" office:value-type="float" office:value="-3.43563888888888" calcext:value-type="float">
            <text:p>-3.436</text:p>
          </table:table-cell>
          <table:table-cell table:number-columns-repeated="7"/>
        </table:table-row>
        <table:table-row table:style-name="ro2">
          <table:table-cell office:value-type="float" office:value="38999" calcext:value-type="float">
            <text:p>389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 table:formula="of:=[.C781]*-1" office:value-type="float" office:value="-0.317" calcext:value-type="float">
            <text:p>-0.317</text:p>
          </table:table-cell>
          <table:table-cell table:formula="of:=[.D781]*([.A781]-[.A780])+[.E780]" office:value-type="float" office:value="-12384.15" calcext:value-type="float">
            <text:p>-12384.2</text:p>
          </table:table-cell>
          <table:table-cell table:formula="of:=[.E781]/3600" office:value-type="float" office:value="-3.44004166666666" calcext:value-type="float">
            <text:p>-3.440</text:p>
          </table:table-cell>
          <table:table-cell table:number-columns-repeated="7"/>
        </table:table-row>
        <table:table-row table:style-name="ro2">
          <table:table-cell office:value-type="float" office:value="39049" calcext:value-type="float">
            <text:p>390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2]*-1" office:value-type="float" office:value="-0.318" calcext:value-type="float">
            <text:p>-0.318</text:p>
          </table:table-cell>
          <table:table-cell table:formula="of:=[.D782]*([.A782]-[.A781])+[.E781]" office:value-type="float" office:value="-12400.05" calcext:value-type="float">
            <text:p>-12400.1</text:p>
          </table:table-cell>
          <table:table-cell table:formula="of:=[.E782]/3600" office:value-type="float" office:value="-3.44445833333333" calcext:value-type="float">
            <text:p>-3.444</text:p>
          </table:table-cell>
          <table:table-cell table:number-columns-repeated="7"/>
        </table:table-row>
        <table:table-row table:style-name="ro2">
          <table:table-cell office:value-type="float" office:value="39099" calcext:value-type="float">
            <text:p>390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3]*-1" office:value-type="float" office:value="-0.318" calcext:value-type="float">
            <text:p>-0.318</text:p>
          </table:table-cell>
          <table:table-cell table:formula="of:=[.D783]*([.A783]-[.A782])+[.E782]" office:value-type="float" office:value="-12415.95" calcext:value-type="float">
            <text:p>-12416.0</text:p>
          </table:table-cell>
          <table:table-cell table:formula="of:=[.E783]/3600" office:value-type="float" office:value="-3.44887499999999" calcext:value-type="float">
            <text:p>-3.449</text:p>
          </table:table-cell>
          <table:table-cell table:number-columns-repeated="7"/>
        </table:table-row>
        <table:table-row table:style-name="ro2">
          <table:table-cell office:value-type="float" office:value="39149" calcext:value-type="float">
            <text:p>391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84]*-1" office:value-type="float" office:value="-0.317" calcext:value-type="float">
            <text:p>-0.317</text:p>
          </table:table-cell>
          <table:table-cell table:formula="of:=[.D784]*([.A784]-[.A783])+[.E783]" office:value-type="float" office:value="-12431.8" calcext:value-type="float">
            <text:p>-12431.8</text:p>
          </table:table-cell>
          <table:table-cell table:formula="of:=[.E784]/3600" office:value-type="float" office:value="-3.45327777777777" calcext:value-type="float">
            <text:p>-3.453</text:p>
          </table:table-cell>
          <table:table-cell table:number-columns-repeated="7"/>
        </table:table-row>
        <table:table-row table:style-name="ro2">
          <table:table-cell office:value-type="float" office:value="39199" calcext:value-type="float">
            <text:p>391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5]*-1" office:value-type="float" office:value="-0.318" calcext:value-type="float">
            <text:p>-0.318</text:p>
          </table:table-cell>
          <table:table-cell table:formula="of:=[.D785]*([.A785]-[.A784])+[.E784]" office:value-type="float" office:value="-12447.7" calcext:value-type="float">
            <text:p>-12447.7</text:p>
          </table:table-cell>
          <table:table-cell table:formula="of:=[.E785]/3600" office:value-type="float" office:value="-3.45769444444444" calcext:value-type="float">
            <text:p>-3.458</text:p>
          </table:table-cell>
          <table:table-cell table:number-columns-repeated="7"/>
        </table:table-row>
        <table:table-row table:style-name="ro2">
          <table:table-cell office:value-type="float" office:value="39249" calcext:value-type="float">
            <text:p>392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86]*-1" office:value-type="float" office:value="-0.317" calcext:value-type="float">
            <text:p>-0.317</text:p>
          </table:table-cell>
          <table:table-cell table:formula="of:=[.D786]*([.A786]-[.A785])+[.E785]" office:value-type="float" office:value="-12463.55" calcext:value-type="float">
            <text:p>-12463.6</text:p>
          </table:table-cell>
          <table:table-cell table:formula="of:=[.E786]/3600" office:value-type="float" office:value="-3.46209722222221" calcext:value-type="float">
            <text:p>-3.462</text:p>
          </table:table-cell>
          <table:table-cell table:number-columns-repeated="7"/>
        </table:table-row>
        <table:table-row table:style-name="ro2">
          <table:table-cell office:value-type="float" office:value="39299" calcext:value-type="float">
            <text:p>392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9" calcext:value-type="float">
            <text:p>0.319</text:p>
          </table:table-cell>
          <table:table-cell table:formula="of:=[.C787]*-1" office:value-type="float" office:value="-0.319" calcext:value-type="float">
            <text:p>-0.319</text:p>
          </table:table-cell>
          <table:table-cell table:formula="of:=[.D787]*([.A787]-[.A786])+[.E786]" office:value-type="float" office:value="-12479.5" calcext:value-type="float">
            <text:p>-12479.5</text:p>
          </table:table-cell>
          <table:table-cell table:formula="of:=[.E787]/3600" office:value-type="float" office:value="-3.46652777777777" calcext:value-type="float">
            <text:p>-3.467</text:p>
          </table:table-cell>
          <table:table-cell table:number-columns-repeated="7"/>
        </table:table-row>
        <table:table-row table:style-name="ro2">
          <table:table-cell office:value-type="float" office:value="39349" calcext:value-type="float">
            <text:p>393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88]*-1" office:value-type="float" office:value="-0.317" calcext:value-type="float">
            <text:p>-0.317</text:p>
          </table:table-cell>
          <table:table-cell table:formula="of:=[.D788]*([.A788]-[.A787])+[.E787]" office:value-type="float" office:value="-12495.35" calcext:value-type="float">
            <text:p>-12495.4</text:p>
          </table:table-cell>
          <table:table-cell table:formula="of:=[.E788]/3600" office:value-type="float" office:value="-3.47093055555555" calcext:value-type="float">
            <text:p>-3.471</text:p>
          </table:table-cell>
          <table:table-cell table:number-columns-repeated="7"/>
        </table:table-row>
        <table:table-row table:style-name="ro2">
          <table:table-cell office:value-type="float" office:value="39399" calcext:value-type="float">
            <text:p>393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9]*-1" office:value-type="float" office:value="-0.318" calcext:value-type="float">
            <text:p>-0.318</text:p>
          </table:table-cell>
          <table:table-cell table:formula="of:=[.D789]*([.A789]-[.A788])+[.E788]" office:value-type="float" office:value="-12511.25" calcext:value-type="float">
            <text:p>-12511.3</text:p>
          </table:table-cell>
          <table:table-cell table:formula="of:=[.E789]/3600" office:value-type="float" office:value="-3.47534722222221" calcext:value-type="float">
            <text:p>-3.475</text:p>
          </table:table-cell>
          <table:table-cell table:number-columns-repeated="7"/>
        </table:table-row>
        <table:table-row table:style-name="ro2">
          <table:table-cell office:value-type="float" office:value="39449" calcext:value-type="float">
            <text:p>394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90]*-1" office:value-type="float" office:value="-0.317" calcext:value-type="float">
            <text:p>-0.317</text:p>
          </table:table-cell>
          <table:table-cell table:formula="of:=[.D790]*([.A790]-[.A789])+[.E789]" office:value-type="float" office:value="-12527.1" calcext:value-type="float">
            <text:p>-12527.1</text:p>
          </table:table-cell>
          <table:table-cell table:formula="of:=[.E790]/3600" office:value-type="float" office:value="-3.47974999999999" calcext:value-type="float">
            <text:p>-3.480</text:p>
          </table:table-cell>
          <table:table-cell table:number-columns-repeated="7"/>
        </table:table-row>
        <table:table-row table:style-name="ro2">
          <table:table-cell office:value-type="float" office:value="39499" calcext:value-type="float">
            <text:p>394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91]*-1" office:value-type="float" office:value="-0.318" calcext:value-type="float">
            <text:p>-0.318</text:p>
          </table:table-cell>
          <table:table-cell table:formula="of:=[.D791]*([.A791]-[.A790])+[.E790]" office:value-type="float" office:value="-12543" calcext:value-type="float">
            <text:p>-12543.0</text:p>
          </table:table-cell>
          <table:table-cell table:formula="of:=[.E791]/3600" office:value-type="float" office:value="-3.48416666666666" calcext:value-type="float">
            <text:p>-3.484</text:p>
          </table:table-cell>
          <table:table-cell table:number-columns-repeated="7"/>
        </table:table-row>
        <table:table-row table:style-name="ro2">
          <table:table-cell office:value-type="float" office:value="39549" calcext:value-type="float">
            <text:p>395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92]*-1" office:value-type="float" office:value="-0.317" calcext:value-type="float">
            <text:p>-0.317</text:p>
          </table:table-cell>
          <table:table-cell table:formula="of:=[.D792]*([.A792]-[.A791])+[.E791]" office:value-type="float" office:value="-12558.85" calcext:value-type="float">
            <text:p>-12558.9</text:p>
          </table:table-cell>
          <table:table-cell table:formula="of:=[.E792]/3600" office:value-type="float" office:value="-3.48856944444444" calcext:value-type="float">
            <text:p>-3.489</text:p>
          </table:table-cell>
          <table:table-cell table:number-columns-repeated="7"/>
        </table:table-row>
        <table:table-row table:style-name="ro2">
          <table:table-cell office:value-type="float" office:value="39599" calcext:value-type="float">
            <text:p>395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93]*-1" office:value-type="float" office:value="-0.317" calcext:value-type="float">
            <text:p>-0.317</text:p>
          </table:table-cell>
          <table:table-cell table:formula="of:=[.D793]*([.A793]-[.A792])+[.E792]" office:value-type="float" office:value="-12574.7" calcext:value-type="float">
            <text:p>-12574.7</text:p>
          </table:table-cell>
          <table:table-cell table:formula="of:=[.E793]/3600" office:value-type="float" office:value="-3.49297222222221" calcext:value-type="float">
            <text:p>-3.493</text:p>
          </table:table-cell>
          <table:table-cell table:number-columns-repeated="7"/>
        </table:table-row>
        <table:table-row table:style-name="ro2">
          <table:table-cell office:value-type="float" office:value="39649" calcext:value-type="float">
            <text:p>396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94]*-1" office:value-type="float" office:value="-0.318" calcext:value-type="float">
            <text:p>-0.318</text:p>
          </table:table-cell>
          <table:table-cell table:formula="of:=[.D794]*([.A794]-[.A793])+[.E793]" office:value-type="float" office:value="-12590.6" calcext:value-type="float">
            <text:p>-12590.6</text:p>
          </table:table-cell>
          <table:table-cell table:formula="of:=[.E794]/3600" office:value-type="float" office:value="-3.49738888888888" calcext:value-type="float">
            <text:p>-3.497</text:p>
          </table:table-cell>
          <table:table-cell table:number-columns-repeated="7"/>
        </table:table-row>
        <table:table-row table:style-name="ro2">
          <table:table-cell office:value-type="float" office:value="39699" calcext:value-type="float">
            <text:p>396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795]*-1" office:value-type="float" office:value="-0.317" calcext:value-type="float">
            <text:p>-0.317</text:p>
          </table:table-cell>
          <table:table-cell table:formula="of:=[.D795]*([.A795]-[.A794])+[.E794]" office:value-type="float" office:value="-12606.45" calcext:value-type="float">
            <text:p>-12606.5</text:p>
          </table:table-cell>
          <table:table-cell table:formula="of:=[.E795]/3600" office:value-type="float" office:value="-3.50179166666666" calcext:value-type="float">
            <text:p>-3.502</text:p>
          </table:table-cell>
          <table:table-cell table:number-columns-repeated="7"/>
        </table:table-row>
        <table:table-row table:style-name="ro2">
          <table:table-cell office:value-type="float" office:value="39749" calcext:value-type="float">
            <text:p>397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[.C796]*-1" office:value-type="float" office:value="-0.319" calcext:value-type="float">
            <text:p>-0.319</text:p>
          </table:table-cell>
          <table:table-cell table:formula="of:=[.D796]*([.A796]-[.A795])+[.E795]" office:value-type="float" office:value="-12622.4" calcext:value-type="float">
            <text:p>-12622.4</text:p>
          </table:table-cell>
          <table:table-cell table:formula="of:=[.E796]/3600" office:value-type="float" office:value="-3.50622222222221" calcext:value-type="float">
            <text:p>-3.506</text:p>
          </table:table-cell>
          <table:table-cell table:number-columns-repeated="7"/>
        </table:table-row>
        <table:table-row table:style-name="ro2">
          <table:table-cell office:value-type="float" office:value="39799" calcext:value-type="float">
            <text:p>39799</text:p>
          </table:table-cell>
          <table:table-cell office:value-type="float" office:value="3.62" calcext:value-type="float">
            <text:p>3.62</text:p>
          </table:table-cell>
          <table:table-cell office:value-type="float" office:value="0.32" calcext:value-type="float">
            <text:p>0.32</text:p>
          </table:table-cell>
          <table:table-cell table:formula="of:=[.C797]*-1" office:value-type="float" office:value="-0.32" calcext:value-type="float">
            <text:p>-0.32</text:p>
          </table:table-cell>
          <table:table-cell table:formula="of:=[.D797]*([.A797]-[.A796])+[.E796]" office:value-type="float" office:value="-12638.4" calcext:value-type="float">
            <text:p>-12638.4</text:p>
          </table:table-cell>
          <table:table-cell table:formula="of:=[.E797]/3600" office:value-type="float" office:value="-3.51066666666666" calcext:value-type="float">
            <text:p>-3.511</text:p>
          </table:table-cell>
          <table:table-cell table:number-columns-repeated="7"/>
        </table:table-row>
        <table:table-row table:style-name="ro2">
          <table:table-cell office:value-type="float" office:value="39849" calcext:value-type="float">
            <text:p>398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98]*-1" office:value-type="float" office:value="-0.318" calcext:value-type="float">
            <text:p>-0.318</text:p>
          </table:table-cell>
          <table:table-cell table:formula="of:=[.D798]*([.A798]-[.A797])+[.E797]" office:value-type="float" office:value="-12654.3" calcext:value-type="float">
            <text:p>-12654.3</text:p>
          </table:table-cell>
          <table:table-cell table:formula="of:=[.E798]/3600" office:value-type="float" office:value="-3.51508333333333" calcext:value-type="float">
            <text:p>-3.515</text:p>
          </table:table-cell>
          <table:table-cell table:number-columns-repeated="7"/>
        </table:table-row>
        <table:table-row table:style-name="ro2">
          <table:table-cell office:value-type="float" office:value="39899" calcext:value-type="float">
            <text:p>398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99]*-1" office:value-type="float" office:value="-0.317" calcext:value-type="float">
            <text:p>-0.317</text:p>
          </table:table-cell>
          <table:table-cell table:formula="of:=[.D799]*([.A799]-[.A798])+[.E798]" office:value-type="float" office:value="-12670.15" calcext:value-type="float">
            <text:p>-12670.2</text:p>
          </table:table-cell>
          <table:table-cell table:formula="of:=[.E799]/3600" office:value-type="float" office:value="-3.5194861111111" calcext:value-type="float">
            <text:p>-3.519</text:p>
          </table:table-cell>
          <table:table-cell table:number-columns-repeated="7"/>
        </table:table-row>
        <table:table-row table:style-name="ro2">
          <table:table-cell office:value-type="float" office:value="39949" calcext:value-type="float">
            <text:p>399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0]*-1" office:value-type="float" office:value="-0.318" calcext:value-type="float">
            <text:p>-0.318</text:p>
          </table:table-cell>
          <table:table-cell table:formula="of:=[.D800]*([.A800]-[.A799])+[.E799]" office:value-type="float" office:value="-12686.05" calcext:value-type="float">
            <text:p>-12686.1</text:p>
          </table:table-cell>
          <table:table-cell table:formula="of:=[.E800]/3600" office:value-type="float" office:value="-3.52390277777777" calcext:value-type="float">
            <text:p>-3.524</text:p>
          </table:table-cell>
          <table:table-cell table:number-columns-repeated="7"/>
        </table:table-row>
        <table:table-row table:style-name="ro2">
          <table:table-cell office:value-type="float" office:value="39999" calcext:value-type="float">
            <text:p>399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1]*-1" office:value-type="float" office:value="-0.318" calcext:value-type="float">
            <text:p>-0.318</text:p>
          </table:table-cell>
          <table:table-cell table:formula="of:=[.D801]*([.A801]-[.A800])+[.E800]" office:value-type="float" office:value="-12701.95" calcext:value-type="float">
            <text:p>-12702.0</text:p>
          </table:table-cell>
          <table:table-cell table:formula="of:=[.E801]/3600" office:value-type="float" office:value="-3.52831944444444" calcext:value-type="float">
            <text:p>-3.528</text:p>
          </table:table-cell>
          <table:table-cell table:number-columns-repeated="7"/>
        </table:table-row>
        <table:table-row table:style-name="ro2">
          <table:table-cell office:value-type="float" office:value="40049" calcext:value-type="float">
            <text:p>400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802]*-1" office:value-type="float" office:value="-0.318" calcext:value-type="float">
            <text:p>-0.318</text:p>
          </table:table-cell>
          <table:table-cell table:formula="of:=[.D802]*([.A802]-[.A801])+[.E801]" office:value-type="float" office:value="-12717.85" calcext:value-type="float">
            <text:p>-12717.9</text:p>
          </table:table-cell>
          <table:table-cell table:formula="of:=[.E802]/3600" office:value-type="float" office:value="-3.5327361111111" calcext:value-type="float">
            <text:p>-3.533</text:p>
          </table:table-cell>
          <table:table-cell table:number-columns-repeated="7"/>
        </table:table-row>
        <table:table-row table:style-name="ro2">
          <table:table-cell office:value-type="float" office:value="40099" calcext:value-type="float">
            <text:p>400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3]*-1" office:value-type="float" office:value="-0.318" calcext:value-type="float">
            <text:p>-0.318</text:p>
          </table:table-cell>
          <table:table-cell table:formula="of:=[.D803]*([.A803]-[.A802])+[.E802]" office:value-type="float" office:value="-12733.75" calcext:value-type="float">
            <text:p>-12733.8</text:p>
          </table:table-cell>
          <table:table-cell table:formula="of:=[.E803]/3600" office:value-type="float" office:value="-3.53715277777777" calcext:value-type="float">
            <text:p>-3.537</text:p>
          </table:table-cell>
          <table:table-cell table:number-columns-repeated="7"/>
        </table:table-row>
        <table:table-row table:style-name="ro2">
          <table:table-cell office:value-type="float" office:value="40149" calcext:value-type="float">
            <text:p>401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6" calcext:value-type="float">
            <text:p>0.316</text:p>
          </table:table-cell>
          <table:table-cell table:formula="of:=[.C804]*-1" office:value-type="float" office:value="-0.316" calcext:value-type="float">
            <text:p>-0.316</text:p>
          </table:table-cell>
          <table:table-cell table:formula="of:=[.D804]*([.A804]-[.A803])+[.E803]" office:value-type="float" office:value="-12749.55" calcext:value-type="float">
            <text:p>-12749.6</text:p>
          </table:table-cell>
          <table:table-cell table:formula="of:=[.E804]/3600" office:value-type="float" office:value="-3.54154166666666" calcext:value-type="float">
            <text:p>-3.542</text:p>
          </table:table-cell>
          <table:table-cell table:number-columns-repeated="7"/>
        </table:table-row>
        <table:table-row table:style-name="ro2">
          <table:table-cell office:value-type="float" office:value="40199" calcext:value-type="float">
            <text:p>401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5]*-1" office:value-type="float" office:value="-0.318" calcext:value-type="float">
            <text:p>-0.318</text:p>
          </table:table-cell>
          <table:table-cell table:formula="of:=[.D805]*([.A805]-[.A804])+[.E804]" office:value-type="float" office:value="-12765.45" calcext:value-type="float">
            <text:p>-12765.5</text:p>
          </table:table-cell>
          <table:table-cell table:formula="of:=[.E805]/3600" office:value-type="float" office:value="-3.54595833333333" calcext:value-type="float">
            <text:p>-3.546</text:p>
          </table:table-cell>
          <table:table-cell table:number-columns-repeated="7"/>
        </table:table-row>
        <table:table-row table:style-name="ro2">
          <table:table-cell office:value-type="float" office:value="40249" calcext:value-type="float">
            <text:p>402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6]*-1" office:value-type="float" office:value="-0.318" calcext:value-type="float">
            <text:p>-0.318</text:p>
          </table:table-cell>
          <table:table-cell table:formula="of:=[.D806]*([.A806]-[.A805])+[.E805]" office:value-type="float" office:value="-12781.35" calcext:value-type="float">
            <text:p>-12781.4</text:p>
          </table:table-cell>
          <table:table-cell table:formula="of:=[.E806]/3600" office:value-type="float" office:value="-3.55037499999999" calcext:value-type="float">
            <text:p>-3.550</text:p>
          </table:table-cell>
          <table:table-cell table:number-columns-repeated="7"/>
        </table:table-row>
        <table:table-row table:style-name="ro2">
          <table:table-cell office:value-type="float" office:value="40299" calcext:value-type="float">
            <text:p>402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07]*-1" office:value-type="float" office:value="-0.317" calcext:value-type="float">
            <text:p>-0.317</text:p>
          </table:table-cell>
          <table:table-cell table:formula="of:=[.D807]*([.A807]-[.A806])+[.E806]" office:value-type="float" office:value="-12797.2" calcext:value-type="float">
            <text:p>-12797.2</text:p>
          </table:table-cell>
          <table:table-cell table:formula="of:=[.E807]/3600" office:value-type="float" office:value="-3.55477777777777" calcext:value-type="float">
            <text:p>-3.555</text:p>
          </table:table-cell>
          <table:table-cell table:number-columns-repeated="7"/>
        </table:table-row>
        <table:table-row table:style-name="ro2">
          <table:table-cell office:value-type="float" office:value="40349" calcext:value-type="float">
            <text:p>403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8]*-1" office:value-type="float" office:value="-0.318" calcext:value-type="float">
            <text:p>-0.318</text:p>
          </table:table-cell>
          <table:table-cell table:formula="of:=[.D808]*([.A808]-[.A807])+[.E807]" office:value-type="float" office:value="-12813.1" calcext:value-type="float">
            <text:p>-12813.1</text:p>
          </table:table-cell>
          <table:table-cell table:formula="of:=[.E808]/3600" office:value-type="float" office:value="-3.55919444444444" calcext:value-type="float">
            <text:p>-3.559</text:p>
          </table:table-cell>
          <table:table-cell table:number-columns-repeated="7"/>
        </table:table-row>
        <table:table-row table:style-name="ro2">
          <table:table-cell office:value-type="float" office:value="40399" calcext:value-type="float">
            <text:p>403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09]*-1" office:value-type="float" office:value="-0.317" calcext:value-type="float">
            <text:p>-0.317</text:p>
          </table:table-cell>
          <table:table-cell table:formula="of:=[.D809]*([.A809]-[.A808])+[.E808]" office:value-type="float" office:value="-12828.95" calcext:value-type="float">
            <text:p>-12829.0</text:p>
          </table:table-cell>
          <table:table-cell table:formula="of:=[.E809]/3600" office:value-type="float" office:value="-3.56359722222221" calcext:value-type="float">
            <text:p>-3.564</text:p>
          </table:table-cell>
          <table:table-cell table:number-columns-repeated="7"/>
        </table:table-row>
        <table:table-row table:style-name="ro2">
          <table:table-cell office:value-type="float" office:value="40449" calcext:value-type="float">
            <text:p>404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10]*-1" office:value-type="float" office:value="-0.317" calcext:value-type="float">
            <text:p>-0.317</text:p>
          </table:table-cell>
          <table:table-cell table:formula="of:=[.D810]*([.A810]-[.A809])+[.E809]" office:value-type="float" office:value="-12844.8" calcext:value-type="float">
            <text:p>-12844.8</text:p>
          </table:table-cell>
          <table:table-cell table:formula="of:=[.E810]/3600" office:value-type="float" office:value="-3.56799999999999" calcext:value-type="float">
            <text:p>-3.568</text:p>
          </table:table-cell>
          <table:table-cell table:number-columns-repeated="7"/>
        </table:table-row>
        <table:table-row table:style-name="ro2">
          <table:table-cell office:value-type="float" office:value="40499" calcext:value-type="float">
            <text:p>404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1]*-1" office:value-type="float" office:value="-0.318" calcext:value-type="float">
            <text:p>-0.318</text:p>
          </table:table-cell>
          <table:table-cell table:formula="of:=[.D811]*([.A811]-[.A810])+[.E810]" office:value-type="float" office:value="-12860.7" calcext:value-type="float">
            <text:p>-12860.7</text:p>
          </table:table-cell>
          <table:table-cell table:formula="of:=[.E811]/3600" office:value-type="float" office:value="-3.57241666666666" calcext:value-type="float">
            <text:p>-3.572</text:p>
          </table:table-cell>
          <table:table-cell table:number-columns-repeated="7"/>
        </table:table-row>
        <table:table-row table:style-name="ro2">
          <table:table-cell office:value-type="float" office:value="40549" calcext:value-type="float">
            <text:p>405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2]*-1" office:value-type="float" office:value="-0.318" calcext:value-type="float">
            <text:p>-0.318</text:p>
          </table:table-cell>
          <table:table-cell table:formula="of:=[.D812]*([.A812]-[.A811])+[.E811]" office:value-type="float" office:value="-12876.6" calcext:value-type="float">
            <text:p>-12876.6</text:p>
          </table:table-cell>
          <table:table-cell table:formula="of:=[.E812]/3600" office:value-type="float" office:value="-3.57683333333333" calcext:value-type="float">
            <text:p>-3.577</text:p>
          </table:table-cell>
          <table:table-cell table:number-columns-repeated="7"/>
        </table:table-row>
        <table:table-row table:style-name="ro2">
          <table:table-cell office:value-type="float" office:value="40599" calcext:value-type="float">
            <text:p>405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13]*-1" office:value-type="float" office:value="-0.317" calcext:value-type="float">
            <text:p>-0.317</text:p>
          </table:table-cell>
          <table:table-cell table:formula="of:=[.D813]*([.A813]-[.A812])+[.E812]" office:value-type="float" office:value="-12892.45" calcext:value-type="float">
            <text:p>-12892.5</text:p>
          </table:table-cell>
          <table:table-cell table:formula="of:=[.E813]/3600" office:value-type="float" office:value="-3.5812361111111" calcext:value-type="float">
            <text:p>-3.581</text:p>
          </table:table-cell>
          <table:table-cell table:number-columns-repeated="7"/>
        </table:table-row>
        <table:table-row table:style-name="ro2">
          <table:table-cell office:value-type="float" office:value="40649" calcext:value-type="float">
            <text:p>406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4]*-1" office:value-type="float" office:value="-0.318" calcext:value-type="float">
            <text:p>-0.318</text:p>
          </table:table-cell>
          <table:table-cell table:formula="of:=[.D814]*([.A814]-[.A813])+[.E813]" office:value-type="float" office:value="-12908.35" calcext:value-type="float">
            <text:p>-12908.4</text:p>
          </table:table-cell>
          <table:table-cell table:formula="of:=[.E814]/3600" office:value-type="float" office:value="-3.58565277777777" calcext:value-type="float">
            <text:p>-3.586</text:p>
          </table:table-cell>
          <table:table-cell table:number-columns-repeated="7"/>
        </table:table-row>
        <table:table-row table:style-name="ro2">
          <table:table-cell office:value-type="float" office:value="40699" calcext:value-type="float">
            <text:p>406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15]*-1" office:value-type="float" office:value="-0.317" calcext:value-type="float">
            <text:p>-0.317</text:p>
          </table:table-cell>
          <table:table-cell table:formula="of:=[.D815]*([.A815]-[.A814])+[.E814]" office:value-type="float" office:value="-12924.2" calcext:value-type="float">
            <text:p>-12924.2</text:p>
          </table:table-cell>
          <table:table-cell table:formula="of:=[.E815]/3600" office:value-type="float" office:value="-3.59005555555555" calcext:value-type="float">
            <text:p>-3.590</text:p>
          </table:table-cell>
          <table:table-cell table:number-columns-repeated="7"/>
        </table:table-row>
        <table:table-row table:style-name="ro2">
          <table:table-cell office:value-type="float" office:value="40749" calcext:value-type="float">
            <text:p>407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6]*-1" office:value-type="float" office:value="-0.318" calcext:value-type="float">
            <text:p>-0.318</text:p>
          </table:table-cell>
          <table:table-cell table:formula="of:=[.D816]*([.A816]-[.A815])+[.E815]" office:value-type="float" office:value="-12940.1" calcext:value-type="float">
            <text:p>-12940.1</text:p>
          </table:table-cell>
          <table:table-cell table:formula="of:=[.E816]/3600" office:value-type="float" office:value="-3.59447222222221" calcext:value-type="float">
            <text:p>-3.594</text:p>
          </table:table-cell>
          <table:table-cell table:number-columns-repeated="7"/>
        </table:table-row>
        <table:table-row table:style-name="ro2">
          <table:table-cell office:value-type="float" office:value="40799" calcext:value-type="float">
            <text:p>407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6" calcext:value-type="float">
            <text:p>0.316</text:p>
          </table:table-cell>
          <table:table-cell table:formula="of:=[.C817]*-1" office:value-type="float" office:value="-0.316" calcext:value-type="float">
            <text:p>-0.316</text:p>
          </table:table-cell>
          <table:table-cell table:formula="of:=[.D817]*([.A817]-[.A816])+[.E816]" office:value-type="float" office:value="-12955.9" calcext:value-type="float">
            <text:p>-12955.9</text:p>
          </table:table-cell>
          <table:table-cell table:formula="of:=[.E817]/3600" office:value-type="float" office:value="-3.5988611111111" calcext:value-type="float">
            <text:p>-3.599</text:p>
          </table:table-cell>
          <table:table-cell table:number-columns-repeated="7"/>
        </table:table-row>
        <table:table-row table:style-name="ro2">
          <table:table-cell office:value-type="float" office:value="40849" calcext:value-type="float">
            <text:p>408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8]*-1" office:value-type="float" office:value="-0.318" calcext:value-type="float">
            <text:p>-0.318</text:p>
          </table:table-cell>
          <table:table-cell table:formula="of:=[.D818]*([.A818]-[.A817])+[.E817]" office:value-type="float" office:value="-12971.8" calcext:value-type="float">
            <text:p>-12971.8</text:p>
          </table:table-cell>
          <table:table-cell table:formula="of:=[.E818]/3600" office:value-type="float" office:value="-3.60327777777777" calcext:value-type="float">
            <text:p>-3.603</text:p>
          </table:table-cell>
          <table:table-cell table:number-columns-repeated="7"/>
        </table:table-row>
        <table:table-row table:style-name="ro2">
          <table:table-cell office:value-type="float" office:value="40899" calcext:value-type="float">
            <text:p>408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19]*-1" office:value-type="float" office:value="-0.317" calcext:value-type="float">
            <text:p>-0.317</text:p>
          </table:table-cell>
          <table:table-cell table:formula="of:=[.D819]*([.A819]-[.A818])+[.E818]" office:value-type="float" office:value="-12987.65" calcext:value-type="float">
            <text:p>-12987.7</text:p>
          </table:table-cell>
          <table:table-cell table:formula="of:=[.E819]/3600" office:value-type="float" office:value="-3.60768055555555" calcext:value-type="float">
            <text:p>-3.608</text:p>
          </table:table-cell>
          <table:table-cell table:number-columns-repeated="7"/>
        </table:table-row>
        <table:table-row table:style-name="ro2">
          <table:table-cell office:value-type="float" office:value="40949" calcext:value-type="float">
            <text:p>409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20]*-1" office:value-type="float" office:value="-0.317" calcext:value-type="float">
            <text:p>-0.317</text:p>
          </table:table-cell>
          <table:table-cell table:formula="of:=[.D820]*([.A820]-[.A819])+[.E819]" office:value-type="float" office:value="-13003.5" calcext:value-type="float">
            <text:p>-13003.5</text:p>
          </table:table-cell>
          <table:table-cell table:formula="of:=[.E820]/3600" office:value-type="float" office:value="-3.61208333333332" calcext:value-type="float">
            <text:p>-3.612</text:p>
          </table:table-cell>
          <table:table-cell table:number-columns-repeated="7"/>
        </table:table-row>
        <table:table-row table:style-name="ro2">
          <table:table-cell office:value-type="float" office:value="40999" calcext:value-type="float">
            <text:p>409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21]*-1" office:value-type="float" office:value="-0.318" calcext:value-type="float">
            <text:p>-0.318</text:p>
          </table:table-cell>
          <table:table-cell table:formula="of:=[.D821]*([.A821]-[.A820])+[.E820]" office:value-type="float" office:value="-13019.4" calcext:value-type="float">
            <text:p>-13019.4</text:p>
          </table:table-cell>
          <table:table-cell table:formula="of:=[.E821]/3600" office:value-type="float" office:value="-3.61649999999999" calcext:value-type="float">
            <text:p>-3.616</text:p>
          </table:table-cell>
          <table:table-cell table:number-columns-repeated="7"/>
        </table:table-row>
        <table:table-row table:style-name="ro2">
          <table:table-cell office:value-type="float" office:value="41049" calcext:value-type="float">
            <text:p>410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[.C822]*-1" office:value-type="float" office:value="-0.319" calcext:value-type="float">
            <text:p>-0.319</text:p>
          </table:table-cell>
          <table:table-cell table:formula="of:=[.D822]*([.A822]-[.A821])+[.E821]" office:value-type="float" office:value="-13035.35" calcext:value-type="float">
            <text:p>-13035.4</text:p>
          </table:table-cell>
          <table:table-cell table:formula="of:=[.E822]/3600" office:value-type="float" office:value="-3.62093055555555" calcext:value-type="float">
            <text:p>-3.621</text:p>
          </table:table-cell>
          <table:table-cell table:number-columns-repeated="7"/>
        </table:table-row>
        <table:table-row table:style-name="ro2">
          <table:table-cell office:value-type="float" office:value="41099" calcext:value-type="float">
            <text:p>410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23]*-1" office:value-type="float" office:value="-0.317" calcext:value-type="float">
            <text:p>-0.317</text:p>
          </table:table-cell>
          <table:table-cell table:formula="of:=[.D823]*([.A823]-[.A822])+[.E822]" office:value-type="float" office:value="-13051.2" calcext:value-type="float">
            <text:p>-13051.2</text:p>
          </table:table-cell>
          <table:table-cell table:formula="of:=[.E823]/3600" office:value-type="float" office:value="-3.62533333333333" calcext:value-type="float">
            <text:p>-3.625</text:p>
          </table:table-cell>
          <table:table-cell table:number-columns-repeated="7"/>
        </table:table-row>
        <table:table-row table:style-name="ro2">
          <table:table-cell office:value-type="float" office:value="41149" calcext:value-type="float">
            <text:p>411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[.C824]*-1" office:value-type="float" office:value="-0.319" calcext:value-type="float">
            <text:p>-0.319</text:p>
          </table:table-cell>
          <table:table-cell table:formula="of:=[.D824]*([.A824]-[.A823])+[.E823]" office:value-type="float" office:value="-13067.15" calcext:value-type="float">
            <text:p>-13067.2</text:p>
          </table:table-cell>
          <table:table-cell table:formula="of:=[.E824]/3600" office:value-type="float" office:value="-3.62976388888888" calcext:value-type="float">
            <text:p>-3.630</text:p>
          </table:table-cell>
          <table:table-cell table:number-columns-repeated="7"/>
        </table:table-row>
        <table:table-row table:style-name="ro2">
          <table:table-cell office:value-type="float" office:value="41199" calcext:value-type="float">
            <text:p>411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25]*-1" office:value-type="float" office:value="-0.317" calcext:value-type="float">
            <text:p>-0.317</text:p>
          </table:table-cell>
          <table:table-cell table:formula="of:=[.D825]*([.A825]-[.A824])+[.E824]" office:value-type="float" office:value="-13083" calcext:value-type="float">
            <text:p>-13083.0</text:p>
          </table:table-cell>
          <table:table-cell table:formula="of:=[.E825]/3600" office:value-type="float" office:value="-3.63416666666666" calcext:value-type="float">
            <text:p>-3.634</text:p>
          </table:table-cell>
          <table:table-cell table:number-columns-repeated="7"/>
        </table:table-row>
        <table:table-row table:style-name="ro2">
          <table:table-cell office:value-type="float" office:value="41249" calcext:value-type="float">
            <text:p>41249</text:p>
          </table:table-cell>
          <table:table-cell office:value-type="float" office:value="3.6" calcext:value-type="float">
            <text:p>3.6</text:p>
          </table:table-cell>
          <table:table-cell office:value-type="float" office:value="0.319" calcext:value-type="float">
            <text:p>0.319</text:p>
          </table:table-cell>
          <table:table-cell table:formula="of:=[.C826]*-1" office:value-type="float" office:value="-0.319" calcext:value-type="float">
            <text:p>-0.319</text:p>
          </table:table-cell>
          <table:table-cell table:formula="of:=[.D826]*([.A826]-[.A825])+[.E825]" office:value-type="float" office:value="-13098.95" calcext:value-type="float">
            <text:p>-13099.0</text:p>
          </table:table-cell>
          <table:table-cell table:formula="of:=[.E826]/3600" office:value-type="float" office:value="-3.63859722222221" calcext:value-type="float">
            <text:p>-3.639</text:p>
          </table:table-cell>
          <table:table-cell table:number-columns-repeated="7"/>
        </table:table-row>
        <table:table-row table:style-name="ro2">
          <table:table-cell office:value-type="float" office:value="41299" calcext:value-type="float">
            <text:p>4129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27]*-1" office:value-type="float" office:value="-0.318" calcext:value-type="float">
            <text:p>-0.318</text:p>
          </table:table-cell>
          <table:table-cell table:formula="of:=[.D827]*([.A827]-[.A826])+[.E826]" office:value-type="float" office:value="-13114.85" calcext:value-type="float">
            <text:p>-13114.9</text:p>
          </table:table-cell>
          <table:table-cell table:formula="of:=[.E827]/3600" office:value-type="float" office:value="-3.64301388888888" calcext:value-type="float">
            <text:p>-3.643</text:p>
          </table:table-cell>
          <table:table-cell table:number-columns-repeated="7"/>
        </table:table-row>
        <table:table-row table:style-name="ro2">
          <table:table-cell office:value-type="float" office:value="41349" calcext:value-type="float">
            <text:p>413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[.C828]*-1" office:value-type="float" office:value="-0.319" calcext:value-type="float">
            <text:p>-0.319</text:p>
          </table:table-cell>
          <table:table-cell table:formula="of:=[.D828]*([.A828]-[.A827])+[.E827]" office:value-type="float" office:value="-13130.8" calcext:value-type="float">
            <text:p>-13130.8</text:p>
          </table:table-cell>
          <table:table-cell table:formula="of:=[.E828]/3600" office:value-type="float" office:value="-3.64744444444444" calcext:value-type="float">
            <text:p>-3.647</text:p>
          </table:table-cell>
          <table:table-cell table:number-columns-repeated="7"/>
        </table:table-row>
        <table:table-row table:style-name="ro2">
          <table:table-cell office:value-type="float" office:value="41399" calcext:value-type="float">
            <text:p>413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29]*-1" office:value-type="float" office:value="-0.317" calcext:value-type="float">
            <text:p>-0.317</text:p>
          </table:table-cell>
          <table:table-cell table:formula="of:=[.D829]*([.A829]-[.A828])+[.E828]" office:value-type="float" office:value="-13146.65" calcext:value-type="float">
            <text:p>-13146.7</text:p>
          </table:table-cell>
          <table:table-cell table:formula="of:=[.E829]/3600" office:value-type="float" office:value="-3.65184722222221" calcext:value-type="float">
            <text:p>-3.652</text:p>
          </table:table-cell>
          <table:table-cell table:number-columns-repeated="7"/>
        </table:table-row>
        <table:table-row table:style-name="ro2">
          <table:table-cell office:value-type="float" office:value="41449" calcext:value-type="float">
            <text:p>4144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30]*-1" office:value-type="float" office:value="-0.318" calcext:value-type="float">
            <text:p>-0.318</text:p>
          </table:table-cell>
          <table:table-cell table:formula="of:=[.D830]*([.A830]-[.A829])+[.E829]" office:value-type="float" office:value="-13162.55" calcext:value-type="float">
            <text:p>-13162.6</text:p>
          </table:table-cell>
          <table:table-cell table:formula="of:=[.E830]/3600" office:value-type="float" office:value="-3.65626388888888" calcext:value-type="float">
            <text:p>-3.656</text:p>
          </table:table-cell>
          <table:table-cell table:number-columns-repeated="7"/>
        </table:table-row>
        <table:table-row table:style-name="ro2">
          <table:table-cell office:value-type="float" office:value="41499" calcext:value-type="float">
            <text:p>4149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31]*-1" office:value-type="float" office:value="-0.318" calcext:value-type="float">
            <text:p>-0.318</text:p>
          </table:table-cell>
          <table:table-cell table:formula="of:=[.D831]*([.A831]-[.A830])+[.E830]" office:value-type="float" office:value="-13178.45" calcext:value-type="float">
            <text:p>-13178.5</text:p>
          </table:table-cell>
          <table:table-cell table:formula="of:=[.E831]/3600" office:value-type="float" office:value="-3.66068055555555" calcext:value-type="float">
            <text:p>-3.661</text:p>
          </table:table-cell>
          <table:table-cell table:number-columns-repeated="7"/>
        </table:table-row>
        <table:table-row table:style-name="ro2">
          <table:table-cell office:value-type="float" office:value="41549" calcext:value-type="float">
            <text:p>4154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32]*-1" office:value-type="float" office:value="-0.317" calcext:value-type="float">
            <text:p>-0.317</text:p>
          </table:table-cell>
          <table:table-cell table:formula="of:=[.D832]*([.A832]-[.A831])+[.E831]" office:value-type="float" office:value="-13194.3" calcext:value-type="float">
            <text:p>-13194.3</text:p>
          </table:table-cell>
          <table:table-cell table:formula="of:=[.E832]/3600" office:value-type="float" office:value="-3.66508333333333" calcext:value-type="float">
            <text:p>-3.665</text:p>
          </table:table-cell>
          <table:table-cell table:number-columns-repeated="7"/>
        </table:table-row>
        <table:table-row table:style-name="ro2">
          <table:table-cell office:value-type="float" office:value="41599" calcext:value-type="float">
            <text:p>415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33]*-1" office:value-type="float" office:value="-0.317" calcext:value-type="float">
            <text:p>-0.317</text:p>
          </table:table-cell>
          <table:table-cell table:formula="of:=[.D833]*([.A833]-[.A832])+[.E832]" office:value-type="float" office:value="-13210.15" calcext:value-type="float">
            <text:p>-13210.2</text:p>
          </table:table-cell>
          <table:table-cell table:formula="of:=[.E833]/3600" office:value-type="float" office:value="-3.6694861111111" calcext:value-type="float">
            <text:p>-3.669</text:p>
          </table:table-cell>
          <table:table-cell table:number-columns-repeated="7"/>
        </table:table-row>
        <table:table-row table:style-name="ro2">
          <table:table-cell office:value-type="float" office:value="41649" calcext:value-type="float">
            <text:p>4164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34]*-1" office:value-type="float" office:value="-0.318" calcext:value-type="float">
            <text:p>-0.318</text:p>
          </table:table-cell>
          <table:table-cell table:formula="of:=[.D834]*([.A834]-[.A833])+[.E833]" office:value-type="float" office:value="-13226.05" calcext:value-type="float">
            <text:p>-13226.1</text:p>
          </table:table-cell>
          <table:table-cell table:formula="of:=[.E834]/3600" office:value-type="float" office:value="-3.67390277777777" calcext:value-type="float">
            <text:p>-3.674</text:p>
          </table:table-cell>
          <table:table-cell table:number-columns-repeated="7"/>
        </table:table-row>
        <table:table-row table:style-name="ro2">
          <table:table-cell office:value-type="float" office:value="41699" calcext:value-type="float">
            <text:p>416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35]*-1" office:value-type="float" office:value="-0.318" calcext:value-type="float">
            <text:p>-0.318</text:p>
          </table:table-cell>
          <table:table-cell table:formula="of:=[.D835]*([.A835]-[.A834])+[.E834]" office:value-type="float" office:value="-13241.95" calcext:value-type="float">
            <text:p>-13242.0</text:p>
          </table:table-cell>
          <table:table-cell table:formula="of:=[.E835]/3600" office:value-type="float" office:value="-3.67831944444444" calcext:value-type="float">
            <text:p>-3.678</text:p>
          </table:table-cell>
          <table:table-cell table:number-columns-repeated="7"/>
        </table:table-row>
        <table:table-row table:style-name="ro2">
          <table:table-cell office:value-type="float" office:value="41749" calcext:value-type="float">
            <text:p>4174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36]*-1" office:value-type="float" office:value="-0.318" calcext:value-type="float">
            <text:p>-0.318</text:p>
          </table:table-cell>
          <table:table-cell table:formula="of:=[.D836]*([.A836]-[.A835])+[.E835]" office:value-type="float" office:value="-13257.85" calcext:value-type="float">
            <text:p>-13257.9</text:p>
          </table:table-cell>
          <table:table-cell table:formula="of:=[.E836]/3600" office:value-type="float" office:value="-3.6827361111111" calcext:value-type="float">
            <text:p>-3.683</text:p>
          </table:table-cell>
          <table:table-cell table:number-columns-repeated="7"/>
        </table:table-row>
        <table:table-row table:style-name="ro2">
          <table:table-cell office:value-type="float" office:value="41799" calcext:value-type="float">
            <text:p>417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37]*-1" office:value-type="float" office:value="-0.317" calcext:value-type="float">
            <text:p>-0.317</text:p>
          </table:table-cell>
          <table:table-cell table:formula="of:=[.D837]*([.A837]-[.A836])+[.E836]" office:value-type="float" office:value="-13273.7" calcext:value-type="float">
            <text:p>-13273.7</text:p>
          </table:table-cell>
          <table:table-cell table:formula="of:=[.E837]/3600" office:value-type="float" office:value="-3.68713888888888" calcext:value-type="float">
            <text:p>-3.687</text:p>
          </table:table-cell>
          <table:table-cell table:number-columns-repeated="7"/>
        </table:table-row>
        <table:table-row table:style-name="ro2">
          <table:table-cell office:value-type="float" office:value="41849" calcext:value-type="float">
            <text:p>418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38]*-1" office:value-type="float" office:value="-0.317" calcext:value-type="float">
            <text:p>-0.317</text:p>
          </table:table-cell>
          <table:table-cell table:formula="of:=[.D838]*([.A838]-[.A837])+[.E837]" office:value-type="float" office:value="-13289.55" calcext:value-type="float">
            <text:p>-13289.6</text:p>
          </table:table-cell>
          <table:table-cell table:formula="of:=[.E838]/3600" office:value-type="float" office:value="-3.69154166666666" calcext:value-type="float">
            <text:p>-3.692</text:p>
          </table:table-cell>
          <table:table-cell table:number-columns-repeated="7"/>
        </table:table-row>
        <table:table-row table:style-name="ro2">
          <table:table-cell office:value-type="float" office:value="41899" calcext:value-type="float">
            <text:p>418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  <table:table-cell table:formula="of:=[.C839]*-1" office:value-type="float" office:value="-0.316" calcext:value-type="float">
            <text:p>-0.316</text:p>
          </table:table-cell>
          <table:table-cell table:formula="of:=[.D839]*([.A839]-[.A838])+[.E838]" office:value-type="float" office:value="-13305.35" calcext:value-type="float">
            <text:p>-13305.4</text:p>
          </table:table-cell>
          <table:table-cell table:formula="of:=[.E839]/3600" office:value-type="float" office:value="-3.69593055555555" calcext:value-type="float">
            <text:p>-3.696</text:p>
          </table:table-cell>
          <table:table-cell table:number-columns-repeated="7"/>
        </table:table-row>
        <table:table-row table:style-name="ro2">
          <table:table-cell office:value-type="float" office:value="41949" calcext:value-type="float">
            <text:p>419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9" calcext:value-type="float">
            <text:p>0.319</text:p>
          </table:table-cell>
          <table:table-cell table:formula="of:=[.C840]*-1" office:value-type="float" office:value="-0.319" calcext:value-type="float">
            <text:p>-0.319</text:p>
          </table:table-cell>
          <table:table-cell table:formula="of:=[.D840]*([.A840]-[.A839])+[.E839]" office:value-type="float" office:value="-13321.3" calcext:value-type="float">
            <text:p>-13321.3</text:p>
          </table:table-cell>
          <table:table-cell table:formula="of:=[.E840]/3600" office:value-type="float" office:value="-3.7003611111111" calcext:value-type="float">
            <text:p>-3.700</text:p>
          </table:table-cell>
          <table:table-cell table:number-columns-repeated="7"/>
        </table:table-row>
        <table:table-row table:style-name="ro2">
          <table:table-cell office:value-type="float" office:value="41999" calcext:value-type="float">
            <text:p>419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1]*-1" office:value-type="float" office:value="-0.318" calcext:value-type="float">
            <text:p>-0.318</text:p>
          </table:table-cell>
          <table:table-cell table:formula="of:=[.D841]*([.A841]-[.A840])+[.E840]" office:value-type="float" office:value="-13337.2" calcext:value-type="float">
            <text:p>-13337.2</text:p>
          </table:table-cell>
          <table:table-cell table:formula="of:=[.E841]/3600" office:value-type="float" office:value="-3.70477777777777" calcext:value-type="float">
            <text:p>-3.705</text:p>
          </table:table-cell>
          <table:table-cell table:number-columns-repeated="7"/>
        </table:table-row>
        <table:table-row table:style-name="ro2">
          <table:table-cell office:value-type="float" office:value="42049" calcext:value-type="float">
            <text:p>42049</text:p>
          </table:table-cell>
          <table:table-cell office:value-type="float" office:value="3.6" calcext:value-type="float">
            <text:p>3.6</text:p>
          </table:table-cell>
          <table:table-cell office:value-type="float" office:value="0.319" calcext:value-type="float">
            <text:p>0.319</text:p>
          </table:table-cell>
          <table:table-cell table:formula="of:=[.C842]*-1" office:value-type="float" office:value="-0.319" calcext:value-type="float">
            <text:p>-0.319</text:p>
          </table:table-cell>
          <table:table-cell table:formula="of:=[.D842]*([.A842]-[.A841])+[.E841]" office:value-type="float" office:value="-13353.15" calcext:value-type="float">
            <text:p>-13353.2</text:p>
          </table:table-cell>
          <table:table-cell table:formula="of:=[.E842]/3600" office:value-type="float" office:value="-3.70920833333333" calcext:value-type="float">
            <text:p>-3.709</text:p>
          </table:table-cell>
          <table:table-cell table:number-columns-repeated="7"/>
        </table:table-row>
        <table:table-row table:style-name="ro2">
          <table:table-cell office:value-type="float" office:value="42099" calcext:value-type="float">
            <text:p>420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43]*-1" office:value-type="float" office:value="-0.317" calcext:value-type="float">
            <text:p>-0.317</text:p>
          </table:table-cell>
          <table:table-cell table:formula="of:=[.D843]*([.A843]-[.A842])+[.E842]" office:value-type="float" office:value="-13369" calcext:value-type="float">
            <text:p>-13369.0</text:p>
          </table:table-cell>
          <table:table-cell table:formula="of:=[.E843]/3600" office:value-type="float" office:value="-3.7136111111111" calcext:value-type="float">
            <text:p>-3.714</text:p>
          </table:table-cell>
          <table:table-cell table:number-columns-repeated="7"/>
        </table:table-row>
        <table:table-row table:style-name="ro2">
          <table:table-cell office:value-type="float" office:value="42149" calcext:value-type="float">
            <text:p>4214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44]*-1" office:value-type="float" office:value="-0.317" calcext:value-type="float">
            <text:p>-0.317</text:p>
          </table:table-cell>
          <table:table-cell table:formula="of:=[.D844]*([.A844]-[.A843])+[.E843]" office:value-type="float" office:value="-13384.85" calcext:value-type="float">
            <text:p>-13384.9</text:p>
          </table:table-cell>
          <table:table-cell table:formula="of:=[.E844]/3600" office:value-type="float" office:value="-3.71801388888888" calcext:value-type="float">
            <text:p>-3.718</text:p>
          </table:table-cell>
          <table:table-cell table:number-columns-repeated="7"/>
        </table:table-row>
        <table:table-row table:style-name="ro2">
          <table:table-cell office:value-type="float" office:value="42199" calcext:value-type="float">
            <text:p>421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5]*-1" office:value-type="float" office:value="-0.318" calcext:value-type="float">
            <text:p>-0.318</text:p>
          </table:table-cell>
          <table:table-cell table:formula="of:=[.D845]*([.A845]-[.A844])+[.E844]" office:value-type="float" office:value="-13400.75" calcext:value-type="float">
            <text:p>-13400.8</text:p>
          </table:table-cell>
          <table:table-cell table:formula="of:=[.E845]/3600" office:value-type="float" office:value="-3.72243055555555" calcext:value-type="float">
            <text:p>-3.722</text:p>
          </table:table-cell>
          <table:table-cell table:number-columns-repeated="7"/>
        </table:table-row>
        <table:table-row table:style-name="ro2">
          <table:table-cell office:value-type="float" office:value="42249" calcext:value-type="float">
            <text:p>422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6]*-1" office:value-type="float" office:value="-0.318" calcext:value-type="float">
            <text:p>-0.318</text:p>
          </table:table-cell>
          <table:table-cell table:formula="of:=[.D846]*([.A846]-[.A845])+[.E845]" office:value-type="float" office:value="-13416.65" calcext:value-type="float">
            <text:p>-13416.7</text:p>
          </table:table-cell>
          <table:table-cell table:formula="of:=[.E846]/3600" office:value-type="float" office:value="-3.72684722222221" calcext:value-type="float">
            <text:p>-3.727</text:p>
          </table:table-cell>
          <table:table-cell table:number-columns-repeated="7"/>
        </table:table-row>
        <table:table-row table:style-name="ro2">
          <table:table-cell office:value-type="float" office:value="42299" calcext:value-type="float">
            <text:p>422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7]*-1" office:value-type="float" office:value="-0.318" calcext:value-type="float">
            <text:p>-0.318</text:p>
          </table:table-cell>
          <table:table-cell table:formula="of:=[.D847]*([.A847]-[.A846])+[.E846]" office:value-type="float" office:value="-13432.55" calcext:value-type="float">
            <text:p>-13432.6</text:p>
          </table:table-cell>
          <table:table-cell table:formula="of:=[.E847]/3600" office:value-type="float" office:value="-3.73126388888888" calcext:value-type="float">
            <text:p>-3.731</text:p>
          </table:table-cell>
          <table:table-cell table:number-columns-repeated="7"/>
        </table:table-row>
        <table:table-row table:style-name="ro2">
          <table:table-cell office:value-type="float" office:value="42349" calcext:value-type="float">
            <text:p>423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8]*-1" office:value-type="float" office:value="-0.318" calcext:value-type="float">
            <text:p>-0.318</text:p>
          </table:table-cell>
          <table:table-cell table:formula="of:=[.D848]*([.A848]-[.A847])+[.E847]" office:value-type="float" office:value="-13448.45" calcext:value-type="float">
            <text:p>-13448.5</text:p>
          </table:table-cell>
          <table:table-cell table:formula="of:=[.E848]/3600" office:value-type="float" office:value="-3.73568055555555" calcext:value-type="float">
            <text:p>-3.736</text:p>
          </table:table-cell>
          <table:table-cell table:number-columns-repeated="7"/>
        </table:table-row>
        <table:table-row table:style-name="ro2">
          <table:table-cell office:value-type="float" office:value="42399" calcext:value-type="float">
            <text:p>423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  <table:table-cell table:formula="of:=[.C849]*-1" office:value-type="float" office:value="-0.316" calcext:value-type="float">
            <text:p>-0.316</text:p>
          </table:table-cell>
          <table:table-cell table:formula="of:=[.D849]*([.A849]-[.A848])+[.E848]" office:value-type="float" office:value="-13464.25" calcext:value-type="float">
            <text:p>-13464.3</text:p>
          </table:table-cell>
          <table:table-cell table:formula="of:=[.E849]/3600" office:value-type="float" office:value="-3.74006944444444" calcext:value-type="float">
            <text:p>-3.740</text:p>
          </table:table-cell>
          <table:table-cell table:number-columns-repeated="7"/>
        </table:table-row>
        <table:table-row table:style-name="ro2">
          <table:table-cell office:value-type="float" office:value="42449" calcext:value-type="float">
            <text:p>424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0]*-1" office:value-type="float" office:value="-0.317" calcext:value-type="float">
            <text:p>-0.317</text:p>
          </table:table-cell>
          <table:table-cell table:formula="of:=[.D850]*([.A850]-[.A849])+[.E849]" office:value-type="float" office:value="-13480.1" calcext:value-type="float">
            <text:p>-13480.1</text:p>
          </table:table-cell>
          <table:table-cell table:formula="of:=[.E850]/3600" office:value-type="float" office:value="-3.74447222222221" calcext:value-type="float">
            <text:p>-3.744</text:p>
          </table:table-cell>
          <table:table-cell table:number-columns-repeated="7"/>
        </table:table-row>
        <table:table-row table:style-name="ro2">
          <table:table-cell office:value-type="float" office:value="42499" calcext:value-type="float">
            <text:p>424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51]*-1" office:value-type="float" office:value="-0.317" calcext:value-type="float">
            <text:p>-0.317</text:p>
          </table:table-cell>
          <table:table-cell table:formula="of:=[.D851]*([.A851]-[.A850])+[.E850]" office:value-type="float" office:value="-13495.95" calcext:value-type="float">
            <text:p>-13496.0</text:p>
          </table:table-cell>
          <table:table-cell table:formula="of:=[.E851]/3600" office:value-type="float" office:value="-3.74887499999999" calcext:value-type="float">
            <text:p>-3.749</text:p>
          </table:table-cell>
          <table:table-cell table:number-columns-repeated="7"/>
        </table:table-row>
        <table:table-row table:style-name="ro2">
          <table:table-cell office:value-type="float" office:value="42549" calcext:value-type="float">
            <text:p>425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52]*-1" office:value-type="float" office:value="-0.318" calcext:value-type="float">
            <text:p>-0.318</text:p>
          </table:table-cell>
          <table:table-cell table:formula="of:=[.D852]*([.A852]-[.A851])+[.E851]" office:value-type="float" office:value="-13511.85" calcext:value-type="float">
            <text:p>-13511.9</text:p>
          </table:table-cell>
          <table:table-cell table:formula="of:=[.E852]/3600" office:value-type="float" office:value="-3.75329166666666" calcext:value-type="float">
            <text:p>-3.753</text:p>
          </table:table-cell>
          <table:table-cell table:number-columns-repeated="7"/>
        </table:table-row>
        <table:table-row table:style-name="ro2">
          <table:table-cell office:value-type="float" office:value="42599" calcext:value-type="float">
            <text:p>425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53]*-1" office:value-type="float" office:value="-0.318" calcext:value-type="float">
            <text:p>-0.318</text:p>
          </table:table-cell>
          <table:table-cell table:formula="of:=[.D853]*([.A853]-[.A852])+[.E852]" office:value-type="float" office:value="-13527.75" calcext:value-type="float">
            <text:p>-13527.8</text:p>
          </table:table-cell>
          <table:table-cell table:formula="of:=[.E853]/3600" office:value-type="float" office:value="-3.75770833333333" calcext:value-type="float">
            <text:p>-3.758</text:p>
          </table:table-cell>
          <table:table-cell table:number-columns-repeated="7"/>
        </table:table-row>
        <table:table-row table:style-name="ro2">
          <table:table-cell office:value-type="float" office:value="42649" calcext:value-type="float">
            <text:p>426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4]*-1" office:value-type="float" office:value="-0.317" calcext:value-type="float">
            <text:p>-0.317</text:p>
          </table:table-cell>
          <table:table-cell table:formula="of:=[.D854]*([.A854]-[.A853])+[.E853]" office:value-type="float" office:value="-13543.6" calcext:value-type="float">
            <text:p>-13543.6</text:p>
          </table:table-cell>
          <table:table-cell table:formula="of:=[.E854]/3600" office:value-type="float" office:value="-3.7621111111111" calcext:value-type="float">
            <text:p>-3.762</text:p>
          </table:table-cell>
          <table:table-cell table:number-columns-repeated="7"/>
        </table:table-row>
        <table:table-row table:style-name="ro2">
          <table:table-cell office:value-type="float" office:value="42699" calcext:value-type="float">
            <text:p>426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5]*-1" office:value-type="float" office:value="-0.317" calcext:value-type="float">
            <text:p>-0.317</text:p>
          </table:table-cell>
          <table:table-cell table:formula="of:=[.D855]*([.A855]-[.A854])+[.E854]" office:value-type="float" office:value="-13559.45" calcext:value-type="float">
            <text:p>-13559.5</text:p>
          </table:table-cell>
          <table:table-cell table:formula="of:=[.E855]/3600" office:value-type="float" office:value="-3.76651388888888" calcext:value-type="float">
            <text:p>-3.767</text:p>
          </table:table-cell>
          <table:table-cell table:number-columns-repeated="7"/>
        </table:table-row>
        <table:table-row table:style-name="ro2">
          <table:table-cell office:value-type="float" office:value="42749" calcext:value-type="float">
            <text:p>427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56]*-1" office:value-type="float" office:value="-0.318" calcext:value-type="float">
            <text:p>-0.318</text:p>
          </table:table-cell>
          <table:table-cell table:formula="of:=[.D856]*([.A856]-[.A855])+[.E855]" office:value-type="float" office:value="-13575.35" calcext:value-type="float">
            <text:p>-13575.4</text:p>
          </table:table-cell>
          <table:table-cell table:formula="of:=[.E856]/3600" office:value-type="float" office:value="-3.77093055555555" calcext:value-type="float">
            <text:p>-3.771</text:p>
          </table:table-cell>
          <table:table-cell table:number-columns-repeated="7"/>
        </table:table-row>
        <table:table-row table:style-name="ro2">
          <table:table-cell office:value-type="float" office:value="42799" calcext:value-type="float">
            <text:p>427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7]*-1" office:value-type="float" office:value="-0.317" calcext:value-type="float">
            <text:p>-0.317</text:p>
          </table:table-cell>
          <table:table-cell table:formula="of:=[.D857]*([.A857]-[.A856])+[.E856]" office:value-type="float" office:value="-13591.2" calcext:value-type="float">
            <text:p>-13591.2</text:p>
          </table:table-cell>
          <table:table-cell table:formula="of:=[.E857]/3600" office:value-type="float" office:value="-3.77533333333333" calcext:value-type="float">
            <text:p>-3.775</text:p>
          </table:table-cell>
          <table:table-cell table:number-columns-repeated="7"/>
        </table:table-row>
        <table:table-row table:style-name="ro2">
          <table:table-cell office:value-type="float" office:value="42849" calcext:value-type="float">
            <text:p>428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58]*-1" office:value-type="float" office:value="-0.318" calcext:value-type="float">
            <text:p>-0.318</text:p>
          </table:table-cell>
          <table:table-cell table:formula="of:=[.D858]*([.A858]-[.A857])+[.E857]" office:value-type="float" office:value="-13607.1" calcext:value-type="float">
            <text:p>-13607.1</text:p>
          </table:table-cell>
          <table:table-cell table:formula="of:=[.E858]/3600" office:value-type="float" office:value="-3.77974999999999" calcext:value-type="float">
            <text:p>-3.780</text:p>
          </table:table-cell>
          <table:table-cell table:number-columns-repeated="7"/>
        </table:table-row>
        <table:table-row table:style-name="ro2">
          <table:table-cell office:value-type="float" office:value="42899" calcext:value-type="float">
            <text:p>428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9]*-1" office:value-type="float" office:value="-0.317" calcext:value-type="float">
            <text:p>-0.317</text:p>
          </table:table-cell>
          <table:table-cell table:formula="of:=[.D859]*([.A859]-[.A858])+[.E858]" office:value-type="float" office:value="-13622.95" calcext:value-type="float">
            <text:p>-13623.0</text:p>
          </table:table-cell>
          <table:table-cell table:formula="of:=[.E859]/3600" office:value-type="float" office:value="-3.78415277777777" calcext:value-type="float">
            <text:p>-3.784</text:p>
          </table:table-cell>
          <table:table-cell table:number-columns-repeated="7"/>
        </table:table-row>
        <table:table-row table:style-name="ro2">
          <table:table-cell office:value-type="float" office:value="42949" calcext:value-type="float">
            <text:p>429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  <table:table-cell table:formula="of:=[.C860]*-1" office:value-type="float" office:value="-0.317" calcext:value-type="float">
            <text:p>-0.317</text:p>
          </table:table-cell>
          <table:table-cell table:formula="of:=[.D860]*([.A860]-[.A859])+[.E859]" office:value-type="float" office:value="-13638.8" calcext:value-type="float">
            <text:p>-13638.8</text:p>
          </table:table-cell>
          <table:table-cell table:formula="of:=[.E860]/3600" office:value-type="float" office:value="-3.78855555555555" calcext:value-type="float">
            <text:p>-3.789</text:p>
          </table:table-cell>
          <table:table-cell table:number-columns-repeated="7"/>
        </table:table-row>
        <table:table-row table:style-name="ro2">
          <table:table-cell office:value-type="float" office:value="42999" calcext:value-type="float">
            <text:p>429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  <table:table-cell table:formula="of:=[.C861]*-1" office:value-type="float" office:value="-0.317" calcext:value-type="float">
            <text:p>-0.317</text:p>
          </table:table-cell>
          <table:table-cell table:formula="of:=[.D861]*([.A861]-[.A860])+[.E860]" office:value-type="float" office:value="-13654.65" calcext:value-type="float">
            <text:p>-13654.7</text:p>
          </table:table-cell>
          <table:table-cell table:formula="of:=[.E861]/3600" office:value-type="float" office:value="-3.79295833333333" calcext:value-type="float">
            <text:p>-3.793</text:p>
          </table:table-cell>
          <table:table-cell table:number-columns-repeated="7"/>
        </table:table-row>
        <table:table-row table:style-name="ro2">
          <table:table-cell office:value-type="float" office:value="43049" calcext:value-type="float">
            <text:p>430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62]*-1" office:value-type="float" office:value="-0.318" calcext:value-type="float">
            <text:p>-0.318</text:p>
          </table:table-cell>
          <table:table-cell table:formula="of:=[.D862]*([.A862]-[.A861])+[.E861]" office:value-type="float" office:value="-13670.55" calcext:value-type="float">
            <text:p>-13670.6</text:p>
          </table:table-cell>
          <table:table-cell table:formula="of:=[.E862]/3600" office:value-type="float" office:value="-3.79737499999999" calcext:value-type="float">
            <text:p>-3.797</text:p>
          </table:table-cell>
          <table:table-cell table:number-columns-repeated="7"/>
        </table:table-row>
        <table:table-row table:style-name="ro2">
          <table:table-cell office:value-type="float" office:value="43099" calcext:value-type="float">
            <text:p>430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9" calcext:value-type="float">
            <text:p>0.319</text:p>
          </table:table-cell>
          <table:table-cell table:formula="of:=[.C863]*-1" office:value-type="float" office:value="-0.319" calcext:value-type="float">
            <text:p>-0.319</text:p>
          </table:table-cell>
          <table:table-cell table:formula="of:=[.D863]*([.A863]-[.A862])+[.E862]" office:value-type="float" office:value="-13686.5" calcext:value-type="float">
            <text:p>-13686.5</text:p>
          </table:table-cell>
          <table:table-cell table:formula="of:=[.E863]/3600" office:value-type="float" office:value="-3.80180555555555" calcext:value-type="float">
            <text:p>-3.802</text:p>
          </table:table-cell>
          <table:table-cell table:number-columns-repeated="7"/>
        </table:table-row>
        <table:table-row table:style-name="ro2">
          <table:table-cell office:value-type="float" office:value="43149" calcext:value-type="float">
            <text:p>431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64]*-1" office:value-type="float" office:value="-0.318" calcext:value-type="float">
            <text:p>-0.318</text:p>
          </table:table-cell>
          <table:table-cell table:formula="of:=[.D864]*([.A864]-[.A863])+[.E863]" office:value-type="float" office:value="-13702.4" calcext:value-type="float">
            <text:p>-13702.4</text:p>
          </table:table-cell>
          <table:table-cell table:formula="of:=[.E864]/3600" office:value-type="float" office:value="-3.80622222222221" calcext:value-type="float">
            <text:p>-3.806</text:p>
          </table:table-cell>
          <table:table-cell table:number-columns-repeated="7"/>
        </table:table-row>
        <table:table-row table:style-name="ro2">
          <table:table-cell office:value-type="float" office:value="43199" calcext:value-type="float">
            <text:p>431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65]*-1" office:value-type="float" office:value="-0.318" calcext:value-type="float">
            <text:p>-0.318</text:p>
          </table:table-cell>
          <table:table-cell table:formula="of:=[.D865]*([.A865]-[.A864])+[.E864]" office:value-type="float" office:value="-13718.3" calcext:value-type="float">
            <text:p>-13718.3</text:p>
          </table:table-cell>
          <table:table-cell table:formula="of:=[.E865]/3600" office:value-type="float" office:value="-3.81063888888888" calcext:value-type="float">
            <text:p>-3.811</text:p>
          </table:table-cell>
          <table:table-cell table:number-columns-repeated="7"/>
        </table:table-row>
        <table:table-row table:style-name="ro2">
          <table:table-cell office:value-type="float" office:value="43249" calcext:value-type="float">
            <text:p>432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9" calcext:value-type="float">
            <text:p>0.319</text:p>
          </table:table-cell>
          <table:table-cell table:formula="of:=[.C866]*-1" office:value-type="float" office:value="-0.319" calcext:value-type="float">
            <text:p>-0.319</text:p>
          </table:table-cell>
          <table:table-cell table:formula="of:=[.D866]*([.A866]-[.A865])+[.E865]" office:value-type="float" office:value="-13734.25" calcext:value-type="float">
            <text:p>-13734.3</text:p>
          </table:table-cell>
          <table:table-cell table:formula="of:=[.E866]/3600" office:value-type="float" office:value="-3.81506944444444" calcext:value-type="float">
            <text:p>-3.815</text:p>
          </table:table-cell>
          <table:table-cell table:number-columns-repeated="7"/>
        </table:table-row>
        <table:table-row table:style-name="ro2">
          <table:table-cell office:value-type="float" office:value="43299" calcext:value-type="float">
            <text:p>432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  <table:table-cell table:formula="of:=[.C867]*-1" office:value-type="float" office:value="-0.317" calcext:value-type="float">
            <text:p>-0.317</text:p>
          </table:table-cell>
          <table:table-cell table:formula="of:=[.D867]*([.A867]-[.A866])+[.E866]" office:value-type="float" office:value="-13750.1" calcext:value-type="float">
            <text:p>-13750.1</text:p>
          </table:table-cell>
          <table:table-cell table:formula="of:=[.E867]/3600" office:value-type="float" office:value="-3.81947222222222" calcext:value-type="float">
            <text:p>-3.819</text:p>
          </table:table-cell>
          <table:table-cell table:number-columns-repeated="7"/>
        </table:table-row>
        <table:table-row table:style-name="ro2">
          <table:table-cell office:value-type="float" office:value="43349" calcext:value-type="float">
            <text:p>433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68]*-1" office:value-type="float" office:value="-0.318" calcext:value-type="float">
            <text:p>-0.318</text:p>
          </table:table-cell>
          <table:table-cell table:formula="of:=[.D868]*([.A868]-[.A867])+[.E867]" office:value-type="float" office:value="-13766" calcext:value-type="float">
            <text:p>-13766.0</text:p>
          </table:table-cell>
          <table:table-cell table:formula="of:=[.E868]/3600" office:value-type="float" office:value="-3.82388888888888" calcext:value-type="float">
            <text:p>-3.824</text:p>
          </table:table-cell>
          <table:table-cell table:number-columns-repeated="7"/>
        </table:table-row>
        <table:table-row table:style-name="ro2">
          <table:table-cell office:value-type="float" office:value="43399" calcext:value-type="float">
            <text:p>433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69]*-1" office:value-type="float" office:value="-0.317" calcext:value-type="float">
            <text:p>-0.317</text:p>
          </table:table-cell>
          <table:table-cell table:formula="of:=[.D869]*([.A869]-[.A868])+[.E868]" office:value-type="float" office:value="-13781.85" calcext:value-type="float">
            <text:p>-13781.9</text:p>
          </table:table-cell>
          <table:table-cell table:formula="of:=[.E869]/3600" office:value-type="float" office:value="-3.82829166666666" calcext:value-type="float">
            <text:p>-3.828</text:p>
          </table:table-cell>
          <table:table-cell table:number-columns-repeated="7"/>
        </table:table-row>
        <table:table-row table:style-name="ro2">
          <table:table-cell office:value-type="float" office:value="43449" calcext:value-type="float">
            <text:p>434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70]*-1" office:value-type="float" office:value="-0.318" calcext:value-type="float">
            <text:p>-0.318</text:p>
          </table:table-cell>
          <table:table-cell table:formula="of:=[.D870]*([.A870]-[.A869])+[.E869]" office:value-type="float" office:value="-13797.75" calcext:value-type="float">
            <text:p>-13797.8</text:p>
          </table:table-cell>
          <table:table-cell table:formula="of:=[.E870]/3600" office:value-type="float" office:value="-3.83270833333333" calcext:value-type="float">
            <text:p>-3.833</text:p>
          </table:table-cell>
          <table:table-cell table:number-columns-repeated="7"/>
        </table:table-row>
        <table:table-row table:style-name="ro2">
          <table:table-cell office:value-type="float" office:value="43499" calcext:value-type="float">
            <text:p>434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71]*-1" office:value-type="float" office:value="-0.318" calcext:value-type="float">
            <text:p>-0.318</text:p>
          </table:table-cell>
          <table:table-cell table:formula="of:=[.D871]*([.A871]-[.A870])+[.E870]" office:value-type="float" office:value="-13813.65" calcext:value-type="float">
            <text:p>-13813.7</text:p>
          </table:table-cell>
          <table:table-cell table:formula="of:=[.E871]/3600" office:value-type="float" office:value="-3.83712499999999" calcext:value-type="float">
            <text:p>-3.837</text:p>
          </table:table-cell>
          <table:table-cell table:number-columns-repeated="7"/>
        </table:table-row>
        <table:table-row table:style-name="ro2">
          <table:table-cell office:value-type="float" office:value="43549" calcext:value-type="float">
            <text:p>435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72]*-1" office:value-type="float" office:value="-0.317" calcext:value-type="float">
            <text:p>-0.317</text:p>
          </table:table-cell>
          <table:table-cell table:formula="of:=[.D872]*([.A872]-[.A871])+[.E871]" office:value-type="float" office:value="-13829.5" calcext:value-type="float">
            <text:p>-13829.5</text:p>
          </table:table-cell>
          <table:table-cell table:formula="of:=[.E872]/3600" office:value-type="float" office:value="-3.84152777777777" calcext:value-type="float">
            <text:p>-3.842</text:p>
          </table:table-cell>
          <table:table-cell table:number-columns-repeated="7"/>
        </table:table-row>
        <table:table-row table:style-name="ro2">
          <table:table-cell office:value-type="float" office:value="43599" calcext:value-type="float">
            <text:p>435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  <table:table-cell table:formula="of:=[.C873]*-1" office:value-type="float" office:value="-0.316" calcext:value-type="float">
            <text:p>-0.316</text:p>
          </table:table-cell>
          <table:table-cell table:formula="of:=[.D873]*([.A873]-[.A872])+[.E872]" office:value-type="float" office:value="-13845.3" calcext:value-type="float">
            <text:p>-13845.3</text:p>
          </table:table-cell>
          <table:table-cell table:formula="of:=[.E873]/3600" office:value-type="float" office:value="-3.84591666666666" calcext:value-type="float">
            <text:p>-3.846</text:p>
          </table:table-cell>
          <table:table-cell table:number-columns-repeated="7"/>
        </table:table-row>
        <table:table-row table:style-name="ro2">
          <table:table-cell office:value-type="float" office:value="43649" calcext:value-type="float">
            <text:p>436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74]*-1" office:value-type="float" office:value="-0.318" calcext:value-type="float">
            <text:p>-0.318</text:p>
          </table:table-cell>
          <table:table-cell table:formula="of:=[.D874]*([.A874]-[.A873])+[.E873]" office:value-type="float" office:value="-13861.2" calcext:value-type="float">
            <text:p>-13861.2</text:p>
          </table:table-cell>
          <table:table-cell table:formula="of:=[.E874]/3600" office:value-type="float" office:value="-3.85033333333333" calcext:value-type="float">
            <text:p>-3.850</text:p>
          </table:table-cell>
          <table:table-cell table:number-columns-repeated="7"/>
        </table:table-row>
        <table:table-row table:style-name="ro2">
          <table:table-cell office:value-type="float" office:value="43699" calcext:value-type="float">
            <text:p>436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75]*-1" office:value-type="float" office:value="-0.318" calcext:value-type="float">
            <text:p>-0.318</text:p>
          </table:table-cell>
          <table:table-cell table:formula="of:=[.D875]*([.A875]-[.A874])+[.E874]" office:value-type="float" office:value="-13877.1" calcext:value-type="float">
            <text:p>-13877.1</text:p>
          </table:table-cell>
          <table:table-cell table:formula="of:=[.E875]/3600" office:value-type="float" office:value="-3.85474999999999" calcext:value-type="float">
            <text:p>-3.855</text:p>
          </table:table-cell>
          <table:table-cell table:number-columns-repeated="7"/>
        </table:table-row>
        <table:table-row table:style-name="ro2">
          <table:table-cell office:value-type="float" office:value="43749" calcext:value-type="float">
            <text:p>437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76]*-1" office:value-type="float" office:value="-0.317" calcext:value-type="float">
            <text:p>-0.317</text:p>
          </table:table-cell>
          <table:table-cell table:formula="of:=[.D876]*([.A876]-[.A875])+[.E875]" office:value-type="float" office:value="-13892.95" calcext:value-type="float">
            <text:p>-13893.0</text:p>
          </table:table-cell>
          <table:table-cell table:formula="of:=[.E876]/3600" office:value-type="float" office:value="-3.85915277777777" calcext:value-type="float">
            <text:p>-3.859</text:p>
          </table:table-cell>
          <table:table-cell table:number-columns-repeated="7"/>
        </table:table-row>
        <table:table-row table:style-name="ro2">
          <table:table-cell office:value-type="float" office:value="43799" calcext:value-type="float">
            <text:p>437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77]*-1" office:value-type="float" office:value="-0.318" calcext:value-type="float">
            <text:p>-0.318</text:p>
          </table:table-cell>
          <table:table-cell table:formula="of:=[.D877]*([.A877]-[.A876])+[.E876]" office:value-type="float" office:value="-13908.85" calcext:value-type="float">
            <text:p>-13908.9</text:p>
          </table:table-cell>
          <table:table-cell table:formula="of:=[.E877]/3600" office:value-type="float" office:value="-3.86356944444444" calcext:value-type="float">
            <text:p>-3.864</text:p>
          </table:table-cell>
          <table:table-cell table:number-columns-repeated="7"/>
        </table:table-row>
        <table:table-row table:style-name="ro2">
          <table:table-cell office:value-type="float" office:value="43849" calcext:value-type="float">
            <text:p>438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78]*-1" office:value-type="float" office:value="-0.317" calcext:value-type="float">
            <text:p>-0.317</text:p>
          </table:table-cell>
          <table:table-cell table:formula="of:=[.D878]*([.A878]-[.A877])+[.E877]" office:value-type="float" office:value="-13924.7" calcext:value-type="float">
            <text:p>-13924.7</text:p>
          </table:table-cell>
          <table:table-cell table:formula="of:=[.E878]/3600" office:value-type="float" office:value="-3.86797222222221" calcext:value-type="float">
            <text:p>-3.868</text:p>
          </table:table-cell>
          <table:table-cell table:number-columns-repeated="7"/>
        </table:table-row>
        <table:table-row table:style-name="ro2">
          <table:table-cell office:value-type="float" office:value="43899" calcext:value-type="float">
            <text:p>438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79]*-1" office:value-type="float" office:value="-0.317" calcext:value-type="float">
            <text:p>-0.317</text:p>
          </table:table-cell>
          <table:table-cell table:formula="of:=[.D879]*([.A879]-[.A878])+[.E878]" office:value-type="float" office:value="-13940.55" calcext:value-type="float">
            <text:p>-13940.6</text:p>
          </table:table-cell>
          <table:table-cell table:formula="of:=[.E879]/3600" office:value-type="float" office:value="-3.87237499999999" calcext:value-type="float">
            <text:p>-3.872</text:p>
          </table:table-cell>
          <table:table-cell table:number-columns-repeated="7"/>
        </table:table-row>
        <table:table-row table:style-name="ro2">
          <table:table-cell office:value-type="float" office:value="43949" calcext:value-type="float">
            <text:p>439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80]*-1" office:value-type="float" office:value="-0.317" calcext:value-type="float">
            <text:p>-0.317</text:p>
          </table:table-cell>
          <table:table-cell table:formula="of:=[.D880]*([.A880]-[.A879])+[.E879]" office:value-type="float" office:value="-13956.4" calcext:value-type="float">
            <text:p>-13956.4</text:p>
          </table:table-cell>
          <table:table-cell table:formula="of:=[.E880]/3600" office:value-type="float" office:value="-3.87677777777777" calcext:value-type="float">
            <text:p>-3.877</text:p>
          </table:table-cell>
          <table:table-cell table:number-columns-repeated="7"/>
        </table:table-row>
        <table:table-row table:style-name="ro2">
          <table:table-cell office:value-type="float" office:value="43999" calcext:value-type="float">
            <text:p>439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  <table:table-cell table:formula="of:=[.C881]*-1" office:value-type="float" office:value="-0.317" calcext:value-type="float">
            <text:p>-0.317</text:p>
          </table:table-cell>
          <table:table-cell table:formula="of:=[.D881]*([.A881]-[.A880])+[.E880]" office:value-type="float" office:value="-13972.25" calcext:value-type="float">
            <text:p>-13972.3</text:p>
          </table:table-cell>
          <table:table-cell table:formula="of:=[.E881]/3600" office:value-type="float" office:value="-3.88118055555555" calcext:value-type="float">
            <text:p>-3.881</text:p>
          </table:table-cell>
          <table:table-cell table:number-columns-repeated="7"/>
        </table:table-row>
        <table:table-row table:style-name="ro2">
          <table:table-cell office:value-type="float" office:value="44049" calcext:value-type="float">
            <text:p>440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82]*-1" office:value-type="float" office:value="-0.317" calcext:value-type="float">
            <text:p>-0.317</text:p>
          </table:table-cell>
          <table:table-cell table:formula="of:=[.D882]*([.A882]-[.A881])+[.E881]" office:value-type="float" office:value="-13988.1" calcext:value-type="float">
            <text:p>-13988.1</text:p>
          </table:table-cell>
          <table:table-cell table:formula="of:=[.E882]/3600" office:value-type="float" office:value="-3.88558333333333" calcext:value-type="float">
            <text:p>-3.886</text:p>
          </table:table-cell>
          <table:table-cell table:number-columns-repeated="7"/>
        </table:table-row>
        <table:table-row table:style-name="ro2">
          <table:table-cell office:value-type="float" office:value="44099" calcext:value-type="float">
            <text:p>440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83]*-1" office:value-type="float" office:value="-0.318" calcext:value-type="float">
            <text:p>-0.318</text:p>
          </table:table-cell>
          <table:table-cell table:formula="of:=[.D883]*([.A883]-[.A882])+[.E882]" office:value-type="float" office:value="-14004" calcext:value-type="float">
            <text:p>-14004.0</text:p>
          </table:table-cell>
          <table:table-cell table:formula="of:=[.E883]/3600" office:value-type="float" office:value="-3.88999999999999" calcext:value-type="float">
            <text:p>-3.890</text:p>
          </table:table-cell>
          <table:table-cell table:number-columns-repeated="7"/>
        </table:table-row>
        <table:table-row table:style-name="ro2">
          <table:table-cell office:value-type="float" office:value="44149" calcext:value-type="float">
            <text:p>441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84]*-1" office:value-type="float" office:value="-0.318" calcext:value-type="float">
            <text:p>-0.318</text:p>
          </table:table-cell>
          <table:table-cell table:formula="of:=[.D884]*([.A884]-[.A883])+[.E883]" office:value-type="float" office:value="-14019.9" calcext:value-type="float">
            <text:p>-14019.9</text:p>
          </table:table-cell>
          <table:table-cell table:formula="of:=[.E884]/3600" office:value-type="float" office:value="-3.89441666666666" calcext:value-type="float">
            <text:p>-3.894</text:p>
          </table:table-cell>
          <table:table-cell table:number-columns-repeated="7"/>
        </table:table-row>
        <table:table-row table:style-name="ro2">
          <table:table-cell office:value-type="float" office:value="44199" calcext:value-type="float">
            <text:p>441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85]*-1" office:value-type="float" office:value="-0.317" calcext:value-type="float">
            <text:p>-0.317</text:p>
          </table:table-cell>
          <table:table-cell table:formula="of:=[.D885]*([.A885]-[.A884])+[.E884]" office:value-type="float" office:value="-14035.75" calcext:value-type="float">
            <text:p>-14035.8</text:p>
          </table:table-cell>
          <table:table-cell table:formula="of:=[.E885]/3600" office:value-type="float" office:value="-3.89881944444444" calcext:value-type="float">
            <text:p>-3.899</text:p>
          </table:table-cell>
          <table:table-cell table:number-columns-repeated="7"/>
        </table:table-row>
        <table:table-row table:style-name="ro2">
          <table:table-cell office:value-type="float" office:value="44249" calcext:value-type="float">
            <text:p>442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86]*-1" office:value-type="float" office:value="-0.318" calcext:value-type="float">
            <text:p>-0.318</text:p>
          </table:table-cell>
          <table:table-cell table:formula="of:=[.D886]*([.A886]-[.A885])+[.E885]" office:value-type="float" office:value="-14051.65" calcext:value-type="float">
            <text:p>-14051.7</text:p>
          </table:table-cell>
          <table:table-cell table:formula="of:=[.E886]/3600" office:value-type="float" office:value="-3.9032361111111" calcext:value-type="float">
            <text:p>-3.903</text:p>
          </table:table-cell>
          <table:table-cell table:number-columns-repeated="7"/>
        </table:table-row>
        <table:table-row table:style-name="ro2">
          <table:table-cell office:value-type="float" office:value="44299" calcext:value-type="float">
            <text:p>442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87]*-1" office:value-type="float" office:value="-0.317" calcext:value-type="float">
            <text:p>-0.317</text:p>
          </table:table-cell>
          <table:table-cell table:formula="of:=[.D887]*([.A887]-[.A886])+[.E886]" office:value-type="float" office:value="-14067.5" calcext:value-type="float">
            <text:p>-14067.5</text:p>
          </table:table-cell>
          <table:table-cell table:formula="of:=[.E887]/3600" office:value-type="float" office:value="-3.90763888888888" calcext:value-type="float">
            <text:p>-3.908</text:p>
          </table:table-cell>
          <table:table-cell table:number-columns-repeated="7"/>
        </table:table-row>
        <table:table-row table:style-name="ro2">
          <table:table-cell office:value-type="float" office:value="44349" calcext:value-type="float">
            <text:p>443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88]*-1" office:value-type="float" office:value="-0.318" calcext:value-type="float">
            <text:p>-0.318</text:p>
          </table:table-cell>
          <table:table-cell table:formula="of:=[.D888]*([.A888]-[.A887])+[.E887]" office:value-type="float" office:value="-14083.4" calcext:value-type="float">
            <text:p>-14083.4</text:p>
          </table:table-cell>
          <table:table-cell table:formula="of:=[.E888]/3600" office:value-type="float" office:value="-3.91205555555555" calcext:value-type="float">
            <text:p>-3.912</text:p>
          </table:table-cell>
          <table:table-cell table:number-columns-repeated="7"/>
        </table:table-row>
        <table:table-row table:style-name="ro2">
          <table:table-cell office:value-type="float" office:value="44399" calcext:value-type="float">
            <text:p>443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89]*-1" office:value-type="float" office:value="-0.318" calcext:value-type="float">
            <text:p>-0.318</text:p>
          </table:table-cell>
          <table:table-cell table:formula="of:=[.D889]*([.A889]-[.A888])+[.E888]" office:value-type="float" office:value="-14099.3" calcext:value-type="float">
            <text:p>-14099.3</text:p>
          </table:table-cell>
          <table:table-cell table:formula="of:=[.E889]/3600" office:value-type="float" office:value="-3.91647222222221" calcext:value-type="float">
            <text:p>-3.916</text:p>
          </table:table-cell>
          <table:table-cell table:number-columns-repeated="7"/>
        </table:table-row>
        <table:table-row table:style-name="ro2">
          <table:table-cell office:value-type="float" office:value="44449" calcext:value-type="float">
            <text:p>444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9" calcext:value-type="float">
            <text:p>0.319</text:p>
          </table:table-cell>
          <table:table-cell table:formula="of:=[.C890]*-1" office:value-type="float" office:value="-0.319" calcext:value-type="float">
            <text:p>-0.319</text:p>
          </table:table-cell>
          <table:table-cell table:formula="of:=[.D890]*([.A890]-[.A889])+[.E889]" office:value-type="float" office:value="-14115.25" calcext:value-type="float">
            <text:p>-14115.3</text:p>
          </table:table-cell>
          <table:table-cell table:formula="of:=[.E890]/3600" office:value-type="float" office:value="-3.92090277777777" calcext:value-type="float">
            <text:p>-3.921</text:p>
          </table:table-cell>
          <table:table-cell table:number-columns-repeated="7"/>
        </table:table-row>
        <table:table-row table:style-name="ro2">
          <table:table-cell office:value-type="float" office:value="44499" calcext:value-type="float">
            <text:p>444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9" calcext:value-type="float">
            <text:p>0.319</text:p>
          </table:table-cell>
          <table:table-cell table:formula="of:=[.C891]*-1" office:value-type="float" office:value="-0.319" calcext:value-type="float">
            <text:p>-0.319</text:p>
          </table:table-cell>
          <table:table-cell table:formula="of:=[.D891]*([.A891]-[.A890])+[.E890]" office:value-type="float" office:value="-14131.2" calcext:value-type="float">
            <text:p>-14131.2</text:p>
          </table:table-cell>
          <table:table-cell table:formula="of:=[.E891]/3600" office:value-type="float" office:value="-3.92533333333333" calcext:value-type="float">
            <text:p>-3.925</text:p>
          </table:table-cell>
          <table:table-cell table:number-columns-repeated="7"/>
        </table:table-row>
        <table:table-row table:style-name="ro2">
          <table:table-cell office:value-type="float" office:value="44549" calcext:value-type="float">
            <text:p>445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2]*-1" office:value-type="float" office:value="-0.318" calcext:value-type="float">
            <text:p>-0.318</text:p>
          </table:table-cell>
          <table:table-cell table:formula="of:=[.D892]*([.A892]-[.A891])+[.E891]" office:value-type="float" office:value="-14147.1" calcext:value-type="float">
            <text:p>-14147.1</text:p>
          </table:table-cell>
          <table:table-cell table:formula="of:=[.E892]/3600" office:value-type="float" office:value="-3.92974999999999" calcext:value-type="float">
            <text:p>-3.930</text:p>
          </table:table-cell>
          <table:table-cell table:number-columns-repeated="7"/>
        </table:table-row>
        <table:table-row table:style-name="ro2">
          <table:table-cell office:value-type="float" office:value="44599" calcext:value-type="float">
            <text:p>445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3]*-1" office:value-type="float" office:value="-0.318" calcext:value-type="float">
            <text:p>-0.318</text:p>
          </table:table-cell>
          <table:table-cell table:formula="of:=[.D893]*([.A893]-[.A892])+[.E892]" office:value-type="float" office:value="-14163" calcext:value-type="float">
            <text:p>-14163.0</text:p>
          </table:table-cell>
          <table:table-cell table:formula="of:=[.E893]/3600" office:value-type="float" office:value="-3.93416666666666" calcext:value-type="float">
            <text:p>-3.934</text:p>
          </table:table-cell>
          <table:table-cell table:number-columns-repeated="7"/>
        </table:table-row>
        <table:table-row table:style-name="ro2">
          <table:table-cell office:value-type="float" office:value="44649" calcext:value-type="float">
            <text:p>446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4]*-1" office:value-type="float" office:value="-0.318" calcext:value-type="float">
            <text:p>-0.318</text:p>
          </table:table-cell>
          <table:table-cell table:formula="of:=[.D894]*([.A894]-[.A893])+[.E893]" office:value-type="float" office:value="-14178.9" calcext:value-type="float">
            <text:p>-14178.9</text:p>
          </table:table-cell>
          <table:table-cell table:formula="of:=[.E894]/3600" office:value-type="float" office:value="-3.93858333333333" calcext:value-type="float">
            <text:p>-3.939</text:p>
          </table:table-cell>
          <table:table-cell table:number-columns-repeated="7"/>
        </table:table-row>
        <table:table-row table:style-name="ro2">
          <table:table-cell office:value-type="float" office:value="44699" calcext:value-type="float">
            <text:p>446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5]*-1" office:value-type="float" office:value="-0.318" calcext:value-type="float">
            <text:p>-0.318</text:p>
          </table:table-cell>
          <table:table-cell table:formula="of:=[.D895]*([.A895]-[.A894])+[.E894]" office:value-type="float" office:value="-14194.8" calcext:value-type="float">
            <text:p>-14194.8</text:p>
          </table:table-cell>
          <table:table-cell table:formula="of:=[.E895]/3600" office:value-type="float" office:value="-3.94299999999999" calcext:value-type="float">
            <text:p>-3.943</text:p>
          </table:table-cell>
          <table:table-cell table:number-columns-repeated="7"/>
        </table:table-row>
        <table:table-row table:style-name="ro2">
          <table:table-cell office:value-type="float" office:value="44749" calcext:value-type="float">
            <text:p>447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  <table:table-cell table:formula="of:=[.C896]*-1" office:value-type="float" office:value="-0.317" calcext:value-type="float">
            <text:p>-0.317</text:p>
          </table:table-cell>
          <table:table-cell table:formula="of:=[.D896]*([.A896]-[.A895])+[.E895]" office:value-type="float" office:value="-14210.65" calcext:value-type="float">
            <text:p>-14210.7</text:p>
          </table:table-cell>
          <table:table-cell table:formula="of:=[.E896]/3600" office:value-type="float" office:value="-3.94740277777777" calcext:value-type="float">
            <text:p>-3.947</text:p>
          </table:table-cell>
          <table:table-cell table:number-columns-repeated="7"/>
        </table:table-row>
        <table:table-row table:style-name="ro2">
          <table:table-cell office:value-type="float" office:value="44799" calcext:value-type="float">
            <text:p>447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7]*-1" office:value-type="float" office:value="-0.318" calcext:value-type="float">
            <text:p>-0.318</text:p>
          </table:table-cell>
          <table:table-cell table:formula="of:=[.D897]*([.A897]-[.A896])+[.E896]" office:value-type="float" office:value="-14226.55" calcext:value-type="float">
            <text:p>-14226.6</text:p>
          </table:table-cell>
          <table:table-cell table:formula="of:=[.E897]/3600" office:value-type="float" office:value="-3.95181944444444" calcext:value-type="float">
            <text:p>-3.952</text:p>
          </table:table-cell>
          <table:table-cell table:number-columns-repeated="7"/>
        </table:table-row>
        <table:table-row table:style-name="ro2">
          <table:table-cell office:value-type="float" office:value="44849" calcext:value-type="float">
            <text:p>448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8]*-1" office:value-type="float" office:value="-0.318" calcext:value-type="float">
            <text:p>-0.318</text:p>
          </table:table-cell>
          <table:table-cell table:formula="of:=[.D898]*([.A898]-[.A897])+[.E897]" office:value-type="float" office:value="-14242.45" calcext:value-type="float">
            <text:p>-14242.5</text:p>
          </table:table-cell>
          <table:table-cell table:formula="of:=[.E898]/3600" office:value-type="float" office:value="-3.9562361111111" calcext:value-type="float">
            <text:p>-3.956</text:p>
          </table:table-cell>
          <table:table-cell table:number-columns-repeated="7"/>
        </table:table-row>
        <table:table-row table:style-name="ro2">
          <table:table-cell office:value-type="float" office:value="44899" calcext:value-type="float">
            <text:p>448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 table:formula="of:=[.C899]*-1" office:value-type="float" office:value="-0.319" calcext:value-type="float">
            <text:p>-0.319</text:p>
          </table:table-cell>
          <table:table-cell table:formula="of:=[.D899]*([.A899]-[.A898])+[.E898]" office:value-type="float" office:value="-14258.4" calcext:value-type="float">
            <text:p>-14258.4</text:p>
          </table:table-cell>
          <table:table-cell table:formula="of:=[.E899]/3600" office:value-type="float" office:value="-3.96066666666666" calcext:value-type="float">
            <text:p>-3.961</text:p>
          </table:table-cell>
          <table:table-cell table:number-columns-repeated="7"/>
        </table:table-row>
        <table:table-row table:style-name="ro2">
          <table:table-cell office:value-type="float" office:value="44949" calcext:value-type="float">
            <text:p>449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900]*-1" office:value-type="float" office:value="-0.318" calcext:value-type="float">
            <text:p>-0.318</text:p>
          </table:table-cell>
          <table:table-cell table:formula="of:=[.D900]*([.A900]-[.A899])+[.E899]" office:value-type="float" office:value="-14274.3" calcext:value-type="float">
            <text:p>-14274.3</text:p>
          </table:table-cell>
          <table:table-cell table:formula="of:=[.E900]/3600" office:value-type="float" office:value="-3.96508333333333" calcext:value-type="float">
            <text:p>-3.965</text:p>
          </table:table-cell>
          <table:table-cell table:number-columns-repeated="7"/>
        </table:table-row>
        <table:table-row table:style-name="ro2">
          <table:table-cell office:value-type="float" office:value="44999" calcext:value-type="float">
            <text:p>449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 table:formula="of:=[.C901]*-1" office:value-type="float" office:value="-0.319" calcext:value-type="float">
            <text:p>-0.319</text:p>
          </table:table-cell>
          <table:table-cell table:formula="of:=[.D901]*([.A901]-[.A900])+[.E900]" office:value-type="float" office:value="-14290.25" calcext:value-type="float">
            <text:p>-14290.3</text:p>
          </table:table-cell>
          <table:table-cell table:formula="of:=[.E901]/3600" office:value-type="float" office:value="-3.96951388888888" calcext:value-type="float">
            <text:p>-3.970</text:p>
          </table:table-cell>
          <table:table-cell table:number-columns-repeated="7"/>
        </table:table-row>
        <table:table-row table:style-name="ro2">
          <table:table-cell office:value-type="float" office:value="45049" calcext:value-type="float">
            <text:p>450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 table:formula="of:=[.C902]*-1" office:value-type="float" office:value="-0.319" calcext:value-type="float">
            <text:p>-0.319</text:p>
          </table:table-cell>
          <table:table-cell table:formula="of:=[.D902]*([.A902]-[.A901])+[.E901]" office:value-type="float" office:value="-14306.2" calcext:value-type="float">
            <text:p>-14306.2</text:p>
          </table:table-cell>
          <table:table-cell table:formula="of:=[.E902]/3600" office:value-type="float" office:value="-3.97394444444444" calcext:value-type="float">
            <text:p>-3.974</text:p>
          </table:table-cell>
          <table:table-cell table:number-columns-repeated="7"/>
        </table:table-row>
        <table:table-row table:style-name="ro2">
          <table:table-cell office:value-type="float" office:value="45099" calcext:value-type="float">
            <text:p>450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03]*-1" office:value-type="float" office:value="-0.318" calcext:value-type="float">
            <text:p>-0.318</text:p>
          </table:table-cell>
          <table:table-cell table:formula="of:=[.D903]*([.A903]-[.A902])+[.E902]" office:value-type="float" office:value="-14322.1" calcext:value-type="float">
            <text:p>-14322.1</text:p>
          </table:table-cell>
          <table:table-cell table:formula="of:=[.E903]/3600" office:value-type="float" office:value="-3.9783611111111" calcext:value-type="float">
            <text:p>-3.978</text:p>
          </table:table-cell>
          <table:table-cell table:number-columns-repeated="7"/>
        </table:table-row>
        <table:table-row table:style-name="ro2">
          <table:table-cell office:value-type="float" office:value="45149" calcext:value-type="float">
            <text:p>451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04]*-1" office:value-type="float" office:value="-0.318" calcext:value-type="float">
            <text:p>-0.318</text:p>
          </table:table-cell>
          <table:table-cell table:formula="of:=[.D904]*([.A904]-[.A903])+[.E903]" office:value-type="float" office:value="-14338" calcext:value-type="float">
            <text:p>-14338.0</text:p>
          </table:table-cell>
          <table:table-cell table:formula="of:=[.E904]/3600" office:value-type="float" office:value="-3.98277777777777" calcext:value-type="float">
            <text:p>-3.983</text:p>
          </table:table-cell>
          <table:table-cell table:number-columns-repeated="7"/>
        </table:table-row>
        <table:table-row table:style-name="ro2">
          <table:table-cell office:value-type="float" office:value="45199" calcext:value-type="float">
            <text:p>451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 table:formula="of:=[.C905]*-1" office:value-type="float" office:value="-0.319" calcext:value-type="float">
            <text:p>-0.319</text:p>
          </table:table-cell>
          <table:table-cell table:formula="of:=[.D905]*([.A905]-[.A904])+[.E904]" office:value-type="float" office:value="-14353.95" calcext:value-type="float">
            <text:p>-14354.0</text:p>
          </table:table-cell>
          <table:table-cell table:formula="of:=[.E905]/3600" office:value-type="float" office:value="-3.98720833333333" calcext:value-type="float">
            <text:p>-3.987</text:p>
          </table:table-cell>
          <table:table-cell table:number-columns-repeated="7"/>
        </table:table-row>
        <table:table-row table:style-name="ro2">
          <table:table-cell office:value-type="float" office:value="45249" calcext:value-type="float">
            <text:p>452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06]*-1" office:value-type="float" office:value="-0.318" calcext:value-type="float">
            <text:p>-0.318</text:p>
          </table:table-cell>
          <table:table-cell table:formula="of:=[.D906]*([.A906]-[.A905])+[.E905]" office:value-type="float" office:value="-14369.85" calcext:value-type="float">
            <text:p>-14369.9</text:p>
          </table:table-cell>
          <table:table-cell table:formula="of:=[.E906]/3600" office:value-type="float" office:value="-3.99162499999999" calcext:value-type="float">
            <text:p>-3.992</text:p>
          </table:table-cell>
          <table:table-cell table:number-columns-repeated="7"/>
        </table:table-row>
        <table:table-row table:style-name="ro2">
          <table:table-cell office:value-type="float" office:value="45299" calcext:value-type="float">
            <text:p>452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6" calcext:value-type="float">
            <text:p>0.316</text:p>
          </table:table-cell>
          <table:table-cell table:formula="of:=[.C907]*-1" office:value-type="float" office:value="-0.316" calcext:value-type="float">
            <text:p>-0.316</text:p>
          </table:table-cell>
          <table:table-cell table:formula="of:=[.D907]*([.A907]-[.A906])+[.E906]" office:value-type="float" office:value="-14385.65" calcext:value-type="float">
            <text:p>-14385.7</text:p>
          </table:table-cell>
          <table:table-cell table:formula="of:=[.E907]/3600" office:value-type="float" office:value="-3.99601388888888" calcext:value-type="float">
            <text:p>-3.996</text:p>
          </table:table-cell>
          <table:table-cell table:number-columns-repeated="7"/>
        </table:table-row>
        <table:table-row table:style-name="ro2">
          <table:table-cell office:value-type="float" office:value="45349" calcext:value-type="float">
            <text:p>453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08]*-1" office:value-type="float" office:value="-0.318" calcext:value-type="float">
            <text:p>-0.318</text:p>
          </table:table-cell>
          <table:table-cell table:formula="of:=[.D908]*([.A908]-[.A907])+[.E907]" office:value-type="float" office:value="-14401.55" calcext:value-type="float">
            <text:p>-14401.6</text:p>
          </table:table-cell>
          <table:table-cell table:formula="of:=[.E908]/3600" office:value-type="float" office:value="-4.00043055555555" calcext:value-type="float">
            <text:p>-4.000</text:p>
          </table:table-cell>
          <table:table-cell table:number-columns-repeated="7"/>
        </table:table-row>
        <table:table-row table:style-name="ro2">
          <table:table-cell office:value-type="float" office:value="45399" calcext:value-type="float">
            <text:p>453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  <table:table-cell table:formula="of:=[.C909]*-1" office:value-type="float" office:value="-0.317" calcext:value-type="float">
            <text:p>-0.317</text:p>
          </table:table-cell>
          <table:table-cell table:formula="of:=[.D909]*([.A909]-[.A908])+[.E908]" office:value-type="float" office:value="-14417.4" calcext:value-type="float">
            <text:p>-14417.4</text:p>
          </table:table-cell>
          <table:table-cell table:formula="of:=[.E909]/3600" office:value-type="float" office:value="-4.00483333333333" calcext:value-type="float">
            <text:p>-4.005</text:p>
          </table:table-cell>
          <table:table-cell table:number-columns-repeated="7"/>
        </table:table-row>
        <table:table-row table:style-name="ro2">
          <table:table-cell office:value-type="float" office:value="45449" calcext:value-type="float">
            <text:p>454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10]*-1" office:value-type="float" office:value="-0.318" calcext:value-type="float">
            <text:p>-0.318</text:p>
          </table:table-cell>
          <table:table-cell table:formula="of:=[.D910]*([.A910]-[.A909])+[.E909]" office:value-type="float" office:value="-14433.3" calcext:value-type="float">
            <text:p>-14433.3</text:p>
          </table:table-cell>
          <table:table-cell table:formula="of:=[.E910]/3600" office:value-type="float" office:value="-4.00924999999999" calcext:value-type="float">
            <text:p>-4.009</text:p>
          </table:table-cell>
          <table:table-cell table:number-columns-repeated="7"/>
        </table:table-row>
        <table:table-row table:style-name="ro2">
          <table:table-cell office:value-type="float" office:value="45499" calcext:value-type="float">
            <text:p>454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11]*-1" office:value-type="float" office:value="-0.317" calcext:value-type="float">
            <text:p>-0.317</text:p>
          </table:table-cell>
          <table:table-cell table:formula="of:=[.D911]*([.A911]-[.A910])+[.E910]" office:value-type="float" office:value="-14449.15" calcext:value-type="float">
            <text:p>-14449.2</text:p>
          </table:table-cell>
          <table:table-cell table:formula="of:=[.E911]/3600" office:value-type="float" office:value="-4.01365277777777" calcext:value-type="float">
            <text:p>-4.014</text:p>
          </table:table-cell>
          <table:table-cell table:number-columns-repeated="7"/>
        </table:table-row>
        <table:table-row table:style-name="ro2">
          <table:table-cell office:value-type="float" office:value="45549" calcext:value-type="float">
            <text:p>455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  <table:table-cell table:formula="of:=[.C912]*-1" office:value-type="float" office:value="-0.317" calcext:value-type="float">
            <text:p>-0.317</text:p>
          </table:table-cell>
          <table:table-cell table:formula="of:=[.D912]*([.A912]-[.A911])+[.E911]" office:value-type="float" office:value="-14465" calcext:value-type="float">
            <text:p>-14465.0</text:p>
          </table:table-cell>
          <table:table-cell table:formula="of:=[.E912]/3600" office:value-type="float" office:value="-4.01805555555555" calcext:value-type="float">
            <text:p>-4.018</text:p>
          </table:table-cell>
          <table:table-cell table:number-columns-repeated="7"/>
        </table:table-row>
        <table:table-row table:style-name="ro2">
          <table:table-cell office:value-type="float" office:value="45599" calcext:value-type="float">
            <text:p>455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  <table:table-cell table:formula="of:=[.C913]*-1" office:value-type="float" office:value="-0.317" calcext:value-type="float">
            <text:p>-0.317</text:p>
          </table:table-cell>
          <table:table-cell table:formula="of:=[.D913]*([.A913]-[.A912])+[.E912]" office:value-type="float" office:value="-14480.85" calcext:value-type="float">
            <text:p>-14480.9</text:p>
          </table:table-cell>
          <table:table-cell table:formula="of:=[.E913]/3600" office:value-type="float" office:value="-4.02245833333333" calcext:value-type="float">
            <text:p>-4.022</text:p>
          </table:table-cell>
          <table:table-cell table:number-columns-repeated="7"/>
        </table:table-row>
        <table:table-row table:style-name="ro2">
          <table:table-cell office:value-type="float" office:value="45649" calcext:value-type="float">
            <text:p>456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14]*-1" office:value-type="float" office:value="-0.317" calcext:value-type="float">
            <text:p>-0.317</text:p>
          </table:table-cell>
          <table:table-cell table:formula="of:=[.D914]*([.A914]-[.A913])+[.E913]" office:value-type="float" office:value="-14496.7" calcext:value-type="float">
            <text:p>-14496.7</text:p>
          </table:table-cell>
          <table:table-cell table:formula="of:=[.E914]/3600" office:value-type="float" office:value="-4.0268611111111" calcext:value-type="float">
            <text:p>-4.027</text:p>
          </table:table-cell>
          <table:table-cell table:number-columns-repeated="7"/>
        </table:table-row>
        <table:table-row table:style-name="ro2">
          <table:table-cell office:value-type="float" office:value="45699" calcext:value-type="float">
            <text:p>456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15]*-1" office:value-type="float" office:value="-0.317" calcext:value-type="float">
            <text:p>-0.317</text:p>
          </table:table-cell>
          <table:table-cell table:formula="of:=[.D915]*([.A915]-[.A914])+[.E914]" office:value-type="float" office:value="-14512.55" calcext:value-type="float">
            <text:p>-14512.6</text:p>
          </table:table-cell>
          <table:table-cell table:formula="of:=[.E915]/3600" office:value-type="float" office:value="-4.03126388888888" calcext:value-type="float">
            <text:p>-4.031</text:p>
          </table:table-cell>
          <table:table-cell table:number-columns-repeated="7"/>
        </table:table-row>
        <table:table-row table:style-name="ro2">
          <table:table-cell office:value-type="float" office:value="45749" calcext:value-type="float">
            <text:p>457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16]*-1" office:value-type="float" office:value="-0.317" calcext:value-type="float">
            <text:p>-0.317</text:p>
          </table:table-cell>
          <table:table-cell table:formula="of:=[.D916]*([.A916]-[.A915])+[.E915]" office:value-type="float" office:value="-14528.4" calcext:value-type="float">
            <text:p>-14528.4</text:p>
          </table:table-cell>
          <table:table-cell table:formula="of:=[.E916]/3600" office:value-type="float" office:value="-4.03566666666666" calcext:value-type="float">
            <text:p>-4.036</text:p>
          </table:table-cell>
          <table:table-cell table:number-columns-repeated="7"/>
        </table:table-row>
        <table:table-row table:style-name="ro2">
          <table:table-cell office:value-type="float" office:value="45799" calcext:value-type="float">
            <text:p>457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6" calcext:value-type="float">
            <text:p>0.316</text:p>
          </table:table-cell>
          <table:table-cell table:formula="of:=[.C917]*-1" office:value-type="float" office:value="-0.316" calcext:value-type="float">
            <text:p>-0.316</text:p>
          </table:table-cell>
          <table:table-cell table:formula="of:=[.D917]*([.A917]-[.A916])+[.E916]" office:value-type="float" office:value="-14544.2" calcext:value-type="float">
            <text:p>-14544.2</text:p>
          </table:table-cell>
          <table:table-cell table:formula="of:=[.E917]/3600" office:value-type="float" office:value="-4.04005555555555" calcext:value-type="float">
            <text:p>-4.040</text:p>
          </table:table-cell>
          <table:table-cell table:number-columns-repeated="7"/>
        </table:table-row>
        <table:table-row table:style-name="ro2">
          <table:table-cell office:value-type="float" office:value="45849" calcext:value-type="float">
            <text:p>458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18]*-1" office:value-type="float" office:value="-0.318" calcext:value-type="float">
            <text:p>-0.318</text:p>
          </table:table-cell>
          <table:table-cell table:formula="of:=[.D918]*([.A918]-[.A917])+[.E917]" office:value-type="float" office:value="-14560.1" calcext:value-type="float">
            <text:p>-14560.1</text:p>
          </table:table-cell>
          <table:table-cell table:formula="of:=[.E918]/3600" office:value-type="float" office:value="-4.04447222222222" calcext:value-type="float">
            <text:p>-4.044</text:p>
          </table:table-cell>
          <table:table-cell table:number-columns-repeated="7"/>
        </table:table-row>
        <table:table-row table:style-name="ro2">
          <table:table-cell office:value-type="float" office:value="45899" calcext:value-type="float">
            <text:p>458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19]*-1" office:value-type="float" office:value="-0.318" calcext:value-type="float">
            <text:p>-0.318</text:p>
          </table:table-cell>
          <table:table-cell table:formula="of:=[.D919]*([.A919]-[.A918])+[.E918]" office:value-type="float" office:value="-14576" calcext:value-type="float">
            <text:p>-14576.0</text:p>
          </table:table-cell>
          <table:table-cell table:formula="of:=[.E919]/3600" office:value-type="float" office:value="-4.04888888888888" calcext:value-type="float">
            <text:p>-4.049</text:p>
          </table:table-cell>
          <table:table-cell table:number-columns-repeated="7"/>
        </table:table-row>
        <table:table-row table:style-name="ro2">
          <table:table-cell office:value-type="float" office:value="45949" calcext:value-type="float">
            <text:p>459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20]*-1" office:value-type="float" office:value="-0.317" calcext:value-type="float">
            <text:p>-0.317</text:p>
          </table:table-cell>
          <table:table-cell table:formula="of:=[.D920]*([.A920]-[.A919])+[.E919]" office:value-type="float" office:value="-14591.85" calcext:value-type="float">
            <text:p>-14591.9</text:p>
          </table:table-cell>
          <table:table-cell table:formula="of:=[.E920]/3600" office:value-type="float" office:value="-4.05329166666666" calcext:value-type="float">
            <text:p>-4.053</text:p>
          </table:table-cell>
          <table:table-cell table:number-columns-repeated="7"/>
        </table:table-row>
        <table:table-row table:style-name="ro2">
          <table:table-cell office:value-type="float" office:value="45999" calcext:value-type="float">
            <text:p>459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21]*-1" office:value-type="float" office:value="-0.318" calcext:value-type="float">
            <text:p>-0.318</text:p>
          </table:table-cell>
          <table:table-cell table:formula="of:=[.D921]*([.A921]-[.A920])+[.E920]" office:value-type="float" office:value="-14607.75" calcext:value-type="float">
            <text:p>-14607.8</text:p>
          </table:table-cell>
          <table:table-cell table:formula="of:=[.E921]/3600" office:value-type="float" office:value="-4.05770833333333" calcext:value-type="float">
            <text:p>-4.058</text:p>
          </table:table-cell>
          <table:table-cell table:number-columns-repeated="7"/>
        </table:table-row>
        <table:table-row table:style-name="ro2">
          <table:table-cell office:value-type="float" office:value="46049" calcext:value-type="float">
            <text:p>460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9" calcext:value-type="float">
            <text:p>0.319</text:p>
          </table:table-cell>
          <table:table-cell table:formula="of:=[.C922]*-1" office:value-type="float" office:value="-0.319" calcext:value-type="float">
            <text:p>-0.319</text:p>
          </table:table-cell>
          <table:table-cell table:formula="of:=[.D922]*([.A922]-[.A921])+[.E921]" office:value-type="float" office:value="-14623.7" calcext:value-type="float">
            <text:p>-14623.7</text:p>
          </table:table-cell>
          <table:table-cell table:formula="of:=[.E922]/3600" office:value-type="float" office:value="-4.06213888888888" calcext:value-type="float">
            <text:p>-4.062</text:p>
          </table:table-cell>
          <table:table-cell table:number-columns-repeated="7"/>
        </table:table-row>
        <table:table-row table:style-name="ro2">
          <table:table-cell office:value-type="float" office:value="46099" calcext:value-type="float">
            <text:p>460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23]*-1" office:value-type="float" office:value="-0.317" calcext:value-type="float">
            <text:p>-0.317</text:p>
          </table:table-cell>
          <table:table-cell table:formula="of:=[.D923]*([.A923]-[.A922])+[.E922]" office:value-type="float" office:value="-14639.55" calcext:value-type="float">
            <text:p>-14639.6</text:p>
          </table:table-cell>
          <table:table-cell table:formula="of:=[.E923]/3600" office:value-type="float" office:value="-4.06654166666666" calcext:value-type="float">
            <text:p>-4.067</text:p>
          </table:table-cell>
          <table:table-cell table:number-columns-repeated="7"/>
        </table:table-row>
        <table:table-row table:style-name="ro2">
          <table:table-cell office:value-type="float" office:value="46149" calcext:value-type="float">
            <text:p>461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24]*-1" office:value-type="float" office:value="-0.318" calcext:value-type="float">
            <text:p>-0.318</text:p>
          </table:table-cell>
          <table:table-cell table:formula="of:=[.D924]*([.A924]-[.A923])+[.E923]" office:value-type="float" office:value="-14655.45" calcext:value-type="float">
            <text:p>-14655.5</text:p>
          </table:table-cell>
          <table:table-cell table:formula="of:=[.E924]/3600" office:value-type="float" office:value="-4.07095833333333" calcext:value-type="float">
            <text:p>-4.071</text:p>
          </table:table-cell>
          <table:table-cell table:number-columns-repeated="7"/>
        </table:table-row>
        <table:table-row table:style-name="ro2">
          <table:table-cell office:value-type="float" office:value="46199" calcext:value-type="float">
            <text:p>461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25]*-1" office:value-type="float" office:value="-0.317" calcext:value-type="float">
            <text:p>-0.317</text:p>
          </table:table-cell>
          <table:table-cell table:formula="of:=[.D925]*([.A925]-[.A924])+[.E924]" office:value-type="float" office:value="-14671.3" calcext:value-type="float">
            <text:p>-14671.3</text:p>
          </table:table-cell>
          <table:table-cell table:formula="of:=[.E925]/3600" office:value-type="float" office:value="-4.0753611111111" calcext:value-type="float">
            <text:p>-4.075</text:p>
          </table:table-cell>
          <table:table-cell table:number-columns-repeated="7"/>
        </table:table-row>
        <table:table-row table:style-name="ro2">
          <table:table-cell office:value-type="float" office:value="46249" calcext:value-type="float">
            <text:p>462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26]*-1" office:value-type="float" office:value="-0.318" calcext:value-type="float">
            <text:p>-0.318</text:p>
          </table:table-cell>
          <table:table-cell table:formula="of:=[.D926]*([.A926]-[.A925])+[.E925]" office:value-type="float" office:value="-14687.2" calcext:value-type="float">
            <text:p>-14687.2</text:p>
          </table:table-cell>
          <table:table-cell table:formula="of:=[.E926]/3600" office:value-type="float" office:value="-4.07977777777777" calcext:value-type="float">
            <text:p>-4.080</text:p>
          </table:table-cell>
          <table:table-cell table:number-columns-repeated="7"/>
        </table:table-row>
        <table:table-row table:style-name="ro2">
          <table:table-cell office:value-type="float" office:value="46299" calcext:value-type="float">
            <text:p>462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27]*-1" office:value-type="float" office:value="-0.317" calcext:value-type="float">
            <text:p>-0.317</text:p>
          </table:table-cell>
          <table:table-cell table:formula="of:=[.D927]*([.A927]-[.A926])+[.E926]" office:value-type="float" office:value="-14703.05" calcext:value-type="float">
            <text:p>-14703.1</text:p>
          </table:table-cell>
          <table:table-cell table:formula="of:=[.E927]/3600" office:value-type="float" office:value="-4.08418055555555" calcext:value-type="float">
            <text:p>-4.084</text:p>
          </table:table-cell>
          <table:table-cell table:number-columns-repeated="7"/>
        </table:table-row>
        <table:table-row table:style-name="ro2">
          <table:table-cell office:value-type="float" office:value="46349" calcext:value-type="float">
            <text:p>463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28]*-1" office:value-type="float" office:value="-0.318" calcext:value-type="float">
            <text:p>-0.318</text:p>
          </table:table-cell>
          <table:table-cell table:formula="of:=[.D928]*([.A928]-[.A927])+[.E927]" office:value-type="float" office:value="-14718.95" calcext:value-type="float">
            <text:p>-14719.0</text:p>
          </table:table-cell>
          <table:table-cell table:formula="of:=[.E928]/3600" office:value-type="float" office:value="-4.08859722222222" calcext:value-type="float">
            <text:p>-4.089</text:p>
          </table:table-cell>
          <table:table-cell table:number-columns-repeated="7"/>
        </table:table-row>
        <table:table-row table:style-name="ro2">
          <table:table-cell office:value-type="float" office:value="46399" calcext:value-type="float">
            <text:p>463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9" calcext:value-type="float">
            <text:p>0.319</text:p>
          </table:table-cell>
          <table:table-cell table:formula="of:=[.C929]*-1" office:value-type="float" office:value="-0.319" calcext:value-type="float">
            <text:p>-0.319</text:p>
          </table:table-cell>
          <table:table-cell table:formula="of:=[.D929]*([.A929]-[.A928])+[.E928]" office:value-type="float" office:value="-14734.9" calcext:value-type="float">
            <text:p>-14734.9</text:p>
          </table:table-cell>
          <table:table-cell table:formula="of:=[.E929]/3600" office:value-type="float" office:value="-4.09302777777777" calcext:value-type="float">
            <text:p>-4.093</text:p>
          </table:table-cell>
          <table:table-cell table:number-columns-repeated="7"/>
        </table:table-row>
        <table:table-row table:style-name="ro2">
          <table:table-cell office:value-type="float" office:value="46449" calcext:value-type="float">
            <text:p>464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30]*-1" office:value-type="float" office:value="-0.317" calcext:value-type="float">
            <text:p>-0.317</text:p>
          </table:table-cell>
          <table:table-cell table:formula="of:=[.D930]*([.A930]-[.A929])+[.E929]" office:value-type="float" office:value="-14750.75" calcext:value-type="float">
            <text:p>-14750.8</text:p>
          </table:table-cell>
          <table:table-cell table:formula="of:=[.E930]/3600" office:value-type="float" office:value="-4.09743055555555" calcext:value-type="float">
            <text:p>-4.097</text:p>
          </table:table-cell>
          <table:table-cell table:number-columns-repeated="7"/>
        </table:table-row>
        <table:table-row table:style-name="ro2">
          <table:table-cell office:value-type="float" office:value="46499" calcext:value-type="float">
            <text:p>46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31]*-1" office:value-type="float" office:value="-0.317" calcext:value-type="float">
            <text:p>-0.317</text:p>
          </table:table-cell>
          <table:table-cell table:formula="of:=[.D931]*([.A931]-[.A930])+[.E930]" office:value-type="float" office:value="-14766.6" calcext:value-type="float">
            <text:p>-14766.6</text:p>
          </table:table-cell>
          <table:table-cell table:formula="of:=[.E931]/3600" office:value-type="float" office:value="-4.10183333333333" calcext:value-type="float">
            <text:p>-4.102</text:p>
          </table:table-cell>
          <table:table-cell table:number-columns-repeated="7"/>
        </table:table-row>
        <table:table-row table:style-name="ro2">
          <table:table-cell office:value-type="float" office:value="46549" calcext:value-type="float">
            <text:p>465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32]*-1" office:value-type="float" office:value="-0.318" calcext:value-type="float">
            <text:p>-0.318</text:p>
          </table:table-cell>
          <table:table-cell table:formula="of:=[.D932]*([.A932]-[.A931])+[.E931]" office:value-type="float" office:value="-14782.5" calcext:value-type="float">
            <text:p>-14782.5</text:p>
          </table:table-cell>
          <table:table-cell table:formula="of:=[.E932]/3600" office:value-type="float" office:value="-4.10624999999999" calcext:value-type="float">
            <text:p>-4.106</text:p>
          </table:table-cell>
          <table:table-cell table:number-columns-repeated="7"/>
        </table:table-row>
        <table:table-row table:style-name="ro2">
          <table:table-cell office:value-type="float" office:value="46599" calcext:value-type="float">
            <text:p>465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33]*-1" office:value-type="float" office:value="-0.318" calcext:value-type="float">
            <text:p>-0.318</text:p>
          </table:table-cell>
          <table:table-cell table:formula="of:=[.D933]*([.A933]-[.A932])+[.E932]" office:value-type="float" office:value="-14798.4" calcext:value-type="float">
            <text:p>-14798.4</text:p>
          </table:table-cell>
          <table:table-cell table:formula="of:=[.E933]/3600" office:value-type="float" office:value="-4.11066666666666" calcext:value-type="float">
            <text:p>-4.111</text:p>
          </table:table-cell>
          <table:table-cell table:number-columns-repeated="7"/>
        </table:table-row>
        <table:table-row table:style-name="ro2">
          <table:table-cell office:value-type="float" office:value="46649" calcext:value-type="float">
            <text:p>466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34]*-1" office:value-type="float" office:value="-0.318" calcext:value-type="float">
            <text:p>-0.318</text:p>
          </table:table-cell>
          <table:table-cell table:formula="of:=[.D934]*([.A934]-[.A933])+[.E933]" office:value-type="float" office:value="-14814.3" calcext:value-type="float">
            <text:p>-14814.3</text:p>
          </table:table-cell>
          <table:table-cell table:formula="of:=[.E934]/3600" office:value-type="float" office:value="-4.11508333333333" calcext:value-type="float">
            <text:p>-4.115</text:p>
          </table:table-cell>
          <table:table-cell table:number-columns-repeated="7"/>
        </table:table-row>
        <table:table-row table:style-name="ro2">
          <table:table-cell office:value-type="float" office:value="46699" calcext:value-type="float">
            <text:p>466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35]*-1" office:value-type="float" office:value="-0.317" calcext:value-type="float">
            <text:p>-0.317</text:p>
          </table:table-cell>
          <table:table-cell table:formula="of:=[.D935]*([.A935]-[.A934])+[.E934]" office:value-type="float" office:value="-14830.15" calcext:value-type="float">
            <text:p>-14830.2</text:p>
          </table:table-cell>
          <table:table-cell table:formula="of:=[.E935]/3600" office:value-type="float" office:value="-4.1194861111111" calcext:value-type="float">
            <text:p>-4.119</text:p>
          </table:table-cell>
          <table:table-cell table:number-columns-repeated="7"/>
        </table:table-row>
        <table:table-row table:style-name="ro2">
          <table:table-cell office:value-type="float" office:value="46749" calcext:value-type="float">
            <text:p>467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6" calcext:value-type="float">
            <text:p>0.316</text:p>
          </table:table-cell>
          <table:table-cell table:formula="of:=[.C936]*-1" office:value-type="float" office:value="-0.316" calcext:value-type="float">
            <text:p>-0.316</text:p>
          </table:table-cell>
          <table:table-cell table:formula="of:=[.D936]*([.A936]-[.A935])+[.E935]" office:value-type="float" office:value="-14845.95" calcext:value-type="float">
            <text:p>-14846.0</text:p>
          </table:table-cell>
          <table:table-cell table:formula="of:=[.E936]/3600" office:value-type="float" office:value="-4.12387499999999" calcext:value-type="float">
            <text:p>-4.124</text:p>
          </table:table-cell>
          <table:table-cell table:number-columns-repeated="7"/>
        </table:table-row>
        <table:table-row table:style-name="ro2">
          <table:table-cell office:value-type="float" office:value="46799" calcext:value-type="float">
            <text:p>46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37]*-1" office:value-type="float" office:value="-0.319" calcext:value-type="float">
            <text:p>-0.319</text:p>
          </table:table-cell>
          <table:table-cell table:formula="of:=[.D937]*([.A937]-[.A936])+[.E936]" office:value-type="float" office:value="-14861.9" calcext:value-type="float">
            <text:p>-14861.9</text:p>
          </table:table-cell>
          <table:table-cell table:formula="of:=[.E937]/3600" office:value-type="float" office:value="-4.12830555555555" calcext:value-type="float">
            <text:p>-4.128</text:p>
          </table:table-cell>
          <table:table-cell table:number-columns-repeated="7"/>
        </table:table-row>
        <table:table-row table:style-name="ro2">
          <table:table-cell office:value-type="float" office:value="46849" calcext:value-type="float">
            <text:p>468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38]*-1" office:value-type="float" office:value="-0.318" calcext:value-type="float">
            <text:p>-0.318</text:p>
          </table:table-cell>
          <table:table-cell table:formula="of:=[.D938]*([.A938]-[.A937])+[.E937]" office:value-type="float" office:value="-14877.8" calcext:value-type="float">
            <text:p>-14877.8</text:p>
          </table:table-cell>
          <table:table-cell table:formula="of:=[.E938]/3600" office:value-type="float" office:value="-4.13272222222222" calcext:value-type="float">
            <text:p>-4.133</text:p>
          </table:table-cell>
          <table:table-cell table:number-columns-repeated="7"/>
        </table:table-row>
        <table:table-row table:style-name="ro2">
          <table:table-cell office:value-type="float" office:value="46899" calcext:value-type="float">
            <text:p>46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39]*-1" office:value-type="float" office:value="-0.319" calcext:value-type="float">
            <text:p>-0.319</text:p>
          </table:table-cell>
          <table:table-cell table:formula="of:=[.D939]*([.A939]-[.A938])+[.E938]" office:value-type="float" office:value="-14893.75" calcext:value-type="float">
            <text:p>-14893.8</text:p>
          </table:table-cell>
          <table:table-cell table:formula="of:=[.E939]/3600" office:value-type="float" office:value="-4.13715277777777" calcext:value-type="float">
            <text:p>-4.137</text:p>
          </table:table-cell>
          <table:table-cell table:number-columns-repeated="7"/>
        </table:table-row>
        <table:table-row table:style-name="ro2">
          <table:table-cell office:value-type="float" office:value="46949" calcext:value-type="float">
            <text:p>469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40]*-1" office:value-type="float" office:value="-0.318" calcext:value-type="float">
            <text:p>-0.318</text:p>
          </table:table-cell>
          <table:table-cell table:formula="of:=[.D940]*([.A940]-[.A939])+[.E939]" office:value-type="float" office:value="-14909.65" calcext:value-type="float">
            <text:p>-14909.7</text:p>
          </table:table-cell>
          <table:table-cell table:formula="of:=[.E940]/3600" office:value-type="float" office:value="-4.14156944444444" calcext:value-type="float">
            <text:p>-4.142</text:p>
          </table:table-cell>
          <table:table-cell table:number-columns-repeated="7"/>
        </table:table-row>
        <table:table-row table:style-name="ro2">
          <table:table-cell office:value-type="float" office:value="46999" calcext:value-type="float">
            <text:p>469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41]*-1" office:value-type="float" office:value="-0.318" calcext:value-type="float">
            <text:p>-0.318</text:p>
          </table:table-cell>
          <table:table-cell table:formula="of:=[.D941]*([.A941]-[.A940])+[.E940]" office:value-type="float" office:value="-14925.55" calcext:value-type="float">
            <text:p>-14925.6</text:p>
          </table:table-cell>
          <table:table-cell table:formula="of:=[.E941]/3600" office:value-type="float" office:value="-4.1459861111111" calcext:value-type="float">
            <text:p>-4.146</text:p>
          </table:table-cell>
          <table:table-cell table:number-columns-repeated="7"/>
        </table:table-row>
        <table:table-row table:style-name="ro2">
          <table:table-cell office:value-type="float" office:value="47049" calcext:value-type="float">
            <text:p>470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42]*-1" office:value-type="float" office:value="-0.318" calcext:value-type="float">
            <text:p>-0.318</text:p>
          </table:table-cell>
          <table:table-cell table:formula="of:=[.D942]*([.A942]-[.A941])+[.E941]" office:value-type="float" office:value="-14941.45" calcext:value-type="float">
            <text:p>-14941.5</text:p>
          </table:table-cell>
          <table:table-cell table:formula="of:=[.E942]/3600" office:value-type="float" office:value="-4.15040277777777" calcext:value-type="float">
            <text:p>-4.150</text:p>
          </table:table-cell>
          <table:table-cell table:number-columns-repeated="7"/>
        </table:table-row>
        <table:table-row table:style-name="ro2">
          <table:table-cell office:value-type="float" office:value="47099" calcext:value-type="float">
            <text:p>47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43]*-1" office:value-type="float" office:value="-0.317" calcext:value-type="float">
            <text:p>-0.317</text:p>
          </table:table-cell>
          <table:table-cell table:formula="of:=[.D943]*([.A943]-[.A942])+[.E942]" office:value-type="float" office:value="-14957.3" calcext:value-type="float">
            <text:p>-14957.3</text:p>
          </table:table-cell>
          <table:table-cell table:formula="of:=[.E943]/3600" office:value-type="float" office:value="-4.15480555555555" calcext:value-type="float">
            <text:p>-4.155</text:p>
          </table:table-cell>
          <table:table-cell table:number-columns-repeated="7"/>
        </table:table-row>
        <table:table-row table:style-name="ro2">
          <table:table-cell office:value-type="float" office:value="47149" calcext:value-type="float">
            <text:p>471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44]*-1" office:value-type="float" office:value="-0.319" calcext:value-type="float">
            <text:p>-0.319</text:p>
          </table:table-cell>
          <table:table-cell table:formula="of:=[.D944]*([.A944]-[.A943])+[.E943]" office:value-type="float" office:value="-14973.25" calcext:value-type="float">
            <text:p>-14973.3</text:p>
          </table:table-cell>
          <table:table-cell table:formula="of:=[.E944]/3600" office:value-type="float" office:value="-4.1592361111111" calcext:value-type="float">
            <text:p>-4.159</text:p>
          </table:table-cell>
          <table:table-cell table:number-columns-repeated="7"/>
        </table:table-row>
        <table:table-row table:style-name="ro2">
          <table:table-cell office:value-type="float" office:value="47199" calcext:value-type="float">
            <text:p>471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45]*-1" office:value-type="float" office:value="-0.318" calcext:value-type="float">
            <text:p>-0.318</text:p>
          </table:table-cell>
          <table:table-cell table:formula="of:=[.D945]*([.A945]-[.A944])+[.E944]" office:value-type="float" office:value="-14989.15" calcext:value-type="float">
            <text:p>-14989.2</text:p>
          </table:table-cell>
          <table:table-cell table:formula="of:=[.E945]/3600" office:value-type="float" office:value="-4.16365277777777" calcext:value-type="float">
            <text:p>-4.164</text:p>
          </table:table-cell>
          <table:table-cell table:number-columns-repeated="7"/>
        </table:table-row>
        <table:table-row table:style-name="ro2">
          <table:table-cell office:value-type="float" office:value="47249" calcext:value-type="float">
            <text:p>472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46]*-1" office:value-type="float" office:value="-0.317" calcext:value-type="float">
            <text:p>-0.317</text:p>
          </table:table-cell>
          <table:table-cell table:formula="of:=[.D946]*([.A946]-[.A945])+[.E945]" office:value-type="float" office:value="-15005" calcext:value-type="float">
            <text:p>-15005.0</text:p>
          </table:table-cell>
          <table:table-cell table:formula="of:=[.E946]/3600" office:value-type="float" office:value="-4.16805555555555" calcext:value-type="float">
            <text:p>-4.168</text:p>
          </table:table-cell>
          <table:table-cell table:number-columns-repeated="7"/>
        </table:table-row>
        <table:table-row table:style-name="ro2">
          <table:table-cell office:value-type="float" office:value="47299" calcext:value-type="float">
            <text:p>47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47]*-1" office:value-type="float" office:value="-0.319" calcext:value-type="float">
            <text:p>-0.319</text:p>
          </table:table-cell>
          <table:table-cell table:formula="of:=[.D947]*([.A947]-[.A946])+[.E946]" office:value-type="float" office:value="-15020.95" calcext:value-type="float">
            <text:p>-15021.0</text:p>
          </table:table-cell>
          <table:table-cell table:formula="of:=[.E947]/3600" office:value-type="float" office:value="-4.1724861111111" calcext:value-type="float">
            <text:p>-4.172</text:p>
          </table:table-cell>
          <table:table-cell table:number-columns-repeated="7"/>
        </table:table-row>
        <table:table-row table:style-name="ro2">
          <table:table-cell office:value-type="float" office:value="47349" calcext:value-type="float">
            <text:p>473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48]*-1" office:value-type="float" office:value="-0.317" calcext:value-type="float">
            <text:p>-0.317</text:p>
          </table:table-cell>
          <table:table-cell table:formula="of:=[.D948]*([.A948]-[.A947])+[.E947]" office:value-type="float" office:value="-15036.8" calcext:value-type="float">
            <text:p>-15036.8</text:p>
          </table:table-cell>
          <table:table-cell table:formula="of:=[.E948]/3600" office:value-type="float" office:value="-4.17688888888888" calcext:value-type="float">
            <text:p>-4.177</text:p>
          </table:table-cell>
          <table:table-cell table:number-columns-repeated="7"/>
        </table:table-row>
        <table:table-row table:style-name="ro2">
          <table:table-cell office:value-type="float" office:value="47399" calcext:value-type="float">
            <text:p>473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49]*-1" office:value-type="float" office:value="-0.318" calcext:value-type="float">
            <text:p>-0.318</text:p>
          </table:table-cell>
          <table:table-cell table:formula="of:=[.D949]*([.A949]-[.A948])+[.E948]" office:value-type="float" office:value="-15052.7" calcext:value-type="float">
            <text:p>-15052.7</text:p>
          </table:table-cell>
          <table:table-cell table:formula="of:=[.E949]/3600" office:value-type="float" office:value="-4.18130555555555" calcext:value-type="float">
            <text:p>-4.181</text:p>
          </table:table-cell>
          <table:table-cell table:number-columns-repeated="7"/>
        </table:table-row>
        <table:table-row table:style-name="ro2">
          <table:table-cell office:value-type="float" office:value="47449" calcext:value-type="float">
            <text:p>474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50]*-1" office:value-type="float" office:value="-0.318" calcext:value-type="float">
            <text:p>-0.318</text:p>
          </table:table-cell>
          <table:table-cell table:formula="of:=[.D950]*([.A950]-[.A949])+[.E949]" office:value-type="float" office:value="-15068.6" calcext:value-type="float">
            <text:p>-15068.6</text:p>
          </table:table-cell>
          <table:table-cell table:formula="of:=[.E950]/3600" office:value-type="float" office:value="-4.18572222222222" calcext:value-type="float">
            <text:p>-4.186</text:p>
          </table:table-cell>
          <table:table-cell table:number-columns-repeated="7"/>
        </table:table-row>
        <table:table-row table:style-name="ro2">
          <table:table-cell office:value-type="float" office:value="47499" calcext:value-type="float">
            <text:p>47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51]*-1" office:value-type="float" office:value="-0.317" calcext:value-type="float">
            <text:p>-0.317</text:p>
          </table:table-cell>
          <table:table-cell table:formula="of:=[.D951]*([.A951]-[.A950])+[.E950]" office:value-type="float" office:value="-15084.45" calcext:value-type="float">
            <text:p>-15084.5</text:p>
          </table:table-cell>
          <table:table-cell table:formula="of:=[.E951]/3600" office:value-type="float" office:value="-4.19012499999999" calcext:value-type="float">
            <text:p>-4.190</text:p>
          </table:table-cell>
          <table:table-cell table:number-columns-repeated="7"/>
        </table:table-row>
        <table:table-row table:style-name="ro2">
          <table:table-cell office:value-type="float" office:value="47549" calcext:value-type="float">
            <text:p>475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52]*-1" office:value-type="float" office:value="-0.317" calcext:value-type="float">
            <text:p>-0.317</text:p>
          </table:table-cell>
          <table:table-cell table:formula="of:=[.D952]*([.A952]-[.A951])+[.E951]" office:value-type="float" office:value="-15100.3" calcext:value-type="float">
            <text:p>-15100.3</text:p>
          </table:table-cell>
          <table:table-cell table:formula="of:=[.E952]/3600" office:value-type="float" office:value="-4.19452777777777" calcext:value-type="float">
            <text:p>-4.195</text:p>
          </table:table-cell>
          <table:table-cell table:number-columns-repeated="7"/>
        </table:table-row>
        <table:table-row table:style-name="ro2">
          <table:table-cell office:value-type="float" office:value="47599" calcext:value-type="float">
            <text:p>475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53]*-1" office:value-type="float" office:value="-0.319" calcext:value-type="float">
            <text:p>-0.319</text:p>
          </table:table-cell>
          <table:table-cell table:formula="of:=[.D953]*([.A953]-[.A952])+[.E952]" office:value-type="float" office:value="-15116.25" calcext:value-type="float">
            <text:p>-15116.3</text:p>
          </table:table-cell>
          <table:table-cell table:formula="of:=[.E953]/3600" office:value-type="float" office:value="-4.19895833333333" calcext:value-type="float">
            <text:p>-4.199</text:p>
          </table:table-cell>
          <table:table-cell table:number-columns-repeated="7"/>
        </table:table-row>
        <table:table-row table:style-name="ro2">
          <table:table-cell office:value-type="float" office:value="47649" calcext:value-type="float">
            <text:p>476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54]*-1" office:value-type="float" office:value="-0.319" calcext:value-type="float">
            <text:p>-0.319</text:p>
          </table:table-cell>
          <table:table-cell table:formula="of:=[.D954]*([.A954]-[.A953])+[.E953]" office:value-type="float" office:value="-15132.2" calcext:value-type="float">
            <text:p>-15132.2</text:p>
          </table:table-cell>
          <table:table-cell table:formula="of:=[.E954]/3600" office:value-type="float" office:value="-4.20338888888888" calcext:value-type="float">
            <text:p>-4.203</text:p>
          </table:table-cell>
          <table:table-cell table:number-columns-repeated="7"/>
        </table:table-row>
        <table:table-row table:style-name="ro2">
          <table:table-cell office:value-type="float" office:value="47699" calcext:value-type="float">
            <text:p>476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55]*-1" office:value-type="float" office:value="-0.317" calcext:value-type="float">
            <text:p>-0.317</text:p>
          </table:table-cell>
          <table:table-cell table:formula="of:=[.D955]*([.A955]-[.A954])+[.E954]" office:value-type="float" office:value="-15148.05" calcext:value-type="float">
            <text:p>-15148.1</text:p>
          </table:table-cell>
          <table:table-cell table:formula="of:=[.E955]/3600" office:value-type="float" office:value="-4.20779166666666" calcext:value-type="float">
            <text:p>-4.208</text:p>
          </table:table-cell>
          <table:table-cell table:number-columns-repeated="7"/>
        </table:table-row>
        <table:table-row table:style-name="ro2">
          <table:table-cell office:value-type="float" office:value="47749" calcext:value-type="float">
            <text:p>477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56]*-1" office:value-type="float" office:value="-0.318" calcext:value-type="float">
            <text:p>-0.318</text:p>
          </table:table-cell>
          <table:table-cell table:formula="of:=[.D956]*([.A956]-[.A955])+[.E955]" office:value-type="float" office:value="-15163.95" calcext:value-type="float">
            <text:p>-15164.0</text:p>
          </table:table-cell>
          <table:table-cell table:formula="of:=[.E956]/3600" office:value-type="float" office:value="-4.21220833333333" calcext:value-type="float">
            <text:p>-4.212</text:p>
          </table:table-cell>
          <table:table-cell table:number-columns-repeated="7"/>
        </table:table-row>
        <table:table-row table:style-name="ro2">
          <table:table-cell office:value-type="float" office:value="47799" calcext:value-type="float">
            <text:p>47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57]*-1" office:value-type="float" office:value="-0.319" calcext:value-type="float">
            <text:p>-0.319</text:p>
          </table:table-cell>
          <table:table-cell table:formula="of:=[.D957]*([.A957]-[.A956])+[.E956]" office:value-type="float" office:value="-15179.9" calcext:value-type="float">
            <text:p>-15179.9</text:p>
          </table:table-cell>
          <table:table-cell table:formula="of:=[.E957]/3600" office:value-type="float" office:value="-4.21663888888888" calcext:value-type="float">
            <text:p>-4.217</text:p>
          </table:table-cell>
          <table:table-cell table:number-columns-repeated="7"/>
        </table:table-row>
        <table:table-row table:style-name="ro2">
          <table:table-cell office:value-type="float" office:value="47849" calcext:value-type="float">
            <text:p>478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58]*-1" office:value-type="float" office:value="-0.317" calcext:value-type="float">
            <text:p>-0.317</text:p>
          </table:table-cell>
          <table:table-cell table:formula="of:=[.D958]*([.A958]-[.A957])+[.E957]" office:value-type="float" office:value="-15195.75" calcext:value-type="float">
            <text:p>-15195.8</text:p>
          </table:table-cell>
          <table:table-cell table:formula="of:=[.E958]/3600" office:value-type="float" office:value="-4.22104166666666" calcext:value-type="float">
            <text:p>-4.221</text:p>
          </table:table-cell>
          <table:table-cell table:number-columns-repeated="7"/>
        </table:table-row>
        <table:table-row table:style-name="ro2">
          <table:table-cell office:value-type="float" office:value="47899" calcext:value-type="float">
            <text:p>47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59]*-1" office:value-type="float" office:value="-0.318" calcext:value-type="float">
            <text:p>-0.318</text:p>
          </table:table-cell>
          <table:table-cell table:formula="of:=[.D959]*([.A959]-[.A958])+[.E958]" office:value-type="float" office:value="-15211.65" calcext:value-type="float">
            <text:p>-15211.7</text:p>
          </table:table-cell>
          <table:table-cell table:formula="of:=[.E959]/3600" office:value-type="float" office:value="-4.22545833333333" calcext:value-type="float">
            <text:p>-4.225</text:p>
          </table:table-cell>
          <table:table-cell table:number-columns-repeated="7"/>
        </table:table-row>
        <table:table-row table:style-name="ro2">
          <table:table-cell office:value-type="float" office:value="47949" calcext:value-type="float">
            <text:p>479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60]*-1" office:value-type="float" office:value="-0.317" calcext:value-type="float">
            <text:p>-0.317</text:p>
          </table:table-cell>
          <table:table-cell table:formula="of:=[.D960]*([.A960]-[.A959])+[.E959]" office:value-type="float" office:value="-15227.5" calcext:value-type="float">
            <text:p>-15227.5</text:p>
          </table:table-cell>
          <table:table-cell table:formula="of:=[.E960]/3600" office:value-type="float" office:value="-4.22986111111111" calcext:value-type="float">
            <text:p>-4.230</text:p>
          </table:table-cell>
          <table:table-cell table:number-columns-repeated="7"/>
        </table:table-row>
        <table:table-row table:style-name="ro2">
          <table:table-cell office:value-type="float" office:value="47999" calcext:value-type="float">
            <text:p>47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1]*-1" office:value-type="float" office:value="-0.318" calcext:value-type="float">
            <text:p>-0.318</text:p>
          </table:table-cell>
          <table:table-cell table:formula="of:=[.D961]*([.A961]-[.A960])+[.E960]" office:value-type="float" office:value="-15243.4" calcext:value-type="float">
            <text:p>-15243.4</text:p>
          </table:table-cell>
          <table:table-cell table:formula="of:=[.E961]/3600" office:value-type="float" office:value="-4.23427777777777" calcext:value-type="float">
            <text:p>-4.234</text:p>
          </table:table-cell>
          <table:table-cell table:number-columns-repeated="7"/>
        </table:table-row>
        <table:table-row table:style-name="ro2">
          <table:table-cell office:value-type="float" office:value="48049" calcext:value-type="float">
            <text:p>480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2]*-1" office:value-type="float" office:value="-0.318" calcext:value-type="float">
            <text:p>-0.318</text:p>
          </table:table-cell>
          <table:table-cell table:formula="of:=[.D962]*([.A962]-[.A961])+[.E961]" office:value-type="float" office:value="-15259.3" calcext:value-type="float">
            <text:p>-15259.3</text:p>
          </table:table-cell>
          <table:table-cell table:formula="of:=[.E962]/3600" office:value-type="float" office:value="-4.23869444444444" calcext:value-type="float">
            <text:p>-4.239</text:p>
          </table:table-cell>
          <table:table-cell table:number-columns-repeated="7"/>
        </table:table-row>
        <table:table-row table:style-name="ro2">
          <table:table-cell office:value-type="float" office:value="48099" calcext:value-type="float">
            <text:p>48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63]*-1" office:value-type="float" office:value="-0.317" calcext:value-type="float">
            <text:p>-0.317</text:p>
          </table:table-cell>
          <table:table-cell table:formula="of:=[.D963]*([.A963]-[.A962])+[.E962]" office:value-type="float" office:value="-15275.15" calcext:value-type="float">
            <text:p>-15275.2</text:p>
          </table:table-cell>
          <table:table-cell table:formula="of:=[.E963]/3600" office:value-type="float" office:value="-4.24309722222222" calcext:value-type="float">
            <text:p>-4.243</text:p>
          </table:table-cell>
          <table:table-cell table:number-columns-repeated="7"/>
        </table:table-row>
        <table:table-row table:style-name="ro2">
          <table:table-cell office:value-type="float" office:value="48149" calcext:value-type="float">
            <text:p>481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64]*-1" office:value-type="float" office:value="-0.317" calcext:value-type="float">
            <text:p>-0.317</text:p>
          </table:table-cell>
          <table:table-cell table:formula="of:=[.D964]*([.A964]-[.A963])+[.E963]" office:value-type="float" office:value="-15291" calcext:value-type="float">
            <text:p>-15291.0</text:p>
          </table:table-cell>
          <table:table-cell table:formula="of:=[.E964]/3600" office:value-type="float" office:value="-4.24749999999999" calcext:value-type="float">
            <text:p>-4.247</text:p>
          </table:table-cell>
          <table:table-cell table:number-columns-repeated="7"/>
        </table:table-row>
        <table:table-row table:style-name="ro2">
          <table:table-cell office:value-type="float" office:value="48199" calcext:value-type="float">
            <text:p>481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65]*-1" office:value-type="float" office:value="-0.317" calcext:value-type="float">
            <text:p>-0.317</text:p>
          </table:table-cell>
          <table:table-cell table:formula="of:=[.D965]*([.A965]-[.A964])+[.E964]" office:value-type="float" office:value="-15306.85" calcext:value-type="float">
            <text:p>-15306.9</text:p>
          </table:table-cell>
          <table:table-cell table:formula="of:=[.E965]/3600" office:value-type="float" office:value="-4.25190277777777" calcext:value-type="float">
            <text:p>-4.252</text:p>
          </table:table-cell>
          <table:table-cell table:number-columns-repeated="7"/>
        </table:table-row>
        <table:table-row table:style-name="ro2">
          <table:table-cell office:value-type="float" office:value="48249" calcext:value-type="float">
            <text:p>482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6]*-1" office:value-type="float" office:value="-0.318" calcext:value-type="float">
            <text:p>-0.318</text:p>
          </table:table-cell>
          <table:table-cell table:formula="of:=[.D966]*([.A966]-[.A965])+[.E965]" office:value-type="float" office:value="-15322.75" calcext:value-type="float">
            <text:p>-15322.8</text:p>
          </table:table-cell>
          <table:table-cell table:formula="of:=[.E966]/3600" office:value-type="float" office:value="-4.25631944444444" calcext:value-type="float">
            <text:p>-4.256</text:p>
          </table:table-cell>
          <table:table-cell table:number-columns-repeated="7"/>
        </table:table-row>
        <table:table-row table:style-name="ro2">
          <table:table-cell office:value-type="float" office:value="48299" calcext:value-type="float">
            <text:p>48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7]*-1" office:value-type="float" office:value="-0.318" calcext:value-type="float">
            <text:p>-0.318</text:p>
          </table:table-cell>
          <table:table-cell table:formula="of:=[.D967]*([.A967]-[.A966])+[.E966]" office:value-type="float" office:value="-15338.65" calcext:value-type="float">
            <text:p>-15338.7</text:p>
          </table:table-cell>
          <table:table-cell table:formula="of:=[.E967]/3600" office:value-type="float" office:value="-4.26073611111111" calcext:value-type="float">
            <text:p>-4.261</text:p>
          </table:table-cell>
          <table:table-cell table:number-columns-repeated="7"/>
        </table:table-row>
        <table:table-row table:style-name="ro2">
          <table:table-cell office:value-type="float" office:value="48349" calcext:value-type="float">
            <text:p>483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8]*-1" office:value-type="float" office:value="-0.318" calcext:value-type="float">
            <text:p>-0.318</text:p>
          </table:table-cell>
          <table:table-cell table:formula="of:=[.D968]*([.A968]-[.A967])+[.E967]" office:value-type="float" office:value="-15354.55" calcext:value-type="float">
            <text:p>-15354.6</text:p>
          </table:table-cell>
          <table:table-cell table:formula="of:=[.E968]/3600" office:value-type="float" office:value="-4.26515277777777" calcext:value-type="float">
            <text:p>-4.265</text:p>
          </table:table-cell>
          <table:table-cell table:number-columns-repeated="7"/>
        </table:table-row>
        <table:table-row table:style-name="ro2">
          <table:table-cell office:value-type="float" office:value="48399" calcext:value-type="float">
            <text:p>483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9]*-1" office:value-type="float" office:value="-0.318" calcext:value-type="float">
            <text:p>-0.318</text:p>
          </table:table-cell>
          <table:table-cell table:formula="of:=[.D969]*([.A969]-[.A968])+[.E968]" office:value-type="float" office:value="-15370.45" calcext:value-type="float">
            <text:p>-15370.5</text:p>
          </table:table-cell>
          <table:table-cell table:formula="of:=[.E969]/3600" office:value-type="float" office:value="-4.26956944444444" calcext:value-type="float">
            <text:p>-4.270</text:p>
          </table:table-cell>
          <table:table-cell table:number-columns-repeated="7"/>
        </table:table-row>
        <table:table-row table:style-name="ro2">
          <table:table-cell office:value-type="float" office:value="48449" calcext:value-type="float">
            <text:p>484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70]*-1" office:value-type="float" office:value="-0.318" calcext:value-type="float">
            <text:p>-0.318</text:p>
          </table:table-cell>
          <table:table-cell table:formula="of:=[.D970]*([.A970]-[.A969])+[.E969]" office:value-type="float" office:value="-15386.35" calcext:value-type="float">
            <text:p>-15386.4</text:p>
          </table:table-cell>
          <table:table-cell table:formula="of:=[.E970]/3600" office:value-type="float" office:value="-4.27398611111111" calcext:value-type="float">
            <text:p>-4.274</text:p>
          </table:table-cell>
          <table:table-cell table:number-columns-repeated="7"/>
        </table:table-row>
        <table:table-row table:style-name="ro2">
          <table:table-cell office:value-type="float" office:value="48499" calcext:value-type="float">
            <text:p>48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2" calcext:value-type="float">
            <text:p>0.32</text:p>
          </table:table-cell>
          <table:table-cell table:formula="of:=[.C971]*-1" office:value-type="float" office:value="-0.32" calcext:value-type="float">
            <text:p>-0.32</text:p>
          </table:table-cell>
          <table:table-cell table:formula="of:=[.D971]*([.A971]-[.A970])+[.E970]" office:value-type="float" office:value="-15402.35" calcext:value-type="float">
            <text:p>-15402.4</text:p>
          </table:table-cell>
          <table:table-cell table:formula="of:=[.E971]/3600" office:value-type="float" office:value="-4.27843055555555" calcext:value-type="float">
            <text:p>-4.278</text:p>
          </table:table-cell>
          <table:table-cell table:number-columns-repeated="7"/>
        </table:table-row>
        <table:table-row table:style-name="ro2">
          <table:table-cell office:value-type="float" office:value="48549" calcext:value-type="float">
            <text:p>485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2]*-1" office:value-type="float" office:value="-0.317" calcext:value-type="float">
            <text:p>-0.317</text:p>
          </table:table-cell>
          <table:table-cell table:formula="of:=[.D972]*([.A972]-[.A971])+[.E971]" office:value-type="float" office:value="-15418.2" calcext:value-type="float">
            <text:p>-15418.2</text:p>
          </table:table-cell>
          <table:table-cell table:formula="of:=[.E972]/3600" office:value-type="float" office:value="-4.28283333333333" calcext:value-type="float">
            <text:p>-4.283</text:p>
          </table:table-cell>
          <table:table-cell table:number-columns-repeated="7"/>
        </table:table-row>
        <table:table-row table:style-name="ro2">
          <table:table-cell office:value-type="float" office:value="48599" calcext:value-type="float">
            <text:p>485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3]*-1" office:value-type="float" office:value="-0.317" calcext:value-type="float">
            <text:p>-0.317</text:p>
          </table:table-cell>
          <table:table-cell table:formula="of:=[.D973]*([.A973]-[.A972])+[.E972]" office:value-type="float" office:value="-15434.05" calcext:value-type="float">
            <text:p>-15434.1</text:p>
          </table:table-cell>
          <table:table-cell table:formula="of:=[.E973]/3600" office:value-type="float" office:value="-4.28723611111111" calcext:value-type="float">
            <text:p>-4.287</text:p>
          </table:table-cell>
          <table:table-cell table:number-columns-repeated="7"/>
        </table:table-row>
        <table:table-row table:style-name="ro2">
          <table:table-cell office:value-type="float" office:value="48649" calcext:value-type="float">
            <text:p>486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4]*-1" office:value-type="float" office:value="-0.317" calcext:value-type="float">
            <text:p>-0.317</text:p>
          </table:table-cell>
          <table:table-cell table:formula="of:=[.D974]*([.A974]-[.A973])+[.E973]" office:value-type="float" office:value="-15449.9" calcext:value-type="float">
            <text:p>-15449.9</text:p>
          </table:table-cell>
          <table:table-cell table:formula="of:=[.E974]/3600" office:value-type="float" office:value="-4.29163888888888" calcext:value-type="float">
            <text:p>-4.292</text:p>
          </table:table-cell>
          <table:table-cell table:number-columns-repeated="7"/>
        </table:table-row>
        <table:table-row table:style-name="ro2">
          <table:table-cell office:value-type="float" office:value="48699" calcext:value-type="float">
            <text:p>486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5]*-1" office:value-type="float" office:value="-0.317" calcext:value-type="float">
            <text:p>-0.317</text:p>
          </table:table-cell>
          <table:table-cell table:formula="of:=[.D975]*([.A975]-[.A974])+[.E974]" office:value-type="float" office:value="-15465.75" calcext:value-type="float">
            <text:p>-15465.8</text:p>
          </table:table-cell>
          <table:table-cell table:formula="of:=[.E975]/3600" office:value-type="float" office:value="-4.29604166666666" calcext:value-type="float">
            <text:p>-4.296</text:p>
          </table:table-cell>
          <table:table-cell table:number-columns-repeated="7"/>
        </table:table-row>
        <table:table-row table:style-name="ro2">
          <table:table-cell office:value-type="float" office:value="48749" calcext:value-type="float">
            <text:p>487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6]*-1" office:value-type="float" office:value="-0.317" calcext:value-type="float">
            <text:p>-0.317</text:p>
          </table:table-cell>
          <table:table-cell table:formula="of:=[.D976]*([.A976]-[.A975])+[.E975]" office:value-type="float" office:value="-15481.6" calcext:value-type="float">
            <text:p>-15481.6</text:p>
          </table:table-cell>
          <table:table-cell table:formula="of:=[.E976]/3600" office:value-type="float" office:value="-4.30044444444444" calcext:value-type="float">
            <text:p>-4.300</text:p>
          </table:table-cell>
          <table:table-cell table:number-columns-repeated="7"/>
        </table:table-row>
        <table:table-row table:style-name="ro2">
          <table:table-cell office:value-type="float" office:value="48799" calcext:value-type="float">
            <text:p>48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77]*-1" office:value-type="float" office:value="-0.319" calcext:value-type="float">
            <text:p>-0.319</text:p>
          </table:table-cell>
          <table:table-cell table:formula="of:=[.D977]*([.A977]-[.A976])+[.E976]" office:value-type="float" office:value="-15497.55" calcext:value-type="float">
            <text:p>-15497.6</text:p>
          </table:table-cell>
          <table:table-cell table:formula="of:=[.E977]/3600" office:value-type="float" office:value="-4.304875" calcext:value-type="float">
            <text:p>-4.305</text:p>
          </table:table-cell>
          <table:table-cell table:number-columns-repeated="7"/>
        </table:table-row>
        <table:table-row table:style-name="ro2">
          <table:table-cell office:value-type="float" office:value="48849" calcext:value-type="float">
            <text:p>488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8]*-1" office:value-type="float" office:value="-0.317" calcext:value-type="float">
            <text:p>-0.317</text:p>
          </table:table-cell>
          <table:table-cell table:formula="of:=[.D978]*([.A978]-[.A977])+[.E977]" office:value-type="float" office:value="-15513.4" calcext:value-type="float">
            <text:p>-15513.4</text:p>
          </table:table-cell>
          <table:table-cell table:formula="of:=[.E978]/3600" office:value-type="float" office:value="-4.30927777777777" calcext:value-type="float">
            <text:p>-4.309</text:p>
          </table:table-cell>
          <table:table-cell table:number-columns-repeated="7"/>
        </table:table-row>
        <table:table-row table:style-name="ro2">
          <table:table-cell office:value-type="float" office:value="48899" calcext:value-type="float">
            <text:p>48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79]*-1" office:value-type="float" office:value="-0.318" calcext:value-type="float">
            <text:p>-0.318</text:p>
          </table:table-cell>
          <table:table-cell table:formula="of:=[.D979]*([.A979]-[.A978])+[.E978]" office:value-type="float" office:value="-15529.3" calcext:value-type="float">
            <text:p>-15529.3</text:p>
          </table:table-cell>
          <table:table-cell table:formula="of:=[.E979]/3600" office:value-type="float" office:value="-4.31369444444444" calcext:value-type="float">
            <text:p>-4.314</text:p>
          </table:table-cell>
          <table:table-cell table:number-columns-repeated="7"/>
        </table:table-row>
        <table:table-row table:style-name="ro2">
          <table:table-cell office:value-type="float" office:value="48949" calcext:value-type="float">
            <text:p>489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80]*-1" office:value-type="float" office:value="-0.317" calcext:value-type="float">
            <text:p>-0.317</text:p>
          </table:table-cell>
          <table:table-cell table:formula="of:=[.D980]*([.A980]-[.A979])+[.E979]" office:value-type="float" office:value="-15545.15" calcext:value-type="float">
            <text:p>-15545.2</text:p>
          </table:table-cell>
          <table:table-cell table:formula="of:=[.E980]/3600" office:value-type="float" office:value="-4.31809722222222" calcext:value-type="float">
            <text:p>-4.318</text:p>
          </table:table-cell>
          <table:table-cell table:number-columns-repeated="7"/>
        </table:table-row>
        <table:table-row table:style-name="ro2">
          <table:table-cell office:value-type="float" office:value="48999" calcext:value-type="float">
            <text:p>48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81]*-1" office:value-type="float" office:value="-0.318" calcext:value-type="float">
            <text:p>-0.318</text:p>
          </table:table-cell>
          <table:table-cell table:formula="of:=[.D981]*([.A981]-[.A980])+[.E980]" office:value-type="float" office:value="-15561.05" calcext:value-type="float">
            <text:p>-15561.1</text:p>
          </table:table-cell>
          <table:table-cell table:formula="of:=[.E981]/3600" office:value-type="float" office:value="-4.32251388888888" calcext:value-type="float">
            <text:p>-4.323</text:p>
          </table:table-cell>
          <table:table-cell table:number-columns-repeated="7"/>
        </table:table-row>
        <table:table-row table:style-name="ro2">
          <table:table-cell office:value-type="float" office:value="49049" calcext:value-type="float">
            <text:p>490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82]*-1" office:value-type="float" office:value="-0.318" calcext:value-type="float">
            <text:p>-0.318</text:p>
          </table:table-cell>
          <table:table-cell table:formula="of:=[.D982]*([.A982]-[.A981])+[.E981]" office:value-type="float" office:value="-15576.95" calcext:value-type="float">
            <text:p>-15577.0</text:p>
          </table:table-cell>
          <table:table-cell table:formula="of:=[.E982]/3600" office:value-type="float" office:value="-4.32693055555555" calcext:value-type="float">
            <text:p>-4.327</text:p>
          </table:table-cell>
          <table:table-cell table:number-columns-repeated="7"/>
        </table:table-row>
        <table:table-row table:style-name="ro2">
          <table:table-cell office:value-type="float" office:value="49099" calcext:value-type="float">
            <text:p>49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83]*-1" office:value-type="float" office:value="-0.317" calcext:value-type="float">
            <text:p>-0.317</text:p>
          </table:table-cell>
          <table:table-cell table:formula="of:=[.D983]*([.A983]-[.A982])+[.E982]" office:value-type="float" office:value="-15592.8" calcext:value-type="float">
            <text:p>-15592.8</text:p>
          </table:table-cell>
          <table:table-cell table:formula="of:=[.E983]/3600" office:value-type="float" office:value="-4.33133333333333" calcext:value-type="float">
            <text:p>-4.331</text:p>
          </table:table-cell>
          <table:table-cell table:number-columns-repeated="7"/>
        </table:table-row>
        <table:table-row table:style-name="ro2">
          <table:table-cell office:value-type="float" office:value="49149" calcext:value-type="float">
            <text:p>491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84]*-1" office:value-type="float" office:value="-0.318" calcext:value-type="float">
            <text:p>-0.318</text:p>
          </table:table-cell>
          <table:table-cell table:formula="of:=[.D984]*([.A984]-[.A983])+[.E983]" office:value-type="float" office:value="-15608.7" calcext:value-type="float">
            <text:p>-15608.7</text:p>
          </table:table-cell>
          <table:table-cell table:formula="of:=[.E984]/3600" office:value-type="float" office:value="-4.33574999999999" calcext:value-type="float">
            <text:p>-4.336</text:p>
          </table:table-cell>
          <table:table-cell table:number-columns-repeated="7"/>
        </table:table-row>
        <table:table-row table:style-name="ro2">
          <table:table-cell office:value-type="float" office:value="49199" calcext:value-type="float">
            <text:p>491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85]*-1" office:value-type="float" office:value="-0.317" calcext:value-type="float">
            <text:p>-0.317</text:p>
          </table:table-cell>
          <table:table-cell table:formula="of:=[.D985]*([.A985]-[.A984])+[.E984]" office:value-type="float" office:value="-15624.55" calcext:value-type="float">
            <text:p>-15624.6</text:p>
          </table:table-cell>
          <table:table-cell table:formula="of:=[.E985]/3600" office:value-type="float" office:value="-4.34015277777777" calcext:value-type="float">
            <text:p>-4.340</text:p>
          </table:table-cell>
          <table:table-cell table:number-columns-repeated="7"/>
        </table:table-row>
        <table:table-row table:style-name="ro2">
          <table:table-cell office:value-type="float" office:value="49249" calcext:value-type="float">
            <text:p>492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86]*-1" office:value-type="float" office:value="-0.317" calcext:value-type="float">
            <text:p>-0.317</text:p>
          </table:table-cell>
          <table:table-cell table:formula="of:=[.D986]*([.A986]-[.A985])+[.E985]" office:value-type="float" office:value="-15640.4" calcext:value-type="float">
            <text:p>-15640.4</text:p>
          </table:table-cell>
          <table:table-cell table:formula="of:=[.E986]/3600" office:value-type="float" office:value="-4.34455555555555" calcext:value-type="float">
            <text:p>-4.345</text:p>
          </table:table-cell>
          <table:table-cell table:number-columns-repeated="7"/>
        </table:table-row>
        <table:table-row table:style-name="ro2">
          <table:table-cell office:value-type="float" office:value="49299" calcext:value-type="float">
            <text:p>492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87]*-1" office:value-type="float" office:value="-0.318" calcext:value-type="float">
            <text:p>-0.318</text:p>
          </table:table-cell>
          <table:table-cell table:formula="of:=[.D987]*([.A987]-[.A986])+[.E986]" office:value-type="float" office:value="-15656.3" calcext:value-type="float">
            <text:p>-15656.3</text:p>
          </table:table-cell>
          <table:table-cell table:formula="of:=[.E987]/3600" office:value-type="float" office:value="-4.34897222222222" calcext:value-type="float">
            <text:p>-4.349</text:p>
          </table:table-cell>
          <table:table-cell table:number-columns-repeated="7"/>
        </table:table-row>
        <table:table-row table:style-name="ro2">
          <table:table-cell office:value-type="float" office:value="49349" calcext:value-type="float">
            <text:p>493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88]*-1" office:value-type="float" office:value="-0.317" calcext:value-type="float">
            <text:p>-0.317</text:p>
          </table:table-cell>
          <table:table-cell table:formula="of:=[.D988]*([.A988]-[.A987])+[.E987]" office:value-type="float" office:value="-15672.15" calcext:value-type="float">
            <text:p>-15672.2</text:p>
          </table:table-cell>
          <table:table-cell table:formula="of:=[.E988]/3600" office:value-type="float" office:value="-4.35337499999999" calcext:value-type="float">
            <text:p>-4.353</text:p>
          </table:table-cell>
          <table:table-cell table:number-columns-repeated="7"/>
        </table:table-row>
        <table:table-row table:style-name="ro2">
          <table:table-cell office:value-type="float" office:value="49399" calcext:value-type="float">
            <text:p>493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89]*-1" office:value-type="float" office:value="-0.318" calcext:value-type="float">
            <text:p>-0.318</text:p>
          </table:table-cell>
          <table:table-cell table:formula="of:=[.D989]*([.A989]-[.A988])+[.E988]" office:value-type="float" office:value="-15688.05" calcext:value-type="float">
            <text:p>-15688.1</text:p>
          </table:table-cell>
          <table:table-cell table:formula="of:=[.E989]/3600" office:value-type="float" office:value="-4.35779166666666" calcext:value-type="float">
            <text:p>-4.358</text:p>
          </table:table-cell>
          <table:table-cell table:number-columns-repeated="7"/>
        </table:table-row>
        <table:table-row table:style-name="ro2">
          <table:table-cell office:value-type="float" office:value="49449" calcext:value-type="float">
            <text:p>494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0]*-1" office:value-type="float" office:value="-0.318" calcext:value-type="float">
            <text:p>-0.318</text:p>
          </table:table-cell>
          <table:table-cell table:formula="of:=[.D990]*([.A990]-[.A989])+[.E989]" office:value-type="float" office:value="-15703.95" calcext:value-type="float">
            <text:p>-15704.0</text:p>
          </table:table-cell>
          <table:table-cell table:formula="of:=[.E990]/3600" office:value-type="float" office:value="-4.36220833333333" calcext:value-type="float">
            <text:p>-4.362</text:p>
          </table:table-cell>
          <table:table-cell table:number-columns-repeated="7"/>
        </table:table-row>
        <table:table-row table:style-name="ro2">
          <table:table-cell office:value-type="float" office:value="49499" calcext:value-type="float">
            <text:p>494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91]*-1" office:value-type="float" office:value="-0.317" calcext:value-type="float">
            <text:p>-0.317</text:p>
          </table:table-cell>
          <table:table-cell table:formula="of:=[.D991]*([.A991]-[.A990])+[.E990]" office:value-type="float" office:value="-15719.8" calcext:value-type="float">
            <text:p>-15719.8</text:p>
          </table:table-cell>
          <table:table-cell table:formula="of:=[.E991]/3600" office:value-type="float" office:value="-4.36661111111111" calcext:value-type="float">
            <text:p>-4.367</text:p>
          </table:table-cell>
          <table:table-cell table:number-columns-repeated="7"/>
        </table:table-row>
        <table:table-row table:style-name="ro2">
          <table:table-cell office:value-type="float" office:value="49549" calcext:value-type="float">
            <text:p>495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6" calcext:value-type="float">
            <text:p>0.316</text:p>
          </table:table-cell>
          <table:table-cell table:formula="of:=[.C992]*-1" office:value-type="float" office:value="-0.316" calcext:value-type="float">
            <text:p>-0.316</text:p>
          </table:table-cell>
          <table:table-cell table:formula="of:=[.D992]*([.A992]-[.A991])+[.E991]" office:value-type="float" office:value="-15735.6" calcext:value-type="float">
            <text:p>-15735.6</text:p>
          </table:table-cell>
          <table:table-cell table:formula="of:=[.E992]/3600" office:value-type="float" office:value="-4.37099999999999" calcext:value-type="float">
            <text:p>-4.371</text:p>
          </table:table-cell>
          <table:table-cell table:number-columns-repeated="7"/>
        </table:table-row>
        <table:table-row table:style-name="ro2">
          <table:table-cell office:value-type="float" office:value="49599" calcext:value-type="float">
            <text:p>495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3]*-1" office:value-type="float" office:value="-0.318" calcext:value-type="float">
            <text:p>-0.318</text:p>
          </table:table-cell>
          <table:table-cell table:formula="of:=[.D993]*([.A993]-[.A992])+[.E992]" office:value-type="float" office:value="-15751.5" calcext:value-type="float">
            <text:p>-15751.5</text:p>
          </table:table-cell>
          <table:table-cell table:formula="of:=[.E993]/3600" office:value-type="float" office:value="-4.37541666666666" calcext:value-type="float">
            <text:p>-4.375</text:p>
          </table:table-cell>
          <table:table-cell table:number-columns-repeated="7"/>
        </table:table-row>
        <table:table-row table:style-name="ro2">
          <table:table-cell office:value-type="float" office:value="49649" calcext:value-type="float">
            <text:p>496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4]*-1" office:value-type="float" office:value="-0.318" calcext:value-type="float">
            <text:p>-0.318</text:p>
          </table:table-cell>
          <table:table-cell table:formula="of:=[.D994]*([.A994]-[.A993])+[.E993]" office:value-type="float" office:value="-15767.4" calcext:value-type="float">
            <text:p>-15767.4</text:p>
          </table:table-cell>
          <table:table-cell table:formula="of:=[.E994]/3600" office:value-type="float" office:value="-4.37983333333333" calcext:value-type="float">
            <text:p>-4.380</text:p>
          </table:table-cell>
          <table:table-cell table:number-columns-repeated="7"/>
        </table:table-row>
        <table:table-row table:style-name="ro2">
          <table:table-cell office:value-type="float" office:value="49699" calcext:value-type="float">
            <text:p>496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95]*-1" office:value-type="float" office:value="-0.317" calcext:value-type="float">
            <text:p>-0.317</text:p>
          </table:table-cell>
          <table:table-cell table:formula="of:=[.D995]*([.A995]-[.A994])+[.E994]" office:value-type="float" office:value="-15783.25" calcext:value-type="float">
            <text:p>-15783.3</text:p>
          </table:table-cell>
          <table:table-cell table:formula="of:=[.E995]/3600" office:value-type="float" office:value="-4.38423611111111" calcext:value-type="float">
            <text:p>-4.384</text:p>
          </table:table-cell>
          <table:table-cell table:number-columns-repeated="7"/>
        </table:table-row>
        <table:table-row table:style-name="ro2">
          <table:table-cell office:value-type="float" office:value="49749" calcext:value-type="float">
            <text:p>497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96]*-1" office:value-type="float" office:value="-0.317" calcext:value-type="float">
            <text:p>-0.317</text:p>
          </table:table-cell>
          <table:table-cell table:formula="of:=[.D996]*([.A996]-[.A995])+[.E995]" office:value-type="float" office:value="-15799.1" calcext:value-type="float">
            <text:p>-15799.1</text:p>
          </table:table-cell>
          <table:table-cell table:formula="of:=[.E996]/3600" office:value-type="float" office:value="-4.38863888888888" calcext:value-type="float">
            <text:p>-4.389</text:p>
          </table:table-cell>
          <table:table-cell table:number-columns-repeated="7"/>
        </table:table-row>
        <table:table-row table:style-name="ro2">
          <table:table-cell office:value-type="float" office:value="49799" calcext:value-type="float">
            <text:p>49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97]*-1" office:value-type="float" office:value="-0.318" calcext:value-type="float">
            <text:p>-0.318</text:p>
          </table:table-cell>
          <table:table-cell table:formula="of:=[.D997]*([.A997]-[.A996])+[.E996]" office:value-type="float" office:value="-15815" calcext:value-type="float">
            <text:p>-15815.0</text:p>
          </table:table-cell>
          <table:table-cell table:formula="of:=[.E997]/3600" office:value-type="float" office:value="-4.39305555555555" calcext:value-type="float">
            <text:p>-4.393</text:p>
          </table:table-cell>
          <table:table-cell table:number-columns-repeated="7"/>
        </table:table-row>
        <table:table-row table:style-name="ro2">
          <table:table-cell office:value-type="float" office:value="49849" calcext:value-type="float">
            <text:p>498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8]*-1" office:value-type="float" office:value="-0.318" calcext:value-type="float">
            <text:p>-0.318</text:p>
          </table:table-cell>
          <table:table-cell table:formula="of:=[.D998]*([.A998]-[.A997])+[.E997]" office:value-type="float" office:value="-15830.9" calcext:value-type="float">
            <text:p>-15830.9</text:p>
          </table:table-cell>
          <table:table-cell table:formula="of:=[.E998]/3600" office:value-type="float" office:value="-4.39747222222222" calcext:value-type="float">
            <text:p>-4.397</text:p>
          </table:table-cell>
          <table:table-cell table:number-columns-repeated="7"/>
        </table:table-row>
        <table:table-row table:style-name="ro2">
          <table:table-cell office:value-type="float" office:value="49899" calcext:value-type="float">
            <text:p>498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9]*-1" office:value-type="float" office:value="-0.318" calcext:value-type="float">
            <text:p>-0.318</text:p>
          </table:table-cell>
          <table:table-cell table:formula="of:=[.D999]*([.A999]-[.A998])+[.E998]" office:value-type="float" office:value="-15846.8" calcext:value-type="float">
            <text:p>-15846.8</text:p>
          </table:table-cell>
          <table:table-cell table:formula="of:=[.E999]/3600" office:value-type="float" office:value="-4.40188888888888" calcext:value-type="float">
            <text:p>-4.402</text:p>
          </table:table-cell>
          <table:table-cell table:number-columns-repeated="7"/>
        </table:table-row>
        <table:table-row table:style-name="ro2">
          <table:table-cell office:value-type="float" office:value="49949" calcext:value-type="float">
            <text:p>499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1000]*-1" office:value-type="float" office:value="-0.317" calcext:value-type="float">
            <text:p>-0.317</text:p>
          </table:table-cell>
          <table:table-cell table:formula="of:=[.D1000]*([.A1000]-[.A999])+[.E999]" office:value-type="float" office:value="-15862.65" calcext:value-type="float">
            <text:p>-15862.7</text:p>
          </table:table-cell>
          <table:table-cell table:formula="of:=[.E1000]/3600" office:value-type="float" office:value="-4.40629166666666" calcext:value-type="float">
            <text:p>-4.406</text:p>
          </table:table-cell>
          <table:table-cell table:number-columns-repeated="7"/>
        </table:table-row>
        <table:table-row table:style-name="ro2">
          <table:table-cell office:value-type="float" office:value="49999" calcext:value-type="float">
            <text:p>49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1001]*-1" office:value-type="float" office:value="-0.317" calcext:value-type="float">
            <text:p>-0.317</text:p>
          </table:table-cell>
          <table:table-cell table:formula="of:=[.D1001]*([.A1001]-[.A1000])+[.E1000]" office:value-type="float" office:value="-15878.5" calcext:value-type="float">
            <text:p>-15878.5</text:p>
          </table:table-cell>
          <table:table-cell table:formula="of:=[.E1001]/3600" office:value-type="float" office:value="-4.41069444444444" calcext:value-type="float">
            <text:p>-4.411</text:p>
          </table:table-cell>
          <table:table-cell table:number-columns-repeated="7"/>
        </table:table-row>
        <table:table-row table:style-name="ro2">
          <table:table-cell office:value-type="float" office:value="50049" calcext:value-type="float">
            <text:p>500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2]*-1" office:value-type="float" office:value="-0.318" calcext:value-type="float">
            <text:p>-0.318</text:p>
          </table:table-cell>
          <table:table-cell table:formula="of:=[.D1002]*([.A1002]-[.A1001])+[.E1001]" office:value-type="float" office:value="-15894.4" calcext:value-type="float">
            <text:p>-15894.4</text:p>
          </table:table-cell>
          <table:table-cell table:formula="of:=[.E1002]/3600" office:value-type="float" office:value="-4.41511111111111" calcext:value-type="float">
            <text:p>-4.415</text:p>
          </table:table-cell>
          <table:table-cell table:number-columns-repeated="7"/>
        </table:table-row>
        <table:table-row table:style-name="ro2">
          <table:table-cell office:value-type="float" office:value="50099" calcext:value-type="float">
            <text:p>500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3]*-1" office:value-type="float" office:value="-0.318" calcext:value-type="float">
            <text:p>-0.318</text:p>
          </table:table-cell>
          <table:table-cell table:formula="of:=[.D1003]*([.A1003]-[.A1002])+[.E1002]" office:value-type="float" office:value="-15910.3" calcext:value-type="float">
            <text:p>-15910.3</text:p>
          </table:table-cell>
          <table:table-cell table:formula="of:=[.E1003]/3600" office:value-type="float" office:value="-4.41952777777777" calcext:value-type="float">
            <text:p>-4.420</text:p>
          </table:table-cell>
          <table:table-cell table:number-columns-repeated="7"/>
        </table:table-row>
        <table:table-row table:style-name="ro2">
          <table:table-cell office:value-type="float" office:value="50149" calcext:value-type="float">
            <text:p>501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1004]*-1" office:value-type="float" office:value="-0.317" calcext:value-type="float">
            <text:p>-0.317</text:p>
          </table:table-cell>
          <table:table-cell table:formula="of:=[.D1004]*([.A1004]-[.A1003])+[.E1003]" office:value-type="float" office:value="-15926.15" calcext:value-type="float">
            <text:p>-15926.2</text:p>
          </table:table-cell>
          <table:table-cell table:formula="of:=[.E1004]/3600" office:value-type="float" office:value="-4.42393055555555" calcext:value-type="float">
            <text:p>-4.424</text:p>
          </table:table-cell>
          <table:table-cell table:number-columns-repeated="7"/>
        </table:table-row>
        <table:table-row table:style-name="ro2">
          <table:table-cell office:value-type="float" office:value="50199" calcext:value-type="float">
            <text:p>501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5]*-1" office:value-type="float" office:value="-0.318" calcext:value-type="float">
            <text:p>-0.318</text:p>
          </table:table-cell>
          <table:table-cell table:formula="of:=[.D1005]*([.A1005]-[.A1004])+[.E1004]" office:value-type="float" office:value="-15942.05" calcext:value-type="float">
            <text:p>-15942.1</text:p>
          </table:table-cell>
          <table:table-cell table:formula="of:=[.E1005]/3600" office:value-type="float" office:value="-4.42834722222222" calcext:value-type="float">
            <text:p>-4.428</text:p>
          </table:table-cell>
          <table:table-cell table:number-columns-repeated="7"/>
        </table:table-row>
        <table:table-row table:style-name="ro2">
          <table:table-cell office:value-type="float" office:value="50249" calcext:value-type="float">
            <text:p>502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6]*-1" office:value-type="float" office:value="-0.318" calcext:value-type="float">
            <text:p>-0.318</text:p>
          </table:table-cell>
          <table:table-cell table:formula="of:=[.D1006]*([.A1006]-[.A1005])+[.E1005]" office:value-type="float" office:value="-15957.95" calcext:value-type="float">
            <text:p>-15958.0</text:p>
          </table:table-cell>
          <table:table-cell table:formula="of:=[.E1006]/3600" office:value-type="float" office:value="-4.43276388888888" calcext:value-type="float">
            <text:p>-4.433</text:p>
          </table:table-cell>
          <table:table-cell table:number-columns-repeated="7"/>
        </table:table-row>
        <table:table-row table:style-name="ro2">
          <table:table-cell office:value-type="float" office:value="50299" calcext:value-type="float">
            <text:p>502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7]*-1" office:value-type="float" office:value="-0.318" calcext:value-type="float">
            <text:p>-0.318</text:p>
          </table:table-cell>
          <table:table-cell table:formula="of:=[.D1007]*([.A1007]-[.A1006])+[.E1006]" office:value-type="float" office:value="-15973.85" calcext:value-type="float">
            <text:p>-15973.9</text:p>
          </table:table-cell>
          <table:table-cell table:formula="of:=[.E1007]/3600" office:value-type="float" office:value="-4.43718055555555" calcext:value-type="float">
            <text:p>-4.437</text:p>
          </table:table-cell>
          <table:table-cell table:number-columns-repeated="7"/>
        </table:table-row>
        <table:table-row table:style-name="ro2">
          <table:table-cell office:value-type="float" office:value="50349" calcext:value-type="float">
            <text:p>503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8]*-1" office:value-type="float" office:value="-0.318" calcext:value-type="float">
            <text:p>-0.318</text:p>
          </table:table-cell>
          <table:table-cell table:formula="of:=[.D1008]*([.A1008]-[.A1007])+[.E1007]" office:value-type="float" office:value="-15989.75" calcext:value-type="float">
            <text:p>-15989.8</text:p>
          </table:table-cell>
          <table:table-cell table:formula="of:=[.E1008]/3600" office:value-type="float" office:value="-4.44159722222222" calcext:value-type="float">
            <text:p>-4.442</text:p>
          </table:table-cell>
          <table:table-cell table:number-columns-repeated="7"/>
        </table:table-row>
        <table:table-row table:style-name="ro2">
          <table:table-cell office:value-type="float" office:value="50399" calcext:value-type="float">
            <text:p>503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9]*-1" office:value-type="float" office:value="-0.318" calcext:value-type="float">
            <text:p>-0.318</text:p>
          </table:table-cell>
          <table:table-cell table:formula="of:=[.D1009]*([.A1009]-[.A1008])+[.E1008]" office:value-type="float" office:value="-16005.65" calcext:value-type="float">
            <text:p>-16005.7</text:p>
          </table:table-cell>
          <table:table-cell table:formula="of:=[.E1009]/3600" office:value-type="float" office:value="-4.44601388888888" calcext:value-type="float">
            <text:p>-4.446</text:p>
          </table:table-cell>
          <table:table-cell table:number-columns-repeated="7"/>
        </table:table-row>
        <table:table-row table:style-name="ro2">
          <table:table-cell office:value-type="float" office:value="50449" calcext:value-type="float">
            <text:p>504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1010]*-1" office:value-type="float" office:value="-0.317" calcext:value-type="float">
            <text:p>-0.317</text:p>
          </table:table-cell>
          <table:table-cell table:formula="of:=[.D1010]*([.A1010]-[.A1009])+[.E1009]" office:value-type="float" office:value="-16021.5" calcext:value-type="float">
            <text:p>-16021.5</text:p>
          </table:table-cell>
          <table:table-cell table:formula="of:=[.E1010]/3600" office:value-type="float" office:value="-4.45041666666666" calcext:value-type="float">
            <text:p>-4.450</text:p>
          </table:table-cell>
          <table:table-cell table:number-columns-repeated="7"/>
        </table:table-row>
        <table:table-row table:style-name="ro2">
          <table:table-cell office:value-type="float" office:value="50499" calcext:value-type="float">
            <text:p>504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11]*-1" office:value-type="float" office:value="-0.318" calcext:value-type="float">
            <text:p>-0.318</text:p>
          </table:table-cell>
          <table:table-cell table:formula="of:=[.D1011]*([.A1011]-[.A1010])+[.E1010]" office:value-type="float" office:value="-16037.4" calcext:value-type="float">
            <text:p>-16037.4</text:p>
          </table:table-cell>
          <table:table-cell table:formula="of:=[.E1011]/3600" office:value-type="float" office:value="-4.45483333333333" calcext:value-type="float">
            <text:p>-4.455</text:p>
          </table:table-cell>
          <table:table-cell table:number-columns-repeated="7"/>
        </table:table-row>
        <table:table-row table:style-name="ro2">
          <table:table-cell office:value-type="float" office:value="50549" calcext:value-type="float">
            <text:p>505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12]*-1" office:value-type="float" office:value="-0.318" calcext:value-type="float">
            <text:p>-0.318</text:p>
          </table:table-cell>
          <table:table-cell table:formula="of:=[.D1012]*([.A1012]-[.A1011])+[.E1011]" office:value-type="float" office:value="-16053.3" calcext:value-type="float">
            <text:p>-16053.3</text:p>
          </table:table-cell>
          <table:table-cell table:formula="of:=[.E1012]/3600" office:value-type="float" office:value="-4.45924999999999" calcext:value-type="float">
            <text:p>-4.459</text:p>
          </table:table-cell>
          <table:table-cell table:number-columns-repeated="7"/>
        </table:table-row>
        <table:table-row table:style-name="ro2">
          <table:table-cell office:value-type="float" office:value="50599" calcext:value-type="float">
            <text:p>505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1013]*-1" office:value-type="float" office:value="-0.317" calcext:value-type="float">
            <text:p>-0.317</text:p>
          </table:table-cell>
          <table:table-cell table:formula="of:=[.D1013]*([.A1013]-[.A1012])+[.E1012]" office:value-type="float" office:value="-16069.15" calcext:value-type="float">
            <text:p>-16069.2</text:p>
          </table:table-cell>
          <table:table-cell table:formula="of:=[.E1013]/3600" office:value-type="float" office:value="-4.46365277777777" calcext:value-type="float">
            <text:p>-4.464</text:p>
          </table:table-cell>
          <table:table-cell table:number-columns-repeated="7"/>
        </table:table-row>
        <table:table-row table:style-name="ro2">
          <table:table-cell office:value-type="float" office:value="50649" calcext:value-type="float">
            <text:p>5064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14]*-1" office:value-type="float" office:value="-0.318" calcext:value-type="float">
            <text:p>-0.318</text:p>
          </table:table-cell>
          <table:table-cell table:formula="of:=[.D1014]*([.A1014]-[.A1013])+[.E1013]" office:value-type="float" office:value="-16085.05" calcext:value-type="float">
            <text:p>-16085.1</text:p>
          </table:table-cell>
          <table:table-cell table:formula="of:=[.E1014]/3600" office:value-type="float" office:value="-4.46806944444444" calcext:value-type="float">
            <text:p>-4.468</text:p>
          </table:table-cell>
          <table:table-cell table:number-columns-repeated="7"/>
        </table:table-row>
        <table:table-row table:style-name="ro2">
          <table:table-cell office:value-type="float" office:value="50699" calcext:value-type="float">
            <text:p>506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15]*-1" office:value-type="float" office:value="-0.318" calcext:value-type="float">
            <text:p>-0.318</text:p>
          </table:table-cell>
          <table:table-cell table:formula="of:=[.D1015]*([.A1015]-[.A1014])+[.E1014]" office:value-type="float" office:value="-16100.95" calcext:value-type="float">
            <text:p>-16101.0</text:p>
          </table:table-cell>
          <table:table-cell table:formula="of:=[.E1015]/3600" office:value-type="float" office:value="-4.47248611111111" calcext:value-type="float">
            <text:p>-4.472</text:p>
          </table:table-cell>
          <table:table-cell table:number-columns-repeated="7"/>
        </table:table-row>
        <table:table-row table:style-name="ro2">
          <table:table-cell office:value-type="float" office:value="50749" calcext:value-type="float">
            <text:p>507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16]*-1" office:value-type="float" office:value="-0.317" calcext:value-type="float">
            <text:p>-0.317</text:p>
          </table:table-cell>
          <table:table-cell table:formula="of:=[.D1016]*([.A1016]-[.A1015])+[.E1015]" office:value-type="float" office:value="-16116.8" calcext:value-type="float">
            <text:p>-16116.8</text:p>
          </table:table-cell>
          <table:table-cell table:formula="of:=[.E1016]/3600" office:value-type="float" office:value="-4.47688888888888" calcext:value-type="float">
            <text:p>-4.477</text:p>
          </table:table-cell>
          <table:table-cell table:number-columns-repeated="7"/>
        </table:table-row>
        <table:table-row table:style-name="ro2">
          <table:table-cell office:value-type="float" office:value="50799" calcext:value-type="float">
            <text:p>507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17]*-1" office:value-type="float" office:value="-0.318" calcext:value-type="float">
            <text:p>-0.318</text:p>
          </table:table-cell>
          <table:table-cell table:formula="of:=[.D1017]*([.A1017]-[.A1016])+[.E1016]" office:value-type="float" office:value="-16132.7" calcext:value-type="float">
            <text:p>-16132.7</text:p>
          </table:table-cell>
          <table:table-cell table:formula="of:=[.E1017]/3600" office:value-type="float" office:value="-4.48130555555555" calcext:value-type="float">
            <text:p>-4.481</text:p>
          </table:table-cell>
          <table:table-cell table:number-columns-repeated="7"/>
        </table:table-row>
        <table:table-row table:style-name="ro2">
          <table:table-cell office:value-type="float" office:value="50849" calcext:value-type="float">
            <text:p>508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18]*-1" office:value-type="float" office:value="-0.318" calcext:value-type="float">
            <text:p>-0.318</text:p>
          </table:table-cell>
          <table:table-cell table:formula="of:=[.D1018]*([.A1018]-[.A1017])+[.E1017]" office:value-type="float" office:value="-16148.6" calcext:value-type="float">
            <text:p>-16148.6</text:p>
          </table:table-cell>
          <table:table-cell table:formula="of:=[.E1018]/3600" office:value-type="float" office:value="-4.48572222222222" calcext:value-type="float">
            <text:p>-4.486</text:p>
          </table:table-cell>
          <table:table-cell table:number-columns-repeated="7"/>
        </table:table-row>
        <table:table-row table:style-name="ro2">
          <table:table-cell office:value-type="float" office:value="50899" calcext:value-type="float">
            <text:p>508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19]*-1" office:value-type="float" office:value="-0.318" calcext:value-type="float">
            <text:p>-0.318</text:p>
          </table:table-cell>
          <table:table-cell table:formula="of:=[.D1019]*([.A1019]-[.A1018])+[.E1018]" office:value-type="float" office:value="-16164.5" calcext:value-type="float">
            <text:p>-16164.5</text:p>
          </table:table-cell>
          <table:table-cell table:formula="of:=[.E1019]/3600" office:value-type="float" office:value="-4.49013888888888" calcext:value-type="float">
            <text:p>-4.490</text:p>
          </table:table-cell>
          <table:table-cell table:number-columns-repeated="7"/>
        </table:table-row>
        <table:table-row table:style-name="ro2">
          <table:table-cell office:value-type="float" office:value="50949" calcext:value-type="float">
            <text:p>50949</text:p>
          </table:table-cell>
          <table:table-cell office:value-type="float" office:value="3.5" calcext:value-type="float">
            <text:p>3.5</text:p>
          </table:table-cell>
          <table:table-cell office:value-type="float" office:value="0.316" calcext:value-type="float">
            <text:p>0.316</text:p>
          </table:table-cell>
          <table:table-cell table:formula="of:=[.C1020]*-1" office:value-type="float" office:value="-0.316" calcext:value-type="float">
            <text:p>-0.316</text:p>
          </table:table-cell>
          <table:table-cell table:formula="of:=[.D1020]*([.A1020]-[.A1019])+[.E1019]" office:value-type="float" office:value="-16180.3" calcext:value-type="float">
            <text:p>-16180.3</text:p>
          </table:table-cell>
          <table:table-cell table:formula="of:=[.E1020]/3600" office:value-type="float" office:value="-4.49452777777777" calcext:value-type="float">
            <text:p>-4.495</text:p>
          </table:table-cell>
          <table:table-cell table:number-columns-repeated="7"/>
        </table:table-row>
        <table:table-row table:style-name="ro2">
          <table:table-cell office:value-type="float" office:value="50999" calcext:value-type="float">
            <text:p>50999</text:p>
          </table:table-cell>
          <table:table-cell office:value-type="float" office:value="3.5" calcext:value-type="float">
            <text:p>3.5</text:p>
          </table:table-cell>
          <table:table-cell office:value-type="float" office:value="0.316" calcext:value-type="float">
            <text:p>0.316</text:p>
          </table:table-cell>
          <table:table-cell table:formula="of:=[.C1021]*-1" office:value-type="float" office:value="-0.316" calcext:value-type="float">
            <text:p>-0.316</text:p>
          </table:table-cell>
          <table:table-cell table:formula="of:=[.D1021]*([.A1021]-[.A1020])+[.E1020]" office:value-type="float" office:value="-16196.1" calcext:value-type="float">
            <text:p>-16196.1</text:p>
          </table:table-cell>
          <table:table-cell table:formula="of:=[.E1021]/3600" office:value-type="float" office:value="-4.49891666666666" calcext:value-type="float">
            <text:p>-4.499</text:p>
          </table:table-cell>
          <table:table-cell table:number-columns-repeated="7"/>
        </table:table-row>
        <table:table-row table:style-name="ro2">
          <table:table-cell office:value-type="float" office:value="51049" calcext:value-type="float">
            <text:p>510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22]*-1" office:value-type="float" office:value="-0.317" calcext:value-type="float">
            <text:p>-0.317</text:p>
          </table:table-cell>
          <table:table-cell table:formula="of:=[.D1022]*([.A1022]-[.A1021])+[.E1021]" office:value-type="float" office:value="-16211.95" calcext:value-type="float">
            <text:p>-16212.0</text:p>
          </table:table-cell>
          <table:table-cell table:formula="of:=[.E1022]/3600" office:value-type="float" office:value="-4.50331944444444" calcext:value-type="float">
            <text:p>-4.503</text:p>
          </table:table-cell>
          <table:table-cell table:number-columns-repeated="7"/>
        </table:table-row>
        <table:table-row table:style-name="ro2">
          <table:table-cell office:value-type="float" office:value="51099" calcext:value-type="float">
            <text:p>510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23]*-1" office:value-type="float" office:value="-0.318" calcext:value-type="float">
            <text:p>-0.318</text:p>
          </table:table-cell>
          <table:table-cell table:formula="of:=[.D1023]*([.A1023]-[.A1022])+[.E1022]" office:value-type="float" office:value="-16227.85" calcext:value-type="float">
            <text:p>-16227.9</text:p>
          </table:table-cell>
          <table:table-cell table:formula="of:=[.E1023]/3600" office:value-type="float" office:value="-4.5077361111111" calcext:value-type="float">
            <text:p>-4.508</text:p>
          </table:table-cell>
          <table:table-cell table:number-columns-repeated="7"/>
        </table:table-row>
        <table:table-row table:style-name="ro2">
          <table:table-cell office:value-type="float" office:value="51149" calcext:value-type="float">
            <text:p>5114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 table:formula="of:=[.C1024]*-1" office:value-type="float" office:value="-0.319" calcext:value-type="float">
            <text:p>-0.319</text:p>
          </table:table-cell>
          <table:table-cell table:formula="of:=[.D1024]*([.A1024]-[.A1023])+[.E1023]" office:value-type="float" office:value="-16243.8" calcext:value-type="float">
            <text:p>-16243.8</text:p>
          </table:table-cell>
          <table:table-cell table:formula="of:=[.E1024]/3600" office:value-type="float" office:value="-4.51216666666666" calcext:value-type="float">
            <text:p>-4.512</text:p>
          </table:table-cell>
          <table:table-cell table:number-columns-repeated="7"/>
        </table:table-row>
        <table:table-row table:style-name="ro2">
          <table:table-cell office:value-type="float" office:value="51199" calcext:value-type="float">
            <text:p>5119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 table:formula="of:=[.C1025]*-1" office:value-type="float" office:value="-0.319" calcext:value-type="float">
            <text:p>-0.319</text:p>
          </table:table-cell>
          <table:table-cell table:formula="of:=[.D1025]*([.A1025]-[.A1024])+[.E1024]" office:value-type="float" office:value="-16259.75" calcext:value-type="float">
            <text:p>-16259.8</text:p>
          </table:table-cell>
          <table:table-cell table:formula="of:=[.E1025]/3600" office:value-type="float" office:value="-4.51659722222222" calcext:value-type="float">
            <text:p>-4.517</text:p>
          </table:table-cell>
          <table:table-cell table:number-columns-repeated="7"/>
        </table:table-row>
        <table:table-row table:style-name="ro2">
          <table:table-cell office:value-type="float" office:value="51249" calcext:value-type="float">
            <text:p>512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26]*-1" office:value-type="float" office:value="-0.317" calcext:value-type="float">
            <text:p>-0.317</text:p>
          </table:table-cell>
          <table:table-cell table:formula="of:=[.D1026]*([.A1026]-[.A1025])+[.E1025]" office:value-type="float" office:value="-16275.6" calcext:value-type="float">
            <text:p>-16275.6</text:p>
          </table:table-cell>
          <table:table-cell table:formula="of:=[.E1026]/3600" office:value-type="float" office:value="-4.52099999999999" calcext:value-type="float">
            <text:p>-4.521</text:p>
          </table:table-cell>
          <table:table-cell table:number-columns-repeated="7"/>
        </table:table-row>
        <table:table-row table:style-name="ro2">
          <table:table-cell office:value-type="float" office:value="51299" calcext:value-type="float">
            <text:p>512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27]*-1" office:value-type="float" office:value="-0.318" calcext:value-type="float">
            <text:p>-0.318</text:p>
          </table:table-cell>
          <table:table-cell table:formula="of:=[.D1027]*([.A1027]-[.A1026])+[.E1026]" office:value-type="float" office:value="-16291.5" calcext:value-type="float">
            <text:p>-16291.5</text:p>
          </table:table-cell>
          <table:table-cell table:formula="of:=[.E1027]/3600" office:value-type="float" office:value="-4.52541666666666" calcext:value-type="float">
            <text:p>-4.525</text:p>
          </table:table-cell>
          <table:table-cell table:number-columns-repeated="7"/>
        </table:table-row>
        <table:table-row table:style-name="ro2">
          <table:table-cell office:value-type="float" office:value="51349" calcext:value-type="float">
            <text:p>513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28]*-1" office:value-type="float" office:value="-0.317" calcext:value-type="float">
            <text:p>-0.317</text:p>
          </table:table-cell>
          <table:table-cell table:formula="of:=[.D1028]*([.A1028]-[.A1027])+[.E1027]" office:value-type="float" office:value="-16307.35" calcext:value-type="float">
            <text:p>-16307.4</text:p>
          </table:table-cell>
          <table:table-cell table:formula="of:=[.E1028]/3600" office:value-type="float" office:value="-4.52981944444444" calcext:value-type="float">
            <text:p>-4.530</text:p>
          </table:table-cell>
          <table:table-cell table:number-columns-repeated="7"/>
        </table:table-row>
        <table:table-row table:style-name="ro2">
          <table:table-cell office:value-type="float" office:value="51399" calcext:value-type="float">
            <text:p>51399</text:p>
          </table:table-cell>
          <table:table-cell office:value-type="float" office:value="3.5" calcext:value-type="float">
            <text:p>3.5</text:p>
          </table:table-cell>
          <table:table-cell office:value-type="float" office:value="0.316" calcext:value-type="float">
            <text:p>0.316</text:p>
          </table:table-cell>
          <table:table-cell table:formula="of:=[.C1029]*-1" office:value-type="float" office:value="-0.316" calcext:value-type="float">
            <text:p>-0.316</text:p>
          </table:table-cell>
          <table:table-cell table:formula="of:=[.D1029]*([.A1029]-[.A1028])+[.E1028]" office:value-type="float" office:value="-16323.15" calcext:value-type="float">
            <text:p>-16323.2</text:p>
          </table:table-cell>
          <table:table-cell table:formula="of:=[.E1029]/3600" office:value-type="float" office:value="-4.53420833333333" calcext:value-type="float">
            <text:p>-4.534</text:p>
          </table:table-cell>
          <table:table-cell table:number-columns-repeated="7"/>
        </table:table-row>
        <table:table-row table:style-name="ro2">
          <table:table-cell office:value-type="float" office:value="51449" calcext:value-type="float">
            <text:p>514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30]*-1" office:value-type="float" office:value="-0.317" calcext:value-type="float">
            <text:p>-0.317</text:p>
          </table:table-cell>
          <table:table-cell table:formula="of:=[.D1030]*([.A1030]-[.A1029])+[.E1029]" office:value-type="float" office:value="-16339" calcext:value-type="float">
            <text:p>-16339.0</text:p>
          </table:table-cell>
          <table:table-cell table:formula="of:=[.E1030]/3600" office:value-type="float" office:value="-4.53861111111111" calcext:value-type="float">
            <text:p>-4.539</text:p>
          </table:table-cell>
          <table:table-cell table:number-columns-repeated="7"/>
        </table:table-row>
        <table:table-row table:style-name="ro2">
          <table:table-cell office:value-type="float" office:value="51499" calcext:value-type="float">
            <text:p>514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31]*-1" office:value-type="float" office:value="-0.318" calcext:value-type="float">
            <text:p>-0.318</text:p>
          </table:table-cell>
          <table:table-cell table:formula="of:=[.D1031]*([.A1031]-[.A1030])+[.E1030]" office:value-type="float" office:value="-16354.9" calcext:value-type="float">
            <text:p>-16354.9</text:p>
          </table:table-cell>
          <table:table-cell table:formula="of:=[.E1031]/3600" office:value-type="float" office:value="-4.54302777777777" calcext:value-type="float">
            <text:p>-4.543</text:p>
          </table:table-cell>
          <table:table-cell table:number-columns-repeated="7"/>
        </table:table-row>
        <table:table-row table:style-name="ro2">
          <table:table-cell office:value-type="float" office:value="51549" calcext:value-type="float">
            <text:p>5154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 table:formula="of:=[.C1032]*-1" office:value-type="float" office:value="-0.319" calcext:value-type="float">
            <text:p>-0.319</text:p>
          </table:table-cell>
          <table:table-cell table:formula="of:=[.D1032]*([.A1032]-[.A1031])+[.E1031]" office:value-type="float" office:value="-16370.85" calcext:value-type="float">
            <text:p>-16370.9</text:p>
          </table:table-cell>
          <table:table-cell table:formula="of:=[.E1032]/3600" office:value-type="float" office:value="-4.54745833333333" calcext:value-type="float">
            <text:p>-4.547</text:p>
          </table:table-cell>
          <table:table-cell table:number-columns-repeated="7"/>
        </table:table-row>
        <table:table-row table:style-name="ro2">
          <table:table-cell office:value-type="float" office:value="51599" calcext:value-type="float">
            <text:p>5159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 table:formula="of:=[.C1033]*-1" office:value-type="float" office:value="-0.319" calcext:value-type="float">
            <text:p>-0.319</text:p>
          </table:table-cell>
          <table:table-cell table:formula="of:=[.D1033]*([.A1033]-[.A1032])+[.E1032]" office:value-type="float" office:value="-16386.8" calcext:value-type="float">
            <text:p>-16386.8</text:p>
          </table:table-cell>
          <table:table-cell table:formula="of:=[.E1033]/3600" office:value-type="float" office:value="-4.55188888888888" calcext:value-type="float">
            <text:p>-4.552</text:p>
          </table:table-cell>
          <table:table-cell table:number-columns-repeated="7"/>
        </table:table-row>
        <table:table-row table:style-name="ro2">
          <table:table-cell office:value-type="float" office:value="51649" calcext:value-type="float">
            <text:p>5164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34]*-1" office:value-type="float" office:value="-0.318" calcext:value-type="float">
            <text:p>-0.318</text:p>
          </table:table-cell>
          <table:table-cell table:formula="of:=[.D1034]*([.A1034]-[.A1033])+[.E1033]" office:value-type="float" office:value="-16402.7" calcext:value-type="float">
            <text:p>-16402.7</text:p>
          </table:table-cell>
          <table:table-cell table:formula="of:=[.E1034]/3600" office:value-type="float" office:value="-4.55630555555555" calcext:value-type="float">
            <text:p>-4.556</text:p>
          </table:table-cell>
          <table:table-cell table:number-columns-repeated="7"/>
        </table:table-row>
        <table:table-row table:style-name="ro2">
          <table:table-cell office:value-type="float" office:value="51699" calcext:value-type="float">
            <text:p>516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35]*-1" office:value-type="float" office:value="-0.317" calcext:value-type="float">
            <text:p>-0.317</text:p>
          </table:table-cell>
          <table:table-cell table:formula="of:=[.D1035]*([.A1035]-[.A1034])+[.E1034]" office:value-type="float" office:value="-16418.55" calcext:value-type="float">
            <text:p>-16418.6</text:p>
          </table:table-cell>
          <table:table-cell table:formula="of:=[.E1035]/3600" office:value-type="float" office:value="-4.56070833333333" calcext:value-type="float">
            <text:p>-4.561</text:p>
          </table:table-cell>
          <table:table-cell table:number-columns-repeated="7"/>
        </table:table-row>
        <table:table-row table:style-name="ro2">
          <table:table-cell office:value-type="float" office:value="51749" calcext:value-type="float">
            <text:p>517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36]*-1" office:value-type="float" office:value="-0.317" calcext:value-type="float">
            <text:p>-0.317</text:p>
          </table:table-cell>
          <table:table-cell table:formula="of:=[.D1036]*([.A1036]-[.A1035])+[.E1035]" office:value-type="float" office:value="-16434.4" calcext:value-type="float">
            <text:p>-16434.4</text:p>
          </table:table-cell>
          <table:table-cell table:formula="of:=[.E1036]/3600" office:value-type="float" office:value="-4.5651111111111" calcext:value-type="float">
            <text:p>-4.565</text:p>
          </table:table-cell>
          <table:table-cell table:number-columns-repeated="7"/>
        </table:table-row>
        <table:table-row table:style-name="ro2">
          <table:table-cell office:value-type="float" office:value="51799" calcext:value-type="float">
            <text:p>517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37]*-1" office:value-type="float" office:value="-0.318" calcext:value-type="float">
            <text:p>-0.318</text:p>
          </table:table-cell>
          <table:table-cell table:formula="of:=[.D1037]*([.A1037]-[.A1036])+[.E1036]" office:value-type="float" office:value="-16450.3" calcext:value-type="float">
            <text:p>-16450.3</text:p>
          </table:table-cell>
          <table:table-cell table:formula="of:=[.E1037]/3600" office:value-type="float" office:value="-4.56952777777777" calcext:value-type="float">
            <text:p>-4.570</text:p>
          </table:table-cell>
          <table:table-cell table:number-columns-repeated="7"/>
        </table:table-row>
        <table:table-row table:style-name="ro2">
          <table:table-cell office:value-type="float" office:value="51849" calcext:value-type="float">
            <text:p>518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38]*-1" office:value-type="float" office:value="-0.317" calcext:value-type="float">
            <text:p>-0.317</text:p>
          </table:table-cell>
          <table:table-cell table:formula="of:=[.D1038]*([.A1038]-[.A1037])+[.E1037]" office:value-type="float" office:value="-16466.15" calcext:value-type="float">
            <text:p>-16466.2</text:p>
          </table:table-cell>
          <table:table-cell table:formula="of:=[.E1038]/3600" office:value-type="float" office:value="-4.57393055555555" calcext:value-type="float">
            <text:p>-4.574</text:p>
          </table:table-cell>
          <table:table-cell table:number-columns-repeated="7"/>
        </table:table-row>
        <table:table-row table:style-name="ro2">
          <table:table-cell office:value-type="float" office:value="51899" calcext:value-type="float">
            <text:p>518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39]*-1" office:value-type="float" office:value="-0.318" calcext:value-type="float">
            <text:p>-0.318</text:p>
          </table:table-cell>
          <table:table-cell table:formula="of:=[.D1039]*([.A1039]-[.A1038])+[.E1038]" office:value-type="float" office:value="-16482.05" calcext:value-type="float">
            <text:p>-16482.1</text:p>
          </table:table-cell>
          <table:table-cell table:formula="of:=[.E1039]/3600" office:value-type="float" office:value="-4.57834722222222" calcext:value-type="float">
            <text:p>-4.578</text:p>
          </table:table-cell>
          <table:table-cell table:number-columns-repeated="7"/>
        </table:table-row>
        <table:table-row table:style-name="ro2">
          <table:table-cell office:value-type="float" office:value="51949" calcext:value-type="float">
            <text:p>519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40]*-1" office:value-type="float" office:value="-0.317" calcext:value-type="float">
            <text:p>-0.317</text:p>
          </table:table-cell>
          <table:table-cell table:formula="of:=[.D1040]*([.A1040]-[.A1039])+[.E1039]" office:value-type="float" office:value="-16497.9" calcext:value-type="float">
            <text:p>-16497.9</text:p>
          </table:table-cell>
          <table:table-cell table:formula="of:=[.E1040]/3600" office:value-type="float" office:value="-4.58274999999999" calcext:value-type="float">
            <text:p>-4.583</text:p>
          </table:table-cell>
          <table:table-cell table:number-columns-repeated="7"/>
        </table:table-row>
        <table:table-row table:style-name="ro2">
          <table:table-cell office:value-type="float" office:value="51999" calcext:value-type="float">
            <text:p>519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9" calcext:value-type="float">
            <text:p>0.319</text:p>
          </table:table-cell>
          <table:table-cell table:formula="of:=[.C1041]*-1" office:value-type="float" office:value="-0.319" calcext:value-type="float">
            <text:p>-0.319</text:p>
          </table:table-cell>
          <table:table-cell table:formula="of:=[.D1041]*([.A1041]-[.A1040])+[.E1040]" office:value-type="float" office:value="-16513.85" calcext:value-type="float">
            <text:p>-16513.9</text:p>
          </table:table-cell>
          <table:table-cell table:formula="of:=[.E1041]/3600" office:value-type="float" office:value="-4.58718055555555" calcext:value-type="float">
            <text:p>-4.587</text:p>
          </table:table-cell>
          <table:table-cell table:number-columns-repeated="7"/>
        </table:table-row>
        <table:table-row table:style-name="ro2">
          <table:table-cell office:value-type="float" office:value="52049" calcext:value-type="float">
            <text:p>5204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42]*-1" office:value-type="float" office:value="-0.318" calcext:value-type="float">
            <text:p>-0.318</text:p>
          </table:table-cell>
          <table:table-cell table:formula="of:=[.D1042]*([.A1042]-[.A1041])+[.E1041]" office:value-type="float" office:value="-16529.75" calcext:value-type="float">
            <text:p>-16529.8</text:p>
          </table:table-cell>
          <table:table-cell table:formula="of:=[.E1042]/3600" office:value-type="float" office:value="-4.59159722222222" calcext:value-type="float">
            <text:p>-4.592</text:p>
          </table:table-cell>
          <table:table-cell table:number-columns-repeated="7"/>
        </table:table-row>
        <table:table-row table:style-name="ro2">
          <table:table-cell office:value-type="float" office:value="52099" calcext:value-type="float">
            <text:p>520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43]*-1" office:value-type="float" office:value="-0.318" calcext:value-type="float">
            <text:p>-0.318</text:p>
          </table:table-cell>
          <table:table-cell table:formula="of:=[.D1043]*([.A1043]-[.A1042])+[.E1042]" office:value-type="float" office:value="-16545.65" calcext:value-type="float">
            <text:p>-16545.7</text:p>
          </table:table-cell>
          <table:table-cell table:formula="of:=[.E1043]/3600" office:value-type="float" office:value="-4.59601388888888" calcext:value-type="float">
            <text:p>-4.596</text:p>
          </table:table-cell>
          <table:table-cell table:number-columns-repeated="7"/>
        </table:table-row>
        <table:table-row table:style-name="ro2">
          <table:table-cell office:value-type="float" office:value="52149" calcext:value-type="float">
            <text:p>521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7" calcext:value-type="float">
            <text:p>0.317</text:p>
          </table:table-cell>
          <table:table-cell table:formula="of:=[.C1044]*-1" office:value-type="float" office:value="-0.317" calcext:value-type="float">
            <text:p>-0.317</text:p>
          </table:table-cell>
          <table:table-cell table:formula="of:=[.D1044]*([.A1044]-[.A1043])+[.E1043]" office:value-type="float" office:value="-16561.5" calcext:value-type="float">
            <text:p>-16561.5</text:p>
          </table:table-cell>
          <table:table-cell table:formula="of:=[.E1044]/3600" office:value-type="float" office:value="-4.60041666666666" calcext:value-type="float">
            <text:p>-4.600</text:p>
          </table:table-cell>
          <table:table-cell table:number-columns-repeated="7"/>
        </table:table-row>
        <table:table-row table:style-name="ro2">
          <table:table-cell office:value-type="float" office:value="52199" calcext:value-type="float">
            <text:p>521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45]*-1" office:value-type="float" office:value="-0.318" calcext:value-type="float">
            <text:p>-0.318</text:p>
          </table:table-cell>
          <table:table-cell table:formula="of:=[.D1045]*([.A1045]-[.A1044])+[.E1044]" office:value-type="float" office:value="-16577.4" calcext:value-type="float">
            <text:p>-16577.4</text:p>
          </table:table-cell>
          <table:table-cell table:formula="of:=[.E1045]/3600" office:value-type="float" office:value="-4.60483333333333" calcext:value-type="float">
            <text:p>-4.605</text:p>
          </table:table-cell>
          <table:table-cell table:number-columns-repeated="7"/>
        </table:table-row>
        <table:table-row table:style-name="ro2">
          <table:table-cell office:value-type="float" office:value="52249" calcext:value-type="float">
            <text:p>522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46]*-1" office:value-type="float" office:value="-0.318" calcext:value-type="float">
            <text:p>-0.318</text:p>
          </table:table-cell>
          <table:table-cell table:formula="of:=[.D1046]*([.A1046]-[.A1045])+[.E1045]" office:value-type="float" office:value="-16593.3" calcext:value-type="float">
            <text:p>-16593.3</text:p>
          </table:table-cell>
          <table:table-cell table:formula="of:=[.E1046]/3600" office:value-type="float" office:value="-4.60925" calcext:value-type="float">
            <text:p>-4.609</text:p>
          </table:table-cell>
          <table:table-cell table:number-columns-repeated="7"/>
        </table:table-row>
        <table:table-row table:style-name="ro2">
          <table:table-cell office:value-type="float" office:value="52299" calcext:value-type="float">
            <text:p>522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7" calcext:value-type="float">
            <text:p>0.317</text:p>
          </table:table-cell>
          <table:table-cell table:formula="of:=[.C1047]*-1" office:value-type="float" office:value="-0.317" calcext:value-type="float">
            <text:p>-0.317</text:p>
          </table:table-cell>
          <table:table-cell table:formula="of:=[.D1047]*([.A1047]-[.A1046])+[.E1046]" office:value-type="float" office:value="-16609.15" calcext:value-type="float">
            <text:p>-16609.2</text:p>
          </table:table-cell>
          <table:table-cell table:formula="of:=[.E1047]/3600" office:value-type="float" office:value="-4.61365277777777" calcext:value-type="float">
            <text:p>-4.614</text:p>
          </table:table-cell>
          <table:table-cell table:number-columns-repeated="7"/>
        </table:table-row>
        <table:table-row table:style-name="ro2">
          <table:table-cell office:value-type="float" office:value="52349" calcext:value-type="float">
            <text:p>523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7" calcext:value-type="float">
            <text:p>0.317</text:p>
          </table:table-cell>
          <table:table-cell table:formula="of:=[.C1048]*-1" office:value-type="float" office:value="-0.317" calcext:value-type="float">
            <text:p>-0.317</text:p>
          </table:table-cell>
          <table:table-cell table:formula="of:=[.D1048]*([.A1048]-[.A1047])+[.E1047]" office:value-type="float" office:value="-16625" calcext:value-type="float">
            <text:p>-16625.0</text:p>
          </table:table-cell>
          <table:table-cell table:formula="of:=[.E1048]/3600" office:value-type="float" office:value="-4.61805555555555" calcext:value-type="float">
            <text:p>-4.618</text:p>
          </table:table-cell>
          <table:table-cell table:number-columns-repeated="7"/>
        </table:table-row>
        <table:table-row table:style-name="ro2">
          <table:table-cell office:value-type="float" office:value="52399" calcext:value-type="float">
            <text:p>523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49]*-1" office:value-type="float" office:value="-0.318" calcext:value-type="float">
            <text:p>-0.318</text:p>
          </table:table-cell>
          <table:table-cell table:formula="of:=[.D1049]*([.A1049]-[.A1048])+[.E1048]" office:value-type="float" office:value="-16640.9" calcext:value-type="float">
            <text:p>-16640.9</text:p>
          </table:table-cell>
          <table:table-cell table:formula="of:=[.E1049]/3600" office:value-type="float" office:value="-4.62247222222222" calcext:value-type="float">
            <text:p>-4.622</text:p>
          </table:table-cell>
          <table:table-cell table:number-columns-repeated="7"/>
        </table:table-row>
        <table:table-row table:style-name="ro2">
          <table:table-cell office:value-type="float" office:value="52449" calcext:value-type="float">
            <text:p>524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6" calcext:value-type="float">
            <text:p>0.316</text:p>
          </table:table-cell>
          <table:table-cell table:formula="of:=[.C1050]*-1" office:value-type="float" office:value="-0.316" calcext:value-type="float">
            <text:p>-0.316</text:p>
          </table:table-cell>
          <table:table-cell table:formula="of:=[.D1050]*([.A1050]-[.A1049])+[.E1049]" office:value-type="float" office:value="-16656.7" calcext:value-type="float">
            <text:p>-16656.7</text:p>
          </table:table-cell>
          <table:table-cell table:formula="of:=[.E1050]/3600" office:value-type="float" office:value="-4.62686111111111" calcext:value-type="float">
            <text:p>-4.627</text:p>
          </table:table-cell>
          <table:table-cell table:number-columns-repeated="7"/>
        </table:table-row>
        <table:table-row table:style-name="ro2">
          <table:table-cell office:value-type="float" office:value="52499" calcext:value-type="float">
            <text:p>524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51]*-1" office:value-type="float" office:value="-0.318" calcext:value-type="float">
            <text:p>-0.318</text:p>
          </table:table-cell>
          <table:table-cell table:formula="of:=[.D1051]*([.A1051]-[.A1050])+[.E1050]" office:value-type="float" office:value="-16672.6" calcext:value-type="float">
            <text:p>-16672.6</text:p>
          </table:table-cell>
          <table:table-cell table:formula="of:=[.E1051]/3600" office:value-type="float" office:value="-4.63127777777777" calcext:value-type="float">
            <text:p>-4.631</text:p>
          </table:table-cell>
          <table:table-cell table:number-columns-repeated="7"/>
        </table:table-row>
        <table:table-row table:style-name="ro2">
          <table:table-cell office:value-type="float" office:value="52549" calcext:value-type="float">
            <text:p>525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6" calcext:value-type="float">
            <text:p>0.316</text:p>
          </table:table-cell>
          <table:table-cell table:formula="of:=[.C1052]*-1" office:value-type="float" office:value="-0.316" calcext:value-type="float">
            <text:p>-0.316</text:p>
          </table:table-cell>
          <table:table-cell table:formula="of:=[.D1052]*([.A1052]-[.A1051])+[.E1051]" office:value-type="float" office:value="-16688.4" calcext:value-type="float">
            <text:p>-16688.4</text:p>
          </table:table-cell>
          <table:table-cell table:formula="of:=[.E1052]/3600" office:value-type="float" office:value="-4.63566666666666" calcext:value-type="float">
            <text:p>-4.636</text:p>
          </table:table-cell>
          <table:table-cell table:number-columns-repeated="7"/>
        </table:table-row>
        <table:table-row table:style-name="ro2">
          <table:table-cell office:value-type="float" office:value="52599" calcext:value-type="float">
            <text:p>525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53]*-1" office:value-type="float" office:value="-0.318" calcext:value-type="float">
            <text:p>-0.318</text:p>
          </table:table-cell>
          <table:table-cell table:formula="of:=[.D1053]*([.A1053]-[.A1052])+[.E1052]" office:value-type="float" office:value="-16704.3" calcext:value-type="float">
            <text:p>-16704.3</text:p>
          </table:table-cell>
          <table:table-cell table:formula="of:=[.E1053]/3600" office:value-type="float" office:value="-4.64008333333333" calcext:value-type="float">
            <text:p>-4.640</text:p>
          </table:table-cell>
          <table:table-cell table:number-columns-repeated="7"/>
        </table:table-row>
        <table:table-row table:style-name="ro2">
          <table:table-cell office:value-type="float" office:value="52649" calcext:value-type="float">
            <text:p>526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54]*-1" office:value-type="float" office:value="-0.318" calcext:value-type="float">
            <text:p>-0.318</text:p>
          </table:table-cell>
          <table:table-cell table:formula="of:=[.D1054]*([.A1054]-[.A1053])+[.E1053]" office:value-type="float" office:value="-16720.2" calcext:value-type="float">
            <text:p>-16720.2</text:p>
          </table:table-cell>
          <table:table-cell table:formula="of:=[.E1054]/3600" office:value-type="float" office:value="-4.6445" calcext:value-type="float">
            <text:p>-4.645</text:p>
          </table:table-cell>
          <table:table-cell table:number-columns-repeated="7"/>
        </table:table-row>
        <table:table-row table:style-name="ro2">
          <table:table-cell office:value-type="float" office:value="52699" calcext:value-type="float">
            <text:p>526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 table:formula="of:=[.C1055]*-1" office:value-type="float" office:value="-0.317" calcext:value-type="float">
            <text:p>-0.317</text:p>
          </table:table-cell>
          <table:table-cell table:formula="of:=[.D1055]*([.A1055]-[.A1054])+[.E1054]" office:value-type="float" office:value="-16736.05" calcext:value-type="float">
            <text:p>-16736.1</text:p>
          </table:table-cell>
          <table:table-cell table:formula="of:=[.E1055]/3600" office:value-type="float" office:value="-4.64890277777777" calcext:value-type="float">
            <text:p>-4.649</text:p>
          </table:table-cell>
          <table:table-cell table:number-columns-repeated="7"/>
        </table:table-row>
        <table:table-row table:style-name="ro2">
          <table:table-cell office:value-type="float" office:value="52749" calcext:value-type="float">
            <text:p>527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9" calcext:value-type="float">
            <text:p>0.319</text:p>
          </table:table-cell>
          <table:table-cell table:formula="of:=[.C1056]*-1" office:value-type="float" office:value="-0.319" calcext:value-type="float">
            <text:p>-0.319</text:p>
          </table:table-cell>
          <table:table-cell table:formula="of:=[.D1056]*([.A1056]-[.A1055])+[.E1055]" office:value-type="float" office:value="-16752" calcext:value-type="float">
            <text:p>-16752.0</text:p>
          </table:table-cell>
          <table:table-cell table:formula="of:=[.E1056]/3600" office:value-type="float" office:value="-4.65333333333333" calcext:value-type="float">
            <text:p>-4.653</text:p>
          </table:table-cell>
          <table:table-cell table:number-columns-repeated="7"/>
        </table:table-row>
        <table:table-row table:style-name="ro2">
          <table:table-cell office:value-type="float" office:value="52799" calcext:value-type="float">
            <text:p>527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57]*-1" office:value-type="float" office:value="-0.318" calcext:value-type="float">
            <text:p>-0.318</text:p>
          </table:table-cell>
          <table:table-cell table:formula="of:=[.D1057]*([.A1057]-[.A1056])+[.E1056]" office:value-type="float" office:value="-16767.9" calcext:value-type="float">
            <text:p>-16767.9</text:p>
          </table:table-cell>
          <table:table-cell table:formula="of:=[.E1057]/3600" office:value-type="float" office:value="-4.65775" calcext:value-type="float">
            <text:p>-4.658</text:p>
          </table:table-cell>
          <table:table-cell table:number-columns-repeated="7"/>
        </table:table-row>
        <table:table-row table:style-name="ro2">
          <table:table-cell office:value-type="float" office:value="52849" calcext:value-type="float">
            <text:p>528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58]*-1" office:value-type="float" office:value="-0.316" calcext:value-type="float">
            <text:p>-0.316</text:p>
          </table:table-cell>
          <table:table-cell table:formula="of:=[.D1058]*([.A1058]-[.A1057])+[.E1057]" office:value-type="float" office:value="-16783.7" calcext:value-type="float">
            <text:p>-16783.7</text:p>
          </table:table-cell>
          <table:table-cell table:formula="of:=[.E1058]/3600" office:value-type="float" office:value="-4.66213888888888" calcext:value-type="float">
            <text:p>-4.662</text:p>
          </table:table-cell>
          <table:table-cell table:number-columns-repeated="7"/>
        </table:table-row>
        <table:table-row table:style-name="ro2">
          <table:table-cell office:value-type="float" office:value="52899" calcext:value-type="float">
            <text:p>528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[.C1059]*-1" office:value-type="float" office:value="-0.318" calcext:value-type="float">
            <text:p>-0.318</text:p>
          </table:table-cell>
          <table:table-cell table:formula="of:=[.D1059]*([.A1059]-[.A1058])+[.E1058]" office:value-type="float" office:value="-16799.6" calcext:value-type="float">
            <text:p>-16799.6</text:p>
          </table:table-cell>
          <table:table-cell table:formula="of:=[.E1059]/3600" office:value-type="float" office:value="-4.66655555555555" calcext:value-type="float">
            <text:p>-4.667</text:p>
          </table:table-cell>
          <table:table-cell table:number-columns-repeated="7"/>
        </table:table-row>
        <table:table-row table:style-name="ro2">
          <table:table-cell office:value-type="float" office:value="52949" calcext:value-type="float">
            <text:p>529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[.C1060]*-1" office:value-type="float" office:value="-0.318" calcext:value-type="float">
            <text:p>-0.318</text:p>
          </table:table-cell>
          <table:table-cell table:formula="of:=[.D1060]*([.A1060]-[.A1059])+[.E1059]" office:value-type="float" office:value="-16815.5" calcext:value-type="float">
            <text:p>-16815.5</text:p>
          </table:table-cell>
          <table:table-cell table:formula="of:=[.E1060]/3600" office:value-type="float" office:value="-4.67097222222222" calcext:value-type="float">
            <text:p>-4.671</text:p>
          </table:table-cell>
          <table:table-cell table:number-columns-repeated="7"/>
        </table:table-row>
        <table:table-row table:style-name="ro2">
          <table:table-cell office:value-type="float" office:value="52999" calcext:value-type="float">
            <text:p>529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61]*-1" office:value-type="float" office:value="-0.316" calcext:value-type="float">
            <text:p>-0.316</text:p>
          </table:table-cell>
          <table:table-cell table:formula="of:=[.D1061]*([.A1061]-[.A1060])+[.E1060]" office:value-type="float" office:value="-16831.3" calcext:value-type="float">
            <text:p>-16831.3</text:p>
          </table:table-cell>
          <table:table-cell table:formula="of:=[.E1061]/3600" office:value-type="float" office:value="-4.67536111111111" calcext:value-type="float">
            <text:p>-4.675</text:p>
          </table:table-cell>
          <table:table-cell table:number-columns-repeated="7"/>
        </table:table-row>
        <table:table-row table:style-name="ro2">
          <table:table-cell office:value-type="float" office:value="53049" calcext:value-type="float">
            <text:p>530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62]*-1" office:value-type="float" office:value="-0.316" calcext:value-type="float">
            <text:p>-0.316</text:p>
          </table:table-cell>
          <table:table-cell table:formula="of:=[.D1062]*([.A1062]-[.A1061])+[.E1061]" office:value-type="float" office:value="-16847.1" calcext:value-type="float">
            <text:p>-16847.1</text:p>
          </table:table-cell>
          <table:table-cell table:formula="of:=[.E1062]/3600" office:value-type="float" office:value="-4.67975" calcext:value-type="float">
            <text:p>-4.680</text:p>
          </table:table-cell>
          <table:table-cell table:number-columns-repeated="7"/>
        </table:table-row>
        <table:table-row table:style-name="ro2">
          <table:table-cell office:value-type="float" office:value="53099" calcext:value-type="float">
            <text:p>530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 table:formula="of:=[.C1063]*-1" office:value-type="float" office:value="-0.317" calcext:value-type="float">
            <text:p>-0.317</text:p>
          </table:table-cell>
          <table:table-cell table:formula="of:=[.D1063]*([.A1063]-[.A1062])+[.E1062]" office:value-type="float" office:value="-16862.95" calcext:value-type="float">
            <text:p>-16863.0</text:p>
          </table:table-cell>
          <table:table-cell table:formula="of:=[.E1063]/3600" office:value-type="float" office:value="-4.68415277777777" calcext:value-type="float">
            <text:p>-4.684</text:p>
          </table:table-cell>
          <table:table-cell table:number-columns-repeated="7"/>
        </table:table-row>
        <table:table-row table:style-name="ro2">
          <table:table-cell office:value-type="float" office:value="53149" calcext:value-type="float">
            <text:p>531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64]*-1" office:value-type="float" office:value="-0.316" calcext:value-type="float">
            <text:p>-0.316</text:p>
          </table:table-cell>
          <table:table-cell table:formula="of:=[.D1064]*([.A1064]-[.A1063])+[.E1063]" office:value-type="float" office:value="-16878.75" calcext:value-type="float">
            <text:p>-16878.8</text:p>
          </table:table-cell>
          <table:table-cell table:formula="of:=[.E1064]/3600" office:value-type="float" office:value="-4.68854166666666" calcext:value-type="float">
            <text:p>-4.689</text:p>
          </table:table-cell>
          <table:table-cell table:number-columns-repeated="7"/>
        </table:table-row>
        <table:table-row table:style-name="ro2">
          <table:table-cell office:value-type="float" office:value="53199" calcext:value-type="float">
            <text:p>531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65]*-1" office:value-type="float" office:value="-0.316" calcext:value-type="float">
            <text:p>-0.316</text:p>
          </table:table-cell>
          <table:table-cell table:formula="of:=[.D1065]*([.A1065]-[.A1064])+[.E1064]" office:value-type="float" office:value="-16894.55" calcext:value-type="float">
            <text:p>-16894.6</text:p>
          </table:table-cell>
          <table:table-cell table:formula="of:=[.E1065]/3600" office:value-type="float" office:value="-4.69293055555555" calcext:value-type="float">
            <text:p>-4.693</text:p>
          </table:table-cell>
          <table:table-cell table:number-columns-repeated="7"/>
        </table:table-row>
        <table:table-row table:style-name="ro2">
          <table:table-cell office:value-type="float" office:value="53249" calcext:value-type="float">
            <text:p>532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 table:formula="of:=[.C1066]*-1" office:value-type="float" office:value="-0.317" calcext:value-type="float">
            <text:p>-0.317</text:p>
          </table:table-cell>
          <table:table-cell table:formula="of:=[.D1066]*([.A1066]-[.A1065])+[.E1065]" office:value-type="float" office:value="-16910.4" calcext:value-type="float">
            <text:p>-16910.4</text:p>
          </table:table-cell>
          <table:table-cell table:formula="of:=[.E1066]/3600" office:value-type="float" office:value="-4.69733333333333" calcext:value-type="float">
            <text:p>-4.697</text:p>
          </table:table-cell>
          <table:table-cell table:number-columns-repeated="7"/>
        </table:table-row>
        <table:table-row table:style-name="ro2">
          <table:table-cell office:value-type="float" office:value="53299" calcext:value-type="float">
            <text:p>532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67]*-1" office:value-type="float" office:value="-0.318" calcext:value-type="float">
            <text:p>-0.318</text:p>
          </table:table-cell>
          <table:table-cell table:formula="of:=[.D1067]*([.A1067]-[.A1066])+[.E1066]" office:value-type="float" office:value="-16926.3" calcext:value-type="float">
            <text:p>-16926.3</text:p>
          </table:table-cell>
          <table:table-cell table:formula="of:=[.E1067]/3600" office:value-type="float" office:value="-4.70174999999999" calcext:value-type="float">
            <text:p>-4.702</text:p>
          </table:table-cell>
          <table:table-cell table:number-columns-repeated="7"/>
        </table:table-row>
        <table:table-row table:style-name="ro2">
          <table:table-cell office:value-type="float" office:value="53349" calcext:value-type="float">
            <text:p>533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[.C1068]*-1" office:value-type="float" office:value="-0.318" calcext:value-type="float">
            <text:p>-0.318</text:p>
          </table:table-cell>
          <table:table-cell table:formula="of:=[.D1068]*([.A1068]-[.A1067])+[.E1067]" office:value-type="float" office:value="-16942.2" calcext:value-type="float">
            <text:p>-16942.2</text:p>
          </table:table-cell>
          <table:table-cell table:formula="of:=[.E1068]/3600" office:value-type="float" office:value="-4.70616666666666" calcext:value-type="float">
            <text:p>-4.706</text:p>
          </table:table-cell>
          <table:table-cell table:number-columns-repeated="7"/>
        </table:table-row>
        <table:table-row table:style-name="ro2">
          <table:table-cell office:value-type="float" office:value="53399" calcext:value-type="float">
            <text:p>533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[.C1069]*-1" office:value-type="float" office:value="-0.318" calcext:value-type="float">
            <text:p>-0.318</text:p>
          </table:table-cell>
          <table:table-cell table:formula="of:=[.D1069]*([.A1069]-[.A1068])+[.E1068]" office:value-type="float" office:value="-16958.1" calcext:value-type="float">
            <text:p>-16958.1</text:p>
          </table:table-cell>
          <table:table-cell table:formula="of:=[.E1069]/3600" office:value-type="float" office:value="-4.71058333333333" calcext:value-type="float">
            <text:p>-4.711</text:p>
          </table:table-cell>
          <table:table-cell table:number-columns-repeated="7"/>
        </table:table-row>
        <table:table-row table:style-name="ro2">
          <table:table-cell office:value-type="float" office:value="53449" calcext:value-type="float">
            <text:p>5344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70]*-1" office:value-type="float" office:value="-0.318" calcext:value-type="float">
            <text:p>-0.318</text:p>
          </table:table-cell>
          <table:table-cell table:formula="of:=[.D1070]*([.A1070]-[.A1069])+[.E1069]" office:value-type="float" office:value="-16974" calcext:value-type="float">
            <text:p>-16974.0</text:p>
          </table:table-cell>
          <table:table-cell table:formula="of:=[.E1070]/3600" office:value-type="float" office:value="-4.715" calcext:value-type="float">
            <text:p>-4.715</text:p>
          </table:table-cell>
          <table:table-cell table:number-columns-repeated="7"/>
        </table:table-row>
        <table:table-row table:style-name="ro2">
          <table:table-cell office:value-type="float" office:value="53499" calcext:value-type="float">
            <text:p>534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71]*-1" office:value-type="float" office:value="-0.318" calcext:value-type="float">
            <text:p>-0.318</text:p>
          </table:table-cell>
          <table:table-cell table:formula="of:=[.D1071]*([.A1071]-[.A1070])+[.E1070]" office:value-type="float" office:value="-16989.9" calcext:value-type="float">
            <text:p>-16989.9</text:p>
          </table:table-cell>
          <table:table-cell table:formula="of:=[.E1071]/3600" office:value-type="float" office:value="-4.71941666666666" calcext:value-type="float">
            <text:p>-4.719</text:p>
          </table:table-cell>
          <table:table-cell table:number-columns-repeated="7"/>
        </table:table-row>
        <table:table-row table:style-name="ro2">
          <table:table-cell office:value-type="float" office:value="53549" calcext:value-type="float">
            <text:p>5354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72]*-1" office:value-type="float" office:value="-0.318" calcext:value-type="float">
            <text:p>-0.318</text:p>
          </table:table-cell>
          <table:table-cell table:formula="of:=[.D1072]*([.A1072]-[.A1071])+[.E1071]" office:value-type="float" office:value="-17005.8" calcext:value-type="float">
            <text:p>-17005.8</text:p>
          </table:table-cell>
          <table:table-cell table:formula="of:=[.E1072]/3600" office:value-type="float" office:value="-4.72383333333333" calcext:value-type="float">
            <text:p>-4.724</text:p>
          </table:table-cell>
          <table:table-cell table:number-columns-repeated="7"/>
        </table:table-row>
        <table:table-row table:style-name="ro2">
          <table:table-cell office:value-type="float" office:value="53599" calcext:value-type="float">
            <text:p>535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73]*-1" office:value-type="float" office:value="-0.318" calcext:value-type="float">
            <text:p>-0.318</text:p>
          </table:table-cell>
          <table:table-cell table:formula="of:=[.D1073]*([.A1073]-[.A1072])+[.E1072]" office:value-type="float" office:value="-17021.7" calcext:value-type="float">
            <text:p>-17021.7</text:p>
          </table:table-cell>
          <table:table-cell table:formula="of:=[.E1073]/3600" office:value-type="float" office:value="-4.72825" calcext:value-type="float">
            <text:p>-4.728</text:p>
          </table:table-cell>
          <table:table-cell table:number-columns-repeated="7"/>
        </table:table-row>
        <table:table-row table:style-name="ro2">
          <table:table-cell office:value-type="float" office:value="53649" calcext:value-type="float">
            <text:p>53649</text:p>
          </table:table-cell>
          <table:table-cell office:value-type="float" office:value="3.46" calcext:value-type="float">
            <text:p>3.46</text:p>
          </table:table-cell>
          <table:table-cell office:value-type="float" office:value="0.316" calcext:value-type="float">
            <text:p>0.316</text:p>
          </table:table-cell>
          <table:table-cell table:formula="of:=[.C1074]*-1" office:value-type="float" office:value="-0.316" calcext:value-type="float">
            <text:p>-0.316</text:p>
          </table:table-cell>
          <table:table-cell table:formula="of:=[.D1074]*([.A1074]-[.A1073])+[.E1073]" office:value-type="float" office:value="-17037.5" calcext:value-type="float">
            <text:p>-17037.5</text:p>
          </table:table-cell>
          <table:table-cell table:formula="of:=[.E1074]/3600" office:value-type="float" office:value="-4.73263888888889" calcext:value-type="float">
            <text:p>-4.733</text:p>
          </table:table-cell>
          <table:table-cell table:number-columns-repeated="7"/>
        </table:table-row>
        <table:table-row table:style-name="ro2">
          <table:table-cell office:value-type="float" office:value="53699" calcext:value-type="float">
            <text:p>536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9" calcext:value-type="float">
            <text:p>0.319</text:p>
          </table:table-cell>
          <table:table-cell table:formula="of:=[.C1075]*-1" office:value-type="float" office:value="-0.319" calcext:value-type="float">
            <text:p>-0.319</text:p>
          </table:table-cell>
          <table:table-cell table:formula="of:=[.D1075]*([.A1075]-[.A1074])+[.E1074]" office:value-type="float" office:value="-17053.45" calcext:value-type="float">
            <text:p>-17053.5</text:p>
          </table:table-cell>
          <table:table-cell table:formula="of:=[.E1075]/3600" office:value-type="float" office:value="-4.73706944444444" calcext:value-type="float">
            <text:p>-4.737</text:p>
          </table:table-cell>
          <table:table-cell table:number-columns-repeated="7"/>
        </table:table-row>
        <table:table-row table:style-name="ro2">
          <table:table-cell office:value-type="float" office:value="53749" calcext:value-type="float">
            <text:p>53749</text:p>
          </table:table-cell>
          <table:table-cell office:value-type="float" office:value="3.46" calcext:value-type="float">
            <text:p>3.46</text:p>
          </table:table-cell>
          <table:table-cell office:value-type="float" office:value="0.318" calcext:value-type="float">
            <text:p>0.318</text:p>
          </table:table-cell>
          <table:table-cell table:formula="of:=[.C1076]*-1" office:value-type="float" office:value="-0.318" calcext:value-type="float">
            <text:p>-0.318</text:p>
          </table:table-cell>
          <table:table-cell table:formula="of:=[.D1076]*([.A1076]-[.A1075])+[.E1075]" office:value-type="float" office:value="-17069.35" calcext:value-type="float">
            <text:p>-17069.4</text:p>
          </table:table-cell>
          <table:table-cell table:formula="of:=[.E1076]/3600" office:value-type="float" office:value="-4.74148611111111" calcext:value-type="float">
            <text:p>-4.741</text:p>
          </table:table-cell>
          <table:table-cell table:number-columns-repeated="7"/>
        </table:table-row>
        <table:table-row table:style-name="ro2">
          <table:table-cell office:value-type="float" office:value="53799" calcext:value-type="float">
            <text:p>53799</text:p>
          </table:table-cell>
          <table:table-cell office:value-type="float" office:value="3.46" calcext:value-type="float">
            <text:p>3.46</text:p>
          </table:table-cell>
          <table:table-cell office:value-type="float" office:value="0.32" calcext:value-type="float">
            <text:p>0.32</text:p>
          </table:table-cell>
          <table:table-cell table:formula="of:=[.C1077]*-1" office:value-type="float" office:value="-0.32" calcext:value-type="float">
            <text:p>-0.32</text:p>
          </table:table-cell>
          <table:table-cell table:formula="of:=[.D1077]*([.A1077]-[.A1076])+[.E1076]" office:value-type="float" office:value="-17085.35" calcext:value-type="float">
            <text:p>-17085.4</text:p>
          </table:table-cell>
          <table:table-cell table:formula="of:=[.E1077]/3600" office:value-type="float" office:value="-4.74593055555555" calcext:value-type="float">
            <text:p>-4.746</text:p>
          </table:table-cell>
          <table:table-cell table:number-columns-repeated="7"/>
        </table:table-row>
        <table:table-row table:style-name="ro2">
          <table:table-cell office:value-type="float" office:value="53849" calcext:value-type="float">
            <text:p>53849</text:p>
          </table:table-cell>
          <table:table-cell office:value-type="float" office:value="3.46" calcext:value-type="float">
            <text:p>3.46</text:p>
          </table:table-cell>
          <table:table-cell office:value-type="float" office:value="0.318" calcext:value-type="float">
            <text:p>0.318</text:p>
          </table:table-cell>
          <table:table-cell table:formula="of:=[.C1078]*-1" office:value-type="float" office:value="-0.318" calcext:value-type="float">
            <text:p>-0.318</text:p>
          </table:table-cell>
          <table:table-cell table:formula="of:=[.D1078]*([.A1078]-[.A1077])+[.E1077]" office:value-type="float" office:value="-17101.25" calcext:value-type="float">
            <text:p>-17101.3</text:p>
          </table:table-cell>
          <table:table-cell table:formula="of:=[.E1078]/3600" office:value-type="float" office:value="-4.75034722222222" calcext:value-type="float">
            <text:p>-4.750</text:p>
          </table:table-cell>
          <table:table-cell table:number-columns-repeated="7"/>
        </table:table-row>
        <table:table-row table:style-name="ro2">
          <table:table-cell office:value-type="float" office:value="53899" calcext:value-type="float">
            <text:p>538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[.C1079]*-1" office:value-type="float" office:value="-0.318" calcext:value-type="float">
            <text:p>-0.318</text:p>
          </table:table-cell>
          <table:table-cell table:formula="of:=[.D1079]*([.A1079]-[.A1078])+[.E1078]" office:value-type="float" office:value="-17117.15" calcext:value-type="float">
            <text:p>-17117.2</text:p>
          </table:table-cell>
          <table:table-cell table:formula="of:=[.E1079]/3600" office:value-type="float" office:value="-4.75476388888889" calcext:value-type="float">
            <text:p>-4.755</text:p>
          </table:table-cell>
          <table:table-cell table:number-columns-repeated="7"/>
        </table:table-row>
        <table:table-row table:style-name="ro2">
          <table:table-cell office:value-type="float" office:value="53949" calcext:value-type="float">
            <text:p>53949</text:p>
          </table:table-cell>
          <table:table-cell office:value-type="float" office:value="3.45" calcext:value-type="float">
            <text:p>3.45</text:p>
          </table:table-cell>
          <table:table-cell office:value-type="float" office:value="0.317" calcext:value-type="float">
            <text:p>0.317</text:p>
          </table:table-cell>
          <table:table-cell table:formula="of:=[.C1080]*-1" office:value-type="float" office:value="-0.317" calcext:value-type="float">
            <text:p>-0.317</text:p>
          </table:table-cell>
          <table:table-cell table:formula="of:=[.D1080]*([.A1080]-[.A1079])+[.E1079]" office:value-type="float" office:value="-17133" calcext:value-type="float">
            <text:p>-17133.0</text:p>
          </table:table-cell>
          <table:table-cell table:formula="of:=[.E1080]/3600" office:value-type="float" office:value="-4.75916666666666" calcext:value-type="float">
            <text:p>-4.759</text:p>
          </table:table-cell>
          <table:table-cell table:number-columns-repeated="7"/>
        </table:table-row>
        <table:table-row table:style-name="ro2">
          <table:table-cell office:value-type="float" office:value="53999" calcext:value-type="float">
            <text:p>539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[.C1081]*-1" office:value-type="float" office:value="-0.318" calcext:value-type="float">
            <text:p>-0.318</text:p>
          </table:table-cell>
          <table:table-cell table:formula="of:=[.D1081]*([.A1081]-[.A1080])+[.E1080]" office:value-type="float" office:value="-17148.9" calcext:value-type="float">
            <text:p>-17148.9</text:p>
          </table:table-cell>
          <table:table-cell table:formula="of:=[.E1081]/3600" office:value-type="float" office:value="-4.76358333333333" calcext:value-type="float">
            <text:p>-4.764</text:p>
          </table:table-cell>
          <table:table-cell table:number-columns-repeated="7"/>
        </table:table-row>
        <table:table-row table:style-name="ro2">
          <table:table-cell office:value-type="float" office:value="54049" calcext:value-type="float">
            <text:p>54049</text:p>
          </table:table-cell>
          <table:table-cell office:value-type="float" office:value="3.44" calcext:value-type="float">
            <text:p>3.44</text:p>
          </table:table-cell>
          <table:table-cell office:value-type="float" office:value="0.316" calcext:value-type="float">
            <text:p>0.316</text:p>
          </table:table-cell>
          <table:table-cell table:formula="of:=[.C1082]*-1" office:value-type="float" office:value="-0.316" calcext:value-type="float">
            <text:p>-0.316</text:p>
          </table:table-cell>
          <table:table-cell table:formula="of:=[.D1082]*([.A1082]-[.A1081])+[.E1081]" office:value-type="float" office:value="-17164.7" calcext:value-type="float">
            <text:p>-17164.7</text:p>
          </table:table-cell>
          <table:table-cell table:formula="of:=[.E1082]/3600" office:value-type="float" office:value="-4.76797222222222" calcext:value-type="float">
            <text:p>-4.768</text:p>
          </table:table-cell>
          <table:table-cell table:number-columns-repeated="7"/>
        </table:table-row>
        <table:table-row table:style-name="ro2">
          <table:table-cell office:value-type="float" office:value="54099" calcext:value-type="float">
            <text:p>540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[.C1083]*-1" office:value-type="float" office:value="-0.318" calcext:value-type="float">
            <text:p>-0.318</text:p>
          </table:table-cell>
          <table:table-cell table:formula="of:=[.D1083]*([.A1083]-[.A1082])+[.E1082]" office:value-type="float" office:value="-17180.6" calcext:value-type="float">
            <text:p>-17180.6</text:p>
          </table:table-cell>
          <table:table-cell table:formula="of:=[.E1083]/3600" office:value-type="float" office:value="-4.77238888888889" calcext:value-type="float">
            <text:p>-4.772</text:p>
          </table:table-cell>
          <table:table-cell table:number-columns-repeated="7"/>
        </table:table-row>
        <table:table-row table:style-name="ro2">
          <table:table-cell office:value-type="float" office:value="54149" calcext:value-type="float">
            <text:p>5414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[.C1084]*-1" office:value-type="float" office:value="-0.318" calcext:value-type="float">
            <text:p>-0.318</text:p>
          </table:table-cell>
          <table:table-cell table:formula="of:=[.D1084]*([.A1084]-[.A1083])+[.E1083]" office:value-type="float" office:value="-17196.5" calcext:value-type="float">
            <text:p>-17196.5</text:p>
          </table:table-cell>
          <table:table-cell table:formula="of:=[.E1084]/3600" office:value-type="float" office:value="-4.77680555555556" calcext:value-type="float">
            <text:p>-4.777</text:p>
          </table:table-cell>
          <table:table-cell table:number-columns-repeated="7"/>
        </table:table-row>
        <table:table-row table:style-name="ro2">
          <table:table-cell office:value-type="float" office:value="54199" calcext:value-type="float">
            <text:p>541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[.C1085]*-1" office:value-type="float" office:value="-0.318" calcext:value-type="float">
            <text:p>-0.318</text:p>
          </table:table-cell>
          <table:table-cell table:formula="of:=[.D1085]*([.A1085]-[.A1084])+[.E1084]" office:value-type="float" office:value="-17212.4" calcext:value-type="float">
            <text:p>-17212.4</text:p>
          </table:table-cell>
          <table:table-cell table:formula="of:=[.E1085]/3600" office:value-type="float" office:value="-4.78122222222222" calcext:value-type="float">
            <text:p>-4.781</text:p>
          </table:table-cell>
          <table:table-cell table:number-columns-repeated="7"/>
        </table:table-row>
        <table:table-row table:style-name="ro2">
          <table:table-cell office:value-type="float" office:value="54249" calcext:value-type="float">
            <text:p>5424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[.C1086]*-1" office:value-type="float" office:value="-0.318" calcext:value-type="float">
            <text:p>-0.318</text:p>
          </table:table-cell>
          <table:table-cell table:formula="of:=[.D1086]*([.A1086]-[.A1085])+[.E1085]" office:value-type="float" office:value="-17228.3" calcext:value-type="float">
            <text:p>-17228.3</text:p>
          </table:table-cell>
          <table:table-cell table:formula="of:=[.E1086]/3600" office:value-type="float" office:value="-4.78563888888889" calcext:value-type="float">
            <text:p>-4.786</text:p>
          </table:table-cell>
          <table:table-cell table:number-columns-repeated="7"/>
        </table:table-row>
        <table:table-row table:style-name="ro2">
          <table:table-cell office:value-type="float" office:value="54299" calcext:value-type="float">
            <text:p>542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[.C1087]*-1" office:value-type="float" office:value="-0.318" calcext:value-type="float">
            <text:p>-0.318</text:p>
          </table:table-cell>
          <table:table-cell table:formula="of:=[.D1087]*([.A1087]-[.A1086])+[.E1086]" office:value-type="float" office:value="-17244.2" calcext:value-type="float">
            <text:p>-17244.2</text:p>
          </table:table-cell>
          <table:table-cell table:formula="of:=[.E1087]/3600" office:value-type="float" office:value="-4.79005555555556" calcext:value-type="float">
            <text:p>-4.790</text:p>
          </table:table-cell>
          <table:table-cell table:number-columns-repeated="7"/>
        </table:table-row>
        <table:table-row table:style-name="ro2">
          <table:table-cell office:value-type="float" office:value="54349" calcext:value-type="float">
            <text:p>5434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[.C1088]*-1" office:value-type="float" office:value="-0.318" calcext:value-type="float">
            <text:p>-0.318</text:p>
          </table:table-cell>
          <table:table-cell table:formula="of:=[.D1088]*([.A1088]-[.A1087])+[.E1087]" office:value-type="float" office:value="-17260.1" calcext:value-type="float">
            <text:p>-17260.1</text:p>
          </table:table-cell>
          <table:table-cell table:formula="of:=[.E1088]/3600" office:value-type="float" office:value="-4.79447222222222" calcext:value-type="float">
            <text:p>-4.794</text:p>
          </table:table-cell>
          <table:table-cell table:number-columns-repeated="7"/>
        </table:table-row>
        <table:table-row table:style-name="ro2">
          <table:table-cell office:value-type="float" office:value="54399" calcext:value-type="float">
            <text:p>543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[.C1089]*-1" office:value-type="float" office:value="-0.318" calcext:value-type="float">
            <text:p>-0.318</text:p>
          </table:table-cell>
          <table:table-cell table:formula="of:=[.D1089]*([.A1089]-[.A1088])+[.E1088]" office:value-type="float" office:value="-17276" calcext:value-type="float">
            <text:p>-17276.0</text:p>
          </table:table-cell>
          <table:table-cell table:formula="of:=[.E1089]/3600" office:value-type="float" office:value="-4.79888888888889" calcext:value-type="float">
            <text:p>-4.799</text:p>
          </table:table-cell>
          <table:table-cell table:number-columns-repeated="7"/>
        </table:table-row>
        <table:table-row table:style-name="ro2">
          <table:table-cell office:value-type="float" office:value="54449" calcext:value-type="float">
            <text:p>5444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[.C1090]*-1" office:value-type="float" office:value="-0.318" calcext:value-type="float">
            <text:p>-0.318</text:p>
          </table:table-cell>
          <table:table-cell table:formula="of:=[.D1090]*([.A1090]-[.A1089])+[.E1089]" office:value-type="float" office:value="-17291.9" calcext:value-type="float">
            <text:p>-17291.9</text:p>
          </table:table-cell>
          <table:table-cell table:formula="of:=[.E1090]/3600" office:value-type="float" office:value="-4.80330555555556" calcext:value-type="float">
            <text:p>-4.803</text:p>
          </table:table-cell>
          <table:table-cell table:number-columns-repeated="7"/>
        </table:table-row>
        <table:table-row table:style-name="ro2">
          <table:table-cell office:value-type="float" office:value="54499" calcext:value-type="float">
            <text:p>544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[.C1091]*-1" office:value-type="float" office:value="-0.318" calcext:value-type="float">
            <text:p>-0.318</text:p>
          </table:table-cell>
          <table:table-cell table:formula="of:=[.D1091]*([.A1091]-[.A1090])+[.E1090]" office:value-type="float" office:value="-17307.8" calcext:value-type="float">
            <text:p>-17307.8</text:p>
          </table:table-cell>
          <table:table-cell table:formula="of:=[.E1091]/3600" office:value-type="float" office:value="-4.80772222222222" calcext:value-type="float">
            <text:p>-4.808</text:p>
          </table:table-cell>
          <table:table-cell table:number-columns-repeated="7"/>
        </table:table-row>
        <table:table-row table:style-name="ro2">
          <table:table-cell office:value-type="float" office:value="54549" calcext:value-type="float">
            <text:p>54549</text:p>
          </table:table-cell>
          <table:table-cell office:value-type="float" office:value="3.42" calcext:value-type="float">
            <text:p>3.42</text:p>
          </table:table-cell>
          <table:table-cell office:value-type="float" office:value="0.317" calcext:value-type="float">
            <text:p>0.317</text:p>
          </table:table-cell>
          <table:table-cell table:formula="of:=[.C1092]*-1" office:value-type="float" office:value="-0.317" calcext:value-type="float">
            <text:p>-0.317</text:p>
          </table:table-cell>
          <table:table-cell table:formula="of:=[.D1092]*([.A1092]-[.A1091])+[.E1091]" office:value-type="float" office:value="-17323.65" calcext:value-type="float">
            <text:p>-17323.7</text:p>
          </table:table-cell>
          <table:table-cell table:formula="of:=[.E1092]/3600" office:value-type="float" office:value="-4.812125" calcext:value-type="float">
            <text:p>-4.812</text:p>
          </table:table-cell>
          <table:table-cell table:number-columns-repeated="7"/>
        </table:table-row>
        <table:table-row table:style-name="ro2">
          <table:table-cell office:value-type="float" office:value="54599" calcext:value-type="float">
            <text:p>545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8" calcext:value-type="float">
            <text:p>0.318</text:p>
          </table:table-cell>
          <table:table-cell table:formula="of:=[.C1093]*-1" office:value-type="float" office:value="-0.318" calcext:value-type="float">
            <text:p>-0.318</text:p>
          </table:table-cell>
          <table:table-cell table:formula="of:=[.D1093]*([.A1093]-[.A1092])+[.E1092]" office:value-type="float" office:value="-17339.55" calcext:value-type="float">
            <text:p>-17339.6</text:p>
          </table:table-cell>
          <table:table-cell table:formula="of:=[.E1093]/3600" office:value-type="float" office:value="-4.81654166666667" calcext:value-type="float">
            <text:p>-4.817</text:p>
          </table:table-cell>
          <table:table-cell table:number-columns-repeated="7"/>
        </table:table-row>
        <table:table-row table:style-name="ro2">
          <table:table-cell office:value-type="float" office:value="54649" calcext:value-type="float">
            <text:p>54649</text:p>
          </table:table-cell>
          <table:table-cell office:value-type="float" office:value="3.42" calcext:value-type="float">
            <text:p>3.42</text:p>
          </table:table-cell>
          <table:table-cell office:value-type="float" office:value="0.316" calcext:value-type="float">
            <text:p>0.316</text:p>
          </table:table-cell>
          <table:table-cell table:formula="of:=[.C1094]*-1" office:value-type="float" office:value="-0.316" calcext:value-type="float">
            <text:p>-0.316</text:p>
          </table:table-cell>
          <table:table-cell table:formula="of:=[.D1094]*([.A1094]-[.A1093])+[.E1093]" office:value-type="float" office:value="-17355.35" calcext:value-type="float">
            <text:p>-17355.4</text:p>
          </table:table-cell>
          <table:table-cell table:formula="of:=[.E1094]/3600" office:value-type="float" office:value="-4.82093055555556" calcext:value-type="float">
            <text:p>-4.821</text:p>
          </table:table-cell>
          <table:table-cell table:number-columns-repeated="7"/>
        </table:table-row>
        <table:table-row table:style-name="ro2">
          <table:table-cell office:value-type="float" office:value="54699" calcext:value-type="float">
            <text:p>546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8" calcext:value-type="float">
            <text:p>0.318</text:p>
          </table:table-cell>
          <table:table-cell table:formula="of:=[.C1095]*-1" office:value-type="float" office:value="-0.318" calcext:value-type="float">
            <text:p>-0.318</text:p>
          </table:table-cell>
          <table:table-cell table:formula="of:=[.D1095]*([.A1095]-[.A1094])+[.E1094]" office:value-type="float" office:value="-17371.25" calcext:value-type="float">
            <text:p>-17371.3</text:p>
          </table:table-cell>
          <table:table-cell table:formula="of:=[.E1095]/3600" office:value-type="float" office:value="-4.82534722222222" calcext:value-type="float">
            <text:p>-4.825</text:p>
          </table:table-cell>
          <table:table-cell table:number-columns-repeated="7"/>
        </table:table-row>
        <table:table-row table:style-name="ro2">
          <table:table-cell office:value-type="float" office:value="54749" calcext:value-type="float">
            <text:p>5474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[.C1096]*-1" office:value-type="float" office:value="-0.318" calcext:value-type="float">
            <text:p>-0.318</text:p>
          </table:table-cell>
          <table:table-cell table:formula="of:=[.D1096]*([.A1096]-[.A1095])+[.E1095]" office:value-type="float" office:value="-17387.15" calcext:value-type="float">
            <text:p>-17387.2</text:p>
          </table:table-cell>
          <table:table-cell table:formula="of:=[.E1096]/3600" office:value-type="float" office:value="-4.82976388888889" calcext:value-type="float">
            <text:p>-4.830</text:p>
          </table:table-cell>
          <table:table-cell table:number-columns-repeated="7"/>
        </table:table-row>
        <table:table-row table:style-name="ro2">
          <table:table-cell office:value-type="float" office:value="54799" calcext:value-type="float">
            <text:p>547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[.C1097]*-1" office:value-type="float" office:value="-0.318" calcext:value-type="float">
            <text:p>-0.318</text:p>
          </table:table-cell>
          <table:table-cell table:formula="of:=[.D1097]*([.A1097]-[.A1096])+[.E1096]" office:value-type="float" office:value="-17403.05" calcext:value-type="float">
            <text:p>-17403.1</text:p>
          </table:table-cell>
          <table:table-cell table:formula="of:=[.E1097]/3600" office:value-type="float" office:value="-4.83418055555556" calcext:value-type="float">
            <text:p>-4.834</text:p>
          </table:table-cell>
          <table:table-cell table:number-columns-repeated="7"/>
        </table:table-row>
        <table:table-row table:style-name="ro2">
          <table:table-cell office:value-type="float" office:value="54849" calcext:value-type="float">
            <text:p>5484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[.C1098]*-1" office:value-type="float" office:value="-0.318" calcext:value-type="float">
            <text:p>-0.318</text:p>
          </table:table-cell>
          <table:table-cell table:formula="of:=[.D1098]*([.A1098]-[.A1097])+[.E1097]" office:value-type="float" office:value="-17418.95" calcext:value-type="float">
            <text:p>-17419.0</text:p>
          </table:table-cell>
          <table:table-cell table:formula="of:=[.E1098]/3600" office:value-type="float" office:value="-4.83859722222223" calcext:value-type="float">
            <text:p>-4.839</text:p>
          </table:table-cell>
          <table:table-cell table:number-columns-repeated="7"/>
        </table:table-row>
        <table:table-row table:style-name="ro2">
          <table:table-cell office:value-type="float" office:value="54899" calcext:value-type="float">
            <text:p>548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7" calcext:value-type="float">
            <text:p>0.317</text:p>
          </table:table-cell>
          <table:table-cell table:formula="of:=[.C1099]*-1" office:value-type="float" office:value="-0.317" calcext:value-type="float">
            <text:p>-0.317</text:p>
          </table:table-cell>
          <table:table-cell table:formula="of:=[.D1099]*([.A1099]-[.A1098])+[.E1098]" office:value-type="float" office:value="-17434.8" calcext:value-type="float">
            <text:p>-17434.8</text:p>
          </table:table-cell>
          <table:table-cell table:formula="of:=[.E1099]/3600" office:value-type="float" office:value="-4.843" calcext:value-type="float">
            <text:p>-4.843</text:p>
          </table:table-cell>
          <table:table-cell table:number-columns-repeated="7"/>
        </table:table-row>
        <table:table-row table:style-name="ro2">
          <table:table-cell office:value-type="float" office:value="54949" calcext:value-type="float">
            <text:p>54949</text:p>
          </table:table-cell>
          <table:table-cell office:value-type="float" office:value="3.4" calcext:value-type="float">
            <text:p>3.4</text:p>
          </table:table-cell>
          <table:table-cell office:value-type="float" office:value="0.317" calcext:value-type="float">
            <text:p>0.317</text:p>
          </table:table-cell>
          <table:table-cell table:formula="of:=[.C1100]*-1" office:value-type="float" office:value="-0.317" calcext:value-type="float">
            <text:p>-0.317</text:p>
          </table:table-cell>
          <table:table-cell table:formula="of:=[.D1100]*([.A1100]-[.A1099])+[.E1099]" office:value-type="float" office:value="-17450.65" calcext:value-type="float">
            <text:p>-17450.7</text:p>
          </table:table-cell>
          <table:table-cell table:formula="of:=[.E1100]/3600" office:value-type="float" office:value="-4.84740277777778" calcext:value-type="float">
            <text:p>-4.847</text:p>
          </table:table-cell>
          <table:table-cell table:number-columns-repeated="7"/>
        </table:table-row>
        <table:table-row table:style-name="ro2">
          <table:table-cell office:value-type="float" office:value="54999" calcext:value-type="float">
            <text:p>54999</text:p>
          </table:table-cell>
          <table:table-cell office:value-type="float" office:value="3.4" calcext:value-type="float">
            <text:p>3.4</text:p>
          </table:table-cell>
          <table:table-cell office:value-type="float" office:value="0.319" calcext:value-type="float">
            <text:p>0.319</text:p>
          </table:table-cell>
          <table:table-cell table:formula="of:=[.C1101]*-1" office:value-type="float" office:value="-0.319" calcext:value-type="float">
            <text:p>-0.319</text:p>
          </table:table-cell>
          <table:table-cell table:formula="of:=[.D1101]*([.A1101]-[.A1100])+[.E1100]" office:value-type="float" office:value="-17466.6" calcext:value-type="float">
            <text:p>-17466.6</text:p>
          </table:table-cell>
          <table:table-cell table:formula="of:=[.E1101]/3600" office:value-type="float" office:value="-4.85183333333334" calcext:value-type="float">
            <text:p>-4.852</text:p>
          </table:table-cell>
          <table:table-cell table:number-columns-repeated="7"/>
        </table:table-row>
        <table:table-row table:style-name="ro2">
          <table:table-cell office:value-type="float" office:value="55049" calcext:value-type="float">
            <text:p>55049</text:p>
          </table:table-cell>
          <table:table-cell office:value-type="float" office:value="3.4" calcext:value-type="float">
            <text:p>3.4</text:p>
          </table:table-cell>
          <table:table-cell office:value-type="float" office:value="0.317" calcext:value-type="float">
            <text:p>0.317</text:p>
          </table:table-cell>
          <table:table-cell table:formula="of:=[.C1102]*-1" office:value-type="float" office:value="-0.317" calcext:value-type="float">
            <text:p>-0.317</text:p>
          </table:table-cell>
          <table:table-cell table:formula="of:=[.D1102]*([.A1102]-[.A1101])+[.E1101]" office:value-type="float" office:value="-17482.45" calcext:value-type="float">
            <text:p>-17482.5</text:p>
          </table:table-cell>
          <table:table-cell table:formula="of:=[.E1102]/3600" office:value-type="float" office:value="-4.85623611111111" calcext:value-type="float">
            <text:p>-4.856</text:p>
          </table:table-cell>
          <table:table-cell table:number-columns-repeated="7"/>
        </table:table-row>
        <table:table-row table:style-name="ro2">
          <table:table-cell office:value-type="float" office:value="55099" calcext:value-type="float">
            <text:p>550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6" calcext:value-type="float">
            <text:p>0.316</text:p>
          </table:table-cell>
          <table:table-cell table:formula="of:=[.C1103]*-1" office:value-type="float" office:value="-0.316" calcext:value-type="float">
            <text:p>-0.316</text:p>
          </table:table-cell>
          <table:table-cell table:formula="of:=[.D1103]*([.A1103]-[.A1102])+[.E1102]" office:value-type="float" office:value="-17498.25" calcext:value-type="float">
            <text:p>-17498.3</text:p>
          </table:table-cell>
          <table:table-cell table:formula="of:=[.E1103]/3600" office:value-type="float" office:value="-4.860625" calcext:value-type="float">
            <text:p>-4.861</text:p>
          </table:table-cell>
          <table:table-cell table:number-columns-repeated="7"/>
        </table:table-row>
        <table:table-row table:style-name="ro2">
          <table:table-cell office:value-type="float" office:value="55149" calcext:value-type="float">
            <text:p>5514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[.C1104]*-1" office:value-type="float" office:value="-0.318" calcext:value-type="float">
            <text:p>-0.318</text:p>
          </table:table-cell>
          <table:table-cell table:formula="of:=[.D1104]*([.A1104]-[.A1103])+[.E1103]" office:value-type="float" office:value="-17514.15" calcext:value-type="float">
            <text:p>-17514.2</text:p>
          </table:table-cell>
          <table:table-cell table:formula="of:=[.E1104]/3600" office:value-type="float" office:value="-4.86504166666667" calcext:value-type="float">
            <text:p>-4.865</text:p>
          </table:table-cell>
          <table:table-cell table:number-columns-repeated="7"/>
        </table:table-row>
        <table:table-row table:style-name="ro2">
          <table:table-cell office:value-type="float" office:value="55199" calcext:value-type="float">
            <text:p>551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[.C1105]*-1" office:value-type="float" office:value="-0.318" calcext:value-type="float">
            <text:p>-0.318</text:p>
          </table:table-cell>
          <table:table-cell table:formula="of:=[.D1105]*([.A1105]-[.A1104])+[.E1104]" office:value-type="float" office:value="-17530.05" calcext:value-type="float">
            <text:p>-17530.1</text:p>
          </table:table-cell>
          <table:table-cell table:formula="of:=[.E1105]/3600" office:value-type="float" office:value="-4.86945833333334" calcext:value-type="float">
            <text:p>-4.869</text:p>
          </table:table-cell>
          <table:table-cell table:number-columns-repeated="7"/>
        </table:table-row>
        <table:table-row table:style-name="ro2">
          <table:table-cell office:value-type="float" office:value="55249" calcext:value-type="float">
            <text:p>5524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[.C1106]*-1" office:value-type="float" office:value="-0.318" calcext:value-type="float">
            <text:p>-0.318</text:p>
          </table:table-cell>
          <table:table-cell table:formula="of:=[.D1106]*([.A1106]-[.A1105])+[.E1105]" office:value-type="float" office:value="-17545.95" calcext:value-type="float">
            <text:p>-17546.0</text:p>
          </table:table-cell>
          <table:table-cell table:formula="of:=[.E1106]/3600" office:value-type="float" office:value="-4.873875" calcext:value-type="float">
            <text:p>-4.874</text:p>
          </table:table-cell>
          <table:table-cell table:number-columns-repeated="7"/>
        </table:table-row>
        <table:table-row table:style-name="ro2">
          <table:table-cell office:value-type="float" office:value="55299" calcext:value-type="float">
            <text:p>552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[.C1107]*-1" office:value-type="float" office:value="-0.318" calcext:value-type="float">
            <text:p>-0.318</text:p>
          </table:table-cell>
          <table:table-cell table:formula="of:=[.D1107]*([.A1107]-[.A1106])+[.E1106]" office:value-type="float" office:value="-17561.85" calcext:value-type="float">
            <text:p>-17561.9</text:p>
          </table:table-cell>
          <table:table-cell table:formula="of:=[.E1107]/3600" office:value-type="float" office:value="-4.87829166666667" calcext:value-type="float">
            <text:p>-4.878</text:p>
          </table:table-cell>
          <table:table-cell table:number-columns-repeated="7"/>
        </table:table-row>
        <table:table-row table:style-name="ro2">
          <table:table-cell office:value-type="float" office:value="55349" calcext:value-type="float">
            <text:p>5534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[.C1108]*-1" office:value-type="float" office:value="-0.318" calcext:value-type="float">
            <text:p>-0.318</text:p>
          </table:table-cell>
          <table:table-cell table:formula="of:=[.D1108]*([.A1108]-[.A1107])+[.E1107]" office:value-type="float" office:value="-17577.75" calcext:value-type="float">
            <text:p>-17577.8</text:p>
          </table:table-cell>
          <table:table-cell table:formula="of:=[.E1108]/3600" office:value-type="float" office:value="-4.88270833333334" calcext:value-type="float">
            <text:p>-4.883</text:p>
          </table:table-cell>
          <table:table-cell table:number-columns-repeated="7"/>
        </table:table-row>
        <table:table-row table:style-name="ro2">
          <table:table-cell office:value-type="float" office:value="55399" calcext:value-type="float">
            <text:p>553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[.C1109]*-1" office:value-type="float" office:value="-0.318" calcext:value-type="float">
            <text:p>-0.318</text:p>
          </table:table-cell>
          <table:table-cell table:formula="of:=[.D1109]*([.A1109]-[.A1108])+[.E1108]" office:value-type="float" office:value="-17593.65" calcext:value-type="float">
            <text:p>-17593.7</text:p>
          </table:table-cell>
          <table:table-cell table:formula="of:=[.E1109]/3600" office:value-type="float" office:value="-4.887125" calcext:value-type="float">
            <text:p>-4.887</text:p>
          </table:table-cell>
          <table:table-cell table:number-columns-repeated="7"/>
        </table:table-row>
        <table:table-row table:style-name="ro2">
          <table:table-cell office:value-type="float" office:value="55449" calcext:value-type="float">
            <text:p>5544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[.C1110]*-1" office:value-type="float" office:value="-0.318" calcext:value-type="float">
            <text:p>-0.318</text:p>
          </table:table-cell>
          <table:table-cell table:formula="of:=[.D1110]*([.A1110]-[.A1109])+[.E1109]" office:value-type="float" office:value="-17609.55" calcext:value-type="float">
            <text:p>-17609.6</text:p>
          </table:table-cell>
          <table:table-cell table:formula="of:=[.E1110]/3600" office:value-type="float" office:value="-4.89154166666667" calcext:value-type="float">
            <text:p>-4.892</text:p>
          </table:table-cell>
          <table:table-cell table:number-columns-repeated="7"/>
        </table:table-row>
        <table:table-row table:style-name="ro2">
          <table:table-cell office:value-type="float" office:value="55499" calcext:value-type="float">
            <text:p>554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9" calcext:value-type="float">
            <text:p>0.319</text:p>
          </table:table-cell>
          <table:table-cell table:formula="of:=[.C1111]*-1" office:value-type="float" office:value="-0.319" calcext:value-type="float">
            <text:p>-0.319</text:p>
          </table:table-cell>
          <table:table-cell table:formula="of:=[.D1111]*([.A1111]-[.A1110])+[.E1110]" office:value-type="float" office:value="-17625.5" calcext:value-type="float">
            <text:p>-17625.5</text:p>
          </table:table-cell>
          <table:table-cell table:formula="of:=[.E1111]/3600" office:value-type="float" office:value="-4.89597222222223" calcext:value-type="float">
            <text:p>-4.896</text:p>
          </table:table-cell>
          <table:table-cell table:number-columns-repeated="7"/>
        </table:table-row>
        <table:table-row table:style-name="ro2">
          <table:table-cell office:value-type="float" office:value="55549" calcext:value-type="float">
            <text:p>55549</text:p>
          </table:table-cell>
          <table:table-cell office:value-type="float" office:value="3.37" calcext:value-type="float">
            <text:p>3.37</text:p>
          </table:table-cell>
          <table:table-cell office:value-type="float" office:value="0.318" calcext:value-type="float">
            <text:p>0.318</text:p>
          </table:table-cell>
          <table:table-cell table:formula="of:=[.C1112]*-1" office:value-type="float" office:value="-0.318" calcext:value-type="float">
            <text:p>-0.318</text:p>
          </table:table-cell>
          <table:table-cell table:formula="of:=[.D1112]*([.A1112]-[.A1111])+[.E1111]" office:value-type="float" office:value="-17641.4" calcext:value-type="float">
            <text:p>-17641.4</text:p>
          </table:table-cell>
          <table:table-cell table:formula="of:=[.E1112]/3600" office:value-type="float" office:value="-4.90038888888889" calcext:value-type="float">
            <text:p>-4.900</text:p>
          </table:table-cell>
          <table:table-cell table:number-columns-repeated="7"/>
        </table:table-row>
        <table:table-row table:style-name="ro2">
          <table:table-cell office:value-type="float" office:value="55599" calcext:value-type="float">
            <text:p>555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8" calcext:value-type="float">
            <text:p>0.318</text:p>
          </table:table-cell>
          <table:table-cell table:formula="of:=[.C1113]*-1" office:value-type="float" office:value="-0.318" calcext:value-type="float">
            <text:p>-0.318</text:p>
          </table:table-cell>
          <table:table-cell table:formula="of:=[.D1113]*([.A1113]-[.A1112])+[.E1112]" office:value-type="float" office:value="-17657.3" calcext:value-type="float">
            <text:p>-17657.3</text:p>
          </table:table-cell>
          <table:table-cell table:formula="of:=[.E1113]/3600" office:value-type="float" office:value="-4.90480555555556" calcext:value-type="float">
            <text:p>-4.905</text:p>
          </table:table-cell>
          <table:table-cell table:number-columns-repeated="7"/>
        </table:table-row>
        <table:table-row table:style-name="ro2">
          <table:table-cell office:value-type="float" office:value="55649" calcext:value-type="float">
            <text:p>55649</text:p>
          </table:table-cell>
          <table:table-cell office:value-type="float" office:value="3.37" calcext:value-type="float">
            <text:p>3.37</text:p>
          </table:table-cell>
          <table:table-cell office:value-type="float" office:value="0.317" calcext:value-type="float">
            <text:p>0.317</text:p>
          </table:table-cell>
          <table:table-cell table:formula="of:=[.C1114]*-1" office:value-type="float" office:value="-0.317" calcext:value-type="float">
            <text:p>-0.317</text:p>
          </table:table-cell>
          <table:table-cell table:formula="of:=[.D1114]*([.A1114]-[.A1113])+[.E1113]" office:value-type="float" office:value="-17673.15" calcext:value-type="float">
            <text:p>-17673.2</text:p>
          </table:table-cell>
          <table:table-cell table:formula="of:=[.E1114]/3600" office:value-type="float" office:value="-4.90920833333334" calcext:value-type="float">
            <text:p>-4.909</text:p>
          </table:table-cell>
          <table:table-cell table:number-columns-repeated="7"/>
        </table:table-row>
        <table:table-row table:style-name="ro2">
          <table:table-cell office:value-type="float" office:value="55699" calcext:value-type="float">
            <text:p>556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8" calcext:value-type="float">
            <text:p>0.318</text:p>
          </table:table-cell>
          <table:table-cell table:formula="of:=[.C1115]*-1" office:value-type="float" office:value="-0.318" calcext:value-type="float">
            <text:p>-0.318</text:p>
          </table:table-cell>
          <table:table-cell table:formula="of:=[.D1115]*([.A1115]-[.A1114])+[.E1114]" office:value-type="float" office:value="-17689.05" calcext:value-type="float">
            <text:p>-17689.1</text:p>
          </table:table-cell>
          <table:table-cell table:formula="of:=[.E1115]/3600" office:value-type="float" office:value="-4.91362500000001" calcext:value-type="float">
            <text:p>-4.914</text:p>
          </table:table-cell>
          <table:table-cell table:number-columns-repeated="7"/>
        </table:table-row>
        <table:table-row table:style-name="ro2">
          <table:table-cell office:value-type="float" office:value="55749" calcext:value-type="float">
            <text:p>55749</text:p>
          </table:table-cell>
          <table:table-cell office:value-type="float" office:value="3.36" calcext:value-type="float">
            <text:p>3.36</text:p>
          </table:table-cell>
          <table:table-cell office:value-type="float" office:value="0.318" calcext:value-type="float">
            <text:p>0.318</text:p>
          </table:table-cell>
          <table:table-cell table:formula="of:=[.C1116]*-1" office:value-type="float" office:value="-0.318" calcext:value-type="float">
            <text:p>-0.318</text:p>
          </table:table-cell>
          <table:table-cell table:formula="of:=[.D1116]*([.A1116]-[.A1115])+[.E1115]" office:value-type="float" office:value="-17704.95" calcext:value-type="float">
            <text:p>-17705.0</text:p>
          </table:table-cell>
          <table:table-cell table:formula="of:=[.E1116]/3600" office:value-type="float" office:value="-4.91804166666667" calcext:value-type="float">
            <text:p>-4.918</text:p>
          </table:table-cell>
          <table:table-cell table:number-columns-repeated="7"/>
        </table:table-row>
        <table:table-row table:style-name="ro2">
          <table:table-cell office:value-type="float" office:value="55799" calcext:value-type="float">
            <text:p>557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8" calcext:value-type="float">
            <text:p>0.318</text:p>
          </table:table-cell>
          <table:table-cell table:formula="of:=[.C1117]*-1" office:value-type="float" office:value="-0.318" calcext:value-type="float">
            <text:p>-0.318</text:p>
          </table:table-cell>
          <table:table-cell table:formula="of:=[.D1117]*([.A1117]-[.A1116])+[.E1116]" office:value-type="float" office:value="-17720.85" calcext:value-type="float">
            <text:p>-17720.9</text:p>
          </table:table-cell>
          <table:table-cell table:formula="of:=[.E1117]/3600" office:value-type="float" office:value="-4.92245833333334" calcext:value-type="float">
            <text:p>-4.922</text:p>
          </table:table-cell>
          <table:table-cell table:number-columns-repeated="7"/>
        </table:table-row>
        <table:table-row table:style-name="ro2">
          <table:table-cell office:value-type="float" office:value="55849" calcext:value-type="float">
            <text:p>55849</text:p>
          </table:table-cell>
          <table:table-cell office:value-type="float" office:value="3.35" calcext:value-type="float">
            <text:p>3.35</text:p>
          </table:table-cell>
          <table:table-cell office:value-type="float" office:value="0.319" calcext:value-type="float">
            <text:p>0.319</text:p>
          </table:table-cell>
          <table:table-cell table:formula="of:=[.C1118]*-1" office:value-type="float" office:value="-0.319" calcext:value-type="float">
            <text:p>-0.319</text:p>
          </table:table-cell>
          <table:table-cell table:formula="of:=[.D1118]*([.A1118]-[.A1117])+[.E1117]" office:value-type="float" office:value="-17736.8" calcext:value-type="float">
            <text:p>-17736.8</text:p>
          </table:table-cell>
          <table:table-cell table:formula="of:=[.E1118]/3600" office:value-type="float" office:value="-4.9268888888889" calcext:value-type="float">
            <text:p>-4.927</text:p>
          </table:table-cell>
          <table:table-cell table:number-columns-repeated="7"/>
        </table:table-row>
        <table:table-row table:style-name="ro2">
          <table:table-cell office:value-type="float" office:value="55899" calcext:value-type="float">
            <text:p>558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8" calcext:value-type="float">
            <text:p>0.318</text:p>
          </table:table-cell>
          <table:table-cell table:formula="of:=[.C1119]*-1" office:value-type="float" office:value="-0.318" calcext:value-type="float">
            <text:p>-0.318</text:p>
          </table:table-cell>
          <table:table-cell table:formula="of:=[.D1119]*([.A1119]-[.A1118])+[.E1118]" office:value-type="float" office:value="-17752.7" calcext:value-type="float">
            <text:p>-17752.7</text:p>
          </table:table-cell>
          <table:table-cell table:formula="of:=[.E1119]/3600" office:value-type="float" office:value="-4.93130555555556" calcext:value-type="float">
            <text:p>-4.931</text:p>
          </table:table-cell>
          <table:table-cell table:number-columns-repeated="7"/>
        </table:table-row>
        <table:table-row table:style-name="ro2">
          <table:table-cell office:value-type="float" office:value="55949" calcext:value-type="float">
            <text:p>55949</text:p>
          </table:table-cell>
          <table:table-cell office:value-type="float" office:value="3.35" calcext:value-type="float">
            <text:p>3.35</text:p>
          </table:table-cell>
          <table:table-cell office:value-type="float" office:value="0.317" calcext:value-type="float">
            <text:p>0.317</text:p>
          </table:table-cell>
          <table:table-cell table:formula="of:=[.C1120]*-1" office:value-type="float" office:value="-0.317" calcext:value-type="float">
            <text:p>-0.317</text:p>
          </table:table-cell>
          <table:table-cell table:formula="of:=[.D1120]*([.A1120]-[.A1119])+[.E1119]" office:value-type="float" office:value="-17768.55" calcext:value-type="float">
            <text:p>-17768.6</text:p>
          </table:table-cell>
          <table:table-cell table:formula="of:=[.E1120]/3600" office:value-type="float" office:value="-4.93570833333334" calcext:value-type="float">
            <text:p>-4.936</text:p>
          </table:table-cell>
          <table:table-cell table:number-columns-repeated="7"/>
        </table:table-row>
        <table:table-row table:style-name="ro2">
          <table:table-cell office:value-type="float" office:value="55999" calcext:value-type="float">
            <text:p>559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 table:formula="of:=[.C1121]*-1" office:value-type="float" office:value="-0.317" calcext:value-type="float">
            <text:p>-0.317</text:p>
          </table:table-cell>
          <table:table-cell table:formula="of:=[.D1121]*([.A1121]-[.A1120])+[.E1120]" office:value-type="float" office:value="-17784.4" calcext:value-type="float">
            <text:p>-17784.4</text:p>
          </table:table-cell>
          <table:table-cell table:formula="of:=[.E1121]/3600" office:value-type="float" office:value="-4.94011111111112" calcext:value-type="float">
            <text:p>-4.940</text:p>
          </table:table-cell>
          <table:table-cell table:number-columns-repeated="7"/>
        </table:table-row>
        <table:table-row table:style-name="ro2">
          <table:table-cell office:value-type="float" office:value="56049" calcext:value-type="float">
            <text:p>5604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 table:formula="of:=[.C1122]*-1" office:value-type="float" office:value="-0.317" calcext:value-type="float">
            <text:p>-0.317</text:p>
          </table:table-cell>
          <table:table-cell table:formula="of:=[.D1122]*([.A1122]-[.A1121])+[.E1121]" office:value-type="float" office:value="-17800.25" calcext:value-type="float">
            <text:p>-17800.3</text:p>
          </table:table-cell>
          <table:table-cell table:formula="of:=[.E1122]/3600" office:value-type="float" office:value="-4.94451388888889" calcext:value-type="float">
            <text:p>-4.945</text:p>
          </table:table-cell>
          <table:table-cell table:number-columns-repeated="7"/>
        </table:table-row>
        <table:table-row table:style-name="ro2">
          <table:table-cell office:value-type="float" office:value="56099" calcext:value-type="float">
            <text:p>560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8" calcext:value-type="float">
            <text:p>0.318</text:p>
          </table:table-cell>
          <table:table-cell table:formula="of:=[.C1123]*-1" office:value-type="float" office:value="-0.318" calcext:value-type="float">
            <text:p>-0.318</text:p>
          </table:table-cell>
          <table:table-cell table:formula="of:=[.D1123]*([.A1123]-[.A1122])+[.E1122]" office:value-type="float" office:value="-17816.15" calcext:value-type="float">
            <text:p>-17816.2</text:p>
          </table:table-cell>
          <table:table-cell table:formula="of:=[.E1123]/3600" office:value-type="float" office:value="-4.94893055555556" calcext:value-type="float">
            <text:p>-4.949</text:p>
          </table:table-cell>
          <table:table-cell table:number-columns-repeated="7"/>
        </table:table-row>
        <table:table-row table:style-name="ro2">
          <table:table-cell office:value-type="float" office:value="56149" calcext:value-type="float">
            <text:p>5614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 table:formula="of:=[.C1124]*-1" office:value-type="float" office:value="-0.317" calcext:value-type="float">
            <text:p>-0.317</text:p>
          </table:table-cell>
          <table:table-cell table:formula="of:=[.D1124]*([.A1124]-[.A1123])+[.E1123]" office:value-type="float" office:value="-17832" calcext:value-type="float">
            <text:p>-17832.0</text:p>
          </table:table-cell>
          <table:table-cell table:formula="of:=[.E1124]/3600" office:value-type="float" office:value="-4.95333333333334" calcext:value-type="float">
            <text:p>-4.953</text:p>
          </table:table-cell>
          <table:table-cell table:number-columns-repeated="7"/>
        </table:table-row>
        <table:table-row table:style-name="ro2">
          <table:table-cell office:value-type="float" office:value="56199" calcext:value-type="float">
            <text:p>5619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  <table:table-cell table:formula="of:=[.C1125]*-1" office:value-type="float" office:value="-0.318" calcext:value-type="float">
            <text:p>-0.318</text:p>
          </table:table-cell>
          <table:table-cell table:formula="of:=[.D1125]*([.A1125]-[.A1124])+[.E1124]" office:value-type="float" office:value="-17847.9" calcext:value-type="float">
            <text:p>-17847.9</text:p>
          </table:table-cell>
          <table:table-cell table:formula="of:=[.E1125]/3600" office:value-type="float" office:value="-4.95775000000001" calcext:value-type="float">
            <text:p>-4.958</text:p>
          </table:table-cell>
          <table:table-cell table:number-columns-repeated="7"/>
        </table:table-row>
        <table:table-row table:style-name="ro2">
          <table:table-cell office:value-type="float" office:value="56249" calcext:value-type="float">
            <text:p>5624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  <table:table-cell table:formula="of:=[.C1126]*-1" office:value-type="float" office:value="-0.318" calcext:value-type="float">
            <text:p>-0.318</text:p>
          </table:table-cell>
          <table:table-cell table:formula="of:=[.D1126]*([.A1126]-[.A1125])+[.E1125]" office:value-type="float" office:value="-17863.8" calcext:value-type="float">
            <text:p>-17863.8</text:p>
          </table:table-cell>
          <table:table-cell table:formula="of:=[.E1126]/3600" office:value-type="float" office:value="-4.96216666666667" calcext:value-type="float">
            <text:p>-4.962</text:p>
          </table:table-cell>
          <table:table-cell table:number-columns-repeated="7"/>
        </table:table-row>
        <table:table-row table:style-name="ro2">
          <table:table-cell office:value-type="float" office:value="56299" calcext:value-type="float">
            <text:p>562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8" calcext:value-type="float">
            <text:p>0.318</text:p>
          </table:table-cell>
          <table:table-cell table:formula="of:=[.C1127]*-1" office:value-type="float" office:value="-0.318" calcext:value-type="float">
            <text:p>-0.318</text:p>
          </table:table-cell>
          <table:table-cell table:formula="of:=[.D1127]*([.A1127]-[.A1126])+[.E1126]" office:value-type="float" office:value="-17879.7" calcext:value-type="float">
            <text:p>-17879.7</text:p>
          </table:table-cell>
          <table:table-cell table:formula="of:=[.E1127]/3600" office:value-type="float" office:value="-4.96658333333334" calcext:value-type="float">
            <text:p>-4.967</text:p>
          </table:table-cell>
          <table:table-cell table:number-columns-repeated="7"/>
        </table:table-row>
        <table:table-row table:style-name="ro2">
          <table:table-cell office:value-type="float" office:value="56349" calcext:value-type="float">
            <text:p>56349</text:p>
          </table:table-cell>
          <table:table-cell office:value-type="float" office:value="3.32" calcext:value-type="float">
            <text:p>3.32</text:p>
          </table:table-cell>
          <table:table-cell office:value-type="float" office:value="0.318" calcext:value-type="float">
            <text:p>0.318</text:p>
          </table:table-cell>
          <table:table-cell table:formula="of:=[.C1128]*-1" office:value-type="float" office:value="-0.318" calcext:value-type="float">
            <text:p>-0.318</text:p>
          </table:table-cell>
          <table:table-cell table:formula="of:=[.D1128]*([.A1128]-[.A1127])+[.E1127]" office:value-type="float" office:value="-17895.6" calcext:value-type="float">
            <text:p>-17895.6</text:p>
          </table:table-cell>
          <table:table-cell table:formula="of:=[.E1128]/3600" office:value-type="float" office:value="-4.97100000000001" calcext:value-type="float">
            <text:p>-4.971</text:p>
          </table:table-cell>
          <table:table-cell table:number-columns-repeated="7"/>
        </table:table-row>
        <table:table-row table:style-name="ro2">
          <table:table-cell office:value-type="float" office:value="56399" calcext:value-type="float">
            <text:p>563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9" calcext:value-type="float">
            <text:p>0.319</text:p>
          </table:table-cell>
          <table:table-cell table:formula="of:=[.C1129]*-1" office:value-type="float" office:value="-0.319" calcext:value-type="float">
            <text:p>-0.319</text:p>
          </table:table-cell>
          <table:table-cell table:formula="of:=[.D1129]*([.A1129]-[.A1128])+[.E1128]" office:value-type="float" office:value="-17911.55" calcext:value-type="float">
            <text:p>-17911.6</text:p>
          </table:table-cell>
          <table:table-cell table:formula="of:=[.E1129]/3600" office:value-type="float" office:value="-4.97543055555556" calcext:value-type="float">
            <text:p>-4.975</text:p>
          </table:table-cell>
          <table:table-cell table:number-columns-repeated="7"/>
        </table:table-row>
        <table:table-row table:style-name="ro2">
          <table:table-cell office:value-type="float" office:value="56449" calcext:value-type="float">
            <text:p>56449</text:p>
          </table:table-cell>
          <table:table-cell office:value-type="float" office:value="3.32" calcext:value-type="float">
            <text:p>3.32</text:p>
          </table:table-cell>
          <table:table-cell office:value-type="float" office:value="0.317" calcext:value-type="float">
            <text:p>0.317</text:p>
          </table:table-cell>
          <table:table-cell table:formula="of:=[.C1130]*-1" office:value-type="float" office:value="-0.317" calcext:value-type="float">
            <text:p>-0.317</text:p>
          </table:table-cell>
          <table:table-cell table:formula="of:=[.D1130]*([.A1130]-[.A1129])+[.E1129]" office:value-type="float" office:value="-17927.4" calcext:value-type="float">
            <text:p>-17927.4</text:p>
          </table:table-cell>
          <table:table-cell table:formula="of:=[.E1130]/3600" office:value-type="float" office:value="-4.97983333333334" calcext:value-type="float">
            <text:p>-4.980</text:p>
          </table:table-cell>
          <table:table-cell table:number-columns-repeated="7"/>
        </table:table-row>
        <table:table-row table:style-name="ro2">
          <table:table-cell office:value-type="float" office:value="56499" calcext:value-type="float">
            <text:p>564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6" calcext:value-type="float">
            <text:p>0.316</text:p>
          </table:table-cell>
          <table:table-cell table:formula="of:=[.C1131]*-1" office:value-type="float" office:value="-0.316" calcext:value-type="float">
            <text:p>-0.316</text:p>
          </table:table-cell>
          <table:table-cell table:formula="of:=[.D1131]*([.A1131]-[.A1130])+[.E1130]" office:value-type="float" office:value="-17943.2" calcext:value-type="float">
            <text:p>-17943.2</text:p>
          </table:table-cell>
          <table:table-cell table:formula="of:=[.E1131]/3600" office:value-type="float" office:value="-4.98422222222223" calcext:value-type="float">
            <text:p>-4.984</text:p>
          </table:table-cell>
          <table:table-cell table:number-columns-repeated="7"/>
        </table:table-row>
        <table:table-row table:style-name="ro2">
          <table:table-cell office:value-type="float" office:value="56549" calcext:value-type="float">
            <text:p>56549</text:p>
          </table:table-cell>
          <table:table-cell office:value-type="float" office:value="3.31" calcext:value-type="float">
            <text:p>3.31</text:p>
          </table:table-cell>
          <table:table-cell office:value-type="float" office:value="0.318" calcext:value-type="float">
            <text:p>0.318</text:p>
          </table:table-cell>
          <table:table-cell table:formula="of:=[.C1132]*-1" office:value-type="float" office:value="-0.318" calcext:value-type="float">
            <text:p>-0.318</text:p>
          </table:table-cell>
          <table:table-cell table:formula="of:=[.D1132]*([.A1132]-[.A1131])+[.E1131]" office:value-type="float" office:value="-17959.1" calcext:value-type="float">
            <text:p>-17959.1</text:p>
          </table:table-cell>
          <table:table-cell table:formula="of:=[.E1132]/3600" office:value-type="float" office:value="-4.9886388888889" calcext:value-type="float">
            <text:p>-4.989</text:p>
          </table:table-cell>
          <table:table-cell table:number-columns-repeated="7"/>
        </table:table-row>
        <table:table-row table:style-name="ro2">
          <table:table-cell office:value-type="float" office:value="56599" calcext:value-type="float">
            <text:p>565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6" calcext:value-type="float">
            <text:p>0.316</text:p>
          </table:table-cell>
          <table:table-cell table:formula="of:=[.C1133]*-1" office:value-type="float" office:value="-0.316" calcext:value-type="float">
            <text:p>-0.316</text:p>
          </table:table-cell>
          <table:table-cell table:formula="of:=[.D1133]*([.A1133]-[.A1132])+[.E1132]" office:value-type="float" office:value="-17974.9" calcext:value-type="float">
            <text:p>-17974.9</text:p>
          </table:table-cell>
          <table:table-cell table:formula="of:=[.E1133]/3600" office:value-type="float" office:value="-4.99302777777779" calcext:value-type="float">
            <text:p>-4.993</text:p>
          </table:table-cell>
          <table:table-cell table:number-columns-repeated="7"/>
        </table:table-row>
        <table:table-row table:style-name="ro2">
          <table:table-cell office:value-type="float" office:value="56649" calcext:value-type="float">
            <text:p>56649</text:p>
          </table:table-cell>
          <table:table-cell office:value-type="float" office:value="3.31" calcext:value-type="float">
            <text:p>3.31</text:p>
          </table:table-cell>
          <table:table-cell office:value-type="float" office:value="0.318" calcext:value-type="float">
            <text:p>0.318</text:p>
          </table:table-cell>
          <table:table-cell table:formula="of:=[.C1134]*-1" office:value-type="float" office:value="-0.318" calcext:value-type="float">
            <text:p>-0.318</text:p>
          </table:table-cell>
          <table:table-cell table:formula="of:=[.D1134]*([.A1134]-[.A1133])+[.E1133]" office:value-type="float" office:value="-17990.8" calcext:value-type="float">
            <text:p>-17990.8</text:p>
          </table:table-cell>
          <table:table-cell table:formula="of:=[.E1134]/3600" office:value-type="float" office:value="-4.99744444444445" calcext:value-type="float">
            <text:p>-4.997</text:p>
          </table:table-cell>
          <table:table-cell table:number-columns-repeated="7"/>
        </table:table-row>
        <table:table-row table:style-name="ro2">
          <table:table-cell office:value-type="float" office:value="56699" calcext:value-type="float">
            <text:p>56699</text:p>
          </table:table-cell>
          <table:table-cell office:value-type="float" office:value="3.3" calcext:value-type="float">
            <text:p>3.3</text:p>
          </table:table-cell>
          <table:table-cell office:value-type="float" office:value="0.317" calcext:value-type="float">
            <text:p>0.317</text:p>
          </table:table-cell>
          <table:table-cell table:formula="of:=[.C1135]*-1" office:value-type="float" office:value="-0.317" calcext:value-type="float">
            <text:p>-0.317</text:p>
          </table:table-cell>
          <table:table-cell table:formula="of:=[.D1135]*([.A1135]-[.A1134])+[.E1134]" office:value-type="float" office:value="-18006.65" calcext:value-type="float">
            <text:p>-18006.7</text:p>
          </table:table-cell>
          <table:table-cell table:formula="of:=[.E1135]/3600" office:value-type="float" office:value="-5.00184722222223" calcext:value-type="float">
            <text:p>-5.002</text:p>
          </table:table-cell>
          <table:table-cell table:number-columns-repeated="7"/>
        </table:table-row>
        <table:table-row table:style-name="ro2">
          <table:table-cell office:value-type="float" office:value="56749" calcext:value-type="float">
            <text:p>56749</text:p>
          </table:table-cell>
          <table:table-cell office:value-type="float" office:value="3.3" calcext:value-type="float">
            <text:p>3.3</text:p>
          </table:table-cell>
          <table:table-cell office:value-type="float" office:value="0.317" calcext:value-type="float">
            <text:p>0.317</text:p>
          </table:table-cell>
          <table:table-cell table:formula="of:=[.C1136]*-1" office:value-type="float" office:value="-0.317" calcext:value-type="float">
            <text:p>-0.317</text:p>
          </table:table-cell>
          <table:table-cell table:formula="of:=[.D1136]*([.A1136]-[.A1135])+[.E1135]" office:value-type="float" office:value="-18022.5" calcext:value-type="float">
            <text:p>-18022.5</text:p>
          </table:table-cell>
          <table:table-cell table:formula="of:=[.E1136]/3600" office:value-type="float" office:value="-5.00625000000001" calcext:value-type="float">
            <text:p>-5.006</text:p>
          </table:table-cell>
          <table:table-cell table:number-columns-repeated="7"/>
        </table:table-row>
        <table:table-row table:style-name="ro2">
          <table:table-cell office:value-type="float" office:value="56799" calcext:value-type="float">
            <text:p>567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6" calcext:value-type="float">
            <text:p>0.316</text:p>
          </table:table-cell>
          <table:table-cell table:formula="of:=[.C1137]*-1" office:value-type="float" office:value="-0.316" calcext:value-type="float">
            <text:p>-0.316</text:p>
          </table:table-cell>
          <table:table-cell table:formula="of:=[.D1137]*([.A1137]-[.A1136])+[.E1136]" office:value-type="float" office:value="-18038.3" calcext:value-type="float">
            <text:p>-18038.3</text:p>
          </table:table-cell>
          <table:table-cell table:formula="of:=[.E1137]/3600" office:value-type="float" office:value="-5.0106388888889" calcext:value-type="float">
            <text:p>-5.011</text:p>
          </table:table-cell>
          <table:table-cell table:number-columns-repeated="7"/>
        </table:table-row>
        <table:table-row table:style-name="ro2">
          <table:table-cell office:value-type="float" office:value="56849" calcext:value-type="float">
            <text:p>56849</text:p>
          </table:table-cell>
          <table:table-cell office:value-type="float" office:value="3.29" calcext:value-type="float">
            <text:p>3.29</text:p>
          </table:table-cell>
          <table:table-cell office:value-type="float" office:value="0.317" calcext:value-type="float">
            <text:p>0.317</text:p>
          </table:table-cell>
          <table:table-cell table:formula="of:=[.C1138]*-1" office:value-type="float" office:value="-0.317" calcext:value-type="float">
            <text:p>-0.317</text:p>
          </table:table-cell>
          <table:table-cell table:formula="of:=[.D1138]*([.A1138]-[.A1137])+[.E1137]" office:value-type="float" office:value="-18054.15" calcext:value-type="float">
            <text:p>-18054.2</text:p>
          </table:table-cell>
          <table:table-cell table:formula="of:=[.E1138]/3600" office:value-type="float" office:value="-5.01504166666667" calcext:value-type="float">
            <text:p>-5.015</text:p>
          </table:table-cell>
          <table:table-cell table:number-columns-repeated="7"/>
        </table:table-row>
        <table:table-row table:style-name="ro2">
          <table:table-cell office:value-type="float" office:value="56899" calcext:value-type="float">
            <text:p>568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8" calcext:value-type="float">
            <text:p>0.318</text:p>
          </table:table-cell>
          <table:table-cell table:formula="of:=[.C1139]*-1" office:value-type="float" office:value="-0.318" calcext:value-type="float">
            <text:p>-0.318</text:p>
          </table:table-cell>
          <table:table-cell table:formula="of:=[.D1139]*([.A1139]-[.A1138])+[.E1138]" office:value-type="float" office:value="-18070.05" calcext:value-type="float">
            <text:p>-18070.1</text:p>
          </table:table-cell>
          <table:table-cell table:formula="of:=[.E1139]/3600" office:value-type="float" office:value="-5.01945833333334" calcext:value-type="float">
            <text:p>-5.019</text:p>
          </table:table-cell>
          <table:table-cell table:number-columns-repeated="7"/>
        </table:table-row>
        <table:table-row table:style-name="ro2">
          <table:table-cell office:value-type="float" office:value="56949" calcext:value-type="float">
            <text:p>56949</text:p>
          </table:table-cell>
          <table:table-cell office:value-type="float" office:value="3.28" calcext:value-type="float">
            <text:p>3.28</text:p>
          </table:table-cell>
          <table:table-cell office:value-type="float" office:value="0.318" calcext:value-type="float">
            <text:p>0.318</text:p>
          </table:table-cell>
          <table:table-cell table:formula="of:=[.C1140]*-1" office:value-type="float" office:value="-0.318" calcext:value-type="float">
            <text:p>-0.318</text:p>
          </table:table-cell>
          <table:table-cell table:formula="of:=[.D1140]*([.A1140]-[.A1139])+[.E1139]" office:value-type="float" office:value="-18085.95" calcext:value-type="float">
            <text:p>-18086.0</text:p>
          </table:table-cell>
          <table:table-cell table:formula="of:=[.E1140]/3600" office:value-type="float" office:value="-5.02387500000001" calcext:value-type="float">
            <text:p>-5.024</text:p>
          </table:table-cell>
          <table:table-cell table:number-columns-repeated="7"/>
        </table:table-row>
        <table:table-row table:style-name="ro2">
          <table:table-cell office:value-type="float" office:value="56999" calcext:value-type="float">
            <text:p>569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8" calcext:value-type="float">
            <text:p>0.318</text:p>
          </table:table-cell>
          <table:table-cell table:formula="of:=[.C1141]*-1" office:value-type="float" office:value="-0.318" calcext:value-type="float">
            <text:p>-0.318</text:p>
          </table:table-cell>
          <table:table-cell table:formula="of:=[.D1141]*([.A1141]-[.A1140])+[.E1140]" office:value-type="float" office:value="-18101.85" calcext:value-type="float">
            <text:p>-18101.9</text:p>
          </table:table-cell>
          <table:table-cell table:formula="of:=[.E1141]/3600" office:value-type="float" office:value="-5.02829166666667" calcext:value-type="float">
            <text:p>-5.028</text:p>
          </table:table-cell>
          <table:table-cell table:number-columns-repeated="7"/>
        </table:table-row>
        <table:table-row table:style-name="ro2">
          <table:table-cell office:value-type="float" office:value="57049" calcext:value-type="float">
            <text:p>57049</text:p>
          </table:table-cell>
          <table:table-cell office:value-type="float" office:value="3.27" calcext:value-type="float">
            <text:p>3.27</text:p>
          </table:table-cell>
          <table:table-cell office:value-type="float" office:value="0.318" calcext:value-type="float">
            <text:p>0.318</text:p>
          </table:table-cell>
          <table:table-cell table:formula="of:=[.C1142]*-1" office:value-type="float" office:value="-0.318" calcext:value-type="float">
            <text:p>-0.318</text:p>
          </table:table-cell>
          <table:table-cell table:formula="of:=[.D1142]*([.A1142]-[.A1141])+[.E1141]" office:value-type="float" office:value="-18117.75" calcext:value-type="float">
            <text:p>-18117.8</text:p>
          </table:table-cell>
          <table:table-cell table:formula="of:=[.E1142]/3600" office:value-type="float" office:value="-5.03270833333334" calcext:value-type="float">
            <text:p>-5.033</text:p>
          </table:table-cell>
          <table:table-cell table:number-columns-repeated="7"/>
        </table:table-row>
        <table:table-row table:style-name="ro2">
          <table:table-cell office:value-type="float" office:value="57099" calcext:value-type="float">
            <text:p>570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7" calcext:value-type="float">
            <text:p>0.317</text:p>
          </table:table-cell>
          <table:table-cell table:formula="of:=[.C1143]*-1" office:value-type="float" office:value="-0.317" calcext:value-type="float">
            <text:p>-0.317</text:p>
          </table:table-cell>
          <table:table-cell table:formula="of:=[.D1143]*([.A1143]-[.A1142])+[.E1142]" office:value-type="float" office:value="-18133.6" calcext:value-type="float">
            <text:p>-18133.6</text:p>
          </table:table-cell>
          <table:table-cell table:formula="of:=[.E1143]/3600" office:value-type="float" office:value="-5.03711111111112" calcext:value-type="float">
            <text:p>-5.037</text:p>
          </table:table-cell>
          <table:table-cell table:number-columns-repeated="7"/>
        </table:table-row>
        <table:table-row table:style-name="ro2">
          <table:table-cell office:value-type="float" office:value="57149" calcext:value-type="float">
            <text:p>57149</text:p>
          </table:table-cell>
          <table:table-cell office:value-type="float" office:value="3.27" calcext:value-type="float">
            <text:p>3.27</text:p>
          </table:table-cell>
          <table:table-cell office:value-type="float" office:value="0.317" calcext:value-type="float">
            <text:p>0.317</text:p>
          </table:table-cell>
          <table:table-cell table:formula="of:=[.C1144]*-1" office:value-type="float" office:value="-0.317" calcext:value-type="float">
            <text:p>-0.317</text:p>
          </table:table-cell>
          <table:table-cell table:formula="of:=[.D1144]*([.A1144]-[.A1143])+[.E1143]" office:value-type="float" office:value="-18149.45" calcext:value-type="float">
            <text:p>-18149.5</text:p>
          </table:table-cell>
          <table:table-cell table:formula="of:=[.E1144]/3600" office:value-type="float" office:value="-5.0415138888889" calcext:value-type="float">
            <text:p>-5.042</text:p>
          </table:table-cell>
          <table:table-cell table:number-columns-repeated="7"/>
        </table:table-row>
        <table:table-row table:style-name="ro2">
          <table:table-cell office:value-type="float" office:value="57199" calcext:value-type="float">
            <text:p>571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7" calcext:value-type="float">
            <text:p>0.317</text:p>
          </table:table-cell>
          <table:table-cell table:formula="of:=[.C1145]*-1" office:value-type="float" office:value="-0.317" calcext:value-type="float">
            <text:p>-0.317</text:p>
          </table:table-cell>
          <table:table-cell table:formula="of:=[.D1145]*([.A1145]-[.A1144])+[.E1144]" office:value-type="float" office:value="-18165.3" calcext:value-type="float">
            <text:p>-18165.3</text:p>
          </table:table-cell>
          <table:table-cell table:formula="of:=[.E1145]/3600" office:value-type="float" office:value="-5.04591666666667" calcext:value-type="float">
            <text:p>-5.046</text:p>
          </table:table-cell>
          <table:table-cell table:number-columns-repeated="7"/>
        </table:table-row>
        <table:table-row table:style-name="ro2">
          <table:table-cell office:value-type="float" office:value="57249" calcext:value-type="float">
            <text:p>57249</text:p>
          </table:table-cell>
          <table:table-cell office:value-type="float" office:value="3.26" calcext:value-type="float">
            <text:p>3.26</text:p>
          </table:table-cell>
          <table:table-cell office:value-type="float" office:value="0.317" calcext:value-type="float">
            <text:p>0.317</text:p>
          </table:table-cell>
          <table:table-cell table:formula="of:=[.C1146]*-1" office:value-type="float" office:value="-0.317" calcext:value-type="float">
            <text:p>-0.317</text:p>
          </table:table-cell>
          <table:table-cell table:formula="of:=[.D1146]*([.A1146]-[.A1145])+[.E1145]" office:value-type="float" office:value="-18181.15" calcext:value-type="float">
            <text:p>-18181.2</text:p>
          </table:table-cell>
          <table:table-cell table:formula="of:=[.E1146]/3600" office:value-type="float" office:value="-5.05031944444445" calcext:value-type="float">
            <text:p>-5.050</text:p>
          </table:table-cell>
          <table:table-cell table:number-columns-repeated="7"/>
        </table:table-row>
        <table:table-row table:style-name="ro2">
          <table:table-cell office:value-type="float" office:value="57299" calcext:value-type="float">
            <text:p>572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8" calcext:value-type="float">
            <text:p>0.318</text:p>
          </table:table-cell>
          <table:table-cell table:formula="of:=[.C1147]*-1" office:value-type="float" office:value="-0.318" calcext:value-type="float">
            <text:p>-0.318</text:p>
          </table:table-cell>
          <table:table-cell table:formula="of:=[.D1147]*([.A1147]-[.A1146])+[.E1146]" office:value-type="float" office:value="-18197.05" calcext:value-type="float">
            <text:p>-18197.1</text:p>
          </table:table-cell>
          <table:table-cell table:formula="of:=[.E1147]/3600" office:value-type="float" office:value="-5.05473611111112" calcext:value-type="float">
            <text:p>-5.055</text:p>
          </table:table-cell>
          <table:table-cell table:number-columns-repeated="7"/>
        </table:table-row>
        <table:table-row table:style-name="ro2">
          <table:table-cell office:value-type="float" office:value="57349" calcext:value-type="float">
            <text:p>57349</text:p>
          </table:table-cell>
          <table:table-cell office:value-type="float" office:value="3.25" calcext:value-type="float">
            <text:p>3.25</text:p>
          </table:table-cell>
          <table:table-cell office:value-type="float" office:value="0.319" calcext:value-type="float">
            <text:p>0.319</text:p>
          </table:table-cell>
          <table:table-cell table:formula="of:=[.C1148]*-1" office:value-type="float" office:value="-0.319" calcext:value-type="float">
            <text:p>-0.319</text:p>
          </table:table-cell>
          <table:table-cell table:formula="of:=[.D1148]*([.A1148]-[.A1147])+[.E1147]" office:value-type="float" office:value="-18213" calcext:value-type="float">
            <text:p>-18213.0</text:p>
          </table:table-cell>
          <table:table-cell table:formula="of:=[.E1148]/3600" office:value-type="float" office:value="-5.05916666666667" calcext:value-type="float">
            <text:p>-5.059</text:p>
          </table:table-cell>
          <table:table-cell table:number-columns-repeated="7"/>
        </table:table-row>
        <table:table-row table:style-name="ro2">
          <table:table-cell office:value-type="float" office:value="57399" calcext:value-type="float">
            <text:p>573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6" calcext:value-type="float">
            <text:p>0.316</text:p>
          </table:table-cell>
          <table:table-cell table:formula="of:=[.C1149]*-1" office:value-type="float" office:value="-0.316" calcext:value-type="float">
            <text:p>-0.316</text:p>
          </table:table-cell>
          <table:table-cell table:formula="of:=[.D1149]*([.A1149]-[.A1148])+[.E1148]" office:value-type="float" office:value="-18228.8" calcext:value-type="float">
            <text:p>-18228.8</text:p>
          </table:table-cell>
          <table:table-cell table:formula="of:=[.E1149]/3600" office:value-type="float" office:value="-5.06355555555556" calcext:value-type="float">
            <text:p>-5.064</text:p>
          </table:table-cell>
          <table:table-cell table:number-columns-repeated="7"/>
        </table:table-row>
        <table:table-row table:style-name="ro2">
          <table:table-cell office:value-type="float" office:value="57449" calcext:value-type="float">
            <text:p>57449</text:p>
          </table:table-cell>
          <table:table-cell office:value-type="float" office:value="3.24" calcext:value-type="float">
            <text:p>3.24</text:p>
          </table:table-cell>
          <table:table-cell office:value-type="float" office:value="0.317" calcext:value-type="float">
            <text:p>0.317</text:p>
          </table:table-cell>
          <table:table-cell table:formula="of:=[.C1150]*-1" office:value-type="float" office:value="-0.317" calcext:value-type="float">
            <text:p>-0.317</text:p>
          </table:table-cell>
          <table:table-cell table:formula="of:=[.D1150]*([.A1150]-[.A1149])+[.E1149]" office:value-type="float" office:value="-18244.65" calcext:value-type="float">
            <text:p>-18244.7</text:p>
          </table:table-cell>
          <table:table-cell table:formula="of:=[.E1150]/3600" office:value-type="float" office:value="-5.06795833333334" calcext:value-type="float">
            <text:p>-5.068</text:p>
          </table:table-cell>
          <table:table-cell table:number-columns-repeated="7"/>
        </table:table-row>
        <table:table-row table:style-name="ro2">
          <table:table-cell office:value-type="float" office:value="57499" calcext:value-type="float">
            <text:p>57499</text:p>
          </table:table-cell>
          <table:table-cell office:value-type="float" office:value="3.24" calcext:value-type="float">
            <text:p>3.24</text:p>
          </table:table-cell>
          <table:table-cell office:value-type="float" office:value="0.317" calcext:value-type="float">
            <text:p>0.317</text:p>
          </table:table-cell>
          <table:table-cell table:formula="of:=[.C1151]*-1" office:value-type="float" office:value="-0.317" calcext:value-type="float">
            <text:p>-0.317</text:p>
          </table:table-cell>
          <table:table-cell table:formula="of:=[.D1151]*([.A1151]-[.A1150])+[.E1150]" office:value-type="float" office:value="-18260.5" calcext:value-type="float">
            <text:p>-18260.5</text:p>
          </table:table-cell>
          <table:table-cell table:formula="of:=[.E1151]/3600" office:value-type="float" office:value="-5.07236111111112" calcext:value-type="float">
            <text:p>-5.072</text:p>
          </table:table-cell>
          <table:table-cell table:number-columns-repeated="7"/>
        </table:table-row>
        <table:table-row table:style-name="ro2">
          <table:table-cell office:value-type="float" office:value="57549" calcext:value-type="float">
            <text:p>5754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  <table:table-cell table:formula="of:=[.C1152]*-1" office:value-type="float" office:value="-0.317" calcext:value-type="float">
            <text:p>-0.317</text:p>
          </table:table-cell>
          <table:table-cell table:formula="of:=[.D1152]*([.A1152]-[.A1151])+[.E1151]" office:value-type="float" office:value="-18276.35" calcext:value-type="float">
            <text:p>-18276.4</text:p>
          </table:table-cell>
          <table:table-cell table:formula="of:=[.E1152]/3600" office:value-type="float" office:value="-5.07676388888889" calcext:value-type="float">
            <text:p>-5.077</text:p>
          </table:table-cell>
          <table:table-cell table:number-columns-repeated="7"/>
        </table:table-row>
        <table:table-row table:style-name="ro2">
          <table:table-cell office:value-type="float" office:value="57599" calcext:value-type="float">
            <text:p>575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  <table:table-cell table:formula="of:=[.C1153]*-1" office:value-type="float" office:value="-0.317" calcext:value-type="float">
            <text:p>-0.317</text:p>
          </table:table-cell>
          <table:table-cell table:formula="of:=[.D1153]*([.A1153]-[.A1152])+[.E1152]" office:value-type="float" office:value="-18292.2" calcext:value-type="float">
            <text:p>-18292.2</text:p>
          </table:table-cell>
          <table:table-cell table:formula="of:=[.E1153]/3600" office:value-type="float" office:value="-5.08116666666667" calcext:value-type="float">
            <text:p>-5.081</text:p>
          </table:table-cell>
          <table:table-cell table:number-columns-repeated="7"/>
        </table:table-row>
        <table:table-row table:style-name="ro2">
          <table:table-cell office:value-type="float" office:value="57649" calcext:value-type="float">
            <text:p>5764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  <table:table-cell table:formula="of:=[.C1154]*-1" office:value-type="float" office:value="-0.317" calcext:value-type="float">
            <text:p>-0.317</text:p>
          </table:table-cell>
          <table:table-cell table:formula="of:=[.D1154]*([.A1154]-[.A1153])+[.E1153]" office:value-type="float" office:value="-18308.05" calcext:value-type="float">
            <text:p>-18308.1</text:p>
          </table:table-cell>
          <table:table-cell table:formula="of:=[.E1154]/3600" office:value-type="float" office:value="-5.08556944444445" calcext:value-type="float">
            <text:p>-5.086</text:p>
          </table:table-cell>
          <table:table-cell table:number-columns-repeated="7"/>
        </table:table-row>
        <table:table-row table:style-name="ro2">
          <table:table-cell office:value-type="float" office:value="57699" calcext:value-type="float">
            <text:p>576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8" calcext:value-type="float">
            <text:p>0.318</text:p>
          </table:table-cell>
          <table:table-cell table:formula="of:=[.C1155]*-1" office:value-type="float" office:value="-0.318" calcext:value-type="float">
            <text:p>-0.318</text:p>
          </table:table-cell>
          <table:table-cell table:formula="of:=[.D1155]*([.A1155]-[.A1154])+[.E1154]" office:value-type="float" office:value="-18323.95" calcext:value-type="float">
            <text:p>-18324.0</text:p>
          </table:table-cell>
          <table:table-cell table:formula="of:=[.E1155]/3600" office:value-type="float" office:value="-5.08998611111112" calcext:value-type="float">
            <text:p>-5.090</text:p>
          </table:table-cell>
          <table:table-cell table:number-columns-repeated="7"/>
        </table:table-row>
        <table:table-row table:style-name="ro2">
          <table:table-cell office:value-type="float" office:value="57749" calcext:value-type="float">
            <text:p>57749</text:p>
          </table:table-cell>
          <table:table-cell office:value-type="float" office:value="3.22" calcext:value-type="float">
            <text:p>3.22</text:p>
          </table:table-cell>
          <table:table-cell office:value-type="float" office:value="0.318" calcext:value-type="float">
            <text:p>0.318</text:p>
          </table:table-cell>
          <table:table-cell table:formula="of:=[.C1156]*-1" office:value-type="float" office:value="-0.318" calcext:value-type="float">
            <text:p>-0.318</text:p>
          </table:table-cell>
          <table:table-cell table:formula="of:=[.D1156]*([.A1156]-[.A1155])+[.E1155]" office:value-type="float" office:value="-18339.85" calcext:value-type="float">
            <text:p>-18339.9</text:p>
          </table:table-cell>
          <table:table-cell table:formula="of:=[.E1156]/3600" office:value-type="float" office:value="-5.09440277777778" calcext:value-type="float">
            <text:p>-5.094</text:p>
          </table:table-cell>
          <table:table-cell table:number-columns-repeated="7"/>
        </table:table-row>
        <table:table-row table:style-name="ro2">
          <table:table-cell office:value-type="float" office:value="57799" calcext:value-type="float">
            <text:p>577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9" calcext:value-type="float">
            <text:p>0.319</text:p>
          </table:table-cell>
          <table:table-cell table:formula="of:=[.C1157]*-1" office:value-type="float" office:value="-0.319" calcext:value-type="float">
            <text:p>-0.319</text:p>
          </table:table-cell>
          <table:table-cell table:formula="of:=[.D1157]*([.A1157]-[.A1156])+[.E1156]" office:value-type="float" office:value="-18355.8" calcext:value-type="float">
            <text:p>-18355.8</text:p>
          </table:table-cell>
          <table:table-cell table:formula="of:=[.E1157]/3600" office:value-type="float" office:value="-5.09883333333334" calcext:value-type="float">
            <text:p>-5.099</text:p>
          </table:table-cell>
          <table:table-cell table:number-columns-repeated="7"/>
        </table:table-row>
        <table:table-row table:style-name="ro2">
          <table:table-cell office:value-type="float" office:value="57849" calcext:value-type="float">
            <text:p>57849</text:p>
          </table:table-cell>
          <table:table-cell office:value-type="float" office:value="3.21" calcext:value-type="float">
            <text:p>3.21</text:p>
          </table:table-cell>
          <table:table-cell office:value-type="float" office:value="0.318" calcext:value-type="float">
            <text:p>0.318</text:p>
          </table:table-cell>
          <table:table-cell table:formula="of:=[.C1158]*-1" office:value-type="float" office:value="-0.318" calcext:value-type="float">
            <text:p>-0.318</text:p>
          </table:table-cell>
          <table:table-cell table:formula="of:=[.D1158]*([.A1158]-[.A1157])+[.E1157]" office:value-type="float" office:value="-18371.7" calcext:value-type="float">
            <text:p>-18371.7</text:p>
          </table:table-cell>
          <table:table-cell table:formula="of:=[.E1158]/3600" office:value-type="float" office:value="-5.10325000000001" calcext:value-type="float">
            <text:p>-5.103</text:p>
          </table:table-cell>
          <table:table-cell table:number-columns-repeated="7"/>
        </table:table-row>
        <table:table-row table:style-name="ro2">
          <table:table-cell office:value-type="float" office:value="57899" calcext:value-type="float">
            <text:p>57899</text:p>
          </table:table-cell>
          <table:table-cell office:value-type="float" office:value="3.2" calcext:value-type="float">
            <text:p>3.2</text:p>
          </table:table-cell>
          <table:table-cell office:value-type="float" office:value="0.317" calcext:value-type="float">
            <text:p>0.317</text:p>
          </table:table-cell>
          <table:table-cell table:formula="of:=[.C1159]*-1" office:value-type="float" office:value="-0.317" calcext:value-type="float">
            <text:p>-0.317</text:p>
          </table:table-cell>
          <table:table-cell table:formula="of:=[.D1159]*([.A1159]-[.A1158])+[.E1158]" office:value-type="float" office:value="-18387.55" calcext:value-type="float">
            <text:p>-18387.6</text:p>
          </table:table-cell>
          <table:table-cell table:formula="of:=[.E1159]/3600" office:value-type="float" office:value="-5.10765277777778" calcext:value-type="float">
            <text:p>-5.108</text:p>
          </table:table-cell>
          <table:table-cell table:number-columns-repeated="7"/>
        </table:table-row>
        <table:table-row table:style-name="ro2">
          <table:table-cell office:value-type="float" office:value="57949" calcext:value-type="float">
            <text:p>57949</text:p>
          </table:table-cell>
          <table:table-cell office:value-type="float" office:value="3.2" calcext:value-type="float">
            <text:p>3.2</text:p>
          </table:table-cell>
          <table:table-cell office:value-type="float" office:value="0.317" calcext:value-type="float">
            <text:p>0.317</text:p>
          </table:table-cell>
          <table:table-cell table:formula="of:=[.C1160]*-1" office:value-type="float" office:value="-0.317" calcext:value-type="float">
            <text:p>-0.317</text:p>
          </table:table-cell>
          <table:table-cell table:formula="of:=[.D1160]*([.A1160]-[.A1159])+[.E1159]" office:value-type="float" office:value="-18403.4" calcext:value-type="float">
            <text:p>-18403.4</text:p>
          </table:table-cell>
          <table:table-cell table:formula="of:=[.E1160]/3600" office:value-type="float" office:value="-5.11205555555556" calcext:value-type="float">
            <text:p>-5.112</text:p>
          </table:table-cell>
          <table:table-cell table:number-columns-repeated="7"/>
        </table:table-row>
        <table:table-row table:style-name="ro2">
          <table:table-cell office:value-type="float" office:value="57999" calcext:value-type="float">
            <text:p>579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8" calcext:value-type="float">
            <text:p>0.318</text:p>
          </table:table-cell>
          <table:table-cell table:formula="of:=[.C1161]*-1" office:value-type="float" office:value="-0.318" calcext:value-type="float">
            <text:p>-0.318</text:p>
          </table:table-cell>
          <table:table-cell table:formula="of:=[.D1161]*([.A1161]-[.A1160])+[.E1160]" office:value-type="float" office:value="-18419.3" calcext:value-type="float">
            <text:p>-18419.3</text:p>
          </table:table-cell>
          <table:table-cell table:formula="of:=[.E1161]/3600" office:value-type="float" office:value="-5.11647222222223" calcext:value-type="float">
            <text:p>-5.116</text:p>
          </table:table-cell>
          <table:table-cell table:number-columns-repeated="7"/>
        </table:table-row>
        <table:table-row table:style-name="ro2">
          <table:table-cell office:value-type="float" office:value="58049" calcext:value-type="float">
            <text:p>58049</text:p>
          </table:table-cell>
          <table:table-cell office:value-type="float" office:value="3.2" calcext:value-type="float">
            <text:p>3.2</text:p>
          </table:table-cell>
          <table:table-cell office:value-type="float" office:value="0.317" calcext:value-type="float">
            <text:p>0.317</text:p>
          </table:table-cell>
          <table:table-cell table:formula="of:=[.C1162]*-1" office:value-type="float" office:value="-0.317" calcext:value-type="float">
            <text:p>-0.317</text:p>
          </table:table-cell>
          <table:table-cell table:formula="of:=[.D1162]*([.A1162]-[.A1161])+[.E1161]" office:value-type="float" office:value="-18435.15" calcext:value-type="float">
            <text:p>-18435.2</text:p>
          </table:table-cell>
          <table:table-cell table:formula="of:=[.E1162]/3600" office:value-type="float" office:value="-5.12087500000001" calcext:value-type="float">
            <text:p>-5.121</text:p>
          </table:table-cell>
          <table:table-cell table:number-columns-repeated="7"/>
        </table:table-row>
        <table:table-row table:style-name="ro2">
          <table:table-cell office:value-type="float" office:value="58099" calcext:value-type="float">
            <text:p>580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7" calcext:value-type="float">
            <text:p>0.317</text:p>
          </table:table-cell>
          <table:table-cell table:formula="of:=[.C1163]*-1" office:value-type="float" office:value="-0.317" calcext:value-type="float">
            <text:p>-0.317</text:p>
          </table:table-cell>
          <table:table-cell table:formula="of:=[.D1163]*([.A1163]-[.A1162])+[.E1162]" office:value-type="float" office:value="-18451" calcext:value-type="float">
            <text:p>-18451.0</text:p>
          </table:table-cell>
          <table:table-cell table:formula="of:=[.E1163]/3600" office:value-type="float" office:value="-5.12527777777778" calcext:value-type="float">
            <text:p>-5.125</text:p>
          </table:table-cell>
          <table:table-cell table:number-columns-repeated="7"/>
        </table:table-row>
        <table:table-row table:style-name="ro2">
          <table:table-cell office:value-type="float" office:value="58149" calcext:value-type="float">
            <text:p>58149</text:p>
          </table:table-cell>
          <table:table-cell office:value-type="float" office:value="3.19" calcext:value-type="float">
            <text:p>3.19</text:p>
          </table:table-cell>
          <table:table-cell office:value-type="float" office:value="0.318" calcext:value-type="float">
            <text:p>0.318</text:p>
          </table:table-cell>
          <table:table-cell table:formula="of:=[.C1164]*-1" office:value-type="float" office:value="-0.318" calcext:value-type="float">
            <text:p>-0.318</text:p>
          </table:table-cell>
          <table:table-cell table:formula="of:=[.D1164]*([.A1164]-[.A1163])+[.E1163]" office:value-type="float" office:value="-18466.9" calcext:value-type="float">
            <text:p>-18466.9</text:p>
          </table:table-cell>
          <table:table-cell table:formula="of:=[.E1164]/3600" office:value-type="float" office:value="-5.12969444444445" calcext:value-type="float">
            <text:p>-5.130</text:p>
          </table:table-cell>
          <table:table-cell table:number-columns-repeated="7"/>
        </table:table-row>
        <table:table-row table:style-name="ro2">
          <table:table-cell office:value-type="float" office:value="58199" calcext:value-type="float">
            <text:p>58199</text:p>
          </table:table-cell>
          <table:table-cell office:value-type="float" office:value="3.18" calcext:value-type="float">
            <text:p>3.18</text:p>
          </table:table-cell>
          <table:table-cell office:value-type="float" office:value="0.319" calcext:value-type="float">
            <text:p>0.319</text:p>
          </table:table-cell>
          <table:table-cell table:formula="of:=[.C1165]*-1" office:value-type="float" office:value="-0.319" calcext:value-type="float">
            <text:p>-0.319</text:p>
          </table:table-cell>
          <table:table-cell table:formula="of:=[.D1165]*([.A1165]-[.A1164])+[.E1164]" office:value-type="float" office:value="-18482.85" calcext:value-type="float">
            <text:p>-18482.9</text:p>
          </table:table-cell>
          <table:table-cell table:formula="of:=[.E1165]/3600" office:value-type="float" office:value="-5.13412500000001" calcext:value-type="float">
            <text:p>-5.134</text:p>
          </table:table-cell>
          <table:table-cell table:number-columns-repeated="7"/>
        </table:table-row>
        <table:table-row table:style-name="ro2">
          <table:table-cell office:value-type="float" office:value="58249" calcext:value-type="float">
            <text:p>58249</text:p>
          </table:table-cell>
          <table:table-cell office:value-type="float" office:value="3.17" calcext:value-type="float">
            <text:p>3.17</text:p>
          </table:table-cell>
          <table:table-cell office:value-type="float" office:value="0.318" calcext:value-type="float">
            <text:p>0.318</text:p>
          </table:table-cell>
          <table:table-cell table:formula="of:=[.C1166]*-1" office:value-type="float" office:value="-0.318" calcext:value-type="float">
            <text:p>-0.318</text:p>
          </table:table-cell>
          <table:table-cell table:formula="of:=[.D1166]*([.A1166]-[.A1165])+[.E1165]" office:value-type="float" office:value="-18498.75" calcext:value-type="float">
            <text:p>-18498.8</text:p>
          </table:table-cell>
          <table:table-cell table:formula="of:=[.E1166]/3600" office:value-type="float" office:value="-5.13854166666667" calcext:value-type="float">
            <text:p>-5.139</text:p>
          </table:table-cell>
          <table:table-cell table:number-columns-repeated="7"/>
        </table:table-row>
        <table:table-row table:style-name="ro2">
          <table:table-cell office:value-type="float" office:value="58299" calcext:value-type="float">
            <text:p>58299</text:p>
          </table:table-cell>
          <table:table-cell office:value-type="float" office:value="3.17" calcext:value-type="float">
            <text:p>3.17</text:p>
          </table:table-cell>
          <table:table-cell office:value-type="float" office:value="0.32" calcext:value-type="float">
            <text:p>0.32</text:p>
          </table:table-cell>
          <table:table-cell table:formula="of:=[.C1167]*-1" office:value-type="float" office:value="-0.32" calcext:value-type="float">
            <text:p>-0.32</text:p>
          </table:table-cell>
          <table:table-cell table:formula="of:=[.D1167]*([.A1167]-[.A1166])+[.E1166]" office:value-type="float" office:value="-18514.75" calcext:value-type="float">
            <text:p>-18514.8</text:p>
          </table:table-cell>
          <table:table-cell table:formula="of:=[.E1167]/3600" office:value-type="float" office:value="-5.14298611111112" calcext:value-type="float">
            <text:p>-5.143</text:p>
          </table:table-cell>
          <table:table-cell table:number-columns-repeated="7"/>
        </table:table-row>
        <table:table-row table:style-name="ro2">
          <table:table-cell office:value-type="float" office:value="58349" calcext:value-type="float">
            <text:p>58349</text:p>
          </table:table-cell>
          <table:table-cell office:value-type="float" office:value="3.16" calcext:value-type="float">
            <text:p>3.16</text:p>
          </table:table-cell>
          <table:table-cell office:value-type="float" office:value="0.318" calcext:value-type="float">
            <text:p>0.318</text:p>
          </table:table-cell>
          <table:table-cell table:formula="of:=[.C1168]*-1" office:value-type="float" office:value="-0.318" calcext:value-type="float">
            <text:p>-0.318</text:p>
          </table:table-cell>
          <table:table-cell table:formula="of:=[.D1168]*([.A1168]-[.A1167])+[.E1167]" office:value-type="float" office:value="-18530.65" calcext:value-type="float">
            <text:p>-18530.7</text:p>
          </table:table-cell>
          <table:table-cell table:formula="of:=[.E1168]/3600" office:value-type="float" office:value="-5.14740277777778" calcext:value-type="float">
            <text:p>-5.147</text:p>
          </table:table-cell>
          <table:table-cell table:number-columns-repeated="7"/>
        </table:table-row>
        <table:table-row table:style-name="ro2">
          <table:table-cell office:value-type="float" office:value="58399" calcext:value-type="float">
            <text:p>583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7" calcext:value-type="float">
            <text:p>0.317</text:p>
          </table:table-cell>
          <table:table-cell table:formula="of:=[.C1169]*-1" office:value-type="float" office:value="-0.317" calcext:value-type="float">
            <text:p>-0.317</text:p>
          </table:table-cell>
          <table:table-cell table:formula="of:=[.D1169]*([.A1169]-[.A1168])+[.E1168]" office:value-type="float" office:value="-18546.5" calcext:value-type="float">
            <text:p>-18546.5</text:p>
          </table:table-cell>
          <table:table-cell table:formula="of:=[.E1169]/3600" office:value-type="float" office:value="-5.15180555555556" calcext:value-type="float">
            <text:p>-5.152</text:p>
          </table:table-cell>
          <table:table-cell table:number-columns-repeated="7"/>
        </table:table-row>
        <table:table-row table:style-name="ro2">
          <table:table-cell office:value-type="float" office:value="58449" calcext:value-type="float">
            <text:p>58449</text:p>
          </table:table-cell>
          <table:table-cell office:value-type="float" office:value="3.15" calcext:value-type="float">
            <text:p>3.15</text:p>
          </table:table-cell>
          <table:table-cell office:value-type="float" office:value="0.319" calcext:value-type="float">
            <text:p>0.319</text:p>
          </table:table-cell>
          <table:table-cell table:formula="of:=[.C1170]*-1" office:value-type="float" office:value="-0.319" calcext:value-type="float">
            <text:p>-0.319</text:p>
          </table:table-cell>
          <table:table-cell table:formula="of:=[.D1170]*([.A1170]-[.A1169])+[.E1169]" office:value-type="float" office:value="-18562.45" calcext:value-type="float">
            <text:p>-18562.5</text:p>
          </table:table-cell>
          <table:table-cell table:formula="of:=[.E1170]/3600" office:value-type="float" office:value="-5.15623611111112" calcext:value-type="float">
            <text:p>-5.156</text:p>
          </table:table-cell>
          <table:table-cell table:number-columns-repeated="7"/>
        </table:table-row>
        <table:table-row table:style-name="ro2">
          <table:table-cell office:value-type="float" office:value="58499" calcext:value-type="float">
            <text:p>584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9" calcext:value-type="float">
            <text:p>0.319</text:p>
          </table:table-cell>
          <table:table-cell table:formula="of:=[.C1171]*-1" office:value-type="float" office:value="-0.319" calcext:value-type="float">
            <text:p>-0.319</text:p>
          </table:table-cell>
          <table:table-cell table:formula="of:=[.D1171]*([.A1171]-[.A1170])+[.E1170]" office:value-type="float" office:value="-18578.4" calcext:value-type="float">
            <text:p>-18578.4</text:p>
          </table:table-cell>
          <table:table-cell table:formula="of:=[.E1171]/3600" office:value-type="float" office:value="-5.16066666666667" calcext:value-type="float">
            <text:p>-5.161</text:p>
          </table:table-cell>
          <table:table-cell table:number-columns-repeated="7"/>
        </table:table-row>
        <table:table-row table:style-name="ro2">
          <table:table-cell office:value-type="float" office:value="58549" calcext:value-type="float">
            <text:p>58549</text:p>
          </table:table-cell>
          <table:table-cell office:value-type="float" office:value="3.14" calcext:value-type="float">
            <text:p>3.14</text:p>
          </table:table-cell>
          <table:table-cell office:value-type="float" office:value="0.319" calcext:value-type="float">
            <text:p>0.319</text:p>
          </table:table-cell>
          <table:table-cell table:formula="of:=[.C1172]*-1" office:value-type="float" office:value="-0.319" calcext:value-type="float">
            <text:p>-0.319</text:p>
          </table:table-cell>
          <table:table-cell table:formula="of:=[.D1172]*([.A1172]-[.A1171])+[.E1171]" office:value-type="float" office:value="-18594.35" calcext:value-type="float">
            <text:p>-18594.4</text:p>
          </table:table-cell>
          <table:table-cell table:formula="of:=[.E1172]/3600" office:value-type="float" office:value="-5.16509722222223" calcext:value-type="float">
            <text:p>-5.165</text:p>
          </table:table-cell>
          <table:table-cell table:number-columns-repeated="7"/>
        </table:table-row>
        <table:table-row table:style-name="ro2">
          <table:table-cell office:value-type="float" office:value="58599" calcext:value-type="float">
            <text:p>58599</text:p>
          </table:table-cell>
          <table:table-cell office:value-type="float" office:value="3.14" calcext:value-type="float">
            <text:p>3.14</text:p>
          </table:table-cell>
          <table:table-cell office:value-type="float" office:value="0.317" calcext:value-type="float">
            <text:p>0.317</text:p>
          </table:table-cell>
          <table:table-cell table:formula="of:=[.C1173]*-1" office:value-type="float" office:value="-0.317" calcext:value-type="float">
            <text:p>-0.317</text:p>
          </table:table-cell>
          <table:table-cell table:formula="of:=[.D1173]*([.A1173]-[.A1172])+[.E1172]" office:value-type="float" office:value="-18610.2" calcext:value-type="float">
            <text:p>-18610.2</text:p>
          </table:table-cell>
          <table:table-cell table:formula="of:=[.E1173]/3600" office:value-type="float" office:value="-5.16950000000001" calcext:value-type="float">
            <text:p>-5.170</text:p>
          </table:table-cell>
          <table:table-cell table:number-columns-repeated="7"/>
        </table:table-row>
        <table:table-row table:style-name="ro2">
          <table:table-cell office:value-type="float" office:value="58649" calcext:value-type="float">
            <text:p>58649</text:p>
          </table:table-cell>
          <table:table-cell office:value-type="float" office:value="3.13" calcext:value-type="float">
            <text:p>3.13</text:p>
          </table:table-cell>
          <table:table-cell office:value-type="float" office:value="0.318" calcext:value-type="float">
            <text:p>0.318</text:p>
          </table:table-cell>
          <table:table-cell table:formula="of:=[.C1174]*-1" office:value-type="float" office:value="-0.318" calcext:value-type="float">
            <text:p>-0.318</text:p>
          </table:table-cell>
          <table:table-cell table:formula="of:=[.D1174]*([.A1174]-[.A1173])+[.E1173]" office:value-type="float" office:value="-18626.1" calcext:value-type="float">
            <text:p>-18626.1</text:p>
          </table:table-cell>
          <table:table-cell table:formula="of:=[.E1174]/3600" office:value-type="float" office:value="-5.17391666666667" calcext:value-type="float">
            <text:p>-5.174</text:p>
          </table:table-cell>
          <table:table-cell table:number-columns-repeated="7"/>
        </table:table-row>
        <table:table-row table:style-name="ro2">
          <table:table-cell office:value-type="float" office:value="58699" calcext:value-type="float">
            <text:p>58699</text:p>
          </table:table-cell>
          <table:table-cell office:value-type="float" office:value="3.12" calcext:value-type="float">
            <text:p>3.12</text:p>
          </table:table-cell>
          <table:table-cell office:value-type="float" office:value="0.318" calcext:value-type="float">
            <text:p>0.318</text:p>
          </table:table-cell>
          <table:table-cell table:formula="of:=[.C1175]*-1" office:value-type="float" office:value="-0.318" calcext:value-type="float">
            <text:p>-0.318</text:p>
          </table:table-cell>
          <table:table-cell table:formula="of:=[.D1175]*([.A1175]-[.A1174])+[.E1174]" office:value-type="float" office:value="-18642" calcext:value-type="float">
            <text:p>-18642.0</text:p>
          </table:table-cell>
          <table:table-cell table:formula="of:=[.E1175]/3600" office:value-type="float" office:value="-5.17833333333334" calcext:value-type="float">
            <text:p>-5.178</text:p>
          </table:table-cell>
          <table:table-cell table:number-columns-repeated="7"/>
        </table:table-row>
        <table:table-row table:style-name="ro2">
          <table:table-cell office:value-type="float" office:value="58749" calcext:value-type="float">
            <text:p>58749</text:p>
          </table:table-cell>
          <table:table-cell office:value-type="float" office:value="3.12" calcext:value-type="float">
            <text:p>3.12</text:p>
          </table:table-cell>
          <table:table-cell office:value-type="float" office:value="0.318" calcext:value-type="float">
            <text:p>0.318</text:p>
          </table:table-cell>
          <table:table-cell table:formula="of:=[.C1176]*-1" office:value-type="float" office:value="-0.318" calcext:value-type="float">
            <text:p>-0.318</text:p>
          </table:table-cell>
          <table:table-cell table:formula="of:=[.D1176]*([.A1176]-[.A1175])+[.E1175]" office:value-type="float" office:value="-18657.9" calcext:value-type="float">
            <text:p>-18657.9</text:p>
          </table:table-cell>
          <table:table-cell table:formula="of:=[.E1176]/3600" office:value-type="float" office:value="-5.18275000000001" calcext:value-type="float">
            <text:p>-5.183</text:p>
          </table:table-cell>
          <table:table-cell table:number-columns-repeated="7"/>
        </table:table-row>
        <table:table-row table:style-name="ro2">
          <table:table-cell office:value-type="float" office:value="58799" calcext:value-type="float">
            <text:p>58799</text:p>
          </table:table-cell>
          <table:table-cell office:value-type="float" office:value="3.11" calcext:value-type="float">
            <text:p>3.11</text:p>
          </table:table-cell>
          <table:table-cell office:value-type="float" office:value="0.317" calcext:value-type="float">
            <text:p>0.317</text:p>
          </table:table-cell>
          <table:table-cell table:formula="of:=[.C1177]*-1" office:value-type="float" office:value="-0.317" calcext:value-type="float">
            <text:p>-0.317</text:p>
          </table:table-cell>
          <table:table-cell table:formula="of:=[.D1177]*([.A1177]-[.A1176])+[.E1176]" office:value-type="float" office:value="-18673.75" calcext:value-type="float">
            <text:p>-18673.8</text:p>
          </table:table-cell>
          <table:table-cell table:formula="of:=[.E1177]/3600" office:value-type="float" office:value="-5.18715277777778" calcext:value-type="float">
            <text:p>-5.187</text:p>
          </table:table-cell>
          <table:table-cell table:number-columns-repeated="7"/>
        </table:table-row>
        <table:table-row table:style-name="ro2">
          <table:table-cell office:value-type="float" office:value="58849" calcext:value-type="float">
            <text:p>58849</text:p>
          </table:table-cell>
          <table:table-cell office:value-type="float" office:value="3.11" calcext:value-type="float">
            <text:p>3.11</text:p>
          </table:table-cell>
          <table:table-cell office:value-type="float" office:value="0.319" calcext:value-type="float">
            <text:p>0.319</text:p>
          </table:table-cell>
          <table:table-cell table:formula="of:=[.C1178]*-1" office:value-type="float" office:value="-0.319" calcext:value-type="float">
            <text:p>-0.319</text:p>
          </table:table-cell>
          <table:table-cell table:formula="of:=[.D1178]*([.A1178]-[.A1177])+[.E1177]" office:value-type="float" office:value="-18689.7" calcext:value-type="float">
            <text:p>-18689.7</text:p>
          </table:table-cell>
          <table:table-cell table:formula="of:=[.E1178]/3600" office:value-type="float" office:value="-5.19158333333334" calcext:value-type="float">
            <text:p>-5.192</text:p>
          </table:table-cell>
          <table:table-cell table:number-columns-repeated="7"/>
        </table:table-row>
        <table:table-row table:style-name="ro2">
          <table:table-cell office:value-type="float" office:value="58899" calcext:value-type="float">
            <text:p>58899</text:p>
          </table:table-cell>
          <table:table-cell office:value-type="float" office:value="3.1" calcext:value-type="float">
            <text:p>3.1</text:p>
          </table:table-cell>
          <table:table-cell office:value-type="float" office:value="0.317" calcext:value-type="float">
            <text:p>0.317</text:p>
          </table:table-cell>
          <table:table-cell table:formula="of:=[.C1179]*-1" office:value-type="float" office:value="-0.317" calcext:value-type="float">
            <text:p>-0.317</text:p>
          </table:table-cell>
          <table:table-cell table:formula="of:=[.D1179]*([.A1179]-[.A1178])+[.E1178]" office:value-type="float" office:value="-18705.55" calcext:value-type="float">
            <text:p>-18705.6</text:p>
          </table:table-cell>
          <table:table-cell table:formula="of:=[.E1179]/3600" office:value-type="float" office:value="-5.19598611111112" calcext:value-type="float">
            <text:p>-5.196</text:p>
          </table:table-cell>
          <table:table-cell table:number-columns-repeated="7"/>
        </table:table-row>
        <table:table-row table:style-name="ro2">
          <table:table-cell office:value-type="float" office:value="58949" calcext:value-type="float">
            <text:p>58949</text:p>
          </table:table-cell>
          <table:table-cell office:value-type="float" office:value="3.1" calcext:value-type="float">
            <text:p>3.1</text:p>
          </table:table-cell>
          <table:table-cell office:value-type="float" office:value="0.318" calcext:value-type="float">
            <text:p>0.318</text:p>
          </table:table-cell>
          <table:table-cell table:formula="of:=[.C1180]*-1" office:value-type="float" office:value="-0.318" calcext:value-type="float">
            <text:p>-0.318</text:p>
          </table:table-cell>
          <table:table-cell table:formula="of:=[.D1180]*([.A1180]-[.A1179])+[.E1179]" office:value-type="float" office:value="-18721.45" calcext:value-type="float">
            <text:p>-18721.5</text:p>
          </table:table-cell>
          <table:table-cell table:formula="of:=[.E1180]/3600" office:value-type="float" office:value="-5.20040277777779" calcext:value-type="float">
            <text:p>-5.200</text:p>
          </table:table-cell>
          <table:table-cell table:number-columns-repeated="7"/>
        </table:table-row>
        <table:table-row table:style-name="ro2">
          <table:table-cell office:value-type="float" office:value="58999" calcext:value-type="float">
            <text:p>589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8" calcext:value-type="float">
            <text:p>0.318</text:p>
          </table:table-cell>
          <table:table-cell table:formula="of:=[.C1181]*-1" office:value-type="float" office:value="-0.318" calcext:value-type="float">
            <text:p>-0.318</text:p>
          </table:table-cell>
          <table:table-cell table:formula="of:=[.D1181]*([.A1181]-[.A1180])+[.E1180]" office:value-type="float" office:value="-18737.35" calcext:value-type="float">
            <text:p>-18737.4</text:p>
          </table:table-cell>
          <table:table-cell table:formula="of:=[.E1181]/3600" office:value-type="float" office:value="-5.20481944444445" calcext:value-type="float">
            <text:p>-5.205</text:p>
          </table:table-cell>
          <table:table-cell table:number-columns-repeated="7"/>
        </table:table-row>
        <table:table-row table:style-name="ro2">
          <table:table-cell office:value-type="float" office:value="59049" calcext:value-type="float">
            <text:p>59049</text:p>
          </table:table-cell>
          <table:table-cell office:value-type="float" office:value="3.09" calcext:value-type="float">
            <text:p>3.09</text:p>
          </table:table-cell>
          <table:table-cell office:value-type="float" office:value="0.317" calcext:value-type="float">
            <text:p>0.317</text:p>
          </table:table-cell>
          <table:table-cell table:formula="of:=[.C1182]*-1" office:value-type="float" office:value="-0.317" calcext:value-type="float">
            <text:p>-0.317</text:p>
          </table:table-cell>
          <table:table-cell table:formula="of:=[.D1182]*([.A1182]-[.A1181])+[.E1181]" office:value-type="float" office:value="-18753.2" calcext:value-type="float">
            <text:p>-18753.2</text:p>
          </table:table-cell>
          <table:table-cell table:formula="of:=[.E1182]/3600" office:value-type="float" office:value="-5.20922222222223" calcext:value-type="float">
            <text:p>-5.209</text:p>
          </table:table-cell>
          <table:table-cell table:number-columns-repeated="7"/>
        </table:table-row>
        <table:table-row table:style-name="ro2">
          <table:table-cell office:value-type="float" office:value="59099" calcext:value-type="float">
            <text:p>59099</text:p>
          </table:table-cell>
          <table:table-cell office:value-type="float" office:value="3.08" calcext:value-type="float">
            <text:p>3.08</text:p>
          </table:table-cell>
          <table:table-cell office:value-type="float" office:value="0.318" calcext:value-type="float">
            <text:p>0.318</text:p>
          </table:table-cell>
          <table:table-cell table:formula="of:=[.C1183]*-1" office:value-type="float" office:value="-0.318" calcext:value-type="float">
            <text:p>-0.318</text:p>
          </table:table-cell>
          <table:table-cell table:formula="of:=[.D1183]*([.A1183]-[.A1182])+[.E1182]" office:value-type="float" office:value="-18769.1" calcext:value-type="float">
            <text:p>-18769.1</text:p>
          </table:table-cell>
          <table:table-cell table:formula="of:=[.E1183]/3600" office:value-type="float" office:value="-5.2136388888889" calcext:value-type="float">
            <text:p>-5.214</text:p>
          </table:table-cell>
          <table:table-cell table:number-columns-repeated="7"/>
        </table:table-row>
        <table:table-row table:style-name="ro2">
          <table:table-cell office:value-type="float" office:value="59149" calcext:value-type="float">
            <text:p>59149</text:p>
          </table:table-cell>
          <table:table-cell office:value-type="float" office:value="3.07" calcext:value-type="float">
            <text:p>3.07</text:p>
          </table:table-cell>
          <table:table-cell office:value-type="float" office:value="0.318" calcext:value-type="float">
            <text:p>0.318</text:p>
          </table:table-cell>
          <table:table-cell table:formula="of:=[.C1184]*-1" office:value-type="float" office:value="-0.318" calcext:value-type="float">
            <text:p>-0.318</text:p>
          </table:table-cell>
          <table:table-cell table:formula="of:=[.D1184]*([.A1184]-[.A1183])+[.E1183]" office:value-type="float" office:value="-18785" calcext:value-type="float">
            <text:p>-18785.0</text:p>
          </table:table-cell>
          <table:table-cell table:formula="of:=[.E1184]/3600" office:value-type="float" office:value="-5.21805555555556" calcext:value-type="float">
            <text:p>-5.218</text:p>
          </table:table-cell>
          <table:table-cell table:number-columns-repeated="7"/>
        </table:table-row>
        <table:table-row table:style-name="ro2">
          <table:table-cell office:value-type="float" office:value="59199" calcext:value-type="float">
            <text:p>59199</text:p>
          </table:table-cell>
          <table:table-cell office:value-type="float" office:value="3.06" calcext:value-type="float">
            <text:p>3.06</text:p>
          </table:table-cell>
          <table:table-cell office:value-type="float" office:value="0.318" calcext:value-type="float">
            <text:p>0.318</text:p>
          </table:table-cell>
          <table:table-cell table:formula="of:=[.C1185]*-1" office:value-type="float" office:value="-0.318" calcext:value-type="float">
            <text:p>-0.318</text:p>
          </table:table-cell>
          <table:table-cell table:formula="of:=[.D1185]*([.A1185]-[.A1184])+[.E1184]" office:value-type="float" office:value="-18800.9" calcext:value-type="float">
            <text:p>-18800.9</text:p>
          </table:table-cell>
          <table:table-cell table:formula="of:=[.E1185]/3600" office:value-type="float" office:value="-5.22247222222223" calcext:value-type="float">
            <text:p>-5.222</text:p>
          </table:table-cell>
          <table:table-cell table:number-columns-repeated="7"/>
        </table:table-row>
        <table:table-row table:style-name="ro2">
          <table:table-cell office:value-type="float" office:value="59249" calcext:value-type="float">
            <text:p>59249</text:p>
          </table:table-cell>
          <table:table-cell office:value-type="float" office:value="3.05" calcext:value-type="float">
            <text:p>3.05</text:p>
          </table:table-cell>
          <table:table-cell office:value-type="float" office:value="0.318" calcext:value-type="float">
            <text:p>0.318</text:p>
          </table:table-cell>
          <table:table-cell table:formula="of:=[.C1186]*-1" office:value-type="float" office:value="-0.318" calcext:value-type="float">
            <text:p>-0.318</text:p>
          </table:table-cell>
          <table:table-cell table:formula="of:=[.D1186]*([.A1186]-[.A1185])+[.E1185]" office:value-type="float" office:value="-18816.8" calcext:value-type="float">
            <text:p>-18816.8</text:p>
          </table:table-cell>
          <table:table-cell table:formula="of:=[.E1186]/3600" office:value-type="float" office:value="-5.2268888888889" calcext:value-type="float">
            <text:p>-5.227</text:p>
          </table:table-cell>
          <table:table-cell table:number-columns-repeated="7"/>
        </table:table-row>
        <table:table-row table:style-name="ro2">
          <table:table-cell office:value-type="float" office:value="59299" calcext:value-type="float">
            <text:p>59299</text:p>
          </table:table-cell>
          <table:table-cell office:value-type="float" office:value="3.05" calcext:value-type="float">
            <text:p>3.05</text:p>
          </table:table-cell>
          <table:table-cell office:value-type="float" office:value="0.318" calcext:value-type="float">
            <text:p>0.318</text:p>
          </table:table-cell>
          <table:table-cell table:formula="of:=[.C1187]*-1" office:value-type="float" office:value="-0.318" calcext:value-type="float">
            <text:p>-0.318</text:p>
          </table:table-cell>
          <table:table-cell table:formula="of:=[.D1187]*([.A1187]-[.A1186])+[.E1186]" office:value-type="float" office:value="-18832.7" calcext:value-type="float">
            <text:p>-18832.7</text:p>
          </table:table-cell>
          <table:table-cell table:formula="of:=[.E1187]/3600" office:value-type="float" office:value="-5.23130555555557" calcext:value-type="float">
            <text:p>-5.231</text:p>
          </table:table-cell>
          <table:table-cell table:number-columns-repeated="7"/>
        </table:table-row>
        <table:table-row table:style-name="ro2">
          <table:table-cell office:value-type="float" office:value="59349" calcext:value-type="float">
            <text:p>59349</text:p>
          </table:table-cell>
          <table:table-cell office:value-type="float" office:value="3.04" calcext:value-type="float">
            <text:p>3.04</text:p>
          </table:table-cell>
          <table:table-cell office:value-type="float" office:value="0.317" calcext:value-type="float">
            <text:p>0.317</text:p>
          </table:table-cell>
          <table:table-cell table:formula="of:=[.C1188]*-1" office:value-type="float" office:value="-0.317" calcext:value-type="float">
            <text:p>-0.317</text:p>
          </table:table-cell>
          <table:table-cell table:formula="of:=[.D1188]*([.A1188]-[.A1187])+[.E1187]" office:value-type="float" office:value="-18848.55" calcext:value-type="float">
            <text:p>-18848.6</text:p>
          </table:table-cell>
          <table:table-cell table:formula="of:=[.E1188]/3600" office:value-type="float" office:value="-5.23570833333334" calcext:value-type="float">
            <text:p>-5.236</text:p>
          </table:table-cell>
          <table:table-cell table:number-columns-repeated="7"/>
        </table:table-row>
        <table:table-row table:style-name="ro2">
          <table:table-cell office:value-type="float" office:value="59399" calcext:value-type="float">
            <text:p>59399</text:p>
          </table:table-cell>
          <table:table-cell office:value-type="float" office:value="3.04" calcext:value-type="float">
            <text:p>3.04</text:p>
          </table:table-cell>
          <table:table-cell office:value-type="float" office:value="0.318" calcext:value-type="float">
            <text:p>0.318</text:p>
          </table:table-cell>
          <table:table-cell table:formula="of:=[.C1189]*-1" office:value-type="float" office:value="-0.318" calcext:value-type="float">
            <text:p>-0.318</text:p>
          </table:table-cell>
          <table:table-cell table:formula="of:=[.D1189]*([.A1189]-[.A1188])+[.E1188]" office:value-type="float" office:value="-18864.45" calcext:value-type="float">
            <text:p>-18864.5</text:p>
          </table:table-cell>
          <table:table-cell table:formula="of:=[.E1189]/3600" office:value-type="float" office:value="-5.24012500000001" calcext:value-type="float">
            <text:p>-5.240</text:p>
          </table:table-cell>
          <table:table-cell table:number-columns-repeated="7"/>
        </table:table-row>
        <table:table-row table:style-name="ro2">
          <table:table-cell office:value-type="float" office:value="59449" calcext:value-type="float">
            <text:p>59449</text:p>
          </table:table-cell>
          <table:table-cell office:value-type="float" office:value="3.03" calcext:value-type="float">
            <text:p>3.03</text:p>
          </table:table-cell>
          <table:table-cell office:value-type="float" office:value="0.316" calcext:value-type="float">
            <text:p>0.316</text:p>
          </table:table-cell>
          <table:table-cell table:formula="of:=[.C1190]*-1" office:value-type="float" office:value="-0.316" calcext:value-type="float">
            <text:p>-0.316</text:p>
          </table:table-cell>
          <table:table-cell table:formula="of:=[.D1190]*([.A1190]-[.A1189])+[.E1189]" office:value-type="float" office:value="-18880.25" calcext:value-type="float">
            <text:p>-18880.3</text:p>
          </table:table-cell>
          <table:table-cell table:formula="of:=[.E1190]/3600" office:value-type="float" office:value="-5.2445138888889" calcext:value-type="float">
            <text:p>-5.245</text:p>
          </table:table-cell>
          <table:table-cell table:number-columns-repeated="7"/>
        </table:table-row>
        <table:table-row table:style-name="ro2">
          <table:table-cell office:value-type="float" office:value="59499" calcext:value-type="float">
            <text:p>59499</text:p>
          </table:table-cell>
          <table:table-cell office:value-type="float" office:value="3.02" calcext:value-type="float">
            <text:p>3.02</text:p>
          </table:table-cell>
          <table:table-cell office:value-type="float" office:value="0.318" calcext:value-type="float">
            <text:p>0.318</text:p>
          </table:table-cell>
          <table:table-cell table:formula="of:=[.C1191]*-1" office:value-type="float" office:value="-0.318" calcext:value-type="float">
            <text:p>-0.318</text:p>
          </table:table-cell>
          <table:table-cell table:formula="of:=[.D1191]*([.A1191]-[.A1190])+[.E1190]" office:value-type="float" office:value="-18896.15" calcext:value-type="float">
            <text:p>-18896.2</text:p>
          </table:table-cell>
          <table:table-cell table:formula="of:=[.E1191]/3600" office:value-type="float" office:value="-5.24893055555557" calcext:value-type="float">
            <text:p>-5.249</text:p>
          </table:table-cell>
          <table:table-cell table:number-columns-repeated="7"/>
        </table:table-row>
        <table:table-row table:style-name="ro2">
          <table:table-cell office:value-type="float" office:value="59549" calcext:value-type="float">
            <text:p>59549</text:p>
          </table:table-cell>
          <table:table-cell office:value-type="float" office:value="3.02" calcext:value-type="float">
            <text:p>3.02</text:p>
          </table:table-cell>
          <table:table-cell office:value-type="float" office:value="0.317" calcext:value-type="float">
            <text:p>0.317</text:p>
          </table:table-cell>
          <table:table-cell table:formula="of:=[.C1192]*-1" office:value-type="float" office:value="-0.317" calcext:value-type="float">
            <text:p>-0.317</text:p>
          </table:table-cell>
          <table:table-cell table:formula="of:=[.D1192]*([.A1192]-[.A1191])+[.E1191]" office:value-type="float" office:value="-18912" calcext:value-type="float">
            <text:p>-18912.0</text:p>
          </table:table-cell>
          <table:table-cell table:formula="of:=[.E1192]/3600" office:value-type="float" office:value="-5.25333333333334" calcext:value-type="float">
            <text:p>-5.253</text:p>
          </table:table-cell>
          <table:table-cell table:number-columns-repeated="7"/>
        </table:table-row>
        <table:table-row table:style-name="ro2">
          <table:table-cell office:value-type="float" office:value="59599" calcext:value-type="float">
            <text:p>59599</text:p>
          </table:table-cell>
          <table:table-cell office:value-type="float" office:value="3.01" calcext:value-type="float">
            <text:p>3.01</text:p>
          </table:table-cell>
          <table:table-cell office:value-type="float" office:value="0.318" calcext:value-type="float">
            <text:p>0.318</text:p>
          </table:table-cell>
          <table:table-cell table:formula="of:=[.C1193]*-1" office:value-type="float" office:value="-0.318" calcext:value-type="float">
            <text:p>-0.318</text:p>
          </table:table-cell>
          <table:table-cell table:formula="of:=[.D1193]*([.A1193]-[.A1192])+[.E1192]" office:value-type="float" office:value="-18927.9" calcext:value-type="float">
            <text:p>-18927.9</text:p>
          </table:table-cell>
          <table:table-cell table:formula="of:=[.E1193]/3600" office:value-type="float" office:value="-5.25775000000001" calcext:value-type="float">
            <text:p>-5.258</text:p>
          </table:table-cell>
          <table:table-cell table:number-columns-repeated="7"/>
        </table:table-row>
        <table:table-row table:style-name="ro2">
          <table:table-cell office:value-type="float" office:value="59649" calcext:value-type="float">
            <text:p>59649</text:p>
          </table:table-cell>
          <table:table-cell office:value-type="float" office:value="3" calcext:value-type="float">
            <text:p>3</text:p>
          </table:table-cell>
          <table:table-cell office:value-type="float" office:value="0.317" calcext:value-type="float">
            <text:p>0.317</text:p>
          </table:table-cell>
          <table:table-cell table:formula="of:=[.C1194]*-1" office:value-type="float" office:value="-0.317" calcext:value-type="float">
            <text:p>-0.317</text:p>
          </table:table-cell>
          <table:table-cell table:formula="of:=[.D1194]*([.A1194]-[.A1193])+[.E1193]" office:value-type="float" office:value="-18943.75" calcext:value-type="float">
            <text:p>-18943.8</text:p>
          </table:table-cell>
          <table:table-cell table:formula="of:=[.E1194]/3600" office:value-type="float" office:value="-5.26215277777779" calcext:value-type="float">
            <text:p>-5.262</text:p>
          </table:table-cell>
          <table:table-cell table:number-columns-repeated="7"/>
        </table:table-row>
        <table:table-row table:style-name="ro2">
          <table:table-cell office:value-type="float" office:value="59699" calcext:value-type="float">
            <text:p>596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7" calcext:value-type="float">
            <text:p>0.317</text:p>
          </table:table-cell>
          <table:table-cell table:formula="of:=[.C1195]*-1" office:value-type="float" office:value="-0.317" calcext:value-type="float">
            <text:p>-0.317</text:p>
          </table:table-cell>
          <table:table-cell table:formula="of:=[.D1195]*([.A1195]-[.A1194])+[.E1194]" office:value-type="float" office:value="-18959.6" calcext:value-type="float">
            <text:p>-18959.6</text:p>
          </table:table-cell>
          <table:table-cell table:formula="of:=[.E1195]/3600" office:value-type="float" office:value="-5.26655555555556" calcext:value-type="float">
            <text:p>-5.267</text:p>
          </table:table-cell>
          <table:table-cell table:number-columns-repeated="7"/>
        </table:table-row>
        <table:table-row table:style-name="ro2">
          <table:table-cell office:value-type="float" office:value="59749" calcext:value-type="float">
            <text:p>59749</text:p>
          </table:table-cell>
          <table:table-cell office:value-type="float" office:value="2.99" calcext:value-type="float">
            <text:p>2.99</text:p>
          </table:table-cell>
          <table:table-cell office:value-type="float" office:value="0.318" calcext:value-type="float">
            <text:p>0.318</text:p>
          </table:table-cell>
          <table:table-cell table:formula="of:=[.C1196]*-1" office:value-type="float" office:value="-0.318" calcext:value-type="float">
            <text:p>-0.318</text:p>
          </table:table-cell>
          <table:table-cell table:formula="of:=[.D1196]*([.A1196]-[.A1195])+[.E1195]" office:value-type="float" office:value="-18975.5" calcext:value-type="float">
            <text:p>-18975.5</text:p>
          </table:table-cell>
          <table:table-cell table:formula="of:=[.E1196]/3600" office:value-type="float" office:value="-5.27097222222223" calcext:value-type="float">
            <text:p>-5.271</text:p>
          </table:table-cell>
          <table:table-cell table:number-columns-repeated="7"/>
        </table:table-row>
        <table:table-row table:style-name="ro2">
          <table:table-cell office:value-type="float" office:value="59799" calcext:value-type="float">
            <text:p>59799</text:p>
          </table:table-cell>
          <table:table-cell office:value-type="float" office:value="2.98" calcext:value-type="float">
            <text:p>2.98</text:p>
          </table:table-cell>
          <table:table-cell office:value-type="float" office:value="0.317" calcext:value-type="float">
            <text:p>0.317</text:p>
          </table:table-cell>
          <table:table-cell table:formula="of:=[.C1197]*-1" office:value-type="float" office:value="-0.317" calcext:value-type="float">
            <text:p>-0.317</text:p>
          </table:table-cell>
          <table:table-cell table:formula="of:=[.D1197]*([.A1197]-[.A1196])+[.E1196]" office:value-type="float" office:value="-18991.35" calcext:value-type="float">
            <text:p>-18991.4</text:p>
          </table:table-cell>
          <table:table-cell table:formula="of:=[.E1197]/3600" office:value-type="float" office:value="-5.27537500000001" calcext:value-type="float">
            <text:p>-5.275</text:p>
          </table:table-cell>
          <table:table-cell table:number-columns-repeated="7"/>
        </table:table-row>
        <table:table-row table:style-name="ro2">
          <table:table-cell office:value-type="float" office:value="59849" calcext:value-type="float">
            <text:p>59849</text:p>
          </table:table-cell>
          <table:table-cell office:value-type="float" office:value="2.97" calcext:value-type="float">
            <text:p>2.97</text:p>
          </table:table-cell>
          <table:table-cell office:value-type="float" office:value="0.318" calcext:value-type="float">
            <text:p>0.318</text:p>
          </table:table-cell>
          <table:table-cell table:formula="of:=[.C1198]*-1" office:value-type="float" office:value="-0.318" calcext:value-type="float">
            <text:p>-0.318</text:p>
          </table:table-cell>
          <table:table-cell table:formula="of:=[.D1198]*([.A1198]-[.A1197])+[.E1197]" office:value-type="float" office:value="-19007.25" calcext:value-type="float">
            <text:p>-19007.3</text:p>
          </table:table-cell>
          <table:table-cell table:formula="of:=[.E1198]/3600" office:value-type="float" office:value="-5.27979166666668" calcext:value-type="float">
            <text:p>-5.280</text:p>
          </table:table-cell>
          <table:table-cell table:number-columns-repeated="7"/>
        </table:table-row>
        <table:table-row table:style-name="ro2">
          <table:table-cell office:value-type="float" office:value="59899" calcext:value-type="float">
            <text:p>598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7" calcext:value-type="float">
            <text:p>0.317</text:p>
          </table:table-cell>
          <table:table-cell table:formula="of:=[.C1199]*-1" office:value-type="float" office:value="-0.317" calcext:value-type="float">
            <text:p>-0.317</text:p>
          </table:table-cell>
          <table:table-cell table:formula="of:=[.D1199]*([.A1199]-[.A1198])+[.E1198]" office:value-type="float" office:value="-19023.1" calcext:value-type="float">
            <text:p>-19023.1</text:p>
          </table:table-cell>
          <table:table-cell table:formula="of:=[.E1199]/3600" office:value-type="float" office:value="-5.28419444444445" calcext:value-type="float">
            <text:p>-5.284</text:p>
          </table:table-cell>
          <table:table-cell table:number-columns-repeated="7"/>
        </table:table-row>
        <table:table-row table:style-name="ro2">
          <table:table-cell office:value-type="float" office:value="59949" calcext:value-type="float">
            <text:p>59949</text:p>
          </table:table-cell>
          <table:table-cell office:value-type="float" office:value="2.95" calcext:value-type="float">
            <text:p>2.95</text:p>
          </table:table-cell>
          <table:table-cell office:value-type="float" office:value="0.319" calcext:value-type="float">
            <text:p>0.319</text:p>
          </table:table-cell>
          <table:table-cell table:formula="of:=[.C1200]*-1" office:value-type="float" office:value="-0.319" calcext:value-type="float">
            <text:p>-0.319</text:p>
          </table:table-cell>
          <table:table-cell table:formula="of:=[.D1200]*([.A1200]-[.A1199])+[.E1199]" office:value-type="float" office:value="-19039.05" calcext:value-type="float">
            <text:p>-19039.1</text:p>
          </table:table-cell>
          <table:table-cell table:formula="of:=[.E1200]/3600" office:value-type="float" office:value="-5.28862500000001" calcext:value-type="float">
            <text:p>-5.289</text:p>
          </table:table-cell>
          <table:table-cell table:number-columns-repeated="7"/>
        </table:table-row>
        <table:table-row table:style-name="ro2">
          <table:table-cell office:value-type="float" office:value="59999" calcext:value-type="float">
            <text:p>599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7" calcext:value-type="float">
            <text:p>0.317</text:p>
          </table:table-cell>
          <table:table-cell table:formula="of:=[.C1201]*-1" office:value-type="float" office:value="-0.317" calcext:value-type="float">
            <text:p>-0.317</text:p>
          </table:table-cell>
          <table:table-cell table:formula="of:=[.D1201]*([.A1201]-[.A1200])+[.E1200]" office:value-type="float" office:value="-19054.9" calcext:value-type="float">
            <text:p>-19054.9</text:p>
          </table:table-cell>
          <table:table-cell table:formula="of:=[.E1201]/3600" office:value-type="float" office:value="-5.29302777777779" calcext:value-type="float">
            <text:p>-5.293</text:p>
          </table:table-cell>
          <table:table-cell table:number-columns-repeated="7"/>
        </table:table-row>
        <table:table-row table:style-name="ro2">
          <table:table-cell office:value-type="float" office:value="60049" calcext:value-type="float">
            <text:p>60049</text:p>
          </table:table-cell>
          <table:table-cell office:value-type="float" office:value="2.94" calcext:value-type="float">
            <text:p>2.94</text:p>
          </table:table-cell>
          <table:table-cell office:value-type="float" office:value="0.317" calcext:value-type="float">
            <text:p>0.317</text:p>
          </table:table-cell>
          <table:table-cell table:formula="of:=[.C1202]*-1" office:value-type="float" office:value="-0.317" calcext:value-type="float">
            <text:p>-0.317</text:p>
          </table:table-cell>
          <table:table-cell table:formula="of:=[.D1202]*([.A1202]-[.A1201])+[.E1201]" office:value-type="float" office:value="-19070.75" calcext:value-type="float">
            <text:p>-19070.8</text:p>
          </table:table-cell>
          <table:table-cell table:formula="of:=[.E1202]/3600" office:value-type="float" office:value="-5.29743055555556" calcext:value-type="float">
            <text:p>-5.297</text:p>
          </table:table-cell>
          <table:table-cell table:number-columns-repeated="7"/>
        </table:table-row>
        <table:table-row table:style-name="ro2">
          <table:table-cell office:value-type="float" office:value="60099" calcext:value-type="float">
            <text:p>60099</text:p>
          </table:table-cell>
          <table:table-cell office:value-type="float" office:value="2.92" calcext:value-type="float">
            <text:p>2.92</text:p>
          </table:table-cell>
          <table:table-cell office:value-type="float" office:value="0.318" calcext:value-type="float">
            <text:p>0.318</text:p>
          </table:table-cell>
          <table:table-cell table:formula="of:=[.C1203]*-1" office:value-type="float" office:value="-0.318" calcext:value-type="float">
            <text:p>-0.318</text:p>
          </table:table-cell>
          <table:table-cell table:formula="of:=[.D1203]*([.A1203]-[.A1202])+[.E1202]" office:value-type="float" office:value="-19086.65" calcext:value-type="float">
            <text:p>-19086.7</text:p>
          </table:table-cell>
          <table:table-cell table:formula="of:=[.E1203]/3600" office:value-type="float" office:value="-5.30184722222223" calcext:value-type="float">
            <text:p>-5.302</text:p>
          </table:table-cell>
          <table:table-cell table:number-columns-repeated="7"/>
        </table:table-row>
        <table:table-row table:style-name="ro2">
          <table:table-cell office:value-type="float" office:value="60149" calcext:value-type="float">
            <text:p>60149</text:p>
          </table:table-cell>
          <table:table-cell office:value-type="float" office:value="2.91" calcext:value-type="float">
            <text:p>2.91</text:p>
          </table:table-cell>
          <table:table-cell office:value-type="float" office:value="0.318" calcext:value-type="float">
            <text:p>0.318</text:p>
          </table:table-cell>
          <table:table-cell table:formula="of:=[.C1204]*-1" office:value-type="float" office:value="-0.318" calcext:value-type="float">
            <text:p>-0.318</text:p>
          </table:table-cell>
          <table:table-cell table:formula="of:=[.D1204]*([.A1204]-[.A1203])+[.E1203]" office:value-type="float" office:value="-19102.55" calcext:value-type="float">
            <text:p>-19102.6</text:p>
          </table:table-cell>
          <table:table-cell table:formula="of:=[.E1204]/3600" office:value-type="float" office:value="-5.3062638888889" calcext:value-type="float">
            <text:p>-5.306</text:p>
          </table:table-cell>
          <table:table-cell table:number-columns-repeated="7"/>
        </table:table-row>
        <table:table-row table:style-name="ro2">
          <table:table-cell office:value-type="float" office:value="60199" calcext:value-type="float">
            <text:p>601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8" calcext:value-type="float">
            <text:p>0.318</text:p>
          </table:table-cell>
          <table:table-cell table:formula="of:=[.C1205]*-1" office:value-type="float" office:value="-0.318" calcext:value-type="float">
            <text:p>-0.318</text:p>
          </table:table-cell>
          <table:table-cell table:formula="of:=[.D1205]*([.A1205]-[.A1204])+[.E1204]" office:value-type="float" office:value="-19118.45" calcext:value-type="float">
            <text:p>-19118.5</text:p>
          </table:table-cell>
          <table:table-cell table:formula="of:=[.E1205]/3600" office:value-type="float" office:value="-5.31068055555557" calcext:value-type="float">
            <text:p>-5.311</text:p>
          </table:table-cell>
          <table:table-cell table:number-columns-repeated="7"/>
        </table:table-row>
        <table:table-row table:style-name="ro2">
          <table:table-cell office:value-type="float" office:value="60249" calcext:value-type="float">
            <text:p>60249</text:p>
          </table:table-cell>
          <table:table-cell office:value-type="float" office:value="2.9" calcext:value-type="float">
            <text:p>2.9</text:p>
          </table:table-cell>
          <table:table-cell office:value-type="float" office:value="0.318" calcext:value-type="float">
            <text:p>0.318</text:p>
          </table:table-cell>
          <table:table-cell table:formula="of:=[.C1206]*-1" office:value-type="float" office:value="-0.318" calcext:value-type="float">
            <text:p>-0.318</text:p>
          </table:table-cell>
          <table:table-cell table:formula="of:=[.D1206]*([.A1206]-[.A1205])+[.E1205]" office:value-type="float" office:value="-19134.35" calcext:value-type="float">
            <text:p>-19134.4</text:p>
          </table:table-cell>
          <table:table-cell table:formula="of:=[.E1206]/3600" office:value-type="float" office:value="-5.31509722222223" calcext:value-type="float">
            <text:p>-5.315</text:p>
          </table:table-cell>
          <table:table-cell table:number-columns-repeated="7"/>
        </table:table-row>
        <table:table-row table:style-name="ro2">
          <table:table-cell office:value-type="float" office:value="60299" calcext:value-type="float">
            <text:p>60299</text:p>
          </table:table-cell>
          <table:table-cell office:value-type="float" office:value="2.88" calcext:value-type="float">
            <text:p>2.88</text:p>
          </table:table-cell>
          <table:table-cell office:value-type="float" office:value="0.317" calcext:value-type="float">
            <text:p>0.317</text:p>
          </table:table-cell>
          <table:table-cell table:formula="of:=[.C1207]*-1" office:value-type="float" office:value="-0.317" calcext:value-type="float">
            <text:p>-0.317</text:p>
          </table:table-cell>
          <table:table-cell table:formula="of:=[.D1207]*([.A1207]-[.A1206])+[.E1206]" office:value-type="float" office:value="-19150.2" calcext:value-type="float">
            <text:p>-19150.2</text:p>
          </table:table-cell>
          <table:table-cell table:formula="of:=[.E1207]/3600" office:value-type="float" office:value="-5.31950000000001" calcext:value-type="float">
            <text:p>-5.320</text:p>
          </table:table-cell>
          <table:table-cell table:number-columns-repeated="7"/>
        </table:table-row>
        <table:table-row table:style-name="ro2">
          <table:table-cell office:value-type="float" office:value="60349" calcext:value-type="float">
            <text:p>60349</text:p>
          </table:table-cell>
          <table:table-cell office:value-type="float" office:value="2.88" calcext:value-type="float">
            <text:p>2.88</text:p>
          </table:table-cell>
          <table:table-cell office:value-type="float" office:value="0.317" calcext:value-type="float">
            <text:p>0.317</text:p>
          </table:table-cell>
          <table:table-cell table:formula="of:=[.C1208]*-1" office:value-type="float" office:value="-0.317" calcext:value-type="float">
            <text:p>-0.317</text:p>
          </table:table-cell>
          <table:table-cell table:formula="of:=[.D1208]*([.A1208]-[.A1207])+[.E1207]" office:value-type="float" office:value="-19166.05" calcext:value-type="float">
            <text:p>-19166.1</text:p>
          </table:table-cell>
          <table:table-cell table:formula="of:=[.E1208]/3600" office:value-type="float" office:value="-5.32390277777779" calcext:value-type="float">
            <text:p>-5.324</text:p>
          </table:table-cell>
          <table:table-cell table:number-columns-repeated="7"/>
        </table:table-row>
        <table:table-row table:style-name="ro2">
          <table:table-cell office:value-type="float" office:value="60399" calcext:value-type="float">
            <text:p>60399</text:p>
          </table:table-cell>
          <table:table-cell office:value-type="float" office:value="2.86" calcext:value-type="float">
            <text:p>2.86</text:p>
          </table:table-cell>
          <table:table-cell office:value-type="float" office:value="0.318" calcext:value-type="float">
            <text:p>0.318</text:p>
          </table:table-cell>
          <table:table-cell table:formula="of:=[.C1209]*-1" office:value-type="float" office:value="-0.318" calcext:value-type="float">
            <text:p>-0.318</text:p>
          </table:table-cell>
          <table:table-cell table:formula="of:=[.D1209]*([.A1209]-[.A1208])+[.E1208]" office:value-type="float" office:value="-19181.95" calcext:value-type="float">
            <text:p>-19182.0</text:p>
          </table:table-cell>
          <table:table-cell table:formula="of:=[.E1209]/3600" office:value-type="float" office:value="-5.32831944444445" calcext:value-type="float">
            <text:p>-5.328</text:p>
          </table:table-cell>
          <table:table-cell table:number-columns-repeated="7"/>
        </table:table-row>
        <table:table-row table:style-name="ro2">
          <table:table-cell office:value-type="float" office:value="60449" calcext:value-type="float">
            <text:p>60449</text:p>
          </table:table-cell>
          <table:table-cell office:value-type="float" office:value="2.85" calcext:value-type="float">
            <text:p>2.85</text:p>
          </table:table-cell>
          <table:table-cell office:value-type="float" office:value="0.318" calcext:value-type="float">
            <text:p>0.318</text:p>
          </table:table-cell>
          <table:table-cell table:formula="of:=[.C1210]*-1" office:value-type="float" office:value="-0.318" calcext:value-type="float">
            <text:p>-0.318</text:p>
          </table:table-cell>
          <table:table-cell table:formula="of:=[.D1210]*([.A1210]-[.A1209])+[.E1209]" office:value-type="float" office:value="-19197.85" calcext:value-type="float">
            <text:p>-19197.9</text:p>
          </table:table-cell>
          <table:table-cell table:formula="of:=[.E1210]/3600" office:value-type="float" office:value="-5.33273611111112" calcext:value-type="float">
            <text:p>-5.333</text:p>
          </table:table-cell>
          <table:table-cell table:number-columns-repeated="7"/>
        </table:table-row>
        <table:table-row table:style-name="ro2">
          <table:table-cell office:value-type="float" office:value="60499" calcext:value-type="float">
            <text:p>604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8" calcext:value-type="float">
            <text:p>0.318</text:p>
          </table:table-cell>
          <table:table-cell table:formula="of:=[.C1211]*-1" office:value-type="float" office:value="-0.318" calcext:value-type="float">
            <text:p>-0.318</text:p>
          </table:table-cell>
          <table:table-cell table:formula="of:=[.D1211]*([.A1211]-[.A1210])+[.E1210]" office:value-type="float" office:value="-19213.75" calcext:value-type="float">
            <text:p>-19213.8</text:p>
          </table:table-cell>
          <table:table-cell table:formula="of:=[.E1211]/3600" office:value-type="float" office:value="-5.33715277777779" calcext:value-type="float">
            <text:p>-5.337</text:p>
          </table:table-cell>
          <table:table-cell table:number-columns-repeated="7"/>
        </table:table-row>
        <table:table-row table:style-name="ro2">
          <table:table-cell office:value-type="float" office:value="60549" calcext:value-type="float">
            <text:p>60549</text:p>
          </table:table-cell>
          <table:table-cell office:value-type="float" office:value="2.84" calcext:value-type="float">
            <text:p>2.84</text:p>
          </table:table-cell>
          <table:table-cell office:value-type="float" office:value="0.318" calcext:value-type="float">
            <text:p>0.318</text:p>
          </table:table-cell>
          <table:table-cell table:formula="of:=[.C1212]*-1" office:value-type="float" office:value="-0.318" calcext:value-type="float">
            <text:p>-0.318</text:p>
          </table:table-cell>
          <table:table-cell table:formula="of:=[.D1212]*([.A1212]-[.A1211])+[.E1211]" office:value-type="float" office:value="-19229.65" calcext:value-type="float">
            <text:p>-19229.7</text:p>
          </table:table-cell>
          <table:table-cell table:formula="of:=[.E1212]/3600" office:value-type="float" office:value="-5.34156944444446" calcext:value-type="float">
            <text:p>-5.342</text:p>
          </table:table-cell>
          <table:table-cell table:number-columns-repeated="7"/>
        </table:table-row>
        <table:table-row table:style-name="ro2">
          <table:table-cell office:value-type="float" office:value="60599" calcext:value-type="float">
            <text:p>60599</text:p>
          </table:table-cell>
          <table:table-cell office:value-type="float" office:value="2.83" calcext:value-type="float">
            <text:p>2.83</text:p>
          </table:table-cell>
          <table:table-cell office:value-type="float" office:value="0.317" calcext:value-type="float">
            <text:p>0.317</text:p>
          </table:table-cell>
          <table:table-cell table:formula="of:=[.C1213]*-1" office:value-type="float" office:value="-0.317" calcext:value-type="float">
            <text:p>-0.317</text:p>
          </table:table-cell>
          <table:table-cell table:formula="of:=[.D1213]*([.A1213]-[.A1212])+[.E1212]" office:value-type="float" office:value="-19245.5" calcext:value-type="float">
            <text:p>-19245.5</text:p>
          </table:table-cell>
          <table:table-cell table:formula="of:=[.E1213]/3600" office:value-type="float" office:value="-5.34597222222223" calcext:value-type="float">
            <text:p>-5.346</text:p>
          </table:table-cell>
          <table:table-cell table:number-columns-repeated="7"/>
        </table:table-row>
        <table:table-row table:style-name="ro2">
          <table:table-cell office:value-type="float" office:value="60649" calcext:value-type="float">
            <text:p>60649</text:p>
          </table:table-cell>
          <table:table-cell office:value-type="float" office:value="2.81" calcext:value-type="float">
            <text:p>2.81</text:p>
          </table:table-cell>
          <table:table-cell office:value-type="float" office:value="0.318" calcext:value-type="float">
            <text:p>0.318</text:p>
          </table:table-cell>
          <table:table-cell table:formula="of:=[.C1214]*-1" office:value-type="float" office:value="-0.318" calcext:value-type="float">
            <text:p>-0.318</text:p>
          </table:table-cell>
          <table:table-cell table:formula="of:=[.D1214]*([.A1214]-[.A1213])+[.E1213]" office:value-type="float" office:value="-19261.4" calcext:value-type="float">
            <text:p>-19261.4</text:p>
          </table:table-cell>
          <table:table-cell table:formula="of:=[.E1214]/3600" office:value-type="float" office:value="-5.3503888888889" calcext:value-type="float">
            <text:p>-5.350</text:p>
          </table:table-cell>
          <table:table-cell table:number-columns-repeated="7"/>
        </table:table-row>
        <table:table-row table:style-name="ro2" table:number-rows-repeated="104736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01:36:12.359059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29T02:48:51.011901869</dc:date>
    <meta:editing-duration>PT1H27M19S</meta:editing-duration>
    <meta:editing-cycles>5</meta:editing-cycles>
    <meta:generator>LibreOffice/7.1.7.2$MacOSX_X86_64 LibreOffice_project/c6a4e3954236145e2acb0b65f68614365aeee33f</meta:generator>
    <meta:document-statistic meta:table-count="1" meta:cell-count="791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1000" chart:origin="0" chart:interval-major="30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.8" chart:maximum="4.2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01cm" svg:height="47.543cm" xlink:href=".." xlink:type="simple" chart:class="chart:scatter" chart:style-name="ch1">
        <chart:title svg:x="10.628cm" svg:y="1.086cm" chart:style-name="ch2">
          <text:p>5AhG3 Discharge Test</text:p>
        </chart:title>
        <chart:subtitle svg:x="10.692cm" svg:y="2.815cm" chart:style-name="ch3">
          <text:p>0.319 A constant discharge</text:p>
        </chart:subtitle>
        <chart:plot-area chart:style-name="ch4" table:cell-range-address="Decimated.A2:Decimated.B1215 Decimated.B1:Decimated.B1 Decimated.H1:Decimated.H1 Decimated.I2:Decimated.I102 Decimated.F1:Decimated.F1215" chart:data-source-has-labels="row" svg:x="1.538cm" svg:y="4.426cm" svg:width="22.855cm" svg:height="41.179cm">
          <chart:coordinate-region svg:x="2.493cm" svg:y="4.629cm" svg:width="20.617cm" svg:height="40.324cm"/>
          <chart:axis chart:dimension="x" chart:name="primary-x" chart:style-name="ch5">
            <chart:title svg:x="11.826cm" svg:y="46.556cm" chart:style-name="ch6">
              <text:p>time (seconds)</text:p>
            </chart:title>
            <chart:grid chart:style-name="ch7" chart:class="major"/>
          </chart:axis>
          <chart:axis chart:dimension="y" chart:name="primary-y" chart:style-name="ch8">
            <chart:title svg:x="0.451cm" svg:y="25.437cm" chart:style-name="ch9">
              <text:p>Vcell</text:p>
            </chart:title>
            <chart:grid chart:style-name="ch7" chart:class="major"/>
          </chart:axis>
          <chart:axis chart:dimension="y" chart:name="secondary-y" chart:style-name="ch10">
            <chart:title svg:x="24.914cm" svg:y="25.273cm" chart:style-name="ch9">
              <text:p>Ah</text:p>
            </chart:title>
          </chart:axis>
          <chart:series chart:attached-axis="primary-y" chart:style-name="ch11" chart:values-cell-range-address="Decimated.B2:Decimated.B1215" chart:label-cell-address="Decimated.B1:Decimated.B1" chart:class="chart:scatter">
            <chart:domain table:cell-range-address="Decimated.A2:Decimated.A1215"/>
            <chart:data-point chart:repeated="1214"/>
          </chart:series>
          <chart:series chart:attached-axis="primary-y" chart:style-name="ch12" chart:values-cell-range-address="Decimated.I2:Decimated.I102" chart:label-cell-address="Decimated.H1:Decimated.H1" chart:class="chart:scatter">
            <chart:domain table:cell-range-address="Decimated.H2:Decimated.H102"/>
            <chart:data-point chart:repeated="101"/>
          </chart:series>
          <chart:series chart:attached-axis="secondary-y" chart:style-name="ch13" chart:values-cell-range-address="Decimated.F2:Decimated.F1215" chart:label-cell-address="Decimated.F1:Decimated.F1" chart:class="chart:scatter">
            <chart:data-point chart:repeated="12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s</text:p>
                <draw:g>
                  <svg:desc>Decimated.B1:Decimated.B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oC X
(aligned)</text:p>
                <draw:g>
                  <svg:desc>Decimated.H1:Decimated.H1</svg:desc>
                </draw:g>
              </table:table-cell>
              <table:table-cell office:value-type="string">
                <text:p>Total Ah</text:p>
                <draw:g>
                  <svg:desc>Decimated.F1:Decimate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Decimated.A2:Decimated.A1215</svg:desc>
                </draw:g>
              </table:table-cell>
              <table:table-cell office:value-type="float" office:value="4.17">
                <text:p>4.17</text:p>
                <draw:g>
                  <svg:desc>Decimated.B2:Decimated.B1215</svg:desc>
                </draw:g>
              </table:table-cell>
              <table:table-cell office:value-type="float" office:value="0">
                <text:p>0</text:p>
                <draw:g>
                  <svg:desc>Decimated.H2:Decimated.H102</svg:desc>
                </draw:g>
              </table:table-cell>
              <table:table-cell office:value-type="float" office:value="4.2">
                <text:p>4.2</text:p>
                <draw:g>
                  <svg:desc>Decimated.I2:Decimated.I102</svg:desc>
                </draw:g>
              </table:table-cell>
              <table:table-cell office:value-type="float" office:value="0">
                <text:p>0</text:p>
                <draw:g>
                  <svg:desc>Decimated.F2:Decimated.F1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4.16">
                <text:p>4.16</text:p>
              </table:table-cell>
              <table:table-cell office:value-type="float" office:value="606.49">
                <text:p>606.49</text:p>
              </table:table-cell>
              <table:table-cell office:value-type="float" office:value="4.182">
                <text:p>4.182</text:p>
              </table:table-cell>
              <table:table-cell office:value-type="float" office:value="-0.00443055555555556">
                <text:p>-0.004430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4.16">
                <text:p>4.16</text:p>
              </table:table-cell>
              <table:table-cell office:value-type="float" office:value="1212.98">
                <text:p>1212.98</text:p>
              </table:table-cell>
              <table:table-cell office:value-type="float" office:value="4.164">
                <text:p>4.164</text:p>
              </table:table-cell>
              <table:table-cell office:value-type="float" office:value="-0.00886111111111111">
                <text:p>-0.00886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4.16">
                <text:p>4.16</text:p>
              </table:table-cell>
              <table:table-cell office:value-type="float" office:value="1819.47">
                <text:p>1819.47</text:p>
              </table:table-cell>
              <table:table-cell office:value-type="float" office:value="4.146">
                <text:p>4.146</text:p>
              </table:table-cell>
              <table:table-cell office:value-type="float" office:value="-0.0132916666666667">
                <text:p>-0.01329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">
                <text:p>249</text:p>
              </table:table-cell>
              <table:table-cell office:value-type="float" office:value="4.16">
                <text:p>4.16</text:p>
              </table:table-cell>
              <table:table-cell office:value-type="float" office:value="2425.96">
                <text:p>2425.96</text:p>
              </table:table-cell>
              <table:table-cell office:value-type="float" office:value="4.128">
                <text:p>4.128</text:p>
              </table:table-cell>
              <table:table-cell office:value-type="float" office:value="-0.0177222222222222">
                <text:p>-0.0177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">
                <text:p>299</text:p>
              </table:table-cell>
              <table:table-cell office:value-type="float" office:value="4.16">
                <text:p>4.16</text:p>
              </table:table-cell>
              <table:table-cell office:value-type="float" office:value="3032.45">
                <text:p>3032.45</text:p>
              </table:table-cell>
              <table:table-cell office:value-type="float" office:value="4.11">
                <text:p>4.11</text:p>
              </table:table-cell>
              <table:table-cell office:value-type="float" office:value="-0.0221527777777778">
                <text:p>-0.022152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">
                <text:p>349</text:p>
              </table:table-cell>
              <table:table-cell office:value-type="float" office:value="4.16">
                <text:p>4.16</text:p>
              </table:table-cell>
              <table:table-cell office:value-type="float" office:value="3638.94">
                <text:p>3638.94</text:p>
              </table:table-cell>
              <table:table-cell office:value-type="float" office:value="4.098">
                <text:p>4.098</text:p>
              </table:table-cell>
              <table:table-cell office:value-type="float" office:value="-0.0265833333333333">
                <text:p>-0.026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4.16">
                <text:p>4.16</text:p>
              </table:table-cell>
              <table:table-cell office:value-type="float" office:value="4245.43">
                <text:p>4245.43</text:p>
              </table:table-cell>
              <table:table-cell office:value-type="float" office:value="4.086">
                <text:p>4.086</text:p>
              </table:table-cell>
              <table:table-cell office:value-type="float" office:value="-0.0310138888888889">
                <text:p>-0.031013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">
                <text:p>449</text:p>
              </table:table-cell>
              <table:table-cell office:value-type="float" office:value="4.15">
                <text:p>4.15</text:p>
              </table:table-cell>
              <table:table-cell office:value-type="float" office:value="4851.92">
                <text:p>4851.92</text:p>
              </table:table-cell>
              <table:table-cell office:value-type="float" office:value="4.074">
                <text:p>4.074</text:p>
              </table:table-cell>
              <table:table-cell office:value-type="float" office:value="-0.0354444444444444">
                <text:p>-0.035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">
                <text:p>499</text:p>
              </table:table-cell>
              <table:table-cell office:value-type="float" office:value="4.15">
                <text:p>4.15</text:p>
              </table:table-cell>
              <table:table-cell office:value-type="float" office:value="5458.41">
                <text:p>5458.41</text:p>
              </table:table-cell>
              <table:table-cell office:value-type="float" office:value="4.062">
                <text:p>4.062</text:p>
              </table:table-cell>
              <table:table-cell office:value-type="float" office:value="-0.039875">
                <text:p>-0.039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">
                <text:p>549</text:p>
              </table:table-cell>
              <table:table-cell office:value-type="float" office:value="4.15">
                <text:p>4.15</text:p>
              </table:table-cell>
              <table:table-cell office:value-type="float" office:value="6064.9">
                <text:p>6064.9</text:p>
              </table:table-cell>
              <table:table-cell office:value-type="float" office:value="4.05">
                <text:p>4.05</text:p>
              </table:table-cell>
              <table:table-cell office:value-type="float" office:value="-0.0443055555555556">
                <text:p>-0.04430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9">
                <text:p>599</text:p>
              </table:table-cell>
              <table:table-cell office:value-type="float" office:value="4.15">
                <text:p>4.15</text:p>
              </table:table-cell>
              <table:table-cell office:value-type="float" office:value="6671.39">
                <text:p>6671.39</text:p>
              </table:table-cell>
              <table:table-cell office:value-type="float" office:value="4.04">
                <text:p>4.04</text:p>
              </table:table-cell>
              <table:table-cell office:value-type="float" office:value="-0.0487361111111111">
                <text:p>-0.048736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9">
                <text:p>649</text:p>
              </table:table-cell>
              <table:table-cell office:value-type="float" office:value="4.15">
                <text:p>4.15</text:p>
              </table:table-cell>
              <table:table-cell office:value-type="float" office:value="7277.88">
                <text:p>7277.88</text:p>
              </table:table-cell>
              <table:table-cell office:value-type="float" office:value="4.03">
                <text:p>4.03</text:p>
              </table:table-cell>
              <table:table-cell office:value-type="float" office:value="-0.0531805555555555">
                <text:p>-0.05318055555555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9">
                <text:p>699</text:p>
              </table:table-cell>
              <table:table-cell office:value-type="float" office:value="4.15">
                <text:p>4.15</text:p>
              </table:table-cell>
              <table:table-cell office:value-type="float" office:value="7884.37">
                <text:p>7884.37</text:p>
              </table:table-cell>
              <table:table-cell office:value-type="float" office:value="4.02">
                <text:p>4.02</text:p>
              </table:table-cell>
              <table:table-cell office:value-type="float" office:value="-0.0576111111111111">
                <text:p>-0.0576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9">
                <text:p>749</text:p>
              </table:table-cell>
              <table:table-cell office:value-type="float" office:value="4.15">
                <text:p>4.15</text:p>
              </table:table-cell>
              <table:table-cell office:value-type="float" office:value="8490.86">
                <text:p>8490.86</text:p>
              </table:table-cell>
              <table:table-cell office:value-type="float" office:value="4.01">
                <text:p>4.01</text:p>
              </table:table-cell>
              <table:table-cell office:value-type="float" office:value="-0.0620416666666667">
                <text:p>-0.062041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9">
                <text:p>799</text:p>
              </table:table-cell>
              <table:table-cell office:value-type="float" office:value="4.15">
                <text:p>4.15</text:p>
              </table:table-cell>
              <table:table-cell office:value-type="float" office:value="9097.35">
                <text:p>9097.35</text:p>
              </table:table-cell>
              <table:table-cell office:value-type="float" office:value="4">
                <text:p>4</text:p>
              </table:table-cell>
              <table:table-cell office:value-type="float" office:value="-0.0664583333333333">
                <text:p>-0.06645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9">
                <text:p>849</text:p>
              </table:table-cell>
              <table:table-cell office:value-type="float" office:value="4.14">
                <text:p>4.14</text:p>
              </table:table-cell>
              <table:table-cell office:value-type="float" office:value="9703.84">
                <text:p>9703.84</text:p>
              </table:table-cell>
              <table:table-cell office:value-type="float" office:value="3.988">
                <text:p>3.988</text:p>
              </table:table-cell>
              <table:table-cell office:value-type="float" office:value="-0.070875">
                <text:p>-0.070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4.14">
                <text:p>4.14</text:p>
              </table:table-cell>
              <table:table-cell office:value-type="float" office:value="10310.33">
                <text:p>10310.33</text:p>
              </table:table-cell>
              <table:table-cell office:value-type="float" office:value="3.976">
                <text:p>3.976</text:p>
              </table:table-cell>
              <table:table-cell office:value-type="float" office:value="-0.0752777777777778">
                <text:p>-0.07527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9">
                <text:p>949</text:p>
              </table:table-cell>
              <table:table-cell office:value-type="float" office:value="4.14">
                <text:p>4.14</text:p>
              </table:table-cell>
              <table:table-cell office:value-type="float" office:value="10916.82">
                <text:p>10916.82</text:p>
              </table:table-cell>
              <table:table-cell office:value-type="float" office:value="3.964">
                <text:p>3.964</text:p>
              </table:table-cell>
              <table:table-cell office:value-type="float" office:value="-0.0796944444444444">
                <text:p>-0.079694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9">
                <text:p>999</text:p>
              </table:table-cell>
              <table:table-cell office:value-type="float" office:value="4.14">
                <text:p>4.14</text:p>
              </table:table-cell>
              <table:table-cell office:value-type="float" office:value="11523.31">
                <text:p>11523.31</text:p>
              </table:table-cell>
              <table:table-cell office:value-type="float" office:value="3.952">
                <text:p>3.952</text:p>
              </table:table-cell>
              <table:table-cell office:value-type="float" office:value="-0.0840972222222222">
                <text:p>-0.084097222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9">
                <text:p>1049</text:p>
              </table:table-cell>
              <table:table-cell office:value-type="float" office:value="4.14">
                <text:p>4.14</text:p>
              </table:table-cell>
              <table:table-cell office:value-type="float" office:value="12129.8">
                <text:p>12129.8</text:p>
              </table:table-cell>
              <table:table-cell office:value-type="float" office:value="3.94">
                <text:p>3.94</text:p>
              </table:table-cell>
              <table:table-cell office:value-type="float" office:value="-0.0885138888888889">
                <text:p>-0.088513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9">
                <text:p>1099</text:p>
              </table:table-cell>
              <table:table-cell office:value-type="float" office:value="4.14">
                <text:p>4.14</text:p>
              </table:table-cell>
              <table:table-cell office:value-type="float" office:value="12736.29">
                <text:p>12736.29</text:p>
              </table:table-cell>
              <table:table-cell office:value-type="float" office:value="3.926">
                <text:p>3.926</text:p>
              </table:table-cell>
              <table:table-cell office:value-type="float" office:value="-0.0929444444444444">
                <text:p>-0.092944444444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9">
                <text:p>1149</text:p>
              </table:table-cell>
              <table:table-cell office:value-type="float" office:value="4.14">
                <text:p>4.14</text:p>
              </table:table-cell>
              <table:table-cell office:value-type="float" office:value="13342.78">
                <text:p>13342.78</text:p>
              </table:table-cell>
              <table:table-cell office:value-type="float" office:value="3.912">
                <text:p>3.912</text:p>
              </table:table-cell>
              <table:table-cell office:value-type="float" office:value="-0.097375">
                <text:p>-0.097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4.14">
                <text:p>4.14</text:p>
              </table:table-cell>
              <table:table-cell office:value-type="float" office:value="13949.27">
                <text:p>13949.27</text:p>
              </table:table-cell>
              <table:table-cell office:value-type="float" office:value="3.898">
                <text:p>3.898</text:p>
              </table:table-cell>
              <table:table-cell office:value-type="float" office:value="-0.101819444444444">
                <text:p>-0.101819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9">
                <text:p>1249</text:p>
              </table:table-cell>
              <table:table-cell office:value-type="float" office:value="4.14">
                <text:p>4.14</text:p>
              </table:table-cell>
              <table:table-cell office:value-type="float" office:value="14555.76">
                <text:p>14555.76</text:p>
              </table:table-cell>
              <table:table-cell office:value-type="float" office:value="3.884">
                <text:p>3.884</text:p>
              </table:table-cell>
              <table:table-cell office:value-type="float" office:value="-0.10625">
                <text:p>-0.1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9">
                <text:p>1299</text:p>
              </table:table-cell>
              <table:table-cell office:value-type="float" office:value="4.14">
                <text:p>4.14</text:p>
              </table:table-cell>
              <table:table-cell office:value-type="float" office:value="15162.25">
                <text:p>15162.25</text:p>
              </table:table-cell>
              <table:table-cell office:value-type="float" office:value="3.87">
                <text:p>3.87</text:p>
              </table:table-cell>
              <table:table-cell office:value-type="float" office:value="-0.110694444444444">
                <text:p>-0.1106944444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9">
                <text:p>1349</text:p>
              </table:table-cell>
              <table:table-cell office:value-type="float" office:value="4.14">
                <text:p>4.14</text:p>
              </table:table-cell>
              <table:table-cell office:value-type="float" office:value="15768.74">
                <text:p>15768.74</text:p>
              </table:table-cell>
              <table:table-cell office:value-type="float" office:value="3.862">
                <text:p>3.862</text:p>
              </table:table-cell>
              <table:table-cell office:value-type="float" office:value="-0.115125">
                <text:p>-0.115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9">
                <text:p>1399</text:p>
              </table:table-cell>
              <table:table-cell office:value-type="float" office:value="4.14">
                <text:p>4.14</text:p>
              </table:table-cell>
              <table:table-cell office:value-type="float" office:value="16375.23">
                <text:p>16375.23</text:p>
              </table:table-cell>
              <table:table-cell office:value-type="float" office:value="3.854">
                <text:p>3.854</text:p>
              </table:table-cell>
              <table:table-cell office:value-type="float" office:value="-0.119569444444444">
                <text:p>-0.11956944444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9">
                <text:p>1449</text:p>
              </table:table-cell>
              <table:table-cell office:value-type="float" office:value="4.14">
                <text:p>4.14</text:p>
              </table:table-cell>
              <table:table-cell office:value-type="float" office:value="16981.72">
                <text:p>16981.72</text:p>
              </table:table-cell>
              <table:table-cell office:value-type="float" office:value="3.846">
                <text:p>3.846</text:p>
              </table:table-cell>
              <table:table-cell office:value-type="float" office:value="-0.124">
                <text:p>-0.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9">
                <text:p>1499</text:p>
              </table:table-cell>
              <table:table-cell office:value-type="float" office:value="4.14">
                <text:p>4.14</text:p>
              </table:table-cell>
              <table:table-cell office:value-type="float" office:value="17588.21">
                <text:p>17588.21</text:p>
              </table:table-cell>
              <table:table-cell office:value-type="float" office:value="3.838">
                <text:p>3.838</text:p>
              </table:table-cell>
              <table:table-cell office:value-type="float" office:value="-0.128444444444444">
                <text:p>-0.128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9">
                <text:p>1549</text:p>
              </table:table-cell>
              <table:table-cell office:value-type="float" office:value="4.13">
                <text:p>4.13</text:p>
              </table:table-cell>
              <table:table-cell office:value-type="float" office:value="18194.7">
                <text:p>18194.7</text:p>
              </table:table-cell>
              <table:table-cell office:value-type="float" office:value="3.83">
                <text:p>3.83</text:p>
              </table:table-cell>
              <table:table-cell office:value-type="float" office:value="-0.132875">
                <text:p>-0.132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9">
                <text:p>1599</text:p>
              </table:table-cell>
              <table:table-cell office:value-type="float" office:value="4.13">
                <text:p>4.13</text:p>
              </table:table-cell>
              <table:table-cell office:value-type="float" office:value="18801.19">
                <text:p>18801.19</text:p>
              </table:table-cell>
              <table:table-cell office:value-type="float" office:value="3.823">
                <text:p>3.823</text:p>
              </table:table-cell>
              <table:table-cell office:value-type="float" office:value="-0.137319444444444">
                <text:p>-0.13731944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9">
                <text:p>1649</text:p>
              </table:table-cell>
              <table:table-cell office:value-type="float" office:value="4.13">
                <text:p>4.13</text:p>
              </table:table-cell>
              <table:table-cell office:value-type="float" office:value="19407.68">
                <text:p>19407.68</text:p>
              </table:table-cell>
              <table:table-cell office:value-type="float" office:value="3.816">
                <text:p>3.816</text:p>
              </table:table-cell>
              <table:table-cell office:value-type="float" office:value="-0.14175">
                <text:p>-0.14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9">
                <text:p>1699</text:p>
              </table:table-cell>
              <table:table-cell office:value-type="float" office:value="4.13">
                <text:p>4.13</text:p>
              </table:table-cell>
              <table:table-cell office:value-type="float" office:value="20014.17">
                <text:p>20014.17</text:p>
              </table:table-cell>
              <table:table-cell office:value-type="float" office:value="3.809">
                <text:p>3.809</text:p>
              </table:table-cell>
              <table:table-cell office:value-type="float" office:value="-0.146180555555556">
                <text:p>-0.146180555555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9">
                <text:p>1749</text:p>
              </table:table-cell>
              <table:table-cell office:value-type="float" office:value="4.13">
                <text:p>4.13</text:p>
              </table:table-cell>
              <table:table-cell office:value-type="float" office:value="20620.66">
                <text:p>20620.66</text:p>
              </table:table-cell>
              <table:table-cell office:value-type="float" office:value="3.802">
                <text:p>3.802</text:p>
              </table:table-cell>
              <table:table-cell office:value-type="float" office:value="-0.150611111111111">
                <text:p>-0.1506111111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99">
                <text:p>1799</text:p>
              </table:table-cell>
              <table:table-cell office:value-type="float" office:value="4.13">
                <text:p>4.13</text:p>
              </table:table-cell>
              <table:table-cell office:value-type="float" office:value="21227.15">
                <text:p>21227.15</text:p>
              </table:table-cell>
              <table:table-cell office:value-type="float" office:value="3.795">
                <text:p>3.795</text:p>
              </table:table-cell>
              <table:table-cell office:value-type="float" office:value="-0.155055555555556">
                <text:p>-0.1550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9">
                <text:p>1849</text:p>
              </table:table-cell>
              <table:table-cell office:value-type="float" office:value="4.13">
                <text:p>4.13</text:p>
              </table:table-cell>
              <table:table-cell office:value-type="float" office:value="21833.64">
                <text:p>21833.64</text:p>
              </table:table-cell>
              <table:table-cell office:value-type="float" office:value="3.789">
                <text:p>3.789</text:p>
              </table:table-cell>
              <table:table-cell office:value-type="float" office:value="-0.159486111111111">
                <text:p>-0.159486111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9">
                <text:p>1899</text:p>
              </table:table-cell>
              <table:table-cell office:value-type="float" office:value="4.12">
                <text:p>4.12</text:p>
              </table:table-cell>
              <table:table-cell office:value-type="float" office:value="22440.13">
                <text:p>22440.13</text:p>
              </table:table-cell>
              <table:table-cell office:value-type="float" office:value="3.783">
                <text:p>3.783</text:p>
              </table:table-cell>
              <table:table-cell office:value-type="float" office:value="-0.163930555555556">
                <text:p>-0.163930555555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9">
                <text:p>1949</text:p>
              </table:table-cell>
              <table:table-cell office:value-type="float" office:value="4.12">
                <text:p>4.12</text:p>
              </table:table-cell>
              <table:table-cell office:value-type="float" office:value="23046.62">
                <text:p>23046.62</text:p>
              </table:table-cell>
              <table:table-cell office:value-type="float" office:value="3.777">
                <text:p>3.777</text:p>
              </table:table-cell>
              <table:table-cell office:value-type="float" office:value="-0.168361111111111">
                <text:p>-0.168361111111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4.12">
                <text:p>4.12</text:p>
              </table:table-cell>
              <table:table-cell office:value-type="float" office:value="23653.11">
                <text:p>23653.11</text:p>
              </table:table-cell>
              <table:table-cell office:value-type="float" office:value="3.771">
                <text:p>3.771</text:p>
              </table:table-cell>
              <table:table-cell office:value-type="float" office:value="-0.172791666666667">
                <text:p>-0.172791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9">
                <text:p>2049</text:p>
              </table:table-cell>
              <table:table-cell office:value-type="float" office:value="4.12">
                <text:p>4.12</text:p>
              </table:table-cell>
              <table:table-cell office:value-type="float" office:value="24259.6">
                <text:p>24259.6</text:p>
              </table:table-cell>
              <table:table-cell office:value-type="float" office:value="3.765">
                <text:p>3.765</text:p>
              </table:table-cell>
              <table:table-cell office:value-type="float" office:value="-0.177222222222222">
                <text:p>-0.177222222222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99">
                <text:p>2099</text:p>
              </table:table-cell>
              <table:table-cell office:value-type="float" office:value="4.12">
                <text:p>4.12</text:p>
              </table:table-cell>
              <table:table-cell office:value-type="float" office:value="24866.09">
                <text:p>24866.09</text:p>
              </table:table-cell>
              <table:table-cell office:value-type="float" office:value="3.758">
                <text:p>3.758</text:p>
              </table:table-cell>
              <table:table-cell office:value-type="float" office:value="-0.181666666666667">
                <text:p>-0.181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49">
                <text:p>2149</text:p>
              </table:table-cell>
              <table:table-cell office:value-type="float" office:value="4.12">
                <text:p>4.12</text:p>
              </table:table-cell>
              <table:table-cell office:value-type="float" office:value="25472.58">
                <text:p>25472.58</text:p>
              </table:table-cell>
              <table:table-cell office:value-type="float" office:value="3.751">
                <text:p>3.751</text:p>
              </table:table-cell>
              <table:table-cell office:value-type="float" office:value="-0.186097222222222">
                <text:p>-0.186097222222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9">
                <text:p>2199</text:p>
              </table:table-cell>
              <table:table-cell office:value-type="float" office:value="4.12">
                <text:p>4.12</text:p>
              </table:table-cell>
              <table:table-cell office:value-type="float" office:value="26079.07">
                <text:p>26079.07</text:p>
              </table:table-cell>
              <table:table-cell office:value-type="float" office:value="3.744">
                <text:p>3.744</text:p>
              </table:table-cell>
              <table:table-cell office:value-type="float" office:value="-0.190527777777778">
                <text:p>-0.19052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49">
                <text:p>2249</text:p>
              </table:table-cell>
              <table:table-cell office:value-type="float" office:value="4.11">
                <text:p>4.11</text:p>
              </table:table-cell>
              <table:table-cell office:value-type="float" office:value="26685.56">
                <text:p>26685.56</text:p>
              </table:table-cell>
              <table:table-cell office:value-type="float" office:value="3.737">
                <text:p>3.737</text:p>
              </table:table-cell>
              <table:table-cell office:value-type="float" office:value="-0.194958333333333">
                <text:p>-0.194958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99">
                <text:p>2299</text:p>
              </table:table-cell>
              <table:table-cell office:value-type="float" office:value="4.12">
                <text:p>4.12</text:p>
              </table:table-cell>
              <table:table-cell office:value-type="float" office:value="27292.05">
                <text:p>27292.05</text:p>
              </table:table-cell>
              <table:table-cell office:value-type="float" office:value="3.73">
                <text:p>3.73</text:p>
              </table:table-cell>
              <table:table-cell office:value-type="float" office:value="-0.199388888888889">
                <text:p>-0.199388888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49">
                <text:p>2349</text:p>
              </table:table-cell>
              <table:table-cell office:value-type="float" office:value="4.12">
                <text:p>4.12</text:p>
              </table:table-cell>
              <table:table-cell office:value-type="float" office:value="27898.54">
                <text:p>27898.54</text:p>
              </table:table-cell>
              <table:table-cell office:value-type="float" office:value="3.725">
                <text:p>3.725</text:p>
              </table:table-cell>
              <table:table-cell office:value-type="float" office:value="-0.203805555555556">
                <text:p>-0.203805555555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99">
                <text:p>2399</text:p>
              </table:table-cell>
              <table:table-cell office:value-type="float" office:value="4.11">
                <text:p>4.11</text:p>
              </table:table-cell>
              <table:table-cell office:value-type="float" office:value="28505.03">
                <text:p>28505.03</text:p>
              </table:table-cell>
              <table:table-cell office:value-type="float" office:value="3.72">
                <text:p>3.72</text:p>
              </table:table-cell>
              <table:table-cell office:value-type="float" office:value="-0.208236111111111">
                <text:p>-0.208236111111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9">
                <text:p>2449</text:p>
              </table:table-cell>
              <table:table-cell office:value-type="float" office:value="4.11">
                <text:p>4.11</text:p>
              </table:table-cell>
              <table:table-cell office:value-type="float" office:value="29111.52">
                <text:p>29111.52</text:p>
              </table:table-cell>
              <table:table-cell office:value-type="float" office:value="3.715">
                <text:p>3.715</text:p>
              </table:table-cell>
              <table:table-cell office:value-type="float" office:value="-0.212666666666667">
                <text:p>-0.21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9">
                <text:p>2499</text:p>
              </table:table-cell>
              <table:table-cell office:value-type="float" office:value="4.11">
                <text:p>4.11</text:p>
              </table:table-cell>
              <table:table-cell office:value-type="float" office:value="29718.01">
                <text:p>29718.01</text:p>
              </table:table-cell>
              <table:table-cell office:value-type="float" office:value="3.71">
                <text:p>3.71</text:p>
              </table:table-cell>
              <table:table-cell office:value-type="float" office:value="-0.217097222222222">
                <text:p>-0.217097222222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49">
                <text:p>2549</text:p>
              </table:table-cell>
              <table:table-cell office:value-type="float" office:value="4.11">
                <text:p>4.11</text:p>
              </table:table-cell>
              <table:table-cell office:value-type="float" office:value="30324.5">
                <text:p>30324.5</text:p>
              </table:table-cell>
              <table:table-cell office:value-type="float" office:value="3.705">
                <text:p>3.705</text:p>
              </table:table-cell>
              <table:table-cell office:value-type="float" office:value="-0.221527777777778">
                <text:p>-0.221527777777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99">
                <text:p>2599</text:p>
              </table:table-cell>
              <table:table-cell office:value-type="float" office:value="4.11">
                <text:p>4.11</text:p>
              </table:table-cell>
              <table:table-cell office:value-type="float" office:value="30930.99">
                <text:p>30930.99</text:p>
              </table:table-cell>
              <table:table-cell office:value-type="float" office:value="3.7">
                <text:p>3.7</text:p>
              </table:table-cell>
              <table:table-cell office:value-type="float" office:value="-0.225958333333333">
                <text:p>-0.225958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49">
                <text:p>2649</text:p>
              </table:table-cell>
              <table:table-cell office:value-type="float" office:value="4.11">
                <text:p>4.11</text:p>
              </table:table-cell>
              <table:table-cell office:value-type="float" office:value="31537.48">
                <text:p>31537.48</text:p>
              </table:table-cell>
              <table:table-cell office:value-type="float" office:value="3.695">
                <text:p>3.695</text:p>
              </table:table-cell>
              <table:table-cell office:value-type="float" office:value="-0.230388888888889">
                <text:p>-0.230388888888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99">
                <text:p>2699</text:p>
              </table:table-cell>
              <table:table-cell office:value-type="float" office:value="4.11">
                <text:p>4.11</text:p>
              </table:table-cell>
              <table:table-cell office:value-type="float" office:value="32143.97">
                <text:p>32143.97</text:p>
              </table:table-cell>
              <table:table-cell office:value-type="float" office:value="3.69">
                <text:p>3.69</text:p>
              </table:table-cell>
              <table:table-cell office:value-type="float" office:value="-0.234819444444445">
                <text:p>-0.234819444444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49">
                <text:p>2749</text:p>
              </table:table-cell>
              <table:table-cell office:value-type="float" office:value="4.11">
                <text:p>4.11</text:p>
              </table:table-cell>
              <table:table-cell office:value-type="float" office:value="32750.46">
                <text:p>32750.46</text:p>
              </table:table-cell>
              <table:table-cell office:value-type="float" office:value="3.685">
                <text:p>3.685</text:p>
              </table:table-cell>
              <table:table-cell office:value-type="float" office:value="-0.23925">
                <text:p>-0.23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99">
                <text:p>2799</text:p>
              </table:table-cell>
              <table:table-cell office:value-type="float" office:value="4.11">
                <text:p>4.11</text:p>
              </table:table-cell>
              <table:table-cell office:value-type="float" office:value="33356.95">
                <text:p>33356.95</text:p>
              </table:table-cell>
              <table:table-cell office:value-type="float" office:value="3.68">
                <text:p>3.68</text:p>
              </table:table-cell>
              <table:table-cell office:value-type="float" office:value="-0.243680555555556">
                <text:p>-0.243680555555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49">
                <text:p>2849</text:p>
              </table:table-cell>
              <table:table-cell office:value-type="float" office:value="4.11">
                <text:p>4.11</text:p>
              </table:table-cell>
              <table:table-cell office:value-type="float" office:value="33963.44">
                <text:p>33963.44</text:p>
              </table:table-cell>
              <table:table-cell office:value-type="float" office:value="3.675">
                <text:p>3.675</text:p>
              </table:table-cell>
              <table:table-cell office:value-type="float" office:value="-0.248111111111111">
                <text:p>-0.248111111111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99">
                <text:p>2899</text:p>
              </table:table-cell>
              <table:table-cell office:value-type="float" office:value="4.11">
                <text:p>4.11</text:p>
              </table:table-cell>
              <table:table-cell office:value-type="float" office:value="34569.93">
                <text:p>34569.93</text:p>
              </table:table-cell>
              <table:table-cell office:value-type="float" office:value="3.67">
                <text:p>3.67</text:p>
              </table:table-cell>
              <table:table-cell office:value-type="float" office:value="-0.252541666666667">
                <text:p>-0.25254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49">
                <text:p>2949</text:p>
              </table:table-cell>
              <table:table-cell office:value-type="float" office:value="4.11">
                <text:p>4.11</text:p>
              </table:table-cell>
              <table:table-cell office:value-type="float" office:value="35176.42">
                <text:p>35176.42</text:p>
              </table:table-cell>
              <table:table-cell office:value-type="float" office:value="3.665">
                <text:p>3.665</text:p>
              </table:table-cell>
              <table:table-cell office:value-type="float" office:value="-0.256972222222222">
                <text:p>-0.256972222222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99">
                <text:p>2999</text:p>
              </table:table-cell>
              <table:table-cell office:value-type="float" office:value="4.11">
                <text:p>4.11</text:p>
              </table:table-cell>
              <table:table-cell office:value-type="float" office:value="35782.91">
                <text:p>35782.91</text:p>
              </table:table-cell>
              <table:table-cell office:value-type="float" office:value="3.66">
                <text:p>3.66</text:p>
              </table:table-cell>
              <table:table-cell office:value-type="float" office:value="-0.261402777777778">
                <text:p>-0.261402777777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9">
                <text:p>3049</text:p>
              </table:table-cell>
              <table:table-cell office:value-type="float" office:value="4.1">
                <text:p>4.1</text:p>
              </table:table-cell>
              <table:table-cell office:value-type="float" office:value="36389.4">
                <text:p>36389.4</text:p>
              </table:table-cell>
              <table:table-cell office:value-type="float" office:value="3.655">
                <text:p>3.655</text:p>
              </table:table-cell>
              <table:table-cell office:value-type="float" office:value="-0.265833333333334">
                <text:p>-0.265833333333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99">
                <text:p>3099</text:p>
              </table:table-cell>
              <table:table-cell office:value-type="float" office:value="4.11">
                <text:p>4.11</text:p>
              </table:table-cell>
              <table:table-cell office:value-type="float" office:value="36995.89">
                <text:p>36995.89</text:p>
              </table:table-cell>
              <table:table-cell office:value-type="float" office:value="3.648">
                <text:p>3.648</text:p>
              </table:table-cell>
              <table:table-cell office:value-type="float" office:value="-0.27025">
                <text:p>-0.27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49">
                <text:p>3149</text:p>
              </table:table-cell>
              <table:table-cell office:value-type="float" office:value="4.1">
                <text:p>4.1</text:p>
              </table:table-cell>
              <table:table-cell office:value-type="float" office:value="37602.38">
                <text:p>37602.38</text:p>
              </table:table-cell>
              <table:table-cell office:value-type="float" office:value="3.641">
                <text:p>3.641</text:p>
              </table:table-cell>
              <table:table-cell office:value-type="float" office:value="-0.274680555555556">
                <text:p>-0.274680555555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99">
                <text:p>3199</text:p>
              </table:table-cell>
              <table:table-cell office:value-type="float" office:value="4.1">
                <text:p>4.1</text:p>
              </table:table-cell>
              <table:table-cell office:value-type="float" office:value="38208.87">
                <text:p>38208.87</text:p>
              </table:table-cell>
              <table:table-cell office:value-type="float" office:value="3.634">
                <text:p>3.634</text:p>
              </table:table-cell>
              <table:table-cell office:value-type="float" office:value="-0.279097222222222">
                <text:p>-0.27909722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9">
                <text:p>3249</text:p>
              </table:table-cell>
              <table:table-cell office:value-type="float" office:value="4.1">
                <text:p>4.1</text:p>
              </table:table-cell>
              <table:table-cell office:value-type="float" office:value="38815.36">
                <text:p>38815.36</text:p>
              </table:table-cell>
              <table:table-cell office:value-type="float" office:value="3.627">
                <text:p>3.627</text:p>
              </table:table-cell>
              <table:table-cell office:value-type="float" office:value="-0.283527777777778">
                <text:p>-0.283527777777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99">
                <text:p>3299</text:p>
              </table:table-cell>
              <table:table-cell office:value-type="float" office:value="4.1">
                <text:p>4.1</text:p>
              </table:table-cell>
              <table:table-cell office:value-type="float" office:value="39421.85">
                <text:p>39421.85</text:p>
              </table:table-cell>
              <table:table-cell office:value-type="float" office:value="3.62">
                <text:p>3.62</text:p>
              </table:table-cell>
              <table:table-cell office:value-type="float" office:value="-0.287958333333334">
                <text:p>-0.287958333333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49">
                <text:p>3349</text:p>
              </table:table-cell>
              <table:table-cell office:value-type="float" office:value="4.1">
                <text:p>4.1</text:p>
              </table:table-cell>
              <table:table-cell office:value-type="float" office:value="40028.34">
                <text:p>40028.34</text:p>
              </table:table-cell>
              <table:table-cell office:value-type="float" office:value="3.614">
                <text:p>3.614</text:p>
              </table:table-cell>
              <table:table-cell office:value-type="float" office:value="-0.292388888888889">
                <text:p>-0.292388888888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99">
                <text:p>3399</text:p>
              </table:table-cell>
              <table:table-cell office:value-type="float" office:value="4.1">
                <text:p>4.1</text:p>
              </table:table-cell>
              <table:table-cell office:value-type="float" office:value="40634.83">
                <text:p>40634.83</text:p>
              </table:table-cell>
              <table:table-cell office:value-type="float" office:value="3.608">
                <text:p>3.608</text:p>
              </table:table-cell>
              <table:table-cell office:value-type="float" office:value="-0.296819444444445">
                <text:p>-0.2968194444444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49">
                <text:p>3449</text:p>
              </table:table-cell>
              <table:table-cell office:value-type="float" office:value="4.1">
                <text:p>4.1</text:p>
              </table:table-cell>
              <table:table-cell office:value-type="float" office:value="41241.32">
                <text:p>41241.32</text:p>
              </table:table-cell>
              <table:table-cell office:value-type="float" office:value="3.602">
                <text:p>3.602</text:p>
              </table:table-cell>
              <table:table-cell office:value-type="float" office:value="-0.301236111111111">
                <text:p>-0.301236111111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9">
                <text:p>3499</text:p>
              </table:table-cell>
              <table:table-cell office:value-type="float" office:value="4.1">
                <text:p>4.1</text:p>
              </table:table-cell>
              <table:table-cell office:value-type="float" office:value="41847.81">
                <text:p>41847.81</text:p>
              </table:table-cell>
              <table:table-cell office:value-type="float" office:value="3.596">
                <text:p>3.596</text:p>
              </table:table-cell>
              <table:table-cell office:value-type="float" office:value="-0.305652777777778">
                <text:p>-0.30565277777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49">
                <text:p>3549</text:p>
              </table:table-cell>
              <table:table-cell office:value-type="float" office:value="4.09">
                <text:p>4.09</text:p>
              </table:table-cell>
              <table:table-cell office:value-type="float" office:value="42454.3">
                <text:p>42454.3</text:p>
              </table:table-cell>
              <table:table-cell office:value-type="float" office:value="3.59">
                <text:p>3.59</text:p>
              </table:table-cell>
              <table:table-cell office:value-type="float" office:value="-0.310083333333334">
                <text:p>-0.310083333333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9">
                <text:p>3599</text:p>
              </table:table-cell>
              <table:table-cell office:value-type="float" office:value="4.09">
                <text:p>4.09</text:p>
              </table:table-cell>
              <table:table-cell office:value-type="float" office:value="43060.79">
                <text:p>43060.79</text:p>
              </table:table-cell>
              <table:table-cell office:value-type="float" office:value="3.58">
                <text:p>3.58</text:p>
              </table:table-cell>
              <table:table-cell office:value-type="float" office:value="-0.314527777777778">
                <text:p>-0.31452777777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49">
                <text:p>3649</text:p>
              </table:table-cell>
              <table:table-cell office:value-type="float" office:value="4.09">
                <text:p>4.09</text:p>
              </table:table-cell>
              <table:table-cell office:value-type="float" office:value="43667.28">
                <text:p>43667.28</text:p>
              </table:table-cell>
              <table:table-cell office:value-type="float" office:value="3.57">
                <text:p>3.57</text:p>
              </table:table-cell>
              <table:table-cell office:value-type="float" office:value="-0.318972222222223">
                <text:p>-0.318972222222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99">
                <text:p>3699</text:p>
              </table:table-cell>
              <table:table-cell office:value-type="float" office:value="4.09">
                <text:p>4.09</text:p>
              </table:table-cell>
              <table:table-cell office:value-type="float" office:value="44273.77">
                <text:p>44273.77</text:p>
              </table:table-cell>
              <table:table-cell office:value-type="float" office:value="3.56">
                <text:p>3.56</text:p>
              </table:table-cell>
              <table:table-cell office:value-type="float" office:value="-0.323402777777778">
                <text:p>-0.323402777777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9">
                <text:p>3749</text:p>
              </table:table-cell>
              <table:table-cell office:value-type="float" office:value="4.09">
                <text:p>4.09</text:p>
              </table:table-cell>
              <table:table-cell office:value-type="float" office:value="44880.26">
                <text:p>44880.26</text:p>
              </table:table-cell>
              <table:table-cell office:value-type="float" office:value="3.55">
                <text:p>3.55</text:p>
              </table:table-cell>
              <table:table-cell office:value-type="float" office:value="-0.327833333333334">
                <text:p>-0.327833333333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99">
                <text:p>3799</text:p>
              </table:table-cell>
              <table:table-cell office:value-type="float" office:value="4.09">
                <text:p>4.09</text:p>
              </table:table-cell>
              <table:table-cell office:value-type="float" office:value="45486.75">
                <text:p>45486.75</text:p>
              </table:table-cell>
              <table:table-cell office:value-type="float" office:value="3.54">
                <text:p>3.54</text:p>
              </table:table-cell>
              <table:table-cell office:value-type="float" office:value="-0.332263888888889">
                <text:p>-0.3322638888888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49">
                <text:p>3849</text:p>
              </table:table-cell>
              <table:table-cell office:value-type="float" office:value="4.09">
                <text:p>4.09</text:p>
              </table:table-cell>
              <table:table-cell office:value-type="float" office:value="46093.24">
                <text:p>46093.24</text:p>
              </table:table-cell>
              <table:table-cell office:value-type="float" office:value="3.536">
                <text:p>3.536</text:p>
              </table:table-cell>
              <table:table-cell office:value-type="float" office:value="-0.336694444444445">
                <text:p>-0.3366944444444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9">
                <text:p>3899</text:p>
              </table:table-cell>
              <table:table-cell office:value-type="float" office:value="4.08">
                <text:p>4.08</text:p>
              </table:table-cell>
              <table:table-cell office:value-type="float" office:value="46699.73">
                <text:p>46699.73</text:p>
              </table:table-cell>
              <table:table-cell office:value-type="float" office:value="3.532">
                <text:p>3.532</text:p>
              </table:table-cell>
              <table:table-cell office:value-type="float" office:value="-0.341125">
                <text:p>-0.341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49">
                <text:p>3949</text:p>
              </table:table-cell>
              <table:table-cell office:value-type="float" office:value="4.09">
                <text:p>4.09</text:p>
              </table:table-cell>
              <table:table-cell office:value-type="float" office:value="47306.22">
                <text:p>47306.22</text:p>
              </table:table-cell>
              <table:table-cell office:value-type="float" office:value="3.528">
                <text:p>3.528</text:p>
              </table:table-cell>
              <table:table-cell office:value-type="float" office:value="-0.345555555555556">
                <text:p>-0.345555555555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9">
                <text:p>3999</text:p>
              </table:table-cell>
              <table:table-cell office:value-type="float" office:value="4.09">
                <text:p>4.09</text:p>
              </table:table-cell>
              <table:table-cell office:value-type="float" office:value="47912.71">
                <text:p>47912.71</text:p>
              </table:table-cell>
              <table:table-cell office:value-type="float" office:value="3.524">
                <text:p>3.524</text:p>
              </table:table-cell>
              <table:table-cell office:value-type="float" office:value="-0.349972222222223">
                <text:p>-0.349972222222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49">
                <text:p>4049</text:p>
              </table:table-cell>
              <table:table-cell office:value-type="float" office:value="4.08">
                <text:p>4.08</text:p>
              </table:table-cell>
              <table:table-cell office:value-type="float" office:value="48519.2">
                <text:p>48519.2</text:p>
              </table:table-cell>
              <table:table-cell office:value-type="float" office:value="3.52">
                <text:p>3.52</text:p>
              </table:table-cell>
              <table:table-cell office:value-type="float" office:value="-0.354388888888889">
                <text:p>-0.35438888888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99">
                <text:p>4099</text:p>
              </table:table-cell>
              <table:table-cell office:value-type="float" office:value="4.08">
                <text:p>4.08</text:p>
              </table:table-cell>
              <table:table-cell office:value-type="float" office:value="49125.69">
                <text:p>49125.69</text:p>
              </table:table-cell>
              <table:table-cell office:value-type="float" office:value="3.516">
                <text:p>3.516</text:p>
              </table:table-cell>
              <table:table-cell office:value-type="float" office:value="-0.358805555555556">
                <text:p>-0.358805555555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49">
                <text:p>4149</text:p>
              </table:table-cell>
              <table:table-cell office:value-type="float" office:value="4.08">
                <text:p>4.08</text:p>
              </table:table-cell>
              <table:table-cell office:value-type="float" office:value="49732.18">
                <text:p>49732.18</text:p>
              </table:table-cell>
              <table:table-cell office:value-type="float" office:value="3.512">
                <text:p>3.512</text:p>
              </table:table-cell>
              <table:table-cell office:value-type="float" office:value="-0.363222222222223">
                <text:p>-0.3632222222222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99">
                <text:p>4199</text:p>
              </table:table-cell>
              <table:table-cell office:value-type="float" office:value="4.08">
                <text:p>4.08</text:p>
              </table:table-cell>
              <table:table-cell office:value-type="float" office:value="50338.67">
                <text:p>50338.67</text:p>
              </table:table-cell>
              <table:table-cell office:value-type="float" office:value="3.508">
                <text:p>3.508</text:p>
              </table:table-cell>
              <table:table-cell office:value-type="float" office:value="-0.367652777777778">
                <text:p>-0.36765277777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49">
                <text:p>4249</text:p>
              </table:table-cell>
              <table:table-cell office:value-type="float" office:value="4.08">
                <text:p>4.08</text:p>
              </table:table-cell>
              <table:table-cell office:value-type="float" office:value="50945.16">
                <text:p>50945.16</text:p>
              </table:table-cell>
              <table:table-cell office:value-type="float" office:value="3.504">
                <text:p>3.504</text:p>
              </table:table-cell>
              <table:table-cell office:value-type="float" office:value="-0.372055555555556">
                <text:p>-0.3720555555555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99">
                <text:p>4299</text:p>
              </table:table-cell>
              <table:table-cell office:value-type="float" office:value="4.08">
                <text:p>4.08</text:p>
              </table:table-cell>
              <table:table-cell office:value-type="float" office:value="51551.65">
                <text:p>51551.65</text:p>
              </table:table-cell>
              <table:table-cell office:value-type="float" office:value="3.5">
                <text:p>3.5</text:p>
              </table:table-cell>
              <table:table-cell office:value-type="float" office:value="-0.376458333333334">
                <text:p>-0.3764583333333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49">
                <text:p>4349</text:p>
              </table:table-cell>
              <table:table-cell office:value-type="float" office:value="4.07">
                <text:p>4.07</text:p>
              </table:table-cell>
              <table:table-cell office:value-type="float" office:value="52158.14">
                <text:p>52158.14</text:p>
              </table:table-cell>
              <table:table-cell office:value-type="float" office:value="3.49">
                <text:p>3.49</text:p>
              </table:table-cell>
              <table:table-cell office:value-type="float" office:value="-0.380888888888889">
                <text:p>-0.380888888888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99">
                <text:p>4399</text:p>
              </table:table-cell>
              <table:table-cell office:value-type="float" office:value="4.08">
                <text:p>4.08</text:p>
              </table:table-cell>
              <table:table-cell office:value-type="float" office:value="52764.63">
                <text:p>52764.63</text:p>
              </table:table-cell>
              <table:table-cell office:value-type="float" office:value="3.48">
                <text:p>3.48</text:p>
              </table:table-cell>
              <table:table-cell office:value-type="float" office:value="-0.385319444444445">
                <text:p>-0.3853194444444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49">
                <text:p>4449</text:p>
              </table:table-cell>
              <table:table-cell office:value-type="float" office:value="4.08">
                <text:p>4.08</text:p>
              </table:table-cell>
              <table:table-cell office:value-type="float" office:value="53371.12">
                <text:p>53371.12</text:p>
              </table:table-cell>
              <table:table-cell office:value-type="float" office:value="3.47">
                <text:p>3.47</text:p>
              </table:table-cell>
              <table:table-cell office:value-type="float" office:value="-0.389736111111112">
                <text:p>-0.389736111111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99">
                <text:p>4499</text:p>
              </table:table-cell>
              <table:table-cell office:value-type="float" office:value="4.08">
                <text:p>4.08</text:p>
              </table:table-cell>
              <table:table-cell office:value-type="float" office:value="53977.61">
                <text:p>53977.61</text:p>
              </table:table-cell>
              <table:table-cell office:value-type="float" office:value="3.454">
                <text:p>3.454</text:p>
              </table:table-cell>
              <table:table-cell office:value-type="float" office:value="-0.394166666666667">
                <text:p>-0.3941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49">
                <text:p>4549</text:p>
              </table:table-cell>
              <table:table-cell office:value-type="float" office:value="4.08">
                <text:p>4.08</text:p>
              </table:table-cell>
              <table:table-cell office:value-type="float" office:value="54584.1">
                <text:p>54584.1</text:p>
              </table:table-cell>
              <table:table-cell office:value-type="float" office:value="3.42">
                <text:p>3.42</text:p>
              </table:table-cell>
              <table:table-cell office:value-type="float" office:value="-0.398597222222223">
                <text:p>-0.398597222222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">
                <text:p>4599</text:p>
              </table:table-cell>
              <table:table-cell office:value-type="float" office:value="4.08">
                <text:p>4.08</text:p>
              </table:table-cell>
              <table:table-cell office:value-type="float" office:value="55190.59">
                <text:p>55190.59</text:p>
              </table:table-cell>
              <table:table-cell office:value-type="float" office:value="3.39">
                <text:p>3.39</text:p>
              </table:table-cell>
              <table:table-cell office:value-type="float" office:value="-0.40301388888889">
                <text:p>-0.40301388888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49">
                <text:p>4649</text:p>
              </table:table-cell>
              <table:table-cell office:value-type="float" office:value="4.07">
                <text:p>4.07</text:p>
              </table:table-cell>
              <table:table-cell office:value-type="float" office:value="55797.08">
                <text:p>55797.08</text:p>
              </table:table-cell>
              <table:table-cell office:value-type="float" office:value="3.36">
                <text:p>3.36</text:p>
              </table:table-cell>
              <table:table-cell office:value-type="float" office:value="-0.407430555555556">
                <text:p>-0.407430555555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99">
                <text:p>4699</text:p>
              </table:table-cell>
              <table:table-cell office:value-type="float" office:value="4.07">
                <text:p>4.07</text:p>
              </table:table-cell>
              <table:table-cell office:value-type="float" office:value="56403.57">
                <text:p>56403.57</text:p>
              </table:table-cell>
              <table:table-cell office:value-type="float" office:value="3.32">
                <text:p>3.32</text:p>
              </table:table-cell>
              <table:table-cell office:value-type="float" office:value="-0.411861111111112">
                <text:p>-0.411861111111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49">
                <text:p>4749</text:p>
              </table:table-cell>
              <table:table-cell office:value-type="float" office:value="4.07">
                <text:p>4.07</text:p>
              </table:table-cell>
              <table:table-cell office:value-type="float" office:value="57010.06">
                <text:p>57010.06</text:p>
              </table:table-cell>
              <table:table-cell office:value-type="float" office:value="3.28">
                <text:p>3.28</text:p>
              </table:table-cell>
              <table:table-cell office:value-type="float" office:value="-0.416291666666667">
                <text:p>-0.416291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99">
                <text:p>4799</text:p>
              </table:table-cell>
              <table:table-cell office:value-type="float" office:value="4.07">
                <text:p>4.07</text:p>
              </table:table-cell>
              <table:table-cell office:value-type="float" office:value="57616.55">
                <text:p>57616.55</text:p>
              </table:table-cell>
              <table:table-cell office:value-type="float" office:value="3.22">
                <text:p>3.22</text:p>
              </table:table-cell>
              <table:table-cell office:value-type="float" office:value="-0.420722222222223">
                <text:p>-0.420722222222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49">
                <text:p>4849</text:p>
              </table:table-cell>
              <table:table-cell office:value-type="float" office:value="4.07">
                <text:p>4.07</text:p>
              </table:table-cell>
              <table:table-cell office:value-type="float" office:value="58223.04">
                <text:p>58223.04</text:p>
              </table:table-cell>
              <table:table-cell office:value-type="float" office:value="3.17">
                <text:p>3.17</text:p>
              </table:table-cell>
              <table:table-cell office:value-type="float" office:value="-0.42513888888889">
                <text:p>-0.42513888888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99">
                <text:p>4899</text:p>
              </table:table-cell>
              <table:table-cell office:value-type="float" office:value="4.07">
                <text:p>4.07</text:p>
              </table:table-cell>
              <table:table-cell office:value-type="float" office:value="58829.53">
                <text:p>58829.53</text:p>
              </table:table-cell>
              <table:table-cell office:value-type="float" office:value="3.1">
                <text:p>3.1</text:p>
              </table:table-cell>
              <table:table-cell office:value-type="float" office:value="-0.429569444444445">
                <text:p>-0.429569444444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49">
                <text:p>4949</text:p>
              </table:table-cell>
              <table:table-cell office:value-type="float" office:value="4.07">
                <text:p>4.07</text:p>
              </table:table-cell>
              <table:table-cell office:value-type="float" office:value="59436.02">
                <text:p>59436.02</text:p>
              </table:table-cell>
              <table:table-cell office:value-type="float" office:value="3.05">
                <text:p>3.05</text:p>
              </table:table-cell>
              <table:table-cell office:value-type="float" office:value="-0.434000000000001">
                <text:p>-0.434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99">
                <text:p>4999</text:p>
              </table:table-cell>
              <table:table-cell office:value-type="float" office:value="4.06">
                <text:p>4.06</text:p>
              </table:table-cell>
              <table:table-cell office:value-type="float" office:value="60042.51">
                <text:p>60042.51</text:p>
              </table:table-cell>
              <table:table-cell office:value-type="float" office:value="2.95">
                <text:p>2.95</text:p>
              </table:table-cell>
              <table:table-cell office:value-type="float" office:value="-0.438430555555556">
                <text:p>-0.438430555555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49">
                <text:p>5049</text:p>
              </table:table-cell>
              <table:table-cell office:value-type="float" office:value="4.07">
                <text:p>4.07</text:p>
              </table:table-cell>
              <table:table-cell office:value-type="float" office:value="60649">
                <text:p>60649</text:p>
              </table:table-cell>
              <table:table-cell office:value-type="float" office:value="2.9">
                <text:p>2.9</text:p>
              </table:table-cell>
              <table:table-cell office:value-type="float" office:value="-0.442861111111112">
                <text:p>-0.442861111111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99">
                <text:p>50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7277777777779">
                <text:p>-0.4472777777777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49">
                <text:p>514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1694444444445">
                <text:p>-0.4516944444444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99">
                <text:p>51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6111111111112">
                <text:p>-0.456111111111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49">
                <text:p>524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0527777777779">
                <text:p>-0.460527777777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99">
                <text:p>52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4958333333334">
                <text:p>-0.464958333333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49">
                <text:p>534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938888888889">
                <text:p>-0.469388888888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99">
                <text:p>53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3819444444445">
                <text:p>-0.473819444444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49">
                <text:p>54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8236111111112">
                <text:p>-0.4782361111111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99">
                <text:p>54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2652777777779">
                <text:p>-0.4826527777777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49">
                <text:p>55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7083333333334">
                <text:p>-0.4870833333333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99">
                <text:p>55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151388888889">
                <text:p>-0.49151388888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49">
                <text:p>56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5930555555557">
                <text:p>-0.4959305555555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99">
                <text:p>56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361111111112">
                <text:p>-0.500361111111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49">
                <text:p>57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777777777779">
                <text:p>-0.5047777777777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99">
                <text:p>57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208333333334">
                <text:p>-0.509208333333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49">
                <text:p>58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625000000001">
                <text:p>-0.513625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99">
                <text:p>58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055555555557">
                <text:p>-0.5180555555555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49">
                <text:p>59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2486111111112">
                <text:p>-0.522486111111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99">
                <text:p>59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902777777779">
                <text:p>-0.5269027777777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49">
                <text:p>60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1305555555557">
                <text:p>-0.5313055555555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99">
                <text:p>60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5722222222223">
                <text:p>-0.5357222222222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49">
                <text:p>61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013888888889">
                <text:p>-0.54013888888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99">
                <text:p>61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4569444444446">
                <text:p>-0.544569444444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49">
                <text:p>62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8986111111112">
                <text:p>-0.548986111111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99">
                <text:p>62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3402777777779">
                <text:p>-0.553402777777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49">
                <text:p>63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833333333335">
                <text:p>-0.5578333333333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99">
                <text:p>63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2250000000001">
                <text:p>-0.562250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49">
                <text:p>64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6680555555557">
                <text:p>-0.5666805555555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99">
                <text:p>64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1111111111112">
                <text:p>-0.571111111111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49">
                <text:p>65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5541666666668">
                <text:p>-0.5755416666666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99">
                <text:p>65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9958333333335">
                <text:p>-0.5799583333333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49">
                <text:p>66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438888888889">
                <text:p>-0.584388888888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99">
                <text:p>66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8805555555557">
                <text:p>-0.5888055555555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49">
                <text:p>67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3236111111112">
                <text:p>-0.593236111111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99">
                <text:p>67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7652777777779">
                <text:p>-0.5976527777777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49">
                <text:p>68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2069444444446">
                <text:p>-0.6020694444444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99">
                <text:p>68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6486111111112">
                <text:p>-0.606486111111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49">
                <text:p>69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0902777777779">
                <text:p>-0.6109027777777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99">
                <text:p>69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5319444444446">
                <text:p>-0.6153194444444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49">
                <text:p>70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9750000000001">
                <text:p>-0.61975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99">
                <text:p>70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4180555555557">
                <text:p>-0.6241805555555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49">
                <text:p>71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8611111111112">
                <text:p>-0.628611111111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99">
                <text:p>71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3027777777779">
                <text:p>-0.6330277777777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49">
                <text:p>72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7444444444446">
                <text:p>-0.637444444444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99">
                <text:p>72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1861111111112">
                <text:p>-0.641861111111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49">
                <text:p>73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6291666666668">
                <text:p>-0.646291666666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99">
                <text:p>73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0694444444446">
                <text:p>-0.6506944444444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49">
                <text:p>74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5125000000001">
                <text:p>-0.655125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99">
                <text:p>74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9555555555557">
                <text:p>-0.6595555555555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49">
                <text:p>75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3972222222223">
                <text:p>-0.6639722222222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99">
                <text:p>75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838888888889">
                <text:p>-0.66838888888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49">
                <text:p>76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805555555557">
                <text:p>-0.6728055555555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99">
                <text:p>76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7222222222223">
                <text:p>-0.6772222222222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49">
                <text:p>77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163888888889">
                <text:p>-0.681638888888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99">
                <text:p>77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6055555555557">
                <text:p>-0.6860555555555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49">
                <text:p>78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0472222222224">
                <text:p>-0.6904722222222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99">
                <text:p>78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4902777777779">
                <text:p>-0.694902777777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49">
                <text:p>794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9319444444446">
                <text:p>-0.699319444444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99">
                <text:p>79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3736111111112">
                <text:p>-0.703736111111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49">
                <text:p>804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8166666666668">
                <text:p>-0.7081666666666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99">
                <text:p>809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2583333333335">
                <text:p>-0.7125833333333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49">
                <text:p>814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701388888889">
                <text:p>-0.717013888888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99">
                <text:p>819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1430555555557">
                <text:p>-0.7214305555555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49">
                <text:p>82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5847222222223">
                <text:p>-0.7258472222222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99">
                <text:p>829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026388888889">
                <text:p>-0.730263888888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9">
                <text:p>83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4680555555557">
                <text:p>-0.7346805555555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99">
                <text:p>83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9097222222224">
                <text:p>-0.739097222222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49">
                <text:p>84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351388888889">
                <text:p>-0.743513888888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99">
                <text:p>849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7930555555557">
                <text:p>-0.747930555555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49">
                <text:p>85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2361111111112">
                <text:p>-0.752361111111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99">
                <text:p>85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6791666666668">
                <text:p>-0.756791666666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49">
                <text:p>86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1208333333335">
                <text:p>-0.7612083333333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99">
                <text:p>86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5625000000001">
                <text:p>-0.765625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49">
                <text:p>87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0041666666668">
                <text:p>-0.7700416666666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99">
                <text:p>87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4472222222223">
                <text:p>-0.7744722222222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49">
                <text:p>88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8902777777779">
                <text:p>-0.7789027777777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99">
                <text:p>88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3305555555557">
                <text:p>-0.7833055555555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49">
                <text:p>89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7722222222223">
                <text:p>-0.787722222222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99">
                <text:p>8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125000000001">
                <text:p>-0.792125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49">
                <text:p>90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527777777779">
                <text:p>-0.7965277777777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99">
                <text:p>90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944444444446">
                <text:p>-0.800944444444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49">
                <text:p>91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5347222222223">
                <text:p>-0.8053472222222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99">
                <text:p>91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976388888889">
                <text:p>-0.809763888888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49">
                <text:p>92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180555555557">
                <text:p>-0.8141805555555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99">
                <text:p>92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8597222222223">
                <text:p>-0.8185972222222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49">
                <text:p>93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301388888889">
                <text:p>-0.823013888888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99">
                <text:p>93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7430555555557">
                <text:p>-0.8274305555555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49">
                <text:p>94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1847222222224">
                <text:p>-0.8318472222222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99">
                <text:p>94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626388888889">
                <text:p>-0.83626388888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49">
                <text:p>95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0666666666668">
                <text:p>-0.8406666666666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99">
                <text:p>95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5097222222223">
                <text:p>-0.8450972222222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49">
                <text:p>96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951388888889">
                <text:p>-0.849513888888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99">
                <text:p>96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3930555555557">
                <text:p>-0.8539305555555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49">
                <text:p>97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8347222222223">
                <text:p>-0.8583472222222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99">
                <text:p>97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2777777777779">
                <text:p>-0.8627777777777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49">
                <text:p>98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7208333333335">
                <text:p>-0.8672083333333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99">
                <text:p>98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611111111112">
                <text:p>-0.871611111111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49">
                <text:p>99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6041666666668">
                <text:p>-0.8760416666666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99">
                <text:p>99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0444444444446">
                <text:p>-0.8804444444444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49">
                <text:p>100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4861111111112">
                <text:p>-0.884861111111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99">
                <text:p>100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9277777777779">
                <text:p>-0.8892777777777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49">
                <text:p>101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708333333334">
                <text:p>-0.8937083333333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99">
                <text:p>101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8111111111112">
                <text:p>-0.898111111111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49">
                <text:p>102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527777777779">
                <text:p>-0.9025277777777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99">
                <text:p>102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6958333333334">
                <text:p>-0.906958333333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49">
                <text:p>103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1375000000001">
                <text:p>-0.9113750000000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99">
                <text:p>103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5791666666668">
                <text:p>-0.9157916666666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49">
                <text:p>104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222222222223">
                <text:p>-0.9202222222222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99">
                <text:p>104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652777777779">
                <text:p>-0.9246527777777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49">
                <text:p>105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83333333334">
                <text:p>-0.929083333333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99">
                <text:p>105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351388888889">
                <text:p>-0.93351388888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49">
                <text:p>106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7930555555556">
                <text:p>-0.937930555555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99">
                <text:p>106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2347222222223">
                <text:p>-0.9423472222222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49">
                <text:p>107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676388888889">
                <text:p>-0.946763888888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99">
                <text:p>107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1180555555557">
                <text:p>-0.9511805555555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49">
                <text:p>108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5611111111112">
                <text:p>-0.9556111111111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99">
                <text:p>108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0027777777779">
                <text:p>-0.9600277777777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49">
                <text:p>109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4444444444445">
                <text:p>-0.9644444444444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99">
                <text:p>109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861111111112">
                <text:p>-0.968861111111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49">
                <text:p>110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26388888889">
                <text:p>-0.973263888888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99">
                <text:p>110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680555555557">
                <text:p>-0.9776805555555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49">
                <text:p>111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2083333333334">
                <text:p>-0.9820833333333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99">
                <text:p>111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6500000000001">
                <text:p>-0.986500000000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49">
                <text:p>112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916666666668">
                <text:p>-0.9909166666666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99">
                <text:p>112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319444444445">
                <text:p>-0.9953194444444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49">
                <text:p>113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22222222223">
                <text:p>-0.9997222222222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99">
                <text:p>113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413888888889">
                <text:p>-1.00413888888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49">
                <text:p>114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855555555556">
                <text:p>-1.008555555555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99">
                <text:p>114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297222222222">
                <text:p>-1.012972222222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49">
                <text:p>115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7375">
                <text:p>-1.017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99">
                <text:p>115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179166666667">
                <text:p>-1.021791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49">
                <text:p>116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620833333333">
                <text:p>-1.026208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99">
                <text:p>116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3061111111111">
                <text:p>-1.030611111111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49">
                <text:p>117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3504166666667">
                <text:p>-1.035041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99">
                <text:p>117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3945833333333">
                <text:p>-1.039458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49">
                <text:p>118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4388888888889">
                <text:p>-1.043888888888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99">
                <text:p>118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4830555555556">
                <text:p>-1.048305555555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49">
                <text:p>119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5272222222222">
                <text:p>-1.052722222222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99">
                <text:p>119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5713888888889">
                <text:p>-1.05713888888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49">
                <text:p>120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155555555556">
                <text:p>-1.061555555555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99">
                <text:p>120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597222222222">
                <text:p>-1.065972222222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49">
                <text:p>121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7038888888889">
                <text:p>-1.070388888888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99">
                <text:p>121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7481944444445">
                <text:p>-1.074819444444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49">
                <text:p>122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7923611111111">
                <text:p>-1.079236111111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99">
                <text:p>122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8363888888889">
                <text:p>-1.083638888888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49">
                <text:p>123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8806944444445">
                <text:p>-1.08806944444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99">
                <text:p>123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48611111111">
                <text:p>-1.092486111111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49">
                <text:p>124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688888888889">
                <text:p>-1.096888888888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99">
                <text:p>1249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0130555555556">
                <text:p>-1.101305555555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49">
                <text:p>1254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0572222222222">
                <text:p>-1.105722222222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99">
                <text:p>1259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013888888889">
                <text:p>-1.110138888888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49">
                <text:p>1264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454166666667">
                <text:p>-1.114541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99">
                <text:p>1269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893055555556">
                <text:p>-1.118930555555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49">
                <text:p>1274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331944444445">
                <text:p>-1.123319444444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99">
                <text:p>1279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773611111111">
                <text:p>-1.127736111111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49">
                <text:p>1284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3215277777778">
                <text:p>-1.132152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99">
                <text:p>1289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3655555555556">
                <text:p>-1.13655555555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49">
                <text:p>1294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4095833333333">
                <text:p>-1.140958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99">
                <text:p>1299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4536111111111">
                <text:p>-1.14536111111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49">
                <text:p>1304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4976388888889">
                <text:p>-1.149763888888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99">
                <text:p>130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5418055555556">
                <text:p>-1.154180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49">
                <text:p>1314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5861111111111">
                <text:p>-1.1586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99">
                <text:p>131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301388888889">
                <text:p>-1.163013888888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49">
                <text:p>1324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743055555556">
                <text:p>-1.167430555555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99">
                <text:p>132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7184722222222">
                <text:p>-1.171847222222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49">
                <text:p>1334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7627777777778">
                <text:p>-1.176277777777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99">
                <text:p>133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069444444445">
                <text:p>-1.180694444444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49">
                <text:p>1344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509722222222">
                <text:p>-1.185097222222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99">
                <text:p>134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951388888889">
                <text:p>-1.189513888888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49">
                <text:p>135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393055555556">
                <text:p>-1.193930555555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99">
                <text:p>135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836111111111">
                <text:p>-1.198361111111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49">
                <text:p>136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0277777777778">
                <text:p>-1.202777777777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99">
                <text:p>136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0720833333333">
                <text:p>-1.207208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49">
                <text:p>137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1625">
                <text:p>-1.211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99">
                <text:p>137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605555555556">
                <text:p>-1.216055555555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49">
                <text:p>138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2047222222222">
                <text:p>-1.220472222222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99">
                <text:p>138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2488888888889">
                <text:p>-1.224888888888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49">
                <text:p>139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2930555555556">
                <text:p>-1.229305555555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99">
                <text:p>139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3370833333333">
                <text:p>-1.233708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49">
                <text:p>1404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38125">
                <text:p>-1.23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99">
                <text:p>1409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254166666667">
                <text:p>-1.242541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49">
                <text:p>1414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694444444444">
                <text:p>-1.246944444444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99">
                <text:p>1419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5134722222222">
                <text:p>-1.251347222222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49">
                <text:p>1424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5573611111111">
                <text:p>-1.255736111111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99">
                <text:p>1429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6015277777778">
                <text:p>-1.260152777777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49">
                <text:p>143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6455555555556">
                <text:p>-1.264555555555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99">
                <text:p>1439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6897222222222">
                <text:p>-1.268972222222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49">
                <text:p>144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338888888889">
                <text:p>-1.273388888888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99">
                <text:p>144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779166666667">
                <text:p>-1.277791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49">
                <text:p>145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219444444444">
                <text:p>-1.282194444444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99">
                <text:p>145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661111111111">
                <text:p>-1.286611111111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49">
                <text:p>1464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9101388888889">
                <text:p>-1.291013888888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99">
                <text:p>146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9540277777778">
                <text:p>-1.295402777777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49">
                <text:p>147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9981944444444">
                <text:p>-1.299819444444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99">
                <text:p>147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0423611111111">
                <text:p>-1.30423611111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49">
                <text:p>148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0865277777778">
                <text:p>-1.308652777777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99">
                <text:p>148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1306944444444">
                <text:p>-1.313069444444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49">
                <text:p>149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1747222222222">
                <text:p>-1.317472222222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99">
                <text:p>149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1875">
                <text:p>-1.32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49">
                <text:p>150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629166666667">
                <text:p>-1.326291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99">
                <text:p>150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3070833333333">
                <text:p>-1.330708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49">
                <text:p>151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35125">
                <text:p>-1.3351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99">
                <text:p>151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3954166666667">
                <text:p>-1.339541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49">
                <text:p>152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4395833333333">
                <text:p>-1.343958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99">
                <text:p>152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4836111111111">
                <text:p>-1.348361111111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49">
                <text:p>153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277777777778">
                <text:p>-1.352777777777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99">
                <text:p>153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718055555556">
                <text:p>-1.357180555555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49">
                <text:p>154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159722222222">
                <text:p>-1.361597222222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99">
                <text:p>154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601388888889">
                <text:p>-1.366013888888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49">
                <text:p>155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041666666667">
                <text:p>-1.37041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99">
                <text:p>155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483333333333">
                <text:p>-1.3748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49">
                <text:p>156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925">
                <text:p>-1.379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99">
                <text:p>156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365277777778">
                <text:p>-1.383652777777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49">
                <text:p>157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805555555556">
                <text:p>-1.388055555555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99">
                <text:p>157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9247222222222">
                <text:p>-1.392472222222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49">
                <text:p>158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9688888888889">
                <text:p>-1.396888888888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99">
                <text:p>1589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0130555555556">
                <text:p>-1.40130555555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49">
                <text:p>159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0572222222222">
                <text:p>-1.405722222222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99">
                <text:p>159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011111111111">
                <text:p>-1.410111111111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49">
                <text:p>160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452777777778">
                <text:p>-1.414527777777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99">
                <text:p>1609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894444444444">
                <text:p>-1.418944444444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49">
                <text:p>161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2336111111111">
                <text:p>-1.423361111111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99">
                <text:p>1619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2777777777778">
                <text:p>-1.427777777777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49">
                <text:p>162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3220833333333">
                <text:p>-1.432208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99">
                <text:p>162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3663888888889">
                <text:p>-1.436638888888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49">
                <text:p>163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4106944444444">
                <text:p>-1.441069444444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99">
                <text:p>1639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4548611111111">
                <text:p>-1.445486111111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49">
                <text:p>164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4990277777778">
                <text:p>-1.449902777777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99">
                <text:p>164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5431944444444">
                <text:p>-1.45431944444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49">
                <text:p>165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5873611111111">
                <text:p>-1.458736111111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99">
                <text:p>165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6315277777778">
                <text:p>-1.463152777777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49">
                <text:p>166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6756944444444">
                <text:p>-1.46756944444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99">
                <text:p>166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7198611111111">
                <text:p>-1.471986111111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49">
                <text:p>167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7641666666666">
                <text:p>-1.476416666666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99">
                <text:p>167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083333333333">
                <text:p>-1.4808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49">
                <text:p>168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523611111111">
                <text:p>-1.48523611111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99">
                <text:p>168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965277777778">
                <text:p>-1.489652777777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49">
                <text:p>169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9405555555555">
                <text:p>-1.494055555555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99">
                <text:p>169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9847222222222">
                <text:p>-1.498472222222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49">
                <text:p>170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288888888889">
                <text:p>-1.502888888888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99">
                <text:p>170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730555555555">
                <text:p>-1.507305555555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49">
                <text:p>171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170833333333">
                <text:p>-1.511708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99">
                <text:p>171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6125">
                <text:p>-1.516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49">
                <text:p>172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2054166666666">
                <text:p>-1.520541666666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99">
                <text:p>172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2497222222222">
                <text:p>-1.524972222222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49">
                <text:p>173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2938888888889">
                <text:p>-1.529388888888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99">
                <text:p>173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3380555555555">
                <text:p>-1.533805555555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49">
                <text:p>174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3822222222222">
                <text:p>-1.538222222222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99">
                <text:p>174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42625">
                <text:p>-1.542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49">
                <text:p>175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4701388888889">
                <text:p>-1.547013888888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99">
                <text:p>175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5144444444444">
                <text:p>-1.551444444444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49">
                <text:p>176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55875">
                <text:p>-1.555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99">
                <text:p>176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6027777777778">
                <text:p>-1.560277777777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49">
                <text:p>177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6470833333333">
                <text:p>-1.564708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99">
                <text:p>177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6909722222222">
                <text:p>-1.569097222222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49">
                <text:p>178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348611111111">
                <text:p>-1.573486111111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99">
                <text:p>178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88888888889">
                <text:p>-1.577888888888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49">
                <text:p>179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8230555555555">
                <text:p>-1.582305555555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99">
                <text:p>179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8672222222222">
                <text:p>-1.586722222222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49">
                <text:p>180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91125">
                <text:p>-1.591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99">
                <text:p>180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9552777777778">
                <text:p>-1.595527777777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49">
                <text:p>181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9994444444444">
                <text:p>-1.599944444444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99">
                <text:p>181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4375">
                <text:p>-1.604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49">
                <text:p>182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880555555555">
                <text:p>-1.608805555555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99">
                <text:p>182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1322222222222">
                <text:p>-1.613222222222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49">
                <text:p>183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1763888888889">
                <text:p>-1.617638888888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99">
                <text:p>183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2206944444444">
                <text:p>-1.622069444444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49">
                <text:p>184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2648611111111">
                <text:p>-1.626486111111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99">
                <text:p>184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3090277777777">
                <text:p>-1.630902777777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49">
                <text:p>185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3531944444444">
                <text:p>-1.635319444444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99">
                <text:p>185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3975">
                <text:p>-1.639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49">
                <text:p>186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4415277777777">
                <text:p>-1.644152777777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99">
                <text:p>186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4856944444444">
                <text:p>-1.648569444444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49">
                <text:p>187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3">
                <text:p>-1.6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99">
                <text:p>187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743055555555">
                <text:p>-1.657430555555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49">
                <text:p>188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6184722222222">
                <text:p>-1.661847222222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99">
                <text:p>188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6625">
                <text:p>-1.66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49">
                <text:p>189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066666666666">
                <text:p>-1.670666666666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99">
                <text:p>189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506944444444">
                <text:p>-1.675069444444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49">
                <text:p>190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947222222222">
                <text:p>-1.679472222222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99">
                <text:p>190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8388888888889">
                <text:p>-1.683888888888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49">
                <text:p>191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8830555555555">
                <text:p>-1.688305555555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99">
                <text:p>191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9272222222222">
                <text:p>-1.6927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49">
                <text:p>192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9713888888889">
                <text:p>-1.697138888888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99">
                <text:p>192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0154166666666">
                <text:p>-1.701541666666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49">
                <text:p>193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0594444444444">
                <text:p>-1.705944444444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99">
                <text:p>193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034722222222">
                <text:p>-1.710347222222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49">
                <text:p>194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477777777777">
                <text:p>-1.714777777777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99">
                <text:p>194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919444444444">
                <text:p>-1.71919444444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49">
                <text:p>195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359722222222">
                <text:p>-1.723597222222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99">
                <text:p>195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802777777777">
                <text:p>-1.728027777777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49">
                <text:p>196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3244444444444">
                <text:p>-1.732444444444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99">
                <text:p>196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3684722222222">
                <text:p>-1.736847222222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49">
                <text:p>197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126388888889">
                <text:p>-1.741263888888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99">
                <text:p>197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568055555555">
                <text:p>-1.745680555555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49">
                <text:p>198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009722222222">
                <text:p>-1.750097222222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99">
                <text:p>198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45">
                <text:p>-1.75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49">
                <text:p>199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891666666666">
                <text:p>-1.758916666666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99">
                <text:p>199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333333333333">
                <text:p>-1.763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49">
                <text:p>200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775">
                <text:p>-1.767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99">
                <text:p>200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218055555555">
                <text:p>-1.772180555555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49">
                <text:p>201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661111111111">
                <text:p>-1.776611111111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99">
                <text:p>201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8102777777777">
                <text:p>-1.781027777777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49">
                <text:p>202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8545833333333">
                <text:p>-1.7854583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99">
                <text:p>202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89875">
                <text:p>-1.789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49">
                <text:p>203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429166666666">
                <text:p>-1.794291666666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99">
                <text:p>203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870833333333">
                <text:p>-1.798708333333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49">
                <text:p>204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03125">
                <text:p>-1.8031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99">
                <text:p>204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0754166666666">
                <text:p>-1.807541666666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49">
                <text:p>205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195833333333">
                <text:p>-1.8119583333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99">
                <text:p>205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636111111111">
                <text:p>-1.81636111111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49">
                <text:p>206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2077777777777">
                <text:p>-1.820777777777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99">
                <text:p>206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2519444444444">
                <text:p>-1.825194444444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49">
                <text:p>207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2961111111111">
                <text:p>-1.829611111111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99">
                <text:p>207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3404166666666">
                <text:p>-1.834041666666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49">
                <text:p>208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3845833333333">
                <text:p>-1.838458333333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99">
                <text:p>208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4287499999999">
                <text:p>-1.842874999999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49">
                <text:p>209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4730555555555">
                <text:p>-1.84730555555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99">
                <text:p>209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170833333333">
                <text:p>-1.85170833333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49">
                <text:p>210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611111111111">
                <text:p>-1.856111111111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99">
                <text:p>210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052777777777">
                <text:p>-1.860527777777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49">
                <text:p>2114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493055555555">
                <text:p>-1.864930555555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99">
                <text:p>211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934722222222">
                <text:p>-1.869347222222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49">
                <text:p>2124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375">
                <text:p>-1.873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99">
                <text:p>212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816666666666">
                <text:p>-1.878166666666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49">
                <text:p>213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8256944444444">
                <text:p>-1.882569444444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99">
                <text:p>213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8697222222222">
                <text:p>-1.886972222222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49">
                <text:p>2144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9138888888888">
                <text:p>-1.891388888888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99">
                <text:p>214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9580555555555">
                <text:p>-1.895805555555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49">
                <text:p>215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0020833333333">
                <text:p>-1.90020833333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99">
                <text:p>215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04625">
                <text:p>-1.9046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49">
                <text:p>2164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0904166666666">
                <text:p>-1.909041666666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99">
                <text:p>216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1345833333333">
                <text:p>-1.913458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49">
                <text:p>217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1787499999999">
                <text:p>-1.917874999999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99">
                <text:p>217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2229166666666">
                <text:p>-1.922291666666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49">
                <text:p>218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2670833333333">
                <text:p>-1.9267083333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99">
                <text:p>218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112499999999">
                <text:p>-1.931124999999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49">
                <text:p>219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552777777777">
                <text:p>-1.935527777777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99">
                <text:p>219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994444444444">
                <text:p>-1.939944444444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49">
                <text:p>220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434722222222">
                <text:p>-1.944347222222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99">
                <text:p>220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876388888888">
                <text:p>-1.948763888888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49">
                <text:p>221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316666666666">
                <text:p>-1.953166666666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99">
                <text:p>221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758333333333">
                <text:p>-1.9575833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49">
                <text:p>222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6199999999999">
                <text:p>-1.961999999999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99">
                <text:p>222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6640277777777">
                <text:p>-1.966402777777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49">
                <text:p>223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7081944444444">
                <text:p>-1.970819444444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99">
                <text:p>223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7522222222222">
                <text:p>-1.975222222222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49">
                <text:p>224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7963888888888">
                <text:p>-1.979638888888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99">
                <text:p>224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8404166666666">
                <text:p>-1.984041666666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49">
                <text:p>225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8844444444444">
                <text:p>-1.988444444444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99">
                <text:p>225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9287499999999">
                <text:p>-1.992874999999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49">
                <text:p>226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9731944444444">
                <text:p>-1.997319444444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99">
                <text:p>226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172222222222">
                <text:p>-2.001722222222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49">
                <text:p>227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612499999999">
                <text:p>-2.00612499999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99">
                <text:p>227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1055555555555">
                <text:p>-2.010555555555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49">
                <text:p>228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1497222222222">
                <text:p>-2.014972222222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99">
                <text:p>228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1937499999999">
                <text:p>-2.019374999999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49">
                <text:p>229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2379166666666">
                <text:p>-2.023791666666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99">
                <text:p>229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2818055555555">
                <text:p>-2.028180555555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49">
                <text:p>230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256944444444">
                <text:p>-2.032569444444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99">
                <text:p>230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698611111111">
                <text:p>-2.036986111111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49">
                <text:p>231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138888888888">
                <text:p>-2.041388888888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99">
                <text:p>231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579166666666">
                <text:p>-2.045791666666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49">
                <text:p>232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5018055555555">
                <text:p>-2.050180555555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99">
                <text:p>232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5459722222222">
                <text:p>-2.054597222222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49">
                <text:p>233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5901388888888">
                <text:p>-2.059013888888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99">
                <text:p>233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6341666666666">
                <text:p>-2.063416666666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49">
                <text:p>234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6783333333333">
                <text:p>-2.0678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99">
                <text:p>234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7226388888888">
                <text:p>-2.072263888888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49">
                <text:p>235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7668055555555">
                <text:p>-2.076680555555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99">
                <text:p>235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8109722222222">
                <text:p>-2.081097222222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49">
                <text:p>236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8552777777777">
                <text:p>-2.085527777777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99">
                <text:p>236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8994444444444">
                <text:p>-2.089944444444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49">
                <text:p>237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9433333333333">
                <text:p>-2.0943333333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99">
                <text:p>237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9873611111111">
                <text:p>-2.098736111111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49">
                <text:p>238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0315277777777">
                <text:p>-2.103152777777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99">
                <text:p>238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0756944444444">
                <text:p>-2.107569444444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49">
                <text:p>239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1197222222222">
                <text:p>-2.111972222222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99">
                <text:p>239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1637499999999">
                <text:p>-2.116374999999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49">
                <text:p>240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2079166666666">
                <text:p>-2.120791666666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99">
                <text:p>240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2518055555555">
                <text:p>-2.125180555555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49">
                <text:p>241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2958333333333">
                <text:p>-2.1295833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99">
                <text:p>241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3398611111111">
                <text:p>-2.133986111111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49">
                <text:p>242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3838888888888">
                <text:p>-2.138388888888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99">
                <text:p>242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80555555555">
                <text:p>-2.142805555555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49">
                <text:p>243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720833333333">
                <text:p>-2.1472083333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99">
                <text:p>243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5162499999999">
                <text:p>-2.151624999999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49">
                <text:p>244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5604166666666">
                <text:p>-2.156041666666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99">
                <text:p>244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6047222222222">
                <text:p>-2.160472222222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49">
                <text:p>245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6488888888888">
                <text:p>-2.164888888888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99">
                <text:p>245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6930555555555">
                <text:p>-2.169305555555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49">
                <text:p>246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7372222222222">
                <text:p>-2.173722222222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99">
                <text:p>246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7812499999999">
                <text:p>-2.178124999999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49">
                <text:p>247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8255555555555">
                <text:p>-2.182555555555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99">
                <text:p>247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8695833333333">
                <text:p>-2.1869583333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49">
                <text:p>248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136111111111">
                <text:p>-2.191361111111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99">
                <text:p>248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576388888888">
                <text:p>-2.195763888888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49">
                <text:p>249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018055555555">
                <text:p>-2.200180555555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99">
                <text:p>249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459722222222">
                <text:p>-2.204597222222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49">
                <text:p>250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901388888888">
                <text:p>-2.209013888888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99">
                <text:p>250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1341666666666">
                <text:p>-2.213416666666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49">
                <text:p>251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1783333333333">
                <text:p>-2.21783333333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99">
                <text:p>251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2222222222222">
                <text:p>-2.222222222222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49">
                <text:p>252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2663888888888">
                <text:p>-2.226638888888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99">
                <text:p>252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105555555555">
                <text:p>-2.231055555555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49">
                <text:p>253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547222222222">
                <text:p>-2.235472222222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99">
                <text:p>253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990277777777">
                <text:p>-2.239902777777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49">
                <text:p>254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4430555555555">
                <text:p>-2.244305555555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99">
                <text:p>254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4872222222222">
                <text:p>-2.248722222222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49">
                <text:p>255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315277777777">
                <text:p>-2.253152777777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99">
                <text:p>255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755555555555">
                <text:p>-2.257555555555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49">
                <text:p>256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6195833333333">
                <text:p>-2.261958333333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99">
                <text:p>256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6637499999999">
                <text:p>-2.266374999999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49">
                <text:p>257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079166666666">
                <text:p>-2.270791666666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99">
                <text:p>257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520833333333">
                <text:p>-2.275208333333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49">
                <text:p>258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962499999999">
                <text:p>-2.279624999999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99">
                <text:p>258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8402777777777">
                <text:p>-2.284027777777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49">
                <text:p>259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8844444444444">
                <text:p>-2.288444444444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99">
                <text:p>259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9284722222222">
                <text:p>-2.292847222222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49">
                <text:p>260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9726388888888">
                <text:p>-2.297263888888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99">
                <text:p>260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168055555555">
                <text:p>-2.301680555555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49">
                <text:p>261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606944444444">
                <text:p>-2.306069444444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99">
                <text:p>261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047222222222">
                <text:p>-2.310472222222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49">
                <text:p>262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488888888888">
                <text:p>-2.314888888888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99">
                <text:p>262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929166666666">
                <text:p>-2.319291666666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49">
                <text:p>263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369444444444">
                <text:p>-2.323694444444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99">
                <text:p>263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81111111111">
                <text:p>-2.32811111111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49">
                <text:p>264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3252777777777">
                <text:p>-2.332527777777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99">
                <text:p>264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3694444444444">
                <text:p>-2.336944444444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49">
                <text:p>265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413611111111">
                <text:p>-2.34136111111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99">
                <text:p>265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4576388888888">
                <text:p>-2.345763888888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49">
                <text:p>266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5016666666666">
                <text:p>-2.350166666666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99">
                <text:p>266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5458333333333">
                <text:p>-2.3545833333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49">
                <text:p>267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5899999999999">
                <text:p>-2.358999999999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99">
                <text:p>267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6340277777777">
                <text:p>-2.363402777777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49">
                <text:p>268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6781944444444">
                <text:p>-2.367819444444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99">
                <text:p>268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722361111111">
                <text:p>-2.37223611111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49">
                <text:p>269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7665277777777">
                <text:p>-2.376652777777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99">
                <text:p>269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8106944444444">
                <text:p>-2.381069444444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49">
                <text:p>270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854861111111">
                <text:p>-2.38548611111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99">
                <text:p>270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8988888888888">
                <text:p>-2.389888888888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49">
                <text:p>271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9430555555555">
                <text:p>-2.394305555555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99">
                <text:p>271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9870833333333">
                <text:p>-2.398708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49">
                <text:p>272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0313888888888">
                <text:p>-2.403138888888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99">
                <text:p>272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0755555555555">
                <text:p>-2.407555555555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49">
                <text:p>273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195833333333">
                <text:p>-2.411958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99">
                <text:p>273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3611111111">
                <text:p>-2.41636111111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49">
                <text:p>274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2077777777777">
                <text:p>-2.420777777777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99">
                <text:p>274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2516666666666">
                <text:p>-2.425166666666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49">
                <text:p>275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2958333333333">
                <text:p>-2.42958333333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99">
                <text:p>275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3399999999999">
                <text:p>-2.433999999999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49">
                <text:p>276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3841666666666">
                <text:p>-2.438416666666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99">
                <text:p>276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4281944444444">
                <text:p>-2.442819444444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49">
                <text:p>277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4722222222221">
                <text:p>-2.447222222222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99">
                <text:p>277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5162499999999">
                <text:p>-2.451624999999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49">
                <text:p>278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5602777777777">
                <text:p>-2.456027777777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99">
                <text:p>278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045833333333">
                <text:p>-2.460458333333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49">
                <text:p>279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487499999999">
                <text:p>-2.464874999999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99">
                <text:p>279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929166666666">
                <text:p>-2.469291666666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49">
                <text:p>280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7369444444444">
                <text:p>-2.473694444444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99">
                <text:p>280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7809722222221">
                <text:p>-2.478097222222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49">
                <text:p>281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251388888888">
                <text:p>-2.482513888888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99">
                <text:p>281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694444444444">
                <text:p>-2.486944444444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49">
                <text:p>282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134722222221">
                <text:p>-2.491347222222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99">
                <text:p>282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574999999999">
                <text:p>-2.495749999999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49">
                <text:p>283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015277777777">
                <text:p>-2.500152777777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99">
                <text:p>283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456944444444">
                <text:p>-2.504569444444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49">
                <text:p>284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897222222222">
                <text:p>-2.508972222222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99">
                <text:p>284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1337499999999">
                <text:p>-2.513374999999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49">
                <text:p>285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1777777777777">
                <text:p>-2.517777777777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99">
                <text:p>285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2216666666666">
                <text:p>-2.522166666666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49">
                <text:p>286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2658333333333">
                <text:p>-2.526583333333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99">
                <text:p>286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3099999999999">
                <text:p>-2.530999999999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49">
                <text:p>287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3541666666666">
                <text:p>-2.535416666666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99">
                <text:p>287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3983333333333">
                <text:p>-2.539833333333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49">
                <text:p>288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4424999999999">
                <text:p>-2.544249999999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99">
                <text:p>288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4868055555555">
                <text:p>-2.548680555555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49">
                <text:p>289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5309722222221">
                <text:p>-2.553097222222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99">
                <text:p>289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5749999999999">
                <text:p>-2.557499999999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49">
                <text:p>290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6190277777777">
                <text:p>-2.561902777777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99">
                <text:p>290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6633333333333">
                <text:p>-2.566333333333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49">
                <text:p>291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7074999999999">
                <text:p>-2.570749999999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99">
                <text:p>291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7518055555555">
                <text:p>-2.575180555555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49">
                <text:p>292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7958333333333">
                <text:p>-2.579583333333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99">
                <text:p>292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8395833333333">
                <text:p>-2.58395833333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49">
                <text:p>293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8837499999999">
                <text:p>-2.58837499999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99">
                <text:p>293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276388888888">
                <text:p>-2.592763888888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49">
                <text:p>294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719444444444">
                <text:p>-2.597194444444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99">
                <text:p>294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0159722222222">
                <text:p>-2.601597222222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49">
                <text:p>295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0601388888888">
                <text:p>-2.606013888888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99">
                <text:p>295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1043055555555">
                <text:p>-2.610430555555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49">
                <text:p>296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1483333333333">
                <text:p>-2.61483333333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99">
                <text:p>296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1924999999999">
                <text:p>-2.619249999999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49">
                <text:p>297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2366666666666">
                <text:p>-2.6236666666666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99">
                <text:p>297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2808333333333">
                <text:p>-2.628083333333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49">
                <text:p>298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3247222222222">
                <text:p>-2.632472222222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99">
                <text:p>298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3688888888888">
                <text:p>-2.636888888888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49">
                <text:p>299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4130555555555">
                <text:p>-2.641305555555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99">
                <text:p>299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457361111111">
                <text:p>-2.64573611111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49">
                <text:p>300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5015277777777">
                <text:p>-2.650152777777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99">
                <text:p>300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5456944444444">
                <text:p>-2.654569444444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49">
                <text:p>301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589861111111">
                <text:p>-2.65898611111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99">
                <text:p>301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6338888888888">
                <text:p>-2.663388888888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49">
                <text:p>302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6779166666666">
                <text:p>-2.667791666666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99">
                <text:p>302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7220833333333">
                <text:p>-2.672208333333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49">
                <text:p>30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7662499999999">
                <text:p>-2.676624999999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99">
                <text:p>303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104166666666">
                <text:p>-2.681041666666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49">
                <text:p>304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544444444444">
                <text:p>-2.685444444444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99">
                <text:p>304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98611111111">
                <text:p>-2.68986111111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49">
                <text:p>305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9426388888888">
                <text:p>-2.694263888888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99">
                <text:p>305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9869444444444">
                <text:p>-2.698694444444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49">
                <text:p>306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031111111111">
                <text:p>-2.70311111111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99">
                <text:p>306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0749999999999">
                <text:p>-2.707499999999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49">
                <text:p>307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191666666666">
                <text:p>-2.711916666666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99">
                <text:p>307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631944444444">
                <text:p>-2.716319444444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49">
                <text:p>308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207361111111">
                <text:p>-2.72073611111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99">
                <text:p>308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2513888888888">
                <text:p>-2.725138888888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49">
                <text:p>309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2954166666666">
                <text:p>-2.729541666666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99">
                <text:p>309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3395833333333">
                <text:p>-2.733958333333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49">
                <text:p>310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3837499999999">
                <text:p>-2.738374999999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99">
                <text:p>310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279166666666">
                <text:p>-2.742791666666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49">
                <text:p>311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720833333333">
                <text:p>-2.747208333333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99">
                <text:p>311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162499999999">
                <text:p>-2.751624999999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49">
                <text:p>312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604166666666">
                <text:p>-2.756041666666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99">
                <text:p>312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604861111111">
                <text:p>-2.76048611111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49">
                <text:p>313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6491666666666">
                <text:p>-2.764916666666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99">
                <text:p>313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6933333333333">
                <text:p>-2.769333333333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49">
                <text:p>314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374999999999">
                <text:p>-2.773749999999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99">
                <text:p>314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818055555555">
                <text:p>-2.778180555555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49">
                <text:p>315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826111111111">
                <text:p>-2.78261111111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99">
                <text:p>315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8704166666666">
                <text:p>-2.787041666666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49">
                <text:p>316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9147222222221">
                <text:p>-2.791472222222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99">
                <text:p>316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9588888888888">
                <text:p>-2.795888888888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49">
                <text:p>317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030555555555">
                <text:p>-2.800305555555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99">
                <text:p>317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472222222221">
                <text:p>-2.804722222222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49">
                <text:p>318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913888888888">
                <text:p>-2.809138888888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99">
                <text:p>318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1354166666666">
                <text:p>-2.813541666666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49">
                <text:p>319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1794444444444">
                <text:p>-2.817944444444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99">
                <text:p>319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2237499999999">
                <text:p>-2.822374999999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49">
                <text:p>320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2679166666666">
                <text:p>-2.826791666666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99">
                <text:p>320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3119444444444">
                <text:p>-2.831194444444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49">
                <text:p>321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3559722222222">
                <text:p>-2.835597222222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99">
                <text:p>321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4001388888888">
                <text:p>-2.840013888888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49">
                <text:p>322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4443055555555">
                <text:p>-2.844430555555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99">
                <text:p>322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4884722222221">
                <text:p>-2.848847222222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49">
                <text:p>323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326388888888">
                <text:p>-2.853263888888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99">
                <text:p>323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768055555555">
                <text:p>-2.857680555555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49">
                <text:p>324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6209722222221">
                <text:p>-2.862097222222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99">
                <text:p>324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6651388888888">
                <text:p>-2.866513888888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49">
                <text:p>325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7093055555555">
                <text:p>-2.870930555555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99">
                <text:p>325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7534722222221">
                <text:p>-2.875347222222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49">
                <text:p>326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7976388888888">
                <text:p>-2.879763888888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99">
                <text:p>326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8418055555555">
                <text:p>-2.884180555555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49">
                <text:p>327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886111111111">
                <text:p>-2.88861111111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99">
                <text:p>327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301388888888">
                <text:p>-2.893013888888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49">
                <text:p>328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744444444444">
                <text:p>-2.897444444444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99">
                <text:p>328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0184722222221">
                <text:p>-2.901847222222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49">
                <text:p>329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0626388888888">
                <text:p>-2.906263888888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99">
                <text:p>329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1066666666666">
                <text:p>-2.910666666666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49">
                <text:p>330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1508333333333">
                <text:p>-2.915083333333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99">
                <text:p>330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1949999999999">
                <text:p>-2.919499999999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49">
                <text:p>331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2391666666666">
                <text:p>-2.923916666666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99">
                <text:p>331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2831944444444">
                <text:p>-2.928319444444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49">
                <text:p>332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3272222222221">
                <text:p>-2.932722222222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99">
                <text:p>332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3713888888888">
                <text:p>-2.937138888888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49">
                <text:p>333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155555555555">
                <text:p>-2.941555555555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99">
                <text:p>333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595833333333">
                <text:p>-2.945958333333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49">
                <text:p>334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5037499999999">
                <text:p>-2.950374999999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99">
                <text:p>334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5476388888888">
                <text:p>-2.954763888888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49">
                <text:p>335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5918055555555">
                <text:p>-2.959180555555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99">
                <text:p>335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6359722222221">
                <text:p>-2.963597222222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49">
                <text:p>336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6799999999999">
                <text:p>-2.9679999999999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99">
                <text:p>336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7238888888888">
                <text:p>-2.972388888888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49">
                <text:p>337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7677777777777">
                <text:p>-2.976777777777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99">
                <text:p>337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8119444444444">
                <text:p>-2.981194444444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49">
                <text:p>338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856111111111">
                <text:p>-2.98561111111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99">
                <text:p>338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9001388888888">
                <text:p>-2.990013888888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49">
                <text:p>339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9444444444444">
                <text:p>-2.994444444444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99">
                <text:p>339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9887499999999">
                <text:p>-2.998874999999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49">
                <text:p>340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329166666666">
                <text:p>-3.003291666666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99">
                <text:p>340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769444444444">
                <text:p>-3.007694444444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49">
                <text:p>341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1209722222221">
                <text:p>-3.012097222222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99">
                <text:p>341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1652777777777">
                <text:p>-3.016527777777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49">
                <text:p>342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094444444444">
                <text:p>-3.020944444444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99">
                <text:p>342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534722222221">
                <text:p>-3.025347222222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49">
                <text:p>343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97361111111">
                <text:p>-3.02973611111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99">
                <text:p>343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413888888888">
                <text:p>-3.034138888888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49">
                <text:p>344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854166666666">
                <text:p>-3.038541666666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99">
                <text:p>344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4293055555555">
                <text:p>-3.042930555555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49">
                <text:p>345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4734722222221">
                <text:p>-3.047347222222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99">
                <text:p>345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5174999999999">
                <text:p>-3.051749999999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49">
                <text:p>346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5615277777777">
                <text:p>-3.056152777777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99">
                <text:p>346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6056944444444">
                <text:p>-3.060569444444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49">
                <text:p>347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6499999999999">
                <text:p>-3.064999999999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99">
                <text:p>347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6943055555555">
                <text:p>-3.069430555555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49">
                <text:p>348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738611111111">
                <text:p>-3.07386111111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99">
                <text:p>348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7829166666666">
                <text:p>-3.07829166666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49">
                <text:p>349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8272222222221">
                <text:p>-3.082722222222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99">
                <text:p>349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8715277777777">
                <text:p>-3.087152777777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49">
                <text:p>350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9155555555555">
                <text:p>-3.091555555555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99">
                <text:p>350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9595833333333">
                <text:p>-3.095958333333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49">
                <text:p>351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037499999999">
                <text:p>-3.100374999999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99">
                <text:p>351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479166666666">
                <text:p>-3.104791666666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49">
                <text:p>352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920833333333">
                <text:p>-3.10920833333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99">
                <text:p>352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36111111111">
                <text:p>-3.11361111111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49">
                <text:p>353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802777777777">
                <text:p>-3.118027777777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99">
                <text:p>353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243055555555">
                <text:p>-3.122430555555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49">
                <text:p>354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683333333333">
                <text:p>-3.126833333333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99">
                <text:p>354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3124999999999">
                <text:p>-3.131249999999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49">
                <text:p>355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3568055555555">
                <text:p>-3.135680555555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99">
                <text:p>355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4009722222222">
                <text:p>-3.140097222222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49">
                <text:p>356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4451388888888">
                <text:p>-3.144513888888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99">
                <text:p>356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4891666666666">
                <text:p>-3.14891666666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49">
                <text:p>357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5331944444444">
                <text:p>-3.153319444444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99">
                <text:p>357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5774999999999">
                <text:p>-3.157749999999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49">
                <text:p>358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6215277777777">
                <text:p>-3.162152777777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99">
                <text:p>358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6655555555555">
                <text:p>-3.166555555555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49">
                <text:p>359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7097222222222">
                <text:p>-3.170972222222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99">
                <text:p>359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7537499999999">
                <text:p>-3.175374999999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49">
                <text:p>360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7979166666666">
                <text:p>-3.179791666666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99">
                <text:p>360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8419444444444">
                <text:p>-3.184194444444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49">
                <text:p>361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886111111111">
                <text:p>-3.18861111111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99">
                <text:p>361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302777777777">
                <text:p>-3.193027777777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49">
                <text:p>362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743055555555">
                <text:p>-3.197430555555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99">
                <text:p>362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0183333333333">
                <text:p>-3.201833333333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49">
                <text:p>363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0624999999999">
                <text:p>-3.206249999999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99">
                <text:p>363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066666666666">
                <text:p>-3.210666666666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49">
                <text:p>364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506944444444">
                <text:p>-3.215069444444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99">
                <text:p>364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947222222222">
                <text:p>-3.219472222222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49">
                <text:p>365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2388888888888">
                <text:p>-3.223888888888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99">
                <text:p>365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2829166666666">
                <text:p>-3.228291666666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49">
                <text:p>366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3270833333333">
                <text:p>-3.232708333333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99">
                <text:p>366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371111111111">
                <text:p>-3.23711111111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49">
                <text:p>367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4152777777777">
                <text:p>-3.2415277777777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99">
                <text:p>367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4593055555555">
                <text:p>-3.245930555555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49">
                <text:p>368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5033333333333">
                <text:p>-3.250333333333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99">
                <text:p>368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5474999999999">
                <text:p>-3.254749999999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49">
                <text:p>369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5916666666666">
                <text:p>-3.2591666666666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99">
                <text:p>369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6358333333333">
                <text:p>-3.26358333333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49">
                <text:p>370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6801388888888">
                <text:p>-3.268013888888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99">
                <text:p>370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241666666666">
                <text:p>-3.272416666666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49">
                <text:p>371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681944444444">
                <text:p>-3.276819444444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99">
                <text:p>371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122222222222">
                <text:p>-3.281222222222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49">
                <text:p>372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562499999999">
                <text:p>-3.285624999999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99">
                <text:p>372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9004166666666">
                <text:p>-3.290041666666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49">
                <text:p>373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9444444444444">
                <text:p>-3.294444444444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99">
                <text:p>373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9884722222222">
                <text:p>-3.298847222222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49">
                <text:p>374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032361111111">
                <text:p>-3.30323611111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99">
                <text:p>374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0765277777777">
                <text:p>-3.307652777777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49">
                <text:p>375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1205555555555">
                <text:p>-3.312055555555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99">
                <text:p>375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1647222222222">
                <text:p>-3.316472222222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49">
                <text:p>376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2087499999999">
                <text:p>-3.320874999999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99">
                <text:p>376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2529166666666">
                <text:p>-3.325291666666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49">
                <text:p>377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2970833333333">
                <text:p>-3.329708333333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99">
                <text:p>377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3412499999999">
                <text:p>-3.334124999999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49">
                <text:p>378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3854166666666">
                <text:p>-3.338541666666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99">
                <text:p>378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4293055555555">
                <text:p>-3.342930555555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49">
                <text:p>379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4733333333333">
                <text:p>-3.347333333333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99">
                <text:p>379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174999999999">
                <text:p>-3.3517499999999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49">
                <text:p>380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616666666666">
                <text:p>-3.356166666666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99">
                <text:p>380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6056944444444">
                <text:p>-3.360569444444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49">
                <text:p>381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649861111111">
                <text:p>-3.36498611111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99">
                <text:p>381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6938888888888">
                <text:p>-3.369388888888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49">
                <text:p>382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7380555555555">
                <text:p>-3.373805555555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99">
                <text:p>382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782361111111">
                <text:p>-3.3782361111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49">
                <text:p>383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8265277777777">
                <text:p>-3.382652777777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99">
                <text:p>383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8706944444444">
                <text:p>-3.387069444444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49">
                <text:p>384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914861111111">
                <text:p>-3.39148611111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99">
                <text:p>384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9590277777777">
                <text:p>-3.395902777777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49">
                <text:p>385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0030555555555">
                <text:p>-3.400305555555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99">
                <text:p>385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0472222222222">
                <text:p>-3.404722222222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49">
                <text:p>386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0913888888888">
                <text:p>-3.4091388888888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99">
                <text:p>386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1355555555555">
                <text:p>-3.413555555555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49">
                <text:p>387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1797222222221">
                <text:p>-3.417972222222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99">
                <text:p>387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2238888888888">
                <text:p>-3.422388888888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49">
                <text:p>388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2680555555555">
                <text:p>-3.426805555555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99">
                <text:p>388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122222222221">
                <text:p>-3.431222222222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49">
                <text:p>389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563888888888">
                <text:p>-3.435638888888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99">
                <text:p>389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4004166666666">
                <text:p>-3.4400416666666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49">
                <text:p>390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4445833333333">
                <text:p>-3.444458333333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99">
                <text:p>390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4887499999999">
                <text:p>-3.448874999999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49">
                <text:p>391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5327777777777">
                <text:p>-3.453277777777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99">
                <text:p>391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5769444444444">
                <text:p>-3.457694444444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49">
                <text:p>392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6209722222221">
                <text:p>-3.462097222222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99">
                <text:p>392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6652777777777">
                <text:p>-3.466527777777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49">
                <text:p>393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7093055555555">
                <text:p>-3.470930555555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99">
                <text:p>393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7534722222221">
                <text:p>-3.475347222222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49">
                <text:p>394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7974999999999">
                <text:p>-3.479749999999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99">
                <text:p>394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8416666666666">
                <text:p>-3.484166666666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49">
                <text:p>395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8856944444444">
                <text:p>-3.488569444444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99">
                <text:p>395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9297222222221">
                <text:p>-3.492972222222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49">
                <text:p>396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9738888888888">
                <text:p>-3.497388888888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99">
                <text:p>396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0179166666666">
                <text:p>-3.501791666666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49">
                <text:p>397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0622222222221">
                <text:p>-3.506222222222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99">
                <text:p>397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066666666666">
                <text:p>-3.510666666666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49">
                <text:p>398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508333333333">
                <text:p>-3.515083333333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99">
                <text:p>398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94861111111">
                <text:p>-3.51948611111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49">
                <text:p>399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2390277777777">
                <text:p>-3.523902777777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99">
                <text:p>399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2831944444444">
                <text:p>-3.5283194444444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049">
                <text:p>400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327361111111">
                <text:p>-3.53273611111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99">
                <text:p>400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3715277777777">
                <text:p>-3.537152777777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49">
                <text:p>401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4154166666666">
                <text:p>-3.541541666666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99">
                <text:p>401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4595833333333">
                <text:p>-3.545958333333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49">
                <text:p>402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5037499999999">
                <text:p>-3.550374999999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99">
                <text:p>402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5477777777777">
                <text:p>-3.554777777777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49">
                <text:p>403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5919444444444">
                <text:p>-3.5591944444444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99">
                <text:p>403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359722222221">
                <text:p>-3.563597222222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449">
                <text:p>404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799999999999">
                <text:p>-3.5679999999999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99">
                <text:p>404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7241666666666">
                <text:p>-3.572416666666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49">
                <text:p>405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7683333333333">
                <text:p>-3.576833333333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99">
                <text:p>405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812361111111">
                <text:p>-3.58123611111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49">
                <text:p>406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8565277777777">
                <text:p>-3.585652777777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99">
                <text:p>406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005555555555">
                <text:p>-3.590055555555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749">
                <text:p>407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47222222221">
                <text:p>-3.594472222222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99">
                <text:p>407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88611111111">
                <text:p>-3.59886111111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49">
                <text:p>408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0327777777777">
                <text:p>-3.603277777777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99">
                <text:p>408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0768055555555">
                <text:p>-3.607680555555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949">
                <text:p>409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1208333333332">
                <text:p>-3.612083333333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99">
                <text:p>409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1649999999999">
                <text:p>-3.616499999999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49">
                <text:p>410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2093055555555">
                <text:p>-3.620930555555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99">
                <text:p>410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2533333333333">
                <text:p>-3.625333333333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49">
                <text:p>411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2976388888888">
                <text:p>-3.629763888888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99">
                <text:p>411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3416666666666">
                <text:p>-3.634166666666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249">
                <text:p>412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3859722222221">
                <text:p>-3.638597222222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99">
                <text:p>412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4301388888888">
                <text:p>-3.643013888888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349">
                <text:p>413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4744444444444">
                <text:p>-3.647444444444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99">
                <text:p>413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5184722222221">
                <text:p>-3.651847222222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449">
                <text:p>414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5626388888888">
                <text:p>-3.656263888888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99">
                <text:p>414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6068055555555">
                <text:p>-3.660680555555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549">
                <text:p>415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6508333333333">
                <text:p>-3.665083333333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99">
                <text:p>415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694861111111">
                <text:p>-3.66948611111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49">
                <text:p>416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390277777777">
                <text:p>-3.673902777777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99">
                <text:p>416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831944444444">
                <text:p>-3.678319444444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49">
                <text:p>417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827361111111">
                <text:p>-3.68273611111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99">
                <text:p>417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8713888888888">
                <text:p>-3.687138888888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49">
                <text:p>418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9154166666666">
                <text:p>-3.6915416666666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99">
                <text:p>418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9593055555555">
                <text:p>-3.695930555555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949">
                <text:p>419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03611111111">
                <text:p>-3.70036111111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99">
                <text:p>419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477777777777">
                <text:p>-3.704777777777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49">
                <text:p>420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920833333333">
                <text:p>-3.709208333333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99">
                <text:p>420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136111111111">
                <text:p>-3.71361111111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49">
                <text:p>421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1801388888888">
                <text:p>-3.718013888888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99">
                <text:p>421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2243055555555">
                <text:p>-3.722430555555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49">
                <text:p>422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2684722222221">
                <text:p>-3.726847222222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99">
                <text:p>422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3126388888888">
                <text:p>-3.7312638888888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49">
                <text:p>423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3568055555555">
                <text:p>-3.735680555555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99">
                <text:p>423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006944444444">
                <text:p>-3.740069444444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449">
                <text:p>424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447222222221">
                <text:p>-3.744472222222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99">
                <text:p>424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887499999999">
                <text:p>-3.7488749999999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549">
                <text:p>425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5329166666666">
                <text:p>-3.753291666666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99">
                <text:p>425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5770833333333">
                <text:p>-3.75770833333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649">
                <text:p>426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621111111111">
                <text:p>-3.76211111111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99">
                <text:p>426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6651388888888">
                <text:p>-3.766513888888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749">
                <text:p>427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093055555555">
                <text:p>-3.770930555555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99">
                <text:p>427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533333333333">
                <text:p>-3.77533333333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49">
                <text:p>428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974999999999">
                <text:p>-3.7797499999999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99">
                <text:p>428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8415277777777">
                <text:p>-3.784152777777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49">
                <text:p>429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8855555555555">
                <text:p>-3.788555555555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99">
                <text:p>4299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9295833333333">
                <text:p>-3.792958333333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049">
                <text:p>430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9737499999999">
                <text:p>-3.7973749999999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99">
                <text:p>430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180555555555">
                <text:p>-3.801805555555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49">
                <text:p>431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622222222221">
                <text:p>-3.806222222222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99">
                <text:p>4319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1063888888888">
                <text:p>-3.810638888888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49">
                <text:p>432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1506944444444">
                <text:p>-3.815069444444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99">
                <text:p>4329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1947222222222">
                <text:p>-3.819472222222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49">
                <text:p>433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388888888888">
                <text:p>-3.823888888888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99">
                <text:p>433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829166666666">
                <text:p>-3.828291666666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449">
                <text:p>434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3270833333333">
                <text:p>-3.832708333333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99">
                <text:p>4349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3712499999999">
                <text:p>-3.837124999999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549">
                <text:p>435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4152777777777">
                <text:p>-3.841527777777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99">
                <text:p>435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4591666666666">
                <text:p>-3.845916666666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49">
                <text:p>436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5033333333333">
                <text:p>-3.850333333333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99">
                <text:p>436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5474999999999">
                <text:p>-3.854749999999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749">
                <text:p>437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5915277777777">
                <text:p>-3.859152777777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99">
                <text:p>437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6356944444444">
                <text:p>-3.863569444444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849">
                <text:p>438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6797222222221">
                <text:p>-3.867972222222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99">
                <text:p>438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7237499999999">
                <text:p>-3.8723749999999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49">
                <text:p>439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7677777777777">
                <text:p>-3.876777777777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99">
                <text:p>439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8118055555555">
                <text:p>-3.881180555555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049">
                <text:p>440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8558333333333">
                <text:p>-3.885583333333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99">
                <text:p>440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8999999999999">
                <text:p>-3.889999999999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49">
                <text:p>441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41666666666">
                <text:p>-3.894416666666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99">
                <text:p>441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881944444444">
                <text:p>-3.898819444444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49">
                <text:p>442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32361111111">
                <text:p>-3.90323611111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99">
                <text:p>442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763888888888">
                <text:p>-3.907638888888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49">
                <text:p>443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1205555555555">
                <text:p>-3.912055555555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99">
                <text:p>443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1647222222221">
                <text:p>-3.916472222222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449">
                <text:p>444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090277777777">
                <text:p>-3.9209027777777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99">
                <text:p>444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533333333333">
                <text:p>-3.92533333333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49">
                <text:p>445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974999999999">
                <text:p>-3.929749999999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99">
                <text:p>445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3416666666666">
                <text:p>-3.934166666666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649">
                <text:p>446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3858333333333">
                <text:p>-3.938583333333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99">
                <text:p>446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4299999999999">
                <text:p>-3.9429999999999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749">
                <text:p>447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4740277777777">
                <text:p>-3.9474027777777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99">
                <text:p>447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5181944444444">
                <text:p>-3.951819444444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849">
                <text:p>448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562361111111">
                <text:p>-3.95623611111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99">
                <text:p>448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066666666666">
                <text:p>-3.960666666666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949">
                <text:p>449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08333333333">
                <text:p>-3.96508333333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99">
                <text:p>449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951388888888">
                <text:p>-3.9695138888888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49">
                <text:p>450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7394444444444">
                <text:p>-3.973944444444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99">
                <text:p>450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783611111111">
                <text:p>-3.97836111111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149">
                <text:p>451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8277777777777">
                <text:p>-3.9827777777777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99">
                <text:p>451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8720833333333">
                <text:p>-3.98720833333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49">
                <text:p>452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162499999999">
                <text:p>-3.991624999999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99">
                <text:p>452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601388888888">
                <text:p>-3.9960138888888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49">
                <text:p>453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043055555555">
                <text:p>-4.000430555555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99">
                <text:p>453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483333333333">
                <text:p>-4.004833333333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449">
                <text:p>454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924999999999">
                <text:p>-4.009249999999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99">
                <text:p>454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365277777777">
                <text:p>-4.0136527777777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549">
                <text:p>455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805555555555">
                <text:p>-4.018055555555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99">
                <text:p>455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2245833333333">
                <text:p>-4.022458333333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49">
                <text:p>456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268611111111">
                <text:p>-4.02686111111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99">
                <text:p>456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126388888888">
                <text:p>-4.0312638888888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749">
                <text:p>457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566666666666">
                <text:p>-4.0356666666666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99">
                <text:p>457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005555555555">
                <text:p>-4.040055555555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49">
                <text:p>458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447222222222">
                <text:p>-4.044472222222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99">
                <text:p>458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888888888888">
                <text:p>-4.0488888888888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949">
                <text:p>459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329166666666">
                <text:p>-4.053291666666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99">
                <text:p>459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770833333333">
                <text:p>-4.057708333333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049">
                <text:p>460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6213888888888">
                <text:p>-4.062138888888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99">
                <text:p>460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6654166666666">
                <text:p>-4.0665416666666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49">
                <text:p>461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095833333333">
                <text:p>-4.070958333333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99">
                <text:p>461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53611111111">
                <text:p>-4.07536111111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249">
                <text:p>462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977777777777">
                <text:p>-4.079777777777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99">
                <text:p>462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418055555555">
                <text:p>-4.084180555555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349">
                <text:p>463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859722222222">
                <text:p>-4.088597222222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99">
                <text:p>463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302777777777">
                <text:p>-4.0930277777777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49">
                <text:p>464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743055555555">
                <text:p>-4.097430555555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99">
                <text:p>464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183333333333">
                <text:p>-4.10183333333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549">
                <text:p>465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24999999999">
                <text:p>-4.106249999999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99">
                <text:p>465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1066666666666">
                <text:p>-4.110666666666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649">
                <text:p>466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1508333333333">
                <text:p>-4.115083333333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99">
                <text:p>466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194861111111">
                <text:p>-4.11948611111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49">
                <text:p>467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2387499999999">
                <text:p>-4.1238749999999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99">
                <text:p>467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2830555555555">
                <text:p>-4.128305555555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849">
                <text:p>468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3272222222222">
                <text:p>-4.132722222222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99">
                <text:p>468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3715277777777">
                <text:p>-4.137152777777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949">
                <text:p>469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4156944444444">
                <text:p>-4.141569444444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99">
                <text:p>469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459861111111">
                <text:p>-4.14598611111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049">
                <text:p>470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5040277777777">
                <text:p>-4.1504027777777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99">
                <text:p>470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5480555555555">
                <text:p>-4.154805555555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149">
                <text:p>471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592361111111">
                <text:p>-4.15923611111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99">
                <text:p>471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6365277777777">
                <text:p>-4.163652777777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249">
                <text:p>472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6805555555555">
                <text:p>-4.168055555555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99">
                <text:p>472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24861111111">
                <text:p>-4.17248611111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49">
                <text:p>473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688888888888">
                <text:p>-4.176888888888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99">
                <text:p>473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8130555555555">
                <text:p>-4.181305555555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449">
                <text:p>474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8572222222222">
                <text:p>-4.185722222222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99">
                <text:p>474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9012499999999">
                <text:p>-4.190124999999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549">
                <text:p>475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9452777777777">
                <text:p>-4.194527777777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99">
                <text:p>475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9895833333333">
                <text:p>-4.1989583333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649">
                <text:p>476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0338888888888">
                <text:p>-4.203388888888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99">
                <text:p>476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0779166666666">
                <text:p>-4.207791666666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49">
                <text:p>477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1220833333333">
                <text:p>-4.212208333333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99">
                <text:p>477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1663888888888">
                <text:p>-4.216638888888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849">
                <text:p>478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2104166666666">
                <text:p>-4.221041666666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99">
                <text:p>478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2545833333333">
                <text:p>-4.22545833333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949">
                <text:p>479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2986111111111">
                <text:p>-4.229861111111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99">
                <text:p>479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3427777777777">
                <text:p>-4.2342777777777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49">
                <text:p>480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3869444444444">
                <text:p>-4.238694444444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99">
                <text:p>480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309722222222">
                <text:p>-4.243097222222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49">
                <text:p>481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749999999999">
                <text:p>-4.247499999999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99">
                <text:p>481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5190277777777">
                <text:p>-4.251902777777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249">
                <text:p>482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5631944444444">
                <text:p>-4.2563194444444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99">
                <text:p>482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6073611111111">
                <text:p>-4.260736111111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49">
                <text:p>483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6515277777777">
                <text:p>-4.2651527777777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99">
                <text:p>483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6956944444444">
                <text:p>-4.269569444444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449">
                <text:p>484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7398611111111">
                <text:p>-4.273986111111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99">
                <text:p>484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7843055555555">
                <text:p>-4.278430555555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49">
                <text:p>485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8283333333333">
                <text:p>-4.282833333333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99">
                <text:p>485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8723611111111">
                <text:p>-4.287236111111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649">
                <text:p>486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9163888888888">
                <text:p>-4.291638888888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99">
                <text:p>486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9604166666666">
                <text:p>-4.296041666666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49">
                <text:p>487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044444444444">
                <text:p>-4.3004444444444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99">
                <text:p>487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4875">
                <text:p>-4.3048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49">
                <text:p>488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927777777777">
                <text:p>-4.309277777777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99">
                <text:p>488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1369444444444">
                <text:p>-4.313694444444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949">
                <text:p>489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1809722222222">
                <text:p>-4.318097222222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99">
                <text:p>489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2251388888888">
                <text:p>-4.322513888888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49">
                <text:p>490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2693055555555">
                <text:p>-4.326930555555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99">
                <text:p>490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3133333333333">
                <text:p>-4.331333333333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49">
                <text:p>491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3574999999999">
                <text:p>-4.335749999999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99">
                <text:p>491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4015277777777">
                <text:p>-4.3401527777777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49">
                <text:p>492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4455555555555">
                <text:p>-4.344555555555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99">
                <text:p>492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4897222222222">
                <text:p>-4.348972222222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49">
                <text:p>493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5337499999999">
                <text:p>-4.353374999999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99">
                <text:p>493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5779166666666">
                <text:p>-4.357791666666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449">
                <text:p>494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220833333333">
                <text:p>-4.362208333333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99">
                <text:p>494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661111111111">
                <text:p>-4.366611111111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49">
                <text:p>495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099999999999">
                <text:p>-4.3709999999999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99">
                <text:p>495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541666666666">
                <text:p>-4.375416666666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49">
                <text:p>496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983333333333">
                <text:p>-4.379833333333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99">
                <text:p>496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8423611111111">
                <text:p>-4.384236111111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49">
                <text:p>497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8863888888888">
                <text:p>-4.388638888888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99">
                <text:p>497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9305555555555">
                <text:p>-4.393055555555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849">
                <text:p>498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9747222222222">
                <text:p>-4.397472222222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99">
                <text:p>498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0188888888888">
                <text:p>-4.401888888888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49">
                <text:p>499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0629166666666">
                <text:p>-4.406291666666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99">
                <text:p>499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069444444444">
                <text:p>-4.4106944444444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049">
                <text:p>500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511111111111">
                <text:p>-4.4151111111111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99">
                <text:p>500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952777777777">
                <text:p>-4.4195277777777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149">
                <text:p>501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2393055555555">
                <text:p>-4.423930555555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99">
                <text:p>501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2834722222222">
                <text:p>-4.428347222222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249">
                <text:p>502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276388888888">
                <text:p>-4.432763888888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99">
                <text:p>502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718055555555">
                <text:p>-4.4371805555555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349">
                <text:p>503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4159722222222">
                <text:p>-4.4415972222222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99">
                <text:p>503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4601388888888">
                <text:p>-4.446013888888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449">
                <text:p>504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5041666666666">
                <text:p>-4.4504166666666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99">
                <text:p>504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5483333333333">
                <text:p>-4.454833333333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549">
                <text:p>505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5924999999999">
                <text:p>-4.459249999999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99">
                <text:p>505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6365277777777">
                <text:p>-4.4636527777777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649">
                <text:p>506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6806944444444">
                <text:p>-4.4680694444444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99">
                <text:p>506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7248611111111">
                <text:p>-4.472486111111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749">
                <text:p>507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7688888888888">
                <text:p>-4.4768888888888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99">
                <text:p>507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8130555555555">
                <text:p>-4.4813055555555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849">
                <text:p>508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8572222222222">
                <text:p>-4.485722222222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99">
                <text:p>508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013888888888">
                <text:p>-4.4901388888888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949">
                <text:p>509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452777777777">
                <text:p>-4.4945277777777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99">
                <text:p>509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891666666666">
                <text:p>-4.4989166666666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049">
                <text:p>510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0331944444444">
                <text:p>-4.5033194444444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99">
                <text:p>510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077361111111">
                <text:p>-4.507736111111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149">
                <text:p>511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1216666666666">
                <text:p>-4.512166666666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99">
                <text:p>511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1659722222222">
                <text:p>-4.516597222222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249">
                <text:p>512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2099999999999">
                <text:p>-4.5209999999999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99">
                <text:p>512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2541666666666">
                <text:p>-4.5254166666666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349">
                <text:p>513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2981944444444">
                <text:p>-4.5298194444444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99">
                <text:p>513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3420833333333">
                <text:p>-4.534208333333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449">
                <text:p>514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3861111111111">
                <text:p>-4.538611111111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99">
                <text:p>514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4302777777777">
                <text:p>-4.5430277777777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549">
                <text:p>515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4745833333333">
                <text:p>-4.547458333333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99">
                <text:p>515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188888888888">
                <text:p>-4.5518888888888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649">
                <text:p>516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630555555555">
                <text:p>-4.556305555555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99">
                <text:p>516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6070833333333">
                <text:p>-4.560708333333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749">
                <text:p>517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651111111111">
                <text:p>-4.56511111111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99">
                <text:p>517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6952777777777">
                <text:p>-4.5695277777777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849">
                <text:p>518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7393055555555">
                <text:p>-4.5739305555555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99">
                <text:p>518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7834722222222">
                <text:p>-4.578347222222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949">
                <text:p>519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8274999999999">
                <text:p>-4.5827499999999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99">
                <text:p>519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8718055555555">
                <text:p>-4.5871805555555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2049">
                <text:p>520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159722222222">
                <text:p>-4.5915972222222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99">
                <text:p>520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601388888888">
                <text:p>-4.5960138888888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149">
                <text:p>521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0041666666666">
                <text:p>-4.6004166666666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99">
                <text:p>521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0483333333333">
                <text:p>-4.6048333333333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249">
                <text:p>522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0925">
                <text:p>-4.6092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99">
                <text:p>522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365277777777">
                <text:p>-4.6136527777777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349">
                <text:p>523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805555555555">
                <text:p>-4.6180555555555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99">
                <text:p>523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2247222222222">
                <text:p>-4.6224722222222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449">
                <text:p>524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2686111111111">
                <text:p>-4.626861111111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99">
                <text:p>524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3127777777777">
                <text:p>-4.6312777777777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549">
                <text:p>525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3566666666666">
                <text:p>-4.6356666666666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99">
                <text:p>525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4008333333333">
                <text:p>-4.640083333333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649">
                <text:p>526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445">
                <text:p>-4.644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99">
                <text:p>526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4890277777777">
                <text:p>-4.6489027777777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749">
                <text:p>527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5333333333333">
                <text:p>-4.6533333333333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99">
                <text:p>527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5775">
                <text:p>-4.6577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849">
                <text:p>528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6213888888888">
                <text:p>-4.6621388888888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99">
                <text:p>528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6655555555555">
                <text:p>-4.6665555555555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949">
                <text:p>529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097222222222">
                <text:p>-4.6709722222222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99">
                <text:p>529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536111111111">
                <text:p>-4.675361111111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3049">
                <text:p>530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975">
                <text:p>-4.6797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99">
                <text:p>530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8415277777777">
                <text:p>-4.6841527777777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149">
                <text:p>531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8854166666666">
                <text:p>-4.6885416666666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99">
                <text:p>531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9293055555555">
                <text:p>-4.6929305555555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249">
                <text:p>532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9733333333333">
                <text:p>-4.697333333333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99">
                <text:p>5329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0174999999999">
                <text:p>-4.7017499999999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349">
                <text:p>533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0616666666666">
                <text:p>-4.7061666666666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99">
                <text:p>533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058333333333">
                <text:p>-4.7105833333333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449">
                <text:p>5344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5">
                <text:p>-4.7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99">
                <text:p>5349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941666666666">
                <text:p>-4.7194166666666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549">
                <text:p>5354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383333333333">
                <text:p>-4.7238333333333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99">
                <text:p>5359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825">
                <text:p>-4.728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649">
                <text:p>5364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3263888888889">
                <text:p>-4.7326388888888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99">
                <text:p>5369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3706944444444">
                <text:p>-4.737069444444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749">
                <text:p>5374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4148611111111">
                <text:p>-4.741486111111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99">
                <text:p>5379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4593055555555">
                <text:p>-4.745930555555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849">
                <text:p>5384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5034722222222">
                <text:p>-4.7503472222222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99">
                <text:p>53899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5476388888889">
                <text:p>-4.7547638888888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949">
                <text:p>53949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5916666666666">
                <text:p>-4.759166666666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99">
                <text:p>53999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6358333333333">
                <text:p>-4.7635833333333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049">
                <text:p>5404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6797222222222">
                <text:p>-4.7679722222222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99">
                <text:p>5409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7238888888889">
                <text:p>-4.7723888888888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149">
                <text:p>5414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7680555555556">
                <text:p>-4.776805555555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99">
                <text:p>54199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122222222222">
                <text:p>-4.7812222222222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49">
                <text:p>5424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563888888889">
                <text:p>-4.7856388888888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99">
                <text:p>5429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9005555555556">
                <text:p>-4.790055555555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349">
                <text:p>54349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9447222222222">
                <text:p>-4.7944722222222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99">
                <text:p>54399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9888888888889">
                <text:p>-4.7988888888888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449">
                <text:p>54449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0330555555556">
                <text:p>-4.803305555555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99">
                <text:p>54499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0772222222222">
                <text:p>-4.8077222222222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549">
                <text:p>54549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12125">
                <text:p>-4.8121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99">
                <text:p>54599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1654166666667">
                <text:p>-4.8165416666666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649">
                <text:p>54649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2093055555556">
                <text:p>-4.8209305555555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99">
                <text:p>54699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2534722222222">
                <text:p>-4.825347222222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749">
                <text:p>54749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2976388888889">
                <text:p>-4.829763888888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99">
                <text:p>54799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418055555556">
                <text:p>-4.8341805555555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849">
                <text:p>54849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859722222223">
                <text:p>-4.8385972222222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99">
                <text:p>54899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43">
                <text:p>-4.84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949">
                <text:p>5494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4740277777778">
                <text:p>-4.8474027777777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99">
                <text:p>5499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5183333333334">
                <text:p>-4.851833333333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5049">
                <text:p>5504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5623611111111">
                <text:p>-4.856236111111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99">
                <text:p>55099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0625">
                <text:p>-4.8606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149">
                <text:p>55149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504166666667">
                <text:p>-4.865041666666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99">
                <text:p>55199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945833333334">
                <text:p>-4.8694583333333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249">
                <text:p>55249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73875">
                <text:p>-4.87387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99">
                <text:p>5529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7829166666667">
                <text:p>-4.8782916666666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349">
                <text:p>5534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270833333334">
                <text:p>-4.8827083333333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99">
                <text:p>5539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7125">
                <text:p>-4.8871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449">
                <text:p>5544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9154166666667">
                <text:p>-4.891541666666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99">
                <text:p>5549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9597222222223">
                <text:p>-4.8959722222222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549">
                <text:p>55549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0038888888889">
                <text:p>-4.9003888888888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99">
                <text:p>55599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0480555555556">
                <text:p>-4.9048055555555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649">
                <text:p>55649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0920833333334">
                <text:p>-4.9092083333333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99">
                <text:p>55699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1362500000001">
                <text:p>-4.9136250000000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749">
                <text:p>55749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1804166666667">
                <text:p>-4.918041666666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99">
                <text:p>55799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245833333334">
                <text:p>-4.9224583333333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849">
                <text:p>55849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68888888889">
                <text:p>-4.926888888888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99">
                <text:p>55899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130555555556">
                <text:p>-4.9313055555555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949">
                <text:p>55949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570833333334">
                <text:p>-4.9357083333333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99">
                <text:p>55999</text:p>
              </table:table-cell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4011111111112">
                <text:p>-4.940111111111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6049">
                <text:p>56049</text:p>
              </table:table-cell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4451388888889">
                <text:p>-4.9445138888888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99">
                <text:p>56099</text:p>
              </table:table-cell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4893055555556">
                <text:p>-4.9489305555555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149">
                <text:p>56149</text:p>
              </table:table-cell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5333333333334">
                <text:p>-4.9533333333333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99">
                <text:p>56199</text:p>
              </table:table-cell>
              <table:table-cell office:value-type="float" office:value="3.33">
                <text:p>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5775000000001">
                <text:p>-4.9577500000000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249">
                <text:p>56249</text:p>
              </table:table-cell>
              <table:table-cell office:value-type="float" office:value="3.33">
                <text:p>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6216666666667">
                <text:p>-4.9621666666666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99">
                <text:p>56299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6658333333334">
                <text:p>-4.966583333333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349">
                <text:p>56349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100000000001">
                <text:p>-4.971000000000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99">
                <text:p>56399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543055555556">
                <text:p>-4.9754305555555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449">
                <text:p>56449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983333333334">
                <text:p>-4.9798333333333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99">
                <text:p>5649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422222222223">
                <text:p>-4.9842222222222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549">
                <text:p>5654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86388888889">
                <text:p>-4.988638888888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99">
                <text:p>5659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302777777779">
                <text:p>-4.993027777777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649">
                <text:p>5664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744444444445">
                <text:p>-4.9974444444444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99">
                <text:p>56699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84722222223">
                <text:p>-5.0018472222222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749">
                <text:p>56749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625000000001">
                <text:p>-5.0062500000000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99">
                <text:p>56799</text:p>
              </table:table-cell>
              <table:table-cell office:value-type="float" office:value="3.29">
                <text:p>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106388888889">
                <text:p>-5.01063888888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849">
                <text:p>56849</text:p>
              </table:table-cell>
              <table:table-cell office:value-type="float" office:value="3.29">
                <text:p>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1504166666667">
                <text:p>-5.0150416666666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99">
                <text:p>56899</text:p>
              </table:table-cell>
              <table:table-cell office:value-type="float" office:value="3.29">
                <text:p>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1945833333334">
                <text:p>-5.0194583333333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949">
                <text:p>56949</text:p>
              </table:table-cell>
              <table:table-cell office:value-type="float" office:value="3.28">
                <text:p>3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2387500000001">
                <text:p>-5.0238750000000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99">
                <text:p>5699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2829166666667">
                <text:p>-5.0282916666666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049">
                <text:p>5704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70833333334">
                <text:p>-5.0327083333333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99">
                <text:p>5709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711111111112">
                <text:p>-5.0371111111111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149">
                <text:p>5714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415138888889">
                <text:p>-5.041513888888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99">
                <text:p>57199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4591666666667">
                <text:p>-5.0459166666666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249">
                <text:p>57249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5031944444445">
                <text:p>-5.0503194444444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99">
                <text:p>57299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5473611111112">
                <text:p>-5.0547361111111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349">
                <text:p>57349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5916666666667">
                <text:p>-5.0591666666666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99">
                <text:p>57399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6355555555556">
                <text:p>-5.063555555555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449">
                <text:p>57449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6795833333334">
                <text:p>-5.0679583333333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99">
                <text:p>57499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236111111112">
                <text:p>-5.0723611111111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549">
                <text:p>5754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676388888889">
                <text:p>-5.0767638888888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99">
                <text:p>5759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8116666666667">
                <text:p>-5.0811666666666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649">
                <text:p>5764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8556944444445">
                <text:p>-5.0855694444444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99">
                <text:p>5769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8998611111112">
                <text:p>-5.089986111111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749">
                <text:p>57749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9440277777778">
                <text:p>-5.0944027777777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99">
                <text:p>57799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9883333333334">
                <text:p>-5.0988333333333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849">
                <text:p>57849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325000000001">
                <text:p>-5.1032500000000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99">
                <text:p>5789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765277777778">
                <text:p>-5.107652777777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949">
                <text:p>5794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1205555555556">
                <text:p>-5.1120555555555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99">
                <text:p>57999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1647222222223">
                <text:p>-5.1164722222222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049">
                <text:p>5804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087500000001">
                <text:p>-5.1208750000000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99">
                <text:p>58099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527777777778">
                <text:p>-5.1252777777777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149">
                <text:p>58149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969444444445">
                <text:p>-5.1296944444444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99">
                <text:p>58199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3412500000001">
                <text:p>-5.1341250000000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249">
                <text:p>58249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3854166666667">
                <text:p>-5.1385416666666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99">
                <text:p>58299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4298611111112">
                <text:p>-5.1429861111111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349">
                <text:p>58349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4740277777778">
                <text:p>-5.1474027777777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99">
                <text:p>58399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5180555555556">
                <text:p>-5.1518055555555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449">
                <text:p>58449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5623611111112">
                <text:p>-5.1562361111111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99">
                <text:p>58499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066666666667">
                <text:p>-5.1606666666666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549">
                <text:p>58549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509722222223">
                <text:p>-5.1650972222222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99">
                <text:p>58599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950000000001">
                <text:p>-5.1695000000000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649">
                <text:p>58649</text:p>
              </table:table-cell>
              <table:table-cell office:value-type="float" office:value="3.13">
                <text:p>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7391666666667">
                <text:p>-5.173916666666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99">
                <text:p>58699</text:p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7833333333334">
                <text:p>-5.1783333333333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749">
                <text:p>58749</text:p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8275000000001">
                <text:p>-5.1827500000000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99">
                <text:p>58799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8715277777778">
                <text:p>-5.1871527777777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849">
                <text:p>58849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9158333333334">
                <text:p>-5.191583333333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99">
                <text:p>5889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9598611111112">
                <text:p>-5.195986111111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949">
                <text:p>5894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040277777779">
                <text:p>-5.2004027777777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99">
                <text:p>58999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81944444445">
                <text:p>-5.2048194444444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049">
                <text:p>59049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922222222223">
                <text:p>-5.2092222222222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99">
                <text:p>59099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136388888889">
                <text:p>-5.213638888888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149">
                <text:p>59149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1805555555556">
                <text:p>-5.2180555555555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99">
                <text:p>59199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2247222222223">
                <text:p>-5.2224722222222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249">
                <text:p>59249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268888888889">
                <text:p>-5.226888888888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99">
                <text:p>59299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3130555555557">
                <text:p>-5.2313055555555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49">
                <text:p>5934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3570833333334">
                <text:p>-5.2357083333333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99">
                <text:p>5939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012500000001">
                <text:p>-5.2401250000000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49">
                <text:p>59449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45138888889">
                <text:p>-5.244513888888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99">
                <text:p>59499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893055555557">
                <text:p>-5.2489305555555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49">
                <text:p>59549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5333333333334">
                <text:p>-5.2533333333333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99">
                <text:p>59599</text:p>
              </table:table-cell>
              <table:table-cell office:value-type="float" office:value="3.01">
                <text:p>3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5775000000001">
                <text:p>-5.2577500000000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649">
                <text:p>596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6215277777779">
                <text:p>-5.2621527777777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99">
                <text:p>59699</text:p>
              </table:table-cell>
              <table:table-cell office:value-type="float" office:value="2.99">
                <text:p>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6655555555556">
                <text:p>-5.2665555555555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749">
                <text:p>59749</text:p>
              </table:table-cell>
              <table:table-cell office:value-type="float" office:value="2.99">
                <text:p>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7097222222223">
                <text:p>-5.2709722222222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99">
                <text:p>59799</text:p>
              </table:table-cell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7537500000001">
                <text:p>-5.2753750000000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849">
                <text:p>59849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7979166666668">
                <text:p>-5.2797916666666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99">
                <text:p>59899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419444444445">
                <text:p>-5.284194444444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949">
                <text:p>5994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862500000001">
                <text:p>-5.2886250000000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99">
                <text:p>59999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9302777777779">
                <text:p>-5.2930277777777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0049">
                <text:p>60049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9743055555556">
                <text:p>-5.2974305555555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99">
                <text:p>60099</text:p>
              </table:table-cell>
              <table:table-cell office:value-type="float" office:value="2.92">
                <text:p>2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0184722222223">
                <text:p>-5.3018472222222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149">
                <text:p>60149</text:p>
              </table:table-cell>
              <table:table-cell office:value-type="float" office:value="2.91">
                <text:p>2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062638888889">
                <text:p>-5.306263888888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99">
                <text:p>60199</text:p>
              </table:table-cell>
              <table:table-cell office:value-type="float" office:value="2.91">
                <text:p>2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068055555557">
                <text:p>-5.3106805555555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249">
                <text:p>60249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509722222223">
                <text:p>-5.3150972222222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99">
                <text:p>60299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950000000001">
                <text:p>-5.3195000000000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349">
                <text:p>60349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2390277777779">
                <text:p>-5.3239027777777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99">
                <text:p>60399</text:p>
              </table:table-cell>
              <table:table-cell office:value-type="float" office:value="2.86">
                <text:p>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2831944444445">
                <text:p>-5.3283194444444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449">
                <text:p>60449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273611111112">
                <text:p>-5.3327361111111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99">
                <text:p>60499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715277777779">
                <text:p>-5.3371527777777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549">
                <text:p>60549</text:p>
              </table:table-cell>
              <table:table-cell office:value-type="float" office:value="2.84">
                <text:p>2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4156944444446">
                <text:p>-5.3415694444444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99">
                <text:p>60599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4597222222223">
                <text:p>-5.3459722222222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649">
                <text:p>60649</text:p>
              </table:table-cell>
              <table:table-cell office:value-type="float" office:value="2.81">
                <text:p>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03888888889">
                <text:p>-5.350388888888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